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Growth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number-columns-repeated="2"/>
          <table:table-cell table:style-name="ce11" table:number-columns-repeated="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3:.H3])" office:value-type="float" office:value="334" calcext:value-type="float">
            <text:p>334</text:p>
          </table:table-cell>
          <table:table-cell table:style-name="ce11" table:formula="of:=ROUND((([.I3]/[.$S$1])*MAX([.I3]/420; 1.2));2)" office:value-type="float" office:value="4.45" calcext:value-type="float">
            <text:p>4.45</text:p>
          </table:table-cell>
          <table:table-cell table:style-name="ce11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11" table:formula="of:=IFERROR(ROUND((AVERAGE(MIN(([.$D3]^[.$L$2])/([.$T3]^2);[.$R$2]); MIN([.D3]/[.$O$2]; [.$N$2])))*([.$J3]+[.$M$2]))*5;0)" office:value-type="float" office:value="25" calcext:value-type="float">
            <text:p>25</text:p>
          </table:table-cell>
          <table:table-cell table:style-name="ce11" table:formula="of:=IFERROR(ROUND((MIN(([.$D3]+[.$G3]+[.$I3])/8/[.$T3];[.$R$2]))*([.$J3]+3))*5;0)" office:value-type="float" office:value="40" calcext:value-type="float">
            <text:p>40</text:p>
          </table:table-cell>
          <table:table-cell table:style-name="ce11" table:formula="of:=IFERROR(ROUND(((MIN(([.$H3]^2)/([.$T3]^2);[.$R$2]))*([.$J3]+3)*[.$T$2]))*5;0)" office:value-type="float" office:value="20" calcext:value-type="float">
            <text:p>20</text:p>
          </table:table-cell>
          <table:table-cell table:style-name="ce11" table:formula="of:=IFERROR(ROUND((AVERAGE(MIN(([.$E3]^2)/([.$T3]^2);[.$R$2]);MIN([.E3]/[.$P$2]; [.$N$2]))*([.$J3]+3)*[.$T$2]))*5;0)" office:value-type="float" office:value="30" calcext:value-type="float">
            <text:p>30</text:p>
          </table:table-cell>
          <table:table-cell table:style-name="ce11" table:formula="of:=IFERROR(ROUND((AVERAGE(MIN(([.$G3]^2)/([.$T3]^2);[.$R$2]);MIN([.G3]/[.$P$2]; [.$N$2]))*([.$J3]+3)*[.$T$2]))*5;0)" office:value-type="float" office:value="40" calcext:value-type="float">
            <text:p>40</text:p>
          </table:table-cell>
          <table:table-cell table:style-name="ce11" table:formula="of:=IFERROR(ROUND((AVERAGE(MIN(([.$F3]^[.$Q$2])/([.$T3]^2);[.$R$2]); MIN([.F3]/[.$O$2]; [.$N$2])))*([.$J3]+[.$M$2]))*5;0)" office:value-type="float" office:value="35" calcext:value-type="float">
            <text:p>35</text:p>
          </table:table-cell>
          <table:table-cell table:style-name="ce11" table:formula="of:=ROUND(AVERAGE([.K3:.Q3]))" office:value-type="float" office:value="34" calcext:value-type="float">
            <text:p>34</text:p>
          </table:table-cell>
          <table:table-cell table:style-name="ce11" table:formula="of:=ROUND((([.I3]/[.$S$1])*MAX([.I3]/350;0.8));2)" office:value-type="float" office:value="3.54" calcext:value-type="float">
            <text:p>3.54</text:p>
          </table:table-cell>
          <table:table-cell table:style-name="ce11" table:formula="of:=ROUND([.I3]/6;2)" office:value-type="float" office:value="55.67" calcext:value-type="float">
            <text:p>55.67</text:p>
          </table:table-cell>
          <table:table-cell table:style-name="ce18" table:formula="of:=ROUND(MIN(([.D3]/10); 60);0)*5" office:value-type="float" office:value="30" calcext:value-type="float">
            <text:p>30</text:p>
          </table:table-cell>
          <table:table-cell table:style-name="ce19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19" table:formula="of:=IFERROR(ROUND(((MIN(([.$D3]^2)/([.$T3]^2);[.$S$2])))*[.$S3]);0)" office:value-type="float" office:value="3" calcext:value-type="float">
            <text:p>3</text:p>
          </table:table-cell>
          <table:table-cell table:style-name="ce20" table:formula="of:=IFERROR(ROUND(MIN(([.D3]+[.G3]+[.I3])/8/[.$T3];[.$S$2])^2*[.$S3]);0)" office:value-type="float" office:value="4" calcext:value-type="float">
            <text:p>4</text:p>
          </table:table-cell>
          <table:table-cell table:style-name="ce19" table:formula="of:=IFERROR(ROUND(((MIN(([.H3]^2)/([.$T3]^2);[.$S$2])))*[.$S3]*[.$T$1]);0)" office:value-type="float" office:value="2" calcext:value-type="float">
            <text:p>2</text:p>
          </table:table-cell>
          <table:table-cell table:style-name="ce19" table:formula="of:=IFERROR(ROUND(((MIN(([.E3]^2)/([.$T3]^2);[.$S$2])))*[.$S3]*[.$T$1]);0)" office:value-type="float" office:value="2" calcext:value-type="float">
            <text:p>2</text:p>
          </table:table-cell>
          <table:table-cell table:style-name="ce19" table:formula="of:=IFERROR(ROUND(((MIN(([.G3]^2)/([.$T3]^2);[.$S$2])))*[.$S3]*[.$T$1]);0)" office:value-type="float" office:value="3" calcext:value-type="float">
            <text:p>3</text:p>
          </table:table-cell>
          <table:table-cell table:style-name="ce19"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.17" calcext:value-type="float">
            <text:p>3.17</text:p>
          </table:table-cell>
          <table:table-cell table:style-name="ce1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]+[.$G3]+[.$I3])/8/[.$T3];[.$AE$2]))*([.$J3]+3)*[.$AG$2];([.I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/>
          <table:table-cell table:formula="of:=MIN(MAX([.V3]-[.V2];0);[.$AT$2])" office:value-type="float" office:value="17" calcext:value-type="float">
            <text:p>17</text:p>
          </table:table-cell>
          <table:table-cell table:formula="of:=MIN(MAX([.W3]-[.W2];0);[.$AT$2])" office:value-type="float" office:value="3" calcext:value-type="float">
            <text:p>3</text:p>
          </table:table-cell>
          <table:table-cell table:formula="of:=MIN(MAX([.X3]-[.X2];0);[.$AT$2])" office:value-type="float" office:value="4" calcext:value-type="float">
            <text:p>4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:.H4])" office:value-type="float" office:value="435" calcext:value-type="float">
            <text:p>435</text:p>
          </table:table-cell>
          <table:table-cell table:style-name="ce11" table:formula="of:=ROUND((([.I4]/[.$S$1])*MAX([.I4]/420; 1.2));2)" office:value-type="float" office:value="5.8" calcext:value-type="float">
            <text:p>5.8</text:p>
          </table:table-cell>
          <table:table-cell table:style-name="ce11" table:formula="of:=IFERROR((ROUND((((MIN(([.$C4]^2)/([.$T4]^2);[.$R$2])))*[.$J4]*0.8)+([.C4]/10))*5)+10; 0)" office:value-type="float" office:value="60" calcext:value-type="float">
            <text:p>60</text:p>
          </table:table-cell>
          <table:table-cell table:style-name="ce11" table:formula="of:=IFERROR(ROUND((AVERAGE(MIN(([.$D4]^[.$L$2])/([.$T4]^2);[.$R$2]); MIN([.D4]/[.$O$2]; [.$N$2])))*([.$J4]+[.$M$2]))*5;0)" office:value-type="float" office:value="40" calcext:value-type="float">
            <text:p>40</text:p>
          </table:table-cell>
          <table:table-cell table:style-name="ce11" table:formula="of:=IFERROR(ROUND((MIN(([.$D4]+[.$G4]+[.$I4])/8/[.$T4];[.$R$2]))*([.$J4]+3))*5;0)" office:value-type="float" office:value="45" calcext:value-type="float">
            <text:p>45</text:p>
          </table:table-cell>
          <table:table-cell table:style-name="ce11" table:formula="of:=IFERROR(ROUND(((MIN(([.$H4]^2)/([.$T4]^2);[.$R$2]))*([.$J4]+3)*[.$T$2]))*5;0)" office:value-type="float" office:value="30" calcext:value-type="float">
            <text:p>30</text:p>
          </table:table-cell>
          <table:table-cell table:style-name="ce11" table:formula="of:=IFERROR(ROUND((AVERAGE(MIN(([.$E4]^2)/([.$T4]^2);[.$R$2]);MIN([.E4]/[.$P$2]; [.$N$2]))*([.$J4]+3)*[.$T$2]))*5;0)" office:value-type="float" office:value="35" calcext:value-type="float">
            <text:p>35</text:p>
          </table:table-cell>
          <table:table-cell table:style-name="ce11" table:formula="of:=IFERROR(ROUND((AVERAGE(MIN(([.$G4]^2)/([.$T4]^2);[.$R$2]);MIN([.G4]/[.$P$2]; [.$N$2]))*([.$J4]+3)*[.$T$2]))*5;0)" office:value-type="float" office:value="55" calcext:value-type="float">
            <text:p>55</text:p>
          </table:table-cell>
          <table:table-cell table:style-name="ce11" table:formula="of:=IFERROR(ROUND((AVERAGE(MIN(([.$F4]^[.$Q$2])/([.$T4]^2);[.$R$2]); MIN([.F4]/[.$O$2]; [.$N$2])))*([.$J4]+[.$M$2]))*5;0)" office:value-type="float" office:value="55" calcext:value-type="float">
            <text:p>55</text:p>
          </table:table-cell>
          <table:table-cell table:style-name="ce11" table:formula="of:=ROUND(AVERAGE([.K4:.Q4]))" office:value-type="float" office:value="46" calcext:value-type="float">
            <text:p>46</text:p>
          </table:table-cell>
          <table:table-cell table:style-name="ce11" table:formula="of:=ROUND((([.I4]/[.$S$1])*MAX([.I4]/350;0.8));2)" office:value-type="float" office:value="6.01" calcext:value-type="float">
            <text:p>6.01</text:p>
          </table:table-cell>
          <table:table-cell table:style-name="ce11" table:formula="of:=ROUND([.I4]/6;2)" office:value-type="float" office:value="72.5" calcext:value-type="float">
            <text:p>72.5</text:p>
          </table:table-cell>
          <table:table-cell table:style-name="ce18" table:formula="of:=ROUND(MIN(([.D4]/10); 60);0)*5" office:value-type="float" office:value="40" calcext:value-type="float">
            <text:p>40</text:p>
          </table:table-cell>
          <table:table-cell table:style-name="ce19" table:formula="of:=IFERROR(ROUND((((MIN(([.$C4]^2)/([.$T4]^2);[.$S$2])))*[.$S4]*0.8)+([.C4]/10))+10;10)" office:value-type="float" office:value="20" calcext:value-type="float">
            <text:p>20</text:p>
          </table:table-cell>
          <table:table-cell table:style-name="ce19" table:formula="of:=IFERROR(ROUND(((MIN(([.$D4]^2)/([.$T4]^2);[.$S$2])))*[.$S4]);0)" office:value-type="float" office:value="6" calcext:value-type="float">
            <text:p>6</text:p>
          </table:table-cell>
          <table:table-cell table:style-name="ce20" table:formula="of:=IFERROR(ROUND(MIN(([.D4]+[.G4]+[.I4])/8/[.$T4];[.$S$2])^2*[.$S4]);0)" office:value-type="float" office:value="6" calcext:value-type="float">
            <text:p>6</text:p>
          </table:table-cell>
          <table:table-cell table:style-name="ce19" table:formula="of:=IFERROR(ROUND(((MIN(([.H4]^2)/([.$T4]^2);[.$S$2])))*[.$S4]*[.$T$1]);0)" office:value-type="float" office:value="3" calcext:value-type="float">
            <text:p>3</text:p>
          </table:table-cell>
          <table:table-cell table:style-name="ce19" table:formula="of:=IFERROR(ROUND(((MIN(([.E4]^2)/([.$T4]^2);[.$S$2])))*[.$S4]*[.$T$1]);0)" office:value-type="float" office:value="3" calcext:value-type="float">
            <text:p>3</text:p>
          </table:table-cell>
          <table:table-cell table:style-name="ce19" table:formula="of:=IFERROR(ROUND(((MIN(([.G4]^2)/([.$T4]^2);[.$S$2])))*[.$S4]*[.$T$1]);0)" office:value-type="float" office:value="5" calcext:value-type="float">
            <text:p>5</text:p>
          </table:table-cell>
          <table:table-cell table:style-name="ce19" table:formula="of:=IFERROR(ROUND(((MIN(([.F4]^2)/([.$T4]^2);[.$S$2]))*[.$S4]));0)" office:value-type="float" office:value="9" calcext:value-type="float">
            <text:p>9</text:p>
          </table:table-cell>
          <table:table-cell table:formula="of:=ROUND(AVERAGE([.W4:.AB4]);2)" office:value-type="float" office:value="5.33" calcext:value-type="float">
            <text:p>5.33</text:p>
          </table:table-cell>
          <table:table-cell table:style-name="ce11" table:formula="of:=IFERROR(MIN(MAX((ROUND(AVERAGE((((MIN(([.$C4]^[.$AC$2])/([.$T4]^[.$AC$2]);[.$AE$2])))*[.$J4]*0.8)+([.$C4]/10);([.C4]/8));0)*5)+10; 30); 99); 0)" office:value-type="float" office:value="55" calcext:value-type="float">
            <text:p>55</text:p>
          </table:table-cell>
          <table:table-cell table:style-name="ce11" table:formula="of:=IFERROR(MIN(MAX(ROUND(AVERAGE((MIN(([.$D4]^[.$L$2])/([.$T4]^[.$AC$2]);[.$AE$2]))*([.$J4]+[.$AF$2]);([.D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]+[.$G4]+[.$I4])/8/[.$T4];[.$AE$2]))*([.$J4]+3)*[.$AG$2];([.I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4]^2)/([.$T4]^[.$AC$2]);[.$AE$2]))*([.$J4]+3)*[.$AG$2]);([.H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]^[.$Q$2])/([.$T4]^[.$AC$2]);[.$AE$2]))*([.$J4]+[.$AF$2]);([.F4]/10));0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40.71" calcext:value-type="float">
            <text:p>40.71</text:p>
          </table:table-cell>
          <table:table-cell/>
          <table:table-cell table:formula="of:=MIN(MAX([.V4]-[.V3];0);[.$AT$2])" office:value-type="float" office:value="3" calcext:value-type="float">
            <text:p>3</text:p>
          </table:table-cell>
          <table:table-cell table:formula="of:=MIN(MAX([.W4]-[.W3];0);[.$AT$2])" office:value-type="float" office:value="3" calcext:value-type="float">
            <text:p>3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1" calcext:value-type="float">
            <text:p>1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11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11" table:formula="of:=IFERROR(ROUND((AVERAGE(MIN(([.$D5]^[.$L$2])/([.$T5]^2);[.$R$2]); MIN([.D5]/[.$O$2]; [.$N$2])))*([.$J5]+[.$M$2]))*5;0)" office:value-type="float" office:value="55" calcext:value-type="float">
            <text:p>55</text:p>
          </table:table-cell>
          <table:table-cell table:style-name="ce11" table:formula="of:=IFERROR(ROUND((MIN(([.$D5]+[.$G5]+[.$I5])/8/[.$T5];[.$R$2]))*([.$J5]+3))*5;0)" office:value-type="float" office:value="50" calcext:value-type="float">
            <text:p>50</text:p>
          </table:table-cell>
          <table:table-cell table:style-name="ce11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11" table:formula="of:=IFERROR(ROUND((AVERAGE(MIN(([.$E5]^2)/([.$T5]^2);[.$R$2]);MIN([.E5]/[.$P$2]; [.$N$2]))*([.$J5]+3)*[.$T$2]))*5;0)" office:value-type="float" office:value="55" calcext:value-type="float">
            <text:p>55</text:p>
          </table:table-cell>
          <table:table-cell table:style-name="ce11" table:formula="of:=IFERROR(ROUND((AVERAGE(MIN(([.$G5]^2)/([.$T5]^2);[.$R$2]);MIN([.G5]/[.$P$2]; [.$N$2]))*([.$J5]+3)*[.$T$2]))*5;0)" office:value-type="float" office:value="65" calcext:value-type="float">
            <text:p>65</text:p>
          </table:table-cell>
          <table:table-cell table:style-name="ce11" table:formula="of:=IFERROR(ROUND((AVERAGE(MIN(([.$F5]^[.$Q$2])/([.$T5]^2);[.$R$2]); MIN([.F5]/[.$O$2]; [.$N$2])))*([.$J5]+[.$M$2]))*5;0)" office:value-type="float" office:value="65" calcext:value-type="float">
            <text:p>65</text:p>
          </table:table-cell>
          <table:table-cell table:style-name="ce11" table:formula="of:=ROUND(AVERAGE([.K5:.Q5]))" office:value-type="float" office:value="57" calcext:value-type="float">
            <text:p>57</text:p>
          </table:table-cell>
          <table:table-cell table:style-name="ce11" table:formula="of:=ROUND((([.I5]/[.$S$1])*MAX([.I5]/350;0.8));2)" office:value-type="float" office:value="8.75" calcext:value-type="float">
            <text:p>8.75</text:p>
          </table:table-cell>
          <table:table-cell table:style-name="ce11" table:formula="of:=ROUND([.I5]/6;2)" office:value-type="float" office:value="87.5" calcext:value-type="float">
            <text:p>87.5</text:p>
          </table:table-cell>
          <table:table-cell table:style-name="ce18" table:formula="of:=ROUND(MIN(([.D5]/10); 60);0)*5" office:value-type="float" office:value="45" calcext:value-type="float">
            <text:p>45</text:p>
          </table:table-cell>
          <table:table-cell table:style-name="ce19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19" table:formula="of:=IFERROR(ROUND(((MIN(([.$D5]^2)/([.$T5]^2);[.$S$2])))*[.$S5]);0)" office:value-type="float" office:value="8" calcext:value-type="float">
            <text:p>8</text:p>
          </table:table-cell>
          <table:table-cell table:style-name="ce20" table:formula="of:=IFERROR(ROUND(MIN(([.D5]+[.G5]+[.I5])/8/[.$T5];[.$S$2])^2*[.$S5]);0)" office:value-type="float" office:value="9" calcext:value-type="float">
            <text:p>9</text:p>
          </table:table-cell>
          <table:table-cell table:style-name="ce19" table:formula="of:=IFERROR(ROUND(((MIN(([.H5]^2)/([.$T5]^2);[.$S$2])))*[.$S5]*[.$T$1]);0)" office:value-type="float" office:value="5" calcext:value-type="float">
            <text:p>5</text:p>
          </table:table-cell>
          <table:table-cell table:style-name="ce19" table:formula="of:=IFERROR(ROUND(((MIN(([.E5]^2)/([.$T5]^2);[.$S$2])))*[.$S5]*[.$T$1]);0)" office:value-type="float" office:value="5" calcext:value-type="float">
            <text:p>5</text:p>
          </table:table-cell>
          <table:table-cell table:style-name="ce19" table:formula="of:=IFERROR(ROUND(((MIN(([.G5]^2)/([.$T5]^2);[.$S$2])))*[.$S5]*[.$T$1]);0)" office:value-type="float" office:value="7" calcext:value-type="float">
            <text:p>7</text:p>
          </table:table-cell>
          <table:table-cell table:style-name="ce19"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style-name="ce1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]+[.$G5]+[.$I5])/8/[.$T5];[.$AE$2]))*([.$J5]+3)*[.$AG$2];([.I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4" calcext:value-type="float">
            <text:p>4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3" calcext:value-type="float">
            <text:p>3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2" calcext:value-type="float">
            <text:p>2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:.H6])" office:value-type="float" office:value="319" calcext:value-type="float">
            <text:p>319</text:p>
          </table:table-cell>
          <table:table-cell table:style-name="ce11" table:formula="of:=ROUND((([.I6]/[.$S$1])*MAX([.I6]/420; 1.2));2)" office:value-type="float" office:value="4.25" calcext:value-type="float">
            <text:p>4.25</text:p>
          </table:table-cell>
          <table:table-cell table:style-name="ce11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11" table:formula="of:=IFERROR(ROUND((AVERAGE(MIN(([.$D6]^[.$L$2])/([.$T6]^2);[.$R$2]); MIN([.D6]/[.$O$2]; [.$N$2])))*([.$J6]+[.$M$2]))*5;0)" office:value-type="float" office:value="30" calcext:value-type="float">
            <text:p>30</text:p>
          </table:table-cell>
          <table:table-cell table:style-name="ce11" table:formula="of:=IFERROR(ROUND((MIN(([.$D6]+[.$G6]+[.$I6])/8/[.$T6];[.$R$2]))*([.$J6]+3))*5;0)" office:value-type="float" office:value="35" calcext:value-type="float">
            <text:p>35</text:p>
          </table:table-cell>
          <table:table-cell table:style-name="ce11" table:formula="of:=IFERROR(ROUND(((MIN(([.$H6]^2)/([.$T6]^2);[.$R$2]))*([.$J6]+3)*[.$T$2]))*5;0)" office:value-type="float" office:value="45" calcext:value-type="float">
            <text:p>45</text:p>
          </table:table-cell>
          <table:table-cell table:style-name="ce11" table:formula="of:=IFERROR(ROUND((AVERAGE(MIN(([.$E6]^2)/([.$T6]^2);[.$R$2]);MIN([.E6]/[.$P$2]; [.$N$2]))*([.$J6]+3)*[.$T$2]))*5;0)" office:value-type="float" office:value="25" calcext:value-type="float">
            <text:p>25</text:p>
          </table:table-cell>
          <table:table-cell table:style-name="ce11" table:formula="of:=IFERROR(ROUND((AVERAGE(MIN(([.$G6]^2)/([.$T6]^2);[.$R$2]);MIN([.G6]/[.$P$2]; [.$N$2]))*([.$J6]+3)*[.$T$2]))*5;0)" office:value-type="float" office:value="25" calcext:value-type="float">
            <text:p>25</text:p>
          </table:table-cell>
          <table:table-cell table:style-name="ce11" table:formula="of:=IFERROR(ROUND((AVERAGE(MIN(([.$F6]^[.$Q$2])/([.$T6]^2);[.$R$2]); MIN([.F6]/[.$O$2]; [.$N$2])))*([.$J6]+[.$M$2]))*5;0)" office:value-type="float" office:value="35" calcext:value-type="float">
            <text:p>35</text:p>
          </table:table-cell>
          <table:table-cell table:style-name="ce11" table:formula="of:=ROUND(AVERAGE([.K6:.Q6]))" office:value-type="float" office:value="34" calcext:value-type="float">
            <text:p>34</text:p>
          </table:table-cell>
          <table:table-cell table:style-name="ce11" table:formula="of:=ROUND((([.I6]/[.$S$1])*MAX([.I6]/350;0.8));2)" office:value-type="float" office:value="3.23" calcext:value-type="float">
            <text:p>3.23</text:p>
          </table:table-cell>
          <table:table-cell table:style-name="ce11" table:formula="of:=ROUND([.I6]/6;2)" office:value-type="float" office:value="53.17" calcext:value-type="float">
            <text:p>53.17</text:p>
          </table:table-cell>
          <table:table-cell table:style-name="ce18" table:formula="of:=ROUND(MIN(([.D6]/10); 60);0)*5" office:value-type="float" office:value="30" calcext:value-type="float">
            <text:p>30</text:p>
          </table:table-cell>
          <table:table-cell table:style-name="ce19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19" table:formula="of:=IFERROR(ROUND(((MIN(([.$D6]^2)/([.$T6]^2);[.$S$2])))*[.$S6]);0)" office:value-type="float" office:value="4" calcext:value-type="float">
            <text:p>4</text:p>
          </table:table-cell>
          <table:table-cell table:style-name="ce20" table:formula="of:=IFERROR(ROUND(MIN(([.D6]+[.G6]+[.I6])/8/[.$T6];[.$S$2])^2*[.$S6]);0)" office:value-type="float" office:value="3" calcext:value-type="float">
            <text:p>3</text:p>
          </table:table-cell>
          <table:table-cell table:style-name="ce19" table:formula="of:=IFERROR(ROUND(((MIN(([.H6]^2)/([.$T6]^2);[.$S$2])))*[.$S6]*[.$T$1]);0)" office:value-type="float" office:value="3" calcext:value-type="float">
            <text:p>3</text:p>
          </table:table-cell>
          <table:table-cell table:style-name="ce19" table:formula="of:=IFERROR(ROUND(((MIN(([.E6]^2)/([.$T6]^2);[.$S$2])))*[.$S6]*[.$T$1]);0)" office:value-type="float" office:value="1" calcext:value-type="float">
            <text:p>1</text:p>
          </table:table-cell>
          <table:table-cell table:style-name="ce19" table:formula="of:=IFERROR(ROUND(((MIN(([.G6]^2)/([.$T6]^2);[.$S$2])))*[.$S6]*[.$T$1]);0)" office:value-type="float" office:value="2" calcext:value-type="float">
            <text:p>2</text:p>
          </table:table-cell>
          <table:table-cell table:style-name="ce19" table:formula="of:=IFERROR(ROUND(((MIN(([.F6]^2)/([.$T6]^2);[.$S$2]))*[.$S6]));0)" office:value-type="float" office:value="5" calcext:value-type="float">
            <text:p>5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style-name="ce1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1"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]+[.$G6]+[.$I6])/8/[.$T6];[.$AE$2]))*([.$J6]+3)*[.$AG$2];([.I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:.H7])" office:value-type="float" office:value="435" calcext:value-type="float">
            <text:p>435</text:p>
          </table:table-cell>
          <table:table-cell table:style-name="ce11" table:formula="of:=ROUND((([.I7]/[.$S$1])*MAX([.I7]/420; 1.2));2)" office:value-type="float" office:value="5.8" calcext:value-type="float">
            <text:p>5.8</text:p>
          </table:table-cell>
          <table:table-cell table:style-name="ce11" table:formula="of:=IFERROR((ROUND((((MIN(([.$C7]^2)/([.$T7]^2);[.$R$2])))*[.$J7]*0.8)+([.C7]/10))*5)+10; 0)" office:value-type="float" office:value="60" calcext:value-type="float">
            <text:p>60</text:p>
          </table:table-cell>
          <table:table-cell table:style-name="ce11" table:formula="of:=IFERROR(ROUND((AVERAGE(MIN(([.$D7]^[.$L$2])/([.$T7]^2);[.$R$2]); MIN([.D7]/[.$O$2]; [.$N$2])))*([.$J7]+[.$M$2]))*5;0)" office:value-type="float" office:value="40" calcext:value-type="float">
            <text:p>40</text:p>
          </table:table-cell>
          <table:table-cell table:style-name="ce11" table:formula="of:=IFERROR(ROUND((MIN(([.$D7]+[.$G7]+[.$I7])/8/[.$T7];[.$R$2]))*([.$J7]+3))*5;0)" office:value-type="float" office:value="45" calcext:value-type="float">
            <text:p>45</text:p>
          </table:table-cell>
          <table:table-cell table:style-name="ce11" table:formula="of:=IFERROR(ROUND(((MIN(([.$H7]^2)/([.$T7]^2);[.$R$2]))*([.$J7]+3)*[.$T$2]))*5;0)" office:value-type="float" office:value="50" calcext:value-type="float">
            <text:p>50</text:p>
          </table:table-cell>
          <table:table-cell table:style-name="ce11" table:formula="of:=IFERROR(ROUND((AVERAGE(MIN(([.$E7]^2)/([.$T7]^2);[.$R$2]);MIN([.E7]/[.$P$2]; [.$N$2]))*([.$J7]+3)*[.$T$2]))*5;0)" office:value-type="float" office:value="35" calcext:value-type="float">
            <text:p>35</text:p>
          </table:table-cell>
          <table:table-cell table:style-name="ce11" table:formula="of:=IFERROR(ROUND((AVERAGE(MIN(([.$G7]^2)/([.$T7]^2);[.$R$2]);MIN([.G7]/[.$P$2]; [.$N$2]))*([.$J7]+3)*[.$T$2]))*5;0)" office:value-type="float" office:value="40" calcext:value-type="float">
            <text:p>40</text:p>
          </table:table-cell>
          <table:table-cell table:style-name="ce11" table:formula="of:=IFERROR(ROUND((AVERAGE(MIN(([.$F7]^[.$Q$2])/([.$T7]^2);[.$R$2]); MIN([.F7]/[.$O$2]; [.$N$2])))*([.$J7]+[.$M$2]))*5;0)" office:value-type="float" office:value="55" calcext:value-type="float">
            <text:p>55</text:p>
          </table:table-cell>
          <table:table-cell table:style-name="ce11" table:formula="of:=ROUND(AVERAGE([.K7:.Q7]))" office:value-type="float" office:value="46" calcext:value-type="float">
            <text:p>46</text:p>
          </table:table-cell>
          <table:table-cell table:style-name="ce11" table:formula="of:=ROUND((([.I7]/[.$S$1])*MAX([.I7]/350;0.8));2)" office:value-type="float" office:value="6.01" calcext:value-type="float">
            <text:p>6.01</text:p>
          </table:table-cell>
          <table:table-cell table:style-name="ce11" table:formula="of:=ROUND([.I7]/6;2)" office:value-type="float" office:value="72.5" calcext:value-type="float">
            <text:p>72.5</text:p>
          </table:table-cell>
          <table:table-cell table:style-name="ce18" table:formula="of:=ROUND(MIN(([.D7]/10); 60);0)*5" office:value-type="float" office:value="35" calcext:value-type="float">
            <text:p>35</text:p>
          </table:table-cell>
          <table:table-cell table:style-name="ce19" table:formula="of:=IFERROR(ROUND((((MIN(([.$C7]^2)/([.$T7]^2);[.$S$2])))*[.$S7]*0.8)+([.C7]/10))+10;10)" office:value-type="float" office:value="20" calcext:value-type="float">
            <text:p>20</text:p>
          </table:table-cell>
          <table:table-cell table:style-name="ce19" table:formula="of:=IFERROR(ROUND(((MIN(([.$D7]^2)/([.$T7]^2);[.$S$2])))*[.$S7]);0)" office:value-type="float" office:value="6" calcext:value-type="float">
            <text:p>6</text:p>
          </table:table-cell>
          <table:table-cell table:style-name="ce20" table:formula="of:=IFERROR(ROUND(MIN(([.D7]+[.G7]+[.I7])/8/[.$T7];[.$S$2])^2*[.$S7]);0)" office:value-type="float" office:value="6" calcext:value-type="float">
            <text:p>6</text:p>
          </table:table-cell>
          <table:table-cell table:style-name="ce19" table:formula="of:=IFERROR(ROUND(((MIN(([.H7]^2)/([.$T7]^2);[.$S$2])))*[.$S7]*[.$T$1]);0)" office:value-type="float" office:value="6" calcext:value-type="float">
            <text:p>6</text:p>
          </table:table-cell>
          <table:table-cell table:style-name="ce19" table:formula="of:=IFERROR(ROUND(((MIN(([.E7]^2)/([.$T7]^2);[.$S$2])))*[.$S7]*[.$T$1]);0)" office:value-type="float" office:value="3" calcext:value-type="float">
            <text:p>3</text:p>
          </table:table-cell>
          <table:table-cell table:style-name="ce19" table:formula="of:=IFERROR(ROUND(((MIN(([.G7]^2)/([.$T7]^2);[.$S$2])))*[.$S7]*[.$T$1]);0)" office:value-type="float" office:value="3" calcext:value-type="float">
            <text:p>3</text:p>
          </table:table-cell>
          <table:table-cell table:style-name="ce19" table:formula="of:=IFERROR(ROUND(((MIN(([.F7]^2)/([.$T7]^2);[.$S$2]))*[.$S7]));0)" office:value-type="float" office:value="9" calcext:value-type="float">
            <text:p>9</text:p>
          </table:table-cell>
          <table:table-cell table:formula="of:=ROUND(AVERAGE([.W7:.AB7]);2)" office:value-type="float" office:value="5.5" calcext:value-type="float">
            <text:p>5.5</text:p>
          </table:table-cell>
          <table:table-cell table:style-name="ce11" table:formula="of:=IFERROR(MIN(MAX((ROUND(AVERAGE((((MIN(([.$C7]^[.$AC$2])/([.$T7]^[.$AC$2]);[.$AE$2])))*[.$J7]*0.8)+([.$C7]/10);([.C7]/8));0)*5)+10; 30); 99); 0)" office:value-type="float" office:value="55" calcext:value-type="float">
            <text:p>55</text:p>
          </table:table-cell>
          <table:table-cell table:style-name="ce11"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]+[.$G7]+[.$I7])/8/[.$T7];[.$AE$2]))*([.$J7]+3)*[.$AG$2];([.I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]^[.$Q$2])/([.$T7]^[.$AC$2]);[.$AE$2]))*([.$J7]+[.$AF$2]);([.F7]/10));0)*5; [.$AI$2]); [.$AH$2]);0)" office:value-type="float" office:value="45" calcext:value-type="float">
            <text:p>45</text:p>
          </table:table-cell>
          <table:table-cell table:formula="of:=ROUND(AVERAGE([.AD7:.AJ7]);2)" office:value-type="float" office:value="40.71" calcext:value-type="float">
            <text:p>40.71</text:p>
          </table:table-cell>
          <table:table-cell/>
          <table:table-cell table:formula="of:=MIN(MAX([.V7]-[.V6];0);[.$AT$2])" office:value-type="float" office:value="4" calcext:value-type="float">
            <text:p>4</text:p>
          </table:table-cell>
          <table:table-cell table:formula="of:=MIN(MAX([.W7]-[.W6];0);[.$AT$2])" office:value-type="float" office:value="2" calcext:value-type="float">
            <text:p>2</text:p>
          </table:table-cell>
          <table:table-cell table:formula="of:=MIN(MAX([.X7]-[.X6];0);[.$AT$2])" office:value-type="float" office:value="3" calcext:value-type="float">
            <text:p>3</text:p>
          </table:table-cell>
          <table:table-cell table:formula="of:=MIN(MAX([.Y7]-[.Y6];0);[.$AT$2])" office:value-type="float" office:value="3" calcext:value-type="float">
            <text:p>3</text:p>
          </table:table-cell>
          <table:table-cell table:formula="of:=MIN(MAX([.Z7]-[.Z6];0);[.$AT$2])" office:value-type="float" office:value="2" calcext:value-type="float">
            <text:p>2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11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11" table:formula="of:=IFERROR(ROUND((AVERAGE(MIN(([.$D8]^[.$L$2])/([.$T8]^2);[.$R$2]); MIN([.D8]/[.$O$2]; [.$N$2])))*([.$J8]+[.$M$2]))*5;0)" office:value-type="float" office:value="60" calcext:value-type="float">
            <text:p>60</text:p>
          </table:table-cell>
          <table:table-cell table:style-name="ce11" table:formula="of:=IFERROR(ROUND((MIN(([.$D8]+[.$G8]+[.$I8])/8/[.$T8];[.$R$2]))*([.$J8]+3))*5;0)" office:value-type="float" office:value="55" calcext:value-type="float">
            <text:p>55</text:p>
          </table:table-cell>
          <table:table-cell table:style-name="ce11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11" table:formula="of:=IFERROR(ROUND((AVERAGE(MIN(([.$E8]^2)/([.$T8]^2);[.$R$2]);MIN([.E8]/[.$P$2]; [.$N$2]))*([.$J8]+3)*[.$T$2]))*5;0)" office:value-type="float" office:value="50" calcext:value-type="float">
            <text:p>50</text:p>
          </table:table-cell>
          <table:table-cell table:style-name="ce11" table:formula="of:=IFERROR(ROUND((AVERAGE(MIN(([.$G8]^2)/([.$T8]^2);[.$R$2]);MIN([.G8]/[.$P$2]; [.$N$2]))*([.$J8]+3)*[.$T$2]))*5;0)" office:value-type="float" office:value="60" calcext:value-type="float">
            <text:p>60</text:p>
          </table:table-cell>
          <table:table-cell table:style-name="ce11" table:formula="of:=IFERROR(ROUND((AVERAGE(MIN(([.$F8]^[.$Q$2])/([.$T8]^2);[.$R$2]); MIN([.F8]/[.$O$2]; [.$N$2])))*([.$J8]+[.$M$2]))*5;0)" office:value-type="float" office:value="65" calcext:value-type="float">
            <text:p>65</text:p>
          </table:table-cell>
          <table:table-cell table:style-name="ce11" table:formula="of:=ROUND(AVERAGE([.K8:.Q8]))" office:value-type="float" office:value="59" calcext:value-type="float">
            <text:p>59</text:p>
          </table:table-cell>
          <table:table-cell table:style-name="ce11" table:formula="of:=ROUND((([.I8]/[.$S$1])*MAX([.I8]/350;0.8));2)" office:value-type="float" office:value="9.05" calcext:value-type="float">
            <text:p>9.05</text:p>
          </table:table-cell>
          <table:table-cell table:style-name="ce11" table:formula="of:=ROUND([.I8]/6;2)" office:value-type="float" office:value="89" calcext:value-type="float">
            <text:p>89</text:p>
          </table:table-cell>
          <table:table-cell table:style-name="ce18" table:formula="of:=ROUND(MIN(([.D8]/10); 60);0)*5" office:value-type="float" office:value="45" calcext:value-type="float">
            <text:p>45</text:p>
          </table:table-cell>
          <table:table-cell table:style-name="ce19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19" table:formula="of:=IFERROR(ROUND(((MIN(([.$D8]^2)/([.$T8]^2);[.$S$2])))*[.$S8]);0)" office:value-type="float" office:value="10" calcext:value-type="float">
            <text:p>10</text:p>
          </table:table-cell>
          <table:table-cell table:style-name="ce20" table:formula="of:=IFERROR(ROUND(MIN(([.D8]+[.G8]+[.I8])/8/[.$T8];[.$S$2])^2*[.$S8]);0)" office:value-type="float" office:value="9" calcext:value-type="float">
            <text:p>9</text:p>
          </table:table-cell>
          <table:table-cell table:style-name="ce19" table:formula="of:=IFERROR(ROUND(((MIN(([.H8]^2)/([.$T8]^2);[.$S$2])))*[.$S8]*[.$T$1]);0)" office:value-type="float" office:value="8" calcext:value-type="float">
            <text:p>8</text:p>
          </table:table-cell>
          <table:table-cell table:style-name="ce19" table:formula="of:=IFERROR(ROUND(((MIN(([.E8]^2)/([.$T8]^2);[.$S$2])))*[.$S8]*[.$T$1]);0)" office:value-type="float" office:value="4" calcext:value-type="float">
            <text:p>4</text:p>
          </table:table-cell>
          <table:table-cell table:style-name="ce19" table:formula="of:=IFERROR(ROUND(((MIN(([.G8]^2)/([.$T8]^2);[.$S$2])))*[.$S8]*[.$T$1]);0)" office:value-type="float" office:value="6" calcext:value-type="float">
            <text:p>6</text:p>
          </table:table-cell>
          <table:table-cell table:style-name="ce19"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style-name="ce1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]+[.$G8]+[.$I8])/8/[.$T8];[.$AE$2]))*([.$J8]+3)*[.$AG$2];([.I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3" calcext:value-type="float">
            <text:p>3</text:p>
          </table:table-cell>
          <table:table-cell table:formula="of:=MIN(MAX([.W8]-[.W7];0);[.$AT$2])" office:value-type="float" office:value="4" calcext:value-type="float">
            <text:p>4</text:p>
          </table:table-cell>
          <table:table-cell table:formula="of:=MIN(MAX([.X8]-[.X7];0);[.$AT$2])" office:value-type="float" office:value="3" calcext:value-type="float">
            <text:p>3</text:p>
          </table:table-cell>
          <table:table-cell table:formula="of:=MIN(MAX([.Y8]-[.Y7];0);[.$AT$2])" office:value-type="float" office:value="2" calcext:value-type="float">
            <text:p>2</text:p>
          </table:table-cell>
          <table:table-cell table:formula="of:=MIN(MAX([.Z8]-[.Z7];0);[.$AT$2])" office:value-type="float" office:value="1" calcext:value-type="float">
            <text:p>1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11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11" table:formula="of:=IFERROR(ROUND((AVERAGE(MIN(([.$D9]^[.$L$2])/([.$T9]^2);[.$R$2]); MIN([.D9]/[.$O$2]; [.$N$2])))*([.$J9]+[.$M$2]))*5;0)" office:value-type="float" office:value="30" calcext:value-type="float">
            <text:p>30</text:p>
          </table:table-cell>
          <table:table-cell table:style-name="ce11" table:formula="of:=IFERROR(ROUND((MIN(([.$D9]+[.$G9]+[.$I9])/8/[.$T9];[.$R$2]))*([.$J9]+3))*5;0)" office:value-type="float" office:value="35" calcext:value-type="float">
            <text:p>35</text:p>
          </table:table-cell>
          <table:table-cell table:style-name="ce11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11" table:formula="of:=IFERROR(ROUND((AVERAGE(MIN(([.$E9]^2)/([.$T9]^2);[.$R$2]);MIN([.E9]/[.$P$2]; [.$N$2]))*([.$J9]+3)*[.$T$2]))*5;0)" office:value-type="float" office:value="35" calcext:value-type="float">
            <text:p>35</text:p>
          </table:table-cell>
          <table:table-cell table:style-name="ce11" table:formula="of:=IFERROR(ROUND((AVERAGE(MIN(([.$G9]^2)/([.$T9]^2);[.$R$2]);MIN([.G9]/[.$P$2]; [.$N$2]))*([.$J9]+3)*[.$T$2]))*5;0)" office:value-type="float" office:value="30" calcext:value-type="float">
            <text:p>30</text:p>
          </table:table-cell>
          <table:table-cell table:style-name="ce11" table:formula="of:=IFERROR(ROUND((AVERAGE(MIN(([.$F9]^[.$Q$2])/([.$T9]^2);[.$R$2]); MIN([.F9]/[.$O$2]; [.$N$2])))*([.$J9]+[.$M$2]))*5;0)" office:value-type="float" office:value="35" calcext:value-type="float">
            <text:p>35</text:p>
          </table:table-cell>
          <table:table-cell table:style-name="ce11" table:formula="of:=ROUND(AVERAGE([.K9:.Q9]))" office:value-type="float" office:value="35" calcext:value-type="float">
            <text:p>35</text:p>
          </table:table-cell>
          <table:table-cell table:style-name="ce11" table:formula="of:=ROUND((([.I9]/[.$S$1])*MAX([.I9]/350;0.8));2)" office:value-type="float" office:value="3.44" calcext:value-type="float">
            <text:p>3.44</text:p>
          </table:table-cell>
          <table:table-cell table:style-name="ce11" table:formula="of:=ROUND([.I9]/6;2)" office:value-type="float" office:value="54.83" calcext:value-type="float">
            <text:p>54.83</text:p>
          </table:table-cell>
          <table:table-cell table:style-name="ce18" table:formula="of:=ROUND(MIN(([.D9]/10); 60);0)*5" office:value-type="float" office:value="30" calcext:value-type="float">
            <text:p>30</text:p>
          </table:table-cell>
          <table:table-cell table:style-name="ce19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19" table:formula="of:=IFERROR(ROUND(((MIN(([.$D9]^2)/([.$T9]^2);[.$S$2])))*[.$S9]);0)" office:value-type="float" office:value="4" calcext:value-type="float">
            <text:p>4</text:p>
          </table:table-cell>
          <table:table-cell table:style-name="ce20" table:formula="of:=IFERROR(ROUND(MIN(([.D9]+[.G9]+[.I9])/8/[.$T9];[.$S$2])^2*[.$S9]);0)" office:value-type="float" office:value="3" calcext:value-type="float">
            <text:p>3</text:p>
          </table:table-cell>
          <table:table-cell table:style-name="ce19" table:formula="of:=IFERROR(ROUND(((MIN(([.H9]^2)/([.$T9]^2);[.$S$2])))*[.$S9]*[.$T$1]);0)" office:value-type="float" office:value="2" calcext:value-type="float">
            <text:p>2</text:p>
          </table:table-cell>
          <table:table-cell table:style-name="ce19" table:formula="of:=IFERROR(ROUND(((MIN(([.E9]^2)/([.$T9]^2);[.$S$2])))*[.$S9]*[.$T$1]);0)" office:value-type="float" office:value="2" calcext:value-type="float">
            <text:p>2</text:p>
          </table:table-cell>
          <table:table-cell table:style-name="ce19" table:formula="of:=IFERROR(ROUND(((MIN(([.G9]^2)/([.$T9]^2);[.$S$2])))*[.$S9]*[.$T$1]);0)" office:value-type="float" office:value="2" calcext:value-type="float">
            <text:p>2</text:p>
          </table:table-cell>
          <table:table-cell table:style-name="ce19"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style-name="ce1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9]+[.$G9]+[.$I9])/8/[.$T9];[.$AE$2]))*([.$J9]+3)*[.$AG$2];([.I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SUM([.C10:.H10])" office:value-type="float" office:value="435" calcext:value-type="float">
            <text:p>435</text:p>
          </table:table-cell>
          <table:table-cell table:style-name="ce11" table:formula="of:=ROUND((([.I10]/[.$S$1])*MAX([.I10]/420; 1.2));2)" office:value-type="float" office:value="5.8" calcext:value-type="float">
            <text:p>5.8</text:p>
          </table:table-cell>
          <table:table-cell table:style-name="ce11" table:formula="of:=IFERROR((ROUND((((MIN(([.$C10]^2)/([.$T10]^2);[.$R$2])))*[.$J10]*0.8)+([.C10]/10))*5)+10; 0)" office:value-type="float" office:value="60" calcext:value-type="float">
            <text:p>60</text:p>
          </table:table-cell>
          <table:table-cell table:style-name="ce11" table:formula="of:=IFERROR(ROUND((AVERAGE(MIN(([.$D10]^[.$L$2])/([.$T10]^2);[.$R$2]); MIN([.D10]/[.$O$2]; [.$N$2])))*([.$J10]+[.$M$2]))*5;0)" office:value-type="float" office:value="40" calcext:value-type="float">
            <text:p>40</text:p>
          </table:table-cell>
          <table:table-cell table:style-name="ce11" table:formula="of:=IFERROR(ROUND((MIN(([.$D10]+[.$G10]+[.$I10])/8/[.$T10];[.$R$2]))*([.$J10]+3))*5;0)" office:value-type="float" office:value="45" calcext:value-type="float">
            <text:p>45</text:p>
          </table:table-cell>
          <table:table-cell table:style-name="ce11" table:formula="of:=IFERROR(ROUND(((MIN(([.$H10]^2)/([.$T10]^2);[.$R$2]))*([.$J10]+3)*[.$T$2]))*5;0)" office:value-type="float" office:value="25" calcext:value-type="float">
            <text:p>25</text:p>
          </table:table-cell>
          <table:table-cell table:style-name="ce11" table:formula="of:=IFERROR(ROUND((AVERAGE(MIN(([.$E10]^2)/([.$T10]^2);[.$R$2]);MIN([.E10]/[.$P$2]; [.$N$2]))*([.$J10]+3)*[.$T$2]))*5;0)" office:value-type="float" office:value="55" calcext:value-type="float">
            <text:p>55</text:p>
          </table:table-cell>
          <table:table-cell table:style-name="ce11" table:formula="of:=IFERROR(ROUND((AVERAGE(MIN(([.$G10]^2)/([.$T10]^2);[.$R$2]);MIN([.G10]/[.$P$2]; [.$N$2]))*([.$J10]+3)*[.$T$2]))*5;0)" office:value-type="float" office:value="50" calcext:value-type="float">
            <text:p>50</text:p>
          </table:table-cell>
          <table:table-cell table:style-name="ce11" table:formula="of:=IFERROR(ROUND((AVERAGE(MIN(([.$F10]^[.$Q$2])/([.$T10]^2);[.$R$2]); MIN([.F10]/[.$O$2]; [.$N$2])))*([.$J10]+[.$M$2]))*5;0)" office:value-type="float" office:value="50" calcext:value-type="float">
            <text:p>50</text:p>
          </table:table-cell>
          <table:table-cell table:style-name="ce11" table:formula="of:=ROUND(AVERAGE([.K10:.Q10]))" office:value-type="float" office:value="46" calcext:value-type="float">
            <text:p>46</text:p>
          </table:table-cell>
          <table:table-cell table:style-name="ce11" table:formula="of:=ROUND((([.I10]/[.$S$1])*MAX([.I10]/350;0.8));2)" office:value-type="float" office:value="6.01" calcext:value-type="float">
            <text:p>6.01</text:p>
          </table:table-cell>
          <table:table-cell table:style-name="ce11" table:formula="of:=ROUND([.I10]/6;2)" office:value-type="float" office:value="72.5" calcext:value-type="float">
            <text:p>72.5</text:p>
          </table:table-cell>
          <table:table-cell table:style-name="ce18" table:formula="of:=ROUND(MIN(([.D10]/10); 60);0)*5" office:value-type="float" office:value="35" calcext:value-type="float">
            <text:p>35</text:p>
          </table:table-cell>
          <table:table-cell table:style-name="ce19" table:formula="of:=IFERROR(ROUND((((MIN(([.$C10]^2)/([.$T10]^2);[.$S$2])))*[.$S10]*0.8)+([.C10]/10))+10;10)" office:value-type="float" office:value="20" calcext:value-type="float">
            <text:p>20</text:p>
          </table:table-cell>
          <table:table-cell table:style-name="ce19" table:formula="of:=IFERROR(ROUND(((MIN(([.$D10]^2)/([.$T10]^2);[.$S$2])))*[.$S10]);0)" office:value-type="float" office:value="6" calcext:value-type="float">
            <text:p>6</text:p>
          </table:table-cell>
          <table:table-cell table:style-name="ce20" table:formula="of:=IFERROR(ROUND(MIN(([.D10]+[.G10]+[.I10])/8/[.$T10];[.$S$2])^2*[.$S10]);0)" office:value-type="float" office:value="6" calcext:value-type="float">
            <text:p>6</text:p>
          </table:table-cell>
          <table:table-cell table:style-name="ce19" table:formula="of:=IFERROR(ROUND(((MIN(([.H10]^2)/([.$T10]^2);[.$S$2])))*[.$S10]*[.$T$1]);0)" office:value-type="float" office:value="3" calcext:value-type="float">
            <text:p>3</text:p>
          </table:table-cell>
          <table:table-cell table:style-name="ce19" table:formula="of:=IFERROR(ROUND(((MIN(([.E10]^2)/([.$T10]^2);[.$S$2])))*[.$S10]*[.$T$1]);0)" office:value-type="float" office:value="5" calcext:value-type="float">
            <text:p>5</text:p>
          </table:table-cell>
          <table:table-cell table:style-name="ce19" table:formula="of:=IFERROR(ROUND(((MIN(([.G10]^2)/([.$T10]^2);[.$S$2])))*[.$S10]*[.$T$1]);0)" office:value-type="float" office:value="5" calcext:value-type="float">
            <text:p>5</text:p>
          </table:table-cell>
          <table:table-cell table:style-name="ce19" table:formula="of:=IFERROR(ROUND(((MIN(([.F10]^2)/([.$T10]^2);[.$S$2]))*[.$S10]));0)" office:value-type="float" office:value="8" calcext:value-type="float">
            <text:p>8</text:p>
          </table:table-cell>
          <table:table-cell table:formula="of:=ROUND(AVERAGE([.W10:.AB10]);2)" office:value-type="float" office:value="5.5" calcext:value-type="float">
            <text:p>5.5</text:p>
          </table:table-cell>
          <table:table-cell table:style-name="ce11" table:formula="of:=IFERROR(MIN(MAX((ROUND(AVERAGE((((MIN(([.$C10]^[.$AC$2])/([.$T10]^[.$AC$2]);[.$AE$2])))*[.$J10]*0.8)+([.$C10]/10);([.C10]/8));0)*5)+10; 30); 99); 0)" office:value-type="float" office:value="55" calcext:value-type="float">
            <text:p>55</text:p>
          </table:table-cell>
          <table:table-cell table:style-name="ce11" table:formula="of:=IFERROR(MIN(MAX(ROUND(AVERAGE((MIN(([.$D10]^[.$L$2])/([.$T10]^[.$AC$2]);[.$AE$2]))*([.$J10]+[.$AF$2]);([.D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0]+[.$G10]+[.$I10])/8/[.$T10];[.$AE$2]))*([.$J10]+3)*[.$AG$2];([.I1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40.71" calcext:value-type="float">
            <text:p>40.71</text:p>
          </table:table-cell>
          <table:table-cell/>
          <table:table-cell table:formula="of:=MIN(MAX([.V10]-[.V9];0);[.$AT$2])" office:value-type="float" office:value="3" calcext:value-type="float">
            <text:p>3</text:p>
          </table:table-cell>
          <table:table-cell table:formula="of:=MIN(MAX([.W10]-[.W9];0);[.$AT$2])" office:value-type="float" office:value="2" calcext:value-type="float">
            <text:p>2</text:p>
          </table:table-cell>
          <table:table-cell table:formula="of:=MIN(MAX([.X10]-[.X9];0);[.$AT$2])" office:value-type="float" office:value="3" calcext:value-type="float">
            <text:p>3</text:p>
          </table:table-cell>
          <table:table-cell table:formula="of:=MIN(MAX([.Y10]-[.Y9];0);[.$AT$2])" office:value-type="float" office:value="1" calcext:value-type="float">
            <text:p>1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3" calcext:value-type="float">
            <text:p>3</text:p>
          </table:table-cell>
          <table:table-cell table:formula="of:=MIN(MAX([.AB10]-[.AB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11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11" table:formula="of:=IFERROR(ROUND((AVERAGE(MIN(([.$D11]^[.$L$2])/([.$T11]^2);[.$R$2]); MIN([.D11]/[.$O$2]; [.$N$2])))*([.$J11]+[.$M$2]))*5;0)" office:value-type="float" office:value="55" calcext:value-type="float">
            <text:p>55</text:p>
          </table:table-cell>
          <table:table-cell table:style-name="ce11" table:formula="of:=IFERROR(ROUND((MIN(([.$D11]+[.$G11]+[.$I11])/8/[.$T11];[.$R$2]))*([.$J11]+3))*5;0)" office:value-type="float" office:value="50" calcext:value-type="float">
            <text:p>50</text:p>
          </table:table-cell>
          <table:table-cell table:style-name="ce11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11" table:formula="of:=IFERROR(ROUND((AVERAGE(MIN(([.$E11]^2)/([.$T11]^2);[.$R$2]);MIN([.E11]/[.$P$2]; [.$N$2]))*([.$J11]+3)*[.$T$2]))*5;0)" office:value-type="float" office:value="65" calcext:value-type="float">
            <text:p>65</text:p>
          </table:table-cell>
          <table:table-cell table:style-name="ce11" table:formula="of:=IFERROR(ROUND((AVERAGE(MIN(([.$G11]^2)/([.$T11]^2);[.$R$2]);MIN([.G11]/[.$P$2]; [.$N$2]))*([.$J11]+3)*[.$T$2]))*5;0)" office:value-type="float" office:value="65" calcext:value-type="float">
            <text:p>65</text:p>
          </table:table-cell>
          <table:table-cell table:style-name="ce11" table:formula="of:=IFERROR(ROUND((AVERAGE(MIN(([.$F11]^[.$Q$2])/([.$T11]^2);[.$R$2]); MIN([.F11]/[.$O$2]; [.$N$2])))*([.$J11]+[.$M$2]))*5;0)" office:value-type="float" office:value="65" calcext:value-type="float">
            <text:p>65</text:p>
          </table:table-cell>
          <table:table-cell table:style-name="ce11" table:formula="of:=ROUND(AVERAGE([.K11:.Q11]))" office:value-type="float" office:value="59" calcext:value-type="float">
            <text:p>59</text:p>
          </table:table-cell>
          <table:table-cell table:style-name="ce11" table:formula="of:=ROUND((([.I11]/[.$S$1])*MAX([.I11]/350;0.8));2)" office:value-type="float" office:value="8.92" calcext:value-type="float">
            <text:p>8.92</text:p>
          </table:table-cell>
          <table:table-cell table:style-name="ce11" table:formula="of:=ROUND([.I11]/6;2)" office:value-type="float" office:value="88.33" calcext:value-type="float">
            <text:p>88.33</text:p>
          </table:table-cell>
          <table:table-cell table:style-name="ce18" table:formula="of:=ROUND(MIN(([.D11]/10); 60);0)*5" office:value-type="float" office:value="45" calcext:value-type="float">
            <text:p>45</text:p>
          </table:table-cell>
          <table:table-cell table:style-name="ce19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19" table:formula="of:=IFERROR(ROUND(((MIN(([.$D11]^2)/([.$T11]^2);[.$S$2])))*[.$S11]);0)" office:value-type="float" office:value="9" calcext:value-type="float">
            <text:p>9</text:p>
          </table:table-cell>
          <table:table-cell table:style-name="ce20" table:formula="of:=IFERROR(ROUND(MIN(([.D11]+[.G11]+[.I11])/8/[.$T11];[.$S$2])^2*[.$S11]);0)" office:value-type="float" office:value="9" calcext:value-type="float">
            <text:p>9</text:p>
          </table:table-cell>
          <table:table-cell table:style-name="ce19" table:formula="of:=IFERROR(ROUND(((MIN(([.H11]^2)/([.$T11]^2);[.$S$2])))*[.$S11]*[.$T$1]);0)" office:value-type="float" office:value="5" calcext:value-type="float">
            <text:p>5</text:p>
          </table:table-cell>
          <table:table-cell table:style-name="ce19" table:formula="of:=IFERROR(ROUND(((MIN(([.E11]^2)/([.$T11]^2);[.$S$2])))*[.$S11]*[.$T$1]);0)" office:value-type="float" office:value="7" calcext:value-type="float">
            <text:p>7</text:p>
          </table:table-cell>
          <table:table-cell table:style-name="ce19" table:formula="of:=IFERROR(ROUND(((MIN(([.G11]^2)/([.$T11]^2);[.$S$2])))*[.$S11]*[.$T$1]);0)" office:value-type="float" office:value="6" calcext:value-type="float">
            <text:p>6</text:p>
          </table:table-cell>
          <table:table-cell table:style-name="ce19"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style-name="ce1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1]+[.$G11]+[.$I11])/8/[.$T11];[.$AE$2]))*([.$J11]+3)*[.$AG$2];([.I1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4" calcext:value-type="float">
            <text:p>4</text:p>
          </table:table-cell>
          <table:table-cell table:formula="of:=MIN(MAX([.W11]-[.W10];0);[.$AT$2])" office:value-type="float" office:value="3" calcext:value-type="float">
            <text:p>3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2" calcext:value-type="float">
            <text:p>2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1" calcext:value-type="float">
            <text:p>1</text:p>
          </table:table-cell>
          <table:table-cell table:formula="of:=MIN(MAX([.AB11]-[.AB1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2:.H12])" office:value-type="float" office:value="195" calcext:value-type="float">
            <text:p>195</text:p>
          </table:table-cell>
          <table:table-cell table:style-name="ce11" table:formula="of:=ROUND((([.I12]/[.$S$1])*MAX([.I12]/420; 1.2));2)" office:value-type="float" office:value="2.6" calcext:value-type="float">
            <text:p>2.6</text:p>
          </table:table-cell>
          <table:table-cell table:style-name="ce11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11" table:formula="of:=IFERROR(ROUND((AVERAGE(MIN(([.$D12]^[.$L$2])/([.$T12]^2);[.$R$2]); MIN([.D12]/[.$O$2]; [.$N$2])))*([.$J12]+[.$M$2]))*5;0)" office:value-type="float" office:value="10" calcext:value-type="float">
            <text:p>10</text:p>
          </table:table-cell>
          <table:table-cell table:style-name="ce11" table:formula="of:=IFERROR(ROUND((MIN(([.$D12]+[.$G12]+[.$I12])/8/[.$T12];[.$R$2]))*([.$J12]+3))*5;0)" office:value-type="float" office:value="25" calcext:value-type="float">
            <text:p>25</text:p>
          </table:table-cell>
          <table:table-cell table:style-name="ce11" table:formula="of:=IFERROR(ROUND(((MIN(([.$H12]^2)/([.$T12]^2);[.$R$2]))*([.$J12]+3)*[.$T$2]))*5;0)" office:value-type="float" office:value="45" calcext:value-type="float">
            <text:p>45</text:p>
          </table:table-cell>
          <table:table-cell table:style-name="ce11" table:formula="of:=IFERROR(ROUND((AVERAGE(MIN(([.$E12]^2)/([.$T12]^2);[.$R$2]);MIN([.E12]/[.$P$2]; [.$N$2]))*([.$J12]+3)*[.$T$2]))*5;0)" office:value-type="float" office:value="15" calcext:value-type="float">
            <text:p>15</text:p>
          </table:table-cell>
          <table:table-cell table:style-name="ce11" table:formula="of:=IFERROR(ROUND((AVERAGE(MIN(([.$G12]^2)/([.$T12]^2);[.$R$2]);MIN([.G12]/[.$P$2]; [.$N$2]))*([.$J12]+3)*[.$T$2]))*5;0)" office:value-type="float" office:value="10" calcext:value-type="float">
            <text:p>10</text:p>
          </table:table-cell>
          <table:table-cell table:style-name="ce11" table:formula="of:=IFERROR(ROUND((AVERAGE(MIN(([.$F12]^[.$Q$2])/([.$T12]^2);[.$R$2]); MIN([.F12]/[.$O$2]; [.$N$2])))*([.$J12]+[.$M$2]))*5;0)" office:value-type="float" office:value="10" calcext:value-type="float">
            <text:p>10</text:p>
          </table:table-cell>
          <table:table-cell table:style-name="ce11" table:formula="of:=ROUND(AVERAGE([.K12:.Q12]))" office:value-type="float" office:value="24" calcext:value-type="float">
            <text:p>24</text:p>
          </table:table-cell>
          <table:table-cell table:style-name="ce11" table:formula="of:=ROUND((([.I12]/[.$S$1])*MAX([.I12]/350;0.8));2)" office:value-type="float" office:value="1.73" calcext:value-type="float">
            <text:p>1.73</text:p>
          </table:table-cell>
          <table:table-cell table:style-name="ce11" table:formula="of:=ROUND([.I12]/6;2)" office:value-type="float" office:value="32.5" calcext:value-type="float">
            <text:p>32.5</text:p>
          </table:table-cell>
          <table:table-cell table:style-name="ce18" table:formula="of:=ROUND(MIN(([.D12]/10); 60);0)*5" office:value-type="float" office:value="15" calcext:value-type="float">
            <text:p>15</text:p>
          </table:table-cell>
          <table:table-cell table:style-name="ce19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19" table:formula="of:=IFERROR(ROUND(((MIN(([.$D12]^2)/([.$T12]^2);[.$S$2])))*[.$S12]);0)" office:value-type="float" office:value="1" calcext:value-type="float">
            <text:p>1</text:p>
          </table:table-cell>
          <table:table-cell table:style-name="ce20" table:formula="of:=IFERROR(ROUND(MIN(([.D12]+[.G12]+[.I12])/8/[.$T12];[.$S$2])^2*[.$S12]);0)" office:value-type="float" office:value="2" calcext:value-type="float">
            <text:p>2</text:p>
          </table:table-cell>
          <table:table-cell table:style-name="ce19" table:formula="of:=IFERROR(ROUND(((MIN(([.H12]^2)/([.$T12]^2);[.$S$2])))*[.$S12]*[.$T$1]);0)" office:value-type="float" office:value="2" calcext:value-type="float">
            <text:p>2</text:p>
          </table:table-cell>
          <table:table-cell table:style-name="ce19" table:formula="of:=IFERROR(ROUND(((MIN(([.E12]^2)/([.$T12]^2);[.$S$2])))*[.$S12]*[.$T$1]);0)" office:value-type="float" office:value="1" calcext:value-type="float">
            <text:p>1</text:p>
          </table:table-cell>
          <table:table-cell table:style-name="ce19" table:formula="of:=IFERROR(ROUND(((MIN(([.G12]^2)/([.$T12]^2);[.$S$2])))*[.$S12]*[.$T$1]);0)" office:value-type="float" office:value="0" calcext:value-type="float">
            <text:p>0</text:p>
          </table:table-cell>
          <table:table-cell table:style-name="ce19"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style-name="ce1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2]+[.$G12]+[.$I12])/8/[.$T12];[.$AE$2]))*([.$J12]+3)*[.$AG$2];([.I12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3:.H13])" office:value-type="float" office:value="245" calcext:value-type="float">
            <text:p>245</text:p>
          </table:table-cell>
          <table:table-cell table:style-name="ce11" table:formula="of:=ROUND((([.I13]/[.$S$1])*MAX([.I13]/420; 1.2));2)" office:value-type="float" office:value="3.27" calcext:value-type="float">
            <text:p>3.27</text:p>
          </table:table-cell>
          <table:table-cell table:style-name="ce11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11" table:formula="of:=IFERROR(ROUND((AVERAGE(MIN(([.$D13]^[.$L$2])/([.$T13]^2);[.$R$2]); MIN([.D13]/[.$O$2]; [.$N$2])))*([.$J13]+[.$M$2]))*5;0)" office:value-type="float" office:value="15" calcext:value-type="float">
            <text:p>15</text:p>
          </table:table-cell>
          <table:table-cell table:style-name="ce11" table:formula="of:=IFERROR(ROUND((MIN(([.$D13]+[.$G13]+[.$I13])/8/[.$T13];[.$R$2]))*([.$J13]+3))*5;0)" office:value-type="float" office:value="30" calcext:value-type="float">
            <text:p>30</text:p>
          </table:table-cell>
          <table:table-cell table:style-name="ce11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11" table:formula="of:=IFERROR(ROUND((AVERAGE(MIN(([.$E13]^2)/([.$T13]^2);[.$R$2]);MIN([.E13]/[.$P$2]; [.$N$2]))*([.$J13]+3)*[.$T$2]))*5;0)" office:value-type="float" office:value="40" calcext:value-type="float">
            <text:p>40</text:p>
          </table:table-cell>
          <table:table-cell table:style-name="ce11" table:formula="of:=IFERROR(ROUND((AVERAGE(MIN(([.$G13]^2)/([.$T13]^2);[.$R$2]);MIN([.G13]/[.$P$2]; [.$N$2]))*([.$J13]+3)*[.$T$2]))*5;0)" office:value-type="float" office:value="10" calcext:value-type="float">
            <text:p>10</text:p>
          </table:table-cell>
          <table:table-cell table:style-name="ce11" table:formula="of:=IFERROR(ROUND((AVERAGE(MIN(([.$F13]^[.$Q$2])/([.$T13]^2);[.$R$2]); MIN([.F13]/[.$O$2]; [.$N$2])))*([.$J13]+[.$M$2]))*5;0)" office:value-type="float" office:value="15" calcext:value-type="float">
            <text:p>15</text:p>
          </table:table-cell>
          <table:table-cell table:style-name="ce11" table:formula="of:=ROUND(AVERAGE([.K13:.Q13]))" office:value-type="float" office:value="26" calcext:value-type="float">
            <text:p>26</text:p>
          </table:table-cell>
          <table:table-cell table:style-name="ce11" table:formula="of:=ROUND((([.I13]/[.$S$1])*MAX([.I13]/350;0.8));2)" office:value-type="float" office:value="2.18" calcext:value-type="float">
            <text:p>2.18</text:p>
          </table:table-cell>
          <table:table-cell table:style-name="ce11" table:formula="of:=ROUND([.I13]/6;2)" office:value-type="float" office:value="40.83" calcext:value-type="float">
            <text:p>40.83</text:p>
          </table:table-cell>
          <table:table-cell table:style-name="ce18" table:formula="of:=ROUND(MIN(([.D13]/10); 60);0)*5" office:value-type="float" office:value="20" calcext:value-type="float">
            <text:p>20</text:p>
          </table:table-cell>
          <table:table-cell table:style-name="ce19" table:formula="of:=IFERROR(ROUND((((MIN(([.$C13]^2)/([.$T13]^2);[.$S$2])))*[.$S13]*0.8)+([.C13]/10))+10;10)" office:value-type="float" office:value="18" calcext:value-type="float">
            <text:p>18</text:p>
          </table:table-cell>
          <table:table-cell table:style-name="ce19" table:formula="of:=IFERROR(ROUND(((MIN(([.$D13]^2)/([.$T13]^2);[.$S$2])))*[.$S13]);0)" office:value-type="float" office:value="2" calcext:value-type="float">
            <text:p>2</text:p>
          </table:table-cell>
          <table:table-cell table:style-name="ce20" table:formula="of:=IFERROR(ROUND(MIN(([.D13]+[.G13]+[.I13])/8/[.$T13];[.$S$2])^2*[.$S13]);0)" office:value-type="float" office:value="2" calcext:value-type="float">
            <text:p>2</text:p>
          </table:table-cell>
          <table:table-cell table:style-name="ce19" table:formula="of:=IFERROR(ROUND(((MIN(([.H13]^2)/([.$T13]^2);[.$S$2])))*[.$S13]*[.$T$1]);0)" office:value-type="float" office:value="1" calcext:value-type="float">
            <text:p>1</text:p>
          </table:table-cell>
          <table:table-cell table:style-name="ce19" table:formula="of:=IFERROR(ROUND(((MIN(([.E13]^2)/([.$T13]^2);[.$S$2])))*[.$S13]*[.$T$1]);0)" office:value-type="float" office:value="3" calcext:value-type="float">
            <text:p>3</text:p>
          </table:table-cell>
          <table:table-cell table:style-name="ce19" table:formula="of:=IFERROR(ROUND(((MIN(([.G13]^2)/([.$T13]^2);[.$S$2])))*[.$S13]*[.$T$1]);0)" office:value-type="float" office:value="1" calcext:value-type="float">
            <text:p>1</text:p>
          </table:table-cell>
          <table:table-cell table:style-name="ce19"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83" calcext:value-type="float">
            <text:p>1.83</text:p>
          </table:table-cell>
          <table:table-cell table:style-name="ce1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3]+[.$G13]+[.$I13])/8/[.$T13];[.$AE$2]))*([.$J13]+3)*[.$AG$2];([.I13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/>
          <table:table-cell table:formula="of:=MIN(MAX([.V13]-[.V12];0);[.$AT$2])" office:value-type="float" office:value="1" calcext:value-type="float">
            <text:p>1</text:p>
          </table:table-cell>
          <table:table-cell table:formula="of:=MIN(MAX([.W13]-[.W12];0);[.$AT$2])" office:value-type="float" office:value="1" calcext:value-type="float">
            <text:p>1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:.H14])" office:value-type="float" office:value="400" calcext:value-type="float">
            <text:p>400</text:p>
          </table:table-cell>
          <table:table-cell table:style-name="ce11" table:formula="of:=ROUND((([.I14]/[.$S$1])*MAX([.I14]/420; 1.2));2)" office:value-type="float" office:value="5.33" calcext:value-type="float">
            <text:p>5.33</text:p>
          </table:table-cell>
          <table:table-cell table:style-name="ce11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11" table:formula="of:=IFERROR(ROUND((AVERAGE(MIN(([.$D14]^[.$L$2])/([.$T14]^2);[.$R$2]); MIN([.D14]/[.$O$2]; [.$N$2])))*([.$J14]+[.$M$2]))*5;0)" office:value-type="float" office:value="25" calcext:value-type="float">
            <text:p>25</text:p>
          </table:table-cell>
          <table:table-cell table:style-name="ce11" table:formula="of:=IFERROR(ROUND((MIN(([.$D14]+[.$G14]+[.$I14])/8/[.$T14];[.$R$2]))*([.$J14]+3))*5;0)" office:value-type="float" office:value="40" calcext:value-type="float">
            <text:p>40</text:p>
          </table:table-cell>
          <table:table-cell table:style-name="ce11" table:formula="of:=IFERROR(ROUND(((MIN(([.$H14]^2)/([.$T14]^2);[.$R$2]))*([.$J14]+3)*[.$T$2]))*5;0)" office:value-type="float" office:value="40" calcext:value-type="float">
            <text:p>40</text:p>
          </table:table-cell>
          <table:table-cell table:style-name="ce11" table:formula="of:=IFERROR(ROUND((AVERAGE(MIN(([.$E14]^2)/([.$T14]^2);[.$R$2]);MIN([.E14]/[.$P$2]; [.$N$2]))*([.$J14]+3)*[.$T$2]))*5;0)" office:value-type="float" office:value="30" calcext:value-type="float">
            <text:p>30</text:p>
          </table:table-cell>
          <table:table-cell table:style-name="ce11" table:formula="of:=IFERROR(ROUND((AVERAGE(MIN(([.$G14]^2)/([.$T14]^2);[.$R$2]);MIN([.G14]/[.$P$2]; [.$N$2]))*([.$J14]+3)*[.$T$2]))*5;0)" office:value-type="float" office:value="45" calcext:value-type="float">
            <text:p>45</text:p>
          </table:table-cell>
          <table:table-cell table:style-name="ce11" table:formula="of:=IFERROR(ROUND((AVERAGE(MIN(([.$F14]^[.$Q$2])/([.$T14]^2);[.$R$2]); MIN([.F14]/[.$O$2]; [.$N$2])))*([.$J14]+[.$M$2]))*5;0)" office:value-type="float" office:value="50" calcext:value-type="float">
            <text:p>50</text:p>
          </table:table-cell>
          <table:table-cell table:style-name="ce11" table:formula="of:=ROUND(AVERAGE([.K14:.Q14]))" office:value-type="float" office:value="41" calcext:value-type="float">
            <text:p>41</text:p>
          </table:table-cell>
          <table:table-cell table:style-name="ce11" table:formula="of:=ROUND((([.I14]/[.$S$1])*MAX([.I14]/350;0.8));2)" office:value-type="float" office:value="5.08" calcext:value-type="float">
            <text:p>5.08</text:p>
          </table:table-cell>
          <table:table-cell table:style-name="ce11" table:formula="of:=ROUND([.I14]/6;2)" office:value-type="float" office:value="66.67" calcext:value-type="float">
            <text:p>66.67</text:p>
          </table:table-cell>
          <table:table-cell table:style-name="ce18" table:formula="of:=ROUND(MIN(([.D14]/10); 60);0)*5" office:value-type="float" office:value="30" calcext:value-type="float">
            <text:p>30</text:p>
          </table:table-cell>
          <table:table-cell table:style-name="ce19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19" table:formula="of:=IFERROR(ROUND(((MIN(([.$D14]^2)/([.$T14]^2);[.$S$2])))*[.$S14]);0)" office:value-type="float" office:value="3" calcext:value-type="float">
            <text:p>3</text:p>
          </table:table-cell>
          <table:table-cell table:style-name="ce20" table:formula="of:=IFERROR(ROUND(MIN(([.D14]+[.G14]+[.I14])/8/[.$T14];[.$S$2])^2*[.$S14]);0)" office:value-type="float" office:value="5" calcext:value-type="float">
            <text:p>5</text:p>
          </table:table-cell>
          <table:table-cell table:style-name="ce19" table:formula="of:=IFERROR(ROUND(((MIN(([.H14]^2)/([.$T14]^2);[.$S$2])))*[.$S14]*[.$T$1]);0)" office:value-type="float" office:value="5" calcext:value-type="float">
            <text:p>5</text:p>
          </table:table-cell>
          <table:table-cell table:style-name="ce19" table:formula="of:=IFERROR(ROUND(((MIN(([.E14]^2)/([.$T14]^2);[.$S$2])))*[.$S14]*[.$T$1]);0)" office:value-type="float" office:value="2" calcext:value-type="float">
            <text:p>2</text:p>
          </table:table-cell>
          <table:table-cell table:style-name="ce19" table:formula="of:=IFERROR(ROUND(((MIN(([.G14]^2)/([.$T14]^2);[.$S$2])))*[.$S14]*[.$T$1]);0)" office:value-type="float" office:value="4" calcext:value-type="float">
            <text:p>4</text:p>
          </table:table-cell>
          <table:table-cell table:style-name="ce19" table:formula="of:=IFERROR(ROUND(((MIN(([.F14]^2)/([.$T14]^2);[.$S$2]))*[.$S14]));0)" office:value-type="float" office:value="8" calcext:value-type="float">
            <text:p>8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style-name="ce1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4]+[.$G14]+[.$I14])/8/[.$T14];[.$AE$2]))*([.$J14]+3)*[.$AG$2];([.I1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4]^2)/([.$T14]^[.$AC$2]);[.$AE$2]))*([.$J14]+3)*[.$AG$2]);([.H1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4]^[.$AC$2])/([.$T14]^[.$AC$2]);[.$AE$2]))*([.$J14]+3)*[.$AG$2]);([.G1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14" calcext:value-type="float">
            <text:p>37.14</text:p>
          </table:table-cell>
          <table:table-cell/>
          <table:table-cell table:formula="of:=MIN(MAX([.V14]-[.V13];0);[.$AT$2])" office:value-type="float" office:value="1" calcext:value-type="float">
            <text:p>1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3" calcext:value-type="float">
            <text:p>3</text:p>
          </table:table-cell>
          <table:table-cell table:formula="of:=MIN(MAX([.Y14]-[.Y13];0);[.$AT$2])" office:value-type="float" office:value="4" calcext:value-type="float">
            <text:p>4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3" calcext:value-type="float">
            <text:p>3</text:p>
          </table:table-cell>
          <table:table-cell table:formula="of:=MIN(MAX([.AB14]-[.AB1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11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11" table:formula="of:=IFERROR(ROUND((AVERAGE(MIN(([.$D15]^[.$L$2])/([.$T15]^2);[.$R$2]); MIN([.D15]/[.$O$2]; [.$N$2])))*([.$J15]+[.$M$2]))*5;0)" office:value-type="float" office:value="20" calcext:value-type="float">
            <text:p>20</text:p>
          </table:table-cell>
          <table:table-cell table:style-name="ce11" table:formula="of:=IFERROR(ROUND((MIN(([.$D15]+[.$G15]+[.$I15])/8/[.$T15];[.$R$2]))*([.$J15]+3))*5;0)" office:value-type="float" office:value="25" calcext:value-type="float">
            <text:p>25</text:p>
          </table:table-cell>
          <table:table-cell table:style-name="ce11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11" table:formula="of:=IFERROR(ROUND((AVERAGE(MIN(([.$E15]^2)/([.$T15]^2);[.$R$2]);MIN([.E15]/[.$P$2]; [.$N$2]))*([.$J15]+3)*[.$T$2]))*5;0)" office:value-type="float" office:value="15" calcext:value-type="float">
            <text:p>15</text:p>
          </table:table-cell>
          <table:table-cell table:style-name="ce11" table:formula="of:=IFERROR(ROUND((AVERAGE(MIN(([.$G15]^2)/([.$T15]^2);[.$R$2]);MIN([.G15]/[.$P$2]; [.$N$2]))*([.$J15]+3)*[.$T$2]))*5;0)" office:value-type="float" office:value="10" calcext:value-type="float">
            <text:p>10</text:p>
          </table:table-cell>
          <table:table-cell table:style-name="ce11" table:formula="of:=IFERROR(ROUND((AVERAGE(MIN(([.$F15]^[.$Q$2])/([.$T15]^2);[.$R$2]); MIN([.F15]/[.$O$2]; [.$N$2])))*([.$J15]+[.$M$2]))*5;0)" office:value-type="float" office:value="5" calcext:value-type="float">
            <text:p>5</text:p>
          </table:table-cell>
          <table:table-cell table:style-name="ce11" table:formula="of:=ROUND(AVERAGE([.K15:.Q15]))" office:value-type="float" office:value="24" calcext:value-type="float">
            <text:p>24</text:p>
          </table:table-cell>
          <table:table-cell table:style-name="ce11" table:formula="of:=ROUND((([.I15]/[.$S$1])*MAX([.I15]/350;0.8));2)" office:value-type="float" office:value="1.73" calcext:value-type="float">
            <text:p>1.73</text:p>
          </table:table-cell>
          <table:table-cell table:style-name="ce11" table:formula="of:=ROUND([.I15]/6;2)" office:value-type="float" office:value="32.5" calcext:value-type="float">
            <text:p>32.5</text:p>
          </table:table-cell>
          <table:table-cell table:style-name="ce18" table:formula="of:=ROUND(MIN(([.D15]/10); 60);0)*5" office:value-type="float" office:value="20" calcext:value-type="float">
            <text:p>20</text:p>
          </table:table-cell>
          <table:table-cell table:style-name="ce19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19" table:formula="of:=IFERROR(ROUND(((MIN(([.$D15]^2)/([.$T15]^2);[.$S$2])))*[.$S15]);0)" office:value-type="float" office:value="3" calcext:value-type="float">
            <text:p>3</text:p>
          </table:table-cell>
          <table:table-cell table:style-name="ce20" table:formula="of:=IFERROR(ROUND(MIN(([.D15]+[.G15]+[.I15])/8/[.$T15];[.$S$2])^2*[.$S15]);0)" office:value-type="float" office:value="2" calcext:value-type="float">
            <text:p>2</text:p>
          </table:table-cell>
          <table:table-cell table:style-name="ce19" table:formula="of:=IFERROR(ROUND(((MIN(([.H15]^2)/([.$T15]^2);[.$S$2])))*[.$S15]*[.$T$1]);0)" office:value-type="float" office:value="2" calcext:value-type="float">
            <text:p>2</text:p>
          </table:table-cell>
          <table:table-cell table:style-name="ce19" table:formula="of:=IFERROR(ROUND(((MIN(([.E15]^2)/([.$T15]^2);[.$S$2])))*[.$S15]*[.$T$1]);0)" office:value-type="float" office:value="1" calcext:value-type="float">
            <text:p>1</text:p>
          </table:table-cell>
          <table:table-cell table:style-name="ce19" table:formula="of:=IFERROR(ROUND(((MIN(([.G15]^2)/([.$T15]^2);[.$S$2])))*[.$S15]*[.$T$1]);0)" office:value-type="float" office:value="0" calcext:value-type="float">
            <text:p>0</text:p>
          </table:table-cell>
          <table:table-cell table:style-name="ce19"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5" calcext:value-type="float">
            <text:p>1.5</text:p>
          </table:table-cell>
          <table:table-cell table:style-name="ce1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]+[.$G15]+[.$I15])/8/[.$T15];[.$AE$2]))*([.$J15]+3)*[.$AG$2];([.I15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11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11" table:formula="of:=IFERROR(ROUND((AVERAGE(MIN(([.$D16]^[.$L$2])/([.$T16]^2);[.$R$2]); MIN([.D16]/[.$O$2]; [.$N$2])))*([.$J16]+[.$M$2]))*5;0)" office:value-type="float" office:value="25" calcext:value-type="float">
            <text:p>25</text:p>
          </table:table-cell>
          <table:table-cell table:style-name="ce11" table:formula="of:=IFERROR(ROUND((MIN(([.$D16]+[.$G16]+[.$I16])/8/[.$T16];[.$R$2]))*([.$J16]+3))*5;0)" office:value-type="float" office:value="30" calcext:value-type="float">
            <text:p>30</text:p>
          </table:table-cell>
          <table:table-cell table:style-name="ce11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11" table:formula="of:=IFERROR(ROUND((AVERAGE(MIN(([.$E16]^2)/([.$T16]^2);[.$R$2]);MIN([.E16]/[.$P$2]; [.$N$2]))*([.$J16]+3)*[.$T$2]))*5;0)" office:value-type="float" office:value="30" calcext:value-type="float">
            <text:p>30</text:p>
          </table:table-cell>
          <table:table-cell table:style-name="ce11" table:formula="of:=IFERROR(ROUND((AVERAGE(MIN(([.$G16]^2)/([.$T16]^2);[.$R$2]);MIN([.G16]/[.$P$2]; [.$N$2]))*([.$J16]+3)*[.$T$2]))*5;0)" office:value-type="float" office:value="10" calcext:value-type="float">
            <text:p>10</text:p>
          </table:table-cell>
          <table:table-cell table:style-name="ce11" table:formula="of:=IFERROR(ROUND((AVERAGE(MIN(([.$F16]^[.$Q$2])/([.$T16]^2);[.$R$2]); MIN([.F16]/[.$O$2]; [.$N$2])))*([.$J16]+[.$M$2]))*5;0)" office:value-type="float" office:value="10" calcext:value-type="float">
            <text:p>10</text:p>
          </table:table-cell>
          <table:table-cell table:style-name="ce11" table:formula="of:=ROUND(AVERAGE([.K16:.Q16]))" office:value-type="float" office:value="28" calcext:value-type="float">
            <text:p>28</text:p>
          </table:table-cell>
          <table:table-cell table:style-name="ce11" table:formula="of:=ROUND((([.I16]/[.$S$1])*MAX([.I16]/350;0.8));2)" office:value-type="float" office:value="2.18" calcext:value-type="float">
            <text:p>2.18</text:p>
          </table:table-cell>
          <table:table-cell table:style-name="ce11" table:formula="of:=ROUND([.I16]/6;2)" office:value-type="float" office:value="40.83" calcext:value-type="float">
            <text:p>40.83</text:p>
          </table:table-cell>
          <table:table-cell table:style-name="ce18" table:formula="of:=ROUND(MIN(([.D16]/10); 60);0)*5" office:value-type="float" office:value="30" calcext:value-type="float">
            <text:p>30</text:p>
          </table:table-cell>
          <table:table-cell table:style-name="ce19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19" table:formula="of:=IFERROR(ROUND(((MIN(([.$D16]^2)/([.$T16]^2);[.$S$2])))*[.$S16]);0)" office:value-type="float" office:value="4" calcext:value-type="float">
            <text:p>4</text:p>
          </table:table-cell>
          <table:table-cell table:style-name="ce20" table:formula="of:=IFERROR(ROUND(MIN(([.D16]+[.G16]+[.I16])/8/[.$T16];[.$S$2])^2*[.$S16]);0)" office:value-type="float" office:value="2" calcext:value-type="float">
            <text:p>2</text:p>
          </table:table-cell>
          <table:table-cell table:style-name="ce19" table:formula="of:=IFERROR(ROUND(((MIN(([.H16]^2)/([.$T16]^2);[.$S$2])))*[.$S16]*[.$T$1]);0)" office:value-type="float" office:value="2" calcext:value-type="float">
            <text:p>2</text:p>
          </table:table-cell>
          <table:table-cell table:style-name="ce19" table:formula="of:=IFERROR(ROUND(((MIN(([.E16]^2)/([.$T16]^2);[.$S$2])))*[.$S16]*[.$T$1]);0)" office:value-type="float" office:value="2" calcext:value-type="float">
            <text:p>2</text:p>
          </table:table-cell>
          <table:table-cell table:style-name="ce19" table:formula="of:=IFERROR(ROUND(((MIN(([.G16]^2)/([.$T16]^2);[.$S$2])))*[.$S16]*[.$T$1]);0)" office:value-type="float" office:value="0" calcext:value-type="float">
            <text:p>0</text:p>
          </table:table-cell>
          <table:table-cell table:style-name="ce19"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style-name="ce1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6]+[.$G16]+[.$I16])/8/[.$T16];[.$AE$2]))*([.$J16]+3)*[.$AG$2];([.I16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:.H17])" office:value-type="float" office:value="400" calcext:value-type="float">
            <text:p>400</text:p>
          </table:table-cell>
          <table:table-cell table:style-name="ce11" table:formula="of:=ROUND((([.I17]/[.$S$1])*MAX([.I17]/420; 1.2));2)" office:value-type="float" office:value="5.33" calcext:value-type="float">
            <text:p>5.33</text:p>
          </table:table-cell>
          <table:table-cell table:style-name="ce11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11" table:formula="of:=IFERROR(ROUND((AVERAGE(MIN(([.$D17]^[.$L$2])/([.$T17]^2);[.$R$2]); MIN([.D17]/[.$O$2]; [.$N$2])))*([.$J17]+[.$M$2]))*5;0)" office:value-type="float" office:value="50" calcext:value-type="float">
            <text:p>50</text:p>
          </table:table-cell>
          <table:table-cell table:style-name="ce11" table:formula="of:=IFERROR(ROUND((MIN(([.$D17]+[.$G17]+[.$I17])/8/[.$T17];[.$R$2]))*([.$J17]+3))*5;0)" office:value-type="float" office:value="45" calcext:value-type="float">
            <text:p>45</text:p>
          </table:table-cell>
          <table:table-cell table:style-name="ce11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11" table:formula="of:=IFERROR(ROUND((AVERAGE(MIN(([.$E17]^2)/([.$T17]^2);[.$R$2]);MIN([.E17]/[.$P$2]; [.$N$2]))*([.$J17]+3)*[.$T$2]))*5;0)" office:value-type="float" office:value="30" calcext:value-type="float">
            <text:p>30</text:p>
          </table:table-cell>
          <table:table-cell table:style-name="ce11" table:formula="of:=IFERROR(ROUND((AVERAGE(MIN(([.$G17]^2)/([.$T17]^2);[.$R$2]);MIN([.G17]/[.$P$2]; [.$N$2]))*([.$J17]+3)*[.$T$2]))*5;0)" office:value-type="float" office:value="50" calcext:value-type="float">
            <text:p>50</text:p>
          </table:table-cell>
          <table:table-cell table:style-name="ce11" table:formula="of:=IFERROR(ROUND((AVERAGE(MIN(([.$F17]^[.$Q$2])/([.$T17]^2);[.$R$2]); MIN([.F17]/[.$O$2]; [.$N$2])))*([.$J17]+[.$M$2]))*5;0)" office:value-type="float" office:value="20" calcext:value-type="float">
            <text:p>20</text:p>
          </table:table-cell>
          <table:table-cell table:style-name="ce11" table:formula="of:=ROUND(AVERAGE([.K17:.Q17]))" office:value-type="float" office:value="44" calcext:value-type="float">
            <text:p>44</text:p>
          </table:table-cell>
          <table:table-cell table:style-name="ce11" table:formula="of:=ROUND((([.I17]/[.$S$1])*MAX([.I17]/350;0.8));2)" office:value-type="float" office:value="5.08" calcext:value-type="float">
            <text:p>5.08</text:p>
          </table:table-cell>
          <table:table-cell table:style-name="ce11" table:formula="of:=ROUND([.I17]/6;2)" office:value-type="float" office:value="66.67" calcext:value-type="float">
            <text:p>66.67</text:p>
          </table:table-cell>
          <table:table-cell table:style-name="ce18" table:formula="of:=ROUND(MIN(([.D17]/10); 60);0)*5" office:value-type="float" office:value="45" calcext:value-type="float">
            <text:p>45</text:p>
          </table:table-cell>
          <table:table-cell table:style-name="ce19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19" table:formula="of:=IFERROR(ROUND(((MIN(([.$D17]^2)/([.$T17]^2);[.$S$2])))*[.$S17]);0)" office:value-type="float" office:value="8" calcext:value-type="float">
            <text:p>8</text:p>
          </table:table-cell>
          <table:table-cell table:style-name="ce20" table:formula="of:=IFERROR(ROUND(MIN(([.D17]+[.G17]+[.I17])/8/[.$T17];[.$S$2])^2*[.$S17]);0)" office:value-type="float" office:value="6" calcext:value-type="float">
            <text:p>6</text:p>
          </table:table-cell>
          <table:table-cell table:style-name="ce19" table:formula="of:=IFERROR(ROUND(((MIN(([.H17]^2)/([.$T17]^2);[.$S$2])))*[.$S17]*[.$T$1]);0)" office:value-type="float" office:value="5" calcext:value-type="float">
            <text:p>5</text:p>
          </table:table-cell>
          <table:table-cell table:style-name="ce19" table:formula="of:=IFERROR(ROUND(((MIN(([.E17]^2)/([.$T17]^2);[.$S$2])))*[.$S17]*[.$T$1]);0)" office:value-type="float" office:value="2" calcext:value-type="float">
            <text:p>2</text:p>
          </table:table-cell>
          <table:table-cell table:style-name="ce19" table:formula="of:=IFERROR(ROUND(((MIN(([.G17]^2)/([.$T17]^2);[.$S$2])))*[.$S17]*[.$T$1]);0)" office:value-type="float" office:value="5" calcext:value-type="float">
            <text:p>5</text:p>
          </table:table-cell>
          <table:table-cell table:style-name="ce19"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style-name="ce1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]+[.$G17]+[.$I17])/8/[.$T17];[.$AE$2]))*([.$J17]+3)*[.$AG$2];([.I1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]^[.$AC$2])/([.$T17]^[.$AC$2]);[.$AE$2]))*([.$J17]+3)*[.$AG$2]);([.E1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7.14" calcext:value-type="float">
            <text:p>37.14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4" calcext:value-type="float">
            <text:p>4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5" calcext:value-type="float">
            <text:p>5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11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11" table:formula="of:=IFERROR(ROUND((AVERAGE(MIN(([.$D18]^[.$L$2])/([.$T18]^2);[.$R$2]); MIN([.D18]/[.$O$2]; [.$N$2])))*([.$J18]+[.$M$2]))*5;0)" office:value-type="float" office:value="15" calcext:value-type="float">
            <text:p>15</text:p>
          </table:table-cell>
          <table:table-cell table:style-name="ce11" table:formula="of:=IFERROR(ROUND((MIN(([.$D18]+[.$G18]+[.$I18])/8/[.$T18];[.$R$2]))*([.$J18]+3))*5;0)" office:value-type="float" office:value="30" calcext:value-type="float">
            <text:p>30</text:p>
          </table:table-cell>
          <table:table-cell table:style-name="ce11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11" table:formula="of:=IFERROR(ROUND((AVERAGE(MIN(([.$E18]^2)/([.$T18]^2);[.$R$2]);MIN([.E18]/[.$P$2]; [.$N$2]))*([.$J18]+3)*[.$T$2]))*5;0)" office:value-type="float" office:value="20" calcext:value-type="float">
            <text:p>20</text:p>
          </table:table-cell>
          <table:table-cell table:style-name="ce11" table:formula="of:=IFERROR(ROUND((AVERAGE(MIN(([.$G18]^2)/([.$T18]^2);[.$R$2]);MIN([.G18]/[.$P$2]; [.$N$2]))*([.$J18]+3)*[.$T$2]))*5;0)" office:value-type="float" office:value="20" calcext:value-type="float">
            <text:p>20</text:p>
          </table:table-cell>
          <table:table-cell table:style-name="ce11" table:formula="of:=IFERROR(ROUND((AVERAGE(MIN(([.$F18]^[.$Q$2])/([.$T18]^2);[.$R$2]); MIN([.F18]/[.$O$2]; [.$N$2])))*([.$J18]+[.$M$2]))*5;0)" office:value-type="float" office:value="30" calcext:value-type="float">
            <text:p>30</text:p>
          </table:table-cell>
          <table:table-cell table:style-name="ce11" table:formula="of:=ROUND(AVERAGE([.K18:.Q18]))" office:value-type="float" office:value="28" calcext:value-type="float">
            <text:p>28</text:p>
          </table:table-cell>
          <table:table-cell table:style-name="ce11" table:formula="of:=ROUND((([.I18]/[.$S$1])*MAX([.I18]/350;0.8));2)" office:value-type="float" office:value="2.36" calcext:value-type="float">
            <text:p>2.36</text:p>
          </table:table-cell>
          <table:table-cell table:style-name="ce11" table:formula="of:=ROUND([.I18]/6;2)" office:value-type="float" office:value="44.33" calcext:value-type="float">
            <text:p>44.33</text:p>
          </table:table-cell>
          <table:table-cell table:style-name="ce18" table:formula="of:=ROUND(MIN(([.D18]/10); 60);0)*5" office:value-type="float" office:value="20" calcext:value-type="float">
            <text:p>20</text:p>
          </table:table-cell>
          <table:table-cell table:style-name="ce19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19" table:formula="of:=IFERROR(ROUND(((MIN(([.$D18]^2)/([.$T18]^2);[.$S$2])))*[.$S18]);0)" office:value-type="float" office:value="2" calcext:value-type="float">
            <text:p>2</text:p>
          </table:table-cell>
          <table:table-cell table:style-name="ce20" table:formula="of:=IFERROR(ROUND(MIN(([.D18]+[.G18]+[.I18])/8/[.$T18];[.$S$2])^2*[.$S18]);0)" office:value-type="float" office:value="2" calcext:value-type="float">
            <text:p>2</text:p>
          </table:table-cell>
          <table:table-cell table:style-name="ce19" table:formula="of:=IFERROR(ROUND(((MIN(([.H18]^2)/([.$T18]^2);[.$S$2])))*[.$S18]*[.$T$1]);0)" office:value-type="float" office:value="3" calcext:value-type="float">
            <text:p>3</text:p>
          </table:table-cell>
          <table:table-cell table:style-name="ce19" table:formula="of:=IFERROR(ROUND(((MIN(([.E18]^2)/([.$T18]^2);[.$S$2])))*[.$S18]*[.$T$1]);0)" office:value-type="float" office:value="1" calcext:value-type="float">
            <text:p>1</text:p>
          </table:table-cell>
          <table:table-cell table:style-name="ce19" table:formula="of:=IFERROR(ROUND(((MIN(([.G18]^2)/([.$T18]^2);[.$S$2])))*[.$S18]*[.$T$1]);0)" office:value-type="float" office:value="1" calcext:value-type="float">
            <text:p>1</text:p>
          </table:table-cell>
          <table:table-cell table:style-name="ce19" table:formula="of:=IFERROR(ROUND(((MIN(([.F18]^2)/([.$T18]^2);[.$S$2]))*[.$S18]));0)" office:value-type="float" office:value="4" calcext:value-type="float">
            <text:p>4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style-name="ce1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8]+[.$G18]+[.$I18])/8/[.$T18];[.$AE$2]))*([.$J18]+3)*[.$AG$2];([.I1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]^[.$AC$2])/([.$T18]^[.$AC$2]);[.$AE$2]))*([.$J18]+3)*[.$AG$2]);([.E1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14" calcext:value-type="float">
            <text:p>27.14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9:.H19])" office:value-type="float" office:value="394" calcext:value-type="float">
            <text:p>394</text:p>
          </table:table-cell>
          <table:table-cell table:style-name="ce11" table:formula="of:=ROUND((([.I19]/[.$S$1])*MAX([.I19]/420; 1.2));2)" office:value-type="float" office:value="5.25" calcext:value-type="float">
            <text:p>5.25</text:p>
          </table:table-cell>
          <table:table-cell table:style-name="ce11" table:formula="of:=IFERROR((ROUND((((MIN(([.$C19]^2)/([.$T19]^2);[.$R$2])))*[.$J19]*0.8)+([.C19]/10))*5)+10; 0)" office:value-type="float" office:value="55" calcext:value-type="float">
            <text:p>55</text:p>
          </table:table-cell>
          <table:table-cell table:style-name="ce11" table:formula="of:=IFERROR(ROUND((AVERAGE(MIN(([.$D19]^[.$L$2])/([.$T19]^2);[.$R$2]); MIN([.D19]/[.$O$2]; [.$N$2])))*([.$J19]+[.$M$2]))*5;0)" office:value-type="float" office:value="35" calcext:value-type="float">
            <text:p>35</text:p>
          </table:table-cell>
          <table:table-cell table:style-name="ce11" table:formula="of:=IFERROR(ROUND((MIN(([.$D19]+[.$G19]+[.$I19])/8/[.$T19];[.$R$2]))*([.$J19]+3))*5;0)" office:value-type="float" office:value="40" calcext:value-type="float">
            <text:p>40</text:p>
          </table:table-cell>
          <table:table-cell table:style-name="ce11" table:formula="of:=IFERROR(ROUND(((MIN(([.$H19]^2)/([.$T19]^2);[.$R$2]))*([.$J19]+3)*[.$T$2]))*5;0)" office:value-type="float" office:value="50" calcext:value-type="float">
            <text:p>50</text:p>
          </table:table-cell>
          <table:table-cell table:style-name="ce11" table:formula="of:=IFERROR(ROUND((AVERAGE(MIN(([.$E19]^2)/([.$T19]^2);[.$R$2]);MIN([.E19]/[.$P$2]; [.$N$2]))*([.$J19]+3)*[.$T$2]))*5;0)" office:value-type="float" office:value="30" calcext:value-type="float">
            <text:p>30</text:p>
          </table:table-cell>
          <table:table-cell table:style-name="ce11" table:formula="of:=IFERROR(ROUND((AVERAGE(MIN(([.$G19]^2)/([.$T19]^2);[.$R$2]);MIN([.G19]/[.$P$2]; [.$N$2]))*([.$J19]+3)*[.$T$2]))*5;0)" office:value-type="float" office:value="30" calcext:value-type="float">
            <text:p>30</text:p>
          </table:table-cell>
          <table:table-cell table:style-name="ce11" table:formula="of:=IFERROR(ROUND((AVERAGE(MIN(([.$F19]^[.$Q$2])/([.$T19]^2);[.$R$2]); MIN([.F19]/[.$O$2]; [.$N$2])))*([.$J19]+[.$M$2]))*5;0)" office:value-type="float" office:value="45" calcext:value-type="float">
            <text:p>45</text:p>
          </table:table-cell>
          <table:table-cell table:style-name="ce11" table:formula="of:=ROUND(AVERAGE([.K19:.Q19]))" office:value-type="float" office:value="41" calcext:value-type="float">
            <text:p>41</text:p>
          </table:table-cell>
          <table:table-cell table:style-name="ce11" table:formula="of:=ROUND((([.I19]/[.$S$1])*MAX([.I19]/350;0.8));2)" office:value-type="float" office:value="4.93" calcext:value-type="float">
            <text:p>4.93</text:p>
          </table:table-cell>
          <table:table-cell table:style-name="ce11" table:formula="of:=ROUND([.I19]/6;2)" office:value-type="float" office:value="65.67" calcext:value-type="float">
            <text:p>65.67</text:p>
          </table:table-cell>
          <table:table-cell table:style-name="ce18" table:formula="of:=ROUND(MIN(([.D19]/10); 60);0)*5" office:value-type="float" office:value="35" calcext:value-type="float">
            <text:p>35</text:p>
          </table:table-cell>
          <table:table-cell table:style-name="ce19" table:formula="of:=IFERROR(ROUND((((MIN(([.$C19]^2)/([.$T19]^2);[.$S$2])))*[.$S19]*0.8)+([.C19]/10))+10;10)" office:value-type="float" office:value="19" calcext:value-type="float">
            <text:p>19</text:p>
          </table:table-cell>
          <table:table-cell table:style-name="ce19" table:formula="of:=IFERROR(ROUND(((MIN(([.$D19]^2)/([.$T19]^2);[.$S$2])))*[.$S19]);0)" office:value-type="float" office:value="6" calcext:value-type="float">
            <text:p>6</text:p>
          </table:table-cell>
          <table:table-cell table:style-name="ce20" table:formula="of:=IFERROR(ROUND(MIN(([.D19]+[.G19]+[.I19])/8/[.$T19];[.$S$2])^2*[.$S19]);0)" office:value-type="float" office:value="5" calcext:value-type="float">
            <text:p>5</text:p>
          </table:table-cell>
          <table:table-cell table:style-name="ce19" table:formula="of:=IFERROR(ROUND(((MIN(([.H19]^2)/([.$T19]^2);[.$S$2])))*[.$S19]*[.$T$1]);0)" office:value-type="float" office:value="5" calcext:value-type="float">
            <text:p>5</text:p>
          </table:table-cell>
          <table:table-cell table:style-name="ce19" table:formula="of:=IFERROR(ROUND(((MIN(([.E19]^2)/([.$T19]^2);[.$S$2])))*[.$S19]*[.$T$1]);0)" office:value-type="float" office:value="2" calcext:value-type="float">
            <text:p>2</text:p>
          </table:table-cell>
          <table:table-cell table:style-name="ce19" table:formula="of:=IFERROR(ROUND(((MIN(([.G19]^2)/([.$T19]^2);[.$S$2])))*[.$S19]*[.$T$1]);0)" office:value-type="float" office:value="2" calcext:value-type="float">
            <text:p>2</text:p>
          </table:table-cell>
          <table:table-cell table:style-name="ce19" table:formula="of:=IFERROR(ROUND(((MIN(([.F19]^2)/([.$T19]^2);[.$S$2]))*[.$S19]));0)" office:value-type="float" office:value="7" calcext:value-type="float">
            <text:p>7</text:p>
          </table:table-cell>
          <table:table-cell table:formula="of:=ROUND(AVERAGE([.W19:.AB19]);2)" office:value-type="float" office:value="4.5" calcext:value-type="float">
            <text:p>4.5</text:p>
          </table:table-cell>
          <table:table-cell table:style-name="ce11" table:formula="of:=IFERROR(MIN(MAX((ROUND(AVERAGE((((MIN(([.$C19]^[.$AC$2])/([.$T19]^[.$AC$2]);[.$AE$2])))*[.$J19]*0.8)+([.$C19]/10);([.C19]/8));0)*5)+10; 30); 99); 0)" office:value-type="float" office:value="50" calcext:value-type="float">
            <text:p>50</text:p>
          </table:table-cell>
          <table:table-cell table:style-name="ce11"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9]+[.$G19]+[.$I19])/8/[.$T19];[.$AE$2]))*([.$J19]+3)*[.$AG$2];([.I1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9]^2)/([.$T19]^[.$AC$2]);[.$AE$2]))*([.$J19]+3)*[.$AG$2]);([.H1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9]^[.$Q$2])/([.$T19]^[.$AC$2]);[.$AE$2]))*([.$J19]+[.$AF$2]);([.F19]/10));0)*5; [.$AI$2]); [.$AH$2]);0)" office:value-type="float" office:value="40" calcext:value-type="float">
            <text:p>40</text:p>
          </table:table-cell>
          <table:table-cell table:formula="of:=ROUND(AVERAGE([.AD19:.AJ19]);2)" office:value-type="float" office:value="37.14" calcext:value-type="float">
            <text:p>37.14</text:p>
          </table:table-cell>
          <table:table-cell/>
          <table:table-cell table:formula="of:=MIN(MAX([.V19]-[.V18];0);[.$AT$2])" office:value-type="float" office:value="3" calcext:value-type="float">
            <text:p>3</text:p>
          </table:table-cell>
          <table:table-cell table:formula="of:=MIN(MAX([.W19]-[.W18];0);[.$AT$2])" office:value-type="float" office:value="4" calcext:value-type="float">
            <text:p>4</text:p>
          </table:table-cell>
          <table:table-cell table:formula="of:=MIN(MAX([.X19]-[.X18];0);[.$AT$2])" office:value-type="float" office:value="3" calcext:value-type="float">
            <text:p>3</text:p>
          </table:table-cell>
          <table:table-cell table:formula="of:=MIN(MAX([.Y19]-[.Y18];0);[.$AT$2])" office:value-type="float" office:value="2" calcext:value-type="float">
            <text:p>2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SUM([.C20:.H20])" office:value-type="float" office:value="504" calcext:value-type="float">
            <text:p>504</text:p>
          </table:table-cell>
          <table:table-cell table:style-name="ce11" table:formula="of:=ROUND((([.I20]/[.$S$1])*MAX([.I20]/420; 1.2));2)" office:value-type="float" office:value="6.72" calcext:value-type="float">
            <text:p>6.72</text:p>
          </table:table-cell>
          <table:table-cell table:style-name="ce11" table:formula="of:=IFERROR((ROUND((((MIN(([.$C20]^2)/([.$T20]^2);[.$R$2])))*[.$J20]*0.8)+([.C20]/10))*5)+10; 0)" office:value-type="float" office:value="70" calcext:value-type="float">
            <text:p>70</text:p>
          </table:table-cell>
          <table:table-cell table:style-name="ce11" table:formula="of:=IFERROR(ROUND((AVERAGE(MIN(([.$D20]^[.$L$2])/([.$T20]^2);[.$R$2]); MIN([.D20]/[.$O$2]; [.$N$2])))*([.$J20]+[.$M$2]))*5;0)" office:value-type="float" office:value="50" calcext:value-type="float">
            <text:p>50</text:p>
          </table:table-cell>
          <table:table-cell table:style-name="ce11" table:formula="of:=IFERROR(ROUND((MIN(([.$D20]+[.$G20]+[.$I20])/8/[.$T20];[.$R$2]))*([.$J20]+3))*5;0)" office:value-type="float" office:value="50" calcext:value-type="float">
            <text:p>50</text:p>
          </table:table-cell>
          <table:table-cell table:style-name="ce11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11" table:formula="of:=IFERROR(ROUND((AVERAGE(MIN(([.$E20]^2)/([.$T20]^2);[.$R$2]);MIN([.E20]/[.$P$2]; [.$N$2]))*([.$J20]+3)*[.$T$2]))*5;0)" office:value-type="float" office:value="50" calcext:value-type="float">
            <text:p>50</text:p>
          </table:table-cell>
          <table:table-cell table:style-name="ce11" table:formula="of:=IFERROR(ROUND((AVERAGE(MIN(([.$G20]^2)/([.$T20]^2);[.$R$2]);MIN([.G20]/[.$P$2]; [.$N$2]))*([.$J20]+3)*[.$T$2]))*5;0)" office:value-type="float" office:value="45" calcext:value-type="float">
            <text:p>45</text:p>
          </table:table-cell>
          <table:table-cell table:style-name="ce11" table:formula="of:=IFERROR(ROUND((AVERAGE(MIN(([.$F20]^[.$Q$2])/([.$T20]^2);[.$R$2]); MIN([.F20]/[.$O$2]; [.$N$2])))*([.$J20]+[.$M$2]))*5;0)" office:value-type="float" office:value="55" calcext:value-type="float">
            <text:p>55</text:p>
          </table:table-cell>
          <table:table-cell table:style-name="ce11" table:formula="of:=ROUND(AVERAGE([.K20:.Q20]))" office:value-type="float" office:value="54" calcext:value-type="float">
            <text:p>54</text:p>
          </table:table-cell>
          <table:table-cell table:style-name="ce11" table:formula="of:=ROUND((([.I20]/[.$S$1])*MAX([.I20]/350;0.8));2)" office:value-type="float" office:value="8.06" calcext:value-type="float">
            <text:p>8.06</text:p>
          </table:table-cell>
          <table:table-cell table:style-name="ce11" table:formula="of:=ROUND([.I20]/6;2)" office:value-type="float" office:value="84" calcext:value-type="float">
            <text:p>84</text:p>
          </table:table-cell>
          <table:table-cell table:style-name="ce11"/>
          <table:table-cell table:style-name="ce19" table:formula="of:=IFERROR(ROUND((((MIN(([.$C20]^2)/([.$T20]^2);[.$S$2])))*[.$S20]*0.8)+([.C20]/10))+10;10)" office:value-type="float" office:value="23" calcext:value-type="float">
            <text:p>23</text:p>
          </table:table-cell>
          <table:table-cell table:style-name="ce19" table:formula="of:=IFERROR(ROUND(((MIN(([.$D20]^2)/([.$T20]^2);[.$S$2])))*[.$S20]);0)" office:value-type="float" office:value="8" calcext:value-type="float">
            <text:p>8</text:p>
          </table:table-cell>
          <table:table-cell table:style-name="ce20" table:formula="of:=IFERROR(ROUND(MIN(([.D20]+[.G20]+[.I20])/8/[.$T20];[.$S$2])^2*[.$S20]);0)" office:value-type="float" office:value="8" calcext:value-type="float">
            <text:p>8</text:p>
          </table:table-cell>
          <table:table-cell table:style-name="ce19" table:formula="of:=IFERROR(ROUND(((MIN(([.H20]^2)/([.$T20]^2);[.$S$2])))*[.$S20]*[.$T$1]);0)" office:value-type="float" office:value="8" calcext:value-type="float">
            <text:p>8</text:p>
          </table:table-cell>
          <table:table-cell table:style-name="ce19" table:formula="of:=IFERROR(ROUND(((MIN(([.E20]^2)/([.$T20]^2);[.$S$2])))*[.$S20]*[.$T$1]);0)" office:value-type="float" office:value="4" calcext:value-type="float">
            <text:p>4</text:p>
          </table:table-cell>
          <table:table-cell table:style-name="ce19" table:formula="of:=IFERROR(ROUND(((MIN(([.G20]^2)/([.$T20]^2);[.$S$2])))*[.$S20]*[.$T$1]);0)" office:value-type="float" office:value="4" calcext:value-type="float">
            <text:p>4</text:p>
          </table:table-cell>
          <table:table-cell table:style-name="ce19" table:formula="of:=IFERROR(ROUND(((MIN(([.F20]^2)/([.$T20]^2);[.$S$2]))*[.$S20]));0)" office:value-type="float" office:value="10" calcext:value-type="float">
            <text:p>10</text:p>
          </table:table-cell>
          <table:table-cell table:formula="of:=ROUND(AVERAGE([.W20:.AB20]);2)" office:value-type="float" office:value="7" calcext:value-type="float">
            <text:p>7</text:p>
          </table:table-cell>
          <table:table-cell table:style-name="ce11" table:formula="of:=IFERROR(MIN(MAX((ROUND(AVERAGE((((MIN(([.$C20]^[.$AC$2])/([.$T20]^[.$AC$2]);[.$AE$2])))*[.$J20]*0.8)+([.$C20]/10);([.C20]/8));0)*5)+10; 30); 99); 0)" office:value-type="float" office:value="65" calcext:value-type="float">
            <text:p>65</text:p>
          </table:table-cell>
          <table:table-cell table:style-name="ce11" table:formula="of:=IFERROR(MIN(MAX(ROUND(AVERAGE((MIN(([.$D20]^[.$L$2])/([.$T20]^[.$AC$2]);[.$AE$2]))*([.$J20]+[.$AF$2]);([.D2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0]+[.$G20]+[.$I20])/8/[.$T20];[.$AE$2]))*([.$J20]+3)*[.$AG$2];([.I2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7.14" calcext:value-type="float">
            <text:p>47.14</text:p>
          </table:table-cell>
          <table:table-cell/>
          <table:table-cell table:formula="of:=MIN(MAX([.V20]-[.V19];0);[.$AT$2])" office:value-type="float" office:value="4" calcext:value-type="float">
            <text:p>4</text:p>
          </table:table-cell>
          <table:table-cell table:formula="of:=MIN(MAX([.W20]-[.W19];0);[.$AT$2])" office:value-type="float" office:value="2" calcext:value-type="float">
            <text:p>2</text:p>
          </table:table-cell>
          <table:table-cell table:formula="of:=MIN(MAX([.X20]-[.X19];0);[.$AT$2])" office:value-type="float" office:value="3" calcext:value-type="float">
            <text:p>3</text:p>
          </table:table-cell>
          <table:table-cell table:formula="of:=MIN(MAX([.Y20]-[.Y19];0);[.$AT$2])" office:value-type="float" office:value="3" calcext:value-type="float">
            <text:p>3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reek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11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11" table:formula="of:=IFERROR(ROUND((AVERAGE(MIN(([.$D21]^[.$L$2])/([.$T21]^2);[.$R$2]); MIN([.D21]/[.$O$2]; [.$N$2])))*([.$J21]+[.$M$2]))*5;0)" office:value-type="float" office:value="5" calcext:value-type="float">
            <text:p>5</text:p>
          </table:table-cell>
          <table:table-cell table:style-name="ce11" table:formula="of:=IFERROR(ROUND((MIN(([.$D21]+[.$G21]+[.$I21])/8/[.$T21];[.$R$2]))*([.$J21]+3))*5;0)" office:value-type="float" office:value="25" calcext:value-type="float">
            <text:p>25</text:p>
          </table:table-cell>
          <table:table-cell table:style-name="ce11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11" table:formula="of:=IFERROR(ROUND((AVERAGE(MIN(([.$E21]^2)/([.$T21]^2);[.$R$2]);MIN([.E21]/[.$P$2]; [.$N$2]))*([.$J21]+3)*[.$T$2]))*5;0)" office:value-type="float" office:value="10" calcext:value-type="float">
            <text:p>10</text:p>
          </table:table-cell>
          <table:table-cell table:style-name="ce11" table:formula="of:=IFERROR(ROUND((AVERAGE(MIN(([.$G21]^2)/([.$T21]^2);[.$R$2]);MIN([.G21]/[.$P$2]; [.$N$2]))*([.$J21]+3)*[.$T$2]))*5;0)" office:value-type="float" office:value="10" calcext:value-type="float">
            <text:p>10</text:p>
          </table:table-cell>
          <table:table-cell table:style-name="ce11" table:formula="of:=IFERROR(ROUND((AVERAGE(MIN(([.$F21]^[.$Q$2])/([.$T21]^2);[.$R$2]); MIN([.F21]/[.$O$2]; [.$N$2])))*([.$J21]+[.$M$2]))*5;0)" office:value-type="float" office:value="5" calcext:value-type="float">
            <text:p>5</text:p>
          </table:table-cell>
          <table:table-cell table:style-name="ce11" table:formula="of:=ROUND(AVERAGE([.K21:.Q21]))" office:value-type="float" office:value="16" calcext:value-type="float">
            <text:p>16</text:p>
          </table:table-cell>
          <table:table-cell table:style-name="ce11" table:formula="of:=ROUND((([.I21]/[.$S$1])*MAX([.I21]/350;0.8));2)" office:value-type="float" office:value="1.24" calcext:value-type="float">
            <text:p>1.24</text:p>
          </table:table-cell>
          <table:table-cell table:style-name="ce11" table:formula="of:=ROUND([.I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19" table:formula="of:=IFERROR(ROUND(((MIN(([.$D21]^2)/([.$T21]^2);[.$S$2])))*[.$S21]);0)" office:value-type="float" office:value="1" calcext:value-type="float">
            <text:p>1</text:p>
          </table:table-cell>
          <table:table-cell table:style-name="ce20" table:formula="of:=IFERROR(ROUND(MIN(([.D21]+[.G21]+[.I21])/8/[.$T21];[.$S$2])^2*[.$S21]);0)" office:value-type="float" office:value="1" calcext:value-type="float">
            <text:p>1</text:p>
          </table:table-cell>
          <table:table-cell table:style-name="ce19" table:formula="of:=IFERROR(ROUND(((MIN(([.H21]^2)/([.$T21]^2);[.$S$2])))*[.$S21]*[.$T$1]);0)" office:value-type="float" office:value="1" calcext:value-type="float">
            <text:p>1</text:p>
          </table:table-cell>
          <table:table-cell table:style-name="ce19" table:formula="of:=IFERROR(ROUND(((MIN(([.E21]^2)/([.$T21]^2);[.$S$2])))*[.$S21]*[.$T$1]);0)" office:value-type="float" office:value="1" calcext:value-type="float">
            <text:p>1</text:p>
          </table:table-cell>
          <table:table-cell table:style-name="ce19" table:formula="of:=IFERROR(ROUND(((MIN(([.G21]^2)/([.$T21]^2);[.$S$2])))*[.$S21]*[.$T$1]);0)" office:value-type="float" office:value="1" calcext:value-type="float">
            <text:p>1</text:p>
          </table:table-cell>
          <table:table-cell table:style-name="ce19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1]+[.$G21]+[.$I21])/8/[.$T21];[.$AE$2]))*([.$J21]+3)*[.$AG$2];([.I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8.57" calcext:value-type="float">
            <text:p>18.57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roba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11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11" table:formula="of:=IFERROR(ROUND((AVERAGE(MIN(([.$D22]^[.$L$2])/([.$T22]^2);[.$R$2]); MIN([.D22]/[.$O$2]; [.$N$2])))*([.$J22]+[.$M$2]))*5;0)" office:value-type="float" office:value="5" calcext:value-type="float">
            <text:p>5</text:p>
          </table:table-cell>
          <table:table-cell table:style-name="ce11" table:formula="of:=IFERROR(ROUND((MIN(([.$D22]+[.$G22]+[.$I22])/8/[.$T22];[.$R$2]))*([.$J22]+3))*5;0)" office:value-type="float" office:value="25" calcext:value-type="float">
            <text:p>25</text:p>
          </table:table-cell>
          <table:table-cell table:style-name="ce11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11" table:formula="of:=IFERROR(ROUND((AVERAGE(MIN(([.$E22]^2)/([.$T22]^2);[.$R$2]);MIN([.E22]/[.$P$2]; [.$N$2]))*([.$J22]+3)*[.$T$2]))*5;0)" office:value-type="float" office:value="10" calcext:value-type="float">
            <text:p>10</text:p>
          </table:table-cell>
          <table:table-cell table:style-name="ce11" table:formula="of:=IFERROR(ROUND((AVERAGE(MIN(([.$G22]^2)/([.$T22]^2);[.$R$2]);MIN([.G22]/[.$P$2]; [.$N$2]))*([.$J22]+3)*[.$T$2]))*5;0)" office:value-type="float" office:value="10" calcext:value-type="float">
            <text:p>10</text:p>
          </table:table-cell>
          <table:table-cell table:style-name="ce11" table:formula="of:=IFERROR(ROUND((AVERAGE(MIN(([.$F22]^[.$Q$2])/([.$T22]^2);[.$R$2]); MIN([.F22]/[.$O$2]; [.$N$2])))*([.$J22]+[.$M$2]))*5;0)" office:value-type="float" office:value="5" calcext:value-type="float">
            <text:p>5</text:p>
          </table:table-cell>
          <table:table-cell table:style-name="ce11" table:formula="of:=ROUND(AVERAGE([.K22:.Q22]))" office:value-type="float" office:value="16" calcext:value-type="float">
            <text:p>16</text:p>
          </table:table-cell>
          <table:table-cell table:style-name="ce11" table:formula="of:=ROUND((([.I22]/[.$S$1])*MAX([.I22]/350;0.8));2)" office:value-type="float" office:value="1.24" calcext:value-type="float">
            <text:p>1.24</text:p>
          </table:table-cell>
          <table:table-cell table:style-name="ce11" table:formula="of:=ROUND([.I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19" table:formula="of:=IFERROR(ROUND(((MIN(([.$D22]^2)/([.$T22]^2);[.$S$2])))*[.$S22]);0)" office:value-type="float" office:value="1" calcext:value-type="float">
            <text:p>1</text:p>
          </table:table-cell>
          <table:table-cell table:style-name="ce20" table:formula="of:=IFERROR(ROUND(MIN(([.D22]+[.G22]+[.I22])/8/[.$T22];[.$S$2])^2*[.$S22]);0)" office:value-type="float" office:value="1" calcext:value-type="float">
            <text:p>1</text:p>
          </table:table-cell>
          <table:table-cell table:style-name="ce19" table:formula="of:=IFERROR(ROUND(((MIN(([.H22]^2)/([.$T22]^2);[.$S$2])))*[.$S22]*[.$T$1]);0)" office:value-type="float" office:value="1" calcext:value-type="float">
            <text:p>1</text:p>
          </table:table-cell>
          <table:table-cell table:style-name="ce19" table:formula="of:=IFERROR(ROUND(((MIN(([.E22]^2)/([.$T22]^2);[.$S$2])))*[.$S22]*[.$T$1]);0)" office:value-type="float" office:value="1" calcext:value-type="float">
            <text:p>1</text:p>
          </table:table-cell>
          <table:table-cell table:style-name="ce19" table:formula="of:=IFERROR(ROUND(((MIN(([.G22]^2)/([.$T22]^2);[.$S$2])))*[.$S22]*[.$T$1]);0)" office:value-type="float" office:value="1" calcext:value-type="float">
            <text:p>1</text:p>
          </table:table-cell>
          <table:table-cell table:style-name="ce19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2]+[.$G22]+[.$I22])/8/[.$T22];[.$AE$2]))*([.$J22]+3)*[.$AG$2];([.I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8.57" calcext:value-type="float">
            <text:p>18.57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11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11" table:formula="of:=IFERROR(ROUND((AVERAGE(MIN(([.$D23]^[.$L$2])/([.$T23]^2);[.$R$2]); MIN([.D23]/[.$O$2]; [.$N$2])))*([.$J23]+[.$M$2]))*5;0)" office:value-type="float" office:value="5" calcext:value-type="float">
            <text:p>5</text:p>
          </table:table-cell>
          <table:table-cell table:style-name="ce11" table:formula="of:=IFERROR(ROUND((MIN(([.$D23]+[.$G23]+[.$I23])/8/[.$T23];[.$R$2]))*([.$J23]+3))*5;0)" office:value-type="float" office:value="25" calcext:value-type="float">
            <text:p>25</text:p>
          </table:table-cell>
          <table:table-cell table:style-name="ce11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11" table:formula="of:=IFERROR(ROUND((AVERAGE(MIN(([.$E23]^2)/([.$T23]^2);[.$R$2]);MIN([.E23]/[.$P$2]; [.$N$2]))*([.$J23]+3)*[.$T$2]))*5;0)" office:value-type="float" office:value="10" calcext:value-type="float">
            <text:p>10</text:p>
          </table:table-cell>
          <table:table-cell table:style-name="ce11" table:formula="of:=IFERROR(ROUND((AVERAGE(MIN(([.$G23]^2)/([.$T23]^2);[.$R$2]);MIN([.G23]/[.$P$2]; [.$N$2]))*([.$J23]+3)*[.$T$2]))*5;0)" office:value-type="float" office:value="10" calcext:value-type="float">
            <text:p>10</text:p>
          </table:table-cell>
          <table:table-cell table:style-name="ce11" table:formula="of:=IFERROR(ROUND((AVERAGE(MIN(([.$F23]^[.$Q$2])/([.$T23]^2);[.$R$2]); MIN([.F23]/[.$O$2]; [.$N$2])))*([.$J23]+[.$M$2]))*5;0)" office:value-type="float" office:value="5" calcext:value-type="float">
            <text:p>5</text:p>
          </table:table-cell>
          <table:table-cell table:style-name="ce11" table:formula="of:=ROUND(AVERAGE([.K23:.Q23]))" office:value-type="float" office:value="16" calcext:value-type="float">
            <text:p>16</text:p>
          </table:table-cell>
          <table:table-cell table:style-name="ce11" table:formula="of:=ROUND((([.I23]/[.$S$1])*MAX([.I23]/350;0.8));2)" office:value-type="float" office:value="1.24" calcext:value-type="float">
            <text:p>1.24</text:p>
          </table:table-cell>
          <table:table-cell table:style-name="ce11" table:formula="of:=ROUND([.I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19" table:formula="of:=IFERROR(ROUND(((MIN(([.$D23]^2)/([.$T23]^2);[.$S$2])))*[.$S23]);0)" office:value-type="float" office:value="1" calcext:value-type="float">
            <text:p>1</text:p>
          </table:table-cell>
          <table:table-cell table:style-name="ce20" table:formula="of:=IFERROR(ROUND(MIN(([.D23]+[.G23]+[.I23])/8/[.$T23];[.$S$2])^2*[.$S23]);0)" office:value-type="float" office:value="1" calcext:value-type="float">
            <text:p>1</text:p>
          </table:table-cell>
          <table:table-cell table:style-name="ce19" table:formula="of:=IFERROR(ROUND(((MIN(([.H23]^2)/([.$T23]^2);[.$S$2])))*[.$S23]*[.$T$1]);0)" office:value-type="float" office:value="1" calcext:value-type="float">
            <text:p>1</text:p>
          </table:table-cell>
          <table:table-cell table:style-name="ce19" table:formula="of:=IFERROR(ROUND(((MIN(([.E23]^2)/([.$T23]^2);[.$S$2])))*[.$S23]*[.$T$1]);0)" office:value-type="float" office:value="1" calcext:value-type="float">
            <text:p>1</text:p>
          </table:table-cell>
          <table:table-cell table:style-name="ce19" table:formula="of:=IFERROR(ROUND(((MIN(([.G23]^2)/([.$T23]^2);[.$S$2])))*[.$S23]*[.$T$1]);0)" office:value-type="float" office:value="1" calcext:value-type="float">
            <text:p>1</text:p>
          </table:table-cell>
          <table:table-cell table:style-name="ce19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3]+[.$G23]+[.$I23])/8/[.$T23];[.$AE$2]))*([.$J23]+3)*[.$AG$2];([.I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8.57" calcext:value-type="float">
            <text:p>18.57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4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11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11" table:formula="of:=IFERROR(ROUND((AVERAGE(MIN(([.$D24]^[.$L$2])/([.$T24]^2);[.$R$2]); MIN([.D24]/[.$O$2]; [.$N$2])))*([.$J24]+[.$M$2]))*5;0)" office:value-type="float" office:value="5" calcext:value-type="float">
            <text:p>5</text:p>
          </table:table-cell>
          <table:table-cell table:style-name="ce11" table:formula="of:=IFERROR(ROUND((MIN(([.$D24]+[.$G24]+[.$I24])/8/[.$T24];[.$R$2]))*([.$J24]+3))*5;0)" office:value-type="float" office:value="25" calcext:value-type="float">
            <text:p>25</text:p>
          </table:table-cell>
          <table:table-cell table:style-name="ce11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11" table:formula="of:=IFERROR(ROUND((AVERAGE(MIN(([.$E24]^2)/([.$T24]^2);[.$R$2]);MIN([.E24]/[.$P$2]; [.$N$2]))*([.$J24]+3)*[.$T$2]))*5;0)" office:value-type="float" office:value="10" calcext:value-type="float">
            <text:p>10</text:p>
          </table:table-cell>
          <table:table-cell table:style-name="ce11" table:formula="of:=IFERROR(ROUND((AVERAGE(MIN(([.$G24]^2)/([.$T24]^2);[.$R$2]);MIN([.G24]/[.$P$2]; [.$N$2]))*([.$J24]+3)*[.$T$2]))*5;0)" office:value-type="float" office:value="10" calcext:value-type="float">
            <text:p>10</text:p>
          </table:table-cell>
          <table:table-cell table:style-name="ce11" table:formula="of:=IFERROR(ROUND((AVERAGE(MIN(([.$F24]^[.$Q$2])/([.$T24]^2);[.$R$2]); MIN([.F24]/[.$O$2]; [.$N$2])))*([.$J24]+[.$M$2]))*5;0)" office:value-type="float" office:value="5" calcext:value-type="float">
            <text:p>5</text:p>
          </table:table-cell>
          <table:table-cell table:style-name="ce11" table:formula="of:=ROUND(AVERAGE([.K24:.Q24]))" office:value-type="float" office:value="16" calcext:value-type="float">
            <text:p>16</text:p>
          </table:table-cell>
          <table:table-cell table:style-name="ce11" table:formula="of:=ROUND((([.I24]/[.$S$1])*MAX([.I24]/350;0.8));2)" office:value-type="float" office:value="1.24" calcext:value-type="float">
            <text:p>1.24</text:p>
          </table:table-cell>
          <table:table-cell table:style-name="ce11" table:formula="of:=ROUND([.I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19" table:formula="of:=IFERROR(ROUND(((MIN(([.$D24]^2)/([.$T24]^2);[.$S$2])))*[.$S24]);0)" office:value-type="float" office:value="1" calcext:value-type="float">
            <text:p>1</text:p>
          </table:table-cell>
          <table:table-cell table:style-name="ce20" table:formula="of:=IFERROR(ROUND(MIN(([.D24]+[.G24]+[.I24])/8/[.$T24];[.$S$2])^2*[.$S24]);0)" office:value-type="float" office:value="1" calcext:value-type="float">
            <text:p>1</text:p>
          </table:table-cell>
          <table:table-cell table:style-name="ce19" table:formula="of:=IFERROR(ROUND(((MIN(([.H24]^2)/([.$T24]^2);[.$S$2])))*[.$S24]*[.$T$1]);0)" office:value-type="float" office:value="1" calcext:value-type="float">
            <text:p>1</text:p>
          </table:table-cell>
          <table:table-cell table:style-name="ce19" table:formula="of:=IFERROR(ROUND(((MIN(([.E24]^2)/([.$T24]^2);[.$S$2])))*[.$S24]*[.$T$1]);0)" office:value-type="float" office:value="1" calcext:value-type="float">
            <text:p>1</text:p>
          </table:table-cell>
          <table:table-cell table:style-name="ce19" table:formula="of:=IFERROR(ROUND(((MIN(([.G24]^2)/([.$T24]^2);[.$S$2])))*[.$S24]*[.$T$1]);0)" office:value-type="float" office:value="1" calcext:value-type="float">
            <text:p>1</text:p>
          </table:table-cell>
          <table:table-cell table:style-name="ce19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4]+[.$G24]+[.$I24])/8/[.$T24];[.$AE$2]))*([.$J24]+3)*[.$AG$2];([.I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8.57" calcext:value-type="float">
            <text:p>18.57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11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11" table:formula="of:=IFERROR(ROUND((AVERAGE(MIN(([.$D25]^[.$L$2])/([.$T25]^2);[.$R$2]); MIN([.D25]/[.$O$2]; [.$N$2])))*([.$J25]+[.$M$2]))*5;0)" office:value-type="float" office:value="25" calcext:value-type="float">
            <text:p>25</text:p>
          </table:table-cell>
          <table:table-cell table:style-name="ce11" table:formula="of:=IFERROR(ROUND((MIN(([.$D25]+[.$G25]+[.$I25])/8/[.$T25];[.$R$2]))*([.$J25]+3))*5;0)" office:value-type="float" office:value="35" calcext:value-type="float">
            <text:p>35</text:p>
          </table:table-cell>
          <table:table-cell table:style-name="ce11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11" table:formula="of:=IFERROR(ROUND((AVERAGE(MIN(([.$E25]^2)/([.$T25]^2);[.$R$2]);MIN([.E25]/[.$P$2]; [.$N$2]))*([.$J25]+3)*[.$T$2]))*5;0)" office:value-type="float" office:value="20" calcext:value-type="float">
            <text:p>20</text:p>
          </table:table-cell>
          <table:table-cell table:style-name="ce11" table:formula="of:=IFERROR(ROUND((AVERAGE(MIN(([.$G25]^2)/([.$T25]^2);[.$R$2]);MIN([.G25]/[.$P$2]; [.$N$2]))*([.$J25]+3)*[.$T$2]))*5;0)" office:value-type="float" office:value="25" calcext:value-type="float">
            <text:p>25</text:p>
          </table:table-cell>
          <table:table-cell table:style-name="ce11" table:formula="of:=IFERROR(ROUND((AVERAGE(MIN(([.$F25]^[.$Q$2])/([.$T25]^2);[.$R$2]); MIN([.F25]/[.$O$2]; [.$N$2])))*([.$J25]+[.$M$2]))*5;0)" office:value-type="float" office:value="10" calcext:value-type="float">
            <text:p>10</text:p>
          </table:table-cell>
          <table:table-cell table:style-name="ce11" table:formula="of:=ROUND(AVERAGE([.K25:.Q25]))" office:value-type="float" office:value="29" calcext:value-type="float">
            <text:p>29</text:p>
          </table:table-cell>
          <table:table-cell table:style-name="ce11" table:formula="of:=ROUND((([.I25]/[.$S$1])*MAX([.I25]/350;0.8));2)" office:value-type="float" office:value="2.34" calcext:value-type="float">
            <text:p>2.34</text:p>
          </table:table-cell>
          <table:table-cell table:style-name="ce11" table:formula="of:=ROUND([.I25]/6;2)" office:value-type="float" office:value="43.83" calcext:value-type="float">
            <text:p>43.83</text:p>
          </table:table-cell>
          <table:table-cell table:style-name="ce11"/>
          <table:table-cell table:style-name="ce19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19" table:formula="of:=IFERROR(ROUND(((MIN(([.$D25]^2)/([.$T25]^2);[.$S$2])))*[.$S25]);0)" office:value-type="float" office:value="3" calcext:value-type="float">
            <text:p>3</text:p>
          </table:table-cell>
          <table:table-cell table:style-name="ce20" table:formula="of:=IFERROR(ROUND(MIN(([.D25]+[.G25]+[.I25])/8/[.$T25];[.$S$2])^2*[.$S25]);0)" office:value-type="float" office:value="2" calcext:value-type="float">
            <text:p>2</text:p>
          </table:table-cell>
          <table:table-cell table:style-name="ce19" table:formula="of:=IFERROR(ROUND(((MIN(([.H25]^2)/([.$T25]^2);[.$S$2])))*[.$S25]*[.$T$1]);0)" office:value-type="float" office:value="3" calcext:value-type="float">
            <text:p>3</text:p>
          </table:table-cell>
          <table:table-cell table:style-name="ce19" table:formula="of:=IFERROR(ROUND(((MIN(([.E25]^2)/([.$T25]^2);[.$S$2])))*[.$S25]*[.$T$1]);0)" office:value-type="float" office:value="1" calcext:value-type="float">
            <text:p>1</text:p>
          </table:table-cell>
          <table:table-cell table:style-name="ce19" table:formula="of:=IFERROR(ROUND(((MIN(([.G25]^2)/([.$T25]^2);[.$S$2])))*[.$S25]*[.$T$1]);0)" office:value-type="float" office:value="2" calcext:value-type="float">
            <text:p>2</text:p>
          </table:table-cell>
          <table:table-cell table:style-name="ce19"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" calcext:value-type="float">
            <text:p>2</text:p>
          </table:table-cell>
          <table:table-cell table:style-name="ce1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5]+[.$G25]+[.$I25])/8/[.$T25];[.$AE$2]))*([.$J25]+3)*[.$AG$2];([.I2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1" calcext:value-type="float">
            <text:p>1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11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11" table:formula="of:=IFERROR(ROUND((AVERAGE(MIN(([.$D26]^[.$L$2])/([.$T26]^2);[.$R$2]); MIN([.D26]/[.$O$2]; [.$N$2])))*([.$J26]+[.$M$2]))*5;0)" office:value-type="float" office:value="45" calcext:value-type="float">
            <text:p>45</text:p>
          </table:table-cell>
          <table:table-cell table:style-name="ce11" table:formula="of:=IFERROR(ROUND((MIN(([.$D26]+[.$G26]+[.$I26])/8/[.$T26];[.$R$2]))*([.$J26]+3))*5;0)" office:value-type="float" office:value="45" calcext:value-type="float">
            <text:p>45</text:p>
          </table:table-cell>
          <table:table-cell table:style-name="ce11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11" table:formula="of:=IFERROR(ROUND((AVERAGE(MIN(([.$E26]^2)/([.$T26]^2);[.$R$2]);MIN([.E26]/[.$P$2]; [.$N$2]))*([.$J26]+3)*[.$T$2]))*5;0)" office:value-type="float" office:value="35" calcext:value-type="float">
            <text:p>35</text:p>
          </table:table-cell>
          <table:table-cell table:style-name="ce11" table:formula="of:=IFERROR(ROUND((AVERAGE(MIN(([.$G26]^2)/([.$T26]^2);[.$R$2]);MIN([.G26]/[.$P$2]; [.$N$2]))*([.$J26]+3)*[.$T$2]))*5;0)" office:value-type="float" office:value="45" calcext:value-type="float">
            <text:p>45</text:p>
          </table:table-cell>
          <table:table-cell table:style-name="ce11" table:formula="of:=IFERROR(ROUND((AVERAGE(MIN(([.$F26]^[.$Q$2])/([.$T26]^2);[.$R$2]); MIN([.F26]/[.$O$2]; [.$N$2])))*([.$J26]+[.$M$2]))*5;0)" office:value-type="float" office:value="25" calcext:value-type="float">
            <text:p>25</text:p>
          </table:table-cell>
          <table:table-cell table:style-name="ce11" table:formula="of:=ROUND(AVERAGE([.K26:.Q26]))" office:value-type="float" office:value="45" calcext:value-type="float">
            <text:p>45</text:p>
          </table:table-cell>
          <table:table-cell table:style-name="ce11" table:formula="of:=ROUND((([.I26]/[.$S$1])*MAX([.I26]/350;0.8));2)" office:value-type="float" office:value="5.41" calcext:value-type="float">
            <text:p>5.41</text:p>
          </table:table-cell>
          <table:table-cell table:style-name="ce11" table:formula="of:=ROUND([.I26]/6;2)" office:value-type="float" office:value="68.83" calcext:value-type="float">
            <text:p>68.83</text:p>
          </table:table-cell>
          <table:table-cell table:style-name="ce11"/>
          <table:table-cell table:style-name="ce19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19" table:formula="of:=IFERROR(ROUND(((MIN(([.$D26]^2)/([.$T26]^2);[.$S$2])))*[.$S26]);0)" office:value-type="float" office:value="7" calcext:value-type="float">
            <text:p>7</text:p>
          </table:table-cell>
          <table:table-cell table:style-name="ce20" table:formula="of:=IFERROR(ROUND(MIN(([.D26]+[.G26]+[.I26])/8/[.$T26];[.$S$2])^2*[.$S26]);0)" office:value-type="float" office:value="6" calcext:value-type="float">
            <text:p>6</text:p>
          </table:table-cell>
          <table:table-cell table:style-name="ce19" table:formula="of:=IFERROR(ROUND(((MIN(([.H26]^2)/([.$T26]^2);[.$S$2])))*[.$S26]*[.$T$1]);0)" office:value-type="float" office:value="8" calcext:value-type="float">
            <text:p>8</text:p>
          </table:table-cell>
          <table:table-cell table:style-name="ce19" table:formula="of:=IFERROR(ROUND(((MIN(([.E26]^2)/([.$T26]^2);[.$S$2])))*[.$S26]*[.$T$1]);0)" office:value-type="float" office:value="3" calcext:value-type="float">
            <text:p>3</text:p>
          </table:table-cell>
          <table:table-cell table:style-name="ce19" table:formula="of:=IFERROR(ROUND(((MIN(([.G26]^2)/([.$T26]^2);[.$S$2])))*[.$S26]*[.$T$1]);0)" office:value-type="float" office:value="4" calcext:value-type="float">
            <text:p>4</text:p>
          </table:table-cell>
          <table:table-cell table:style-name="ce19"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17" calcext:value-type="float">
            <text:p>5.17</text:p>
          </table:table-cell>
          <table:table-cell table:style-name="ce1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6]+[.$G26]+[.$I26])/8/[.$T26];[.$AE$2]))*([.$J26]+3)*[.$AG$2];([.I2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11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11" table:formula="of:=IFERROR(ROUND((AVERAGE(MIN(([.$D27]^[.$L$2])/([.$T27]^2);[.$R$2]); MIN([.D27]/[.$O$2]; [.$N$2])))*([.$J27]+[.$M$2]))*5;0)" office:value-type="float" office:value="30" calcext:value-type="float">
            <text:p>30</text:p>
          </table:table-cell>
          <table:table-cell table:style-name="ce11" table:formula="of:=IFERROR(ROUND((MIN(([.$D27]+[.$G27]+[.$I27])/8/[.$T27];[.$R$2]))*([.$J27]+3))*5;0)" office:value-type="float" office:value="35" calcext:value-type="float">
            <text:p>35</text:p>
          </table:table-cell>
          <table:table-cell table:style-name="ce11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11" table:formula="of:=IFERROR(ROUND((AVERAGE(MIN(([.$E27]^2)/([.$T27]^2);[.$R$2]);MIN([.E27]/[.$P$2]; [.$N$2]))*([.$J27]+3)*[.$T$2]))*5;0)" office:value-type="float" office:value="15" calcext:value-type="float">
            <text:p>15</text:p>
          </table:table-cell>
          <table:table-cell table:style-name="ce11" table:formula="of:=IFERROR(ROUND((AVERAGE(MIN(([.$G27]^2)/([.$T27]^2);[.$R$2]);MIN([.G27]/[.$P$2]; [.$N$2]))*([.$J27]+3)*[.$T$2]))*5;0)" office:value-type="float" office:value="15" calcext:value-type="float">
            <text:p>15</text:p>
          </table:table-cell>
          <table:table-cell table:style-name="ce11" table:formula="of:=IFERROR(ROUND((AVERAGE(MIN(([.$F27]^[.$Q$2])/([.$T27]^2);[.$R$2]); MIN([.F27]/[.$O$2]; [.$N$2])))*([.$J27]+[.$M$2]))*5;0)" office:value-type="float" office:value="10" calcext:value-type="float">
            <text:p>10</text:p>
          </table:table-cell>
          <table:table-cell table:style-name="ce11" table:formula="of:=ROUND(AVERAGE([.K27:.Q27]))" office:value-type="float" office:value="29" calcext:value-type="float">
            <text:p>29</text:p>
          </table:table-cell>
          <table:table-cell table:style-name="ce11" table:formula="of:=ROUND((([.I27]/[.$S$1])*MAX([.I27]/350;0.8));2)" office:value-type="float" office:value="2.33" calcext:value-type="float">
            <text:p>2.33</text:p>
          </table:table-cell>
          <table:table-cell table:style-name="ce11" table:formula="of:=ROUND([.I27]/6;2)" office:value-type="float" office:value="43.67" calcext:value-type="float">
            <text:p>43.67</text:p>
          </table:table-cell>
          <table:table-cell table:style-name="ce11"/>
          <table:table-cell table:style-name="ce19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19" table:formula="of:=IFERROR(ROUND(((MIN(([.$D27]^2)/([.$T27]^2);[.$S$2])))*[.$S27]);0)" office:value-type="float" office:value="4" calcext:value-type="float">
            <text:p>4</text:p>
          </table:table-cell>
          <table:table-cell table:style-name="ce20" table:formula="of:=IFERROR(ROUND(MIN(([.D27]+[.G27]+[.I27])/8/[.$T27];[.$S$2])^2*[.$S27]);0)" office:value-type="float" office:value="2" calcext:value-type="float">
            <text:p>2</text:p>
          </table:table-cell>
          <table:table-cell table:style-name="ce19" table:formula="of:=IFERROR(ROUND(((MIN(([.H27]^2)/([.$T27]^2);[.$S$2])))*[.$S27]*[.$T$1]);0)" office:value-type="float" office:value="3" calcext:value-type="float">
            <text:p>3</text:p>
          </table:table-cell>
          <table:table-cell table:style-name="ce19" table:formula="of:=IFERROR(ROUND(((MIN(([.E27]^2)/([.$T27]^2);[.$S$2])))*[.$S27]*[.$T$1]);0)" office:value-type="float" office:value="1" calcext:value-type="float">
            <text:p>1</text:p>
          </table:table-cell>
          <table:table-cell table:style-name="ce19" table:formula="of:=IFERROR(ROUND(((MIN(([.G27]^2)/([.$T27]^2);[.$S$2])))*[.$S27]*[.$T$1]);0)" office:value-type="float" office:value="1" calcext:value-type="float">
            <text:p>1</text:p>
          </table:table-cell>
          <table:table-cell table:style-name="ce19"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" calcext:value-type="float">
            <text:p>2</text:p>
          </table:table-cell>
          <table:table-cell table:style-name="ce1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7]+[.$G27]+[.$I27])/8/[.$T27];[.$AE$2]))*([.$J27]+3)*[.$AG$2];([.I2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11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11" table:formula="of:=IFERROR(ROUND((AVERAGE(MIN(([.$D28]^[.$L$2])/([.$T28]^2);[.$R$2]); MIN([.D28]/[.$O$2]; [.$N$2])))*([.$J28]+[.$M$2]))*5;0)" office:value-type="float" office:value="50" calcext:value-type="float">
            <text:p>50</text:p>
          </table:table-cell>
          <table:table-cell table:style-name="ce11" table:formula="of:=IFERROR(ROUND((MIN(([.$D28]+[.$G28]+[.$I28])/8/[.$T28];[.$R$2]))*([.$J28]+3))*5;0)" office:value-type="float" office:value="45" calcext:value-type="float">
            <text:p>45</text:p>
          </table:table-cell>
          <table:table-cell table:style-name="ce11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11" table:formula="of:=IFERROR(ROUND((AVERAGE(MIN(([.$E28]^2)/([.$T28]^2);[.$R$2]);MIN([.E28]/[.$P$2]; [.$N$2]))*([.$J28]+3)*[.$T$2]))*5;0)" office:value-type="float" office:value="40" calcext:value-type="float">
            <text:p>40</text:p>
          </table:table-cell>
          <table:table-cell table:style-name="ce11" table:formula="of:=IFERROR(ROUND((AVERAGE(MIN(([.$G28]^2)/([.$T28]^2);[.$R$2]);MIN([.G28]/[.$P$2]; [.$N$2]))*([.$J28]+3)*[.$T$2]))*5;0)" office:value-type="float" office:value="35" calcext:value-type="float">
            <text:p>35</text:p>
          </table:table-cell>
          <table:table-cell table:style-name="ce11" table:formula="of:=IFERROR(ROUND((AVERAGE(MIN(([.$F28]^[.$Q$2])/([.$T28]^2);[.$R$2]); MIN([.F28]/[.$O$2]; [.$N$2])))*([.$J28]+[.$M$2]))*5;0)" office:value-type="float" office:value="30" calcext:value-type="float">
            <text:p>30</text:p>
          </table:table-cell>
          <table:table-cell table:style-name="ce11" table:formula="of:=ROUND(AVERAGE([.K28:.Q28]))" office:value-type="float" office:value="47" calcext:value-type="float">
            <text:p>47</text:p>
          </table:table-cell>
          <table:table-cell table:style-name="ce11" table:formula="of:=ROUND((([.I28]/[.$S$1])*MAX([.I28]/350;0.8));2)" office:value-type="float" office:value="6.2" calcext:value-type="float">
            <text:p>6.2</text:p>
          </table:table-cell>
          <table:table-cell table:style-name="ce11" table:formula="of:=ROUND([.I28]/6;2)" office:value-type="float" office:value="73.67" calcext:value-type="float">
            <text:p>73.67</text:p>
          </table:table-cell>
          <table:table-cell table:style-name="ce11"/>
          <table:table-cell table:style-name="ce19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19" table:formula="of:=IFERROR(ROUND(((MIN(([.$D28]^2)/([.$T28]^2);[.$S$2])))*[.$S28]);0)" office:value-type="float" office:value="8" calcext:value-type="float">
            <text:p>8</text:p>
          </table:table-cell>
          <table:table-cell table:style-name="ce20" table:formula="of:=IFERROR(ROUND(MIN(([.D28]+[.G28]+[.I28])/8/[.$T28];[.$S$2])^2*[.$S28]);0)" office:value-type="float" office:value="6" calcext:value-type="float">
            <text:p>6</text:p>
          </table:table-cell>
          <table:table-cell table:style-name="ce19" table:formula="of:=IFERROR(ROUND(((MIN(([.H28]^2)/([.$T28]^2);[.$S$2])))*[.$S28]*[.$T$1]);0)" office:value-type="float" office:value="8" calcext:value-type="float">
            <text:p>8</text:p>
          </table:table-cell>
          <table:table-cell table:style-name="ce19" table:formula="of:=IFERROR(ROUND(((MIN(([.E28]^2)/([.$T28]^2);[.$S$2])))*[.$S28]*[.$T$1]);0)" office:value-type="float" office:value="3" calcext:value-type="float">
            <text:p>3</text:p>
          </table:table-cell>
          <table:table-cell table:style-name="ce19" table:formula="of:=IFERROR(ROUND(((MIN(([.G28]^2)/([.$T28]^2);[.$S$2])))*[.$S28]*[.$T$1]);0)" office:value-type="float" office:value="3" calcext:value-type="float">
            <text:p>3</text:p>
          </table:table-cell>
          <table:table-cell table:style-name="ce19"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33" calcext:value-type="float">
            <text:p>5.33</text:p>
          </table:table-cell>
          <table:table-cell table:style-name="ce1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8]+[.$G28]+[.$I28])/8/[.$T28];[.$AE$2]))*([.$J28]+3)*[.$AG$2];([.I2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29:.H29])" office:value-type="float" office:value="303" calcext:value-type="float">
            <text:p>303</text:p>
          </table:table-cell>
          <table:table-cell table:style-name="ce11" table:formula="of:=ROUND((([.I29]/[.$S$1])*MAX([.I29]/420; 1.2));2)" office:value-type="float" office:value="4.04" calcext:value-type="float">
            <text:p>4.04</text:p>
          </table:table-cell>
          <table:table-cell table:style-name="ce11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11" table:formula="of:=IFERROR(ROUND((AVERAGE(MIN(([.$D29]^[.$L$2])/([.$T29]^2);[.$R$2]); MIN([.D29]/[.$O$2]; [.$N$2])))*([.$J29]+[.$M$2]))*5;0)" office:value-type="float" office:value="40" calcext:value-type="float">
            <text:p>40</text:p>
          </table:table-cell>
          <table:table-cell table:style-name="ce11" table:formula="of:=IFERROR(ROUND((MIN(([.$D29]+[.$G29]+[.$I29])/8/[.$T29];[.$R$2]))*([.$J29]+3))*5;0)" office:value-type="float" office:value="35" calcext:value-type="float">
            <text:p>35</text:p>
          </table:table-cell>
          <table:table-cell table:style-name="ce11" table:formula="of:=IFERROR(ROUND(((MIN(([.$H29]^2)/([.$T29]^2);[.$R$2]))*([.$J29]+3)*[.$T$2]))*5;0)" office:value-type="float" office:value="40" calcext:value-type="float">
            <text:p>40</text:p>
          </table:table-cell>
          <table:table-cell table:style-name="ce11" table:formula="of:=IFERROR(ROUND((AVERAGE(MIN(([.$E29]^2)/([.$T29]^2);[.$R$2]);MIN([.E29]/[.$P$2]; [.$N$2]))*([.$J29]+3)*[.$T$2]))*5;0)" office:value-type="float" office:value="20" calcext:value-type="float">
            <text:p>20</text:p>
          </table:table-cell>
          <table:table-cell table:style-name="ce11" table:formula="of:=IFERROR(ROUND((AVERAGE(MIN(([.$G29]^2)/([.$T29]^2);[.$R$2]);MIN([.G29]/[.$P$2]; [.$N$2]))*([.$J29]+3)*[.$T$2]))*5;0)" office:value-type="float" office:value="30" calcext:value-type="float">
            <text:p>30</text:p>
          </table:table-cell>
          <table:table-cell table:style-name="ce11" table:formula="of:=IFERROR(ROUND((AVERAGE(MIN(([.$F29]^[.$Q$2])/([.$T29]^2);[.$R$2]); MIN([.F29]/[.$O$2]; [.$N$2])))*([.$J29]+[.$M$2]))*5;0)" office:value-type="float" office:value="15" calcext:value-type="float">
            <text:p>15</text:p>
          </table:table-cell>
          <table:table-cell table:style-name="ce11" table:formula="of:=ROUND(AVERAGE([.K29:.Q29]))" office:value-type="float" office:value="32" calcext:value-type="float">
            <text:p>32</text:p>
          </table:table-cell>
          <table:table-cell table:style-name="ce11" table:formula="of:=ROUND((([.I29]/[.$S$1])*MAX([.I29]/350;0.8));2)" office:value-type="float" office:value="2.91" calcext:value-type="float">
            <text:p>2.91</text:p>
          </table:table-cell>
          <table:table-cell table:style-name="ce11" table:formula="of:=ROUND([.I29]/6;2)" office:value-type="float" office:value="50.5" calcext:value-type="float">
            <text:p>50.5</text:p>
          </table:table-cell>
          <table:table-cell table:style-name="ce11"/>
          <table:table-cell table:style-name="ce19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19" table:formula="of:=IFERROR(ROUND(((MIN(([.$D29]^2)/([.$T29]^2);[.$S$2])))*[.$S29]);0)" office:value-type="float" office:value="6" calcext:value-type="float">
            <text:p>6</text:p>
          </table:table-cell>
          <table:table-cell table:style-name="ce20" table:formula="of:=IFERROR(ROUND(MIN(([.D29]+[.G29]+[.I29])/8/[.$T29];[.$S$2])^2*[.$S29]);0)" office:value-type="float" office:value="3" calcext:value-type="float">
            <text:p>3</text:p>
          </table:table-cell>
          <table:table-cell table:style-name="ce19" table:formula="of:=IFERROR(ROUND(((MIN(([.H29]^2)/([.$T29]^2);[.$S$2])))*[.$S29]*[.$T$1]);0)" office:value-type="float" office:value="3" calcext:value-type="float">
            <text:p>3</text:p>
          </table:table-cell>
          <table:table-cell table:style-name="ce19" table:formula="of:=IFERROR(ROUND(((MIN(([.E29]^2)/([.$T29]^2);[.$S$2])))*[.$S29]*[.$T$1]);0)" office:value-type="float" office:value="1" calcext:value-type="float">
            <text:p>1</text:p>
          </table:table-cell>
          <table:table-cell table:style-name="ce19" table:formula="of:=IFERROR(ROUND(((MIN(([.G29]^2)/([.$T29]^2);[.$S$2])))*[.$S29]*[.$T$1]);0)" office:value-type="float" office:value="2" calcext:value-type="float">
            <text:p>2</text:p>
          </table:table-cell>
          <table:table-cell table:style-name="ce19"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83" calcext:value-type="float">
            <text:p>2.83</text:p>
          </table:table-cell>
          <table:table-cell table:style-name="ce1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1" table:formula="of:=IFERROR(MIN(MAX(ROUND(AVERAGE((MIN(([.$D29]^[.$L$2])/([.$T29]^[.$AC$2]);[.$AE$2]))*([.$J29]+[.$AF$2]);([.D2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29]+[.$G29]+[.$I29])/8/[.$T29];[.$AE$2]))*([.$J29]+3)*[.$AG$2];([.I2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29]^[.$AC$2])/([.$T29]^[.$AC$2]);[.$AE$2]))*([.$J29]+3)*[.$AG$2]);([.E29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11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11" table:formula="of:=IFERROR(ROUND((AVERAGE(MIN(([.$D30]^[.$L$2])/([.$T30]^2);[.$R$2]); MIN([.D30]/[.$O$2]; [.$N$2])))*([.$J30]+[.$M$2]))*5;0)" office:value-type="float" office:value="55" calcext:value-type="float">
            <text:p>55</text:p>
          </table:table-cell>
          <table:table-cell table:style-name="ce11" table:formula="of:=IFERROR(ROUND((MIN(([.$D30]+[.$G30]+[.$I30])/8/[.$T30];[.$R$2]))*([.$J30]+3))*5;0)" office:value-type="float" office:value="45" calcext:value-type="float">
            <text:p>45</text:p>
          </table:table-cell>
          <table:table-cell table:style-name="ce11" table:formula="of:=IFERROR(ROUND(((MIN(([.$H30]^2)/([.$T30]^2);[.$R$2]))*([.$J30]+3)*[.$T$2]))*5;0)" office:value-type="float" office:value="50" calcext:value-type="float">
            <text:p>50</text:p>
          </table:table-cell>
          <table:table-cell table:style-name="ce11" table:formula="of:=IFERROR(ROUND((AVERAGE(MIN(([.$E30]^2)/([.$T30]^2);[.$R$2]);MIN([.E30]/[.$P$2]; [.$N$2]))*([.$J30]+3)*[.$T$2]))*5;0)" office:value-type="float" office:value="40" calcext:value-type="float">
            <text:p>40</text:p>
          </table:table-cell>
          <table:table-cell table:style-name="ce11" table:formula="of:=IFERROR(ROUND((AVERAGE(MIN(([.$G30]^2)/([.$T30]^2);[.$R$2]);MIN([.G30]/[.$P$2]; [.$N$2]))*([.$J30]+3)*[.$T$2]))*5;0)" office:value-type="float" office:value="45" calcext:value-type="float">
            <text:p>45</text:p>
          </table:table-cell>
          <table:table-cell table:style-name="ce11" table:formula="of:=IFERROR(ROUND((AVERAGE(MIN(([.$F30]^[.$Q$2])/([.$T30]^2);[.$R$2]); MIN([.F30]/[.$O$2]; [.$N$2])))*([.$J30]+[.$M$2]))*5;0)" office:value-type="float" office:value="35" calcext:value-type="float">
            <text:p>35</text:p>
          </table:table-cell>
          <table:table-cell table:style-name="ce11" table:formula="of:=ROUND(AVERAGE([.K30:.Q30]))" office:value-type="float" office:value="46" calcext:value-type="float">
            <text:p>46</text:p>
          </table:table-cell>
          <table:table-cell table:style-name="ce11" table:formula="of:=ROUND((([.I30]/[.$S$1])*MAX([.I30]/350;0.8));2)" office:value-type="float" office:value="6.37" calcext:value-type="float">
            <text:p>6.37</text:p>
          </table:table-cell>
          <table:table-cell table:style-name="ce11" table:formula="of:=ROUND([.I30]/6;2)" office:value-type="float" office:value="74.67" calcext:value-type="float">
            <text:p>74.67</text:p>
          </table:table-cell>
          <table:table-cell table:style-name="ce11"/>
          <table:table-cell table:style-name="ce19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19" table:formula="of:=IFERROR(ROUND(((MIN(([.$D30]^2)/([.$T30]^2);[.$S$2])))*[.$S30]);0)" office:value-type="float" office:value="10" calcext:value-type="float">
            <text:p>10</text:p>
          </table:table-cell>
          <table:table-cell table:style-name="ce20" table:formula="of:=IFERROR(ROUND(MIN(([.D30]+[.G30]+[.I30])/8/[.$T30];[.$S$2])^2*[.$S30]);0)" office:value-type="float" office:value="7" calcext:value-type="float">
            <text:p>7</text:p>
          </table:table-cell>
          <table:table-cell table:style-name="ce19" table:formula="of:=IFERROR(ROUND(((MIN(([.H30]^2)/([.$T30]^2);[.$S$2])))*[.$S30]*[.$T$1]);0)" office:value-type="float" office:value="6" calcext:value-type="float">
            <text:p>6</text:p>
          </table:table-cell>
          <table:table-cell table:style-name="ce19" table:formula="of:=IFERROR(ROUND(((MIN(([.E30]^2)/([.$T30]^2);[.$S$2])))*[.$S30]*[.$T$1]);0)" office:value-type="float" office:value="3" calcext:value-type="float">
            <text:p>3</text:p>
          </table:table-cell>
          <table:table-cell table:style-name="ce19" table:formula="of:=IFERROR(ROUND(((MIN(([.G30]^2)/([.$T30]^2);[.$S$2])))*[.$S30]*[.$T$1]);0)" office:value-type="float" office:value="4" calcext:value-type="float">
            <text:p>4</text:p>
          </table:table-cell>
          <table:table-cell table:style-name="ce19"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5.83" calcext:value-type="float">
            <text:p>5.83</text:p>
          </table:table-cell>
          <table:table-cell table:style-name="ce1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0]+[.$G30]+[.$I30])/8/[.$T30];[.$AE$2]))*([.$J30]+3)*[.$AG$2];([.I3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0]^2)/([.$T30]^[.$AC$2]);[.$AE$2]))*([.$J30]+3)*[.$AG$2]);([.H3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30]^[.$AC$2])/([.$T30]^[.$AC$2]);[.$AE$2]))*([.$J30]+3)*[.$AG$2]);([.E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4" calcext:value-type="float">
            <text:p>4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2" calcext:value-type="float">
            <text:p>2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1:.H31])" office:value-type="float" office:value="335" calcext:value-type="float">
            <text:p>335</text:p>
          </table:table-cell>
          <table:table-cell table:style-name="ce11" table:formula="of:=ROUND((([.I31]/[.$S$1])*MAX([.I31]/420; 1.2));2)" office:value-type="float" office:value="4.47" calcext:value-type="float">
            <text:p>4.47</text:p>
          </table:table-cell>
          <table:table-cell table:style-name="ce11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11" table:formula="of:=IFERROR(ROUND((AVERAGE(MIN(([.$D31]^[.$L$2])/([.$T31]^2);[.$R$2]); MIN([.D31]/[.$O$2]; [.$N$2])))*([.$J31]+[.$M$2]))*5;0)" office:value-type="float" office:value="30" calcext:value-type="float">
            <text:p>30</text:p>
          </table:table-cell>
          <table:table-cell table:style-name="ce11" table:formula="of:=IFERROR(ROUND((MIN(([.$D31]+[.$G31]+[.$I31])/8/[.$T31];[.$R$2]))*([.$J31]+3))*5;0)" office:value-type="float" office:value="35" calcext:value-type="float">
            <text:p>35</text:p>
          </table:table-cell>
          <table:table-cell table:style-name="ce11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11" table:formula="of:=IFERROR(ROUND((AVERAGE(MIN(([.$E31]^2)/([.$T31]^2);[.$R$2]);MIN([.E31]/[.$P$2]; [.$N$2]))*([.$J31]+3)*[.$T$2]))*5;0)" office:value-type="float" office:value="10" calcext:value-type="float">
            <text:p>10</text:p>
          </table:table-cell>
          <table:table-cell table:style-name="ce11" table:formula="of:=IFERROR(ROUND((AVERAGE(MIN(([.$G31]^2)/([.$T31]^2);[.$R$2]);MIN([.G31]/[.$P$2]; [.$N$2]))*([.$J31]+3)*[.$T$2]))*5;0)" office:value-type="float" office:value="25" calcext:value-type="float">
            <text:p>25</text:p>
          </table:table-cell>
          <table:table-cell table:style-name="ce11" table:formula="of:=IFERROR(ROUND((AVERAGE(MIN(([.$F31]^[.$Q$2])/([.$T31]^2);[.$R$2]); MIN([.F31]/[.$O$2]; [.$N$2])))*([.$J31]+[.$M$2]))*5;0)" office:value-type="float" office:value="35" calcext:value-type="float">
            <text:p>35</text:p>
          </table:table-cell>
          <table:table-cell table:style-name="ce11" table:formula="of:=ROUND(AVERAGE([.K31:.Q31]))" office:value-type="float" office:value="36" calcext:value-type="float">
            <text:p>36</text:p>
          </table:table-cell>
          <table:table-cell table:style-name="ce11" table:formula="of:=ROUND((([.I31]/[.$S$1])*MAX([.I31]/350;0.8));2)" office:value-type="float" office:value="3.56" calcext:value-type="float">
            <text:p>3.56</text:p>
          </table:table-cell>
          <table:table-cell table:style-name="ce11" table:formula="of:=ROUND([.I31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19" table:formula="of:=IFERROR(ROUND(((MIN(([.$D31]^2)/([.$T31]^2);[.$S$2])))*[.$S31]);0)" office:value-type="float" office:value="4" calcext:value-type="float">
            <text:p>4</text:p>
          </table:table-cell>
          <table:table-cell table:style-name="ce20" table:formula="of:=IFERROR(ROUND(MIN(([.D31]+[.G31]+[.I31])/8/[.$T31];[.$S$2])^2*[.$S31]);0)" office:value-type="float" office:value="3" calcext:value-type="float">
            <text:p>3</text:p>
          </table:table-cell>
          <table:table-cell table:style-name="ce19" table:formula="of:=IFERROR(ROUND(((MIN(([.H31]^2)/([.$T31]^2);[.$S$2])))*[.$S31]*[.$T$1]);0)" office:value-type="float" office:value="5" calcext:value-type="float">
            <text:p>5</text:p>
          </table:table-cell>
          <table:table-cell table:style-name="ce19" table:formula="of:=IFERROR(ROUND(((MIN(([.E31]^2)/([.$T31]^2);[.$S$2])))*[.$S31]*[.$T$1]);0)" office:value-type="float" office:value="0" calcext:value-type="float">
            <text:p>0</text:p>
          </table:table-cell>
          <table:table-cell table:style-name="ce19" table:formula="of:=IFERROR(ROUND(((MIN(([.G31]^2)/([.$T31]^2);[.$S$2])))*[.$S31]*[.$T$1]);0)" office:value-type="float" office:value="2" calcext:value-type="float">
            <text:p>2</text:p>
          </table:table-cell>
          <table:table-cell table:style-name="ce19" table:formula="of:=IFERROR(ROUND(((MIN(([.F31]^2)/([.$T31]^2);[.$S$2]))*[.$S31]));0)" office:value-type="float" office:value="6" calcext:value-type="float">
            <text:p>6</text:p>
          </table:table-cell>
          <table:table-cell table:formula="of:=ROUND(AVERAGE([.W31:.AB31]);2)" office:value-type="float" office:value="3.33" calcext:value-type="float">
            <text:p>3.33</text:p>
          </table:table-cell>
          <table:table-cell table:style-name="ce1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1" table:formula="of:=IFERROR(MIN(MAX(ROUND(AVERAGE((MIN(([.$D31]^[.$L$2])/([.$T31]^[.$AC$2]);[.$AE$2]))*([.$J31]+[.$AF$2]);([.D3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1]+[.$G31]+[.$I31])/8/[.$T31];[.$AE$2]))*([.$J31]+3)*[.$AG$2];([.I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32:.H32])" office:value-type="float" office:value="470" calcext:value-type="float">
            <text:p>470</text:p>
          </table:table-cell>
          <table:table-cell table:style-name="ce11" table:formula="of:=ROUND((([.I32]/[.$S$1])*MAX([.I32]/420; 1.2));2)" office:value-type="float" office:value="6.27" calcext:value-type="float">
            <text:p>6.27</text:p>
          </table:table-cell>
          <table:table-cell table:style-name="ce11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11" table:formula="of:=IFERROR(ROUND((AVERAGE(MIN(([.$D32]^[.$L$2])/([.$T32]^2);[.$R$2]); MIN([.D32]/[.$O$2]; [.$N$2])))*([.$J32]+[.$M$2]))*5;0)" office:value-type="float" office:value="50" calcext:value-type="float">
            <text:p>50</text:p>
          </table:table-cell>
          <table:table-cell table:style-name="ce11" table:formula="of:=IFERROR(ROUND((MIN(([.$D32]+[.$G32]+[.$I32])/8/[.$T32];[.$R$2]))*([.$J32]+3))*5;0)" office:value-type="float" office:value="45" calcext:value-type="float">
            <text:p>45</text:p>
          </table:table-cell>
          <table:table-cell table:style-name="ce11" table:formula="of:=IFERROR(ROUND(((MIN(([.$H32]^2)/([.$T32]^2);[.$R$2]))*([.$J32]+3)*[.$T$2]))*5;0)" office:value-type="float" office:value="75" calcext:value-type="float">
            <text:p>75</text:p>
          </table:table-cell>
          <table:table-cell table:style-name="ce11" table:formula="of:=IFERROR(ROUND((AVERAGE(MIN(([.$E32]^2)/([.$T32]^2);[.$R$2]);MIN([.E32]/[.$P$2]; [.$N$2]))*([.$J32]+3)*[.$T$2]))*5;0)" office:value-type="float" office:value="30" calcext:value-type="float">
            <text:p>30</text:p>
          </table:table-cell>
          <table:table-cell table:style-name="ce11" table:formula="of:=IFERROR(ROUND((AVERAGE(MIN(([.$G32]^2)/([.$T32]^2);[.$R$2]);MIN([.G32]/[.$P$2]; [.$N$2]))*([.$J32]+3)*[.$T$2]))*5;0)" office:value-type="float" office:value="50" calcext:value-type="float">
            <text:p>50</text:p>
          </table:table-cell>
          <table:table-cell table:style-name="ce11" table:formula="of:=IFERROR(ROUND((AVERAGE(MIN(([.$F32]^[.$Q$2])/([.$T32]^2);[.$R$2]); MIN([.F32]/[.$O$2]; [.$N$2])))*([.$J32]+[.$M$2]))*5;0)" office:value-type="float" office:value="50" calcext:value-type="float">
            <text:p>50</text:p>
          </table:table-cell>
          <table:table-cell table:style-name="ce11" table:formula="of:=ROUND(AVERAGE([.K32:.Q32]))" office:value-type="float" office:value="51" calcext:value-type="float">
            <text:p>51</text:p>
          </table:table-cell>
          <table:table-cell table:style-name="ce11" table:formula="of:=ROUND((([.I32]/[.$S$1])*MAX([.I32]/350;0.8));2)" office:value-type="float" office:value="7.01" calcext:value-type="float">
            <text:p>7.01</text:p>
          </table:table-cell>
          <table:table-cell table:style-name="ce11" table:formula="of:=ROUND([.I32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19" table:formula="of:=IFERROR(ROUND(((MIN(([.$D32]^2)/([.$T32]^2);[.$S$2])))*[.$S32]);0)" office:value-type="float" office:value="8" calcext:value-type="float">
            <text:p>8</text:p>
          </table:table-cell>
          <table:table-cell table:style-name="ce20" table:formula="of:=IFERROR(ROUND(MIN(([.D32]+[.G32]+[.I32])/8/[.$T32];[.$S$2])^2*[.$S32]);0)" office:value-type="float" office:value="7" calcext:value-type="float">
            <text:p>7</text:p>
          </table:table-cell>
          <table:table-cell table:style-name="ce19" table:formula="of:=IFERROR(ROUND(((MIN(([.H32]^2)/([.$T32]^2);[.$S$2])))*[.$S32]*[.$T$1]);0)" office:value-type="float" office:value="10" calcext:value-type="float">
            <text:p>10</text:p>
          </table:table-cell>
          <table:table-cell table:style-name="ce19" table:formula="of:=IFERROR(ROUND(((MIN(([.E32]^2)/([.$T32]^2);[.$S$2])))*[.$S32]*[.$T$1]);0)" office:value-type="float" office:value="2" calcext:value-type="float">
            <text:p>2</text:p>
          </table:table-cell>
          <table:table-cell table:style-name="ce19" table:formula="of:=IFERROR(ROUND(((MIN(([.G32]^2)/([.$T32]^2);[.$S$2])))*[.$S32]*[.$T$1]);0)" office:value-type="float" office:value="4" calcext:value-type="float">
            <text:p>4</text:p>
          </table:table-cell>
          <table:table-cell table:style-name="ce19" table:formula="of:=IFERROR(ROUND(((MIN(([.F32]^2)/([.$T32]^2);[.$S$2]))*[.$S32]));0)" office:value-type="float" office:value="8" calcext:value-type="float">
            <text:p>8</text:p>
          </table:table-cell>
          <table:table-cell table:formula="of:=ROUND(AVERAGE([.W32:.AB32]);2)" office:value-type="float" office:value="6.5" calcext:value-type="float">
            <text:p>6.5</text:p>
          </table:table-cell>
          <table:table-cell table:style-name="ce1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2]+[.$G32]+[.$I32])/8/[.$T32];[.$AE$2]))*([.$J32]+3)*[.$AG$2];([.I3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4" calcext:value-type="float">
            <text:p>4</text:p>
          </table:table-cell>
          <table:table-cell table:formula="of:=MIN(MAX([.X32]-[.X31];0);[.$AT$2])" office:value-type="float" office:value="4" calcext:value-type="float">
            <text:p>4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2" calcext:value-type="float">
            <text:p>2</text:p>
          </table:table-cell>
          <table:table-cell table:formula="of:=MIN(MAX([.AA32]-[.AA31];0);[.$AT$2])" office:value-type="float" office:value="2" calcext:value-type="float">
            <text:p>2</text:p>
          </table:table-cell>
          <table:table-cell table:formula="of:=MIN(MAX([.AB32]-[.AB3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11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11" table:formula="of:=IFERROR(ROUND((AVERAGE(MIN(([.$D33]^[.$L$2])/([.$T33]^2);[.$R$2]); MIN([.D33]/[.$O$2]; [.$N$2])))*([.$J33]+[.$M$2]))*5;0)" office:value-type="float" office:value="40" calcext:value-type="float">
            <text:p>40</text:p>
          </table:table-cell>
          <table:table-cell table:style-name="ce11" table:formula="of:=IFERROR(ROUND((MIN(([.$D33]+[.$G33]+[.$I33])/8/[.$T33];[.$R$2]))*([.$J33]+3))*5;0)" office:value-type="float" office:value="35" calcext:value-type="float">
            <text:p>35</text:p>
          </table:table-cell>
          <table:table-cell table:style-name="ce11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11" table:formula="of:=IFERROR(ROUND((AVERAGE(MIN(([.$E33]^2)/([.$T33]^2);[.$R$2]);MIN([.E33]/[.$P$2]; [.$N$2]))*([.$J33]+3)*[.$T$2]))*5;0)" office:value-type="float" office:value="60" calcext:value-type="float">
            <text:p>60</text:p>
          </table:table-cell>
          <table:table-cell table:style-name="ce11" table:formula="of:=IFERROR(ROUND((AVERAGE(MIN(([.$G33]^2)/([.$T33]^2);[.$R$2]);MIN([.G33]/[.$P$2]; [.$N$2]))*([.$J33]+3)*[.$T$2]))*5;0)" office:value-type="float" office:value="10" calcext:value-type="float">
            <text:p>10</text:p>
          </table:table-cell>
          <table:table-cell table:style-name="ce11" table:formula="of:=IFERROR(ROUND((AVERAGE(MIN(([.$F33]^[.$Q$2])/([.$T33]^2);[.$R$2]); MIN([.F33]/[.$O$2]; [.$N$2])))*([.$J33]+[.$M$2]))*5;0)" office:value-type="float" office:value="25" calcext:value-type="float">
            <text:p>25</text:p>
          </table:table-cell>
          <table:table-cell table:style-name="ce11" table:formula="of:=ROUND(AVERAGE([.K33:.Q33]))" office:value-type="float" office:value="34" calcext:value-type="float">
            <text:p>34</text:p>
          </table:table-cell>
          <table:table-cell table:style-name="ce11" table:formula="of:=ROUND((([.I33]/[.$S$1])*MAX([.I33]/350;0.8));2)" office:value-type="float" office:value="3.35" calcext:value-type="float">
            <text:p>3.35</text:p>
          </table:table-cell>
          <table:table-cell table:style-name="ce11" table:formula="of:=ROUND([.I3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19" table:formula="of:=IFERROR(ROUND(((MIN(([.$D33]^2)/([.$T33]^2);[.$S$2])))*[.$S33]);0)" office:value-type="float" office:value="6" calcext:value-type="float">
            <text:p>6</text:p>
          </table:table-cell>
          <table:table-cell table:style-name="ce20" table:formula="of:=IFERROR(ROUND(MIN(([.D33]+[.G33]+[.I33])/8/[.$T33];[.$S$2])^2*[.$S33]);0)" office:value-type="float" office:value="3" calcext:value-type="float">
            <text:p>3</text:p>
          </table:table-cell>
          <table:table-cell table:style-name="ce19" table:formula="of:=IFERROR(ROUND(((MIN(([.H33]^2)/([.$T33]^2);[.$S$2])))*[.$S33]*[.$T$1]);0)" office:value-type="float" office:value="1" calcext:value-type="float">
            <text:p>1</text:p>
          </table:table-cell>
          <table:table-cell table:style-name="ce19" table:formula="of:=IFERROR(ROUND(((MIN(([.E33]^2)/([.$T33]^2);[.$S$2])))*[.$S33]*[.$T$1]);0)" office:value-type="float" office:value="5" calcext:value-type="float">
            <text:p>5</text:p>
          </table:table-cell>
          <table:table-cell table:style-name="ce19" table:formula="of:=IFERROR(ROUND(((MIN(([.G33]^2)/([.$T33]^2);[.$S$2])))*[.$S33]*[.$T$1]);0)" office:value-type="float" office:value="0" calcext:value-type="float">
            <text:p>0</text:p>
          </table:table-cell>
          <table:table-cell table:style-name="ce19" table:formula="of:=IFERROR(ROUND(((MIN(([.F33]^2)/([.$T33]^2);[.$S$2]))*[.$S33]));0)" office:value-type="float" office:value="3" calcext:value-type="float">
            <text:p>3</text:p>
          </table:table-cell>
          <table:table-cell table:formula="of:=ROUND(AVERAGE([.W33:.AB33]);2)" office:value-type="float" office:value="3" calcext:value-type="float">
            <text:p>3</text:p>
          </table:table-cell>
          <table:table-cell table:style-name="ce1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3]+[.$G33]+[.$I33])/8/[.$T33];[.$AE$2]))*([.$J33]+3)*[.$AG$2];([.I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" calcext:value-type="float">
            <text:p>30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11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11" table:formula="of:=IFERROR(ROUND((AVERAGE(MIN(([.$D34]^[.$L$2])/([.$T34]^2);[.$R$2]); MIN([.D34]/[.$O$2]; [.$N$2])))*([.$J34]+[.$M$2]))*5;0)" office:value-type="float" office:value="60" calcext:value-type="float">
            <text:p>60</text:p>
          </table:table-cell>
          <table:table-cell table:style-name="ce11" table:formula="of:=IFERROR(ROUND((MIN(([.$D34]+[.$G34]+[.$I34])/8/[.$T34];[.$R$2]))*([.$J34]+3))*5;0)" office:value-type="float" office:value="45" calcext:value-type="float">
            <text:p>45</text:p>
          </table:table-cell>
          <table:table-cell table:style-name="ce11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11" table:formula="of:=IFERROR(ROUND((AVERAGE(MIN(([.$E34]^2)/([.$T34]^2);[.$R$2]);MIN([.E34]/[.$P$2]; [.$N$2]))*([.$J34]+3)*[.$T$2]))*5;0)" office:value-type="float" office:value="75" calcext:value-type="float">
            <text:p>75</text:p>
          </table:table-cell>
          <table:table-cell table:style-name="ce11" table:formula="of:=IFERROR(ROUND((AVERAGE(MIN(([.$G34]^2)/([.$T34]^2);[.$R$2]);MIN([.G34]/[.$P$2]; [.$N$2]))*([.$J34]+3)*[.$T$2]))*5;0)" office:value-type="float" office:value="30" calcext:value-type="float">
            <text:p>30</text:p>
          </table:table-cell>
          <table:table-cell table:style-name="ce11" table:formula="of:=IFERROR(ROUND((AVERAGE(MIN(([.$F34]^[.$Q$2])/([.$T34]^2);[.$R$2]); MIN([.F34]/[.$O$2]; [.$N$2])))*([.$J34]+[.$M$2]))*5;0)" office:value-type="float" office:value="35" calcext:value-type="float">
            <text:p>35</text:p>
          </table:table-cell>
          <table:table-cell table:style-name="ce11" table:formula="of:=ROUND(AVERAGE([.K34:.Q34]))" office:value-type="float" office:value="49" calcext:value-type="float">
            <text:p>49</text:p>
          </table:table-cell>
          <table:table-cell table:style-name="ce11" table:formula="of:=ROUND((([.I34]/[.$S$1])*MAX([.I34]/350;0.8));2)" office:value-type="float" office:value="7.01" calcext:value-type="float">
            <text:p>7.01</text:p>
          </table:table-cell>
          <table:table-cell table:style-name="ce11" table:formula="of:=ROUND([.I34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19" table:formula="of:=IFERROR(ROUND(((MIN(([.$D34]^2)/([.$T34]^2);[.$S$2])))*[.$S34]);0)" office:value-type="float" office:value="11" calcext:value-type="float">
            <text:p>11</text:p>
          </table:table-cell>
          <table:table-cell table:style-name="ce20" table:formula="of:=IFERROR(ROUND(MIN(([.D34]+[.G34]+[.I34])/8/[.$T34];[.$S$2])^2*[.$S34]);0)" office:value-type="float" office:value="7" calcext:value-type="float">
            <text:p>7</text:p>
          </table:table-cell>
          <table:table-cell table:style-name="ce19" table:formula="of:=IFERROR(ROUND(((MIN(([.H34]^2)/([.$T34]^2);[.$S$2])))*[.$S34]*[.$T$1]);0)" office:value-type="float" office:value="3" calcext:value-type="float">
            <text:p>3</text:p>
          </table:table-cell>
          <table:table-cell table:style-name="ce19" table:formula="of:=IFERROR(ROUND(((MIN(([.E34]^2)/([.$T34]^2);[.$S$2])))*[.$S34]*[.$T$1]);0)" office:value-type="float" office:value="10" calcext:value-type="float">
            <text:p>10</text:p>
          </table:table-cell>
          <table:table-cell table:style-name="ce19" table:formula="of:=IFERROR(ROUND(((MIN(([.G34]^2)/([.$T34]^2);[.$S$2])))*[.$S34]*[.$T$1]);0)" office:value-type="float" office:value="2" calcext:value-type="float">
            <text:p>2</text:p>
          </table:table-cell>
          <table:table-cell table:style-name="ce19"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33" calcext:value-type="float">
            <text:p>6.33</text:p>
          </table:table-cell>
          <table:table-cell table:style-name="ce1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4]+[.$G34]+[.$I34])/8/[.$T34];[.$AE$2]))*([.$J34]+3)*[.$AG$2];([.I3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SUM([.C35:.H35])" office:value-type="float" office:value="290" calcext:value-type="float">
            <text:p>290</text:p>
          </table:table-cell>
          <table:table-cell table:style-name="ce11" table:formula="of:=ROUND((([.I35]/[.$S$1])*MAX([.I35]/420; 1.2));2)" office:value-type="float" office:value="3.87" calcext:value-type="float">
            <text:p>3.87</text:p>
          </table:table-cell>
          <table:table-cell table:style-name="ce11"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style-name="ce11" table:formula="of:=IFERROR(ROUND((AVERAGE(MIN(([.$D35]^[.$L$2])/([.$T35]^2);[.$R$2]); MIN([.D35]/[.$O$2]; [.$N$2])))*([.$J35]+[.$M$2]))*5;0)" office:value-type="float" office:value="30" calcext:value-type="float">
            <text:p>30</text:p>
          </table:table-cell>
          <table:table-cell table:style-name="ce11" table:formula="of:=IFERROR(ROUND((MIN(([.$D35]+[.$G35]+[.$I35])/8/[.$T35];[.$R$2]))*([.$J35]+3))*5;0)" office:value-type="float" office:value="35" calcext:value-type="float">
            <text:p>35</text:p>
          </table:table-cell>
          <table:table-cell table:style-name="ce11" table:formula="of:=IFERROR(ROUND(((MIN(([.$H35]^2)/([.$T35]^2);[.$R$2]))*([.$J35]+3)*[.$T$2]))*5;0)" office:value-type="float" office:value="20" calcext:value-type="float">
            <text:p>20</text:p>
          </table:table-cell>
          <table:table-cell table:style-name="ce11" table:formula="of:=IFERROR(ROUND((AVERAGE(MIN(([.$E35]^2)/([.$T35]^2);[.$R$2]);MIN([.E35]/[.$P$2]; [.$N$2]))*([.$J35]+3)*[.$T$2]))*5;0)" office:value-type="float" office:value="25" calcext:value-type="float">
            <text:p>25</text:p>
          </table:table-cell>
          <table:table-cell table:style-name="ce11" table:formula="of:=IFERROR(ROUND((AVERAGE(MIN(([.$G35]^2)/([.$T35]^2);[.$R$2]);MIN([.G35]/[.$P$2]; [.$N$2]))*([.$J35]+3)*[.$T$2]))*5;0)" office:value-type="float" office:value="20" calcext:value-type="float">
            <text:p>20</text:p>
          </table:table-cell>
          <table:table-cell table:style-name="ce11" table:formula="of:=IFERROR(ROUND((AVERAGE(MIN(([.$F35]^[.$Q$2])/([.$T35]^2);[.$R$2]); MIN([.F35]/[.$O$2]; [.$N$2])))*([.$J35]+[.$M$2]))*5;0)" office:value-type="float" office:value="25" calcext:value-type="float">
            <text:p>25</text:p>
          </table:table-cell>
          <table:table-cell table:style-name="ce11" table:formula="of:=ROUND(AVERAGE([.K35:.Q35]))" office:value-type="float" office:value="31" calcext:value-type="float">
            <text:p>31</text:p>
          </table:table-cell>
          <table:table-cell table:style-name="ce11" table:formula="of:=ROUND((([.I35]/[.$S$1])*MAX([.I35]/350;0.8));2)" office:value-type="float" office:value="2.67" calcext:value-type="float">
            <text:p>2.67</text:p>
          </table:table-cell>
          <table:table-cell table:style-name="ce11" table:formula="of:=ROUND([.I35]/6;2)" office:value-type="float" office:value="48.33" calcext:value-type="float">
            <text:p>48.33</text:p>
          </table:table-cell>
          <table:table-cell table:style-name="ce11"/>
          <table:table-cell table:style-name="ce19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19" table:formula="of:=IFERROR(ROUND(((MIN(([.$D35]^2)/([.$T35]^2);[.$S$2])))*[.$S35]);0)" office:value-type="float" office:value="4" calcext:value-type="float">
            <text:p>4</text:p>
          </table:table-cell>
          <table:table-cell table:style-name="ce20" table:formula="of:=IFERROR(ROUND(MIN(([.D35]+[.G35]+[.I35])/8/[.$T35];[.$S$2])^2*[.$S35]);0)" office:value-type="float" office:value="3" calcext:value-type="float">
            <text:p>3</text:p>
          </table:table-cell>
          <table:table-cell table:style-name="ce19" table:formula="of:=IFERROR(ROUND(((MIN(([.H35]^2)/([.$T35]^2);[.$S$2])))*[.$S35]*[.$T$1]);0)" office:value-type="float" office:value="1" calcext:value-type="float">
            <text:p>1</text:p>
          </table:table-cell>
          <table:table-cell table:style-name="ce19" table:formula="of:=IFERROR(ROUND(((MIN(([.E35]^2)/([.$T35]^2);[.$S$2])))*[.$S35]*[.$T$1]);0)" office:value-type="float" office:value="2" calcext:value-type="float">
            <text:p>2</text:p>
          </table:table-cell>
          <table:table-cell table:style-name="ce19" table:formula="of:=IFERROR(ROUND(((MIN(([.G35]^2)/([.$T35]^2);[.$S$2])))*[.$S35]*[.$T$1]);0)" office:value-type="float" office:value="1" calcext:value-type="float">
            <text:p>1</text:p>
          </table:table-cell>
          <table:table-cell table:style-name="ce19" table:formula="of:=IFERROR(ROUND(((MIN(([.F35]^2)/([.$T35]^2);[.$S$2]))*[.$S35]));0)" office:value-type="float" office:value="3" calcext:value-type="float">
            <text:p>3</text:p>
          </table:table-cell>
          <table:table-cell table:formula="of:=ROUND(AVERAGE([.W35:.AB35]);2)" office:value-type="float" office:value="2.33" calcext:value-type="float">
            <text:p>2.33</text:p>
          </table:table-cell>
          <table:table-cell table:style-name="ce1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5]+[.$G35]+[.$I35])/8/[.$T35];[.$AE$2]))*([.$J35]+3)*[.$AG$2];([.I3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5]^[.$AC$2])/([.$T35]^[.$AC$2]);[.$AE$2]))*([.$J35]+3)*[.$AG$2]);([.E3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5]^[.$Q$2])/([.$T35]^[.$AC$2]);[.$AE$2]))*([.$J35]+[.$AF$2]);([.F35]/10));0)*5; [.$AI$2]); [.$AH$2]);0)" office:value-type="float" office:value="30" calcext:value-type="float">
            <text:p>30</text:p>
          </table:table-cell>
          <table:table-cell table:formula="of:=ROUND(AVERAGE([.AD35:.AJ35]);2)" office:value-type="float" office:value="30.71" calcext:value-type="float">
            <text:p>30.71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36:.H36])" office:value-type="float" office:value="370" calcext:value-type="float">
            <text:p>370</text:p>
          </table:table-cell>
          <table:table-cell table:style-name="ce11" table:formula="of:=ROUND((([.I36]/[.$S$1])*MAX([.I36]/420; 1.2));2)" office:value-type="float" office:value="4.93" calcext:value-type="float">
            <text:p>4.93</text:p>
          </table:table-cell>
          <table:table-cell table:style-name="ce11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11" table:formula="of:=IFERROR(ROUND((AVERAGE(MIN(([.$D36]^[.$L$2])/([.$T36]^2);[.$R$2]); MIN([.D36]/[.$O$2]; [.$N$2])))*([.$J36]+[.$M$2]))*5;0)" office:value-type="float" office:value="35" calcext:value-type="float">
            <text:p>35</text:p>
          </table:table-cell>
          <table:table-cell table:style-name="ce11" table:formula="of:=IFERROR(ROUND((MIN(([.$D36]+[.$G36]+[.$I36])/8/[.$T36];[.$R$2]))*([.$J36]+3))*5;0)" office:value-type="float" office:value="40" calcext:value-type="float">
            <text:p>40</text:p>
          </table:table-cell>
          <table:table-cell table:style-name="ce11" table:formula="of:=IFERROR(ROUND(((MIN(([.$H36]^2)/([.$T36]^2);[.$R$2]))*([.$J36]+3)*[.$T$2]))*5;0)" office:value-type="float" office:value="25" calcext:value-type="float">
            <text:p>25</text:p>
          </table:table-cell>
          <table:table-cell table:style-name="ce11" table:formula="of:=IFERROR(ROUND((AVERAGE(MIN(([.$E36]^2)/([.$T36]^2);[.$R$2]);MIN([.E36]/[.$P$2]; [.$N$2]))*([.$J36]+3)*[.$T$2]))*5;0)" office:value-type="float" office:value="40" calcext:value-type="float">
            <text:p>40</text:p>
          </table:table-cell>
          <table:table-cell table:style-name="ce11" table:formula="of:=IFERROR(ROUND((AVERAGE(MIN(([.$G36]^2)/([.$T36]^2);[.$R$2]);MIN([.G36]/[.$P$2]; [.$N$2]))*([.$J36]+3)*[.$T$2]))*5;0)" office:value-type="float" office:value="30" calcext:value-type="float">
            <text:p>30</text:p>
          </table:table-cell>
          <table:table-cell table:style-name="ce11" table:formula="of:=IFERROR(ROUND((AVERAGE(MIN(([.$F36]^[.$Q$2])/([.$T36]^2);[.$R$2]); MIN([.F36]/[.$O$2]; [.$N$2])))*([.$J36]+[.$M$2]))*5;0)" office:value-type="float" office:value="30" calcext:value-type="float">
            <text:p>30</text:p>
          </table:table-cell>
          <table:table-cell table:style-name="ce11" table:formula="of:=ROUND(AVERAGE([.K36:.Q36]))" office:value-type="float" office:value="39" calcext:value-type="float">
            <text:p>39</text:p>
          </table:table-cell>
          <table:table-cell table:style-name="ce11" table:formula="of:=ROUND((([.I36]/[.$S$1])*MAX([.I36]/350;0.8));2)" office:value-type="float" office:value="4.35" calcext:value-type="float">
            <text:p>4.35</text:p>
          </table:table-cell>
          <table:table-cell table:style-name="ce11" table:formula="of:=ROUND([.I3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19" table:formula="of:=IFERROR(ROUND(((MIN(([.$D36]^2)/([.$T36]^2);[.$S$2])))*[.$S36]);0)" office:value-type="float" office:value="5" calcext:value-type="float">
            <text:p>5</text:p>
          </table:table-cell>
          <table:table-cell table:style-name="ce20" table:formula="of:=IFERROR(ROUND(MIN(([.D36]+[.G36]+[.I36])/8/[.$T36];[.$S$2])^2*[.$S36]);0)" office:value-type="float" office:value="4" calcext:value-type="float">
            <text:p>4</text:p>
          </table:table-cell>
          <table:table-cell table:style-name="ce19" table:formula="of:=IFERROR(ROUND(((MIN(([.H36]^2)/([.$T36]^2);[.$S$2])))*[.$S36]*[.$T$1]);0)" office:value-type="float" office:value="3" calcext:value-type="float">
            <text:p>3</text:p>
          </table:table-cell>
          <table:table-cell table:style-name="ce19" table:formula="of:=IFERROR(ROUND(((MIN(([.E36]^2)/([.$T36]^2);[.$S$2])))*[.$S36]*[.$T$1]);0)" office:value-type="float" office:value="3" calcext:value-type="float">
            <text:p>3</text:p>
          </table:table-cell>
          <table:table-cell table:style-name="ce19" table:formula="of:=IFERROR(ROUND(((MIN(([.G36]^2)/([.$T36]^2);[.$S$2])))*[.$S36]*[.$T$1]);0)" office:value-type="float" office:value="2" calcext:value-type="float">
            <text:p>2</text:p>
          </table:table-cell>
          <table:table-cell table:style-name="ce19" table:formula="of:=IFERROR(ROUND(((MIN(([.F36]^2)/([.$T36]^2);[.$S$2]))*[.$S36]));0)" office:value-type="float" office:value="4" calcext:value-type="float">
            <text:p>4</text:p>
          </table:table-cell>
          <table:table-cell table:formula="of:=ROUND(AVERAGE([.W36:.AB36]);2)" office:value-type="float" office:value="3.5" calcext:value-type="float">
            <text:p>3.5</text:p>
          </table:table-cell>
          <table:table-cell table:style-name="ce1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6]+[.$G36]+[.$I36])/8/[.$T36];[.$AE$2]))*([.$J36]+3)*[.$AG$2];([.I3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1" calcext:value-type="float">
            <text:p>1</text:p>
          </table:table-cell>
          <table:table-cell table:formula="of:=MIN(MAX([.X36]-[.X35];0);[.$AT$2])" office:value-type="float" office:value="1" calcext:value-type="float">
            <text:p>1</text:p>
          </table:table-cell>
          <table:table-cell table:formula="of:=MIN(MAX([.Y36]-[.Y35];0);[.$AT$2])" office:value-type="float" office:value="2" calcext:value-type="float">
            <text:p>2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37:.H37])" office:value-type="float" office:value="505" calcext:value-type="float">
            <text:p>505</text:p>
          </table:table-cell>
          <table:table-cell table:style-name="ce11" table:formula="of:=ROUND((([.I37]/[.$S$1])*MAX([.I37]/420; 1.2));2)" office:value-type="float" office:value="6.75" calcext:value-type="float">
            <text:p>6.75</text:p>
          </table:table-cell>
          <table:table-cell table:style-name="ce11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11" table:formula="of:=IFERROR(ROUND((AVERAGE(MIN(([.$D37]^[.$L$2])/([.$T37]^2);[.$R$2]); MIN([.D37]/[.$O$2]; [.$N$2])))*([.$J37]+[.$M$2]))*5;0)" office:value-type="float" office:value="55" calcext:value-type="float">
            <text:p>55</text:p>
          </table:table-cell>
          <table:table-cell table:style-name="ce11" table:formula="of:=IFERROR(ROUND((MIN(([.$D37]+[.$G37]+[.$I37])/8/[.$T37];[.$R$2]))*([.$J37]+3))*5;0)" office:value-type="float" office:value="50" calcext:value-type="float">
            <text:p>50</text:p>
          </table:table-cell>
          <table:table-cell table:style-name="ce11" table:formula="of:=IFERROR(ROUND(((MIN(([.$H37]^2)/([.$T37]^2);[.$R$2]))*([.$J37]+3)*[.$T$2]))*5;0)" office:value-type="float" office:value="30" calcext:value-type="float">
            <text:p>30</text:p>
          </table:table-cell>
          <table:table-cell table:style-name="ce11" table:formula="of:=IFERROR(ROUND((AVERAGE(MIN(([.$E37]^2)/([.$T37]^2);[.$R$2]);MIN([.E37]/[.$P$2]; [.$N$2]))*([.$J37]+3)*[.$T$2]))*5;0)" office:value-type="float" office:value="55" calcext:value-type="float">
            <text:p>55</text:p>
          </table:table-cell>
          <table:table-cell table:style-name="ce11" table:formula="of:=IFERROR(ROUND((AVERAGE(MIN(([.$G37]^2)/([.$T37]^2);[.$R$2]);MIN([.G37]/[.$P$2]; [.$N$2]))*([.$J37]+3)*[.$T$2]))*5;0)" office:value-type="float" office:value="50" calcext:value-type="float">
            <text:p>50</text:p>
          </table:table-cell>
          <table:table-cell table:style-name="ce11" table:formula="of:=IFERROR(ROUND((AVERAGE(MIN(([.$F37]^[.$Q$2])/([.$T37]^2);[.$R$2]); MIN([.F37]/[.$O$2]; [.$N$2])))*([.$J37]+[.$M$2]))*5;0)" office:value-type="float" office:value="50" calcext:value-type="float">
            <text:p>50</text:p>
          </table:table-cell>
          <table:table-cell table:style-name="ce11" table:formula="of:=ROUND(AVERAGE([.K37:.Q37]))" office:value-type="float" office:value="54" calcext:value-type="float">
            <text:p>54</text:p>
          </table:table-cell>
          <table:table-cell table:style-name="ce11" table:formula="of:=ROUND((([.I37]/[.$S$1])*MAX([.I37]/350;0.8));2)" office:value-type="float" office:value="8.1" calcext:value-type="float">
            <text:p>8.1</text:p>
          </table:table-cell>
          <table:table-cell table:style-name="ce11" table:formula="of:=ROUND([.I37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19" table:formula="of:=IFERROR(ROUND(((MIN(([.$D37]^2)/([.$T37]^2);[.$S$2])))*[.$S37]);0)" office:value-type="float" office:value="10" calcext:value-type="float">
            <text:p>10</text:p>
          </table:table-cell>
          <table:table-cell table:style-name="ce20" table:formula="of:=IFERROR(ROUND(MIN(([.D37]+[.G37]+[.I37])/8/[.$T37];[.$S$2])^2*[.$S37]);0)" office:value-type="float" office:value="8" calcext:value-type="float">
            <text:p>8</text:p>
          </table:table-cell>
          <table:table-cell table:style-name="ce19" table:formula="of:=IFERROR(ROUND(((MIN(([.H37]^2)/([.$T37]^2);[.$S$2])))*[.$S37]*[.$T$1]);0)" office:value-type="float" office:value="5" calcext:value-type="float">
            <text:p>5</text:p>
          </table:table-cell>
          <table:table-cell table:style-name="ce19" table:formula="of:=IFERROR(ROUND(((MIN(([.E37]^2)/([.$T37]^2);[.$S$2])))*[.$S37]*[.$T$1]);0)" office:value-type="float" office:value="5" calcext:value-type="float">
            <text:p>5</text:p>
          </table:table-cell>
          <table:table-cell table:style-name="ce19" table:formula="of:=IFERROR(ROUND(((MIN(([.G37]^2)/([.$T37]^2);[.$S$2])))*[.$S37]*[.$T$1]);0)" office:value-type="float" office:value="5" calcext:value-type="float">
            <text:p>5</text:p>
          </table:table-cell>
          <table:table-cell table:style-name="ce19" table:formula="of:=IFERROR(ROUND(((MIN(([.F37]^2)/([.$T37]^2);[.$S$2]))*[.$S37]));0)" office:value-type="float" office:value="8" calcext:value-type="float">
            <text:p>8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style-name="ce1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7]+[.$G37]+[.$I37])/8/[.$T37];[.$AE$2]))*([.$J37]+3)*[.$AG$2];([.I3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7]^[.$Q$2])/([.$T37]^[.$AC$2]);[.$AE$2]))*([.$J37]+[.$AF$2]);([.F37]/10));0)*5; [.$AI$2]); [.$AH$2]);0)" office:value-type="float" office:value="45" calcext:value-type="float">
            <text:p>45</text:p>
          </table:table-cell>
          <table:table-cell table:formula="of:=ROUND(AVERAGE([.AD37:.AJ37]);2)" office:value-type="float" office:value="48.57" calcext:value-type="float">
            <text:p>48.57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5" calcext:value-type="float">
            <text:p>5</text:p>
          </table:table-cell>
          <table:table-cell table:formula="of:=MIN(MAX([.X37]-[.X36];0);[.$AT$2])" office:value-type="float" office:value="4" calcext:value-type="float">
            <text:p>4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2" calcext:value-type="float">
            <text:p>2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38:.H38])" office:value-type="float" office:value="288" calcext:value-type="float">
            <text:p>288</text:p>
          </table:table-cell>
          <table:table-cell table:style-name="ce11" table:formula="of:=ROUND((([.I38]/[.$S$1])*MAX([.I38]/420; 1.2));2)" office:value-type="float" office:value="3.84" calcext:value-type="float">
            <text:p>3.84</text:p>
          </table:table-cell>
          <table:table-cell table:style-name="ce11" table:formula="of:=IFERROR((ROUND((((MIN(([.$C38]^2)/([.$T38]^2);[.$R$2])))*[.$J38]*0.8)+([.C38]/10))*5)+10; 0)" office:value-type="float" office:value="45" calcext:value-type="float">
            <text:p>45</text:p>
          </table:table-cell>
          <table:table-cell table:style-name="ce11" table:formula="of:=IFERROR(ROUND((AVERAGE(MIN(([.$D38]^[.$L$2])/([.$T38]^2);[.$R$2]); MIN([.D38]/[.$O$2]; [.$N$2])))*([.$J38]+[.$M$2]))*5;0)" office:value-type="float" office:value="30" calcext:value-type="float">
            <text:p>30</text:p>
          </table:table-cell>
          <table:table-cell table:style-name="ce11" table:formula="of:=IFERROR(ROUND((MIN(([.$D38]+[.$G38]+[.$I38])/8/[.$T38];[.$R$2]))*([.$J38]+3))*5;0)" office:value-type="float" office:value="35" calcext:value-type="float">
            <text:p>35</text:p>
          </table:table-cell>
          <table:table-cell table:style-name="ce11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11" table:formula="of:=IFERROR(ROUND((AVERAGE(MIN(([.$E38]^2)/([.$T38]^2);[.$R$2]);MIN([.E38]/[.$P$2]; [.$N$2]))*([.$J38]+3)*[.$T$2]))*5;0)" office:value-type="float" office:value="20" calcext:value-type="float">
            <text:p>20</text:p>
          </table:table-cell>
          <table:table-cell table:style-name="ce11" table:formula="of:=IFERROR(ROUND((AVERAGE(MIN(([.$G38]^2)/([.$T38]^2);[.$R$2]);MIN([.G38]/[.$P$2]; [.$N$2]))*([.$J38]+3)*[.$T$2]))*5;0)" office:value-type="float" office:value="20" calcext:value-type="float">
            <text:p>20</text:p>
          </table:table-cell>
          <table:table-cell table:style-name="ce11" table:formula="of:=IFERROR(ROUND((AVERAGE(MIN(([.$F38]^[.$Q$2])/([.$T38]^2);[.$R$2]); MIN([.F38]/[.$O$2]; [.$N$2])))*([.$J38]+[.$M$2]))*5;0)" office:value-type="float" office:value="25" calcext:value-type="float">
            <text:p>25</text:p>
          </table:table-cell>
          <table:table-cell table:style-name="ce11" table:formula="of:=ROUND(AVERAGE([.K38:.Q38]))" office:value-type="float" office:value="29" calcext:value-type="float">
            <text:p>29</text:p>
          </table:table-cell>
          <table:table-cell table:style-name="ce11" table:formula="of:=ROUND((([.I38]/[.$S$1])*MAX([.I38]/350;0.8));2)" office:value-type="float" office:value="2.63" calcext:value-type="float">
            <text:p>2.63</text:p>
          </table:table-cell>
          <table:table-cell table:style-name="ce11" table:formula="of:=ROUND([.I38]/6;2)" office:value-type="float" office:value="48" calcext:value-type="float">
            <text:p>48</text:p>
          </table:table-cell>
          <table:table-cell table:style-name="ce11"/>
          <table:table-cell table:style-name="ce19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19" table:formula="of:=IFERROR(ROUND(((MIN(([.$D38]^2)/([.$T38]^2);[.$S$2])))*[.$S38]);0)" office:value-type="float" office:value="4" calcext:value-type="float">
            <text:p>4</text:p>
          </table:table-cell>
          <table:table-cell table:style-name="ce20" table:formula="of:=IFERROR(ROUND(MIN(([.D38]+[.G38]+[.I38])/8/[.$T38];[.$S$2])^2*[.$S38]);0)" office:value-type="float" office:value="3" calcext:value-type="float">
            <text:p>3</text:p>
          </table:table-cell>
          <table:table-cell table:style-name="ce19" table:formula="of:=IFERROR(ROUND(((MIN(([.H38]^2)/([.$T38]^2);[.$S$2])))*[.$S38]*[.$T$1]);0)" office:value-type="float" office:value="2" calcext:value-type="float">
            <text:p>2</text:p>
          </table:table-cell>
          <table:table-cell table:style-name="ce19" table:formula="of:=IFERROR(ROUND(((MIN(([.E38]^2)/([.$T38]^2);[.$S$2])))*[.$S38]*[.$T$1]);0)" office:value-type="float" office:value="1" calcext:value-type="float">
            <text:p>1</text:p>
          </table:table-cell>
          <table:table-cell table:style-name="ce19" table:formula="of:=IFERROR(ROUND(((MIN(([.G38]^2)/([.$T38]^2);[.$S$2])))*[.$S38]*[.$T$1]);0)" office:value-type="float" office:value="1" calcext:value-type="float">
            <text:p>1</text:p>
          </table:table-cell>
          <table:table-cell table:style-name="ce19" table:formula="of:=IFERROR(ROUND(((MIN(([.F38]^2)/([.$T38]^2);[.$S$2]))*[.$S38]));0)" office:value-type="float" office:value="3" calcext:value-type="float">
            <text:p>3</text:p>
          </table:table-cell>
          <table:table-cell table:formula="of:=ROUND(AVERAGE([.W38:.AB38]);2)" office:value-type="float" office:value="2.33" calcext:value-type="float">
            <text:p>2.33</text:p>
          </table:table-cell>
          <table:table-cell table:style-name="ce1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1"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8]+[.$G38]+[.$I38])/8/[.$T38];[.$AE$2]))*([.$J38]+3)*[.$AG$2];([.I3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8]^[.$AC$2])/([.$T38]^[.$AC$2]);[.$AE$2]))*([.$J38]+3)*[.$AG$2]);([.E3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29.29" calcext:value-type="float">
            <text:p>29.29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9:.H39])" office:value-type="float" office:value="370" calcext:value-type="float">
            <text:p>370</text:p>
          </table:table-cell>
          <table:table-cell table:style-name="ce11" table:formula="of:=ROUND((([.I39]/[.$S$1])*MAX([.I39]/420; 1.2));2)" office:value-type="float" office:value="4.93" calcext:value-type="float">
            <text:p>4.93</text:p>
          </table:table-cell>
          <table:table-cell table:style-name="ce11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11" table:formula="of:=IFERROR(ROUND((AVERAGE(MIN(([.$D39]^[.$L$2])/([.$T39]^2);[.$R$2]); MIN([.D39]/[.$O$2]; [.$N$2])))*([.$J39]+[.$M$2]))*5;0)" office:value-type="float" office:value="40" calcext:value-type="float">
            <text:p>40</text:p>
          </table:table-cell>
          <table:table-cell table:style-name="ce11" table:formula="of:=IFERROR(ROUND((MIN(([.$D39]+[.$G39]+[.$I39])/8/[.$T39];[.$R$2]))*([.$J39]+3))*5;0)" office:value-type="float" office:value="40" calcext:value-type="float">
            <text:p>40</text:p>
          </table:table-cell>
          <table:table-cell table:style-name="ce11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11" table:formula="of:=IFERROR(ROUND((AVERAGE(MIN(([.$E39]^2)/([.$T39]^2);[.$R$2]);MIN([.E39]/[.$P$2]; [.$N$2]))*([.$J39]+3)*[.$T$2]))*5;0)" office:value-type="float" office:value="35" calcext:value-type="float">
            <text:p>35</text:p>
          </table:table-cell>
          <table:table-cell table:style-name="ce11" table:formula="of:=IFERROR(ROUND((AVERAGE(MIN(([.$G39]^2)/([.$T39]^2);[.$R$2]);MIN([.G39]/[.$P$2]; [.$N$2]))*([.$J39]+3)*[.$T$2]))*5;0)" office:value-type="float" office:value="30" calcext:value-type="float">
            <text:p>30</text:p>
          </table:table-cell>
          <table:table-cell table:style-name="ce11" table:formula="of:=IFERROR(ROUND((AVERAGE(MIN(([.$F39]^[.$Q$2])/([.$T39]^2);[.$R$2]); MIN([.F39]/[.$O$2]; [.$N$2])))*([.$J39]+[.$M$2]))*5;0)" office:value-type="float" office:value="35" calcext:value-type="float">
            <text:p>35</text:p>
          </table:table-cell>
          <table:table-cell table:style-name="ce11" table:formula="of:=ROUND(AVERAGE([.K39:.Q39]))" office:value-type="float" office:value="39" calcext:value-type="float">
            <text:p>39</text:p>
          </table:table-cell>
          <table:table-cell table:style-name="ce11" table:formula="of:=ROUND((([.I39]/[.$S$1])*MAX([.I39]/350;0.8));2)" office:value-type="float" office:value="4.35" calcext:value-type="float">
            <text:p>4.35</text:p>
          </table:table-cell>
          <table:table-cell table:style-name="ce11" table:formula="of:=ROUND([.I39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9]^2)/([.$T39]^2);[.$S$2])))*[.$S39]*0.8)+([.C39]/10))+10;10)" office:value-type="float" office:value="20" calcext:value-type="float">
            <text:p>20</text:p>
          </table:table-cell>
          <table:table-cell table:style-name="ce19" table:formula="of:=IFERROR(ROUND(((MIN(([.$D39]^2)/([.$T39]^2);[.$S$2])))*[.$S39]);0)" office:value-type="float" office:value="6" calcext:value-type="float">
            <text:p>6</text:p>
          </table:table-cell>
          <table:table-cell table:style-name="ce20" table:formula="of:=IFERROR(ROUND(MIN(([.D39]+[.G39]+[.I39])/8/[.$T39];[.$S$2])^2*[.$S39]);0)" office:value-type="float" office:value="4" calcext:value-type="float">
            <text:p>4</text:p>
          </table:table-cell>
          <table:table-cell table:style-name="ce19" table:formula="of:=IFERROR(ROUND(((MIN(([.H39]^2)/([.$T39]^2);[.$S$2])))*[.$S39]*[.$T$1]);0)" office:value-type="float" office:value="3" calcext:value-type="float">
            <text:p>3</text:p>
          </table:table-cell>
          <table:table-cell table:style-name="ce19" table:formula="of:=IFERROR(ROUND(((MIN(([.E39]^2)/([.$T39]^2);[.$S$2])))*[.$S39]*[.$T$1]);0)" office:value-type="float" office:value="3" calcext:value-type="float">
            <text:p>3</text:p>
          </table:table-cell>
          <table:table-cell table:style-name="ce19" table:formula="of:=IFERROR(ROUND(((MIN(([.G39]^2)/([.$T39]^2);[.$S$2])))*[.$S39]*[.$T$1]);0)" office:value-type="float" office:value="2" calcext:value-type="float">
            <text:p>2</text:p>
          </table:table-cell>
          <table:table-cell table:style-name="ce19" table:formula="of:=IFERROR(ROUND(((MIN(([.F39]^2)/([.$T39]^2);[.$S$2]))*[.$S39]));0)" office:value-type="float" office:value="5" calcext:value-type="float">
            <text:p>5</text:p>
          </table:table-cell>
          <table:table-cell table:formula="of:=ROUND(AVERAGE([.W39:.AB39]);2)" office:value-type="float" office:value="3.83" calcext:value-type="float">
            <text:p>3.83</text:p>
          </table:table-cell>
          <table:table-cell table:style-name="ce1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1"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9]+[.$G39]+[.$I39])/8/[.$T39];[.$AE$2]))*([.$J39]+3)*[.$AG$2];([.I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/>
          <table:table-cell table:formula="of:=MIN(MAX([.V39]-[.V38];0);[.$AT$2])" office:value-type="float" office:value="3" calcext:value-type="float">
            <text:p>3</text:p>
          </table:table-cell>
          <table:table-cell table:formula="of:=MIN(MAX([.W39]-[.W38];0);[.$AT$2])" office:value-type="float" office:value="2" calcext:value-type="float">
            <text:p>2</text:p>
          </table:table-cell>
          <table:table-cell table:formula="of:=MIN(MAX([.X39]-[.X38];0);[.$AT$2])" office:value-type="float" office:value="1" calcext:value-type="float">
            <text:p>1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11"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style-name="ce11" table:formula="of:=IFERROR(ROUND((AVERAGE(MIN(([.$D40]^[.$L$2])/([.$T40]^2);[.$R$2]); MIN([.D40]/[.$O$2]; [.$N$2])))*([.$J40]+[.$M$2]))*5;0)" office:value-type="float" office:value="60" calcext:value-type="float">
            <text:p>60</text:p>
          </table:table-cell>
          <table:table-cell table:style-name="ce11" table:formula="of:=IFERROR(ROUND((MIN(([.$D40]+[.$G40]+[.$I40])/8/[.$T40];[.$R$2]))*([.$J40]+3))*5;0)" office:value-type="float" office:value="50" calcext:value-type="float">
            <text:p>50</text:p>
          </table:table-cell>
          <table:table-cell table:style-name="ce11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11" table:formula="of:=IFERROR(ROUND((AVERAGE(MIN(([.$E40]^2)/([.$T40]^2);[.$R$2]);MIN([.E40]/[.$P$2]; [.$N$2]))*([.$J40]+3)*[.$T$2]))*5;0)" office:value-type="float" office:value="45" calcext:value-type="float">
            <text:p>45</text:p>
          </table:table-cell>
          <table:table-cell table:style-name="ce11" table:formula="of:=IFERROR(ROUND((AVERAGE(MIN(([.$G40]^2)/([.$T40]^2);[.$R$2]);MIN([.G40]/[.$P$2]; [.$N$2]))*([.$J40]+3)*[.$T$2]))*5;0)" office:value-type="float" office:value="45" calcext:value-type="float">
            <text:p>45</text:p>
          </table:table-cell>
          <table:table-cell table:style-name="ce11" table:formula="of:=IFERROR(ROUND((AVERAGE(MIN(([.$F40]^[.$Q$2])/([.$T40]^2);[.$R$2]); MIN([.F40]/[.$O$2]; [.$N$2])))*([.$J40]+[.$M$2]))*5;0)" office:value-type="float" office:value="55" calcext:value-type="float">
            <text:p>55</text:p>
          </table:table-cell>
          <table:table-cell table:style-name="ce11" table:formula="of:=ROUND(AVERAGE([.K40:.Q40]))" office:value-type="float" office:value="53" calcext:value-type="float">
            <text:p>53</text:p>
          </table:table-cell>
          <table:table-cell table:style-name="ce11" table:formula="of:=ROUND((([.I40]/[.$S$1])*MAX([.I40]/350;0.8));2)" office:value-type="float" office:value="8.1" calcext:value-type="float">
            <text:p>8.1</text:p>
          </table:table-cell>
          <table:table-cell table:style-name="ce11" table:formula="of:=ROUND([.I40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0]^2)/([.$T40]^2);[.$S$2])))*[.$S40]*0.8)+([.C40]/10))+10;10)" office:value-type="float" office:value="24" calcext:value-type="float">
            <text:p>24</text:p>
          </table:table-cell>
          <table:table-cell table:style-name="ce19" table:formula="of:=IFERROR(ROUND(((MIN(([.$D40]^2)/([.$T40]^2);[.$S$2])))*[.$S40]);0)" office:value-type="float" office:value="12" calcext:value-type="float">
            <text:p>12</text:p>
          </table:table-cell>
          <table:table-cell table:style-name="ce20" table:formula="of:=IFERROR(ROUND(MIN(([.D40]+[.G40]+[.I40])/8/[.$T40];[.$S$2])^2*[.$S40]);0)" office:value-type="float" office:value="8" calcext:value-type="float">
            <text:p>8</text:p>
          </table:table-cell>
          <table:table-cell table:style-name="ce19" table:formula="of:=IFERROR(ROUND(((MIN(([.H40]^2)/([.$T40]^2);[.$S$2])))*[.$S40]*[.$T$1]);0)" office:value-type="float" office:value="6" calcext:value-type="float">
            <text:p>6</text:p>
          </table:table-cell>
          <table:table-cell table:style-name="ce19" table:formula="of:=IFERROR(ROUND(((MIN(([.E40]^2)/([.$T40]^2);[.$S$2])))*[.$S40]*[.$T$1]);0)" office:value-type="float" office:value="4" calcext:value-type="float">
            <text:p>4</text:p>
          </table:table-cell>
          <table:table-cell table:style-name="ce19" table:formula="of:=IFERROR(ROUND(((MIN(([.G40]^2)/([.$T40]^2);[.$S$2])))*[.$S40]*[.$T$1]);0)" office:value-type="float" office:value="4" calcext:value-type="float">
            <text:p>4</text:p>
          </table:table-cell>
          <table:table-cell table:style-name="ce19" table:formula="of:=IFERROR(ROUND(((MIN(([.F40]^2)/([.$T40]^2);[.$S$2]))*[.$S40]));0)" office:value-type="float" office:value="10" calcext:value-type="float">
            <text:p>10</text:p>
          </table:table-cell>
          <table:table-cell table:formula="of:=ROUND(AVERAGE([.W40:.AB40]);2)" office:value-type="float" office:value="7.33" calcext:value-type="float">
            <text:p>7.33</text:p>
          </table:table-cell>
          <table:table-cell table:style-name="ce11"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style-name="ce1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40]+[.$G40]+[.$I40])/8/[.$T40];[.$AE$2]))*([.$J40]+3)*[.$AG$2];([.I4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0]^[.$AC$2])/([.$T40]^[.$AC$2]);[.$AE$2]))*([.$J40]+3)*[.$AG$2]);([.E4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4" calcext:value-type="float">
            <text:p>4</text:p>
          </table:table-cell>
          <table:table-cell table:formula="of:=MIN(MAX([.W40]-[.W39];0);[.$AT$2])" office:value-type="float" office:value="6" calcext:value-type="float">
            <text:p>6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1" calcext:value-type="float">
            <text:p>1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41:.H41])" office:value-type="float" office:value="328" calcext:value-type="float">
            <text:p>328</text:p>
          </table:table-cell>
          <table:table-cell table:style-name="ce11" table:formula="of:=ROUND((([.I41]/[.$S$1])*MAX([.I41]/420; 1.2));2)" office:value-type="float" office:value="4.37" calcext:value-type="float">
            <text:p>4.37</text:p>
          </table:table-cell>
          <table:table-cell table:style-name="ce11"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style-name="ce11" table:formula="of:=IFERROR(ROUND((AVERAGE(MIN(([.$D41]^[.$L$2])/([.$T41]^2);[.$R$2]); MIN([.D41]/[.$O$2]; [.$N$2])))*([.$J41]+[.$M$2]))*5;0)" office:value-type="float" office:value="20" calcext:value-type="float">
            <text:p>20</text:p>
          </table:table-cell>
          <table:table-cell table:style-name="ce11" table:formula="of:=IFERROR(ROUND((MIN(([.$D41]+[.$G41]+[.$I41])/8/[.$T41];[.$R$2]))*([.$J41]+3))*5;0)" office:value-type="float" office:value="35" calcext:value-type="float">
            <text:p>35</text:p>
          </table:table-cell>
          <table:table-cell table:style-name="ce11" table:formula="of:=IFERROR(ROUND(((MIN(([.$H41]^2)/([.$T41]^2);[.$R$2]))*([.$J41]+3)*[.$T$2]))*5;0)" office:value-type="float" office:value="10" calcext:value-type="float">
            <text:p>10</text:p>
          </table:table-cell>
          <table:table-cell table:style-name="ce11" table:formula="of:=IFERROR(ROUND((AVERAGE(MIN(([.$E41]^2)/([.$T41]^2);[.$R$2]);MIN([.E41]/[.$P$2]; [.$N$2]))*([.$J41]+3)*[.$T$2]))*5;0)" office:value-type="float" office:value="25" calcext:value-type="float">
            <text:p>25</text:p>
          </table:table-cell>
          <table:table-cell table:style-name="ce11" table:formula="of:=IFERROR(ROUND((AVERAGE(MIN(([.$G41]^2)/([.$T41]^2);[.$R$2]);MIN([.G41]/[.$P$2]; [.$N$2]))*([.$J41]+3)*[.$T$2]))*5;0)" office:value-type="float" office:value="35" calcext:value-type="float">
            <text:p>35</text:p>
          </table:table-cell>
          <table:table-cell table:style-name="ce11" table:formula="of:=IFERROR(ROUND((AVERAGE(MIN(([.$F41]^[.$Q$2])/([.$T41]^2);[.$R$2]); MIN([.F41]/[.$O$2]; [.$N$2])))*([.$J41]+[.$M$2]))*5;0)" office:value-type="float" office:value="35" calcext:value-type="float">
            <text:p>35</text:p>
          </table:table-cell>
          <table:table-cell table:style-name="ce11" table:formula="of:=ROUND(AVERAGE([.K41:.Q41]))" office:value-type="float" office:value="34" calcext:value-type="float">
            <text:p>34</text:p>
          </table:table-cell>
          <table:table-cell table:style-name="ce11" table:formula="of:=ROUND((([.I41]/[.$S$1])*MAX([.I41]/350;0.8));2)" office:value-type="float" office:value="3.42" calcext:value-type="float">
            <text:p>3.42</text:p>
          </table:table-cell>
          <table:table-cell table:style-name="ce11" table:formula="of:=ROUND([.I41]/6;2)" office:value-type="float" office:value="54.67" calcext:value-type="float">
            <text:p>54.67</text:p>
          </table:table-cell>
          <table:table-cell table:style-name="ce11"/>
          <table:table-cell table:style-name="ce19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19" table:formula="of:=IFERROR(ROUND(((MIN(([.$D41]^2)/([.$T41]^2);[.$S$2])))*[.$S41]);0)" office:value-type="float" office:value="2" calcext:value-type="float">
            <text:p>2</text:p>
          </table:table-cell>
          <table:table-cell table:style-name="ce20" table:formula="of:=IFERROR(ROUND(MIN(([.D41]+[.G41]+[.I41])/8/[.$T41];[.$S$2])^2*[.$S41]);0)" office:value-type="float" office:value="3" calcext:value-type="float">
            <text:p>3</text:p>
          </table:table-cell>
          <table:table-cell table:style-name="ce19" table:formula="of:=IFERROR(ROUND(((MIN(([.H41]^2)/([.$T41]^2);[.$S$2])))*[.$S41]*[.$T$1]);0)" office:value-type="float" office:value="1" calcext:value-type="float">
            <text:p>1</text:p>
          </table:table-cell>
          <table:table-cell table:style-name="ce19" table:formula="of:=IFERROR(ROUND(((MIN(([.E41]^2)/([.$T41]^2);[.$S$2])))*[.$S41]*[.$T$1]);0)" office:value-type="float" office:value="2" calcext:value-type="float">
            <text:p>2</text:p>
          </table:table-cell>
          <table:table-cell table:style-name="ce19" table:formula="of:=IFERROR(ROUND(((MIN(([.G41]^2)/([.$T41]^2);[.$S$2])))*[.$S41]*[.$T$1]);0)" office:value-type="float" office:value="3" calcext:value-type="float">
            <text:p>3</text:p>
          </table:table-cell>
          <table:table-cell table:style-name="ce19" table:formula="of:=IFERROR(ROUND(((MIN(([.F41]^2)/([.$T41]^2);[.$S$2]))*[.$S41]));0)" office:value-type="float" office:value="6" calcext:value-type="float">
            <text:p>6</text:p>
          </table:table-cell>
          <table:table-cell table:formula="of:=ROUND(AVERAGE([.W41:.AB41]);2)" office:value-type="float" office:value="2.83" calcext:value-type="float">
            <text:p>2.83</text:p>
          </table:table-cell>
          <table:table-cell table:style-name="ce11" table:formula="of:=IFERROR(MIN(MAX((ROUND(AVERAGE((((MIN(([.$C41]^[.$AC$2])/([.$T41]^[.$AC$2]);[.$AE$2])))*[.$J41]*0.8)+([.$C41]/10);([.C41]/8));0)*5)+10; 30); 99); 0)" office:value-type="float" office:value="60" calcext:value-type="float">
            <text:p>60</text:p>
          </table:table-cell>
          <table:table-cell table:style-name="ce11"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1]+[.$G41]+[.$I41])/8/[.$T41];[.$AE$2]))*([.$J41]+3)*[.$AG$2];([.I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2.14" calcext:value-type="float">
            <text:p>32.14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11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11" table:formula="of:=IFERROR(ROUND((AVERAGE(MIN(([.$D42]^[.$L$2])/([.$T42]^2);[.$R$2]); MIN([.D42]/[.$O$2]; [.$N$2])))*([.$J42]+[.$M$2]))*5;0)" office:value-type="float" office:value="35" calcext:value-type="float">
            <text:p>35</text:p>
          </table:table-cell>
          <table:table-cell table:style-name="ce11" table:formula="of:=IFERROR(ROUND((MIN(([.$D42]+[.$G42]+[.$I42])/8/[.$T42];[.$R$2]))*([.$J42]+3))*5;0)" office:value-type="float" office:value="45" calcext:value-type="float">
            <text:p>45</text:p>
          </table:table-cell>
          <table:table-cell table:style-name="ce11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11" table:formula="of:=IFERROR(ROUND((AVERAGE(MIN(([.$E42]^2)/([.$T42]^2);[.$R$2]);MIN([.E42]/[.$P$2]; [.$N$2]))*([.$J42]+3)*[.$T$2]))*5;0)" office:value-type="float" office:value="45" calcext:value-type="float">
            <text:p>45</text:p>
          </table:table-cell>
          <table:table-cell table:style-name="ce11" table:formula="of:=IFERROR(ROUND((AVERAGE(MIN(([.$G42]^2)/([.$T42]^2);[.$R$2]);MIN([.G42]/[.$P$2]; [.$N$2]))*([.$J42]+3)*[.$T$2]))*5;0)" office:value-type="float" office:value="55" calcext:value-type="float">
            <text:p>55</text:p>
          </table:table-cell>
          <table:table-cell table:style-name="ce11" table:formula="of:=IFERROR(ROUND((AVERAGE(MIN(([.$F42]^[.$Q$2])/([.$T42]^2);[.$R$2]); MIN([.F42]/[.$O$2]; [.$N$2])))*([.$J42]+[.$M$2]))*5;0)" office:value-type="float" office:value="55" calcext:value-type="float">
            <text:p>55</text:p>
          </table:table-cell>
          <table:table-cell table:style-name="ce11" table:formula="of:=ROUND(AVERAGE([.K42:.Q42]))" office:value-type="float" office:value="51" calcext:value-type="float">
            <text:p>51</text:p>
          </table:table-cell>
          <table:table-cell table:style-name="ce11" table:formula="of:=ROUND((([.I42]/[.$S$1])*MAX([.I42]/350;0.8));2)" office:value-type="float" office:value="7.25" calcext:value-type="float">
            <text:p>7.25</text:p>
          </table:table-cell>
          <table:table-cell table:style-name="ce11" table:formula="of:=ROUND([.I42]/6;2)" office:value-type="float" office:value="79.67" calcext:value-type="float">
            <text:p>79.67</text:p>
          </table:table-cell>
          <table:table-cell table:style-name="ce11"/>
          <table:table-cell table:style-name="ce19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19" table:formula="of:=IFERROR(ROUND(((MIN(([.$D42]^2)/([.$T42]^2);[.$S$2])))*[.$S42]);0)" office:value-type="float" office:value="5" calcext:value-type="float">
            <text:p>5</text:p>
          </table:table-cell>
          <table:table-cell table:style-name="ce20" table:formula="of:=IFERROR(ROUND(MIN(([.D42]+[.G42]+[.I42])/8/[.$T42];[.$S$2])^2*[.$S42]);0)" office:value-type="float" office:value="7" calcext:value-type="float">
            <text:p>7</text:p>
          </table:table-cell>
          <table:table-cell table:style-name="ce19" table:formula="of:=IFERROR(ROUND(((MIN(([.H42]^2)/([.$T42]^2);[.$S$2])))*[.$S42]*[.$T$1]);0)" office:value-type="float" office:value="4" calcext:value-type="float">
            <text:p>4</text:p>
          </table:table-cell>
          <table:table-cell table:style-name="ce19" table:formula="of:=IFERROR(ROUND(((MIN(([.E42]^2)/([.$T42]^2);[.$S$2])))*[.$S42]*[.$T$1]);0)" office:value-type="float" office:value="4" calcext:value-type="float">
            <text:p>4</text:p>
          </table:table-cell>
          <table:table-cell table:style-name="ce19" table:formula="of:=IFERROR(ROUND(((MIN(([.G42]^2)/([.$T42]^2);[.$S$2])))*[.$S42]*[.$T$1]);0)" office:value-type="float" office:value="6" calcext:value-type="float">
            <text:p>6</text:p>
          </table:table-cell>
          <table:table-cell table:style-name="ce19"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6" calcext:value-type="float">
            <text:p>6</text:p>
          </table:table-cell>
          <table:table-cell table:style-name="ce1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2]+[.$G42]+[.$I42])/8/[.$T42];[.$AE$2]))*([.$J42]+3)*[.$AG$2];([.I4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4" calcext:value-type="float">
            <text:p>4</text:p>
          </table:table-cell>
          <table:table-cell table:formula="of:=MIN(MAX([.Y42]-[.Y41];0);[.$AT$2])" office:value-type="float" office:value="3" calcext:value-type="float">
            <text:p>3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11" table:formula="of:=IFERROR((ROUND((((MIN(([.$C43]^2)/([.$T43]^2);[.$R$2])))*[.$J43]*0.8)+([.C43]/10))*5)+10; 0)" office:value-type="float" office:value="45" calcext:value-type="float">
            <text:p>45</text:p>
          </table:table-cell>
          <table:table-cell table:style-name="ce11" table:formula="of:=IFERROR(ROUND((AVERAGE(MIN(([.$D43]^[.$L$2])/([.$T43]^2);[.$R$2]); MIN([.D43]/[.$O$2]; [.$N$2])))*([.$J43]+[.$M$2]))*5;0)" office:value-type="float" office:value="20" calcext:value-type="float">
            <text:p>20</text:p>
          </table:table-cell>
          <table:table-cell table:style-name="ce11" table:formula="of:=IFERROR(ROUND((MIN(([.$D43]+[.$G43]+[.$I43])/8/[.$T43];[.$R$2]))*([.$J43]+3))*5;0)" office:value-type="float" office:value="35" calcext:value-type="float">
            <text:p>35</text:p>
          </table:table-cell>
          <table:table-cell table:style-name="ce11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11" table:formula="of:=IFERROR(ROUND((AVERAGE(MIN(([.$E43]^2)/([.$T43]^2);[.$R$2]);MIN([.E43]/[.$P$2]; [.$N$2]))*([.$J43]+3)*[.$T$2]))*5;0)" office:value-type="float" office:value="20" calcext:value-type="float">
            <text:p>20</text:p>
          </table:table-cell>
          <table:table-cell table:style-name="ce11" table:formula="of:=IFERROR(ROUND((AVERAGE(MIN(([.$G43]^2)/([.$T43]^2);[.$R$2]);MIN([.G43]/[.$P$2]; [.$N$2]))*([.$J43]+3)*[.$T$2]))*5;0)" office:value-type="float" office:value="25" calcext:value-type="float">
            <text:p>25</text:p>
          </table:table-cell>
          <table:table-cell table:style-name="ce11" table:formula="of:=IFERROR(ROUND((AVERAGE(MIN(([.$F43]^[.$Q$2])/([.$T43]^2);[.$R$2]); MIN([.F43]/[.$O$2]; [.$N$2])))*([.$J43]+[.$M$2]))*5;0)" office:value-type="float" office:value="35" calcext:value-type="float">
            <text:p>35</text:p>
          </table:table-cell>
          <table:table-cell table:style-name="ce11" table:formula="of:=ROUND(AVERAGE([.K43:.Q43]))" office:value-type="float" office:value="33" calcext:value-type="float">
            <text:p>33</text:p>
          </table:table-cell>
          <table:table-cell table:style-name="ce11" table:formula="of:=ROUND((([.I43]/[.$S$1])*MAX([.I43]/350;0.8));2)" office:value-type="float" office:value="2.84" calcext:value-type="float">
            <text:p>2.84</text:p>
          </table:table-cell>
          <table:table-cell table:style-name="ce11" table:formula="of:=ROUND([.I43]/6;2)" office:value-type="float" office:value="49.83" calcext:value-type="float">
            <text:p>49.83</text:p>
          </table:table-cell>
          <table:table-cell table:style-name="ce11"/>
          <table:table-cell table:style-name="ce19" table:formula="of:=IFERROR(ROUND((((MIN(([.$C43]^2)/([.$T43]^2);[.$S$2])))*[.$S43]*0.8)+([.C43]/10))+10;10)" office:value-type="float" office:value="16" calcext:value-type="float">
            <text:p>16</text:p>
          </table:table-cell>
          <table:table-cell table:style-name="ce19" table:formula="of:=IFERROR(ROUND(((MIN(([.$D43]^2)/([.$T43]^2);[.$S$2])))*[.$S43]);0)" office:value-type="float" office:value="2" calcext:value-type="float">
            <text:p>2</text:p>
          </table:table-cell>
          <table:table-cell table:style-name="ce20" table:formula="of:=IFERROR(ROUND(MIN(([.D43]+[.G43]+[.I43])/8/[.$T43];[.$S$2])^2*[.$S43]);0)" office:value-type="float" office:value="3" calcext:value-type="float">
            <text:p>3</text:p>
          </table:table-cell>
          <table:table-cell table:style-name="ce19" table:formula="of:=IFERROR(ROUND(((MIN(([.H43]^2)/([.$T43]^2);[.$S$2])))*[.$S43]*[.$T$1]);0)" office:value-type="float" office:value="3" calcext:value-type="float">
            <text:p>3</text:p>
          </table:table-cell>
          <table:table-cell table:style-name="ce19" table:formula="of:=IFERROR(ROUND(((MIN(([.E43]^2)/([.$T43]^2);[.$S$2])))*[.$S43]*[.$T$1]);0)" office:value-type="float" office:value="1" calcext:value-type="float">
            <text:p>1</text:p>
          </table:table-cell>
          <table:table-cell table:style-name="ce19" table:formula="of:=IFERROR(ROUND(((MIN(([.G43]^2)/([.$T43]^2);[.$S$2])))*[.$S43]*[.$T$1]);0)" office:value-type="float" office:value="2" calcext:value-type="float">
            <text:p>2</text:p>
          </table:table-cell>
          <table:table-cell table:style-name="ce19" table:formula="of:=IFERROR(ROUND(((MIN(([.F43]^2)/([.$T43]^2);[.$S$2]))*[.$S43]));0)" office:value-type="float" office:value="5" calcext:value-type="float">
            <text:p>5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style-name="ce11" table:formula="of:=IFERROR(MIN(MAX((ROUND(AVERAGE((((MIN(([.$C43]^[.$AC$2])/([.$T43]^[.$AC$2]);[.$AE$2])))*[.$J43]*0.8)+([.$C43]/10);([.C43]/8));0)*5)+10; 30); 99); 0)" office:value-type="float" office:value="40" calcext:value-type="float">
            <text:p>40</text:p>
          </table:table-cell>
          <table:table-cell table:style-name="ce11" table:formula="of:=IFERROR(MIN(MAX(ROUND(AVERAGE((MIN(([.$D43]^[.$L$2])/([.$T43]^[.$AC$2]);[.$AE$2]))*([.$J43]+[.$AF$2]);([.D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3]+[.$G43]+[.$I43])/8/[.$T43];[.$AE$2]))*([.$J43]+3)*[.$AG$2];([.I4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3]^[.$AC$2])/([.$T43]^[.$AC$2]);[.$AE$2]))*([.$J43]+3)*[.$AG$2]);([.E4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3]^[.$AC$2])/([.$T43]^[.$AC$2]);[.$AE$2]))*([.$J43]+3)*[.$AG$2]);([.G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3]^[.$Q$2])/([.$T43]^[.$AC$2]);[.$AE$2]))*([.$J43]+[.$AF$2]);([.F43]/10));0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11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11" table:formula="of:=IFERROR(ROUND((AVERAGE(MIN(([.$D44]^[.$L$2])/([.$T44]^2);[.$R$2]); MIN([.D44]/[.$O$2]; [.$N$2])))*([.$J44]+[.$M$2]))*5;0)" office:value-type="float" office:value="40" calcext:value-type="float">
            <text:p>40</text:p>
          </table:table-cell>
          <table:table-cell table:style-name="ce11" table:formula="of:=IFERROR(ROUND((MIN(([.$D44]+[.$G44]+[.$I44])/8/[.$T44];[.$R$2]))*([.$J44]+3))*5;0)" office:value-type="float" office:value="50" calcext:value-type="float">
            <text:p>50</text:p>
          </table:table-cell>
          <table:table-cell table:style-name="ce11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11" table:formula="of:=IFERROR(ROUND((AVERAGE(MIN(([.$E44]^2)/([.$T44]^2);[.$R$2]);MIN([.E44]/[.$P$2]; [.$N$2]))*([.$J44]+3)*[.$T$2]))*5;0)" office:value-type="float" office:value="45" calcext:value-type="float">
            <text:p>45</text:p>
          </table:table-cell>
          <table:table-cell table:style-name="ce11" table:formula="of:=IFERROR(ROUND((AVERAGE(MIN(([.$G44]^2)/([.$T44]^2);[.$R$2]);MIN([.G44]/[.$P$2]; [.$N$2]))*([.$J44]+3)*[.$T$2]))*5;0)" office:value-type="float" office:value="60" calcext:value-type="float">
            <text:p>60</text:p>
          </table:table-cell>
          <table:table-cell table:style-name="ce11" table:formula="of:=IFERROR(ROUND((AVERAGE(MIN(([.$F44]^[.$Q$2])/([.$T44]^2);[.$R$2]); MIN([.F44]/[.$O$2]; [.$N$2])))*([.$J44]+[.$M$2]))*5;0)" office:value-type="float" office:value="60" calcext:value-type="float">
            <text:p>60</text:p>
          </table:table-cell>
          <table:table-cell table:style-name="ce11" table:formula="of:=ROUND(AVERAGE([.K44:.Q44]))" office:value-type="float" office:value="54" calcext:value-type="float">
            <text:p>54</text:p>
          </table:table-cell>
          <table:table-cell table:style-name="ce11" table:formula="of:=ROUND((([.I44]/[.$S$1])*MAX([.I44]/350;0.8));2)" office:value-type="float" office:value="8.1" calcext:value-type="float">
            <text:p>8.1</text:p>
          </table:table-cell>
          <table:table-cell table:style-name="ce11" table:formula="of:=ROUND([.I44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19" table:formula="of:=IFERROR(ROUND(((MIN(([.$D44]^2)/([.$T44]^2);[.$S$2])))*[.$S44]);0)" office:value-type="float" office:value="6" calcext:value-type="float">
            <text:p>6</text:p>
          </table:table-cell>
          <table:table-cell table:style-name="ce20" table:formula="of:=IFERROR(ROUND(MIN(([.D44]+[.G44]+[.I44])/8/[.$T44];[.$S$2])^2*[.$S44]);0)" office:value-type="float" office:value="8" calcext:value-type="float">
            <text:p>8</text:p>
          </table:table-cell>
          <table:table-cell table:style-name="ce19" table:formula="of:=IFERROR(ROUND(((MIN(([.H44]^2)/([.$T44]^2);[.$S$2])))*[.$S44]*[.$T$1]);0)" office:value-type="float" office:value="8" calcext:value-type="float">
            <text:p>8</text:p>
          </table:table-cell>
          <table:table-cell table:style-name="ce19" table:formula="of:=IFERROR(ROUND(((MIN(([.E44]^2)/([.$T44]^2);[.$S$2])))*[.$S44]*[.$T$1]);0)" office:value-type="float" office:value="4" calcext:value-type="float">
            <text:p>4</text:p>
          </table:table-cell>
          <table:table-cell table:style-name="ce19" table:formula="of:=IFERROR(ROUND(((MIN(([.G44]^2)/([.$T44]^2);[.$S$2])))*[.$S44]*[.$T$1]);0)" office:value-type="float" office:value="7" calcext:value-type="float">
            <text:p>7</text:p>
          </table:table-cell>
          <table:table-cell table:style-name="ce19" table:formula="of:=IFERROR(ROUND(((MIN(([.F44]^2)/([.$T44]^2);[.$S$2]))*[.$S44]));0)" office:value-type="float" office:value="11" calcext:value-type="float">
            <text:p>11</text:p>
          </table:table-cell>
          <table:table-cell table:formula="of:=ROUND(AVERAGE([.W44:.AB44]);2)" office:value-type="float" office:value="7.33" calcext:value-type="float">
            <text:p>7.33</text:p>
          </table:table-cell>
          <table:table-cell table:style-name="ce1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44]+[.$G44]+[.$I44])/8/[.$T44];[.$AE$2]))*([.$J44]+3)*[.$AG$2];([.I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5" calcext:value-type="float">
            <text:p>5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5:.H45])" office:value-type="float" office:value="295" calcext:value-type="float">
            <text:p>295</text:p>
          </table:table-cell>
          <table:table-cell table:style-name="ce11" table:formula="of:=ROUND((([.I45]/[.$S$1])*MAX([.I45]/420; 1.2));2)" office:value-type="float" office:value="3.93" calcext:value-type="float">
            <text:p>3.93</text:p>
          </table:table-cell>
          <table:table-cell table:style-name="ce11" table:formula="of:=IFERROR((ROUND((((MIN(([.$C45]^2)/([.$T45]^2);[.$R$2])))*[.$J45]*0.8)+([.C45]/10))*5)+10; 0)" office:value-type="float" office:value="75" calcext:value-type="float">
            <text:p>75</text:p>
          </table:table-cell>
          <table:table-cell table:style-name="ce11" table:formula="of:=IFERROR(ROUND((AVERAGE(MIN(([.$D45]^[.$L$2])/([.$T45]^2);[.$R$2]); MIN([.D45]/[.$O$2]; [.$N$2])))*([.$J45]+[.$M$2]))*5;0)" office:value-type="float" office:value="25" calcext:value-type="float">
            <text:p>25</text:p>
          </table:table-cell>
          <table:table-cell table:style-name="ce11" table:formula="of:=IFERROR(ROUND((MIN(([.$D45]+[.$G45]+[.$I45])/8/[.$T45];[.$R$2]))*([.$J45]+3))*5;0)" office:value-type="float" office:value="35" calcext:value-type="float">
            <text:p>35</text:p>
          </table:table-cell>
          <table:table-cell table:style-name="ce11" table:formula="of:=IFERROR(ROUND(((MIN(([.$H45]^2)/([.$T45]^2);[.$R$2]))*([.$J45]+3)*[.$T$2]))*5;0)" office:value-type="float" office:value="10" calcext:value-type="float">
            <text:p>10</text:p>
          </table:table-cell>
          <table:table-cell table:style-name="ce11" table:formula="of:=IFERROR(ROUND((AVERAGE(MIN(([.$E45]^2)/([.$T45]^2);[.$R$2]);MIN([.E45]/[.$P$2]; [.$N$2]))*([.$J45]+3)*[.$T$2]))*5;0)" office:value-type="float" office:value="15" calcext:value-type="float">
            <text:p>15</text:p>
          </table:table-cell>
          <table:table-cell table:style-name="ce11" table:formula="of:=IFERROR(ROUND((AVERAGE(MIN(([.$G45]^2)/([.$T45]^2);[.$R$2]);MIN([.G45]/[.$P$2]; [.$N$2]))*([.$J45]+3)*[.$T$2]))*5;0)" office:value-type="float" office:value="25" calcext:value-type="float">
            <text:p>25</text:p>
          </table:table-cell>
          <table:table-cell table:style-name="ce11" table:formula="of:=IFERROR(ROUND((AVERAGE(MIN(([.$F45]^[.$Q$2])/([.$T45]^2);[.$R$2]); MIN([.F45]/[.$O$2]; [.$N$2])))*([.$J45]+[.$M$2]))*5;0)" office:value-type="float" office:value="35" calcext:value-type="float">
            <text:p>35</text:p>
          </table:table-cell>
          <table:table-cell table:style-name="ce11" table:formula="of:=ROUND(AVERAGE([.K45:.Q45]))" office:value-type="float" office:value="31" calcext:value-type="float">
            <text:p>31</text:p>
          </table:table-cell>
          <table:table-cell table:style-name="ce11" table:formula="of:=ROUND((([.I45]/[.$S$1])*MAX([.I45]/350;0.8));2)" office:value-type="float" office:value="2.76" calcext:value-type="float">
            <text:p>2.76</text:p>
          </table:table-cell>
          <table:table-cell table:style-name="ce11" table:formula="of:=ROUND([.I45]/6;2)" office:value-type="float" office:value="49.17" calcext:value-type="float">
            <text:p>49.17</text:p>
          </table:table-cell>
          <table:table-cell table:style-name="ce11"/>
          <table:table-cell table:style-name="ce19" table:formula="of:=IFERROR(ROUND((((MIN(([.$C45]^2)/([.$T45]^2);[.$S$2])))*[.$S45]*0.8)+([.C45]/10))+10;10)" office:value-type="float" office:value="21" calcext:value-type="float">
            <text:p>21</text:p>
          </table:table-cell>
          <table:table-cell table:style-name="ce19" table:formula="of:=IFERROR(ROUND(((MIN(([.$D45]^2)/([.$T45]^2);[.$S$2])))*[.$S45]);0)" office:value-type="float" office:value="3" calcext:value-type="float">
            <text:p>3</text:p>
          </table:table-cell>
          <table:table-cell table:style-name="ce20" table:formula="of:=IFERROR(ROUND(MIN(([.D45]+[.G45]+[.I45])/8/[.$T45];[.$S$2])^2*[.$S45]);0)" office:value-type="float" office:value="3" calcext:value-type="float">
            <text:p>3</text:p>
          </table:table-cell>
          <table:table-cell table:style-name="ce19" table:formula="of:=IFERROR(ROUND(((MIN(([.H45]^2)/([.$T45]^2);[.$S$2])))*[.$S45]*[.$T$1]);0)" office:value-type="float" office:value="1" calcext:value-type="float">
            <text:p>1</text:p>
          </table:table-cell>
          <table:table-cell table:style-name="ce19" table:formula="of:=IFERROR(ROUND(((MIN(([.E45]^2)/([.$T45]^2);[.$S$2])))*[.$S45]*[.$T$1]);0)" office:value-type="float" office:value="1" calcext:value-type="float">
            <text:p>1</text:p>
          </table:table-cell>
          <table:table-cell table:style-name="ce19" table:formula="of:=IFERROR(ROUND(((MIN(([.G45]^2)/([.$T45]^2);[.$S$2])))*[.$S45]*[.$T$1]);0)" office:value-type="float" office:value="2" calcext:value-type="float">
            <text:p>2</text:p>
          </table:table-cell>
          <table:table-cell table:style-name="ce19" table:formula="of:=IFERROR(ROUND(((MIN(([.F45]^2)/([.$T45]^2);[.$S$2]))*[.$S45]));0)" office:value-type="float" office:value="5" calcext:value-type="float">
            <text:p>5</text:p>
          </table:table-cell>
          <table:table-cell table:formula="of:=ROUND(AVERAGE([.W45:.AB45]);2)" office:value-type="float" office:value="2.5" calcext:value-type="float">
            <text:p>2.5</text:p>
          </table:table-cell>
          <table:table-cell table:style-name="ce11" table:formula="of:=IFERROR(MIN(MAX((ROUND(AVERAGE((((MIN(([.$C45]^[.$AC$2])/([.$T45]^[.$AC$2]);[.$AE$2])))*[.$J45]*0.8)+([.$C45]/10);([.C45]/8));0)*5)+10; 30); 99); 0)" office:value-type="float" office:value="55" calcext:value-type="float">
            <text:p>55</text:p>
          </table:table-cell>
          <table:table-cell table:style-name="ce1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5]+[.$G45]+[.$I45])/8/[.$T45];[.$AE$2]))*([.$J45]+3)*[.$AG$2];([.I4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5]^2)/([.$T45]^[.$AC$2]);[.$AE$2]))*([.$J45]+3)*[.$AG$2]);([.H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8.57" calcext:value-type="float">
            <text:p>28.57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11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11" table:formula="of:=IFERROR(ROUND((AVERAGE(MIN(([.$D46]^[.$L$2])/([.$T46]^2);[.$R$2]); MIN([.D46]/[.$O$2]; [.$N$2])))*([.$J46]+[.$M$2]))*5;0)" office:value-type="float" office:value="45" calcext:value-type="float">
            <text:p>45</text:p>
          </table:table-cell>
          <table:table-cell table:style-name="ce11" table:formula="of:=IFERROR(ROUND((MIN(([.$D46]+[.$G46]+[.$I46])/8/[.$T46];[.$R$2]))*([.$J46]+3))*5;0)" office:value-type="float" office:value="45" calcext:value-type="float">
            <text:p>45</text:p>
          </table:table-cell>
          <table:table-cell table:style-name="ce11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11" table:formula="of:=IFERROR(ROUND((AVERAGE(MIN(([.$E46]^2)/([.$T46]^2);[.$R$2]);MIN([.E46]/[.$P$2]; [.$N$2]))*([.$J46]+3)*[.$T$2]))*5;0)" office:value-type="float" office:value="30" calcext:value-type="float">
            <text:p>30</text:p>
          </table:table-cell>
          <table:table-cell table:style-name="ce11" table:formula="of:=IFERROR(ROUND((AVERAGE(MIN(([.$G46]^2)/([.$T46]^2);[.$R$2]);MIN([.G46]/[.$P$2]; [.$N$2]))*([.$J46]+3)*[.$T$2]))*5;0)" office:value-type="float" office:value="45" calcext:value-type="float">
            <text:p>45</text:p>
          </table:table-cell>
          <table:table-cell table:style-name="ce11" table:formula="of:=IFERROR(ROUND((AVERAGE(MIN(([.$F46]^[.$Q$2])/([.$T46]^2);[.$R$2]); MIN([.F46]/[.$O$2]; [.$N$2])))*([.$J46]+[.$M$2]))*5;0)" office:value-type="float" office:value="55" calcext:value-type="float">
            <text:p>55</text:p>
          </table:table-cell>
          <table:table-cell table:style-name="ce11" table:formula="of:=ROUND(AVERAGE([.K46:.Q46]))" office:value-type="float" office:value="49" calcext:value-type="float">
            <text:p>49</text:p>
          </table:table-cell>
          <table:table-cell table:style-name="ce11" table:formula="of:=ROUND((([.I46]/[.$S$1])*MAX([.I46]/350;0.8));2)" office:value-type="float" office:value="6.15" calcext:value-type="float">
            <text:p>6.15</text:p>
          </table:table-cell>
          <table:table-cell table:style-name="ce11" table:formula="of:=ROUND([.I46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19" table:formula="of:=IFERROR(ROUND(((MIN(([.$D46]^2)/([.$T46]^2);[.$S$2])))*[.$S46]);0)" office:value-type="float" office:value="7" calcext:value-type="float">
            <text:p>7</text:p>
          </table:table-cell>
          <table:table-cell table:style-name="ce20" table:formula="of:=IFERROR(ROUND(MIN(([.D46]+[.G46]+[.I46])/8/[.$T46];[.$S$2])^2*[.$S46]);0)" office:value-type="float" office:value="6" calcext:value-type="float">
            <text:p>6</text:p>
          </table:table-cell>
          <table:table-cell table:style-name="ce19" table:formula="of:=IFERROR(ROUND(((MIN(([.H46]^2)/([.$T46]^2);[.$S$2])))*[.$S46]*[.$T$1]);0)" office:value-type="float" office:value="2" calcext:value-type="float">
            <text:p>2</text:p>
          </table:table-cell>
          <table:table-cell table:style-name="ce19" table:formula="of:=IFERROR(ROUND(((MIN(([.E46]^2)/([.$T46]^2);[.$S$2])))*[.$S46]*[.$T$1]);0)" office:value-type="float" office:value="2" calcext:value-type="float">
            <text:p>2</text:p>
          </table:table-cell>
          <table:table-cell table:style-name="ce19" table:formula="of:=IFERROR(ROUND(((MIN(([.G46]^2)/([.$T46]^2);[.$S$2])))*[.$S46]*[.$T$1]);0)" office:value-type="float" office:value="4" calcext:value-type="float">
            <text:p>4</text:p>
          </table:table-cell>
          <table:table-cell table:style-name="ce19" table:formula="of:=IFERROR(ROUND(((MIN(([.F46]^2)/([.$T46]^2);[.$S$2]))*[.$S46]));0)" office:value-type="float" office:value="9" calcext:value-type="float">
            <text:p>9</text:p>
          </table:table-cell>
          <table:table-cell table:formula="of:=ROUND(AVERAGE([.W46:.AB46]);2)" office:value-type="float" office:value="5" calcext:value-type="float">
            <text:p>5</text:p>
          </table:table-cell>
          <table:table-cell table:style-name="ce1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6]+[.$G46]+[.$I46])/8/[.$T46];[.$AE$2]))*([.$J46]+3)*[.$AG$2];([.I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1.43" calcext:value-type="float">
            <text:p>41.43</text:p>
          </table:table-cell>
          <table:table-cell/>
          <table:table-cell table:formula="of:=MIN(MAX([.V46]-[.V45];0);[.$AT$2])" office:value-type="float" office:value="8" calcext:value-type="float">
            <text:p>8</text:p>
          </table:table-cell>
          <table:table-cell table:formula="of:=MIN(MAX([.W46]-[.W45];0);[.$AT$2])" office:value-type="float" office:value="4" calcext:value-type="float">
            <text:p>4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1" calcext:value-type="float">
            <text:p>1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47:.H47])" office:value-type="float" office:value="300" calcext:value-type="float">
            <text:p>300</text:p>
          </table:table-cell>
          <table:table-cell table:style-name="ce11" table:formula="of:=ROUND((([.I47]/[.$S$1])*MAX([.I47]/420; 1.2));2)" office:value-type="float" office:value="4" calcext:value-type="float">
            <text:p>4</text:p>
          </table:table-cell>
          <table:table-cell table:style-name="ce11" table:formula="of:=IFERROR((ROUND((((MIN(([.$C47]^2)/([.$T47]^2);[.$R$2])))*[.$J47]*0.8)+([.C47]/10))*5)+10; 0)" office:value-type="float" office:value="35" calcext:value-type="float">
            <text:p>35</text:p>
          </table:table-cell>
          <table:table-cell table:style-name="ce11" table:formula="of:=IFERROR(ROUND((AVERAGE(MIN(([.$D47]^[.$L$2])/([.$T47]^2);[.$R$2]); MIN([.D47]/[.$O$2]; [.$N$2])))*([.$J47]+[.$M$2]))*5;0)" office:value-type="float" office:value="30" calcext:value-type="float">
            <text:p>30</text:p>
          </table:table-cell>
          <table:table-cell table:style-name="ce11" table:formula="of:=IFERROR(ROUND((MIN(([.$D47]+[.$G47]+[.$I47])/8/[.$T47];[.$R$2]))*([.$J47]+3))*5;0)" office:value-type="float" office:value="35" calcext:value-type="float">
            <text:p>35</text:p>
          </table:table-cell>
          <table:table-cell table:style-name="ce11" table:formula="of:=IFERROR(ROUND(((MIN(([.$H47]^2)/([.$T47]^2);[.$R$2]))*([.$J47]+3)*[.$T$2]))*5;0)" office:value-type="float" office:value="60" calcext:value-type="float">
            <text:p>60</text:p>
          </table:table-cell>
          <table:table-cell table:style-name="ce11" table:formula="of:=IFERROR(ROUND((AVERAGE(MIN(([.$E47]^2)/([.$T47]^2);[.$R$2]);MIN([.E47]/[.$P$2]; [.$N$2]))*([.$J47]+3)*[.$T$2]))*5;0)" office:value-type="float" office:value="20" calcext:value-type="float">
            <text:p>20</text:p>
          </table:table-cell>
          <table:table-cell table:style-name="ce11" table:formula="of:=IFERROR(ROUND((AVERAGE(MIN(([.$G47]^2)/([.$T47]^2);[.$R$2]);MIN([.G47]/[.$P$2]; [.$N$2]))*([.$J47]+3)*[.$T$2]))*5;0)" office:value-type="float" office:value="20" calcext:value-type="float">
            <text:p>20</text:p>
          </table:table-cell>
          <table:table-cell table:style-name="ce11" table:formula="of:=IFERROR(ROUND((AVERAGE(MIN(([.$F47]^[.$Q$2])/([.$T47]^2);[.$R$2]); MIN([.F47]/[.$O$2]; [.$N$2])))*([.$J47]+[.$M$2]))*5;0)" office:value-type="float" office:value="30" calcext:value-type="float">
            <text:p>30</text:p>
          </table:table-cell>
          <table:table-cell table:style-name="ce11" table:formula="of:=ROUND(AVERAGE([.K47:.Q47]))" office:value-type="float" office:value="33" calcext:value-type="float">
            <text:p>33</text:p>
          </table:table-cell>
          <table:table-cell table:style-name="ce11" table:formula="of:=ROUND((([.I47]/[.$S$1])*MAX([.I47]/350;0.8));2)" office:value-type="float" office:value="2.86" calcext:value-type="float">
            <text:p>2.86</text:p>
          </table:table-cell>
          <table:table-cell table:style-name="ce11" table:formula="of:=ROUND([.I47]/6;2)" office:value-type="float" office:value="50" calcext:value-type="float">
            <text:p>50</text:p>
          </table:table-cell>
          <table:table-cell table:style-name="ce11"/>
          <table:table-cell table:style-name="ce19" table:formula="of:=IFERROR(ROUND((((MIN(([.$C47]^2)/([.$T47]^2);[.$S$2])))*[.$S47]*0.8)+([.C47]/10))+10;10)" office:value-type="float" office:value="15" calcext:value-type="float">
            <text:p>15</text:p>
          </table:table-cell>
          <table:table-cell table:style-name="ce19" table:formula="of:=IFERROR(ROUND(((MIN(([.$D47]^2)/([.$T47]^2);[.$S$2])))*[.$S47]);0)" office:value-type="float" office:value="4" calcext:value-type="float">
            <text:p>4</text:p>
          </table:table-cell>
          <table:table-cell table:style-name="ce20" table:formula="of:=IFERROR(ROUND(MIN(([.D47]+[.G47]+[.I47])/8/[.$T47];[.$S$2])^2*[.$S47]);0)" office:value-type="float" office:value="3" calcext:value-type="float">
            <text:p>3</text:p>
          </table:table-cell>
          <table:table-cell table:style-name="ce19" table:formula="of:=IFERROR(ROUND(((MIN(([.H47]^2)/([.$T47]^2);[.$S$2])))*[.$S47]*[.$T$1]);0)" office:value-type="float" office:value="4" calcext:value-type="float">
            <text:p>4</text:p>
          </table:table-cell>
          <table:table-cell table:style-name="ce19" table:formula="of:=IFERROR(ROUND(((MIN(([.E47]^2)/([.$T47]^2);[.$S$2])))*[.$S47]*[.$T$1]);0)" office:value-type="float" office:value="1" calcext:value-type="float">
            <text:p>1</text:p>
          </table:table-cell>
          <table:table-cell table:style-name="ce19" table:formula="of:=IFERROR(ROUND(((MIN(([.G47]^2)/([.$T47]^2);[.$S$2])))*[.$S47]*[.$T$1]);0)" office:value-type="float" office:value="1" calcext:value-type="float">
            <text:p>1</text:p>
          </table:table-cell>
          <table:table-cell table:style-name="ce19" table:formula="of:=IFERROR(ROUND(((MIN(([.F47]^2)/([.$T47]^2);[.$S$2]))*[.$S47]));0)" office:value-type="float" office:value="4" calcext:value-type="float">
            <text:p>4</text:p>
          </table:table-cell>
          <table:table-cell table:formula="of:=ROUND(AVERAGE([.W47:.AB47]);2)" office:value-type="float" office:value="2.83" calcext:value-type="float">
            <text:p>2.83</text:p>
          </table:table-cell>
          <table:table-cell table:style-name="ce11" table:formula="of:=IFERROR(MIN(MAX((ROUND(AVERAGE((((MIN(([.$C47]^[.$AC$2])/([.$T47]^[.$AC$2]);[.$AE$2])))*[.$J47]*0.8)+([.$C47]/10);([.C47]/8));0)*5)+10; 30); 99); 0)" office:value-type="float" office:value="35" calcext:value-type="float">
            <text:p>35</text:p>
          </table:table-cell>
          <table:table-cell table:style-name="ce11" table:formula="of:=IFERROR(MIN(MAX(ROUND(AVERAGE((MIN(([.$D47]^[.$L$2])/([.$T47]^[.$AC$2]);[.$AE$2]))*([.$J47]+[.$AF$2]);([.D4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7]+[.$G47]+[.$I47])/8/[.$T47];[.$AE$2]))*([.$J47]+3)*[.$AG$2];([.I4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7]^2)/([.$T47]^[.$AC$2]);[.$AE$2]))*([.$J47]+3)*[.$AG$2]);([.H4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7]^[.$AC$2])/([.$T47]^[.$AC$2]);[.$AE$2]))*([.$J47]+3)*[.$AG$2]);([.E4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7]^[.$AC$2])/([.$T47]^[.$AC$2]);[.$AE$2]))*([.$J47]+3)*[.$AG$2]);([.G4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47]^[.$Q$2])/([.$T47]^[.$AC$2]);[.$AE$2]))*([.$J47]+[.$AF$2]);([.F47]/10));0)*5; [.$AI$2]); [.$AH$2]);0)" office:value-type="float" office:value="30" calcext:value-type="float">
            <text:p>30</text:p>
          </table:table-cell>
          <table:table-cell table:formula="of:=ROUND(AVERAGE([.AD47:.AJ47]);2)" office:value-type="float" office:value="27.14" calcext:value-type="float">
            <text:p>27.14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2" calcext:value-type="float">
            <text:p>2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11" table:formula="of:=IFERROR((ROUND((((MIN(([.$C48]^2)/([.$T48]^2);[.$R$2])))*[.$J48]*0.8)+([.C48]/10))*5)+10; 0)" office:value-type="float" office:value="60" calcext:value-type="float">
            <text:p>60</text:p>
          </table:table-cell>
          <table:table-cell table:style-name="ce11" table:formula="of:=IFERROR(ROUND((AVERAGE(MIN(([.$D48]^[.$L$2])/([.$T48]^2);[.$R$2]); MIN([.D48]/[.$O$2]; [.$N$2])))*([.$J48]+[.$M$2]))*5;0)" office:value-type="float" office:value="45" calcext:value-type="float">
            <text:p>45</text:p>
          </table:table-cell>
          <table:table-cell table:style-name="ce11" table:formula="of:=IFERROR(ROUND((MIN(([.$D48]+[.$G48]+[.$I48])/8/[.$T48];[.$R$2]))*([.$J48]+3))*5;0)" office:value-type="float" office:value="45" calcext:value-type="float">
            <text:p>45</text:p>
          </table:table-cell>
          <table:table-cell table:style-name="ce11" table:formula="of:=IFERROR(ROUND(((MIN(([.$H48]^2)/([.$T48]^2);[.$R$2]))*([.$J48]+3)*[.$T$2]))*5;0)" office:value-type="float" office:value="55" calcext:value-type="float">
            <text:p>55</text:p>
          </table:table-cell>
          <table:table-cell table:style-name="ce11" table:formula="of:=IFERROR(ROUND((AVERAGE(MIN(([.$E48]^2)/([.$T48]^2);[.$R$2]);MIN([.E48]/[.$P$2]; [.$N$2]))*([.$J48]+3)*[.$T$2]))*5;0)" office:value-type="float" office:value="45" calcext:value-type="float">
            <text:p>45</text:p>
          </table:table-cell>
          <table:table-cell table:style-name="ce11" table:formula="of:=IFERROR(ROUND((AVERAGE(MIN(([.$G48]^2)/([.$T48]^2);[.$R$2]);MIN([.G48]/[.$P$2]; [.$N$2]))*([.$J48]+3)*[.$T$2]))*5;0)" office:value-type="float" office:value="45" calcext:value-type="float">
            <text:p>45</text:p>
          </table:table-cell>
          <table:table-cell table:style-name="ce11" table:formula="of:=IFERROR(ROUND((AVERAGE(MIN(([.$F48]^[.$Q$2])/([.$T48]^2);[.$R$2]); MIN([.F48]/[.$O$2]; [.$N$2])))*([.$J48]+[.$M$2]))*5;0)" office:value-type="float" office:value="45" calcext:value-type="float">
            <text:p>45</text:p>
          </table:table-cell>
          <table:table-cell table:style-name="ce11" table:formula="of:=ROUND(AVERAGE([.K48:.Q48]))" office:value-type="float" office:value="49" calcext:value-type="float">
            <text:p>49</text:p>
          </table:table-cell>
          <table:table-cell table:style-name="ce11" table:formula="of:=ROUND((([.I48]/[.$S$1])*MAX([.I48]/350;0.8));2)" office:value-type="float" office:value="6.72" calcext:value-type="float">
            <text:p>6.72</text:p>
          </table:table-cell>
          <table:table-cell table:style-name="ce11" table:formula="of:=ROUND([.I48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48]^2)/([.$T48]^2);[.$S$2])))*[.$S48]*0.8)+([.C48]/10))+10;10)" office:value-type="float" office:value="20" calcext:value-type="float">
            <text:p>20</text:p>
          </table:table-cell>
          <table:table-cell table:style-name="ce19" table:formula="of:=IFERROR(ROUND(((MIN(([.$D48]^2)/([.$T48]^2);[.$S$2])))*[.$S48]);0)" office:value-type="float" office:value="7" calcext:value-type="float">
            <text:p>7</text:p>
          </table:table-cell>
          <table:table-cell table:style-name="ce20" table:formula="of:=IFERROR(ROUND(MIN(([.D48]+[.G48]+[.I48])/8/[.$T48];[.$S$2])^2*[.$S48]);0)" office:value-type="float" office:value="7" calcext:value-type="float">
            <text:p>7</text:p>
          </table:table-cell>
          <table:table-cell table:style-name="ce19" table:formula="of:=IFERROR(ROUND(((MIN(([.H48]^2)/([.$T48]^2);[.$S$2])))*[.$S48]*[.$T$1]);0)" office:value-type="float" office:value="7" calcext:value-type="float">
            <text:p>7</text:p>
          </table:table-cell>
          <table:table-cell table:style-name="ce19" table:formula="of:=IFERROR(ROUND(((MIN(([.E48]^2)/([.$T48]^2);[.$S$2])))*[.$S48]*[.$T$1]);0)" office:value-type="float" office:value="4" calcext:value-type="float">
            <text:p>4</text:p>
          </table:table-cell>
          <table:table-cell table:style-name="ce19" table:formula="of:=IFERROR(ROUND(((MIN(([.G48]^2)/([.$T48]^2);[.$S$2])))*[.$S48]*[.$T$1]);0)" office:value-type="float" office:value="4" calcext:value-type="float">
            <text:p>4</text:p>
          </table:table-cell>
          <table:table-cell table:style-name="ce19" table:formula="of:=IFERROR(ROUND(((MIN(([.F48]^2)/([.$T48]^2);[.$S$2]))*[.$S48]));0)" office:value-type="float" office:value="7" calcext:value-type="float">
            <text:p>7</text:p>
          </table:table-cell>
          <table:table-cell table:formula="of:=ROUND(AVERAGE([.W48:.AB48]);2)" office:value-type="float" office:value="6" calcext:value-type="float">
            <text:p>6</text:p>
          </table:table-cell>
          <table:table-cell table:style-name="ce11" table:formula="of:=IFERROR(MIN(MAX((ROUND(AVERAGE((((MIN(([.$C48]^[.$AC$2])/([.$T48]^[.$AC$2]);[.$AE$2])))*[.$J48]*0.8)+([.$C48]/10);([.C48]/8));0)*5)+10; 30); 99); 0)" office:value-type="float" office:value="55" calcext:value-type="float">
            <text:p>55</text:p>
          </table:table-cell>
          <table:table-cell table:style-name="ce1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8]+[.$G48]+[.$I48])/8/[.$T48];[.$AE$2]))*([.$J48]+3)*[.$AG$2];([.I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8]^[.$AC$2])/([.$T48]^[.$AC$2]);[.$AE$2]))*([.$J48]+3)*[.$AG$2]);([.G4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2.14" calcext:value-type="float">
            <text:p>42.14</text:p>
          </table:table-cell>
          <table:table-cell/>
          <table:table-cell table:formula="of:=MIN(MAX([.V48]-[.V47];0);[.$AT$2])" office:value-type="float" office:value="5" calcext:value-type="float">
            <text:p>5</text:p>
          </table:table-cell>
          <table:table-cell table:formula="of:=MIN(MAX([.W48]-[.W47];0);[.$AT$2])" office:value-type="float" office:value="3" calcext:value-type="float">
            <text:p>3</text:p>
          </table:table-cell>
          <table:table-cell table:formula="of:=MIN(MAX([.X48]-[.X47];0);[.$AT$2])" office:value-type="float" office:value="4" calcext:value-type="float">
            <text:p>4</text:p>
          </table:table-cell>
          <table:table-cell table:formula="of:=MIN(MAX([.Y48]-[.Y47];0);[.$AT$2])" office:value-type="float" office:value="3" calcext:value-type="float">
            <text:p>3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3" calcext:value-type="float">
            <text:p>3</text:p>
          </table:table-cell>
          <table:table-cell table:formula="of:=MIN(MAX([.AB48]-[.AB4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11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11" table:formula="of:=IFERROR(ROUND((AVERAGE(MIN(([.$D49]^[.$L$2])/([.$T49]^2);[.$R$2]); MIN([.D49]/[.$O$2]; [.$N$2])))*([.$J49]+[.$M$2]))*5;0)" office:value-type="float" office:value="25" calcext:value-type="float">
            <text:p>25</text:p>
          </table:table-cell>
          <table:table-cell table:style-name="ce11" table:formula="of:=IFERROR(ROUND((MIN(([.$D49]+[.$G49]+[.$I49])/8/[.$T49];[.$R$2]))*([.$J49]+3))*5;0)" office:value-type="float" office:value="35" calcext:value-type="float">
            <text:p>35</text:p>
          </table:table-cell>
          <table:table-cell table:style-name="ce11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11" table:formula="of:=IFERROR(ROUND((AVERAGE(MIN(([.$E49]^2)/([.$T49]^2);[.$R$2]);MIN([.E49]/[.$P$2]; [.$N$2]))*([.$J49]+3)*[.$T$2]))*5;0)" office:value-type="float" office:value="30" calcext:value-type="float">
            <text:p>30</text:p>
          </table:table-cell>
          <table:table-cell table:style-name="ce11" table:formula="of:=IFERROR(ROUND((AVERAGE(MIN(([.$G49]^2)/([.$T49]^2);[.$R$2]);MIN([.G49]/[.$P$2]; [.$N$2]))*([.$J49]+3)*[.$T$2]))*5;0)" office:value-type="float" office:value="35" calcext:value-type="float">
            <text:p>35</text:p>
          </table:table-cell>
          <table:table-cell table:style-name="ce11" table:formula="of:=IFERROR(ROUND((AVERAGE(MIN(([.$F49]^[.$Q$2])/([.$T49]^2);[.$R$2]); MIN([.F49]/[.$O$2]; [.$N$2])))*([.$J49]+[.$M$2]))*5;0)" office:value-type="float" office:value="40" calcext:value-type="float">
            <text:p>40</text:p>
          </table:table-cell>
          <table:table-cell table:style-name="ce11" table:formula="of:=ROUND(AVERAGE([.K49:.Q49]))" office:value-type="float" office:value="33" calcext:value-type="float">
            <text:p>33</text:p>
          </table:table-cell>
          <table:table-cell table:style-name="ce11" table:formula="of:=ROUND((([.I49]/[.$S$1])*MAX([.I49]/350;0.8));2)" office:value-type="float" office:value="3.25" calcext:value-type="float">
            <text:p>3.25</text:p>
          </table:table-cell>
          <table:table-cell table:style-name="ce11" table:formula="of:=ROUND([.I4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19" table:formula="of:=IFERROR(ROUND(((MIN(([.$D49]^2)/([.$T49]^2);[.$S$2])))*[.$S49]);0)" office:value-type="float" office:value="3" calcext:value-type="float">
            <text:p>3</text:p>
          </table:table-cell>
          <table:table-cell table:style-name="ce20" table:formula="of:=IFERROR(ROUND(MIN(([.D49]+[.G49]+[.I49])/8/[.$T49];[.$S$2])^2*[.$S49]);0)" office:value-type="float" office:value="3" calcext:value-type="float">
            <text:p>3</text:p>
          </table:table-cell>
          <table:table-cell table:style-name="ce19" table:formula="of:=IFERROR(ROUND(((MIN(([.H49]^2)/([.$T49]^2);[.$S$2])))*[.$S49]*[.$T$1]);0)" office:value-type="float" office:value="1" calcext:value-type="float">
            <text:p>1</text:p>
          </table:table-cell>
          <table:table-cell table:style-name="ce19" table:formula="of:=IFERROR(ROUND(((MIN(([.E49]^2)/([.$T49]^2);[.$S$2])))*[.$S49]*[.$T$1]);0)" office:value-type="float" office:value="2" calcext:value-type="float">
            <text:p>2</text:p>
          </table:table-cell>
          <table:table-cell table:style-name="ce19" table:formula="of:=IFERROR(ROUND(((MIN(([.G49]^2)/([.$T49]^2);[.$S$2])))*[.$S49]*[.$T$1]);0)" office:value-type="float" office:value="2" calcext:value-type="float">
            <text:p>2</text:p>
          </table:table-cell>
          <table:table-cell table:style-name="ce19"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2.83" calcext:value-type="float">
            <text:p>2.83</text:p>
          </table:table-cell>
          <table:table-cell table:style-name="ce1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1"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9]+[.$G49]+[.$I49])/8/[.$T49];[.$AE$2]))*([.$J49]+3)*[.$AG$2];([.I4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2.14" calcext:value-type="float">
            <text:p>32.14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11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11" table:formula="of:=IFERROR(ROUND((AVERAGE(MIN(([.$D50]^[.$L$2])/([.$T50]^2);[.$R$2]); MIN([.D50]/[.$O$2]; [.$N$2])))*([.$J50]+[.$M$2]))*5;0)" office:value-type="float" office:value="35" calcext:value-type="float">
            <text:p>35</text:p>
          </table:table-cell>
          <table:table-cell table:style-name="ce11" table:formula="of:=IFERROR(ROUND((MIN(([.$D50]+[.$G50]+[.$I50])/8/[.$T50];[.$R$2]))*([.$J50]+3))*5;0)" office:value-type="float" office:value="40" calcext:value-type="float">
            <text:p>40</text:p>
          </table:table-cell>
          <table:table-cell table:style-name="ce11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11" table:formula="of:=IFERROR(ROUND((AVERAGE(MIN(([.$E50]^2)/([.$T50]^2);[.$R$2]);MIN([.E50]/[.$P$2]; [.$N$2]))*([.$J50]+3)*[.$T$2]))*5;0)" office:value-type="float" office:value="40" calcext:value-type="float">
            <text:p>40</text:p>
          </table:table-cell>
          <table:table-cell table:style-name="ce11" table:formula="of:=IFERROR(ROUND((AVERAGE(MIN(([.$G50]^2)/([.$T50]^2);[.$R$2]);MIN([.G50]/[.$P$2]; [.$N$2]))*([.$J50]+3)*[.$T$2]))*5;0)" office:value-type="float" office:value="45" calcext:value-type="float">
            <text:p>45</text:p>
          </table:table-cell>
          <table:table-cell table:style-name="ce11" table:formula="of:=IFERROR(ROUND((AVERAGE(MIN(([.$F50]^[.$Q$2])/([.$T50]^2);[.$R$2]); MIN([.F50]/[.$O$2]; [.$N$2])))*([.$J50]+[.$M$2]))*5;0)" office:value-type="float" office:value="50" calcext:value-type="float">
            <text:p>50</text:p>
          </table:table-cell>
          <table:table-cell table:style-name="ce11" table:formula="of:=ROUND(AVERAGE([.K50:.Q50]))" office:value-type="float" office:value="41" calcext:value-type="float">
            <text:p>41</text:p>
          </table:table-cell>
          <table:table-cell table:style-name="ce11" table:formula="of:=ROUND((([.I50]/[.$S$1])*MAX([.I50]/350;0.8));2)" office:value-type="float" office:value="4.95" calcext:value-type="float">
            <text:p>4.95</text:p>
          </table:table-cell>
          <table:table-cell table:style-name="ce11" table:formula="of:=ROUND([.I50]/6;2)" office:value-type="float" office:value="65.83" calcext:value-type="float">
            <text:p>65.83</text:p>
          </table:table-cell>
          <table:table-cell table:style-name="ce11"/>
          <table:table-cell table:style-name="ce19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19" table:formula="of:=IFERROR(ROUND(((MIN(([.$D50]^2)/([.$T50]^2);[.$S$2])))*[.$S50]);0)" office:value-type="float" office:value="5" calcext:value-type="float">
            <text:p>5</text:p>
          </table:table-cell>
          <table:table-cell table:style-name="ce20" table:formula="of:=IFERROR(ROUND(MIN(([.D50]+[.G50]+[.I50])/8/[.$T50];[.$S$2])^2*[.$S50]);0)" office:value-type="float" office:value="5" calcext:value-type="float">
            <text:p>5</text:p>
          </table:table-cell>
          <table:table-cell table:style-name="ce19" table:formula="of:=IFERROR(ROUND(((MIN(([.H50]^2)/([.$T50]^2);[.$S$2])))*[.$S50]*[.$T$1]);0)" office:value-type="float" office:value="1" calcext:value-type="float">
            <text:p>1</text:p>
          </table:table-cell>
          <table:table-cell table:style-name="ce19" table:formula="of:=IFERROR(ROUND(((MIN(([.E50]^2)/([.$T50]^2);[.$S$2])))*[.$S50]*[.$T$1]);0)" office:value-type="float" office:value="3" calcext:value-type="float">
            <text:p>3</text:p>
          </table:table-cell>
          <table:table-cell table:style-name="ce19" table:formula="of:=IFERROR(ROUND(((MIN(([.G50]^2)/([.$T50]^2);[.$S$2])))*[.$S50]*[.$T$1]);0)" office:value-type="float" office:value="4" calcext:value-type="float">
            <text:p>4</text:p>
          </table:table-cell>
          <table:table-cell table:style-name="ce19"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style-name="ce1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0]+[.$G50]+[.$I50])/8/[.$T50];[.$AE$2]))*([.$J50]+3)*[.$AG$2];([.I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2" calcext:value-type="float">
            <text:p>2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11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11" table:formula="of:=IFERROR(ROUND((AVERAGE(MIN(([.$D51]^[.$L$2])/([.$T51]^2);[.$R$2]); MIN([.D51]/[.$O$2]; [.$N$2])))*([.$J51]+[.$M$2]))*5;0)" office:value-type="float" office:value="45" calcext:value-type="float">
            <text:p>45</text:p>
          </table:table-cell>
          <table:table-cell table:style-name="ce11" table:formula="of:=IFERROR(ROUND((MIN(([.$D51]+[.$G51]+[.$I51])/8/[.$T51];[.$R$2]))*([.$J51]+3))*5;0)" office:value-type="float" office:value="50" calcext:value-type="float">
            <text:p>50</text:p>
          </table:table-cell>
          <table:table-cell table:style-name="ce11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11" table:formula="of:=IFERROR(ROUND((AVERAGE(MIN(([.$E51]^2)/([.$T51]^2);[.$R$2]);MIN([.E51]/[.$P$2]; [.$N$2]))*([.$J51]+3)*[.$T$2]))*5;0)" office:value-type="float" office:value="50" calcext:value-type="float">
            <text:p>50</text:p>
          </table:table-cell>
          <table:table-cell table:style-name="ce11" table:formula="of:=IFERROR(ROUND((AVERAGE(MIN(([.$G51]^2)/([.$T51]^2);[.$R$2]);MIN([.G51]/[.$P$2]; [.$N$2]))*([.$J51]+3)*[.$T$2]))*5;0)" office:value-type="float" office:value="55" calcext:value-type="float">
            <text:p>55</text:p>
          </table:table-cell>
          <table:table-cell table:style-name="ce11" table:formula="of:=IFERROR(ROUND((AVERAGE(MIN(([.$F51]^[.$Q$2])/([.$T51]^2);[.$R$2]); MIN([.F51]/[.$O$2]; [.$N$2])))*([.$J51]+[.$M$2]))*5;0)" office:value-type="float" office:value="65" calcext:value-type="float">
            <text:p>65</text:p>
          </table:table-cell>
          <table:table-cell table:style-name="ce11" table:formula="of:=ROUND(AVERAGE([.K51:.Q51]))" office:value-type="float" office:value="51" calcext:value-type="float">
            <text:p>51</text:p>
          </table:table-cell>
          <table:table-cell table:style-name="ce11" table:formula="of:=ROUND((([.I51]/[.$S$1])*MAX([.I51]/350;0.8));2)" office:value-type="float" office:value="7.62" calcext:value-type="float">
            <text:p>7.62</text:p>
          </table:table-cell>
          <table:table-cell table:style-name="ce11" table:formula="of:=ROUND([.I51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19" table:formula="of:=IFERROR(ROUND(((MIN(([.$D51]^2)/([.$T51]^2);[.$S$2])))*[.$S51]);0)" office:value-type="float" office:value="7" calcext:value-type="float">
            <text:p>7</text:p>
          </table:table-cell>
          <table:table-cell table:style-name="ce20" table:formula="of:=IFERROR(ROUND(MIN(([.D51]+[.G51]+[.I51])/8/[.$T51];[.$S$2])^2*[.$S51]);0)" office:value-type="float" office:value="8" calcext:value-type="float">
            <text:p>8</text:p>
          </table:table-cell>
          <table:table-cell table:style-name="ce19" table:formula="of:=IFERROR(ROUND(((MIN(([.H51]^2)/([.$T51]^2);[.$S$2])))*[.$S51]*[.$T$1]);0)" office:value-type="float" office:value="2" calcext:value-type="float">
            <text:p>2</text:p>
          </table:table-cell>
          <table:table-cell table:style-name="ce19" table:formula="of:=IFERROR(ROUND(((MIN(([.E51]^2)/([.$T51]^2);[.$S$2])))*[.$S51]*[.$T$1]);0)" office:value-type="float" office:value="5" calcext:value-type="float">
            <text:p>5</text:p>
          </table:table-cell>
          <table:table-cell table:style-name="ce19" table:formula="of:=IFERROR(ROUND(((MIN(([.G51]^2)/([.$T51]^2);[.$S$2])))*[.$S51]*[.$T$1]);0)" office:value-type="float" office:value="6" calcext:value-type="float">
            <text:p>6</text:p>
          </table:table-cell>
          <table:table-cell table:style-name="ce19"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7" calcext:value-type="float">
            <text:p>7</text:p>
          </table:table-cell>
          <table:table-cell table:style-name="ce1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1]+[.$G51]+[.$I51])/8/[.$T51];[.$AE$2]))*([.$J51]+3)*[.$AG$2];([.I51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3" calcext:value-type="float">
            <text:p>3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52:.H52])" office:value-type="float" office:value="320" calcext:value-type="float">
            <text:p>320</text:p>
          </table:table-cell>
          <table:table-cell table:style-name="ce11" table:formula="of:=ROUND((([.I52]/[.$S$1])*MAX([.I52]/420; 1.2));2)" office:value-type="float" office:value="4.27" calcext:value-type="float">
            <text:p>4.27</text:p>
          </table:table-cell>
          <table:table-cell table:style-name="ce11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11" table:formula="of:=IFERROR(ROUND((AVERAGE(MIN(([.$D52]^[.$L$2])/([.$T52]^2);[.$R$2]); MIN([.D52]/[.$O$2]; [.$N$2])))*([.$J52]+[.$M$2]))*5;0)" office:value-type="float" office:value="40" calcext:value-type="float">
            <text:p>40</text:p>
          </table:table-cell>
          <table:table-cell table:style-name="ce11" table:formula="of:=IFERROR(ROUND((MIN(([.$D52]+[.$G52]+[.$I52])/8/[.$T52];[.$R$2]))*([.$J52]+3))*5;0)" office:value-type="float" office:value="40" calcext:value-type="float">
            <text:p>40</text:p>
          </table:table-cell>
          <table:table-cell table:style-name="ce11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11" table:formula="of:=IFERROR(ROUND((AVERAGE(MIN(([.$E52]^2)/([.$T52]^2);[.$R$2]);MIN([.E52]/[.$P$2]; [.$N$2]))*([.$J52]+3)*[.$T$2]))*5;0)" office:value-type="float" office:value="30" calcext:value-type="float">
            <text:p>30</text:p>
          </table:table-cell>
          <table:table-cell table:style-name="ce11" table:formula="of:=IFERROR(ROUND((AVERAGE(MIN(([.$G52]^2)/([.$T52]^2);[.$R$2]);MIN([.G52]/[.$P$2]; [.$N$2]))*([.$J52]+3)*[.$T$2]))*5;0)" office:value-type="float" office:value="30" calcext:value-type="float">
            <text:p>30</text:p>
          </table:table-cell>
          <table:table-cell table:style-name="ce11" table:formula="of:=IFERROR(ROUND((AVERAGE(MIN(([.$F52]^[.$Q$2])/([.$T52]^2);[.$R$2]); MIN([.F52]/[.$O$2]; [.$N$2])))*([.$J52]+[.$M$2]))*5;0)" office:value-type="float" office:value="35" calcext:value-type="float">
            <text:p>35</text:p>
          </table:table-cell>
          <table:table-cell table:style-name="ce11" table:formula="of:=ROUND(AVERAGE([.K52:.Q52]))" office:value-type="float" office:value="33" calcext:value-type="float">
            <text:p>33</text:p>
          </table:table-cell>
          <table:table-cell table:style-name="ce11" table:formula="of:=ROUND((([.I52]/[.$S$1])*MAX([.I52]/350;0.8));2)" office:value-type="float" office:value="3.25" calcext:value-type="float">
            <text:p>3.25</text:p>
          </table:table-cell>
          <table:table-cell table:style-name="ce11" table:formula="of:=ROUND([.I52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19" table:formula="of:=IFERROR(ROUND(((MIN(([.$D52]^2)/([.$T52]^2);[.$S$2])))*[.$S52]);0)" office:value-type="float" office:value="6" calcext:value-type="float">
            <text:p>6</text:p>
          </table:table-cell>
          <table:table-cell table:style-name="ce20" table:formula="of:=IFERROR(ROUND(MIN(([.D52]+[.G52]+[.I52])/8/[.$T52];[.$S$2])^2*[.$S52]);0)" office:value-type="float" office:value="4" calcext:value-type="float">
            <text:p>4</text:p>
          </table:table-cell>
          <table:table-cell table:style-name="ce19" table:formula="of:=IFERROR(ROUND(((MIN(([.H52]^2)/([.$T52]^2);[.$S$2])))*[.$S52]*[.$T$1]);0)" office:value-type="float" office:value="0" calcext:value-type="float">
            <text:p>0</text:p>
          </table:table-cell>
          <table:table-cell table:style-name="ce19" table:formula="of:=IFERROR(ROUND(((MIN(([.E52]^2)/([.$T52]^2);[.$S$2])))*[.$S52]*[.$T$1]);0)" office:value-type="float" office:value="2" calcext:value-type="float">
            <text:p>2</text:p>
          </table:table-cell>
          <table:table-cell table:style-name="ce19" table:formula="of:=IFERROR(ROUND(((MIN(([.G52]^2)/([.$T52]^2);[.$S$2])))*[.$S52]*[.$T$1]);0)" office:value-type="float" office:value="2" calcext:value-type="float">
            <text:p>2</text:p>
          </table:table-cell>
          <table:table-cell table:style-name="ce19" table:formula="of:=IFERROR(ROUND(((MIN(([.F52]^2)/([.$T52]^2);[.$S$2]))*[.$S52]));0)" office:value-type="float" office:value="6" calcext:value-type="float">
            <text:p>6</text:p>
          </table:table-cell>
          <table:table-cell table:formula="of:=ROUND(AVERAGE([.W52:.AB52]);2)" office:value-type="float" office:value="3.33" calcext:value-type="float">
            <text:p>3.33</text:p>
          </table:table-cell>
          <table:table-cell table:style-name="ce1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2]+[.$G52]+[.$I52])/8/[.$T52];[.$AE$2]))*([.$J52]+3)*[.$AG$2];([.I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52]^[.$Q$2])/([.$T52]^[.$AC$2]);[.$AE$2]))*([.$J52]+[.$AF$2]);([.F52]/10));0)*5; [.$AI$2]); [.$AH$2]);0)" office:value-type="float" office:value="35" calcext:value-type="float">
            <text:p>35</text:p>
          </table:table-cell>
          <table:table-cell table:formula="of:=ROUND(AVERAGE([.AD52:.AJ52]);2)" office:value-type="float" office:value="31.43" calcext:value-type="float">
            <text:p>31.43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53:.H53])" office:value-type="float" office:value="430" calcext:value-type="float">
            <text:p>430</text:p>
          </table:table-cell>
          <table:table-cell table:style-name="ce11" table:formula="of:=ROUND((([.I53]/[.$S$1])*MAX([.I53]/420; 1.2));2)" office:value-type="float" office:value="5.73" calcext:value-type="float">
            <text:p>5.73</text:p>
          </table:table-cell>
          <table:table-cell table:style-name="ce11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11" table:formula="of:=IFERROR(ROUND((AVERAGE(MIN(([.$D53]^[.$L$2])/([.$T53]^2);[.$R$2]); MIN([.D53]/[.$O$2]; [.$N$2])))*([.$J53]+[.$M$2]))*5;0)" office:value-type="float" office:value="55" calcext:value-type="float">
            <text:p>55</text:p>
          </table:table-cell>
          <table:table-cell table:style-name="ce11" table:formula="of:=IFERROR(ROUND((MIN(([.$D53]+[.$G53]+[.$I53])/8/[.$T53];[.$R$2]))*([.$J53]+3))*5;0)" office:value-type="float" office:value="45" calcext:value-type="float">
            <text:p>45</text:p>
          </table:table-cell>
          <table:table-cell table:style-name="ce11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11" table:formula="of:=IFERROR(ROUND((AVERAGE(MIN(([.$E53]^2)/([.$T53]^2);[.$R$2]);MIN([.E53]/[.$P$2]; [.$N$2]))*([.$J53]+3)*[.$T$2]))*5;0)" office:value-type="float" office:value="50" calcext:value-type="float">
            <text:p>50</text:p>
          </table:table-cell>
          <table:table-cell table:style-name="ce11" table:formula="of:=IFERROR(ROUND((AVERAGE(MIN(([.$G53]^2)/([.$T53]^2);[.$R$2]);MIN([.G53]/[.$P$2]; [.$N$2]))*([.$J53]+3)*[.$T$2]))*5;0)" office:value-type="float" office:value="50" calcext:value-type="float">
            <text:p>50</text:p>
          </table:table-cell>
          <table:table-cell table:style-name="ce11" table:formula="of:=IFERROR(ROUND((AVERAGE(MIN(([.$F53]^[.$Q$2])/([.$T53]^2);[.$R$2]); MIN([.F53]/[.$O$2]; [.$N$2])))*([.$J53]+[.$M$2]))*5;0)" office:value-type="float" office:value="50" calcext:value-type="float">
            <text:p>50</text:p>
          </table:table-cell>
          <table:table-cell table:style-name="ce11" table:formula="of:=ROUND(AVERAGE([.K53:.Q53]))" office:value-type="float" office:value="46" calcext:value-type="float">
            <text:p>46</text:p>
          </table:table-cell>
          <table:table-cell table:style-name="ce11" table:formula="of:=ROUND((([.I53]/[.$S$1])*MAX([.I53]/350;0.8));2)" office:value-type="float" office:value="5.87" calcext:value-type="float">
            <text:p>5.87</text:p>
          </table:table-cell>
          <table:table-cell table:style-name="ce11" table:formula="of:=ROUND([.I53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19" table:formula="of:=IFERROR(ROUND(((MIN(([.$D53]^2)/([.$T53]^2);[.$S$2])))*[.$S53]);0)" office:value-type="float" office:value="10" calcext:value-type="float">
            <text:p>10</text:p>
          </table:table-cell>
          <table:table-cell table:style-name="ce20" table:formula="of:=IFERROR(ROUND(MIN(([.D53]+[.G53]+[.I53])/8/[.$T53];[.$S$2])^2*[.$S53]);0)" office:value-type="float" office:value="6" calcext:value-type="float">
            <text:p>6</text:p>
          </table:table-cell>
          <table:table-cell table:style-name="ce19" table:formula="of:=IFERROR(ROUND(((MIN(([.H53]^2)/([.$T53]^2);[.$S$2])))*[.$S53]*[.$T$1]);0)" office:value-type="float" office:value="1" calcext:value-type="float">
            <text:p>1</text:p>
          </table:table-cell>
          <table:table-cell table:style-name="ce19" table:formula="of:=IFERROR(ROUND(((MIN(([.E53]^2)/([.$T53]^2);[.$S$2])))*[.$S53]*[.$T$1]);0)" office:value-type="float" office:value="4" calcext:value-type="float">
            <text:p>4</text:p>
          </table:table-cell>
          <table:table-cell table:style-name="ce19" table:formula="of:=IFERROR(ROUND(((MIN(([.G53]^2)/([.$T53]^2);[.$S$2])))*[.$S53]*[.$T$1]);0)" office:value-type="float" office:value="4" calcext:value-type="float">
            <text:p>4</text:p>
          </table:table-cell>
          <table:table-cell table:style-name="ce19" table:formula="of:=IFERROR(ROUND(((MIN(([.F53]^2)/([.$T53]^2);[.$S$2]))*[.$S53]));0)" office:value-type="float" office:value="8" calcext:value-type="float">
            <text:p>8</text:p>
          </table:table-cell>
          <table:table-cell table:formula="of:=ROUND(AVERAGE([.W53:.AB53]);2)" office:value-type="float" office:value="5.5" calcext:value-type="float">
            <text:p>5.5</text:p>
          </table:table-cell>
          <table:table-cell table:style-name="ce1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3]+[.$G53]+[.$I53])/8/[.$T53];[.$AE$2]))*([.$J53]+3)*[.$AG$2];([.I53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11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11" table:formula="of:=IFERROR(ROUND((AVERAGE(MIN(([.$D54]^[.$L$2])/([.$T54]^2);[.$R$2]); MIN([.D54]/[.$O$2]; [.$N$2])))*([.$J54]+[.$M$2]))*5;0)" office:value-type="float" office:value="5" calcext:value-type="float">
            <text:p>5</text:p>
          </table:table-cell>
          <table:table-cell table:style-name="ce11" table:formula="of:=IFERROR(ROUND((MIN(([.$D54]+[.$G54]+[.$I54])/8/[.$T54];[.$R$2]))*([.$J54]+3))*5;0)" office:value-type="float" office:value="20" calcext:value-type="float">
            <text:p>20</text:p>
          </table:table-cell>
          <table:table-cell table:style-name="ce11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11" table:formula="of:=IFERROR(ROUND((AVERAGE(MIN(([.$E54]^2)/([.$T54]^2);[.$R$2]);MIN([.E54]/[.$P$2]; [.$N$2]))*([.$J54]+3)*[.$T$2]))*5;0)" office:value-type="float" office:value="5" calcext:value-type="float">
            <text:p>5</text:p>
          </table:table-cell>
          <table:table-cell table:style-name="ce11" table:formula="of:=IFERROR(ROUND((AVERAGE(MIN(([.$G54]^2)/([.$T54]^2);[.$R$2]);MIN([.G54]/[.$P$2]; [.$N$2]))*([.$J54]+3)*[.$T$2]))*5;0)" office:value-type="float" office:value="5" calcext:value-type="float">
            <text:p>5</text:p>
          </table:table-cell>
          <table:table-cell table:style-name="ce11" table:formula="of:=IFERROR(ROUND((AVERAGE(MIN(([.$F54]^[.$Q$2])/([.$T54]^2);[.$R$2]); MIN([.F54]/[.$O$2]; [.$N$2])))*([.$J54]+[.$M$2]))*5;0)" office:value-type="float" office:value="5" calcext:value-type="float">
            <text:p>5</text:p>
          </table:table-cell>
          <table:table-cell table:style-name="ce11" table:formula="of:=ROUND(AVERAGE([.K54:.Q54]))" office:value-type="float" office:value="12" calcext:value-type="float">
            <text:p>12</text:p>
          </table:table-cell>
          <table:table-cell table:style-name="ce11" table:formula="of:=ROUND((([.I54]/[.$S$1])*MAX([.I54]/350;0.8));2)" office:value-type="float" office:value="0.8" calcext:value-type="float">
            <text:p>0.8</text:p>
          </table:table-cell>
          <table:table-cell table:style-name="ce11" table:formula="of:=ROUND([.I54]/6;2)" office:value-type="float" office:value="15" calcext:value-type="float">
            <text:p>15</text:p>
          </table:table-cell>
          <table:table-cell table:style-name="ce11"/>
          <table:table-cell table:style-name="ce19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19" table:formula="of:=IFERROR(ROUND(((MIN(([.$D54]^2)/([.$T54]^2);[.$S$2])))*[.$S54]);0)" office:value-type="float" office:value="0" calcext:value-type="float">
            <text:p>0</text:p>
          </table:table-cell>
          <table:table-cell table:style-name="ce20" table:formula="of:=IFERROR(ROUND(MIN(([.D54]+[.G54]+[.I54])/8/[.$T54];[.$S$2])^2*[.$S54]);0)" office:value-type="float" office:value="1" calcext:value-type="float">
            <text:p>1</text:p>
          </table:table-cell>
          <table:table-cell table:style-name="ce19" table:formula="of:=IFERROR(ROUND(((MIN(([.H54]^2)/([.$T54]^2);[.$S$2])))*[.$S54]*[.$T$1]);0)" office:value-type="float" office:value="0" calcext:value-type="float">
            <text:p>0</text:p>
          </table:table-cell>
          <table:table-cell table:style-name="ce19" table:formula="of:=IFERROR(ROUND(((MIN(([.E54]^2)/([.$T54]^2);[.$S$2])))*[.$S54]*[.$T$1]);0)" office:value-type="float" office:value="0" calcext:value-type="float">
            <text:p>0</text:p>
          </table:table-cell>
          <table:table-cell table:style-name="ce19" table:formula="of:=IFERROR(ROUND(((MIN(([.G54]^2)/([.$T54]^2);[.$S$2])))*[.$S54]*[.$T$1]);0)" office:value-type="float" office:value="0" calcext:value-type="float">
            <text:p>0</text:p>
          </table:table-cell>
          <table:table-cell table:style-name="ce19"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.17" calcext:value-type="float">
            <text:p>0.17</text:p>
          </table:table-cell>
          <table:table-cell table:style-name="ce1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54]+[.$G54]+[.$I54])/8/[.$T54];[.$AE$2]))*([.$J54]+3)*[.$AG$2];([.I54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4.29" calcext:value-type="float">
            <text:p>14.29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55:.H55])" office:value-type="float" office:value="350" calcext:value-type="float">
            <text:p>350</text:p>
          </table:table-cell>
          <table:table-cell table:style-name="ce11" table:formula="of:=ROUND((([.I55]/[.$S$1])*MAX([.I55]/420; 1.2));2)" office:value-type="float" office:value="4.67" calcext:value-type="float">
            <text:p>4.67</text:p>
          </table:table-cell>
          <table:table-cell table:style-name="ce11" table:formula="of:=IFERROR((ROUND((((MIN(([.$C55]^2)/([.$T55]^2);[.$R$2])))*[.$J55]*0.8)+([.C55]/10))*5)+10; 0)" office:value-type="float" office:value="55" calcext:value-type="float">
            <text:p>55</text:p>
          </table:table-cell>
          <table:table-cell table:style-name="ce11" table:formula="of:=IFERROR(ROUND((AVERAGE(MIN(([.$D55]^[.$L$2])/([.$T55]^2);[.$R$2]); MIN([.D55]/[.$O$2]; [.$N$2])))*([.$J55]+[.$M$2]))*5;0)" office:value-type="float" office:value="35" calcext:value-type="float">
            <text:p>35</text:p>
          </table:table-cell>
          <table:table-cell table:style-name="ce11" table:formula="of:=IFERROR(ROUND((MIN(([.$D55]+[.$G55]+[.$I55])/8/[.$T55];[.$R$2]))*([.$J55]+3))*5;0)" office:value-type="float" office:value="40" calcext:value-type="float">
            <text:p>40</text:p>
          </table:table-cell>
          <table:table-cell table:style-name="ce11" table:formula="of:=IFERROR(ROUND(((MIN(([.$H55]^2)/([.$T55]^2);[.$R$2]))*([.$J55]+3)*[.$T$2]))*5;0)" office:value-type="float" office:value="40" calcext:value-type="float">
            <text:p>40</text:p>
          </table:table-cell>
          <table:table-cell table:style-name="ce11" table:formula="of:=IFERROR(ROUND((AVERAGE(MIN(([.$E55]^2)/([.$T55]^2);[.$R$2]);MIN([.E55]/[.$P$2]; [.$N$2]))*([.$J55]+3)*[.$T$2]))*5;0)" office:value-type="float" office:value="25" calcext:value-type="float">
            <text:p>25</text:p>
          </table:table-cell>
          <table:table-cell table:style-name="ce11" table:formula="of:=IFERROR(ROUND((AVERAGE(MIN(([.$G55]^2)/([.$T55]^2);[.$R$2]);MIN([.G55]/[.$P$2]; [.$N$2]))*([.$J55]+3)*[.$T$2]))*5;0)" office:value-type="float" office:value="30" calcext:value-type="float">
            <text:p>30</text:p>
          </table:table-cell>
          <table:table-cell table:style-name="ce11" table:formula="of:=IFERROR(ROUND((AVERAGE(MIN(([.$F55]^[.$Q$2])/([.$T55]^2);[.$R$2]); MIN([.F55]/[.$O$2]; [.$N$2])))*([.$J55]+[.$M$2]))*5;0)" office:value-type="float" office:value="35" calcext:value-type="float">
            <text:p>35</text:p>
          </table:table-cell>
          <table:table-cell table:style-name="ce11" table:formula="of:=ROUND(AVERAGE([.K55:.Q55]))" office:value-type="float" office:value="37" calcext:value-type="float">
            <text:p>37</text:p>
          </table:table-cell>
          <table:table-cell table:style-name="ce11" table:formula="of:=ROUND((([.I55]/[.$S$1])*MAX([.I55]/350;0.8));2)" office:value-type="float" office:value="3.89" calcext:value-type="float">
            <text:p>3.89</text:p>
          </table:table-cell>
          <table:table-cell table:style-name="ce11" table:formula="of:=ROUND([.I5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55]^2)/([.$T55]^2);[.$S$2])))*[.$S55]*0.8)+([.C55]/10))+10;10)" office:value-type="float" office:value="18" calcext:value-type="float">
            <text:p>18</text:p>
          </table:table-cell>
          <table:table-cell table:style-name="ce19" table:formula="of:=IFERROR(ROUND(((MIN(([.$D55]^2)/([.$T55]^2);[.$S$2])))*[.$S55]);0)" office:value-type="float" office:value="6" calcext:value-type="float">
            <text:p>6</text:p>
          </table:table-cell>
          <table:table-cell table:style-name="ce20" table:formula="of:=IFERROR(ROUND(MIN(([.D55]+[.G55]+[.I55])/8/[.$T55];[.$S$2])^2*[.$S55]);0)" office:value-type="float" office:value="4" calcext:value-type="float">
            <text:p>4</text:p>
          </table:table-cell>
          <table:table-cell table:style-name="ce19" table:formula="of:=IFERROR(ROUND(((MIN(([.H55]^2)/([.$T55]^2);[.$S$2])))*[.$S55]*[.$T$1]);0)" office:value-type="float" office:value="3" calcext:value-type="float">
            <text:p>3</text:p>
          </table:table-cell>
          <table:table-cell table:style-name="ce19" table:formula="of:=IFERROR(ROUND(((MIN(([.E55]^2)/([.$T55]^2);[.$S$2])))*[.$S55]*[.$T$1]);0)" office:value-type="float" office:value="2" calcext:value-type="float">
            <text:p>2</text:p>
          </table:table-cell>
          <table:table-cell table:style-name="ce19" table:formula="of:=IFERROR(ROUND(((MIN(([.G55]^2)/([.$T55]^2);[.$S$2])))*[.$S55]*[.$T$1]);0)" office:value-type="float" office:value="2" calcext:value-type="float">
            <text:p>2</text:p>
          </table:table-cell>
          <table:table-cell table:style-name="ce19" table:formula="of:=IFERROR(ROUND(((MIN(([.F55]^2)/([.$T55]^2);[.$S$2]))*[.$S55]));0)" office:value-type="float" office:value="5" calcext:value-type="float">
            <text:p>5</text:p>
          </table:table-cell>
          <table:table-cell table:formula="of:=ROUND(AVERAGE([.W55:.AB55]);2)" office:value-type="float" office:value="3.67" calcext:value-type="float">
            <text:p>3.67</text:p>
          </table:table-cell>
          <table:table-cell table:style-name="ce11"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style-name="ce11" table:formula="of:=IFERROR(MIN(MAX(ROUND(AVERAGE((MIN(([.$D55]^[.$L$2])/([.$T55]^[.$AC$2]);[.$AE$2]))*([.$J55]+[.$AF$2]);([.D5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5]+[.$G55]+[.$I55])/8/[.$T55];[.$AE$2]))*([.$J55]+3)*[.$AG$2];([.I5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5]^2)/([.$T55]^[.$AC$2]);[.$AE$2]))*([.$J55]+3)*[.$AG$2]);([.H5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5]^[.$AC$2])/([.$T55]^[.$AC$2]);[.$AE$2]))*([.$J55]+3)*[.$AG$2]);([.G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5]^[.$Q$2])/([.$T55]^[.$AC$2]);[.$AE$2]))*([.$J55]+[.$AF$2]);([.F55]/10));0)*5; [.$AI$2]); [.$AH$2]);0)" office:value-type="float" office:value="35" calcext:value-type="float">
            <text:p>35</text:p>
          </table:table-cell>
          <table:table-cell table:formula="of:=ROUND(AVERAGE([.AD55:.AJ55]);2)" office:value-type="float" office:value="34.29" calcext:value-type="float">
            <text:p>34.29</text:p>
          </table:table-cell>
          <table:table-cell/>
          <table:table-cell table:formula="of:=MIN(MAX([.V55]-[.V54];0);[.$AT$2])" office:value-type="float" office:value="3" calcext:value-type="float">
            <text:p>3</text:p>
          </table:table-cell>
          <table:table-cell table:formula="of:=MIN(MAX([.W55]-[.W54];0);[.$AT$2])" office:value-type="float" office:value="6" calcext:value-type="float">
            <text:p>6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3" calcext:value-type="float">
            <text:p>3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6:.H56])" office:value-type="float" office:value="460" calcext:value-type="float">
            <text:p>460</text:p>
          </table:table-cell>
          <table:table-cell table:style-name="ce11" table:formula="of:=ROUND((([.I56]/[.$S$1])*MAX([.I56]/420; 1.2));2)" office:value-type="float" office:value="6.13" calcext:value-type="float">
            <text:p>6.13</text:p>
          </table:table-cell>
          <table:table-cell table:style-name="ce11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11" table:formula="of:=IFERROR(ROUND((AVERAGE(MIN(([.$D56]^[.$L$2])/([.$T56]^2);[.$R$2]); MIN([.D56]/[.$O$2]; [.$N$2])))*([.$J56]+[.$M$2]))*5;0)" office:value-type="float" office:value="40" calcext:value-type="float">
            <text:p>40</text:p>
          </table:table-cell>
          <table:table-cell table:style-name="ce11" table:formula="of:=IFERROR(ROUND((MIN(([.$D56]+[.$G56]+[.$I56])/8/[.$T56];[.$R$2]))*([.$J56]+3))*5;0)" office:value-type="float" office:value="45" calcext:value-type="float">
            <text:p>45</text:p>
          </table:table-cell>
          <table:table-cell table:style-name="ce11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11" table:formula="of:=IFERROR(ROUND((AVERAGE(MIN(([.$E56]^2)/([.$T56]^2);[.$R$2]);MIN([.E56]/[.$P$2]; [.$N$2]))*([.$J56]+3)*[.$T$2]))*5;0)" office:value-type="float" office:value="35" calcext:value-type="float">
            <text:p>35</text:p>
          </table:table-cell>
          <table:table-cell table:style-name="ce11" table:formula="of:=IFERROR(ROUND((AVERAGE(MIN(([.$G56]^2)/([.$T56]^2);[.$R$2]);MIN([.G56]/[.$P$2]; [.$N$2]))*([.$J56]+3)*[.$T$2]))*5;0)" office:value-type="float" office:value="50" calcext:value-type="float">
            <text:p>50</text:p>
          </table:table-cell>
          <table:table-cell table:style-name="ce11" table:formula="of:=IFERROR(ROUND((AVERAGE(MIN(([.$F56]^[.$Q$2])/([.$T56]^2);[.$R$2]); MIN([.F56]/[.$O$2]; [.$N$2])))*([.$J56]+[.$M$2]))*5;0)" office:value-type="float" office:value="55" calcext:value-type="float">
            <text:p>55</text:p>
          </table:table-cell>
          <table:table-cell table:style-name="ce11" table:formula="of:=ROUND(AVERAGE([.K56:.Q56]))" office:value-type="float" office:value="49" calcext:value-type="float">
            <text:p>49</text:p>
          </table:table-cell>
          <table:table-cell table:style-name="ce11" table:formula="of:=ROUND((([.I56]/[.$S$1])*MAX([.I56]/350;0.8));2)" office:value-type="float" office:value="6.72" calcext:value-type="float">
            <text:p>6.72</text:p>
          </table:table-cell>
          <table:table-cell table:style-name="ce11" table:formula="of:=ROUND([.I56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19" table:formula="of:=IFERROR(ROUND(((MIN(([.$D56]^2)/([.$T56]^2);[.$S$2])))*[.$S56]);0)" office:value-type="float" office:value="6" calcext:value-type="float">
            <text:p>6</text:p>
          </table:table-cell>
          <table:table-cell table:style-name="ce20" table:formula="of:=IFERROR(ROUND(MIN(([.D56]+[.G56]+[.I56])/8/[.$T56];[.$S$2])^2*[.$S56]);0)" office:value-type="float" office:value="7" calcext:value-type="float">
            <text:p>7</text:p>
          </table:table-cell>
          <table:table-cell table:style-name="ce19" table:formula="of:=IFERROR(ROUND(((MIN(([.H56]^2)/([.$T56]^2);[.$S$2])))*[.$S56]*[.$T$1]);0)" office:value-type="float" office:value="6" calcext:value-type="float">
            <text:p>6</text:p>
          </table:table-cell>
          <table:table-cell table:style-name="ce19" table:formula="of:=IFERROR(ROUND(((MIN(([.E56]^2)/([.$T56]^2);[.$S$2])))*[.$S56]*[.$T$1]);0)" office:value-type="float" office:value="3" calcext:value-type="float">
            <text:p>3</text:p>
          </table:table-cell>
          <table:table-cell table:style-name="ce19" table:formula="of:=IFERROR(ROUND(((MIN(([.G56]^2)/([.$T56]^2);[.$S$2])))*[.$S56]*[.$T$1]);0)" office:value-type="float" office:value="5" calcext:value-type="float">
            <text:p>5</text:p>
          </table:table-cell>
          <table:table-cell table:style-name="ce19"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6" calcext:value-type="float">
            <text:p>6</text:p>
          </table:table-cell>
          <table:table-cell table:style-name="ce1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1" table:formula="of:=IFERROR(MIN(MAX(ROUND(AVERAGE((MIN(([.$D56]^[.$L$2])/([.$T56]^[.$AC$2]);[.$AE$2]))*([.$J56]+[.$AF$2]);([.D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6]+[.$G56]+[.$I56])/8/[.$T56];[.$AE$2]))*([.$J56]+3)*[.$AG$2];([.I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3.57" calcext:value-type="float">
            <text:p>43.57</text:p>
          </table:table-cell>
          <table:table-cell/>
          <table:table-cell table:formula="of:=MIN(MAX([.V56]-[.V55];0);[.$AT$2])" office:value-type="float" office:value="3" calcext:value-type="float">
            <text:p>3</text:p>
          </table:table-cell>
          <table:table-cell table:formula="of:=MIN(MAX([.W56]-[.W55];0);[.$AT$2])" office:value-type="float" office:value="0" calcext:value-type="float">
            <text:p>0</text:p>
          </table:table-cell>
          <table:table-cell table:formula="of:=MIN(MAX([.X56]-[.X55];0);[.$AT$2])" office:value-type="float" office:value="3" calcext:value-type="float">
            <text:p>3</text:p>
          </table:table-cell>
          <table:table-cell table:formula="of:=MIN(MAX([.Y56]-[.Y55];0);[.$AT$2])" office:value-type="float" office:value="3" calcext:value-type="float">
            <text:p>3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57:.H57])" office:value-type="float" office:value="305" calcext:value-type="float">
            <text:p>305</text:p>
          </table:table-cell>
          <table:table-cell table:style-name="ce11" table:formula="of:=ROUND((([.I57]/[.$S$1])*MAX([.I57]/420; 1.2));2)" office:value-type="float" office:value="4.07" calcext:value-type="float">
            <text:p>4.07</text:p>
          </table:table-cell>
          <table:table-cell table:style-name="ce11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11" table:formula="of:=IFERROR(ROUND((AVERAGE(MIN(([.$D57]^[.$L$2])/([.$T57]^2);[.$R$2]); MIN([.D57]/[.$O$2]; [.$N$2])))*([.$J57]+[.$M$2]))*5;0)" office:value-type="float" office:value="30" calcext:value-type="float">
            <text:p>30</text:p>
          </table:table-cell>
          <table:table-cell table:style-name="ce11" table:formula="of:=IFERROR(ROUND((MIN(([.$D57]+[.$G57]+[.$I57])/8/[.$T57];[.$R$2]))*([.$J57]+3))*5;0)" office:value-type="float" office:value="35" calcext:value-type="float">
            <text:p>35</text:p>
          </table:table-cell>
          <table:table-cell table:style-name="ce11" table:formula="of:=IFERROR(ROUND(((MIN(([.$H57]^2)/([.$T57]^2);[.$R$2]))*([.$J57]+3)*[.$T$2]))*5;0)" office:value-type="float" office:value="60" calcext:value-type="float">
            <text:p>60</text:p>
          </table:table-cell>
          <table:table-cell table:style-name="ce11" table:formula="of:=IFERROR(ROUND((AVERAGE(MIN(([.$E57]^2)/([.$T57]^2);[.$R$2]);MIN([.E57]/[.$P$2]; [.$N$2]))*([.$J57]+3)*[.$T$2]))*5;0)" office:value-type="float" office:value="10" calcext:value-type="float">
            <text:p>10</text:p>
          </table:table-cell>
          <table:table-cell table:style-name="ce11" table:formula="of:=IFERROR(ROUND((AVERAGE(MIN(([.$G57]^2)/([.$T57]^2);[.$R$2]);MIN([.G57]/[.$P$2]; [.$N$2]))*([.$J57]+3)*[.$T$2]))*5;0)" office:value-type="float" office:value="25" calcext:value-type="float">
            <text:p>25</text:p>
          </table:table-cell>
          <table:table-cell table:style-name="ce11" table:formula="of:=IFERROR(ROUND((AVERAGE(MIN(([.$F57]^[.$Q$2])/([.$T57]^2);[.$R$2]); MIN([.F57]/[.$O$2]; [.$N$2])))*([.$J57]+[.$M$2]))*5;0)" office:value-type="float" office:value="20" calcext:value-type="float">
            <text:p>20</text:p>
          </table:table-cell>
          <table:table-cell table:style-name="ce11" table:formula="of:=ROUND(AVERAGE([.K57:.Q57]))" office:value-type="float" office:value="31" calcext:value-type="float">
            <text:p>31</text:p>
          </table:table-cell>
          <table:table-cell table:style-name="ce11" table:formula="of:=ROUND((([.I57]/[.$S$1])*MAX([.I57]/350;0.8));2)" office:value-type="float" office:value="2.95" calcext:value-type="float">
            <text:p>2.95</text:p>
          </table:table-cell>
          <table:table-cell table:style-name="ce11" table:formula="of:=ROUND([.I57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19" table:formula="of:=IFERROR(ROUND(((MIN(([.$D57]^2)/([.$T57]^2);[.$S$2])))*[.$S57]);0)" office:value-type="float" office:value="4" calcext:value-type="float">
            <text:p>4</text:p>
          </table:table-cell>
          <table:table-cell table:style-name="ce20" table:formula="of:=IFERROR(ROUND(MIN(([.D57]+[.G57]+[.I57])/8/[.$T57];[.$S$2])^2*[.$S57]);0)" office:value-type="float" office:value="3" calcext:value-type="float">
            <text:p>3</text:p>
          </table:table-cell>
          <table:table-cell table:style-name="ce19" table:formula="of:=IFERROR(ROUND(((MIN(([.H57]^2)/([.$T57]^2);[.$S$2])))*[.$S57]*[.$T$1]);0)" office:value-type="float" office:value="4" calcext:value-type="float">
            <text:p>4</text:p>
          </table:table-cell>
          <table:table-cell table:style-name="ce19" table:formula="of:=IFERROR(ROUND(((MIN(([.E57]^2)/([.$T57]^2);[.$S$2])))*[.$S57]*[.$T$1]);0)" office:value-type="float" office:value="0" calcext:value-type="float">
            <text:p>0</text:p>
          </table:table-cell>
          <table:table-cell table:style-name="ce19" table:formula="of:=IFERROR(ROUND(((MIN(([.G57]^2)/([.$T57]^2);[.$S$2])))*[.$S57]*[.$T$1]);0)" office:value-type="float" office:value="2" calcext:value-type="float">
            <text:p>2</text:p>
          </table:table-cell>
          <table:table-cell table:style-name="ce19"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2.5" calcext:value-type="float">
            <text:p>2.5</text:p>
          </table:table-cell>
          <table:table-cell table:style-name="ce1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1"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57]+[.$G57]+[.$I57])/8/[.$T57];[.$AE$2]))*([.$J57]+3)*[.$AG$2];([.I5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11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11" table:formula="of:=IFERROR(ROUND((AVERAGE(MIN(([.$D58]^[.$L$2])/([.$T58]^2);[.$R$2]); MIN([.D58]/[.$O$2]; [.$N$2])))*([.$J58]+[.$M$2]))*5;0)" office:value-type="float" office:value="55" calcext:value-type="float">
            <text:p>55</text:p>
          </table:table-cell>
          <table:table-cell table:style-name="ce11" table:formula="of:=IFERROR(ROUND((MIN(([.$D58]+[.$G58]+[.$I58])/8/[.$T58];[.$R$2]))*([.$J58]+3))*5;0)" office:value-type="float" office:value="45" calcext:value-type="float">
            <text:p>45</text:p>
          </table:table-cell>
          <table:table-cell table:style-name="ce11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11" table:formula="of:=IFERROR(ROUND((AVERAGE(MIN(([.$E58]^2)/([.$T58]^2);[.$R$2]);MIN([.E58]/[.$P$2]; [.$N$2]))*([.$J58]+3)*[.$T$2]))*5;0)" office:value-type="float" office:value="30" calcext:value-type="float">
            <text:p>30</text:p>
          </table:table-cell>
          <table:table-cell table:style-name="ce11" table:formula="of:=IFERROR(ROUND((AVERAGE(MIN(([.$G58]^2)/([.$T58]^2);[.$R$2]);MIN([.G58]/[.$P$2]; [.$N$2]))*([.$J58]+3)*[.$T$2]))*5;0)" office:value-type="float" office:value="45" calcext:value-type="float">
            <text:p>45</text:p>
          </table:table-cell>
          <table:table-cell table:style-name="ce11" table:formula="of:=IFERROR(ROUND((AVERAGE(MIN(([.$F58]^[.$Q$2])/([.$T58]^2);[.$R$2]); MIN([.F58]/[.$O$2]; [.$N$2])))*([.$J58]+[.$M$2]))*5;0)" office:value-type="float" office:value="30" calcext:value-type="float">
            <text:p>30</text:p>
          </table:table-cell>
          <table:table-cell table:style-name="ce11" table:formula="of:=ROUND(AVERAGE([.K58:.Q58]))" office:value-type="float" office:value="46" calcext:value-type="float">
            <text:p>46</text:p>
          </table:table-cell>
          <table:table-cell table:style-name="ce11" table:formula="of:=ROUND((([.I58]/[.$S$1])*MAX([.I58]/350;0.8));2)" office:value-type="float" office:value="5.87" calcext:value-type="float">
            <text:p>5.87</text:p>
          </table:table-cell>
          <table:table-cell table:style-name="ce11" table:formula="of:=ROUND([.I58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19" table:formula="of:=IFERROR(ROUND(((MIN(([.$D58]^2)/([.$T58]^2);[.$S$2])))*[.$S58]);0)" office:value-type="float" office:value="10" calcext:value-type="float">
            <text:p>10</text:p>
          </table:table-cell>
          <table:table-cell table:style-name="ce20" table:formula="of:=IFERROR(ROUND(MIN(([.D58]+[.G58]+[.I58])/8/[.$T58];[.$S$2])^2*[.$S58]);0)" office:value-type="float" office:value="6" calcext:value-type="float">
            <text:p>6</text:p>
          </table:table-cell>
          <table:table-cell table:style-name="ce19" table:formula="of:=IFERROR(ROUND(((MIN(([.H58]^2)/([.$T58]^2);[.$S$2])))*[.$S58]*[.$T$1]);0)" office:value-type="float" office:value="8" calcext:value-type="float">
            <text:p>8</text:p>
          </table:table-cell>
          <table:table-cell table:style-name="ce19" table:formula="of:=IFERROR(ROUND(((MIN(([.E58]^2)/([.$T58]^2);[.$S$2])))*[.$S58]*[.$T$1]);0)" office:value-type="float" office:value="2" calcext:value-type="float">
            <text:p>2</text:p>
          </table:table-cell>
          <table:table-cell table:style-name="ce19" table:formula="of:=IFERROR(ROUND(((MIN(([.G58]^2)/([.$T58]^2);[.$S$2])))*[.$S58]*[.$T$1]);0)" office:value-type="float" office:value="4" calcext:value-type="float">
            <text:p>4</text:p>
          </table:table-cell>
          <table:table-cell table:style-name="ce19"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5.5" calcext:value-type="float">
            <text:p>5.5</text:p>
          </table:table-cell>
          <table:table-cell table:style-name="ce1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8]+[.$G58]+[.$I58])/8/[.$T58];[.$AE$2]))*([.$J58]+3)*[.$AG$2];([.I5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6" calcext:value-type="float">
            <text:p>6</text:p>
          </table:table-cell>
          <table:table-cell table:formula="of:=MIN(MAX([.X58]-[.X57];0);[.$AT$2])" office:value-type="float" office:value="3" calcext:value-type="float">
            <text:p>3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9:.H59])" office:value-type="float" office:value="320" calcext:value-type="float">
            <text:p>320</text:p>
          </table:table-cell>
          <table:table-cell table:style-name="ce11" table:formula="of:=ROUND((([.I59]/[.$S$1])*MAX([.I59]/420; 1.2));2)" office:value-type="float" office:value="4.27" calcext:value-type="float">
            <text:p>4.27</text:p>
          </table:table-cell>
          <table:table-cell table:style-name="ce11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11" table:formula="of:=IFERROR(ROUND((AVERAGE(MIN(([.$D59]^[.$L$2])/([.$T59]^2);[.$R$2]); MIN([.D59]/[.$O$2]; [.$N$2])))*([.$J59]+[.$M$2]))*5;0)" office:value-type="float" office:value="40" calcext:value-type="float">
            <text:p>40</text:p>
          </table:table-cell>
          <table:table-cell table:style-name="ce11" table:formula="of:=IFERROR(ROUND((MIN(([.$D59]+[.$G59]+[.$I59])/8/[.$T59];[.$R$2]))*([.$J59]+3))*5;0)" office:value-type="float" office:value="35" calcext:value-type="float">
            <text:p>35</text:p>
          </table:table-cell>
          <table:table-cell table:style-name="ce11" table:formula="of:=IFERROR(ROUND(((MIN(([.$H59]^2)/([.$T59]^2);[.$R$2]))*([.$J59]+3)*[.$T$2]))*5;0)" office:value-type="float" office:value="65" calcext:value-type="float">
            <text:p>65</text:p>
          </table:table-cell>
          <table:table-cell table:style-name="ce11" table:formula="of:=IFERROR(ROUND((AVERAGE(MIN(([.$E59]^2)/([.$T59]^2);[.$R$2]);MIN([.E59]/[.$P$2]; [.$N$2]))*([.$J59]+3)*[.$T$2]))*5;0)" office:value-type="float" office:value="20" calcext:value-type="float">
            <text:p>20</text:p>
          </table:table-cell>
          <table:table-cell table:style-name="ce11" table:formula="of:=IFERROR(ROUND((AVERAGE(MIN(([.$G59]^2)/([.$T59]^2);[.$R$2]);MIN([.G59]/[.$P$2]; [.$N$2]))*([.$J59]+3)*[.$T$2]))*5;0)" office:value-type="float" office:value="20" calcext:value-type="float">
            <text:p>20</text:p>
          </table:table-cell>
          <table:table-cell table:style-name="ce11" table:formula="of:=IFERROR(ROUND((AVERAGE(MIN(([.$F59]^[.$Q$2])/([.$T59]^2);[.$R$2]); MIN([.F59]/[.$O$2]; [.$N$2])))*([.$J59]+[.$M$2]))*5;0)" office:value-type="float" office:value="15" calcext:value-type="float">
            <text:p>15</text:p>
          </table:table-cell>
          <table:table-cell table:style-name="ce11" table:formula="of:=ROUND(AVERAGE([.K59:.Q59]))" office:value-type="float" office:value="34" calcext:value-type="float">
            <text:p>34</text:p>
          </table:table-cell>
          <table:table-cell table:style-name="ce11" table:formula="of:=ROUND((([.I59]/[.$S$1])*MAX([.I59]/350;0.8));2)" office:value-type="float" office:value="3.25" calcext:value-type="float">
            <text:p>3.25</text:p>
          </table:table-cell>
          <table:table-cell table:style-name="ce11" table:formula="of:=ROUND([.I5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19" table:formula="of:=IFERROR(ROUND(((MIN(([.$D59]^2)/([.$T59]^2);[.$S$2])))*[.$S59]);0)" office:value-type="float" office:value="6" calcext:value-type="float">
            <text:p>6</text:p>
          </table:table-cell>
          <table:table-cell table:style-name="ce20" table:formula="of:=IFERROR(ROUND(MIN(([.D59]+[.G59]+[.I59])/8/[.$T59];[.$S$2])^2*[.$S59]);0)" office:value-type="float" office:value="3" calcext:value-type="float">
            <text:p>3</text:p>
          </table:table-cell>
          <table:table-cell table:style-name="ce19" table:formula="of:=IFERROR(ROUND(((MIN(([.H59]^2)/([.$T59]^2);[.$S$2])))*[.$S59]*[.$T$1]);0)" office:value-type="float" office:value="5" calcext:value-type="float">
            <text:p>5</text:p>
          </table:table-cell>
          <table:table-cell table:style-name="ce19" table:formula="of:=IFERROR(ROUND(((MIN(([.E59]^2)/([.$T59]^2);[.$S$2])))*[.$S59]*[.$T$1]);0)" office:value-type="float" office:value="1" calcext:value-type="float">
            <text:p>1</text:p>
          </table:table-cell>
          <table:table-cell table:style-name="ce19" table:formula="of:=IFERROR(ROUND(((MIN(([.G59]^2)/([.$T59]^2);[.$S$2])))*[.$S59]*[.$T$1]);0)" office:value-type="float" office:value="1" calcext:value-type="float">
            <text:p>1</text:p>
          </table:table-cell>
          <table:table-cell table:style-name="ce19"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3" calcext:value-type="float">
            <text:p>3</text:p>
          </table:table-cell>
          <table:table-cell table:style-name="ce11" table:formula="of:=IFERROR(MIN(MAX((ROUND(AVERAGE((((MIN(([.$C59]^[.$AC$2])/([.$T59]^[.$AC$2]);[.$AE$2])))*[.$J59]*0.8)+([.$C59]/10);([.C59]/8));0)*5)+10; 30); 99); 0)" office:value-type="float" office:value="35" calcext:value-type="float">
            <text:p>35</text:p>
          </table:table-cell>
          <table:table-cell table:style-name="ce11" table:formula="of:=IFERROR(MIN(MAX(ROUND(AVERAGE((MIN(([.$D59]^[.$L$2])/([.$T59]^[.$AC$2]);[.$AE$2]))*([.$J59]+[.$AF$2]);([.D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9]+[.$G59]+[.$I59])/8/[.$T59];[.$AE$2]))*([.$J59]+3)*[.$AG$2];([.I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8.57" calcext:value-type="float">
            <text:p>28.57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11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11" table:formula="of:=IFERROR(ROUND((AVERAGE(MIN(([.$D60]^[.$L$2])/([.$T60]^2);[.$R$2]); MIN([.D60]/[.$O$2]; [.$N$2])))*([.$J60]+[.$M$2]))*5;0)" office:value-type="float" office:value="50" calcext:value-type="float">
            <text:p>50</text:p>
          </table:table-cell>
          <table:table-cell table:style-name="ce11" table:formula="of:=IFERROR(ROUND((MIN(([.$D60]+[.$G60]+[.$I60])/8/[.$T60];[.$R$2]))*([.$J60]+3))*5;0)" office:value-type="float" office:value="45" calcext:value-type="float">
            <text:p>45</text:p>
          </table:table-cell>
          <table:table-cell table:style-name="ce11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11" table:formula="of:=IFERROR(ROUND((AVERAGE(MIN(([.$E60]^2)/([.$T60]^2);[.$R$2]);MIN([.E60]/[.$P$2]; [.$N$2]))*([.$J60]+3)*[.$T$2]))*5;0)" office:value-type="float" office:value="35" calcext:value-type="float">
            <text:p>35</text:p>
          </table:table-cell>
          <table:table-cell table:style-name="ce11" table:formula="of:=IFERROR(ROUND((AVERAGE(MIN(([.$G60]^2)/([.$T60]^2);[.$R$2]);MIN([.G60]/[.$P$2]; [.$N$2]))*([.$J60]+3)*[.$T$2]))*5;0)" office:value-type="float" office:value="40" calcext:value-type="float">
            <text:p>40</text:p>
          </table:table-cell>
          <table:table-cell table:style-name="ce11" table:formula="of:=IFERROR(ROUND((AVERAGE(MIN(([.$F60]^[.$Q$2])/([.$T60]^2);[.$R$2]); MIN([.F60]/[.$O$2]; [.$N$2])))*([.$J60]+[.$M$2]))*5;0)" office:value-type="float" office:value="35" calcext:value-type="float">
            <text:p>35</text:p>
          </table:table-cell>
          <table:table-cell table:style-name="ce11" table:formula="of:=ROUND(AVERAGE([.K60:.Q60]))" office:value-type="float" office:value="49" calcext:value-type="float">
            <text:p>49</text:p>
          </table:table-cell>
          <table:table-cell table:style-name="ce11" table:formula="of:=ROUND((([.I60]/[.$S$1])*MAX([.I60]/350;0.8));2)" office:value-type="float" office:value="6.43" calcext:value-type="float">
            <text:p>6.43</text:p>
          </table:table-cell>
          <table:table-cell table:style-name="ce11" table:formula="of:=ROUND([.I60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19" table:formula="of:=IFERROR(ROUND(((MIN(([.$D60]^2)/([.$T60]^2);[.$S$2])))*[.$S60]);0)" office:value-type="float" office:value="8" calcext:value-type="float">
            <text:p>8</text:p>
          </table:table-cell>
          <table:table-cell table:style-name="ce20" table:formula="of:=IFERROR(ROUND(MIN(([.D60]+[.G60]+[.I60])/8/[.$T60];[.$S$2])^2*[.$S60]);0)" office:value-type="float" office:value="6" calcext:value-type="float">
            <text:p>6</text:p>
          </table:table-cell>
          <table:table-cell table:style-name="ce19" table:formula="of:=IFERROR(ROUND(((MIN(([.H60]^2)/([.$T60]^2);[.$S$2])))*[.$S60]*[.$T$1]);0)" office:value-type="float" office:value="9" calcext:value-type="float">
            <text:p>9</text:p>
          </table:table-cell>
          <table:table-cell table:style-name="ce19" table:formula="of:=IFERROR(ROUND(((MIN(([.E60]^2)/([.$T60]^2);[.$S$2])))*[.$S60]*[.$T$1]);0)" office:value-type="float" office:value="3" calcext:value-type="float">
            <text:p>3</text:p>
          </table:table-cell>
          <table:table-cell table:style-name="ce19" table:formula="of:=IFERROR(ROUND(((MIN(([.G60]^2)/([.$T60]^2);[.$S$2])))*[.$S60]*[.$T$1]);0)" office:value-type="float" office:value="3" calcext:value-type="float">
            <text:p>3</text:p>
          </table:table-cell>
          <table:table-cell table:style-name="ce19"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5.67" calcext:value-type="float">
            <text:p>5.67</text:p>
          </table:table-cell>
          <table:table-cell table:style-name="ce1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0]+[.$G60]+[.$I60])/8/[.$T60];[.$AE$2]))*([.$J60]+3)*[.$AG$2];([.I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2" calcext:value-type="float">
            <text:p>2</text:p>
          </table:table-cell>
          <table:table-cell table:formula="of:=MIN(MAX([.X60]-[.X59];0);[.$AT$2])" office:value-type="float" office:value="3" calcext:value-type="float">
            <text:p>3</text:p>
          </table:table-cell>
          <table:table-cell table:formula="of:=MIN(MAX([.Y60]-[.Y59];0);[.$AT$2])" office:value-type="float" office:value="4" calcext:value-type="float">
            <text:p>4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table:formula="of:=SUM([.C61:.H61])" office:value-type="float" office:value="355" calcext:value-type="float">
            <text:p>355</text:p>
          </table:table-cell>
          <table:table-cell table:style-name="ce11" table:formula="of:=ROUND((([.I61]/[.$S$1])*MAX([.I61]/420; 1.2));2)" office:value-type="float" office:value="4.73" calcext:value-type="float">
            <text:p>4.73</text:p>
          </table:table-cell>
          <table:table-cell table:style-name="ce11" table:formula="of:=IFERROR((ROUND((((MIN(([.$C61]^2)/([.$T61]^2);[.$R$2])))*[.$J61]*0.8)+([.C61]/10))*5)+10; 0)" office:value-type="float" office:value="55" calcext:value-type="float">
            <text:p>55</text:p>
          </table:table-cell>
          <table:table-cell table:style-name="ce11" table:formula="of:=IFERROR(ROUND((AVERAGE(MIN(([.$D61]^[.$L$2])/([.$T61]^2);[.$R$2]); MIN([.D61]/[.$O$2]; [.$N$2])))*([.$J61]+[.$M$2]))*5;0)" office:value-type="float" office:value="30" calcext:value-type="float">
            <text:p>30</text:p>
          </table:table-cell>
          <table:table-cell table:style-name="ce11" table:formula="of:=IFERROR(ROUND((MIN(([.$D61]+[.$G61]+[.$I61])/8/[.$T61];[.$R$2]))*([.$J61]+3))*5;0)" office:value-type="float" office:value="40" calcext:value-type="float">
            <text:p>40</text:p>
          </table:table-cell>
          <table:table-cell table:style-name="ce11" table:formula="of:=IFERROR(ROUND(((MIN(([.$H61]^2)/([.$T61]^2);[.$R$2]))*([.$J61]+3)*[.$T$2]))*5;0)" office:value-type="float" office:value="25" calcext:value-type="float">
            <text:p>25</text:p>
          </table:table-cell>
          <table:table-cell table:style-name="ce11" table:formula="of:=IFERROR(ROUND((AVERAGE(MIN(([.$E61]^2)/([.$T61]^2);[.$R$2]);MIN([.E61]/[.$P$2]; [.$N$2]))*([.$J61]+3)*[.$T$2]))*5;0)" office:value-type="float" office:value="30" calcext:value-type="float">
            <text:p>30</text:p>
          </table:table-cell>
          <table:table-cell table:style-name="ce11" table:formula="of:=IFERROR(ROUND((AVERAGE(MIN(([.$G61]^2)/([.$T61]^2);[.$R$2]);MIN([.G61]/[.$P$2]; [.$N$2]))*([.$J61]+3)*[.$T$2]))*5;0)" office:value-type="float" office:value="30" calcext:value-type="float">
            <text:p>30</text:p>
          </table:table-cell>
          <table:table-cell table:style-name="ce11" table:formula="of:=IFERROR(ROUND((AVERAGE(MIN(([.$F61]^[.$Q$2])/([.$T61]^2);[.$R$2]); MIN([.F61]/[.$O$2]; [.$N$2])))*([.$J61]+[.$M$2]))*5;0)" office:value-type="float" office:value="40" calcext:value-type="float">
            <text:p>40</text:p>
          </table:table-cell>
          <table:table-cell table:style-name="ce11" table:formula="of:=ROUND(AVERAGE([.K61:.Q61]))" office:value-type="float" office:value="36" calcext:value-type="float">
            <text:p>36</text:p>
          </table:table-cell>
          <table:table-cell table:style-name="ce11" table:formula="of:=ROUND((([.I61]/[.$S$1])*MAX([.I61]/350;0.8));2)" office:value-type="float" office:value="4" calcext:value-type="float">
            <text:p>4</text:p>
          </table:table-cell>
          <table:table-cell table:style-name="ce11" table:formula="of:=ROUND([.I61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61]^2)/([.$T61]^2);[.$S$2])))*[.$S61]*0.8)+([.C61]/10))+10;10)" office:value-type="float" office:value="18" calcext:value-type="float">
            <text:p>18</text:p>
          </table:table-cell>
          <table:table-cell table:style-name="ce19" table:formula="of:=IFERROR(ROUND(((MIN(([.$D61]^2)/([.$T61]^2);[.$S$2])))*[.$S61]);0)" office:value-type="float" office:value="4" calcext:value-type="float">
            <text:p>4</text:p>
          </table:table-cell>
          <table:table-cell table:style-name="ce20" table:formula="of:=IFERROR(ROUND(MIN(([.D61]+[.G61]+[.I61])/8/[.$T61];[.$S$2])^2*[.$S61]);0)" office:value-type="float" office:value="4" calcext:value-type="float">
            <text:p>4</text:p>
          </table:table-cell>
          <table:table-cell table:style-name="ce19" table:formula="of:=IFERROR(ROUND(((MIN(([.H61]^2)/([.$T61]^2);[.$S$2])))*[.$S61]*[.$T$1]);0)" office:value-type="float" office:value="2" calcext:value-type="float">
            <text:p>2</text:p>
          </table:table-cell>
          <table:table-cell table:style-name="ce19" table:formula="of:=IFERROR(ROUND(((MIN(([.E61]^2)/([.$T61]^2);[.$S$2])))*[.$S61]*[.$T$1]);0)" office:value-type="float" office:value="2" calcext:value-type="float">
            <text:p>2</text:p>
          </table:table-cell>
          <table:table-cell table:style-name="ce19" table:formula="of:=IFERROR(ROUND(((MIN(([.G61]^2)/([.$T61]^2);[.$S$2])))*[.$S61]*[.$T$1]);0)" office:value-type="float" office:value="2" calcext:value-type="float">
            <text:p>2</text:p>
          </table:table-cell>
          <table:table-cell table:style-name="ce19" table:formula="of:=IFERROR(ROUND(((MIN(([.F61]^2)/([.$T61]^2);[.$S$2]))*[.$S61]));0)" office:value-type="float" office:value="6" calcext:value-type="float">
            <text:p>6</text:p>
          </table:table-cell>
          <table:table-cell table:formula="of:=ROUND(AVERAGE([.W61:.AB61]);2)" office:value-type="float" office:value="3.33" calcext:value-type="float">
            <text:p>3.33</text:p>
          </table:table-cell>
          <table:table-cell table:style-name="ce11" table:formula="of:=IFERROR(MIN(MAX((ROUND(AVERAGE((((MIN(([.$C61]^[.$AC$2])/([.$T61]^[.$AC$2]);[.$AE$2])))*[.$J61]*0.8)+([.$C61]/10);([.C61]/8));0)*5)+10; 30); 99); 0)" office:value-type="float" office:value="50" calcext:value-type="float">
            <text:p>50</text:p>
          </table:table-cell>
          <table:table-cell table:style-name="ce11" table:formula="of:=IFERROR(MIN(MAX(ROUND(AVERAGE((MIN(([.$D61]^[.$L$2])/([.$T61]^[.$AC$2]);[.$AE$2]))*([.$J61]+[.$AF$2]);([.D6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1]+[.$G61]+[.$I61])/8/[.$T61];[.$AE$2]))*([.$J61]+3)*[.$AG$2];([.I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61]^[.$AC$2])/([.$T61]^[.$AC$2]);[.$AE$2]))*([.$J61]+3)*[.$AG$2]);([.E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5" calcext:value-type="float">
            <text:p>35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11" table:formula="of:=IFERROR((ROUND((((MIN(([.$C62]^2)/([.$T62]^2);[.$R$2])))*[.$J62]*0.8)+([.C62]/10))*5)+10; 0)" office:value-type="float" office:value="70" calcext:value-type="float">
            <text:p>70</text:p>
          </table:table-cell>
          <table:table-cell table:style-name="ce11" table:formula="of:=IFERROR(ROUND((AVERAGE(MIN(([.$D62]^[.$L$2])/([.$T62]^2);[.$R$2]); MIN([.D62]/[.$O$2]; [.$N$2])))*([.$J62]+[.$M$2]))*5;0)" office:value-type="float" office:value="50" calcext:value-type="float">
            <text:p>50</text:p>
          </table:table-cell>
          <table:table-cell table:style-name="ce11" table:formula="of:=IFERROR(ROUND((MIN(([.$D62]+[.$G62]+[.$I62])/8/[.$T62];[.$R$2]))*([.$J62]+3))*5;0)" office:value-type="float" office:value="50" calcext:value-type="float">
            <text:p>50</text:p>
          </table:table-cell>
          <table:table-cell table:style-name="ce11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11" table:formula="of:=IFERROR(ROUND((AVERAGE(MIN(([.$E62]^2)/([.$T62]^2);[.$R$2]);MIN([.E62]/[.$P$2]; [.$N$2]))*([.$J62]+3)*[.$T$2]))*5;0)" office:value-type="float" office:value="50" calcext:value-type="float">
            <text:p>50</text:p>
          </table:table-cell>
          <table:table-cell table:style-name="ce11" table:formula="of:=IFERROR(ROUND((AVERAGE(MIN(([.$G62]^2)/([.$T62]^2);[.$R$2]);MIN([.G62]/[.$P$2]; [.$N$2]))*([.$J62]+3)*[.$T$2]))*5;0)" office:value-type="float" office:value="50" calcext:value-type="float">
            <text:p>50</text:p>
          </table:table-cell>
          <table:table-cell table:style-name="ce11" table:formula="of:=IFERROR(ROUND((AVERAGE(MIN(([.$F62]^[.$Q$2])/([.$T62]^2);[.$R$2]); MIN([.F62]/[.$O$2]; [.$N$2])))*([.$J62]+[.$M$2]))*5;0)" office:value-type="float" office:value="60" calcext:value-type="float">
            <text:p>60</text:p>
          </table:table-cell>
          <table:table-cell table:style-name="ce11" table:formula="of:=ROUND(AVERAGE([.K62:.Q62]))" office:value-type="float" office:value="53" calcext:value-type="float">
            <text:p>53</text:p>
          </table:table-cell>
          <table:table-cell table:style-name="ce11" table:formula="of:=ROUND((([.I62]/[.$S$1])*MAX([.I62]/350;0.8));2)" office:value-type="float" office:value="7.94" calcext:value-type="float">
            <text:p>7.94</text:p>
          </table:table-cell>
          <table:table-cell table:style-name="ce11" table:formula="of:=ROUND([.I62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62]^2)/([.$T62]^2);[.$S$2])))*[.$S62]*0.8)+([.C62]/10))+10;10)" office:value-type="float" office:value="23" calcext:value-type="float">
            <text:p>23</text:p>
          </table:table-cell>
          <table:table-cell table:style-name="ce19" table:formula="of:=IFERROR(ROUND(((MIN(([.$D62]^2)/([.$T62]^2);[.$S$2])))*[.$S62]);0)" office:value-type="float" office:value="8" calcext:value-type="float">
            <text:p>8</text:p>
          </table:table-cell>
          <table:table-cell table:style-name="ce20" table:formula="of:=IFERROR(ROUND(MIN(([.D62]+[.G62]+[.I62])/8/[.$T62];[.$S$2])^2*[.$S62]);0)" office:value-type="float" office:value="8" calcext:value-type="float">
            <text:p>8</text:p>
          </table:table-cell>
          <table:table-cell table:style-name="ce19" table:formula="of:=IFERROR(ROUND(((MIN(([.H62]^2)/([.$T62]^2);[.$S$2])))*[.$S62]*[.$T$1]);0)" office:value-type="float" office:value="6" calcext:value-type="float">
            <text:p>6</text:p>
          </table:table-cell>
          <table:table-cell table:style-name="ce19" table:formula="of:=IFERROR(ROUND(((MIN(([.E62]^2)/([.$T62]^2);[.$S$2])))*[.$S62]*[.$T$1]);0)" office:value-type="float" office:value="5" calcext:value-type="float">
            <text:p>5</text:p>
          </table:table-cell>
          <table:table-cell table:style-name="ce19" table:formula="of:=IFERROR(ROUND(((MIN(([.G62]^2)/([.$T62]^2);[.$S$2])))*[.$S62]*[.$T$1]);0)" office:value-type="float" office:value="5" calcext:value-type="float">
            <text:p>5</text:p>
          </table:table-cell>
          <table:table-cell table:style-name="ce19" table:formula="of:=IFERROR(ROUND(((MIN(([.F62]^2)/([.$T62]^2);[.$S$2]))*[.$S62]));0)" office:value-type="float" office:value="11" calcext:value-type="float">
            <text:p>11</text:p>
          </table:table-cell>
          <table:table-cell table:formula="of:=ROUND(AVERAGE([.W62:.AB62]);2)" office:value-type="float" office:value="7.17" calcext:value-type="float">
            <text:p>7.17</text:p>
          </table:table-cell>
          <table:table-cell table:style-name="ce1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2]+[.$G62]+[.$I62])/8/[.$T62];[.$AE$2]))*([.$J62]+3)*[.$AG$2];([.I6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5" calcext:value-type="float">
            <text:p>5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4" calcext:value-type="float">
            <text:p>4</text:p>
          </table:table-cell>
          <table:table-cell table:formula="of:=MIN(MAX([.Y62]-[.Y61];0);[.$AT$2])" office:value-type="float" office:value="4" calcext:value-type="float">
            <text:p>4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63:.H63])" office:value-type="float" office:value="310" calcext:value-type="float">
            <text:p>310</text:p>
          </table:table-cell>
          <table:table-cell table:style-name="ce11" table:formula="of:=ROUND((([.I63]/[.$S$1])*MAX([.I63]/420; 1.2));2)" office:value-type="float" office:value="4.13" calcext:value-type="float">
            <text:p>4.13</text:p>
          </table:table-cell>
          <table:table-cell table:style-name="ce11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11" table:formula="of:=IFERROR(ROUND((AVERAGE(MIN(([.$D63]^[.$L$2])/([.$T63]^2);[.$R$2]); MIN([.D63]/[.$O$2]; [.$N$2])))*([.$J63]+[.$M$2]))*5;0)" office:value-type="float" office:value="40" calcext:value-type="float">
            <text:p>40</text:p>
          </table:table-cell>
          <table:table-cell table:style-name="ce11" table:formula="of:=IFERROR(ROUND((MIN(([.$D63]+[.$G63]+[.$I63])/8/[.$T63];[.$R$2]))*([.$J63]+3))*5;0)" office:value-type="float" office:value="35" calcext:value-type="float">
            <text:p>35</text:p>
          </table:table-cell>
          <table:table-cell table:style-name="ce11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11" table:formula="of:=IFERROR(ROUND((AVERAGE(MIN(([.$E63]^2)/([.$T63]^2);[.$R$2]);MIN([.E63]/[.$P$2]; [.$N$2]))*([.$J63]+3)*[.$T$2]))*5;0)" office:value-type="float" office:value="20" calcext:value-type="float">
            <text:p>20</text:p>
          </table:table-cell>
          <table:table-cell table:style-name="ce11" table:formula="of:=IFERROR(ROUND((AVERAGE(MIN(([.$G63]^2)/([.$T63]^2);[.$R$2]);MIN([.G63]/[.$P$2]; [.$N$2]))*([.$J63]+3)*[.$T$2]))*5;0)" office:value-type="float" office:value="25" calcext:value-type="float">
            <text:p>25</text:p>
          </table:table-cell>
          <table:table-cell table:style-name="ce11" table:formula="of:=IFERROR(ROUND((AVERAGE(MIN(([.$F63]^[.$Q$2])/([.$T63]^2);[.$R$2]); MIN([.F63]/[.$O$2]; [.$N$2])))*([.$J63]+[.$M$2]))*5;0)" office:value-type="float" office:value="15" calcext:value-type="float">
            <text:p>15</text:p>
          </table:table-cell>
          <table:table-cell table:style-name="ce11" table:formula="of:=ROUND(AVERAGE([.K63:.Q63]))" office:value-type="float" office:value="34" calcext:value-type="float">
            <text:p>34</text:p>
          </table:table-cell>
          <table:table-cell table:style-name="ce11" table:formula="of:=ROUND((([.I63]/[.$S$1])*MAX([.I63]/350;0.8));2)" office:value-type="float" office:value="3.05" calcext:value-type="float">
            <text:p>3.05</text:p>
          </table:table-cell>
          <table:table-cell table:style-name="ce11" table:formula="of:=ROUND([.I63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19" table:formula="of:=IFERROR(ROUND(((MIN(([.$D63]^2)/([.$T63]^2);[.$S$2])))*[.$S63]);0)" office:value-type="float" office:value="6" calcext:value-type="float">
            <text:p>6</text:p>
          </table:table-cell>
          <table:table-cell table:style-name="ce20" table:formula="of:=IFERROR(ROUND(MIN(([.D63]+[.G63]+[.I63])/8/[.$T63];[.$S$2])^2*[.$S63]);0)" office:value-type="float" office:value="3" calcext:value-type="float">
            <text:p>3</text:p>
          </table:table-cell>
          <table:table-cell table:style-name="ce19" table:formula="of:=IFERROR(ROUND(((MIN(([.H63]^2)/([.$T63]^2);[.$S$2])))*[.$S63]*[.$T$1]);0)" office:value-type="float" office:value="4" calcext:value-type="float">
            <text:p>4</text:p>
          </table:table-cell>
          <table:table-cell table:style-name="ce19" table:formula="of:=IFERROR(ROUND(((MIN(([.E63]^2)/([.$T63]^2);[.$S$2])))*[.$S63]*[.$T$1]);0)" office:value-type="float" office:value="1" calcext:value-type="float">
            <text:p>1</text:p>
          </table:table-cell>
          <table:table-cell table:style-name="ce19" table:formula="of:=IFERROR(ROUND(((MIN(([.G63]^2)/([.$T63]^2);[.$S$2])))*[.$S63]*[.$T$1]);0)" office:value-type="float" office:value="2" calcext:value-type="float">
            <text:p>2</text:p>
          </table:table-cell>
          <table:table-cell table:style-name="ce19" table:formula="of:=IFERROR(ROUND(((MIN(([.F63]^2)/([.$T63]^2);[.$S$2]))*[.$S63]));0)" office:value-type="float" office:value="1" calcext:value-type="float">
            <text:p>1</text:p>
          </table:table-cell>
          <table:table-cell table:formula="of:=ROUND(AVERAGE([.W63:.AB63]);2)" office:value-type="float" office:value="2.83" calcext:value-type="float">
            <text:p>2.83</text:p>
          </table:table-cell>
          <table:table-cell table:style-name="ce1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1"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3]+[.$G63]+[.$I63])/8/[.$T63];[.$AE$2]))*([.$J63]+3)*[.$AG$2];([.I6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11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11" table:formula="of:=IFERROR(ROUND((AVERAGE(MIN(([.$D64]^[.$L$2])/([.$T64]^2);[.$R$2]); MIN([.D64]/[.$O$2]; [.$N$2])))*([.$J64]+[.$M$2]))*5;0)" office:value-type="float" office:value="60" calcext:value-type="float">
            <text:p>60</text:p>
          </table:table-cell>
          <table:table-cell table:style-name="ce11" table:formula="of:=IFERROR(ROUND((MIN(([.$D64]+[.$G64]+[.$I64])/8/[.$T64];[.$R$2]))*([.$J64]+3))*5;0)" office:value-type="float" office:value="45" calcext:value-type="float">
            <text:p>45</text:p>
          </table:table-cell>
          <table:table-cell table:style-name="ce11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11" table:formula="of:=IFERROR(ROUND((AVERAGE(MIN(([.$E64]^2)/([.$T64]^2);[.$R$2]);MIN([.E64]/[.$P$2]; [.$N$2]))*([.$J64]+3)*[.$T$2]))*5;0)" office:value-type="float" office:value="35" calcext:value-type="float">
            <text:p>35</text:p>
          </table:table-cell>
          <table:table-cell table:style-name="ce11" table:formula="of:=IFERROR(ROUND((AVERAGE(MIN(([.$G64]^2)/([.$T64]^2);[.$R$2]);MIN([.G64]/[.$P$2]; [.$N$2]))*([.$J64]+3)*[.$T$2]))*5;0)" office:value-type="float" office:value="45" calcext:value-type="float">
            <text:p>45</text:p>
          </table:table-cell>
          <table:table-cell table:style-name="ce11" table:formula="of:=IFERROR(ROUND((AVERAGE(MIN(([.$F64]^[.$Q$2])/([.$T64]^2);[.$R$2]); MIN([.F64]/[.$O$2]; [.$N$2])))*([.$J64]+[.$M$2]))*5;0)" office:value-type="float" office:value="30" calcext:value-type="float">
            <text:p>30</text:p>
          </table:table-cell>
          <table:table-cell table:style-name="ce11" table:formula="of:=ROUND(AVERAGE([.K64:.Q64]))" office:value-type="float" office:value="47" calcext:value-type="float">
            <text:p>47</text:p>
          </table:table-cell>
          <table:table-cell table:style-name="ce11" table:formula="of:=ROUND((([.I64]/[.$S$1])*MAX([.I64]/350;0.8));2)" office:value-type="float" office:value="6.57" calcext:value-type="float">
            <text:p>6.57</text:p>
          </table:table-cell>
          <table:table-cell table:style-name="ce11" table:formula="of:=ROUND([.I64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19" table:formula="of:=IFERROR(ROUND(((MIN(([.$D64]^2)/([.$T64]^2);[.$S$2])))*[.$S64]);0)" office:value-type="float" office:value="13" calcext:value-type="float">
            <text:p>13</text:p>
          </table:table-cell>
          <table:table-cell table:style-name="ce20" table:formula="of:=IFERROR(ROUND(MIN(([.D64]+[.G64]+[.I64])/8/[.$T64];[.$S$2])^2*[.$S64]);0)" office:value-type="float" office:value="7" calcext:value-type="float">
            <text:p>7</text:p>
          </table:table-cell>
          <table:table-cell table:style-name="ce19" table:formula="of:=IFERROR(ROUND(((MIN(([.H64]^2)/([.$T64]^2);[.$S$2])))*[.$S64]*[.$T$1]);0)" office:value-type="float" office:value="7" calcext:value-type="float">
            <text:p>7</text:p>
          </table:table-cell>
          <table:table-cell table:style-name="ce19" table:formula="of:=IFERROR(ROUND(((MIN(([.E64]^2)/([.$T64]^2);[.$S$2])))*[.$S64]*[.$T$1]);0)" office:value-type="float" office:value="3" calcext:value-type="float">
            <text:p>3</text:p>
          </table:table-cell>
          <table:table-cell table:style-name="ce19" table:formula="of:=IFERROR(ROUND(((MIN(([.G64]^2)/([.$T64]^2);[.$S$2])))*[.$S64]*[.$T$1]);0)" office:value-type="float" office:value="4" calcext:value-type="float">
            <text:p>4</text:p>
          </table:table-cell>
          <table:table-cell table:style-name="ce19"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33" calcext:value-type="float">
            <text:p>6.33</text:p>
          </table:table-cell>
          <table:table-cell table:style-name="ce1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64]+[.$G64]+[.$I64])/8/[.$T64];[.$AE$2]))*([.$J64]+3)*[.$AG$2];([.I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7" calcext:value-type="float">
            <text:p>7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3" calcext:value-type="float">
            <text:p>3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11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11" table:formula="of:=IFERROR(ROUND((AVERAGE(MIN(([.$D65]^[.$L$2])/([.$T65]^2);[.$R$2]); MIN([.D65]/[.$O$2]; [.$N$2])))*([.$J65]+[.$M$2]))*5;0)" office:value-type="float" office:value="35" calcext:value-type="float">
            <text:p>35</text:p>
          </table:table-cell>
          <table:table-cell table:style-name="ce11" table:formula="of:=IFERROR(ROUND((MIN(([.$D65]+[.$G65]+[.$I65])/8/[.$T65];[.$R$2]))*([.$J65]+3))*5;0)" office:value-type="float" office:value="40" calcext:value-type="float">
            <text:p>40</text:p>
          </table:table-cell>
          <table:table-cell table:style-name="ce11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11" table:formula="of:=IFERROR(ROUND((AVERAGE(MIN(([.$E65]^2)/([.$T65]^2);[.$R$2]);MIN([.E65]/[.$P$2]; [.$N$2]))*([.$J65]+3)*[.$T$2]))*5;0)" office:value-type="float" office:value="25" calcext:value-type="float">
            <text:p>25</text:p>
          </table:table-cell>
          <table:table-cell table:style-name="ce11" table:formula="of:=IFERROR(ROUND((AVERAGE(MIN(([.$G65]^2)/([.$T65]^2);[.$R$2]);MIN([.G65]/[.$P$2]; [.$N$2]))*([.$J65]+3)*[.$T$2]))*5;0)" office:value-type="float" office:value="30" calcext:value-type="float">
            <text:p>30</text:p>
          </table:table-cell>
          <table:table-cell table:style-name="ce11" table:formula="of:=IFERROR(ROUND((AVERAGE(MIN(([.$F65]^[.$Q$2])/([.$T65]^2);[.$R$2]); MIN([.F65]/[.$O$2]; [.$N$2])))*([.$J65]+[.$M$2]))*5;0)" office:value-type="float" office:value="35" calcext:value-type="float">
            <text:p>35</text:p>
          </table:table-cell>
          <table:table-cell table:style-name="ce11" table:formula="of:=ROUND(AVERAGE([.K65:.Q65]))" office:value-type="float" office:value="37" calcext:value-type="float">
            <text:p>37</text:p>
          </table:table-cell>
          <table:table-cell table:style-name="ce11" table:formula="of:=ROUND((([.I65]/[.$S$1])*MAX([.I65]/350;0.8));2)" office:value-type="float" office:value="3.89" calcext:value-type="float">
            <text:p>3.89</text:p>
          </table:table-cell>
          <table:table-cell table:style-name="ce11" table:formula="of:=ROUND([.I6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19" table:formula="of:=IFERROR(ROUND(((MIN(([.$D65]^2)/([.$T65]^2);[.$S$2])))*[.$S65]);0)" office:value-type="float" office:value="6" calcext:value-type="float">
            <text:p>6</text:p>
          </table:table-cell>
          <table:table-cell table:style-name="ce20" table:formula="of:=IFERROR(ROUND(MIN(([.D65]+[.G65]+[.I65])/8/[.$T65];[.$S$2])^2*[.$S65]);0)" office:value-type="float" office:value="4" calcext:value-type="float">
            <text:p>4</text:p>
          </table:table-cell>
          <table:table-cell table:style-name="ce19" table:formula="of:=IFERROR(ROUND(((MIN(([.H65]^2)/([.$T65]^2);[.$S$2])))*[.$S65]*[.$T$1]);0)" office:value-type="float" office:value="3" calcext:value-type="float">
            <text:p>3</text:p>
          </table:table-cell>
          <table:table-cell table:style-name="ce19" table:formula="of:=IFERROR(ROUND(((MIN(([.E65]^2)/([.$T65]^2);[.$S$2])))*[.$S65]*[.$T$1]);0)" office:value-type="float" office:value="2" calcext:value-type="float">
            <text:p>2</text:p>
          </table:table-cell>
          <table:table-cell table:style-name="ce19" table:formula="of:=IFERROR(ROUND(((MIN(([.G65]^2)/([.$T65]^2);[.$S$2])))*[.$S65]*[.$T$1]);0)" office:value-type="float" office:value="2" calcext:value-type="float">
            <text:p>2</text:p>
          </table:table-cell>
          <table:table-cell table:style-name="ce19" table:formula="of:=IFERROR(ROUND(((MIN(([.F65]^2)/([.$T65]^2);[.$S$2]))*[.$S65]));0)" office:value-type="float" office:value="5" calcext:value-type="float">
            <text:p>5</text:p>
          </table:table-cell>
          <table:table-cell table:formula="of:=ROUND(AVERAGE([.W65:.AB65]);2)" office:value-type="float" office:value="3.67" calcext:value-type="float">
            <text:p>3.67</text:p>
          </table:table-cell>
          <table:table-cell table:style-name="ce1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5]+[.$G65]+[.$I65])/8/[.$T65];[.$AE$2]))*([.$J65]+3)*[.$AG$2];([.I6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11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11" table:formula="of:=IFERROR(ROUND((AVERAGE(MIN(([.$D66]^[.$L$2])/([.$T66]^2);[.$R$2]); MIN([.D66]/[.$O$2]; [.$N$2])))*([.$J66]+[.$M$2]))*5;0)" office:value-type="float" office:value="70" calcext:value-type="float">
            <text:p>70</text:p>
          </table:table-cell>
          <table:table-cell table:style-name="ce11" table:formula="of:=IFERROR(ROUND((MIN(([.$D66]+[.$G66]+[.$I66])/8/[.$T66];[.$R$2]))*([.$J66]+3))*5;0)" office:value-type="float" office:value="55" calcext:value-type="float">
            <text:p>55</text:p>
          </table:table-cell>
          <table:table-cell table:style-name="ce11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11" table:formula="of:=IFERROR(ROUND((AVERAGE(MIN(([.$E66]^2)/([.$T66]^2);[.$R$2]);MIN([.E66]/[.$P$2]; [.$N$2]))*([.$J66]+3)*[.$T$2]))*5;0)" office:value-type="float" office:value="55" calcext:value-type="float">
            <text:p>55</text:p>
          </table:table-cell>
          <table:table-cell table:style-name="ce11" table:formula="of:=IFERROR(ROUND((AVERAGE(MIN(([.$G66]^2)/([.$T66]^2);[.$R$2]);MIN([.G66]/[.$P$2]; [.$N$2]))*([.$J66]+3)*[.$T$2]))*5;0)" office:value-type="float" office:value="55" calcext:value-type="float">
            <text:p>55</text:p>
          </table:table-cell>
          <table:table-cell table:style-name="ce11" table:formula="of:=IFERROR(ROUND((AVERAGE(MIN(([.$F66]^[.$Q$2])/([.$T66]^2);[.$R$2]); MIN([.F66]/[.$O$2]; [.$N$2])))*([.$J66]+[.$M$2]))*5;0)" office:value-type="float" office:value="65" calcext:value-type="float">
            <text:p>65</text:p>
          </table:table-cell>
          <table:table-cell table:style-name="ce11" table:formula="of:=ROUND(AVERAGE([.K66:.Q66]))" office:value-type="float" office:value="61" calcext:value-type="float">
            <text:p>61</text:p>
          </table:table-cell>
          <table:table-cell table:style-name="ce11" table:formula="of:=ROUND((([.I66]/[.$S$1])*MAX([.I66]/350;0.8));2)" office:value-type="float" office:value="9.78" calcext:value-type="float">
            <text:p>9.78</text:p>
          </table:table-cell>
          <table:table-cell table:style-name="ce11" table:formula="of:=ROUND([.I66]/6;2)" office:value-type="float" office:value="92.5" calcext:value-type="float">
            <text:p>92.5</text:p>
          </table:table-cell>
          <table:table-cell table:style-name="ce11"/>
          <table:table-cell table:style-name="ce19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19" table:formula="of:=IFERROR(ROUND(((MIN(([.$D66]^2)/([.$T66]^2);[.$S$2])))*[.$S66]);0)" office:value-type="float" office:value="14" calcext:value-type="float">
            <text:p>14</text:p>
          </table:table-cell>
          <table:table-cell table:style-name="ce20" table:formula="of:=IFERROR(ROUND(MIN(([.D66]+[.G66]+[.I66])/8/[.$T66];[.$S$2])^2*[.$S66]);0)" office:value-type="float" office:value="10" calcext:value-type="float">
            <text:p>10</text:p>
          </table:table-cell>
          <table:table-cell table:style-name="ce19" table:formula="of:=IFERROR(ROUND(((MIN(([.H66]^2)/([.$T66]^2);[.$S$2])))*[.$S66]*[.$T$1]);0)" office:value-type="float" office:value="7" calcext:value-type="float">
            <text:p>7</text:p>
          </table:table-cell>
          <table:table-cell table:style-name="ce19" table:formula="of:=IFERROR(ROUND(((MIN(([.E66]^2)/([.$T66]^2);[.$S$2])))*[.$S66]*[.$T$1]);0)" office:value-type="float" office:value="5" calcext:value-type="float">
            <text:p>5</text:p>
          </table:table-cell>
          <table:table-cell table:style-name="ce19" table:formula="of:=IFERROR(ROUND(((MIN(([.G66]^2)/([.$T66]^2);[.$S$2])))*[.$S66]*[.$T$1]);0)" office:value-type="float" office:value="5" calcext:value-type="float">
            <text:p>5</text:p>
          </table:table-cell>
          <table:table-cell table:style-name="ce19"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style-name="ce1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66]+[.$G66]+[.$I66])/8/[.$T66];[.$AE$2]))*([.$J66]+3)*[.$AG$2];([.I6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8" calcext:value-type="float">
            <text:p>8</text:p>
          </table:table-cell>
          <table:table-cell table:formula="of:=MIN(MAX([.W66]-[.W65];0);[.$AT$2])" office:value-type="float" office:value="8" calcext:value-type="float">
            <text:p>8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7:.H67])" office:value-type="float" office:value="320" calcext:value-type="float">
            <text:p>320</text:p>
          </table:table-cell>
          <table:table-cell table:style-name="ce11" table:formula="of:=ROUND((([.I67]/[.$S$1])*MAX([.I67]/420; 1.2));2)" office:value-type="float" office:value="4.27" calcext:value-type="float">
            <text:p>4.27</text:p>
          </table:table-cell>
          <table:table-cell table:style-name="ce11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11" table:formula="of:=IFERROR(ROUND((AVERAGE(MIN(([.$D67]^[.$L$2])/([.$T67]^2);[.$R$2]); MIN([.D67]/[.$O$2]; [.$N$2])))*([.$J67]+[.$M$2]))*5;0)" office:value-type="float" office:value="30" calcext:value-type="float">
            <text:p>30</text:p>
          </table:table-cell>
          <table:table-cell table:style-name="ce11" table:formula="of:=IFERROR(ROUND((MIN(([.$D67]+[.$G67]+[.$I67])/8/[.$T67];[.$R$2]))*([.$J67]+3))*5;0)" office:value-type="float" office:value="35" calcext:value-type="float">
            <text:p>35</text:p>
          </table:table-cell>
          <table:table-cell table:style-name="ce11" table:formula="of:=IFERROR(ROUND(((MIN(([.$H67]^2)/([.$T67]^2);[.$R$2]))*([.$J67]+3)*[.$T$2]))*5;0)" office:value-type="float" office:value="65" calcext:value-type="float">
            <text:p>65</text:p>
          </table:table-cell>
          <table:table-cell table:style-name="ce11" table:formula="of:=IFERROR(ROUND((AVERAGE(MIN(([.$E67]^2)/([.$T67]^2);[.$R$2]);MIN([.E67]/[.$P$2]; [.$N$2]))*([.$J67]+3)*[.$T$2]))*5;0)" office:value-type="float" office:value="20" calcext:value-type="float">
            <text:p>20</text:p>
          </table:table-cell>
          <table:table-cell table:style-name="ce11" table:formula="of:=IFERROR(ROUND((AVERAGE(MIN(([.$G67]^2)/([.$T67]^2);[.$R$2]);MIN([.G67]/[.$P$2]; [.$N$2]))*([.$J67]+3)*[.$T$2]))*5;0)" office:value-type="float" office:value="20" calcext:value-type="float">
            <text:p>20</text:p>
          </table:table-cell>
          <table:table-cell table:style-name="ce11" table:formula="of:=IFERROR(ROUND((AVERAGE(MIN(([.$F67]^[.$Q$2])/([.$T67]^2);[.$R$2]); MIN([.F67]/[.$O$2]; [.$N$2])))*([.$J67]+[.$M$2]))*5;0)" office:value-type="float" office:value="30" calcext:value-type="float">
            <text:p>30</text:p>
          </table:table-cell>
          <table:table-cell table:style-name="ce11" table:formula="of:=ROUND(AVERAGE([.K67:.Q67]))" office:value-type="float" office:value="34" calcext:value-type="float">
            <text:p>34</text:p>
          </table:table-cell>
          <table:table-cell table:style-name="ce11" table:formula="of:=ROUND((([.I67]/[.$S$1])*MAX([.I67]/350;0.8));2)" office:value-type="float" office:value="3.25" calcext:value-type="float">
            <text:p>3.25</text:p>
          </table:table-cell>
          <table:table-cell table:style-name="ce11" table:formula="of:=ROUND([.I67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19" table:formula="of:=IFERROR(ROUND(((MIN(([.$D67]^2)/([.$T67]^2);[.$S$2])))*[.$S67]);0)" office:value-type="float" office:value="4" calcext:value-type="float">
            <text:p>4</text:p>
          </table:table-cell>
          <table:table-cell table:style-name="ce20" table:formula="of:=IFERROR(ROUND(MIN(([.D67]+[.G67]+[.I67])/8/[.$T67];[.$S$2])^2*[.$S67]);0)" office:value-type="float" office:value="3" calcext:value-type="float">
            <text:p>3</text:p>
          </table:table-cell>
          <table:table-cell table:style-name="ce19" table:formula="of:=IFERROR(ROUND(((MIN(([.H67]^2)/([.$T67]^2);[.$S$2])))*[.$S67]*[.$T$1]);0)" office:value-type="float" office:value="5" calcext:value-type="float">
            <text:p>5</text:p>
          </table:table-cell>
          <table:table-cell table:style-name="ce19" table:formula="of:=IFERROR(ROUND(((MIN(([.E67]^2)/([.$T67]^2);[.$S$2])))*[.$S67]*[.$T$1]);0)" office:value-type="float" office:value="1" calcext:value-type="float">
            <text:p>1</text:p>
          </table:table-cell>
          <table:table-cell table:style-name="ce19" table:formula="of:=IFERROR(ROUND(((MIN(([.G67]^2)/([.$T67]^2);[.$S$2])))*[.$S67]*[.$T$1]);0)" office:value-type="float" office:value="1" calcext:value-type="float">
            <text:p>1</text:p>
          </table:table-cell>
          <table:table-cell table:style-name="ce19" table:formula="of:=IFERROR(ROUND(((MIN(([.F67]^2)/([.$T67]^2);[.$S$2]))*[.$S67]));0)" office:value-type="float" office:value="4" calcext:value-type="float">
            <text:p>4</text:p>
          </table:table-cell>
          <table:table-cell table:formula="of:=ROUND(AVERAGE([.W67:.AB67]);2)" office:value-type="float" office:value="3" calcext:value-type="float">
            <text:p>3</text:p>
          </table:table-cell>
          <table:table-cell table:style-name="ce11" table:formula="of:=IFERROR(MIN(MAX((ROUND(AVERAGE((((MIN(([.$C67]^[.$AC$2])/([.$T67]^[.$AC$2]);[.$AE$2])))*[.$J67]*0.8)+([.$C67]/10);([.C67]/8));0)*5)+10; 30); 99); 0)" office:value-type="float" office:value="35" calcext:value-type="float">
            <text:p>35</text:p>
          </table:table-cell>
          <table:table-cell table:style-name="ce1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7]+[.$G67]+[.$I67])/8/[.$T67];[.$AE$2]))*([.$J67]+3)*[.$AG$2];([.I6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67]^[.$Q$2])/([.$T67]^[.$AC$2]);[.$AE$2]))*([.$J67]+[.$AF$2]);([.F67]/10));0)*5; [.$AI$2]); [.$AH$2]);0)" office:value-type="float" office:value="30" calcext:value-type="float">
            <text:p>30</text:p>
          </table:table-cell>
          <table:table-cell table:formula="of:=ROUND(AVERAGE([.AD67:.AJ67]);2)" office:value-type="float" office:value="29.29" calcext:value-type="float">
            <text:p>29.29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8:.H68])" office:value-type="float" office:value="410" calcext:value-type="float">
            <text:p>410</text:p>
          </table:table-cell>
          <table:table-cell table:style-name="ce11" table:formula="of:=ROUND((([.I68]/[.$S$1])*MAX([.I68]/420; 1.2));2)" office:value-type="float" office:value="5.47" calcext:value-type="float">
            <text:p>5.47</text:p>
          </table:table-cell>
          <table:table-cell table:style-name="ce11" table:formula="of:=IFERROR((ROUND((((MIN(([.$C68]^2)/([.$T68]^2);[.$R$2])))*[.$J68]*0.8)+([.C68]/10))*5)+10; 0)" office:value-type="float" office:value="60" calcext:value-type="float">
            <text:p>60</text:p>
          </table:table-cell>
          <table:table-cell table:style-name="ce11" table:formula="of:=IFERROR(ROUND((AVERAGE(MIN(([.$D68]^[.$L$2])/([.$T68]^2);[.$R$2]); MIN([.D68]/[.$O$2]; [.$N$2])))*([.$J68]+[.$M$2]))*5;0)" office:value-type="float" office:value="45" calcext:value-type="float">
            <text:p>45</text:p>
          </table:table-cell>
          <table:table-cell table:style-name="ce11" table:formula="of:=IFERROR(ROUND((MIN(([.$D68]+[.$G68]+[.$I68])/8/[.$T68];[.$R$2]))*([.$J68]+3))*5;0)" office:value-type="float" office:value="40" calcext:value-type="float">
            <text:p>40</text:p>
          </table:table-cell>
          <table:table-cell table:style-name="ce11" table:formula="of:=IFERROR(ROUND(((MIN(([.$H68]^2)/([.$T68]^2);[.$R$2]))*([.$J68]+3)*[.$T$2]))*5;0)" office:value-type="float" office:value="45" calcext:value-type="float">
            <text:p>45</text:p>
          </table:table-cell>
          <table:table-cell table:style-name="ce11" table:formula="of:=IFERROR(ROUND((AVERAGE(MIN(([.$E68]^2)/([.$T68]^2);[.$R$2]);MIN([.E68]/[.$P$2]; [.$N$2]))*([.$J68]+3)*[.$T$2]))*5;0)" office:value-type="float" office:value="40" calcext:value-type="float">
            <text:p>40</text:p>
          </table:table-cell>
          <table:table-cell table:style-name="ce11" table:formula="of:=IFERROR(ROUND((AVERAGE(MIN(([.$G68]^2)/([.$T68]^2);[.$R$2]);MIN([.G68]/[.$P$2]; [.$N$2]))*([.$J68]+3)*[.$T$2]))*5;0)" office:value-type="float" office:value="30" calcext:value-type="float">
            <text:p>30</text:p>
          </table:table-cell>
          <table:table-cell table:style-name="ce11" table:formula="of:=IFERROR(ROUND((AVERAGE(MIN(([.$F68]^[.$Q$2])/([.$T68]^2);[.$R$2]); MIN([.F68]/[.$O$2]; [.$N$2])))*([.$J68]+[.$M$2]))*5;0)" office:value-type="float" office:value="40" calcext:value-type="float">
            <text:p>40</text:p>
          </table:table-cell>
          <table:table-cell table:style-name="ce11" table:formula="of:=ROUND(AVERAGE([.K68:.Q68]))" office:value-type="float" office:value="43" calcext:value-type="float">
            <text:p>43</text:p>
          </table:table-cell>
          <table:table-cell table:style-name="ce11" table:formula="of:=ROUND((([.I68]/[.$S$1])*MAX([.I68]/350;0.8));2)" office:value-type="float" office:value="5.34" calcext:value-type="float">
            <text:p>5.34</text:p>
          </table:table-cell>
          <table:table-cell table:style-name="ce11" table:formula="of:=ROUND([.I68]/6;2)" office:value-type="float" office:value="68.33" calcext:value-type="float">
            <text:p>68.33</text:p>
          </table:table-cell>
          <table:table-cell table:style-name="ce11"/>
          <table:table-cell table:style-name="ce19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19" table:formula="of:=IFERROR(ROUND(((MIN(([.$D68]^2)/([.$T68]^2);[.$S$2])))*[.$S68]);0)" office:value-type="float" office:value="7" calcext:value-type="float">
            <text:p>7</text:p>
          </table:table-cell>
          <table:table-cell table:style-name="ce20" table:formula="of:=IFERROR(ROUND(MIN(([.D68]+[.G68]+[.I68])/8/[.$T68];[.$S$2])^2*[.$S68]);0)" office:value-type="float" office:value="5" calcext:value-type="float">
            <text:p>5</text:p>
          </table:table-cell>
          <table:table-cell table:style-name="ce19" table:formula="of:=IFERROR(ROUND(((MIN(([.H68]^2)/([.$T68]^2);[.$S$2])))*[.$S68]*[.$T$1]);0)" office:value-type="float" office:value="5" calcext:value-type="float">
            <text:p>5</text:p>
          </table:table-cell>
          <table:table-cell table:style-name="ce19" table:formula="of:=IFERROR(ROUND(((MIN(([.E68]^2)/([.$T68]^2);[.$S$2])))*[.$S68]*[.$T$1]);0)" office:value-type="float" office:value="3" calcext:value-type="float">
            <text:p>3</text:p>
          </table:table-cell>
          <table:table-cell table:style-name="ce19" table:formula="of:=IFERROR(ROUND(((MIN(([.G68]^2)/([.$T68]^2);[.$S$2])))*[.$S68]*[.$T$1]);0)" office:value-type="float" office:value="2" calcext:value-type="float">
            <text:p>2</text:p>
          </table:table-cell>
          <table:table-cell table:style-name="ce19" table:formula="of:=IFERROR(ROUND(((MIN(([.F68]^2)/([.$T68]^2);[.$S$2]))*[.$S68]));0)" office:value-type="float" office:value="6" calcext:value-type="float">
            <text:p>6</text:p>
          </table:table-cell>
          <table:table-cell table:formula="of:=ROUND(AVERAGE([.W68:.AB68]);2)" office:value-type="float" office:value="4.67" calcext:value-type="float">
            <text:p>4.67</text:p>
          </table:table-cell>
          <table:table-cell table:style-name="ce1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1" table:formula="of:=IFERROR(MIN(MAX(ROUND(AVERAGE((MIN(([.$D68]^[.$L$2])/([.$T68]^[.$AC$2]);[.$AE$2]))*([.$J68]+[.$AF$2]);([.D6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8]+[.$G68]+[.$I68])/8/[.$T68];[.$AE$2]))*([.$J68]+3)*[.$AG$2];([.I6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8]^[.$Q$2])/([.$T68]^[.$AC$2]);[.$AE$2]))*([.$J68]+[.$AF$2]);([.F68]/10));0)*5; [.$AI$2]); [.$AH$2]);0)" office:value-type="float" office:value="35" calcext:value-type="float">
            <text:p>35</text:p>
          </table:table-cell>
          <table:table-cell table:formula="of:=ROUND(AVERAGE([.AD68:.AJ68]);2)" office:value-type="float" office:value="38.57" calcext:value-type="float">
            <text:p>38.57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2" calcext:value-type="float">
            <text:p>2</text:p>
          </table:table-cell>
          <table:table-cell table:formula="of:=MIN(MAX([.Y68]-[.Y67];0);[.$AT$2])" office:value-type="float" office:value="0" calcext:value-type="float">
            <text:p>0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11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11" table:formula="of:=IFERROR(ROUND((AVERAGE(MIN(([.$D69]^[.$L$2])/([.$T69]^2);[.$R$2]); MIN([.D69]/[.$O$2]; [.$N$2])))*([.$J69]+[.$M$2]))*5;0)" office:value-type="float" office:value="65" calcext:value-type="float">
            <text:p>65</text:p>
          </table:table-cell>
          <table:table-cell table:style-name="ce11" table:formula="of:=IFERROR(ROUND((MIN(([.$D69]+[.$G69]+[.$I69])/8/[.$T69];[.$R$2]))*([.$J69]+3))*5;0)" office:value-type="float" office:value="55" calcext:value-type="float">
            <text:p>55</text:p>
          </table:table-cell>
          <table:table-cell table:style-name="ce11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11" table:formula="of:=IFERROR(ROUND((AVERAGE(MIN(([.$E69]^2)/([.$T69]^2);[.$R$2]);MIN([.E69]/[.$P$2]; [.$N$2]))*([.$J69]+3)*[.$T$2]))*5;0)" office:value-type="float" office:value="60" calcext:value-type="float">
            <text:p>60</text:p>
          </table:table-cell>
          <table:table-cell table:style-name="ce11" table:formula="of:=IFERROR(ROUND((AVERAGE(MIN(([.$G69]^2)/([.$T69]^2);[.$R$2]);MIN([.G69]/[.$P$2]; [.$N$2]))*([.$J69]+3)*[.$T$2]))*5;0)" office:value-type="float" office:value="55" calcext:value-type="float">
            <text:p>55</text:p>
          </table:table-cell>
          <table:table-cell table:style-name="ce11" table:formula="of:=IFERROR(ROUND((AVERAGE(MIN(([.$F69]^[.$Q$2])/([.$T69]^2);[.$R$2]); MIN([.F69]/[.$O$2]; [.$N$2])))*([.$J69]+[.$M$2]))*5;0)" office:value-type="float" office:value="60" calcext:value-type="float">
            <text:p>60</text:p>
          </table:table-cell>
          <table:table-cell table:style-name="ce11" table:formula="of:=ROUND(AVERAGE([.K69:.Q69]))" office:value-type="float" office:value="59" calcext:value-type="float">
            <text:p>59</text:p>
          </table:table-cell>
          <table:table-cell table:style-name="ce11" table:formula="of:=ROUND((([.I69]/[.$S$1])*MAX([.I69]/350;0.8));2)" office:value-type="float" office:value="8.92" calcext:value-type="float">
            <text:p>8.92</text:p>
          </table:table-cell>
          <table:table-cell table:style-name="ce11" table:formula="of:=ROUND([.I69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19" table:formula="of:=IFERROR(ROUND(((MIN(([.$D69]^2)/([.$T69]^2);[.$S$2])))*[.$S69]);0)" office:value-type="float" office:value="13" calcext:value-type="float">
            <text:p>13</text:p>
          </table:table-cell>
          <table:table-cell table:style-name="ce20" table:formula="of:=IFERROR(ROUND(MIN(([.D69]+[.G69]+[.I69])/8/[.$T69];[.$S$2])^2*[.$S69]);0)" office:value-type="float" office:value="9" calcext:value-type="float">
            <text:p>9</text:p>
          </table:table-cell>
          <table:table-cell table:style-name="ce19" table:formula="of:=IFERROR(ROUND(((MIN(([.H69]^2)/([.$T69]^2);[.$S$2])))*[.$S69]*[.$T$1]);0)" office:value-type="float" office:value="5" calcext:value-type="float">
            <text:p>5</text:p>
          </table:table-cell>
          <table:table-cell table:style-name="ce19" table:formula="of:=IFERROR(ROUND(((MIN(([.E69]^2)/([.$T69]^2);[.$S$2])))*[.$S69]*[.$T$1]);0)" office:value-type="float" office:value="6" calcext:value-type="float">
            <text:p>6</text:p>
          </table:table-cell>
          <table:table-cell table:style-name="ce19" table:formula="of:=IFERROR(ROUND(((MIN(([.G69]^2)/([.$T69]^2);[.$S$2])))*[.$S69]*[.$T$1]);0)" office:value-type="float" office:value="5" calcext:value-type="float">
            <text:p>5</text:p>
          </table:table-cell>
          <table:table-cell table:style-name="ce19" table:formula="of:=IFERROR(ROUND(((MIN(([.F69]^2)/([.$T69]^2);[.$S$2]))*[.$S69]));0)" office:value-type="float" office:value="9" calcext:value-type="float">
            <text:p>9</text:p>
          </table:table-cell>
          <table:table-cell table:formula="of:=ROUND(AVERAGE([.W69:.AB69]);2)" office:value-type="float" office:value="7.83" calcext:value-type="float">
            <text:p>7.83</text:p>
          </table:table-cell>
          <table:table-cell table:style-name="ce1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69]+[.$G69]+[.$I69])/8/[.$T69];[.$AE$2]))*([.$J69]+3)*[.$AG$2];([.I6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69]^[.$AC$2])/([.$T69]^[.$AC$2]);[.$AE$2]))*([.$J69]+3)*[.$AG$2]);([.G6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9]^[.$Q$2])/([.$T69]^[.$AC$2]);[.$AE$2]))*([.$J69]+[.$AF$2]);([.F69]/10));0)*5; [.$AI$2]); [.$AH$2]);0)" office:value-type="float" office:value="45" calcext:value-type="float">
            <text:p>45</text:p>
          </table:table-cell>
          <table:table-cell table:formula="of:=ROUND(AVERAGE([.AD69:.AJ69]);2)" office:value-type="float" office:value="49.29" calcext:value-type="float">
            <text:p>49.29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6" calcext:value-type="float">
            <text:p>6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3" calcext:value-type="float">
            <text:p>3</text:p>
          </table:table-cell>
          <table:table-cell table:formula="of:=MIN(MAX([.AA69]-[.AA68];0);[.$AT$2])" office:value-type="float" office:value="3" calcext:value-type="float">
            <text:p>3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70:.H70])" office:value-type="float" office:value="335" calcext:value-type="float">
            <text:p>335</text:p>
          </table:table-cell>
          <table:table-cell table:style-name="ce11" table:formula="of:=ROUND((([.I70]/[.$S$1])*MAX([.I70]/420; 1.2));2)" office:value-type="float" office:value="4.47" calcext:value-type="float">
            <text:p>4.47</text:p>
          </table:table-cell>
          <table:table-cell table:style-name="ce11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11" table:formula="of:=IFERROR(ROUND((AVERAGE(MIN(([.$D70]^[.$L$2])/([.$T70]^2);[.$R$2]); MIN([.D70]/[.$O$2]; [.$N$2])))*([.$J70]+[.$M$2]))*5;0)" office:value-type="float" office:value="15" calcext:value-type="float">
            <text:p>15</text:p>
          </table:table-cell>
          <table:table-cell table:style-name="ce11" table:formula="of:=IFERROR(ROUND((MIN(([.$D70]+[.$G70]+[.$I70])/8/[.$T70];[.$R$2]))*([.$J70]+3))*5;0)" office:value-type="float" office:value="35" calcext:value-type="float">
            <text:p>35</text:p>
          </table:table-cell>
          <table:table-cell table:style-name="ce11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11" table:formula="of:=IFERROR(ROUND((AVERAGE(MIN(([.$E70]^2)/([.$T70]^2);[.$R$2]);MIN([.E70]/[.$P$2]; [.$N$2]))*([.$J70]+3)*[.$T$2]))*5;0)" office:value-type="float" office:value="5" calcext:value-type="float">
            <text:p>5</text:p>
          </table:table-cell>
          <table:table-cell table:style-name="ce11" table:formula="of:=IFERROR(ROUND((AVERAGE(MIN(([.$G70]^2)/([.$T70]^2);[.$R$2]);MIN([.G70]/[.$P$2]; [.$N$2]))*([.$J70]+3)*[.$T$2]))*5;0)" office:value-type="float" office:value="50" calcext:value-type="float">
            <text:p>50</text:p>
          </table:table-cell>
          <table:table-cell table:style-name="ce11" table:formula="of:=IFERROR(ROUND((AVERAGE(MIN(([.$F70]^[.$Q$2])/([.$T70]^2);[.$R$2]); MIN([.F70]/[.$O$2]; [.$N$2])))*([.$J70]+[.$M$2]))*5;0)" office:value-type="float" office:value="50" calcext:value-type="float">
            <text:p>50</text:p>
          </table:table-cell>
          <table:table-cell table:style-name="ce11" table:formula="of:=ROUND(AVERAGE([.K70:.Q70]))" office:value-type="float" office:value="36" calcext:value-type="float">
            <text:p>36</text:p>
          </table:table-cell>
          <table:table-cell table:style-name="ce11" table:formula="of:=ROUND((([.I70]/[.$S$1])*MAX([.I70]/350;0.8));2)" office:value-type="float" office:value="3.56" calcext:value-type="float">
            <text:p>3.56</text:p>
          </table:table-cell>
          <table:table-cell table:style-name="ce11" table:formula="of:=ROUND([.I70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19" table:formula="of:=IFERROR(ROUND(((MIN(([.$D70]^2)/([.$T70]^2);[.$S$2])))*[.$S70]);0)" office:value-type="float" office:value="1" calcext:value-type="float">
            <text:p>1</text:p>
          </table:table-cell>
          <table:table-cell table:style-name="ce20" table:formula="of:=IFERROR(ROUND(MIN(([.D70]+[.G70]+[.I70])/8/[.$T70];[.$S$2])^2*[.$S70]);0)" office:value-type="float" office:value="4" calcext:value-type="float">
            <text:p>4</text:p>
          </table:table-cell>
          <table:table-cell table:style-name="ce19" table:formula="of:=IFERROR(ROUND(((MIN(([.H70]^2)/([.$T70]^2);[.$S$2])))*[.$S70]*[.$T$1]);0)" office:value-type="float" office:value="5" calcext:value-type="float">
            <text:p>5</text:p>
          </table:table-cell>
          <table:table-cell table:style-name="ce19" table:formula="of:=IFERROR(ROUND(((MIN(([.E70]^2)/([.$T70]^2);[.$S$2])))*[.$S70]*[.$T$1]);0)" office:value-type="float" office:value="0" calcext:value-type="float">
            <text:p>0</text:p>
          </table:table-cell>
          <table:table-cell table:style-name="ce19" table:formula="of:=IFERROR(ROUND(((MIN(([.G70]^2)/([.$T70]^2);[.$S$2])))*[.$S70]*[.$T$1]);0)" office:value-type="float" office:value="4" calcext:value-type="float">
            <text:p>4</text:p>
          </table:table-cell>
          <table:table-cell table:style-name="ce19" table:formula="of:=IFERROR(ROUND(((MIN(([.F70]^2)/([.$T70]^2);[.$S$2]))*[.$S70]));0)" office:value-type="float" office:value="7" calcext:value-type="float">
            <text:p>7</text:p>
          </table:table-cell>
          <table:table-cell table:formula="of:=ROUND(AVERAGE([.W70:.AB70]);2)" office:value-type="float" office:value="3.5" calcext:value-type="float">
            <text:p>3.5</text:p>
          </table:table-cell>
          <table:table-cell table:style-name="ce1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1" table:formula="of:=IFERROR(MIN(MAX(ROUND(AVERAGE((MIN(([.$D70]^[.$L$2])/([.$T70]^[.$AC$2]);[.$AE$2]))*([.$J70]+[.$AF$2]);([.D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70]+[.$G70]+[.$I70])/8/[.$T70];[.$AE$2]))*([.$J70]+3)*[.$AG$2];([.I70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30" calcext:value-type="float">
            <text:p>30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71:.H71])" office:value-type="float" office:value="425" calcext:value-type="float">
            <text:p>425</text:p>
          </table:table-cell>
          <table:table-cell table:style-name="ce11" table:formula="of:=ROUND((([.I71]/[.$S$1])*MAX([.I71]/420; 1.2));2)" office:value-type="float" office:value="5.67" calcext:value-type="float">
            <text:p>5.67</text:p>
          </table:table-cell>
          <table:table-cell table:style-name="ce11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11" table:formula="of:=IFERROR(ROUND((AVERAGE(MIN(([.$D71]^[.$L$2])/([.$T71]^2);[.$R$2]); MIN([.D71]/[.$O$2]; [.$N$2])))*([.$J71]+[.$M$2]))*5;0)" office:value-type="float" office:value="25" calcext:value-type="float">
            <text:p>25</text:p>
          </table:table-cell>
          <table:table-cell table:style-name="ce11" table:formula="of:=IFERROR(ROUND((MIN(([.$D71]+[.$G71]+[.$I71])/8/[.$T71];[.$R$2]))*([.$J71]+3))*5;0)" office:value-type="float" office:value="40" calcext:value-type="float">
            <text:p>40</text:p>
          </table:table-cell>
          <table:table-cell table:style-name="ce11" table:formula="of:=IFERROR(ROUND(((MIN(([.$H71]^2)/([.$T71]^2);[.$R$2]))*([.$J71]+3)*[.$T$2]))*5;0)" office:value-type="float" office:value="75" calcext:value-type="float">
            <text:p>75</text:p>
          </table:table-cell>
          <table:table-cell table:style-name="ce11" table:formula="of:=IFERROR(ROUND((AVERAGE(MIN(([.$E71]^2)/([.$T71]^2);[.$R$2]);MIN([.E71]/[.$P$2]; [.$N$2]))*([.$J71]+3)*[.$T$2]))*5;0)" office:value-type="float" office:value="15" calcext:value-type="float">
            <text:p>15</text:p>
          </table:table-cell>
          <table:table-cell table:style-name="ce11" table:formula="of:=IFERROR(ROUND((AVERAGE(MIN(([.$G71]^2)/([.$T71]^2);[.$R$2]);MIN([.G71]/[.$P$2]; [.$N$2]))*([.$J71]+3)*[.$T$2]))*5;0)" office:value-type="float" office:value="55" calcext:value-type="float">
            <text:p>55</text:p>
          </table:table-cell>
          <table:table-cell table:style-name="ce11" table:formula="of:=IFERROR(ROUND((AVERAGE(MIN(([.$F71]^[.$Q$2])/([.$T71]^2);[.$R$2]); MIN([.F71]/[.$O$2]; [.$N$2])))*([.$J71]+[.$M$2]))*5;0)" office:value-type="float" office:value="65" calcext:value-type="float">
            <text:p>65</text:p>
          </table:table-cell>
          <table:table-cell table:style-name="ce11" table:formula="of:=ROUND(AVERAGE([.K71:.Q71]))" office:value-type="float" office:value="46" calcext:value-type="float">
            <text:p>46</text:p>
          </table:table-cell>
          <table:table-cell table:style-name="ce11" table:formula="of:=ROUND((([.I71]/[.$S$1])*MAX([.I71]/350;0.8));2)" office:value-type="float" office:value="5.73" calcext:value-type="float">
            <text:p>5.73</text:p>
          </table:table-cell>
          <table:table-cell table:style-name="ce11" table:formula="of:=ROUND([.I71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19" table:formula="of:=IFERROR(ROUND(((MIN(([.$D71]^2)/([.$T71]^2);[.$S$2])))*[.$S71]);0)" office:value-type="float" office:value="3" calcext:value-type="float">
            <text:p>3</text:p>
          </table:table-cell>
          <table:table-cell table:style-name="ce20" table:formula="of:=IFERROR(ROUND(MIN(([.D71]+[.G71]+[.I71])/8/[.$T71];[.$S$2])^2*[.$S71]);0)" office:value-type="float" office:value="5" calcext:value-type="float">
            <text:p>5</text:p>
          </table:table-cell>
          <table:table-cell table:style-name="ce19" table:formula="of:=IFERROR(ROUND(((MIN(([.H71]^2)/([.$T71]^2);[.$S$2])))*[.$S71]*[.$T$1]);0)" office:value-type="float" office:value="8" calcext:value-type="float">
            <text:p>8</text:p>
          </table:table-cell>
          <table:table-cell table:style-name="ce19" table:formula="of:=IFERROR(ROUND(((MIN(([.E71]^2)/([.$T71]^2);[.$S$2])))*[.$S71]*[.$T$1]);0)" office:value-type="float" office:value="1" calcext:value-type="float">
            <text:p>1</text:p>
          </table:table-cell>
          <table:table-cell table:style-name="ce19" table:formula="of:=IFERROR(ROUND(((MIN(([.G71]^2)/([.$T71]^2);[.$S$2])))*[.$S71]*[.$T$1]);0)" office:value-type="float" office:value="5" calcext:value-type="float">
            <text:p>5</text:p>
          </table:table-cell>
          <table:table-cell table:style-name="ce19" table:formula="of:=IFERROR(ROUND(((MIN(([.F71]^2)/([.$T71]^2);[.$S$2]))*[.$S71]));0)" office:value-type="float" office:value="11" calcext:value-type="float">
            <text:p>11</text:p>
          </table:table-cell>
          <table:table-cell table:formula="of:=ROUND(AVERAGE([.W71:.AB71]);2)" office:value-type="float" office:value="5.5" calcext:value-type="float">
            <text:p>5.5</text:p>
          </table:table-cell>
          <table:table-cell table:style-name="ce1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1" table:formula="of:=IFERROR(MIN(MAX(ROUND(AVERAGE((MIN(([.$D71]^[.$L$2])/([.$T71]^[.$AC$2]);[.$AE$2]))*([.$J71]+[.$AF$2]);([.D7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71]+[.$G71]+[.$I71])/8/[.$T71];[.$AE$2]))*([.$J71]+3)*[.$AG$2];([.I7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1]^[.$AC$2])/([.$T71]^[.$AC$2]);[.$AE$2]))*([.$J71]+3)*[.$AG$2]);([.G7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2" calcext:value-type="float">
            <text:p>2</text:p>
          </table:table-cell>
          <table:table-cell table:formula="of:=MIN(MAX([.X71]-[.X70];0);[.$AT$2])" office:value-type="float" office:value="1" calcext:value-type="float">
            <text:p>1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table:formula="of:=SUM([.C72:.H72])" office:value-type="float" office:value="515" calcext:value-type="float">
            <text:p>515</text:p>
          </table:table-cell>
          <table:table-cell table:style-name="ce11" table:formula="of:=ROUND((([.I72]/[.$S$1])*MAX([.I72]/420; 1.2));2)" office:value-type="float" office:value="7.02" calcext:value-type="float">
            <text:p>7.02</text:p>
          </table:table-cell>
          <table:table-cell table:style-name="ce11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11" table:formula="of:=IFERROR(ROUND((AVERAGE(MIN(([.$D72]^[.$L$2])/([.$T72]^2);[.$R$2]); MIN([.D72]/[.$O$2]; [.$N$2])))*([.$J72]+[.$M$2]))*5;0)" office:value-type="float" office:value="35" calcext:value-type="float">
            <text:p>35</text:p>
          </table:table-cell>
          <table:table-cell table:style-name="ce11" table:formula="of:=IFERROR(ROUND((MIN(([.$D72]+[.$G72]+[.$I72])/8/[.$T72];[.$R$2]))*([.$J72]+3))*5;0)" office:value-type="float" office:value="50" calcext:value-type="float">
            <text:p>50</text:p>
          </table:table-cell>
          <table:table-cell table:style-name="ce11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11" table:formula="of:=IFERROR(ROUND((AVERAGE(MIN(([.$E72]^2)/([.$T72]^2);[.$R$2]);MIN([.E72]/[.$P$2]; [.$N$2]))*([.$J72]+3)*[.$T$2]))*5;0)" office:value-type="float" office:value="25" calcext:value-type="float">
            <text:p>25</text:p>
          </table:table-cell>
          <table:table-cell table:style-name="ce11" table:formula="of:=IFERROR(ROUND((AVERAGE(MIN(([.$G72]^2)/([.$T72]^2);[.$R$2]);MIN([.G72]/[.$P$2]; [.$N$2]))*([.$J72]+3)*[.$T$2]))*5;0)" office:value-type="float" office:value="65" calcext:value-type="float">
            <text:p>65</text:p>
          </table:table-cell>
          <table:table-cell table:style-name="ce11" table:formula="of:=IFERROR(ROUND((AVERAGE(MIN(([.$F72]^[.$Q$2])/([.$T72]^2);[.$R$2]); MIN([.F72]/[.$O$2]; [.$N$2])))*([.$J72]+[.$M$2]))*5;0)" office:value-type="float" office:value="75" calcext:value-type="float">
            <text:p>75</text:p>
          </table:table-cell>
          <table:table-cell table:style-name="ce11" table:formula="of:=ROUND(AVERAGE([.K72:.Q72]))" office:value-type="float" office:value="56" calcext:value-type="float">
            <text:p>56</text:p>
          </table:table-cell>
          <table:table-cell table:style-name="ce11" table:formula="of:=ROUND((([.I72]/[.$S$1])*MAX([.I72]/350;0.8));2)" office:value-type="float" office:value="8.42" calcext:value-type="float">
            <text:p>8.42</text:p>
          </table:table-cell>
          <table:table-cell table:style-name="ce11" table:formula="of:=ROUND([.I7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19" table:formula="of:=IFERROR(ROUND(((MIN(([.$D72]^2)/([.$T72]^2);[.$S$2])))*[.$S72]);0)" office:value-type="float" office:value="5" calcext:value-type="float">
            <text:p>5</text:p>
          </table:table-cell>
          <table:table-cell table:style-name="ce20" table:formula="of:=IFERROR(ROUND(MIN(([.D72]+[.G72]+[.I72])/8/[.$T72];[.$S$2])^2*[.$S72]);0)" office:value-type="float" office:value="8" calcext:value-type="float">
            <text:p>8</text:p>
          </table:table-cell>
          <table:table-cell table:style-name="ce19" table:formula="of:=IFERROR(ROUND(((MIN(([.H72]^2)/([.$T72]^2);[.$S$2])))*[.$S72]*[.$T$1]);0)" office:value-type="float" office:value="12" calcext:value-type="float">
            <text:p>12</text:p>
          </table:table-cell>
          <table:table-cell table:style-name="ce19" table:formula="of:=IFERROR(ROUND(((MIN(([.E72]^2)/([.$T72]^2);[.$S$2])))*[.$S72]*[.$T$1]);0)" office:value-type="float" office:value="2" calcext:value-type="float">
            <text:p>2</text:p>
          </table:table-cell>
          <table:table-cell table:style-name="ce19" table:formula="of:=IFERROR(ROUND(((MIN(([.G72]^2)/([.$T72]^2);[.$S$2])))*[.$S72]*[.$T$1]);0)" office:value-type="float" office:value="7" calcext:value-type="float">
            <text:p>7</text:p>
          </table:table-cell>
          <table:table-cell table:style-name="ce19" table:formula="of:=IFERROR(ROUND(((MIN(([.F72]^2)/([.$T72]^2);[.$S$2]))*[.$S72]));0)" office:value-type="float" office:value="17" calcext:value-type="float">
            <text:p>17</text:p>
          </table:table-cell>
          <table:table-cell table:formula="of:=ROUND(AVERAGE([.W72:.AB72]);2)" office:value-type="float" office:value="8.5" calcext:value-type="float">
            <text:p>8.5</text:p>
          </table:table-cell>
          <table:table-cell table:style-name="ce1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1" table:formula="of:=IFERROR(MIN(MAX(ROUND(AVERAGE((MIN(([.$D72]^[.$L$2])/([.$T72]^[.$AC$2]);[.$AE$2]))*([.$J72]+[.$AF$2]);([.D7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72]+[.$G72]+[.$I72])/8/[.$T72];[.$AE$2]))*([.$J72]+3)*[.$AG$2];([.I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4.29" calcext:value-type="float">
            <text:p>44.29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2" calcext:value-type="float">
            <text:p>2</text:p>
          </table:table-cell>
          <table:table-cell table:formula="of:=MIN(MAX([.AB72]-[.AB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3:.H73])" office:value-type="float" office:value="325" calcext:value-type="float">
            <text:p>325</text:p>
          </table:table-cell>
          <table:table-cell table:style-name="ce11" table:formula="of:=ROUND((([.I73]/[.$S$1])*MAX([.I73]/420; 1.2));2)" office:value-type="float" office:value="4.33" calcext:value-type="float">
            <text:p>4.33</text:p>
          </table:table-cell>
          <table:table-cell table:style-name="ce11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11" table:formula="of:=IFERROR(ROUND((AVERAGE(MIN(([.$D73]^[.$L$2])/([.$T73]^2);[.$R$2]); MIN([.D73]/[.$O$2]; [.$N$2])))*([.$J73]+[.$M$2]))*5;0)" office:value-type="float" office:value="45" calcext:value-type="float">
            <text:p>45</text:p>
          </table:table-cell>
          <table:table-cell table:style-name="ce11" table:formula="of:=IFERROR(ROUND((MIN(([.$D73]+[.$G73]+[.$I73])/8/[.$T73];[.$R$2]))*([.$J73]+3))*5;0)" office:value-type="float" office:value="35" calcext:value-type="float">
            <text:p>35</text:p>
          </table:table-cell>
          <table:table-cell table:style-name="ce11" table:formula="of:=IFERROR(ROUND(((MIN(([.$H73]^2)/([.$T73]^2);[.$R$2]))*([.$J73]+3)*[.$T$2]))*5;0)" office:value-type="float" office:value="20" calcext:value-type="float">
            <text:p>20</text:p>
          </table:table-cell>
          <table:table-cell table:style-name="ce11" table:formula="of:=IFERROR(ROUND((AVERAGE(MIN(([.$E73]^2)/([.$T73]^2);[.$R$2]);MIN([.E73]/[.$P$2]; [.$N$2]))*([.$J73]+3)*[.$T$2]))*5;0)" office:value-type="float" office:value="40" calcext:value-type="float">
            <text:p>40</text:p>
          </table:table-cell>
          <table:table-cell table:style-name="ce11" table:formula="of:=IFERROR(ROUND((AVERAGE(MIN(([.$G73]^2)/([.$T73]^2);[.$R$2]);MIN([.G73]/[.$P$2]; [.$N$2]))*([.$J73]+3)*[.$T$2]))*5;0)" office:value-type="float" office:value="20" calcext:value-type="float">
            <text:p>20</text:p>
          </table:table-cell>
          <table:table-cell table:style-name="ce11" table:formula="of:=IFERROR(ROUND((AVERAGE(MIN(([.$F73]^[.$Q$2])/([.$T73]^2);[.$R$2]); MIN([.F73]/[.$O$2]; [.$N$2])))*([.$J73]+[.$M$2]))*5;0)" office:value-type="float" office:value="15" calcext:value-type="float">
            <text:p>15</text:p>
          </table:table-cell>
          <table:table-cell table:style-name="ce11" table:formula="of:=ROUND(AVERAGE([.K73:.Q73]))" office:value-type="float" office:value="36" calcext:value-type="float">
            <text:p>36</text:p>
          </table:table-cell>
          <table:table-cell table:style-name="ce11" table:formula="of:=ROUND((([.I73]/[.$S$1])*MAX([.I73]/350;0.8));2)" office:value-type="float" office:value="3.35" calcext:value-type="float">
            <text:p>3.35</text:p>
          </table:table-cell>
          <table:table-cell table:style-name="ce11" table:formula="of:=ROUND([.I7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19" table:formula="of:=IFERROR(ROUND(((MIN(([.$D73]^2)/([.$T73]^2);[.$S$2])))*[.$S73]);0)" office:value-type="float" office:value="7" calcext:value-type="float">
            <text:p>7</text:p>
          </table:table-cell>
          <table:table-cell table:style-name="ce20" table:formula="of:=IFERROR(ROUND(MIN(([.D73]+[.G73]+[.I73])/8/[.$T73];[.$S$2])^2*[.$S73]);0)" office:value-type="float" office:value="3" calcext:value-type="float">
            <text:p>3</text:p>
          </table:table-cell>
          <table:table-cell table:style-name="ce19" table:formula="of:=IFERROR(ROUND(((MIN(([.H73]^2)/([.$T73]^2);[.$S$2])))*[.$S73]*[.$T$1]);0)" office:value-type="float" office:value="2" calcext:value-type="float">
            <text:p>2</text:p>
          </table:table-cell>
          <table:table-cell table:style-name="ce19" table:formula="of:=IFERROR(ROUND(((MIN(([.E73]^2)/([.$T73]^2);[.$S$2])))*[.$S73]*[.$T$1]);0)" office:value-type="float" office:value="3" calcext:value-type="float">
            <text:p>3</text:p>
          </table:table-cell>
          <table:table-cell table:style-name="ce19" table:formula="of:=IFERROR(ROUND(((MIN(([.G73]^2)/([.$T73]^2);[.$S$2])))*[.$S73]*[.$T$1]);0)" office:value-type="float" office:value="1" calcext:value-type="float">
            <text:p>1</text:p>
          </table:table-cell>
          <table:table-cell table:style-name="ce19"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83" calcext:value-type="float">
            <text:p>2.83</text:p>
          </table:table-cell>
          <table:table-cell table:style-name="ce1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3]+[.$G73]+[.$I73])/8/[.$T73];[.$AE$2]))*([.$J73]+3)*[.$AG$2];([.I7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3]^2)/([.$T73]^[.$AC$2]);[.$AE$2]))*([.$J73]+3)*[.$AG$2]);([.H7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2" calcext:value-type="float">
            <text:p>2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4:.H74])" office:value-type="float" office:value="425" calcext:value-type="float">
            <text:p>425</text:p>
          </table:table-cell>
          <table:table-cell table:style-name="ce11" table:formula="of:=ROUND((([.I74]/[.$S$1])*MAX([.I74]/420; 1.2));2)" office:value-type="float" office:value="5.67" calcext:value-type="float">
            <text:p>5.67</text:p>
          </table:table-cell>
          <table:table-cell table:style-name="ce11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11" table:formula="of:=IFERROR(ROUND((AVERAGE(MIN(([.$D74]^[.$L$2])/([.$T74]^2);[.$R$2]); MIN([.D74]/[.$O$2]; [.$N$2])))*([.$J74]+[.$M$2]))*5;0)" office:value-type="float" office:value="60" calcext:value-type="float">
            <text:p>60</text:p>
          </table:table-cell>
          <table:table-cell table:style-name="ce11" table:formula="of:=IFERROR(ROUND((MIN(([.$D74]+[.$G74]+[.$I74])/8/[.$T74];[.$R$2]))*([.$J74]+3))*5;0)" office:value-type="float" office:value="45" calcext:value-type="float">
            <text:p>45</text:p>
          </table:table-cell>
          <table:table-cell table:style-name="ce11" table:formula="of:=IFERROR(ROUND(((MIN(([.$H74]^2)/([.$T74]^2);[.$R$2]))*([.$J74]+3)*[.$T$2]))*5;0)" office:value-type="float" office:value="20" calcext:value-type="float">
            <text:p>20</text:p>
          </table:table-cell>
          <table:table-cell table:style-name="ce11" table:formula="of:=IFERROR(ROUND((AVERAGE(MIN(([.$E74]^2)/([.$T74]^2);[.$R$2]);MIN([.E74]/[.$P$2]; [.$N$2]))*([.$J74]+3)*[.$T$2]))*5;0)" office:value-type="float" office:value="55" calcext:value-type="float">
            <text:p>55</text:p>
          </table:table-cell>
          <table:table-cell table:style-name="ce11" table:formula="of:=IFERROR(ROUND((AVERAGE(MIN(([.$G74]^2)/([.$T74]^2);[.$R$2]);MIN([.G74]/[.$P$2]; [.$N$2]))*([.$J74]+3)*[.$T$2]))*5;0)" office:value-type="float" office:value="35" calcext:value-type="float">
            <text:p>35</text:p>
          </table:table-cell>
          <table:table-cell table:style-name="ce11" table:formula="of:=IFERROR(ROUND((AVERAGE(MIN(([.$F74]^[.$Q$2])/([.$T74]^2);[.$R$2]); MIN([.F74]/[.$O$2]; [.$N$2])))*([.$J74]+[.$M$2]))*5;0)" office:value-type="float" office:value="25" calcext:value-type="float">
            <text:p>25</text:p>
          </table:table-cell>
          <table:table-cell table:style-name="ce11" table:formula="of:=ROUND(AVERAGE([.K74:.Q74]))" office:value-type="float" office:value="46" calcext:value-type="float">
            <text:p>46</text:p>
          </table:table-cell>
          <table:table-cell table:style-name="ce11" table:formula="of:=ROUND((([.I74]/[.$S$1])*MAX([.I74]/350;0.8));2)" office:value-type="float" office:value="5.73" calcext:value-type="float">
            <text:p>5.73</text:p>
          </table:table-cell>
          <table:table-cell table:style-name="ce11" table:formula="of:=ROUND([.I7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19" table:formula="of:=IFERROR(ROUND(((MIN(([.$D74]^2)/([.$T74]^2);[.$S$2])))*[.$S74]);0)" office:value-type="float" office:value="11" calcext:value-type="float">
            <text:p>11</text:p>
          </table:table-cell>
          <table:table-cell table:style-name="ce20" table:formula="of:=IFERROR(ROUND(MIN(([.D74]+[.G74]+[.I74])/8/[.$T74];[.$S$2])^2*[.$S74]);0)" office:value-type="float" office:value="6" calcext:value-type="float">
            <text:p>6</text:p>
          </table:table-cell>
          <table:table-cell table:style-name="ce19" table:formula="of:=IFERROR(ROUND(((MIN(([.H74]^2)/([.$T74]^2);[.$S$2])))*[.$S74]*[.$T$1]);0)" office:value-type="float" office:value="2" calcext:value-type="float">
            <text:p>2</text:p>
          </table:table-cell>
          <table:table-cell table:style-name="ce19" table:formula="of:=IFERROR(ROUND(((MIN(([.E74]^2)/([.$T74]^2);[.$S$2])))*[.$S74]*[.$T$1]);0)" office:value-type="float" office:value="5" calcext:value-type="float">
            <text:p>5</text:p>
          </table:table-cell>
          <table:table-cell table:style-name="ce19" table:formula="of:=IFERROR(ROUND(((MIN(([.G74]^2)/([.$T74]^2);[.$S$2])))*[.$S74]*[.$T$1]);0)" office:value-type="float" office:value="3" calcext:value-type="float">
            <text:p>3</text:p>
          </table:table-cell>
          <table:table-cell table:style-name="ce19"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5" calcext:value-type="float">
            <text:p>5</text:p>
          </table:table-cell>
          <table:table-cell table:style-name="ce1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1"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74]+[.$G74]+[.$I74])/8/[.$T74];[.$AE$2]))*([.$J74]+3)*[.$AG$2];([.I7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4]^2)/([.$T74]^[.$AC$2]);[.$AE$2]))*([.$J74]+3)*[.$AG$2]);([.H7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74]^[.$Q$2])/([.$T74]^[.$AC$2]);[.$AE$2]))*([.$J74]+[.$AF$2]);([.F74]/10));0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7.86" calcext:value-type="float">
            <text:p>37.86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4" calcext:value-type="float">
            <text:p>4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0" calcext:value-type="float">
            <text:p>0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75:.H75])" office:value-type="float" office:value="530" calcext:value-type="float">
            <text:p>530</text:p>
          </table:table-cell>
          <table:table-cell table:style-name="ce11" table:formula="of:=ROUND((([.I75]/[.$S$1])*MAX([.I75]/420; 1.2));2)" office:value-type="float" office:value="7.43" calcext:value-type="float">
            <text:p>7.43</text:p>
          </table:table-cell>
          <table:table-cell table:style-name="ce11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11" table:formula="of:=IFERROR(ROUND((AVERAGE(MIN(([.$D75]^[.$L$2])/([.$T75]^2);[.$R$2]); MIN([.D75]/[.$O$2]; [.$N$2])))*([.$J75]+[.$M$2]))*5;0)" office:value-type="float" office:value="80" calcext:value-type="float">
            <text:p>80</text:p>
          </table:table-cell>
          <table:table-cell table:style-name="ce11" table:formula="of:=IFERROR(ROUND((MIN(([.$D75]+[.$G75]+[.$I75])/8/[.$T75];[.$R$2]))*([.$J75]+3))*5;0)" office:value-type="float" office:value="55" calcext:value-type="float">
            <text:p>55</text:p>
          </table:table-cell>
          <table:table-cell table:style-name="ce11" table:formula="of:=IFERROR(ROUND(((MIN(([.$H75]^2)/([.$T75]^2);[.$R$2]))*([.$J75]+3)*[.$T$2]))*5;0)" office:value-type="float" office:value="25" calcext:value-type="float">
            <text:p>25</text:p>
          </table:table-cell>
          <table:table-cell table:style-name="ce11" table:formula="of:=IFERROR(ROUND((AVERAGE(MIN(([.$E75]^2)/([.$T75]^2);[.$R$2]);MIN([.E75]/[.$P$2]; [.$N$2]))*([.$J75]+3)*[.$T$2]))*5;0)" office:value-type="float" office:value="65" calcext:value-type="float">
            <text:p>65</text:p>
          </table:table-cell>
          <table:table-cell table:style-name="ce11" table:formula="of:=IFERROR(ROUND((AVERAGE(MIN(([.$G75]^2)/([.$T75]^2);[.$R$2]);MIN([.G75]/[.$P$2]; [.$N$2]))*([.$J75]+3)*[.$T$2]))*5;0)" office:value-type="float" office:value="60" calcext:value-type="float">
            <text:p>60</text:p>
          </table:table-cell>
          <table:table-cell table:style-name="ce11" table:formula="of:=IFERROR(ROUND((AVERAGE(MIN(([.$F75]^[.$Q$2])/([.$T75]^2);[.$R$2]); MIN([.F75]/[.$O$2]; [.$N$2])))*([.$J75]+[.$M$2]))*5;0)" office:value-type="float" office:value="40" calcext:value-type="float">
            <text:p>40</text:p>
          </table:table-cell>
          <table:table-cell table:style-name="ce11" table:formula="of:=ROUND(AVERAGE([.K75:.Q75]))" office:value-type="float" office:value="59" calcext:value-type="float">
            <text:p>59</text:p>
          </table:table-cell>
          <table:table-cell table:style-name="ce11" table:formula="of:=ROUND((([.I75]/[.$S$1])*MAX([.I75]/350;0.8));2)" office:value-type="float" office:value="8.92" calcext:value-type="float">
            <text:p>8.92</text:p>
          </table:table-cell>
          <table:table-cell table:style-name="ce11" table:formula="of:=ROUND([.I7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19" table:formula="of:=IFERROR(ROUND(((MIN(([.$D75]^2)/([.$T75]^2);[.$S$2])))*[.$S75]);0)" office:value-type="float" office:value="18" calcext:value-type="float">
            <text:p>18</text:p>
          </table:table-cell>
          <table:table-cell table:style-name="ce20" table:formula="of:=IFERROR(ROUND(MIN(([.D75]+[.G75]+[.I75])/8/[.$T75];[.$S$2])^2*[.$S75]);0)" office:value-type="float" office:value="10" calcext:value-type="float">
            <text:p>10</text:p>
          </table:table-cell>
          <table:table-cell table:style-name="ce19" table:formula="of:=IFERROR(ROUND(((MIN(([.H75]^2)/([.$T75]^2);[.$S$2])))*[.$S75]*[.$T$1]);0)" office:value-type="float" office:value="3" calcext:value-type="float">
            <text:p>3</text:p>
          </table:table-cell>
          <table:table-cell table:style-name="ce19" table:formula="of:=IFERROR(ROUND(((MIN(([.E75]^2)/([.$T75]^2);[.$S$2])))*[.$S75]*[.$T$1]);0)" office:value-type="float" office:value="6" calcext:value-type="float">
            <text:p>6</text:p>
          </table:table-cell>
          <table:table-cell table:style-name="ce19" table:formula="of:=IFERROR(ROUND(((MIN(([.G75]^2)/([.$T75]^2);[.$S$2])))*[.$S75]*[.$T$1]);0)" office:value-type="float" office:value="6" calcext:value-type="float">
            <text:p>6</text:p>
          </table:table-cell>
          <table:table-cell table:style-name="ce19"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8" calcext:value-type="float">
            <text:p>8</text:p>
          </table:table-cell>
          <table:table-cell table:style-name="ce1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1" table:formula="of:=IFERROR(MIN(MAX(ROUND(AVERAGE((MIN(([.$D75]^[.$L$2])/([.$T75]^[.$AC$2]);[.$AE$2]))*([.$J75]+[.$AF$2]);([.D7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75]+[.$G75]+[.$I75])/8/[.$T75];[.$AE$2]))*([.$J75]+3)*[.$AG$2];([.I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5]^2)/([.$T75]^[.$AC$2]);[.$AE$2]))*([.$J75]+3)*[.$AG$2]);([.H7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7.86" calcext:value-type="float">
            <text:p>47.86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7" calcext:value-type="float">
            <text:p>7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1" calcext:value-type="float">
            <text:p>1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76:.H76])" office:value-type="float" office:value="315" calcext:value-type="float">
            <text:p>315</text:p>
          </table:table-cell>
          <table:table-cell table:style-name="ce11" table:formula="of:=ROUND((([.I76]/[.$S$1])*MAX([.I76]/420; 1.2));2)" office:value-type="float" office:value="4.2" calcext:value-type="float">
            <text:p>4.2</text:p>
          </table:table-cell>
          <table:table-cell table:style-name="ce11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11" table:formula="of:=IFERROR(ROUND((AVERAGE(MIN(([.$D76]^[.$L$2])/([.$T76]^2);[.$R$2]); MIN([.D76]/[.$O$2]; [.$N$2])))*([.$J76]+[.$M$2]))*5;0)" office:value-type="float" office:value="40" calcext:value-type="float">
            <text:p>40</text:p>
          </table:table-cell>
          <table:table-cell table:style-name="ce11" table:formula="of:=IFERROR(ROUND((MIN(([.$D76]+[.$G76]+[.$I76])/8/[.$T76];[.$R$2]))*([.$J76]+3))*5;0)" office:value-type="float" office:value="35" calcext:value-type="float">
            <text:p>35</text:p>
          </table:table-cell>
          <table:table-cell table:style-name="ce11" table:formula="of:=IFERROR(ROUND(((MIN(([.$H76]^2)/([.$T76]^2);[.$R$2]))*([.$J76]+3)*[.$T$2]))*5;0)" office:value-type="float" office:value="40" calcext:value-type="float">
            <text:p>40</text:p>
          </table:table-cell>
          <table:table-cell table:style-name="ce11" table:formula="of:=IFERROR(ROUND((AVERAGE(MIN(([.$E76]^2)/([.$T76]^2);[.$R$2]);MIN([.E76]/[.$P$2]; [.$N$2]))*([.$J76]+3)*[.$T$2]))*5;0)" office:value-type="float" office:value="20" calcext:value-type="float">
            <text:p>20</text:p>
          </table:table-cell>
          <table:table-cell table:style-name="ce11" table:formula="of:=IFERROR(ROUND((AVERAGE(MIN(([.$G76]^2)/([.$T76]^2);[.$R$2]);MIN([.G76]/[.$P$2]; [.$N$2]))*([.$J76]+3)*[.$T$2]))*5;0)" office:value-type="float" office:value="15" calcext:value-type="float">
            <text:p>15</text:p>
          </table:table-cell>
          <table:table-cell table:style-name="ce11" table:formula="of:=IFERROR(ROUND((AVERAGE(MIN(([.$F76]^[.$Q$2])/([.$T76]^2);[.$R$2]); MIN([.F76]/[.$O$2]; [.$N$2])))*([.$J76]+[.$M$2]))*5;0)" office:value-type="float" office:value="35" calcext:value-type="float">
            <text:p>35</text:p>
          </table:table-cell>
          <table:table-cell table:style-name="ce11" table:formula="of:=ROUND(AVERAGE([.K76:.Q76]))" office:value-type="float" office:value="33" calcext:value-type="float">
            <text:p>33</text:p>
          </table:table-cell>
          <table:table-cell table:style-name="ce11" table:formula="of:=ROUND((([.I76]/[.$S$1])*MAX([.I76]/350;0.8));2)" office:value-type="float" office:value="3.15" calcext:value-type="float">
            <text:p>3.15</text:p>
          </table:table-cell>
          <table:table-cell table:style-name="ce11" table:formula="of:=ROUND([.I76]/6;2)" office:value-type="float" office:value="52.5" calcext:value-type="float">
            <text:p>52.5</text:p>
          </table:table-cell>
          <table:table-cell table:style-name="ce11"/>
          <table:table-cell table:style-name="ce19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19" table:formula="of:=IFERROR(ROUND(((MIN(([.$D76]^2)/([.$T76]^2);[.$S$2])))*[.$S76]);0)" office:value-type="float" office:value="6" calcext:value-type="float">
            <text:p>6</text:p>
          </table:table-cell>
          <table:table-cell table:style-name="ce20" table:formula="of:=IFERROR(ROUND(MIN(([.D76]+[.G76]+[.I76])/8/[.$T76];[.$S$2])^2*[.$S76]);0)" office:value-type="float" office:value="3" calcext:value-type="float">
            <text:p>3</text:p>
          </table:table-cell>
          <table:table-cell table:style-name="ce19" table:formula="of:=IFERROR(ROUND(((MIN(([.H76]^2)/([.$T76]^2);[.$S$2])))*[.$S76]*[.$T$1]);0)" office:value-type="float" office:value="3" calcext:value-type="float">
            <text:p>3</text:p>
          </table:table-cell>
          <table:table-cell table:style-name="ce19" table:formula="of:=IFERROR(ROUND(((MIN(([.E76]^2)/([.$T76]^2);[.$S$2])))*[.$S76]*[.$T$1]);0)" office:value-type="float" office:value="1" calcext:value-type="float">
            <text:p>1</text:p>
          </table:table-cell>
          <table:table-cell table:style-name="ce19" table:formula="of:=IFERROR(ROUND(((MIN(([.G76]^2)/([.$T76]^2);[.$S$2])))*[.$S76]*[.$T$1]);0)" office:value-type="float" office:value="1" calcext:value-type="float">
            <text:p>1</text:p>
          </table:table-cell>
          <table:table-cell table:style-name="ce19"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.33" calcext:value-type="float">
            <text:p>3.33</text:p>
          </table:table-cell>
          <table:table-cell table:style-name="ce1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6]+[.$G76]+[.$I76])/8/[.$T76];[.$AE$2]))*([.$J76]+3)*[.$AG$2];([.I76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76]^2)/([.$T76]^[.$AC$2]);[.$AE$2]))*([.$J76]+3)*[.$AG$2]);([.H7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8.57" calcext:value-type="float">
            <text:p>28.57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77:.H77])" office:value-type="float" office:value="405" calcext:value-type="float">
            <text:p>405</text:p>
          </table:table-cell>
          <table:table-cell table:style-name="ce11" table:formula="of:=ROUND((([.I77]/[.$S$1])*MAX([.I77]/420; 1.2));2)" office:value-type="float" office:value="5.4" calcext:value-type="float">
            <text:p>5.4</text:p>
          </table:table-cell>
          <table:table-cell table:style-name="ce11" table:formula="of:=IFERROR((ROUND((((MIN(([.$C77]^2)/([.$T77]^2);[.$R$2])))*[.$J77]*0.8)+([.C77]/10))*5)+10; 0)" office:value-type="float" office:value="55" calcext:value-type="float">
            <text:p>55</text:p>
          </table:table-cell>
          <table:table-cell table:style-name="ce11" table:formula="of:=IFERROR(ROUND((AVERAGE(MIN(([.$D77]^[.$L$2])/([.$T77]^2);[.$R$2]); MIN([.D77]/[.$O$2]; [.$N$2])))*([.$J77]+[.$M$2]))*5;0)" office:value-type="float" office:value="55" calcext:value-type="float">
            <text:p>55</text:p>
          </table:table-cell>
          <table:table-cell table:style-name="ce11" table:formula="of:=IFERROR(ROUND((MIN(([.$D77]+[.$G77]+[.$I77])/8/[.$T77];[.$R$2]))*([.$J77]+3))*5;0)" office:value-type="float" office:value="40" calcext:value-type="float">
            <text:p>40</text:p>
          </table:table-cell>
          <table:table-cell table:style-name="ce11" table:formula="of:=IFERROR(ROUND(((MIN(([.$H77]^2)/([.$T77]^2);[.$R$2]))*([.$J77]+3)*[.$T$2]))*5;0)" office:value-type="float" office:value="40" calcext:value-type="float">
            <text:p>40</text:p>
          </table:table-cell>
          <table:table-cell table:style-name="ce11" table:formula="of:=IFERROR(ROUND((AVERAGE(MIN(([.$E77]^2)/([.$T77]^2);[.$R$2]);MIN([.E77]/[.$P$2]; [.$N$2]))*([.$J77]+3)*[.$T$2]))*5;0)" office:value-type="float" office:value="30" calcext:value-type="float">
            <text:p>30</text:p>
          </table:table-cell>
          <table:table-cell table:style-name="ce11" table:formula="of:=IFERROR(ROUND((AVERAGE(MIN(([.$G77]^2)/([.$T77]^2);[.$R$2]);MIN([.G77]/[.$P$2]; [.$N$2]))*([.$J77]+3)*[.$T$2]))*5;0)" office:value-type="float" office:value="25" calcext:value-type="float">
            <text:p>25</text:p>
          </table:table-cell>
          <table:table-cell table:style-name="ce11" table:formula="of:=IFERROR(ROUND((AVERAGE(MIN(([.$F77]^[.$Q$2])/([.$T77]^2);[.$R$2]); MIN([.F77]/[.$O$2]; [.$N$2])))*([.$J77]+[.$M$2]))*5;0)" office:value-type="float" office:value="50" calcext:value-type="float">
            <text:p>50</text:p>
          </table:table-cell>
          <table:table-cell table:style-name="ce11" table:formula="of:=ROUND(AVERAGE([.K77:.Q77]))" office:value-type="float" office:value="42" calcext:value-type="float">
            <text:p>42</text:p>
          </table:table-cell>
          <table:table-cell table:style-name="ce11" table:formula="of:=ROUND((([.I77]/[.$S$1])*MAX([.I77]/350;0.8));2)" office:value-type="float" office:value="5.21" calcext:value-type="float">
            <text:p>5.21</text:p>
          </table:table-cell>
          <table:table-cell table:style-name="ce11" table:formula="of:=ROUND([.I77]/6;2)" office:value-type="float" office:value="67.5" calcext:value-type="float">
            <text:p>67.5</text:p>
          </table:table-cell>
          <table:table-cell table:style-name="ce11"/>
          <table:table-cell table:style-name="ce19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19" table:formula="of:=IFERROR(ROUND(((MIN(([.$D77]^2)/([.$T77]^2);[.$S$2])))*[.$S77]);0)" office:value-type="float" office:value="9" calcext:value-type="float">
            <text:p>9</text:p>
          </table:table-cell>
          <table:table-cell table:style-name="ce20" table:formula="of:=IFERROR(ROUND(MIN(([.D77]+[.G77]+[.I77])/8/[.$T77];[.$S$2])^2*[.$S77]);0)" office:value-type="float" office:value="5" calcext:value-type="float">
            <text:p>5</text:p>
          </table:table-cell>
          <table:table-cell table:style-name="ce19" table:formula="of:=IFERROR(ROUND(((MIN(([.H77]^2)/([.$T77]^2);[.$S$2])))*[.$S77]*[.$T$1]);0)" office:value-type="float" office:value="5" calcext:value-type="float">
            <text:p>5</text:p>
          </table:table-cell>
          <table:table-cell table:style-name="ce19" table:formula="of:=IFERROR(ROUND(((MIN(([.E77]^2)/([.$T77]^2);[.$S$2])))*[.$S77]*[.$T$1]);0)" office:value-type="float" office:value="2" calcext:value-type="float">
            <text:p>2</text:p>
          </table:table-cell>
          <table:table-cell table:style-name="ce19" table:formula="of:=IFERROR(ROUND(((MIN(([.G77]^2)/([.$T77]^2);[.$S$2])))*[.$S77]*[.$T$1]);0)" office:value-type="float" office:value="2" calcext:value-type="float">
            <text:p>2</text:p>
          </table:table-cell>
          <table:table-cell table:style-name="ce19"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5.17" calcext:value-type="float">
            <text:p>5.17</text:p>
          </table:table-cell>
          <table:table-cell table:style-name="ce11" table:formula="of:=IFERROR(MIN(MAX((ROUND(AVERAGE((((MIN(([.$C77]^[.$AC$2])/([.$T77]^[.$AC$2]);[.$AE$2])))*[.$J77]*0.8)+([.$C77]/10);([.C77]/8));0)*5)+10; 30); 99); 0)" office:value-type="float" office:value="50" calcext:value-type="float">
            <text:p>50</text:p>
          </table:table-cell>
          <table:table-cell table:style-name="ce1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7]+[.$G77]+[.$I77])/8/[.$T77];[.$AE$2]))*([.$J77]+3)*[.$AG$2];([.I7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7]^2)/([.$T77]^[.$AC$2]);[.$AE$2]))*([.$J77]+3)*[.$AG$2]);([.H7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6.43" calcext:value-type="float">
            <text:p>36.43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2" calcext:value-type="float">
            <text:p>2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8:.H78])" office:value-type="float" office:value="500" calcext:value-type="float">
            <text:p>500</text:p>
          </table:table-cell>
          <table:table-cell table:style-name="ce11" table:formula="of:=ROUND((([.I78]/[.$S$1])*MAX([.I78]/420; 1.2));2)" office:value-type="float" office:value="6.67" calcext:value-type="float">
            <text:p>6.67</text:p>
          </table:table-cell>
          <table:table-cell table:style-name="ce11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11" table:formula="of:=IFERROR(ROUND((AVERAGE(MIN(([.$D78]^[.$L$2])/([.$T78]^2);[.$R$2]); MIN([.D78]/[.$O$2]; [.$N$2])))*([.$J78]+[.$M$2]))*5;0)" office:value-type="float" office:value="60" calcext:value-type="float">
            <text:p>60</text:p>
          </table:table-cell>
          <table:table-cell table:style-name="ce11" table:formula="of:=IFERROR(ROUND((MIN(([.$D78]+[.$G78]+[.$I78])/8/[.$T78];[.$R$2]))*([.$J78]+3))*5;0)" office:value-type="float" office:value="50" calcext:value-type="float">
            <text:p>50</text:p>
          </table:table-cell>
          <table:table-cell table:style-name="ce11" table:formula="of:=IFERROR(ROUND(((MIN(([.$H78]^2)/([.$T78]^2);[.$R$2]))*([.$J78]+3)*[.$T$2]))*5;0)" office:value-type="float" office:value="40" calcext:value-type="float">
            <text:p>40</text:p>
          </table:table-cell>
          <table:table-cell table:style-name="ce11" table:formula="of:=IFERROR(ROUND((AVERAGE(MIN(([.$E78]^2)/([.$T78]^2);[.$R$2]);MIN([.E78]/[.$P$2]; [.$N$2]))*([.$J78]+3)*[.$T$2]))*5;0)" office:value-type="float" office:value="40" calcext:value-type="float">
            <text:p>40</text:p>
          </table:table-cell>
          <table:table-cell table:style-name="ce11" table:formula="of:=IFERROR(ROUND((AVERAGE(MIN(([.$G78]^2)/([.$T78]^2);[.$R$2]);MIN([.G78]/[.$P$2]; [.$N$2]))*([.$J78]+3)*[.$T$2]))*5;0)" office:value-type="float" office:value="45" calcext:value-type="float">
            <text:p>45</text:p>
          </table:table-cell>
          <table:table-cell table:style-name="ce11" table:formula="of:=IFERROR(ROUND((AVERAGE(MIN(([.$F78]^[.$Q$2])/([.$T78]^2);[.$R$2]); MIN([.F78]/[.$O$2]; [.$N$2])))*([.$J78]+[.$M$2]))*5;0)" office:value-type="float" office:value="60" calcext:value-type="float">
            <text:p>60</text:p>
          </table:table-cell>
          <table:table-cell table:style-name="ce11" table:formula="of:=ROUND(AVERAGE([.K78:.Q78]))" office:value-type="float" office:value="52" calcext:value-type="float">
            <text:p>52</text:p>
          </table:table-cell>
          <table:table-cell table:style-name="ce11" table:formula="of:=ROUND((([.I78]/[.$S$1])*MAX([.I78]/350;0.8));2)" office:value-type="float" office:value="7.94" calcext:value-type="float">
            <text:p>7.94</text:p>
          </table:table-cell>
          <table:table-cell table:style-name="ce11" table:formula="of:=ROUND([.I78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19" table:formula="of:=IFERROR(ROUND(((MIN(([.$D78]^2)/([.$T78]^2);[.$S$2])))*[.$S78]);0)" office:value-type="float" office:value="13" calcext:value-type="float">
            <text:p>13</text:p>
          </table:table-cell>
          <table:table-cell table:style-name="ce20" table:formula="of:=IFERROR(ROUND(MIN(([.D78]+[.G78]+[.I78])/8/[.$T78];[.$S$2])^2*[.$S78]);0)" office:value-type="float" office:value="8" calcext:value-type="float">
            <text:p>8</text:p>
          </table:table-cell>
          <table:table-cell table:style-name="ce19" table:formula="of:=IFERROR(ROUND(((MIN(([.H78]^2)/([.$T78]^2);[.$S$2])))*[.$S78]*[.$T$1]);0)" office:value-type="float" office:value="6" calcext:value-type="float">
            <text:p>6</text:p>
          </table:table-cell>
          <table:table-cell table:style-name="ce19" table:formula="of:=IFERROR(ROUND(((MIN(([.E78]^2)/([.$T78]^2);[.$S$2])))*[.$S78]*[.$T$1]);0)" office:value-type="float" office:value="3" calcext:value-type="float">
            <text:p>3</text:p>
          </table:table-cell>
          <table:table-cell table:style-name="ce19" table:formula="of:=IFERROR(ROUND(((MIN(([.G78]^2)/([.$T78]^2);[.$S$2])))*[.$S78]*[.$T$1]);0)" office:value-type="float" office:value="4" calcext:value-type="float">
            <text:p>4</text:p>
          </table:table-cell>
          <table:table-cell table:style-name="ce19"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5" calcext:value-type="float">
            <text:p>7.5</text:p>
          </table:table-cell>
          <table:table-cell table:style-name="ce1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78]+[.$G78]+[.$I78])/8/[.$T78];[.$AE$2]))*([.$J78]+3)*[.$AG$2];([.I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78]^2)/([.$T78]^[.$AC$2]);[.$AE$2]))*([.$J78]+3)*[.$AG$2]);([.H7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5" calcext:value-type="float">
            <text:p>45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1" calcext:value-type="float">
            <text:p>1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9:.H79])" office:value-type="float" office:value="345" calcext:value-type="float">
            <text:p>345</text:p>
          </table:table-cell>
          <table:table-cell table:style-name="ce11" table:formula="of:=ROUND((([.I79]/[.$S$1])*MAX([.I79]/420; 1.2));2)" office:value-type="float" office:value="4.6" calcext:value-type="float">
            <text:p>4.6</text:p>
          </table:table-cell>
          <table:table-cell table:style-name="ce11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11" table:formula="of:=IFERROR(ROUND((AVERAGE(MIN(([.$D79]^[.$L$2])/([.$T79]^2);[.$R$2]); MIN([.D79]/[.$O$2]; [.$N$2])))*([.$J79]+[.$M$2]))*5;0)" office:value-type="float" office:value="25" calcext:value-type="float">
            <text:p>25</text:p>
          </table:table-cell>
          <table:table-cell table:style-name="ce11" table:formula="of:=IFERROR(ROUND((MIN(([.$D79]+[.$G79]+[.$I79])/8/[.$T79];[.$R$2]))*([.$J79]+3))*5;0)" office:value-type="float" office:value="40" calcext:value-type="float">
            <text:p>40</text:p>
          </table:table-cell>
          <table:table-cell table:style-name="ce11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11" table:formula="of:=IFERROR(ROUND((AVERAGE(MIN(([.$E79]^2)/([.$T79]^2);[.$R$2]);MIN([.E79]/[.$P$2]; [.$N$2]))*([.$J79]+3)*[.$T$2]))*5;0)" office:value-type="float" office:value="15" calcext:value-type="float">
            <text:p>15</text:p>
          </table:table-cell>
          <table:table-cell table:style-name="ce11" table:formula="of:=IFERROR(ROUND((AVERAGE(MIN(([.$G79]^2)/([.$T79]^2);[.$R$2]);MIN([.G79]/[.$P$2]; [.$N$2]))*([.$J79]+3)*[.$T$2]))*5;0)" office:value-type="float" office:value="35" calcext:value-type="float">
            <text:p>35</text:p>
          </table:table-cell>
          <table:table-cell table:style-name="ce11" table:formula="of:=IFERROR(ROUND((AVERAGE(MIN(([.$F79]^[.$Q$2])/([.$T79]^2);[.$R$2]); MIN([.F79]/[.$O$2]; [.$N$2])))*([.$J79]+[.$M$2]))*5;0)" office:value-type="float" office:value="35" calcext:value-type="float">
            <text:p>35</text:p>
          </table:table-cell>
          <table:table-cell table:style-name="ce11" table:formula="of:=ROUND(AVERAGE([.K79:.Q79]))" office:value-type="float" office:value="36" calcext:value-type="float">
            <text:p>36</text:p>
          </table:table-cell>
          <table:table-cell table:style-name="ce11" table:formula="of:=ROUND((([.I79]/[.$S$1])*MAX([.I79]/350;0.8));2)" office:value-type="float" office:value="3.78" calcext:value-type="float">
            <text:p>3.78</text:p>
          </table:table-cell>
          <table:table-cell table:style-name="ce11" table:formula="of:=ROUND([.I7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19" table:formula="of:=IFERROR(ROUND(((MIN(([.$D79]^2)/([.$T79]^2);[.$S$2])))*[.$S79]);0)" office:value-type="float" office:value="3" calcext:value-type="float">
            <text:p>3</text:p>
          </table:table-cell>
          <table:table-cell table:style-name="ce20" table:formula="of:=IFERROR(ROUND(MIN(([.D79]+[.G79]+[.I79])/8/[.$T79];[.$S$2])^2*[.$S79]);0)" office:value-type="float" office:value="4" calcext:value-type="float">
            <text:p>4</text:p>
          </table:table-cell>
          <table:table-cell table:style-name="ce19" table:formula="of:=IFERROR(ROUND(((MIN(([.H79]^2)/([.$T79]^2);[.$S$2])))*[.$S79]*[.$T$1]);0)" office:value-type="float" office:value="4" calcext:value-type="float">
            <text:p>4</text:p>
          </table:table-cell>
          <table:table-cell table:style-name="ce19" table:formula="of:=IFERROR(ROUND(((MIN(([.E79]^2)/([.$T79]^2);[.$S$2])))*[.$S79]*[.$T$1]);0)" office:value-type="float" office:value="1" calcext:value-type="float">
            <text:p>1</text:p>
          </table:table-cell>
          <table:table-cell table:style-name="ce19" table:formula="of:=IFERROR(ROUND(((MIN(([.G79]^2)/([.$T79]^2);[.$S$2])))*[.$S79]*[.$T$1]);0)" office:value-type="float" office:value="3" calcext:value-type="float">
            <text:p>3</text:p>
          </table:table-cell>
          <table:table-cell table:style-name="ce19" table:formula="of:=IFERROR(ROUND(((MIN(([.F79]^2)/([.$T79]^2);[.$S$2]))*[.$S79]));0)" office:value-type="float" office:value="6" calcext:value-type="float">
            <text:p>6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style-name="ce1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1" table:formula="of:=IFERROR(MIN(MAX(ROUND(AVERAGE((MIN(([.$D79]^[.$L$2])/([.$T79]^[.$AC$2]);[.$AE$2]))*([.$J79]+[.$AF$2]);([.D7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9]+[.$G79]+[.$I79])/8/[.$T79];[.$AE$2]))*([.$J79]+3)*[.$AG$2];([.I7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86" calcext:value-type="float">
            <text:p>32.86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0:.H80])" office:value-type="float" office:value="510" calcext:value-type="float">
            <text:p>510</text:p>
          </table:table-cell>
          <table:table-cell table:style-name="ce11" table:formula="of:=ROUND((([.I80]/[.$S$1])*MAX([.I80]/420; 1.2));2)" office:value-type="float" office:value="6.88" calcext:value-type="float">
            <text:p>6.88</text:p>
          </table:table-cell>
          <table:table-cell table:style-name="ce11" table:formula="of:=IFERROR((ROUND((((MIN(([.$C80]^2)/([.$T80]^2);[.$R$2])))*[.$J80]*0.8)+([.C80]/10))*5)+10; 0)" office:value-type="float" office:value="85" calcext:value-type="float">
            <text:p>85</text:p>
          </table:table-cell>
          <table:table-cell table:style-name="ce11" table:formula="of:=IFERROR(ROUND((AVERAGE(MIN(([.$D80]^[.$L$2])/([.$T80]^2);[.$R$2]); MIN([.D80]/[.$O$2]; [.$N$2])))*([.$J80]+[.$M$2]))*5;0)" office:value-type="float" office:value="45" calcext:value-type="float">
            <text:p>45</text:p>
          </table:table-cell>
          <table:table-cell table:style-name="ce11" table:formula="of:=IFERROR(ROUND((MIN(([.$D80]+[.$G80]+[.$I80])/8/[.$T80];[.$R$2]))*([.$J80]+3))*5;0)" office:value-type="float" office:value="50" calcext:value-type="float">
            <text:p>50</text:p>
          </table:table-cell>
          <table:table-cell table:style-name="ce11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11" table:formula="of:=IFERROR(ROUND((AVERAGE(MIN(([.$E80]^2)/([.$T80]^2);[.$R$2]);MIN([.E80]/[.$P$2]; [.$N$2]))*([.$J80]+3)*[.$T$2]))*5;0)" office:value-type="float" office:value="40" calcext:value-type="float">
            <text:p>40</text:p>
          </table:table-cell>
          <table:table-cell table:style-name="ce11" table:formula="of:=IFERROR(ROUND((AVERAGE(MIN(([.$G80]^2)/([.$T80]^2);[.$R$2]);MIN([.G80]/[.$P$2]; [.$N$2]))*([.$J80]+3)*[.$T$2]))*5;0)" office:value-type="float" office:value="55" calcext:value-type="float">
            <text:p>55</text:p>
          </table:table-cell>
          <table:table-cell table:style-name="ce11" table:formula="of:=IFERROR(ROUND((AVERAGE(MIN(([.$F80]^[.$Q$2])/([.$T80]^2);[.$R$2]); MIN([.F80]/[.$O$2]; [.$N$2])))*([.$J80]+[.$M$2]))*5;0)" office:value-type="float" office:value="60" calcext:value-type="float">
            <text:p>60</text:p>
          </table:table-cell>
          <table:table-cell table:style-name="ce11" table:formula="of:=ROUND(AVERAGE([.K80:.Q80]))" office:value-type="float" office:value="56" calcext:value-type="float">
            <text:p>56</text:p>
          </table:table-cell>
          <table:table-cell table:style-name="ce11" table:formula="of:=ROUND((([.I80]/[.$S$1])*MAX([.I80]/350;0.8));2)" office:value-type="float" office:value="8.26" calcext:value-type="float">
            <text:p>8.26</text:p>
          </table:table-cell>
          <table:table-cell table:style-name="ce11" table:formula="of:=ROUND([.I8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80]^2)/([.$T80]^2);[.$S$2])))*[.$S80]*0.8)+([.C80]/10))+10;10)" office:value-type="float" office:value="26" calcext:value-type="float">
            <text:p>26</text:p>
          </table:table-cell>
          <table:table-cell table:style-name="ce19" table:formula="of:=IFERROR(ROUND(((MIN(([.$D80]^2)/([.$T80]^2);[.$S$2])))*[.$S80]);0)" office:value-type="float" office:value="6" calcext:value-type="float">
            <text:p>6</text:p>
          </table:table-cell>
          <table:table-cell table:style-name="ce20" table:formula="of:=IFERROR(ROUND(MIN(([.D80]+[.G80]+[.I80])/8/[.$T80];[.$S$2])^2*[.$S80]);0)" office:value-type="float" office:value="8" calcext:value-type="float">
            <text:p>8</text:p>
          </table:table-cell>
          <table:table-cell table:style-name="ce19" table:formula="of:=IFERROR(ROUND(((MIN(([.H80]^2)/([.$T80]^2);[.$S$2])))*[.$S80]*[.$T$1]);0)" office:value-type="float" office:value="8" calcext:value-type="float">
            <text:p>8</text:p>
          </table:table-cell>
          <table:table-cell table:style-name="ce19" table:formula="of:=IFERROR(ROUND(((MIN(([.E80]^2)/([.$T80]^2);[.$S$2])))*[.$S80]*[.$T$1]);0)" office:value-type="float" office:value="3" calcext:value-type="float">
            <text:p>3</text:p>
          </table:table-cell>
          <table:table-cell table:style-name="ce19" table:formula="of:=IFERROR(ROUND(((MIN(([.G80]^2)/([.$T80]^2);[.$S$2])))*[.$S80]*[.$T$1]);0)" office:value-type="float" office:value="5" calcext:value-type="float">
            <text:p>5</text:p>
          </table:table-cell>
          <table:table-cell table:style-name="ce19" table:formula="of:=IFERROR(ROUND(((MIN(([.F80]^2)/([.$T80]^2);[.$S$2]))*[.$S80]));0)" office:value-type="float" office:value="11" calcext:value-type="float">
            <text:p>11</text:p>
          </table:table-cell>
          <table:table-cell table:formula="of:=ROUND(AVERAGE([.W80:.AB80]);2)" office:value-type="float" office:value="6.83" calcext:value-type="float">
            <text:p>6.83</text:p>
          </table:table-cell>
          <table:table-cell table:style-name="ce11" table:formula="of:=IFERROR(MIN(MAX((ROUND(AVERAGE((((MIN(([.$C80]^[.$AC$2])/([.$T80]^[.$AC$2]);[.$AE$2])))*[.$J80]*0.8)+([.$C80]/10);([.C80]/8));0)*5)+10; 30); 99); 0)" office:value-type="float" office:value="75" calcext:value-type="float">
            <text:p>75</text:p>
          </table:table-cell>
          <table:table-cell table:style-name="ce1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0]+[.$G80]+[.$I80])/8/[.$T80];[.$AE$2]))*([.$J80]+3)*[.$AG$2];([.I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0]^[.$AC$2])/([.$T80]^[.$AC$2]);[.$AE$2]))*([.$J80]+3)*[.$AG$2]);([.G8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0]^[.$Q$2])/([.$T80]^[.$AC$2]);[.$AE$2]))*([.$J80]+[.$AF$2]);([.F80]/10));0)*5; [.$AI$2]); [.$AH$2]);0)" office:value-type="float" office:value="50" calcext:value-type="float">
            <text:p>50</text:p>
          </table:table-cell>
          <table:table-cell table:formula="of:=ROUND(AVERAGE([.AD80:.AJ80]);2)" office:value-type="float" office:value="47.14" calcext:value-type="float">
            <text:p>47.14</text:p>
          </table:table-cell>
          <table:table-cell/>
          <table:table-cell table:formula="of:=MIN(MAX([.V80]-[.V79];0);[.$AT$2])" office:value-type="float" office:value="7" calcext:value-type="float">
            <text:p>7</text:p>
          </table:table-cell>
          <table:table-cell table:formula="of:=MIN(MAX([.W80]-[.W79];0);[.$AT$2])" office:value-type="float" office:value="3" calcext:value-type="float">
            <text:p>3</text:p>
          </table:table-cell>
          <table:table-cell table:formula="of:=MIN(MAX([.X80]-[.X79];0);[.$AT$2])" office:value-type="float" office:value="4" calcext:value-type="float">
            <text:p>4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3" table:style-name="ce11" office:value-type="float" office:value="30" calcext:value-type="float">
            <text:p>30</text:p>
          </table:table-cell>
          <table:table-cell table:style-name="ce11" table:formula="of:=SUM([.C81:.H81])" office:value-type="float" office:value="305" calcext:value-type="float">
            <text:p>305</text:p>
          </table:table-cell>
          <table:table-cell table:style-name="ce11" table:formula="of:=ROUND((([.I81]/[.$S$1])*MAX([.I81]/420; 1.2));2)" office:value-type="float" office:value="4.07" calcext:value-type="float">
            <text:p>4.07</text:p>
          </table:table-cell>
          <table:table-cell table:style-name="ce11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11" table:formula="of:=IFERROR(ROUND((AVERAGE(MIN(([.$D81]^[.$L$2])/([.$T81]^2);[.$R$2]); MIN([.D81]/[.$O$2]; [.$N$2])))*([.$J81]+[.$M$2]))*5;0)" office:value-type="float" office:value="40" calcext:value-type="float">
            <text:p>40</text:p>
          </table:table-cell>
          <table:table-cell table:style-name="ce11" table:formula="of:=IFERROR(ROUND((MIN(([.$D81]+[.$G81]+[.$I81])/8/[.$T81];[.$R$2]))*([.$J81]+3))*5;0)" office:value-type="float" office:value="35" calcext:value-type="float">
            <text:p>35</text:p>
          </table:table-cell>
          <table:table-cell table:style-name="ce11" table:formula="of:=IFERROR(ROUND(((MIN(([.$H81]^2)/([.$T81]^2);[.$R$2]))*([.$J81]+3)*[.$T$2]))*5;0)" office:value-type="float" office:value="10" calcext:value-type="float">
            <text:p>10</text:p>
          </table:table-cell>
          <table:table-cell table:style-name="ce11" table:formula="of:=IFERROR(ROUND((AVERAGE(MIN(([.$E81]^2)/([.$T81]^2);[.$R$2]);MIN([.E81]/[.$P$2]; [.$N$2]))*([.$J81]+3)*[.$T$2]))*5;0)" office:value-type="float" office:value="55" calcext:value-type="float">
            <text:p>55</text:p>
          </table:table-cell>
          <table:table-cell table:style-name="ce11" table:formula="of:=IFERROR(ROUND((AVERAGE(MIN(([.$G81]^2)/([.$T81]^2);[.$R$2]);MIN([.G81]/[.$P$2]; [.$N$2]))*([.$J81]+3)*[.$T$2]))*5;0)" office:value-type="float" office:value="15" calcext:value-type="float">
            <text:p>15</text:p>
          </table:table-cell>
          <table:table-cell table:style-name="ce11" table:formula="of:=IFERROR(ROUND((AVERAGE(MIN(([.$F81]^[.$Q$2])/([.$T81]^2);[.$R$2]); MIN([.F81]/[.$O$2]; [.$N$2])))*([.$J81]+[.$M$2]))*5;0)" office:value-type="float" office:value="10" calcext:value-type="float">
            <text:p>10</text:p>
          </table:table-cell>
          <table:table-cell table:style-name="ce11" table:formula="of:=ROUND(AVERAGE([.K81:.Q81]))" office:value-type="float" office:value="34" calcext:value-type="float">
            <text:p>34</text:p>
          </table:table-cell>
          <table:table-cell table:style-name="ce11" table:formula="of:=ROUND((([.I81]/[.$S$1])*MAX([.I81]/350;0.8));2)" office:value-type="float" office:value="2.95" calcext:value-type="float">
            <text:p>2.95</text:p>
          </table:table-cell>
          <table:table-cell table:style-name="ce11" table:formula="of:=ROUND([.I81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19" table:formula="of:=IFERROR(ROUND(((MIN(([.$D81]^2)/([.$T81]^2);[.$S$2])))*[.$S81]);0)" office:value-type="float" office:value="6" calcext:value-type="float">
            <text:p>6</text:p>
          </table:table-cell>
          <table:table-cell table:style-name="ce20" table:formula="of:=IFERROR(ROUND(MIN(([.D81]+[.G81]+[.I81])/8/[.$T81];[.$S$2])^2*[.$S81]);0)" office:value-type="float" office:value="3" calcext:value-type="float">
            <text:p>3</text:p>
          </table:table-cell>
          <table:table-cell table:style-name="ce19" table:formula="of:=IFERROR(ROUND(((MIN(([.H81]^2)/([.$T81]^2);[.$S$2])))*[.$S81]*[.$T$1]);0)" office:value-type="float" office:value="1" calcext:value-type="float">
            <text:p>1</text:p>
          </table:table-cell>
          <table:table-cell table:style-name="ce19" table:formula="of:=IFERROR(ROUND(((MIN(([.E81]^2)/([.$T81]^2);[.$S$2])))*[.$S81]*[.$T$1]);0)" office:value-type="float" office:value="4" calcext:value-type="float">
            <text:p>4</text:p>
          </table:table-cell>
          <table:table-cell table:style-name="ce19" table:formula="of:=IFERROR(ROUND(((MIN(([.G81]^2)/([.$T81]^2);[.$S$2])))*[.$S81]*[.$T$1]);0)" office:value-type="float" office:value="1" calcext:value-type="float">
            <text:p>1</text:p>
          </table:table-cell>
          <table:table-cell table:style-name="ce19"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67" calcext:value-type="float">
            <text:p>2.67</text:p>
          </table:table-cell>
          <table:table-cell table:style-name="ce1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1]+[.$G81]+[.$I81])/8/[.$T81];[.$AE$2]))*([.$J81]+3)*[.$AG$2];([.I81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81]^2)/([.$T81]^[.$AC$2]);[.$AE$2]))*([.$J81]+3)*[.$AG$2]);([.H8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1]^[.$AC$2])/([.$T81]^[.$AC$2]);[.$AE$2]))*([.$J81]+3)*[.$AG$2]);([.E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1]^[.$AC$2])/([.$T81]^[.$AC$2]);[.$AE$2]))*([.$J81]+3)*[.$AG$2]);([.G8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8.57" calcext:value-type="float">
            <text:p>28.57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3" table:style-name="ce11" office:value-type="float" office:value="45" calcext:value-type="float">
            <text:p>45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11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11" table:formula="of:=IFERROR(ROUND((AVERAGE(MIN(([.$D82]^[.$L$2])/([.$T82]^2);[.$R$2]); MIN([.D82]/[.$O$2]; [.$N$2])))*([.$J82]+[.$M$2]))*5;0)" office:value-type="float" office:value="55" calcext:value-type="float">
            <text:p>55</text:p>
          </table:table-cell>
          <table:table-cell table:style-name="ce11" table:formula="of:=IFERROR(ROUND((MIN(([.$D82]+[.$G82]+[.$I82])/8/[.$T82];[.$R$2]))*([.$J82]+3))*5;0)" office:value-type="float" office:value="40" calcext:value-type="float">
            <text:p>40</text:p>
          </table:table-cell>
          <table:table-cell table:style-name="ce11" table:formula="of:=IFERROR(ROUND(((MIN(([.$H82]^2)/([.$T82]^2);[.$R$2]))*([.$J82]+3)*[.$T$2]))*5;0)" office:value-type="float" office:value="15" calcext:value-type="float">
            <text:p>15</text:p>
          </table:table-cell>
          <table:table-cell table:style-name="ce11" table:formula="of:=IFERROR(ROUND((AVERAGE(MIN(([.$E82]^2)/([.$T82]^2);[.$R$2]);MIN([.E82]/[.$P$2]; [.$N$2]))*([.$J82]+3)*[.$T$2]))*5;0)" office:value-type="float" office:value="70" calcext:value-type="float">
            <text:p>70</text:p>
          </table:table-cell>
          <table:table-cell table:style-name="ce11" table:formula="of:=IFERROR(ROUND((AVERAGE(MIN(([.$G82]^2)/([.$T82]^2);[.$R$2]);MIN([.G82]/[.$P$2]; [.$N$2]))*([.$J82]+3)*[.$T$2]))*5;0)" office:value-type="float" office:value="25" calcext:value-type="float">
            <text:p>25</text:p>
          </table:table-cell>
          <table:table-cell table:style-name="ce11" table:formula="of:=IFERROR(ROUND((AVERAGE(MIN(([.$F82]^[.$Q$2])/([.$T82]^2);[.$R$2]); MIN([.F82]/[.$O$2]; [.$N$2])))*([.$J82]+[.$M$2]))*5;0)" office:value-type="float" office:value="20" calcext:value-type="float">
            <text:p>20</text:p>
          </table:table-cell>
          <table:table-cell table:style-name="ce11" table:formula="of:=ROUND(AVERAGE([.K82:.Q82]))" office:value-type="float" office:value="42" calcext:value-type="float">
            <text:p>42</text:p>
          </table:table-cell>
          <table:table-cell table:style-name="ce11" table:formula="of:=ROUND((([.I82]/[.$S$1])*MAX([.I82]/350;0.8));2)" office:value-type="float" office:value="4.83" calcext:value-type="float">
            <text:p>4.83</text:p>
          </table:table-cell>
          <table:table-cell table:style-name="ce11" table:formula="of:=ROUND([.I82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19" table:formula="of:=IFERROR(ROUND(((MIN(([.$D82]^2)/([.$T82]^2);[.$S$2])))*[.$S82]);0)" office:value-type="float" office:value="9" calcext:value-type="float">
            <text:p>9</text:p>
          </table:table-cell>
          <table:table-cell table:style-name="ce20" table:formula="of:=IFERROR(ROUND(MIN(([.D82]+[.G82]+[.I82])/8/[.$T82];[.$S$2])^2*[.$S82]);0)" office:value-type="float" office:value="5" calcext:value-type="float">
            <text:p>5</text:p>
          </table:table-cell>
          <table:table-cell table:style-name="ce19" table:formula="of:=IFERROR(ROUND(((MIN(([.H82]^2)/([.$T82]^2);[.$S$2])))*[.$S82]*[.$T$1]);0)" office:value-type="float" office:value="2" calcext:value-type="float">
            <text:p>2</text:p>
          </table:table-cell>
          <table:table-cell table:style-name="ce19" table:formula="of:=IFERROR(ROUND(((MIN(([.E82]^2)/([.$T82]^2);[.$S$2])))*[.$S82]*[.$T$1]);0)" office:value-type="float" office:value="7" calcext:value-type="float">
            <text:p>7</text:p>
          </table:table-cell>
          <table:table-cell table:style-name="ce19" table:formula="of:=IFERROR(ROUND(((MIN(([.G82]^2)/([.$T82]^2);[.$S$2])))*[.$S82]*[.$T$1]);0)" office:value-type="float" office:value="2" calcext:value-type="float">
            <text:p>2</text:p>
          </table:table-cell>
          <table:table-cell table:style-name="ce19"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5" calcext:value-type="float">
            <text:p>4.5</text:p>
          </table:table-cell>
          <table:table-cell table:style-name="ce1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1" table:formula="of:=IFERROR(MIN(MAX(ROUND(AVERAGE((MIN(([.$D82]^[.$L$2])/([.$T82]^[.$AC$2]);[.$AE$2]))*([.$J82]+[.$AF$2]);([.D8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2]+[.$G82]+[.$I82])/8/[.$T82];[.$AE$2]))*([.$J82]+3)*[.$AG$2];([.I82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82]^[.$AC$2])/([.$T82]^[.$AC$2]);[.$AE$2]))*([.$J82]+3)*[.$AG$2]);([.G8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5" calcext:value-type="float">
            <text:p>35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3" calcext:value-type="float">
            <text:p>3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1" calcext:value-type="float">
            <text:p>1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hant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11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11" table:formula="of:=IFERROR(ROUND((AVERAGE(MIN(([.$D83]^[.$L$2])/([.$T83]^2);[.$R$2]); MIN([.D83]/[.$O$2]; [.$N$2])))*([.$J83]+[.$M$2]))*5;0)" office:value-type="float" office:value="5" calcext:value-type="float">
            <text:p>5</text:p>
          </table:table-cell>
          <table:table-cell table:style-name="ce11" table:formula="of:=IFERROR(ROUND((MIN(([.$D83]+[.$G83]+[.$I83])/8/[.$T83];[.$R$2]))*([.$J83]+3))*5;0)" office:value-type="float" office:value="25" calcext:value-type="float">
            <text:p>25</text:p>
          </table:table-cell>
          <table:table-cell table:style-name="ce11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11" table:formula="of:=IFERROR(ROUND((AVERAGE(MIN(([.$E83]^2)/([.$T83]^2);[.$R$2]);MIN([.E83]/[.$P$2]; [.$N$2]))*([.$J83]+3)*[.$T$2]))*5;0)" office:value-type="float" office:value="10" calcext:value-type="float">
            <text:p>10</text:p>
          </table:table-cell>
          <table:table-cell table:style-name="ce11" table:formula="of:=IFERROR(ROUND((AVERAGE(MIN(([.$G83]^2)/([.$T83]^2);[.$R$2]);MIN([.G83]/[.$P$2]; [.$N$2]))*([.$J83]+3)*[.$T$2]))*5;0)" office:value-type="float" office:value="10" calcext:value-type="float">
            <text:p>10</text:p>
          </table:table-cell>
          <table:table-cell table:style-name="ce11" table:formula="of:=IFERROR(ROUND((AVERAGE(MIN(([.$F83]^[.$Q$2])/([.$T83]^2);[.$R$2]); MIN([.F83]/[.$O$2]; [.$N$2])))*([.$J83]+[.$M$2]))*5;0)" office:value-type="float" office:value="5" calcext:value-type="float">
            <text:p>5</text:p>
          </table:table-cell>
          <table:table-cell table:style-name="ce11" table:formula="of:=ROUND(AVERAGE([.K83:.Q83]))" office:value-type="float" office:value="16" calcext:value-type="float">
            <text:p>16</text:p>
          </table:table-cell>
          <table:table-cell table:style-name="ce11" table:formula="of:=ROUND((([.I83]/[.$S$1])*MAX([.I83]/350;0.8));2)" office:value-type="float" office:value="1.24" calcext:value-type="float">
            <text:p>1.24</text:p>
          </table:table-cell>
          <table:table-cell table:style-name="ce11" table:formula="of:=ROUND([.I8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19" table:formula="of:=IFERROR(ROUND(((MIN(([.$D83]^2)/([.$T83]^2);[.$S$2])))*[.$S83]);0)" office:value-type="float" office:value="1" calcext:value-type="float">
            <text:p>1</text:p>
          </table:table-cell>
          <table:table-cell table:style-name="ce20" table:formula="of:=IFERROR(ROUND(MIN(([.D83]+[.G83]+[.I83])/8/[.$T83];[.$S$2])^2*[.$S83]);0)" office:value-type="float" office:value="1" calcext:value-type="float">
            <text:p>1</text:p>
          </table:table-cell>
          <table:table-cell table:style-name="ce19" table:formula="of:=IFERROR(ROUND(((MIN(([.H83]^2)/([.$T83]^2);[.$S$2])))*[.$S83]*[.$T$1]);0)" office:value-type="float" office:value="1" calcext:value-type="float">
            <text:p>1</text:p>
          </table:table-cell>
          <table:table-cell table:style-name="ce19" table:formula="of:=IFERROR(ROUND(((MIN(([.E83]^2)/([.$T83]^2);[.$S$2])))*[.$S83]*[.$T$1]);0)" office:value-type="float" office:value="1" calcext:value-type="float">
            <text:p>1</text:p>
          </table:table-cell>
          <table:table-cell table:style-name="ce19" table:formula="of:=IFERROR(ROUND(((MIN(([.G83]^2)/([.$T83]^2);[.$S$2])))*[.$S83]*[.$T$1]);0)" office:value-type="float" office:value="1" calcext:value-type="float">
            <text:p>1</text:p>
          </table:table-cell>
          <table:table-cell table:style-name="ce19"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style-name="ce1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3]+[.$G83]+[.$I83])/8/[.$T83];[.$AE$2]))*([.$J83]+3)*[.$AG$2];([.I8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8.57" calcext:value-type="float">
            <text:p>18.57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11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11" table:formula="of:=IFERROR(ROUND((AVERAGE(MIN(([.$D84]^[.$L$2])/([.$T84]^2);[.$R$2]); MIN([.D84]/[.$O$2]; [.$N$2])))*([.$J84]+[.$M$2]))*5;0)" office:value-type="float" office:value="65" calcext:value-type="float">
            <text:p>65</text:p>
          </table:table-cell>
          <table:table-cell table:style-name="ce11" table:formula="of:=IFERROR(ROUND((MIN(([.$D84]+[.$G84]+[.$I84])/8/[.$T84];[.$R$2]))*([.$J84]+3))*5;0)" office:value-type="float" office:value="50" calcext:value-type="float">
            <text:p>50</text:p>
          </table:table-cell>
          <table:table-cell table:style-name="ce11" table:formula="of:=IFERROR(ROUND(((MIN(([.$H84]^2)/([.$T84]^2);[.$R$2]))*([.$J84]+3)*[.$T$2]))*5;0)" office:value-type="float" office:value="20" calcext:value-type="float">
            <text:p>20</text:p>
          </table:table-cell>
          <table:table-cell table:style-name="ce11" table:formula="of:=IFERROR(ROUND((AVERAGE(MIN(([.$E84]^2)/([.$T84]^2);[.$R$2]);MIN([.E84]/[.$P$2]; [.$N$2]))*([.$J84]+3)*[.$T$2]))*5;0)" office:value-type="float" office:value="70" calcext:value-type="float">
            <text:p>70</text:p>
          </table:table-cell>
          <table:table-cell table:style-name="ce11" table:formula="of:=IFERROR(ROUND((AVERAGE(MIN(([.$G84]^2)/([.$T84]^2);[.$R$2]);MIN([.G84]/[.$P$2]; [.$N$2]))*([.$J84]+3)*[.$T$2]))*5;0)" office:value-type="float" office:value="40" calcext:value-type="float">
            <text:p>40</text:p>
          </table:table-cell>
          <table:table-cell table:style-name="ce11" table:formula="of:=IFERROR(ROUND((AVERAGE(MIN(([.$F84]^[.$Q$2])/([.$T84]^2);[.$R$2]); MIN([.F84]/[.$O$2]; [.$N$2])))*([.$J84]+[.$M$2]))*5;0)" office:value-type="float" office:value="30" calcext:value-type="float">
            <text:p>30</text:p>
          </table:table-cell>
          <table:table-cell table:style-name="ce11" table:formula="of:=ROUND(AVERAGE([.K84:.Q84]))" office:value-type="float" office:value="52" calcext:value-type="float">
            <text:p>52</text:p>
          </table:table-cell>
          <table:table-cell table:style-name="ce11" table:formula="of:=ROUND((([.I84]/[.$S$1])*MAX([.I84]/350;0.8));2)" office:value-type="float" office:value="7.94" calcext:value-type="float">
            <text:p>7.94</text:p>
          </table:table-cell>
          <table:table-cell table:style-name="ce11" table:formula="of:=ROUND([.I84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19" table:formula="of:=IFERROR(ROUND(((MIN(([.$D84]^2)/([.$T84]^2);[.$S$2])))*[.$S84]);0)" office:value-type="float" office:value="15" calcext:value-type="float">
            <text:p>15</text:p>
          </table:table-cell>
          <table:table-cell table:style-name="ce20" table:formula="of:=IFERROR(ROUND(MIN(([.D84]+[.G84]+[.I84])/8/[.$T84];[.$S$2])^2*[.$S84]);0)" office:value-type="float" office:value="8" calcext:value-type="float">
            <text:p>8</text:p>
          </table:table-cell>
          <table:table-cell table:style-name="ce19" table:formula="of:=IFERROR(ROUND(((MIN(([.H84]^2)/([.$T84]^2);[.$S$2])))*[.$S84]*[.$T$1]);0)" office:value-type="float" office:value="3" calcext:value-type="float">
            <text:p>3</text:p>
          </table:table-cell>
          <table:table-cell table:style-name="ce19" table:formula="of:=IFERROR(ROUND(((MIN(([.E84]^2)/([.$T84]^2);[.$S$2])))*[.$S84]*[.$T$1]);0)" office:value-type="float" office:value="10" calcext:value-type="float">
            <text:p>10</text:p>
          </table:table-cell>
          <table:table-cell table:style-name="ce19" table:formula="of:=IFERROR(ROUND(((MIN(([.G84]^2)/([.$T84]^2);[.$S$2])))*[.$S84]*[.$T$1]);0)" office:value-type="float" office:value="3" calcext:value-type="float">
            <text:p>3</text:p>
          </table:table-cell>
          <table:table-cell table:style-name="ce19"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style-name="ce1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4]+[.$G84]+[.$I84])/8/[.$T84];[.$AE$2]))*([.$J84]+3)*[.$AG$2];([.I8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4]^2)/([.$T84]^[.$AC$2]);[.$AE$2]))*([.$J84]+3)*[.$AG$2]);([.H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4]^[.$AC$2])/([.$T84]^[.$AC$2]);[.$AE$2]))*([.$J84]+3)*[.$AG$2]);([.G8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3.57" calcext:value-type="float">
            <text:p>43.57</text:p>
          </table:table-cell>
          <table:table-cell/>
          <table:table-cell table:style-name="ce21" table:formula="of:=MIN(MAX([.V84]-[.V82];0);[.$AT$2])" office:value-type="float" office:value="7" calcext:value-type="float">
            <text:p>7</text:p>
          </table:table-cell>
          <table:table-cell table:style-name="ce21" table:formula="of:=MIN(MAX([.W84]-[.W82];0);[.$AT$2])" office:value-type="float" office:value="6" calcext:value-type="float">
            <text:p>6</text:p>
          </table:table-cell>
          <table:table-cell table:style-name="ce21" table:formula="of:=MIN(MAX([.X84]-[.X82];0);[.$AT$2])" office:value-type="float" office:value="3" calcext:value-type="float">
            <text:p>3</text:p>
          </table:table-cell>
          <table:table-cell table:style-name="ce21" table:formula="of:=MIN(MAX([.Y84]-[.Y82];0);[.$AT$2])" office:value-type="float" office:value="1" calcext:value-type="float">
            <text:p>1</text:p>
          </table:table-cell>
          <table:table-cell table:style-name="ce21" table:formula="of:=MIN(MAX([.Z84]-[.Z82];0);[.$AT$2])" office:value-type="float" office:value="3" calcext:value-type="float">
            <text:p>3</text:p>
          </table:table-cell>
          <table:table-cell table:style-name="ce21" table:formula="of:=MIN(MAX([.AA84]-[.AA82];0);[.$AT$2])" office:value-type="float" office:value="1" calcext:value-type="float">
            <text:p>1</text:p>
          </table:table-cell>
          <table:table-cell table:style-name="ce21" table:formula="of:=MIN(MAX([.AB84]-[.AB8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85:.H85])" office:value-type="float" office:value="405" calcext:value-type="float">
            <text:p>405</text:p>
          </table:table-cell>
          <table:table-cell table:style-name="ce11" table:formula="of:=ROUND((([.I85]/[.$S$1])*MAX([.I85]/420; 1.2));2)" office:value-type="float" office:value="5.4" calcext:value-type="float">
            <text:p>5.4</text:p>
          </table:table-cell>
          <table:table-cell table:style-name="ce11" table:formula="of:=IFERROR((ROUND((((MIN(([.$C85]^2)/([.$T85]^2);[.$R$2])))*[.$J85]*0.8)+([.C85]/10))*5)+10; 0)" office:value-type="float" office:value="65" calcext:value-type="float">
            <text:p>65</text:p>
          </table:table-cell>
          <table:table-cell table:style-name="ce11" table:formula="of:=IFERROR(ROUND((AVERAGE(MIN(([.$D85]^[.$L$2])/([.$T85]^2);[.$R$2]); MIN([.D85]/[.$O$2]; [.$N$2])))*([.$J85]+[.$M$2]))*5;0)" office:value-type="float" office:value="45" calcext:value-type="float">
            <text:p>45</text:p>
          </table:table-cell>
          <table:table-cell table:style-name="ce11" table:formula="of:=IFERROR(ROUND((MIN(([.$D85]+[.$G85]+[.$I85])/8/[.$T85];[.$R$2]))*([.$J85]+3))*5;0)" office:value-type="float" office:value="40" calcext:value-type="float">
            <text:p>40</text:p>
          </table:table-cell>
          <table:table-cell table:style-name="ce11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11" table:formula="of:=IFERROR(ROUND((AVERAGE(MIN(([.$E85]^2)/([.$T85]^2);[.$R$2]);MIN([.E85]/[.$P$2]; [.$N$2]))*([.$J85]+3)*[.$T$2]))*5;0)" office:value-type="float" office:value="25" calcext:value-type="float">
            <text:p>25</text:p>
          </table:table-cell>
          <table:table-cell table:style-name="ce11" table:formula="of:=IFERROR(ROUND((AVERAGE(MIN(([.$G85]^2)/([.$T85]^2);[.$R$2]);MIN([.G85]/[.$P$2]; [.$N$2]))*([.$J85]+3)*[.$T$2]))*5;0)" office:value-type="float" office:value="30" calcext:value-type="float">
            <text:p>30</text:p>
          </table:table-cell>
          <table:table-cell table:style-name="ce11" table:formula="of:=IFERROR(ROUND((AVERAGE(MIN(([.$F85]^[.$Q$2])/([.$T85]^2);[.$R$2]); MIN([.F85]/[.$O$2]; [.$N$2])))*([.$J85]+[.$M$2]))*5;0)" office:value-type="float" office:value="40" calcext:value-type="float">
            <text:p>40</text:p>
          </table:table-cell>
          <table:table-cell table:style-name="ce11" table:formula="of:=ROUND(AVERAGE([.K85:.Q85]))" office:value-type="float" office:value="44" calcext:value-type="float">
            <text:p>44</text:p>
          </table:table-cell>
          <table:table-cell table:style-name="ce11" table:formula="of:=ROUND((([.I85]/[.$S$1])*MAX([.I85]/350;0.8));2)" office:value-type="float" office:value="5.21" calcext:value-type="float">
            <text:p>5.21</text:p>
          </table:table-cell>
          <table:table-cell table:style-name="ce11" table:formula="of:=ROUND([.I85]/6;2)" office:value-type="float" office:value="67.5" calcext:value-type="float">
            <text:p>67.5</text:p>
          </table:table-cell>
          <table:table-cell table:style-name="ce11"/>
          <table:table-cell table:style-name="ce19" table:formula="of:=IFERROR(ROUND((((MIN(([.$C85]^2)/([.$T85]^2);[.$S$2])))*[.$S85]*0.8)+([.C85]/10))+10;10)" office:value-type="float" office:value="20" calcext:value-type="float">
            <text:p>20</text:p>
          </table:table-cell>
          <table:table-cell table:style-name="ce19" table:formula="of:=IFERROR(ROUND(((MIN(([.$D85]^2)/([.$T85]^2);[.$S$2])))*[.$S85]);0)" office:value-type="float" office:value="7" calcext:value-type="float">
            <text:p>7</text:p>
          </table:table-cell>
          <table:table-cell table:style-name="ce20" table:formula="of:=IFERROR(ROUND(MIN(([.D85]+[.G85]+[.I85])/8/[.$T85];[.$S$2])^2*[.$S85]);0)" office:value-type="float" office:value="5" calcext:value-type="float">
            <text:p>5</text:p>
          </table:table-cell>
          <table:table-cell table:style-name="ce19" table:formula="of:=IFERROR(ROUND(((MIN(([.H85]^2)/([.$T85]^2);[.$S$2])))*[.$S85]*[.$T$1]);0)" office:value-type="float" office:value="6" calcext:value-type="float">
            <text:p>6</text:p>
          </table:table-cell>
          <table:table-cell table:style-name="ce19" table:formula="of:=IFERROR(ROUND(((MIN(([.E85]^2)/([.$T85]^2);[.$S$2])))*[.$S85]*[.$T$1]);0)" office:value-type="float" office:value="2" calcext:value-type="float">
            <text:p>2</text:p>
          </table:table-cell>
          <table:table-cell table:style-name="ce19" table:formula="of:=IFERROR(ROUND(((MIN(([.G85]^2)/([.$T85]^2);[.$S$2])))*[.$S85]*[.$T$1]);0)" office:value-type="float" office:value="2" calcext:value-type="float">
            <text:p>2</text:p>
          </table:table-cell>
          <table:table-cell table:style-name="ce19" table:formula="of:=IFERROR(ROUND(((MIN(([.F85]^2)/([.$T85]^2);[.$S$2]))*[.$S85]));0)" office:value-type="float" office:value="6" calcext:value-type="float">
            <text:p>6</text:p>
          </table:table-cell>
          <table:table-cell table:formula="of:=ROUND(AVERAGE([.W85:.AB85]);2)" office:value-type="float" office:value="4.67" calcext:value-type="float">
            <text:p>4.67</text:p>
          </table:table-cell>
          <table:table-cell table:style-name="ce11" table:formula="of:=IFERROR(MIN(MAX((ROUND(AVERAGE((((MIN(([.$C85]^[.$AC$2])/([.$T85]^[.$AC$2]);[.$AE$2])))*[.$J85]*0.8)+([.$C85]/10);([.C85]/8));0)*5)+10; 30); 99); 0)" office:value-type="float" office:value="55" calcext:value-type="float">
            <text:p>55</text:p>
          </table:table-cell>
          <table:table-cell table:style-name="ce1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5]+[.$G85]+[.$I85])/8/[.$T85];[.$AE$2]))*([.$J85]+3)*[.$AG$2];([.I8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85]^[.$AC$2])/([.$T85]^[.$AC$2]);[.$AE$2]))*([.$J85]+3)*[.$AG$2]);([.G8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5]^[.$Q$2])/([.$T85]^[.$AC$2]);[.$AE$2]))*([.$J85]+[.$AF$2]);([.F85]/10));0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3" calcext:value-type="float">
            <text:p>3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86:.H86])" office:value-type="float" office:value="505" calcext:value-type="float">
            <text:p>505</text:p>
          </table:table-cell>
          <table:table-cell table:style-name="ce11" table:formula="of:=ROUND((([.I86]/[.$S$1])*MAX([.I86]/420; 1.2));2)" office:value-type="float" office:value="6.75" calcext:value-type="float">
            <text:p>6.75</text:p>
          </table:table-cell>
          <table:table-cell table:style-name="ce11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11" table:formula="of:=IFERROR(ROUND((AVERAGE(MIN(([.$D86]^[.$L$2])/([.$T86]^2);[.$R$2]); MIN([.D86]/[.$O$2]; [.$N$2])))*([.$J86]+[.$M$2]))*5;0)" office:value-type="float" office:value="60" calcext:value-type="float">
            <text:p>60</text:p>
          </table:table-cell>
          <table:table-cell table:style-name="ce11" table:formula="of:=IFERROR(ROUND((MIN(([.$D86]+[.$G86]+[.$I86])/8/[.$T86];[.$R$2]))*([.$J86]+3))*5;0)" office:value-type="float" office:value="50" calcext:value-type="float">
            <text:p>50</text:p>
          </table:table-cell>
          <table:table-cell table:style-name="ce11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11" table:formula="of:=IFERROR(ROUND((AVERAGE(MIN(([.$E86]^2)/([.$T86]^2);[.$R$2]);MIN([.E86]/[.$P$2]; [.$N$2]))*([.$J86]+3)*[.$T$2]))*5;0)" office:value-type="float" office:value="40" calcext:value-type="float">
            <text:p>40</text:p>
          </table:table-cell>
          <table:table-cell table:style-name="ce11" table:formula="of:=IFERROR(ROUND((AVERAGE(MIN(([.$G86]^2)/([.$T86]^2);[.$R$2]);MIN([.G86]/[.$P$2]; [.$N$2]))*([.$J86]+3)*[.$T$2]))*5;0)" office:value-type="float" office:value="50" calcext:value-type="float">
            <text:p>50</text:p>
          </table:table-cell>
          <table:table-cell table:style-name="ce11" table:formula="of:=IFERROR(ROUND((AVERAGE(MIN(([.$F86]^[.$Q$2])/([.$T86]^2);[.$R$2]); MIN([.F86]/[.$O$2]; [.$N$2])))*([.$J86]+[.$M$2]))*5;0)" office:value-type="float" office:value="50" calcext:value-type="float">
            <text:p>50</text:p>
          </table:table-cell>
          <table:table-cell table:style-name="ce11" table:formula="of:=ROUND(AVERAGE([.K86:.Q86]))" office:value-type="float" office:value="54" calcext:value-type="float">
            <text:p>54</text:p>
          </table:table-cell>
          <table:table-cell table:style-name="ce11" table:formula="of:=ROUND((([.I86]/[.$S$1])*MAX([.I86]/350;0.8));2)" office:value-type="float" office:value="8.1" calcext:value-type="float">
            <text:p>8.1</text:p>
          </table:table-cell>
          <table:table-cell table:style-name="ce11" table:formula="of:=ROUND([.I86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19" table:formula="of:=IFERROR(ROUND(((MIN(([.$D86]^2)/([.$T86]^2);[.$S$2])))*[.$S86]);0)" office:value-type="float" office:value="11" calcext:value-type="float">
            <text:p>11</text:p>
          </table:table-cell>
          <table:table-cell table:style-name="ce20" table:formula="of:=IFERROR(ROUND(MIN(([.D86]+[.G86]+[.I86])/8/[.$T86];[.$S$2])^2*[.$S86]);0)" office:value-type="float" office:value="8" calcext:value-type="float">
            <text:p>8</text:p>
          </table:table-cell>
          <table:table-cell table:style-name="ce19" table:formula="of:=IFERROR(ROUND(((MIN(([.H86]^2)/([.$T86]^2);[.$S$2])))*[.$S86]*[.$T$1]);0)" office:value-type="float" office:value="9" calcext:value-type="float">
            <text:p>9</text:p>
          </table:table-cell>
          <table:table-cell table:style-name="ce19" table:formula="of:=IFERROR(ROUND(((MIN(([.E86]^2)/([.$T86]^2);[.$S$2])))*[.$S86]*[.$T$1]);0)" office:value-type="float" office:value="3" calcext:value-type="float">
            <text:p>3</text:p>
          </table:table-cell>
          <table:table-cell table:style-name="ce19" table:formula="of:=IFERROR(ROUND(((MIN(([.G86]^2)/([.$T86]^2);[.$S$2])))*[.$S86]*[.$T$1]);0)" office:value-type="float" office:value="5" calcext:value-type="float">
            <text:p>5</text:p>
          </table:table-cell>
          <table:table-cell table:style-name="ce19" table:formula="of:=IFERROR(ROUND(((MIN(([.F86]^2)/([.$T86]^2);[.$S$2]))*[.$S86]));0)" office:value-type="float" office:value="8" calcext:value-type="float">
            <text:p>8</text:p>
          </table:table-cell>
          <table:table-cell table:formula="of:=ROUND(AVERAGE([.W86:.AB86]);2)" office:value-type="float" office:value="7.33" calcext:value-type="float">
            <text:p>7.33</text:p>
          </table:table-cell>
          <table:table-cell table:style-name="ce1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1"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6]+[.$G86]+[.$I86])/8/[.$T86];[.$AE$2]))*([.$J86]+3)*[.$AG$2];([.I8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6]^[.$Q$2])/([.$T86]^[.$AC$2]);[.$AE$2]))*([.$J86]+[.$AF$2]);([.F86]/10));0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7.14" calcext:value-type="float">
            <text:p>47.14</text:p>
          </table:table-cell>
          <table:table-cell/>
          <table:table-cell table:formula="of:=MIN(MAX([.V86]-[.V85];0);[.$AT$2])" office:value-type="float" office:value="3" calcext:value-type="float">
            <text:p>3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3" calcext:value-type="float">
            <text:p>3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C87:.H87])" office:value-type="float" office:value="335" calcext:value-type="float">
            <text:p>335</text:p>
          </table:table-cell>
          <table:table-cell table:style-name="ce11" table:formula="of:=ROUND((([.I87]/[.$S$1])*MAX([.I87]/420; 1.2));2)" office:value-type="float" office:value="4.47" calcext:value-type="float">
            <text:p>4.47</text:p>
          </table:table-cell>
          <table:table-cell table:style-name="ce11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11" table:formula="of:=IFERROR(ROUND((AVERAGE(MIN(([.$D87]^[.$L$2])/([.$T87]^2);[.$R$2]); MIN([.D87]/[.$O$2]; [.$N$2])))*([.$J87]+[.$M$2]))*5;0)" office:value-type="float" office:value="35" calcext:value-type="float">
            <text:p>35</text:p>
          </table:table-cell>
          <table:table-cell table:style-name="ce11" table:formula="of:=IFERROR(ROUND((MIN(([.$D87]+[.$G87]+[.$I87])/8/[.$T87];[.$R$2]))*([.$J87]+3))*5;0)" office:value-type="float" office:value="35" calcext:value-type="float">
            <text:p>35</text:p>
          </table:table-cell>
          <table:table-cell table:style-name="ce11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11" table:formula="of:=IFERROR(ROUND((AVERAGE(MIN(([.$E87]^2)/([.$T87]^2);[.$R$2]);MIN([.E87]/[.$P$2]; [.$N$2]))*([.$J87]+3)*[.$T$2]))*5;0)" office:value-type="float" office:value="35" calcext:value-type="float">
            <text:p>35</text:p>
          </table:table-cell>
          <table:table-cell table:style-name="ce11" table:formula="of:=IFERROR(ROUND((AVERAGE(MIN(([.$G87]^2)/([.$T87]^2);[.$R$2]);MIN([.G87]/[.$P$2]; [.$N$2]))*([.$J87]+3)*[.$T$2]))*5;0)" office:value-type="float" office:value="20" calcext:value-type="float">
            <text:p>20</text:p>
          </table:table-cell>
          <table:table-cell table:style-name="ce11" table:formula="of:=IFERROR(ROUND((AVERAGE(MIN(([.$F87]^[.$Q$2])/([.$T87]^2);[.$R$2]); MIN([.F87]/[.$O$2]; [.$N$2])))*([.$J87]+[.$M$2]))*5;0)" office:value-type="float" office:value="40" calcext:value-type="float">
            <text:p>40</text:p>
          </table:table-cell>
          <table:table-cell table:style-name="ce11" table:formula="of:=ROUND(AVERAGE([.K87:.Q87]))" office:value-type="float" office:value="37" calcext:value-type="float">
            <text:p>37</text:p>
          </table:table-cell>
          <table:table-cell table:style-name="ce11" table:formula="of:=ROUND((([.I87]/[.$S$1])*MAX([.I87]/350;0.8));2)" office:value-type="float" office:value="3.56" calcext:value-type="float">
            <text:p>3.56</text:p>
          </table:table-cell>
          <table:table-cell table:style-name="ce11" table:formula="of:=ROUND([.I87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87]^2)/([.$T87]^2);[.$S$2])))*[.$S87]*0.8)+([.C87]/10))+10;10)" office:value-type="float" office:value="25" calcext:value-type="float">
            <text:p>25</text:p>
          </table:table-cell>
          <table:table-cell table:style-name="ce19" table:formula="of:=IFERROR(ROUND(((MIN(([.$D87]^2)/([.$T87]^2);[.$S$2])))*[.$S87]);0)" office:value-type="float" office:value="5" calcext:value-type="float">
            <text:p>5</text:p>
          </table:table-cell>
          <table:table-cell table:style-name="ce20" table:formula="of:=IFERROR(ROUND(MIN(([.D87]+[.G87]+[.I87])/8/[.$T87];[.$S$2])^2*[.$S87]);0)" office:value-type="float" office:value="3" calcext:value-type="float">
            <text:p>3</text:p>
          </table:table-cell>
          <table:table-cell table:style-name="ce19" table:formula="of:=IFERROR(ROUND(((MIN(([.H87]^2)/([.$T87]^2);[.$S$2])))*[.$S87]*[.$T$1]);0)" office:value-type="float" office:value="0" calcext:value-type="float">
            <text:p>0</text:p>
          </table:table-cell>
          <table:table-cell table:style-name="ce19" table:formula="of:=IFERROR(ROUND(((MIN(([.E87]^2)/([.$T87]^2);[.$S$2])))*[.$S87]*[.$T$1]);0)" office:value-type="float" office:value="3" calcext:value-type="float">
            <text:p>3</text:p>
          </table:table-cell>
          <table:table-cell table:style-name="ce19" table:formula="of:=IFERROR(ROUND(((MIN(([.G87]^2)/([.$T87]^2);[.$S$2])))*[.$S87]*[.$T$1]);0)" office:value-type="float" office:value="1" calcext:value-type="float">
            <text:p>1</text:p>
          </table:table-cell>
          <table:table-cell table:style-name="ce19" table:formula="of:=IFERROR(ROUND(((MIN(([.F87]^2)/([.$T87]^2);[.$S$2]))*[.$S87]));0)" office:value-type="float" office:value="6" calcext:value-type="float">
            <text:p>6</text:p>
          </table:table-cell>
          <table:table-cell table:formula="of:=ROUND(AVERAGE([.W87:.AB87]);2)" office:value-type="float" office:value="3" calcext:value-type="float">
            <text:p>3</text:p>
          </table:table-cell>
          <table:table-cell table:style-name="ce1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7]+[.$G87]+[.$I87])/8/[.$T87];[.$AE$2]))*([.$J87]+3)*[.$AG$2];([.I8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7]^[.$Q$2])/([.$T87]^[.$AC$2]);[.$AE$2]))*([.$J87]+[.$AF$2]);([.F87]/10));0)*5; [.$AI$2]); [.$AH$2]);0)" office:value-type="float" office:value="35" calcext:value-type="float">
            <text:p>35</text:p>
          </table:table-cell>
          <table:table-cell table:formula="of:=ROUND(AVERAGE([.AD87:.AJ87]);2)" office:value-type="float" office:value="33.57" calcext:value-type="float">
            <text:p>33.57</text:p>
          </table:table-cell>
          <table:table-cell/>
          <table:table-cell table:formula="of:=MIN(MAX([.V87]-[.V86];0);[.$AT$2])" office:value-type="float" office:value="2" calcext:value-type="float">
            <text:p>2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C88:.H88])" office:value-type="float" office:value="475" calcext:value-type="float">
            <text:p>475</text:p>
          </table:table-cell>
          <table:table-cell table:style-name="ce11" table:formula="of:=ROUND((([.I88]/[.$S$1])*MAX([.I88]/420; 1.2));2)" office:value-type="float" office:value="6.33" calcext:value-type="float">
            <text:p>6.33</text:p>
          </table:table-cell>
          <table:table-cell table:style-name="ce11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11" table:formula="of:=IFERROR(ROUND((AVERAGE(MIN(([.$D88]^[.$L$2])/([.$T88]^2);[.$R$2]); MIN([.D88]/[.$O$2]; [.$N$2])))*([.$J88]+[.$M$2]))*5;0)" office:value-type="float" office:value="45" calcext:value-type="float">
            <text:p>45</text:p>
          </table:table-cell>
          <table:table-cell table:style-name="ce11" table:formula="of:=IFERROR(ROUND((MIN(([.$D88]+[.$G88]+[.$I88])/8/[.$T88];[.$R$2]))*([.$J88]+3))*5;0)" office:value-type="float" office:value="45" calcext:value-type="float">
            <text:p>45</text:p>
          </table:table-cell>
          <table:table-cell table:style-name="ce11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11" table:formula="of:=IFERROR(ROUND((AVERAGE(MIN(([.$E88]^2)/([.$T88]^2);[.$R$2]);MIN([.E88]/[.$P$2]; [.$N$2]))*([.$J88]+3)*[.$T$2]))*5;0)" office:value-type="float" office:value="70" calcext:value-type="float">
            <text:p>70</text:p>
          </table:table-cell>
          <table:table-cell table:style-name="ce11" table:formula="of:=IFERROR(ROUND((AVERAGE(MIN(([.$G88]^2)/([.$T88]^2);[.$R$2]);MIN([.G88]/[.$P$2]; [.$N$2]))*([.$J88]+3)*[.$T$2]))*5;0)" office:value-type="float" office:value="50" calcext:value-type="float">
            <text:p>50</text:p>
          </table:table-cell>
          <table:table-cell table:style-name="ce11" table:formula="of:=IFERROR(ROUND((AVERAGE(MIN(([.$F88]^[.$Q$2])/([.$T88]^2);[.$R$2]); MIN([.F88]/[.$O$2]; [.$N$2])))*([.$J88]+[.$M$2]))*5;0)" office:value-type="float" office:value="65" calcext:value-type="float">
            <text:p>65</text:p>
          </table:table-cell>
          <table:table-cell table:style-name="ce11" table:formula="of:=ROUND(AVERAGE([.K88:.Q88]))" office:value-type="float" office:value="53" calcext:value-type="float">
            <text:p>53</text:p>
          </table:table-cell>
          <table:table-cell table:style-name="ce11" table:formula="of:=ROUND((([.I88]/[.$S$1])*MAX([.I88]/350;0.8));2)" office:value-type="float" office:value="7.16" calcext:value-type="float">
            <text:p>7.16</text:p>
          </table:table-cell>
          <table:table-cell table:style-name="ce11" table:formula="of:=ROUND([.I8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19" table:formula="of:=IFERROR(ROUND(((MIN(([.$D88]^2)/([.$T88]^2);[.$S$2])))*[.$S88]);0)" office:value-type="float" office:value="6" calcext:value-type="float">
            <text:p>6</text:p>
          </table:table-cell>
          <table:table-cell table:style-name="ce20" table:formula="of:=IFERROR(ROUND(MIN(([.D88]+[.G88]+[.I88])/8/[.$T88];[.$S$2])^2*[.$S88]);0)" office:value-type="float" office:value="7" calcext:value-type="float">
            <text:p>7</text:p>
          </table:table-cell>
          <table:table-cell table:style-name="ce19" table:formula="of:=IFERROR(ROUND(((MIN(([.H88]^2)/([.$T88]^2);[.$S$2])))*[.$S88]*[.$T$1]);0)" office:value-type="float" office:value="0" calcext:value-type="float">
            <text:p>0</text:p>
          </table:table-cell>
          <table:table-cell table:style-name="ce19" table:formula="of:=IFERROR(ROUND(((MIN(([.E88]^2)/([.$T88]^2);[.$S$2])))*[.$S88]*[.$T$1]);0)" office:value-type="float" office:value="9" calcext:value-type="float">
            <text:p>9</text:p>
          </table:table-cell>
          <table:table-cell table:style-name="ce19" table:formula="of:=IFERROR(ROUND(((MIN(([.G88]^2)/([.$T88]^2);[.$S$2])))*[.$S88]*[.$T$1]);0)" office:value-type="float" office:value="5" calcext:value-type="float">
            <text:p>5</text:p>
          </table:table-cell>
          <table:table-cell table:style-name="ce19" table:formula="of:=IFERROR(ROUND(((MIN(([.F88]^2)/([.$T88]^2);[.$S$2]))*[.$S88]));0)" office:value-type="float" office:value="14" calcext:value-type="float">
            <text:p>14</text:p>
          </table:table-cell>
          <table:table-cell table:formula="of:=ROUND(AVERAGE([.W88:.AB88]);2)" office:value-type="float" office:value="6.83" calcext:value-type="float">
            <text:p>6.83</text:p>
          </table:table-cell>
          <table:table-cell table:style-name="ce1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8]+[.$G88]+[.$I88])/8/[.$T88];[.$AE$2]))*([.$J88]+3)*[.$AG$2];([.I8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4.29" calcext:value-type="float">
            <text:p>44.29</text:p>
          </table:table-cell>
          <table:table-cell/>
          <table:table-cell table:formula="of:=MIN(MAX([.V88]-[.V87];0);[.$AT$2])" office:value-type="float" office:value="3" calcext:value-type="float">
            <text:p>3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4" calcext:value-type="float">
            <text:p>4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6" calcext:value-type="float">
            <text:p>6</text:p>
          </table:table-cell>
          <table:table-cell table:formula="of:=MIN(MAX([.AA88]-[.AA87];0);[.$AT$2])" office:value-type="float" office:value="4" calcext:value-type="float">
            <text:p>4</text:p>
          </table:table-cell>
          <table:table-cell table:formula="of:=MIN(MAX([.AB88]-[.AB87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9:.H89])" office:value-type="float" office:value="345" calcext:value-type="float">
            <text:p>345</text:p>
          </table:table-cell>
          <table:table-cell table:style-name="ce11" table:formula="of:=ROUND((([.I89]/[.$S$1])*MAX([.I89]/420; 1.2));2)" office:value-type="float" office:value="4.6" calcext:value-type="float">
            <text:p>4.6</text:p>
          </table:table-cell>
          <table:table-cell table:style-name="ce11" table:formula="of:=IFERROR((ROUND((((MIN(([.$C89]^2)/([.$T89]^2);[.$R$2])))*[.$J89]*0.8)+([.C89]/10))*5)+10; 0)" office:value-type="float" office:value="55" calcext:value-type="float">
            <text:p>55</text:p>
          </table:table-cell>
          <table:table-cell table:style-name="ce11" table:formula="of:=IFERROR(ROUND((AVERAGE(MIN(([.$D89]^[.$L$2])/([.$T89]^2);[.$R$2]); MIN([.D89]/[.$O$2]; [.$N$2])))*([.$J89]+[.$M$2]))*5;0)" office:value-type="float" office:value="15" calcext:value-type="float">
            <text:p>15</text:p>
          </table:table-cell>
          <table:table-cell table:style-name="ce11" table:formula="of:=IFERROR(ROUND((MIN(([.$D89]+[.$G89]+[.$I89])/8/[.$T89];[.$R$2]))*([.$J89]+3))*5;0)" office:value-type="float" office:value="35" calcext:value-type="float">
            <text:p>35</text:p>
          </table:table-cell>
          <table:table-cell table:style-name="ce11" table:formula="of:=IFERROR(ROUND(((MIN(([.$H89]^2)/([.$T89]^2);[.$R$2]))*([.$J89]+3)*[.$T$2]))*5;0)" office:value-type="float" office:value="35" calcext:value-type="float">
            <text:p>35</text:p>
          </table:table-cell>
          <table:table-cell table:style-name="ce11" table:formula="of:=IFERROR(ROUND((AVERAGE(MIN(([.$E89]^2)/([.$T89]^2);[.$R$2]);MIN([.E89]/[.$P$2]; [.$N$2]))*([.$J89]+3)*[.$T$2]))*5;0)" office:value-type="float" office:value="40" calcext:value-type="float">
            <text:p>40</text:p>
          </table:table-cell>
          <table:table-cell table:style-name="ce11" table:formula="of:=IFERROR(ROUND((AVERAGE(MIN(([.$G89]^2)/([.$T89]^2);[.$R$2]);MIN([.G89]/[.$P$2]; [.$N$2]))*([.$J89]+3)*[.$T$2]))*5;0)" office:value-type="float" office:value="30" calcext:value-type="float">
            <text:p>30</text:p>
          </table:table-cell>
          <table:table-cell table:style-name="ce11" table:formula="of:=IFERROR(ROUND((AVERAGE(MIN(([.$F89]^[.$Q$2])/([.$T89]^2);[.$R$2]); MIN([.F89]/[.$O$2]; [.$N$2])))*([.$J89]+[.$M$2]))*5;0)" office:value-type="float" office:value="40" calcext:value-type="float">
            <text:p>40</text:p>
          </table:table-cell>
          <table:table-cell table:style-name="ce11" table:formula="of:=ROUND(AVERAGE([.K89:.Q89]))" office:value-type="float" office:value="36" calcext:value-type="float">
            <text:p>36</text:p>
          </table:table-cell>
          <table:table-cell table:style-name="ce11" table:formula="of:=ROUND((([.I89]/[.$S$1])*MAX([.I89]/350;0.8));2)" office:value-type="float" office:value="3.78" calcext:value-type="float">
            <text:p>3.78</text:p>
          </table:table-cell>
          <table:table-cell table:style-name="ce11" table:formula="of:=ROUND([.I8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89]^2)/([.$T89]^2);[.$S$2])))*[.$S89]*0.8)+([.C89]/10))+10;10)" office:value-type="float" office:value="18" calcext:value-type="float">
            <text:p>18</text:p>
          </table:table-cell>
          <table:table-cell table:style-name="ce19" table:formula="of:=IFERROR(ROUND(((MIN(([.$D89]^2)/([.$T89]^2);[.$S$2])))*[.$S89]);0)" office:value-type="float" office:value="1" calcext:value-type="float">
            <text:p>1</text:p>
          </table:table-cell>
          <table:table-cell table:style-name="ce20" table:formula="of:=IFERROR(ROUND(MIN(([.D89]+[.G89]+[.I89])/8/[.$T89];[.$S$2])^2*[.$S89]);0)" office:value-type="float" office:value="3" calcext:value-type="float">
            <text:p>3</text:p>
          </table:table-cell>
          <table:table-cell table:style-name="ce19" table:formula="of:=IFERROR(ROUND(((MIN(([.H89]^2)/([.$T89]^2);[.$S$2])))*[.$S89]*[.$T$1]);0)" office:value-type="float" office:value="3" calcext:value-type="float">
            <text:p>3</text:p>
          </table:table-cell>
          <table:table-cell table:style-name="ce19" table:formula="of:=IFERROR(ROUND(((MIN(([.E89]^2)/([.$T89]^2);[.$S$2])))*[.$S89]*[.$T$1]);0)" office:value-type="float" office:value="3" calcext:value-type="float">
            <text:p>3</text:p>
          </table:table-cell>
          <table:table-cell table:style-name="ce19" table:formula="of:=IFERROR(ROUND(((MIN(([.G89]^2)/([.$T89]^2);[.$S$2])))*[.$S89]*[.$T$1]);0)" office:value-type="float" office:value="2" calcext:value-type="float">
            <text:p>2</text:p>
          </table:table-cell>
          <table:table-cell table:style-name="ce19" table:formula="of:=IFERROR(ROUND(((MIN(([.F89]^2)/([.$T89]^2);[.$S$2]))*[.$S89]));0)" office:value-type="float" office:value="6" calcext:value-type="float">
            <text:p>6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style-name="ce11" table:formula="of:=IFERROR(MIN(MAX((ROUND(AVERAGE((((MIN(([.$C89]^[.$AC$2])/([.$T89]^[.$AC$2]);[.$AE$2])))*[.$J89]*0.8)+([.$C89]/10);([.C89]/8));0)*5)+10; 30); 99); 0)" office:value-type="float" office:value="50" calcext:value-type="float">
            <text:p>50</text:p>
          </table:table-cell>
          <table:table-cell table:style-name="ce1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9]+[.$G89]+[.$I89])/8/[.$T89];[.$AE$2]))*([.$J89]+3)*[.$AG$2];([.I8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9]^2)/([.$T89]^[.$AC$2]);[.$AE$2]))*([.$J89]+3)*[.$AG$2]);([.H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3.57" calcext:value-type="float">
            <text:p>33.57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3" calcext:value-type="float">
            <text:p>3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90:.H90])" office:value-type="float" office:value="495" calcext:value-type="float">
            <text:p>495</text:p>
          </table:table-cell>
          <table:table-cell table:style-name="ce11" table:formula="of:=ROUND((([.I90]/[.$S$1])*MAX([.I90]/420; 1.2));2)" office:value-type="float" office:value="6.6" calcext:value-type="float">
            <text:p>6.6</text:p>
          </table:table-cell>
          <table:table-cell table:style-name="ce11" table:formula="of:=IFERROR((ROUND((((MIN(([.$C90]^2)/([.$T90]^2);[.$R$2])))*[.$J90]*0.8)+([.C90]/10))*5)+10; 0)" office:value-type="float" office:value="75" calcext:value-type="float">
            <text:p>75</text:p>
          </table:table-cell>
          <table:table-cell table:style-name="ce11" table:formula="of:=IFERROR(ROUND((AVERAGE(MIN(([.$D90]^[.$L$2])/([.$T90]^2);[.$R$2]); MIN([.D90]/[.$O$2]; [.$N$2])))*([.$J90]+[.$M$2]))*5;0)" office:value-type="float" office:value="30" calcext:value-type="float">
            <text:p>30</text:p>
          </table:table-cell>
          <table:table-cell table:style-name="ce11" table:formula="of:=IFERROR(ROUND((MIN(([.$D90]+[.$G90]+[.$I90])/8/[.$T90];[.$R$2]))*([.$J90]+3))*5;0)" office:value-type="float" office:value="45" calcext:value-type="float">
            <text:p>45</text:p>
          </table:table-cell>
          <table:table-cell table:style-name="ce11" table:formula="of:=IFERROR(ROUND(((MIN(([.$H90]^2)/([.$T90]^2);[.$R$2]))*([.$J90]+3)*[.$T$2]))*5;0)" office:value-type="float" office:value="45" calcext:value-type="float">
            <text:p>45</text:p>
          </table:table-cell>
          <table:table-cell table:style-name="ce11" table:formula="of:=IFERROR(ROUND((AVERAGE(MIN(([.$E90]^2)/([.$T90]^2);[.$R$2]);MIN([.E90]/[.$P$2]; [.$N$2]))*([.$J90]+3)*[.$T$2]))*5;0)" office:value-type="float" office:value="55" calcext:value-type="float">
            <text:p>55</text:p>
          </table:table-cell>
          <table:table-cell table:style-name="ce11" table:formula="of:=IFERROR(ROUND((AVERAGE(MIN(([.$G90]^2)/([.$T90]^2);[.$R$2]);MIN([.G90]/[.$P$2]; [.$N$2]))*([.$J90]+3)*[.$T$2]))*5;0)" office:value-type="float" office:value="35" calcext:value-type="float">
            <text:p>35</text:p>
          </table:table-cell>
          <table:table-cell table:style-name="ce11" table:formula="of:=IFERROR(ROUND((AVERAGE(MIN(([.$F90]^[.$Q$2])/([.$T90]^2);[.$R$2]); MIN([.F90]/[.$O$2]; [.$N$2])))*([.$J90]+[.$M$2]))*5;0)" office:value-type="float" office:value="70" calcext:value-type="float">
            <text:p>70</text:p>
          </table:table-cell>
          <table:table-cell table:style-name="ce11" table:formula="of:=ROUND(AVERAGE([.K90:.Q90]))" office:value-type="float" office:value="51" calcext:value-type="float">
            <text:p>51</text:p>
          </table:table-cell>
          <table:table-cell table:style-name="ce11" table:formula="of:=ROUND((([.I90]/[.$S$1])*MAX([.I90]/350;0.8));2)" office:value-type="float" office:value="7.78" calcext:value-type="float">
            <text:p>7.78</text:p>
          </table:table-cell>
          <table:table-cell table:style-name="ce11" table:formula="of:=ROUND([.I90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90]^2)/([.$T90]^2);[.$S$2])))*[.$S90]*0.8)+([.C90]/10))+10;10)" office:value-type="float" office:value="24" calcext:value-type="float">
            <text:p>24</text:p>
          </table:table-cell>
          <table:table-cell table:style-name="ce19" table:formula="of:=IFERROR(ROUND(((MIN(([.$D90]^2)/([.$T90]^2);[.$S$2])))*[.$S90]);0)" office:value-type="float" office:value="4" calcext:value-type="float">
            <text:p>4</text:p>
          </table:table-cell>
          <table:table-cell table:style-name="ce20" table:formula="of:=IFERROR(ROUND(MIN(([.D90]+[.G90]+[.I90])/8/[.$T90];[.$S$2])^2*[.$S90]);0)" office:value-type="float" office:value="7" calcext:value-type="float">
            <text:p>7</text:p>
          </table:table-cell>
          <table:table-cell table:style-name="ce19" table:formula="of:=IFERROR(ROUND(((MIN(([.H90]^2)/([.$T90]^2);[.$S$2])))*[.$S90]*[.$T$1]);0)" office:value-type="float" office:value="6" calcext:value-type="float">
            <text:p>6</text:p>
          </table:table-cell>
          <table:table-cell table:style-name="ce19" table:formula="of:=IFERROR(ROUND(((MIN(([.E90]^2)/([.$T90]^2);[.$S$2])))*[.$S90]*[.$T$1]);0)" office:value-type="float" office:value="6" calcext:value-type="float">
            <text:p>6</text:p>
          </table:table-cell>
          <table:table-cell table:style-name="ce19" table:formula="of:=IFERROR(ROUND(((MIN(([.G90]^2)/([.$T90]^2);[.$S$2])))*[.$S90]*[.$T$1]);0)" office:value-type="float" office:value="3" calcext:value-type="float">
            <text:p>3</text:p>
          </table:table-cell>
          <table:table-cell table:style-name="ce19" table:formula="of:=IFERROR(ROUND(((MIN(([.F90]^2)/([.$T90]^2);[.$S$2]))*[.$S90]));0)" office:value-type="float" office:value="16" calcext:value-type="float">
            <text:p>16</text:p>
          </table:table-cell>
          <table:table-cell table:formula="of:=ROUND(AVERAGE([.W90:.AB90]);2)" office:value-type="float" office:value="7" calcext:value-type="float">
            <text:p>7</text:p>
          </table:table-cell>
          <table:table-cell table:style-name="ce11" table:formula="of:=IFERROR(MIN(MAX((ROUND(AVERAGE((((MIN(([.$C90]^[.$AC$2])/([.$T90]^[.$AC$2]);[.$AE$2])))*[.$J90]*0.8)+([.$C90]/10);([.C90]/8));0)*5)+10; 30); 99); 0)" office:value-type="float" office:value="65" calcext:value-type="float">
            <text:p>65</text:p>
          </table:table-cell>
          <table:table-cell table:style-name="ce1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90]+[.$G90]+[.$I90])/8/[.$T90];[.$AE$2]))*([.$J90]+3)*[.$AG$2];([.I9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0]^2)/([.$T90]^[.$AC$2]);[.$AE$2]))*([.$J90]+3)*[.$AG$2]);([.H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3.57" calcext:value-type="float">
            <text:p>43.57</text:p>
          </table:table-cell>
          <table:table-cell/>
          <table:table-cell table:formula="of:=MIN(MAX([.V90]-[.V89];0);[.$AT$2])" office:value-type="float" office:value="6" calcext:value-type="float">
            <text:p>6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4" calcext:value-type="float">
            <text:p>4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91:.H91])" office:value-type="float" office:value="417" calcext:value-type="float">
            <text:p>417</text:p>
          </table:table-cell>
          <table:table-cell table:style-name="ce11" table:formula="of:=ROUND((([.I91]/[.$S$1])*MAX([.I91]/420; 1.2));2)" office:value-type="float" office:value="5.56" calcext:value-type="float">
            <text:p>5.56</text:p>
          </table:table-cell>
          <table:table-cell table:style-name="ce11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11" table:formula="of:=IFERROR(ROUND((AVERAGE(MIN(([.$D91]^[.$L$2])/([.$T91]^2);[.$R$2]); MIN([.D91]/[.$O$2]; [.$N$2])))*([.$J91]+[.$M$2]))*5;0)" office:value-type="float" office:value="60" calcext:value-type="float">
            <text:p>60</text:p>
          </table:table-cell>
          <table:table-cell table:style-name="ce11" table:formula="of:=IFERROR(ROUND((MIN(([.$D91]+[.$G91]+[.$I91])/8/[.$T91];[.$R$2]))*([.$J91]+3))*5;0)" office:value-type="float" office:value="45" calcext:value-type="float">
            <text:p>45</text:p>
          </table:table-cell>
          <table:table-cell table:style-name="ce11" table:formula="of:=IFERROR(ROUND(((MIN(([.$H91]^2)/([.$T91]^2);[.$R$2]))*([.$J91]+3)*[.$T$2]))*5;0)" office:value-type="float" office:value="35" calcext:value-type="float">
            <text:p>35</text:p>
          </table:table-cell>
          <table:table-cell table:style-name="ce11" table:formula="of:=IFERROR(ROUND((AVERAGE(MIN(([.$E91]^2)/([.$T91]^2);[.$R$2]);MIN([.E91]/[.$P$2]; [.$N$2]))*([.$J91]+3)*[.$T$2]))*5;0)" office:value-type="float" office:value="30" calcext:value-type="float">
            <text:p>30</text:p>
          </table:table-cell>
          <table:table-cell table:style-name="ce11" table:formula="of:=IFERROR(ROUND((AVERAGE(MIN(([.$G91]^2)/([.$T91]^2);[.$R$2]);MIN([.G91]/[.$P$2]; [.$N$2]))*([.$J91]+3)*[.$T$2]))*5;0)" office:value-type="float" office:value="35" calcext:value-type="float">
            <text:p>35</text:p>
          </table:table-cell>
          <table:table-cell table:style-name="ce11" table:formula="of:=IFERROR(ROUND((AVERAGE(MIN(([.$F91]^[.$Q$2])/([.$T91]^2);[.$R$2]); MIN([.F91]/[.$O$2]; [.$N$2])))*([.$J91]+[.$M$2]))*5;0)" office:value-type="float" office:value="30" calcext:value-type="float">
            <text:p>30</text:p>
          </table:table-cell>
          <table:table-cell table:style-name="ce11" table:formula="of:=ROUND(AVERAGE([.K91:.Q91]))" office:value-type="float" office:value="44" calcext:value-type="float">
            <text:p>44</text:p>
          </table:table-cell>
          <table:table-cell table:style-name="ce11" table:formula="of:=ROUND((([.I91]/[.$S$1])*MAX([.I91]/350;0.8));2)" office:value-type="float" office:value="5.52" calcext:value-type="float">
            <text:p>5.52</text:p>
          </table:table-cell>
          <table:table-cell table:style-name="ce11" table:formula="of:=ROUND([.I91]/6;2)" office:value-type="float" office:value="69.5" calcext:value-type="float">
            <text:p>69.5</text:p>
          </table:table-cell>
          <table:table-cell table:style-name="ce11"/>
          <table:table-cell table:style-name="ce19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19" table:formula="of:=IFERROR(ROUND(((MIN(([.$D91]^2)/([.$T91]^2);[.$S$2])))*[.$S91]);0)" office:value-type="float" office:value="11" calcext:value-type="float">
            <text:p>11</text:p>
          </table:table-cell>
          <table:table-cell table:style-name="ce20" table:formula="of:=IFERROR(ROUND(MIN(([.D91]+[.G91]+[.I91])/8/[.$T91];[.$S$2])^2*[.$S91]);0)" office:value-type="float" office:value="6" calcext:value-type="float">
            <text:p>6</text:p>
          </table:table-cell>
          <table:table-cell table:style-name="ce19" table:formula="of:=IFERROR(ROUND(((MIN(([.H91]^2)/([.$T91]^2);[.$S$2])))*[.$S91]*[.$T$1]);0)" office:value-type="float" office:value="4" calcext:value-type="float">
            <text:p>4</text:p>
          </table:table-cell>
          <table:table-cell table:style-name="ce19" table:formula="of:=IFERROR(ROUND(((MIN(([.E91]^2)/([.$T91]^2);[.$S$2])))*[.$S91]*[.$T$1]);0)" office:value-type="float" office:value="2" calcext:value-type="float">
            <text:p>2</text:p>
          </table:table-cell>
          <table:table-cell table:style-name="ce19" table:formula="of:=IFERROR(ROUND(((MIN(([.G91]^2)/([.$T91]^2);[.$S$2])))*[.$S91]*[.$T$1]);0)" office:value-type="float" office:value="3" calcext:value-type="float">
            <text:p>3</text:p>
          </table:table-cell>
          <table:table-cell table:style-name="ce19"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5" calcext:value-type="float">
            <text:p>5</text:p>
          </table:table-cell>
          <table:table-cell table:style-name="ce1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1]+[.$G91]+[.$I91])/8/[.$T91];[.$AE$2]))*([.$J91]+3)*[.$AG$2];([.I9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91]^2)/([.$T91]^[.$AC$2]);[.$AE$2]))*([.$J91]+3)*[.$AG$2]);([.H9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0" calcext:value-type="float">
            <text:p>0</text:p>
          </table:table-cell>
          <table:table-cell table:formula="of:=MIN(MAX([.W91]-[.W90];0);[.$AT$2])" office:value-type="float" office:value="7" calcext:value-type="float">
            <text:p>7</text:p>
          </table:table-cell>
          <table:table-cell table:formula="of:=MIN(MAX([.X91]-[.X90];0);[.$AT$2])" office:value-type="float" office:value="0" calcext:value-type="float">
            <text:p>0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2:.H92])" office:value-type="float" office:value="345" calcext:value-type="float">
            <text:p>345</text:p>
          </table:table-cell>
          <table:table-cell table:style-name="ce11" table:formula="of:=ROUND((([.I92]/[.$S$1])*MAX([.I92]/420; 1.2));2)" office:value-type="float" office:value="4.6" calcext:value-type="float">
            <text:p>4.6</text:p>
          </table:table-cell>
          <table:table-cell table:style-name="ce11" table:formula="of:=IFERROR((ROUND((((MIN(([.$C92]^2)/([.$T92]^2);[.$R$2])))*[.$J92]*0.8)+([.C92]/10))*5)+10; 0)" office:value-type="float" office:value="60" calcext:value-type="float">
            <text:p>60</text:p>
          </table:table-cell>
          <table:table-cell table:style-name="ce11" table:formula="of:=IFERROR(ROUND((AVERAGE(MIN(([.$D92]^[.$L$2])/([.$T92]^2);[.$R$2]); MIN([.D92]/[.$O$2]; [.$N$2])))*([.$J92]+[.$M$2]))*5;0)" office:value-type="float" office:value="40" calcext:value-type="float">
            <text:p>40</text:p>
          </table:table-cell>
          <table:table-cell table:style-name="ce11" table:formula="of:=IFERROR(ROUND((MIN(([.$D92]+[.$G92]+[.$I92])/8/[.$T92];[.$R$2]))*([.$J92]+3))*5;0)" office:value-type="float" office:value="40" calcext:value-type="float">
            <text:p>40</text:p>
          </table:table-cell>
          <table:table-cell table:style-name="ce11" table:formula="of:=IFERROR(ROUND(((MIN(([.$H92]^2)/([.$T92]^2);[.$R$2]))*([.$J92]+3)*[.$T$2]))*5;0)" office:value-type="float" office:value="65" calcext:value-type="float">
            <text:p>65</text:p>
          </table:table-cell>
          <table:table-cell table:style-name="ce11" table:formula="of:=IFERROR(ROUND((AVERAGE(MIN(([.$E92]^2)/([.$T92]^2);[.$R$2]);MIN([.E92]/[.$P$2]; [.$N$2]))*([.$J92]+3)*[.$T$2]))*5;0)" office:value-type="float" office:value="25" calcext:value-type="float">
            <text:p>25</text:p>
          </table:table-cell>
          <table:table-cell table:style-name="ce11" table:formula="of:=IFERROR(ROUND((AVERAGE(MIN(([.$G92]^2)/([.$T92]^2);[.$R$2]);MIN([.G92]/[.$P$2]; [.$N$2]))*([.$J92]+3)*[.$T$2]))*5;0)" office:value-type="float" office:value="20" calcext:value-type="float">
            <text:p>20</text:p>
          </table:table-cell>
          <table:table-cell table:style-name="ce11" table:formula="of:=IFERROR(ROUND((AVERAGE(MIN(([.$F92]^[.$Q$2])/([.$T92]^2);[.$R$2]); MIN([.F92]/[.$O$2]; [.$N$2])))*([.$J92]+[.$M$2]))*5;0)" office:value-type="float" office:value="15" calcext:value-type="float">
            <text:p>15</text:p>
          </table:table-cell>
          <table:table-cell table:style-name="ce11" table:formula="of:=ROUND(AVERAGE([.K92:.Q92]))" office:value-type="float" office:value="38" calcext:value-type="float">
            <text:p>38</text:p>
          </table:table-cell>
          <table:table-cell table:style-name="ce11" table:formula="of:=ROUND((([.I92]/[.$S$1])*MAX([.I92]/350;0.8));2)" office:value-type="float" office:value="3.78" calcext:value-type="float">
            <text:p>3.78</text:p>
          </table:table-cell>
          <table:table-cell table:style-name="ce11" table:formula="of:=ROUND([.I9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92]^2)/([.$T92]^2);[.$S$2])))*[.$S92]*0.8)+([.C92]/10))+10;10)" office:value-type="float" office:value="19" calcext:value-type="float">
            <text:p>19</text:p>
          </table:table-cell>
          <table:table-cell table:style-name="ce19" table:formula="of:=IFERROR(ROUND(((MIN(([.$D92]^2)/([.$T92]^2);[.$S$2])))*[.$S92]);0)" office:value-type="float" office:value="6" calcext:value-type="float">
            <text:p>6</text:p>
          </table:table-cell>
          <table:table-cell table:style-name="ce20" table:formula="of:=IFERROR(ROUND(MIN(([.D92]+[.G92]+[.I92])/8/[.$T92];[.$S$2])^2*[.$S92]);0)" office:value-type="float" office:value="4" calcext:value-type="float">
            <text:p>4</text:p>
          </table:table-cell>
          <table:table-cell table:style-name="ce19" table:formula="of:=IFERROR(ROUND(((MIN(([.H92]^2)/([.$T92]^2);[.$S$2])))*[.$S92]*[.$T$1]);0)" office:value-type="float" office:value="5" calcext:value-type="float">
            <text:p>5</text:p>
          </table:table-cell>
          <table:table-cell table:style-name="ce19" table:formula="of:=IFERROR(ROUND(((MIN(([.E92]^2)/([.$T92]^2);[.$S$2])))*[.$S92]*[.$T$1]);0)" office:value-type="float" office:value="2" calcext:value-type="float">
            <text:p>2</text:p>
          </table:table-cell>
          <table:table-cell table:style-name="ce19" table:formula="of:=IFERROR(ROUND(((MIN(([.G92]^2)/([.$T92]^2);[.$S$2])))*[.$S92]*[.$T$1]);0)" office:value-type="float" office:value="1" calcext:value-type="float">
            <text:p>1</text:p>
          </table:table-cell>
          <table:table-cell table:style-name="ce19" table:formula="of:=IFERROR(ROUND(((MIN(([.F92]^2)/([.$T92]^2);[.$S$2]))*[.$S92]));0)" office:value-type="float" office:value="2" calcext:value-type="float">
            <text:p>2</text:p>
          </table:table-cell>
          <table:table-cell table:formula="of:=ROUND(AVERAGE([.W92:.AB92]);2)" office:value-type="float" office:value="3.33" calcext:value-type="float">
            <text:p>3.33</text:p>
          </table:table-cell>
          <table:table-cell table:style-name="ce1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2]+[.$G92]+[.$I92])/8/[.$T92];[.$AE$2]))*([.$J92]+3)*[.$AG$2];([.I9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2]^2)/([.$T92]^[.$AC$2]);[.$AE$2]))*([.$J92]+3)*[.$AG$2]);([.H9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2]^[.$AC$2])/([.$T92]^[.$AC$2]);[.$AE$2]))*([.$J92]+3)*[.$AG$2]);([.G9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92]^[.$Q$2])/([.$T92]^[.$AC$2]);[.$AE$2]))*([.$J92]+[.$AF$2]);([.F92]/10));0)*5; [.$AI$2]); [.$AH$2]);0)" office:value-type="float" office:value="20" calcext:value-type="float">
            <text:p>20</text:p>
          </table:table-cell>
          <table:table-cell table:formula="of:=ROUND(AVERAGE([.AD92:.AJ92]);2)" office:value-type="float" office:value="32.14" calcext:value-type="float">
            <text:p>32.14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93:.H93])" office:value-type="float" office:value="475" calcext:value-type="float">
            <text:p>475</text:p>
          </table:table-cell>
          <table:table-cell table:style-name="ce11" table:formula="of:=ROUND((([.I93]/[.$S$1])*MAX([.I93]/420; 1.2));2)" office:value-type="float" office:value="6.33" calcext:value-type="float">
            <text:p>6.33</text:p>
          </table:table-cell>
          <table:table-cell table:style-name="ce11" table:formula="of:=IFERROR((ROUND((((MIN(([.$C93]^2)/([.$T93]^2);[.$R$2])))*[.$J93]*0.8)+([.C93]/10))*5)+10; 0)" office:value-type="float" office:value="70" calcext:value-type="float">
            <text:p>70</text:p>
          </table:table-cell>
          <table:table-cell table:style-name="ce11" table:formula="of:=IFERROR(ROUND((AVERAGE(MIN(([.$D93]^[.$L$2])/([.$T93]^2);[.$R$2]); MIN([.D93]/[.$O$2]; [.$N$2])))*([.$J93]+[.$M$2]))*5;0)" office:value-type="float" office:value="60" calcext:value-type="float">
            <text:p>60</text:p>
          </table:table-cell>
          <table:table-cell table:style-name="ce11" table:formula="of:=IFERROR(ROUND((MIN(([.$D93]+[.$G93]+[.$I93])/8/[.$T93];[.$R$2]))*([.$J93]+3))*5;0)" office:value-type="float" office:value="45" calcext:value-type="float">
            <text:p>45</text:p>
          </table:table-cell>
          <table:table-cell table:style-name="ce11" table:formula="of:=IFERROR(ROUND(((MIN(([.$H93]^2)/([.$T93]^2);[.$R$2]))*([.$J93]+3)*[.$T$2]))*5;0)" office:value-type="float" office:value="70" calcext:value-type="float">
            <text:p>70</text:p>
          </table:table-cell>
          <table:table-cell table:style-name="ce11" table:formula="of:=IFERROR(ROUND((AVERAGE(MIN(([.$E93]^2)/([.$T93]^2);[.$R$2]);MIN([.E93]/[.$P$2]; [.$N$2]))*([.$J93]+3)*[.$T$2]))*5;0)" office:value-type="float" office:value="45" calcext:value-type="float">
            <text:p>45</text:p>
          </table:table-cell>
          <table:table-cell table:style-name="ce11" table:formula="of:=IFERROR(ROUND((AVERAGE(MIN(([.$G93]^2)/([.$T93]^2);[.$R$2]);MIN([.G93]/[.$P$2]; [.$N$2]))*([.$J93]+3)*[.$T$2]))*5;0)" office:value-type="float" office:value="35" calcext:value-type="float">
            <text:p>35</text:p>
          </table:table-cell>
          <table:table-cell table:style-name="ce11" table:formula="of:=IFERROR(ROUND((AVERAGE(MIN(([.$F93]^[.$Q$2])/([.$T93]^2);[.$R$2]); MIN([.F93]/[.$O$2]; [.$N$2])))*([.$J93]+[.$M$2]))*5;0)" office:value-type="float" office:value="30" calcext:value-type="float">
            <text:p>30</text:p>
          </table:table-cell>
          <table:table-cell table:style-name="ce11" table:formula="of:=ROUND(AVERAGE([.K93:.Q93]))" office:value-type="float" office:value="51" calcext:value-type="float">
            <text:p>51</text:p>
          </table:table-cell>
          <table:table-cell table:style-name="ce11" table:formula="of:=ROUND((([.I93]/[.$S$1])*MAX([.I93]/350;0.8));2)" office:value-type="float" office:value="7.16" calcext:value-type="float">
            <text:p>7.16</text:p>
          </table:table-cell>
          <table:table-cell table:style-name="ce11" table:formula="of:=ROUND([.I93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93]^2)/([.$T93]^2);[.$S$2])))*[.$S93]*0.8)+([.C93]/10))+10;10)" office:value-type="float" office:value="23" calcext:value-type="float">
            <text:p>23</text:p>
          </table:table-cell>
          <table:table-cell table:style-name="ce19" table:formula="of:=IFERROR(ROUND(((MIN(([.$D93]^2)/([.$T93]^2);[.$S$2])))*[.$S93]);0)" office:value-type="float" office:value="11" calcext:value-type="float">
            <text:p>11</text:p>
          </table:table-cell>
          <table:table-cell table:style-name="ce20" table:formula="of:=IFERROR(ROUND(MIN(([.D93]+[.G93]+[.I93])/8/[.$T93];[.$S$2])^2*[.$S93]);0)" office:value-type="float" office:value="7" calcext:value-type="float">
            <text:p>7</text:p>
          </table:table-cell>
          <table:table-cell table:style-name="ce19" table:formula="of:=IFERROR(ROUND(((MIN(([.H93]^2)/([.$T93]^2);[.$S$2])))*[.$S93]*[.$T$1]);0)" office:value-type="float" office:value="10" calcext:value-type="float">
            <text:p>10</text:p>
          </table:table-cell>
          <table:table-cell table:style-name="ce19" table:formula="of:=IFERROR(ROUND(((MIN(([.E93]^2)/([.$T93]^2);[.$S$2])))*[.$S93]*[.$T$1]);0)" office:value-type="float" office:value="4" calcext:value-type="float">
            <text:p>4</text:p>
          </table:table-cell>
          <table:table-cell table:style-name="ce19" table:formula="of:=IFERROR(ROUND(((MIN(([.G93]^2)/([.$T93]^2);[.$S$2])))*[.$S93]*[.$T$1]);0)" office:value-type="float" office:value="3" calcext:value-type="float">
            <text:p>3</text:p>
          </table:table-cell>
          <table:table-cell table:style-name="ce19"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6.5" calcext:value-type="float">
            <text:p>6.5</text:p>
          </table:table-cell>
          <table:table-cell table:style-name="ce11" table:formula="of:=IFERROR(MIN(MAX((ROUND(AVERAGE((((MIN(([.$C93]^[.$AC$2])/([.$T93]^[.$AC$2]);[.$AE$2])))*[.$J93]*0.8)+([.$C93]/10);([.C93]/8));0)*5)+10; 30); 99); 0)" office:value-type="float" office:value="65" calcext:value-type="float">
            <text:p>65</text:p>
          </table:table-cell>
          <table:table-cell table:style-name="ce1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3]+[.$G93]+[.$I93])/8/[.$T93];[.$AE$2]))*([.$J93]+3)*[.$AG$2];([.I9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3]^[.$Q$2])/([.$T93]^[.$AC$2]);[.$AE$2]))*([.$J93]+[.$AF$2]);([.F93]/10));0)*5; [.$AI$2]); [.$AH$2]);0)" office:value-type="float" office:value="25" calcext:value-type="float">
            <text:p>25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4" calcext:value-type="float">
            <text:p>4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3" calcext:value-type="float">
            <text:p>3</text:p>
          </table:table-cell>
          <table:table-cell table:formula="of:=MIN(MAX([.Y93]-[.Y92];0);[.$AT$2])" office:value-type="float" office:value="5" calcext:value-type="float">
            <text:p>5</text:p>
          </table:table-cell>
          <table:table-cell table:formula="of:=MIN(MAX([.Z93]-[.Z92];0);[.$AT$2])" office:value-type="float" office:value="2" calcext:value-type="float">
            <text:p>2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94:.H94])" office:value-type="float" office:value="355" calcext:value-type="float">
            <text:p>355</text:p>
          </table:table-cell>
          <table:table-cell table:style-name="ce11" table:formula="of:=ROUND((([.I94]/[.$S$1])*MAX([.I94]/420; 1.2));2)" office:value-type="float" office:value="4.73" calcext:value-type="float">
            <text:p>4.73</text:p>
          </table:table-cell>
          <table:table-cell table:style-name="ce11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11" table:formula="of:=IFERROR(ROUND((AVERAGE(MIN(([.$D94]^[.$L$2])/([.$T94]^2);[.$R$2]); MIN([.D94]/[.$O$2]; [.$N$2])))*([.$J94]+[.$M$2]))*5;0)" office:value-type="float" office:value="30" calcext:value-type="float">
            <text:p>30</text:p>
          </table:table-cell>
          <table:table-cell table:style-name="ce11" table:formula="of:=IFERROR(ROUND((MIN(([.$D94]+[.$G94]+[.$I94])/8/[.$T94];[.$R$2]))*([.$J94]+3))*5;0)" office:value-type="float" office:value="40" calcext:value-type="float">
            <text:p>40</text:p>
          </table:table-cell>
          <table:table-cell table:style-name="ce11" table:formula="of:=IFERROR(ROUND(((MIN(([.$H94]^2)/([.$T94]^2);[.$R$2]))*([.$J94]+3)*[.$T$2]))*5;0)" office:value-type="float" office:value="30" calcext:value-type="float">
            <text:p>30</text:p>
          </table:table-cell>
          <table:table-cell table:style-name="ce11" table:formula="of:=IFERROR(ROUND((AVERAGE(MIN(([.$E94]^2)/([.$T94]^2);[.$R$2]);MIN([.E94]/[.$P$2]; [.$N$2]))*([.$J94]+3)*[.$T$2]))*5;0)" office:value-type="float" office:value="30" calcext:value-type="float">
            <text:p>30</text:p>
          </table:table-cell>
          <table:table-cell table:style-name="ce11" table:formula="of:=IFERROR(ROUND((AVERAGE(MIN(([.$G94]^2)/([.$T94]^2);[.$R$2]);MIN([.G94]/[.$P$2]; [.$N$2]))*([.$J94]+3)*[.$T$2]))*5;0)" office:value-type="float" office:value="30" calcext:value-type="float">
            <text:p>30</text:p>
          </table:table-cell>
          <table:table-cell table:style-name="ce11" table:formula="of:=IFERROR(ROUND((AVERAGE(MIN(([.$F94]^[.$Q$2])/([.$T94]^2);[.$R$2]); MIN([.F94]/[.$O$2]; [.$N$2])))*([.$J94]+[.$M$2]))*5;0)" office:value-type="float" office:value="35" calcext:value-type="float">
            <text:p>35</text:p>
          </table:table-cell>
          <table:table-cell table:style-name="ce11" table:formula="of:=ROUND(AVERAGE([.K94:.Q94]))" office:value-type="float" office:value="37" calcext:value-type="float">
            <text:p>37</text:p>
          </table:table-cell>
          <table:table-cell table:style-name="ce11" table:formula="of:=ROUND((([.I94]/[.$S$1])*MAX([.I94]/350;0.8));2)" office:value-type="float" office:value="4" calcext:value-type="float">
            <text:p>4</text:p>
          </table:table-cell>
          <table:table-cell table:style-name="ce11" table:formula="of:=ROUND([.I94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19" table:formula="of:=IFERROR(ROUND(((MIN(([.$D94]^2)/([.$T94]^2);[.$S$2])))*[.$S94]);0)" office:value-type="float" office:value="4" calcext:value-type="float">
            <text:p>4</text:p>
          </table:table-cell>
          <table:table-cell table:style-name="ce20" table:formula="of:=IFERROR(ROUND(MIN(([.D94]+[.G94]+[.I94])/8/[.$T94];[.$S$2])^2*[.$S94]);0)" office:value-type="float" office:value="4" calcext:value-type="float">
            <text:p>4</text:p>
          </table:table-cell>
          <table:table-cell table:style-name="ce19" table:formula="of:=IFERROR(ROUND(((MIN(([.H94]^2)/([.$T94]^2);[.$S$2])))*[.$S94]*[.$T$1]);0)" office:value-type="float" office:value="3" calcext:value-type="float">
            <text:p>3</text:p>
          </table:table-cell>
          <table:table-cell table:style-name="ce19" table:formula="of:=IFERROR(ROUND(((MIN(([.E94]^2)/([.$T94]^2);[.$S$2])))*[.$S94]*[.$T$1]);0)" office:value-type="float" office:value="2" calcext:value-type="float">
            <text:p>2</text:p>
          </table:table-cell>
          <table:table-cell table:style-name="ce19" table:formula="of:=IFERROR(ROUND(((MIN(([.G94]^2)/([.$T94]^2);[.$S$2])))*[.$S94]*[.$T$1]);0)" office:value-type="float" office:value="2" calcext:value-type="float">
            <text:p>2</text:p>
          </table:table-cell>
          <table:table-cell table:style-name="ce19" table:formula="of:=IFERROR(ROUND(((MIN(([.F94]^2)/([.$T94]^2);[.$S$2]))*[.$S94]));0)" office:value-type="float" office:value="5" calcext:value-type="float">
            <text:p>5</text:p>
          </table:table-cell>
          <table:table-cell table:formula="of:=ROUND(AVERAGE([.W94:.AB94]);2)" office:value-type="float" office:value="3.33" calcext:value-type="float">
            <text:p>3.33</text:p>
          </table:table-cell>
          <table:table-cell table:style-name="ce1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1" table:formula="of:=IFERROR(MIN(MAX(ROUND(AVERAGE((MIN(([.$D94]^[.$L$2])/([.$T94]^[.$AC$2]);[.$AE$2]))*([.$J94]+[.$AF$2]);([.D9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4]+[.$G94]+[.$I94])/8/[.$T94];[.$AE$2]))*([.$J94]+3)*[.$AG$2];([.I9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4]^2)/([.$T94]^[.$AC$2]);[.$AE$2]))*([.$J94]+3)*[.$AG$2]);([.H9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4]^[.$AC$2])/([.$T94]^[.$AC$2]);[.$AE$2]))*([.$J94]+3)*[.$AG$2]);([.E9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4]^[.$Q$2])/([.$T94]^[.$AC$2]);[.$AE$2]))*([.$J94]+[.$AF$2]);([.F94]/10));0)*5; [.$AI$2]); [.$AH$2]);0)" office:value-type="float" office:value="35" calcext:value-type="float">
            <text:p>35</text:p>
          </table:table-cell>
          <table:table-cell table:formula="of:=ROUND(AVERAGE([.AD94:.AJ94]);2)" office:value-type="float" office:value="35.71" calcext:value-type="float">
            <text:p>35.71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95:.H95])" office:value-type="float" office:value="480" calcext:value-type="float">
            <text:p>480</text:p>
          </table:table-cell>
          <table:table-cell table:style-name="ce11" table:formula="of:=ROUND((([.I95]/[.$S$1])*MAX([.I95]/420; 1.2));2)" office:value-type="float" office:value="6.4" calcext:value-type="float">
            <text:p>6.4</text:p>
          </table:table-cell>
          <table:table-cell table:style-name="ce11" table:formula="of:=IFERROR((ROUND((((MIN(([.$C95]^2)/([.$T95]^2);[.$R$2])))*[.$J95]*0.8)+([.C95]/10))*5)+10; 0)" office:value-type="float" office:value="80" calcext:value-type="float">
            <text:p>80</text:p>
          </table:table-cell>
          <table:table-cell table:style-name="ce11" table:formula="of:=IFERROR(ROUND((AVERAGE(MIN(([.$D95]^[.$L$2])/([.$T95]^2);[.$R$2]); MIN([.D95]/[.$O$2]; [.$N$2])))*([.$J95]+[.$M$2]))*5;0)" office:value-type="float" office:value="45" calcext:value-type="float">
            <text:p>45</text:p>
          </table:table-cell>
          <table:table-cell table:style-name="ce11" table:formula="of:=IFERROR(ROUND((MIN(([.$D95]+[.$G95]+[.$I95])/8/[.$T95];[.$R$2]))*([.$J95]+3))*5;0)" office:value-type="float" office:value="45" calcext:value-type="float">
            <text:p>45</text:p>
          </table:table-cell>
          <table:table-cell table:style-name="ce11" table:formula="of:=IFERROR(ROUND(((MIN(([.$H95]^2)/([.$T95]^2);[.$R$2]))*([.$J95]+3)*[.$T$2]))*5;0)" office:value-type="float" office:value="35" calcext:value-type="float">
            <text:p>35</text:p>
          </table:table-cell>
          <table:table-cell table:style-name="ce11" table:formula="of:=IFERROR(ROUND((AVERAGE(MIN(([.$E95]^2)/([.$T95]^2);[.$R$2]);MIN([.E95]/[.$P$2]; [.$N$2]))*([.$J95]+3)*[.$T$2]))*5;0)" office:value-type="float" office:value="50" calcext:value-type="float">
            <text:p>50</text:p>
          </table:table-cell>
          <table:table-cell table:style-name="ce11" table:formula="of:=IFERROR(ROUND((AVERAGE(MIN(([.$G95]^2)/([.$T95]^2);[.$R$2]);MIN([.G95]/[.$P$2]; [.$N$2]))*([.$J95]+3)*[.$T$2]))*5;0)" office:value-type="float" office:value="50" calcext:value-type="float">
            <text:p>50</text:p>
          </table:table-cell>
          <table:table-cell table:style-name="ce11" table:formula="of:=IFERROR(ROUND((AVERAGE(MIN(([.$F95]^[.$Q$2])/([.$T95]^2);[.$R$2]); MIN([.F95]/[.$O$2]; [.$N$2])))*([.$J95]+[.$M$2]))*5;0)" office:value-type="float" office:value="50" calcext:value-type="float">
            <text:p>50</text:p>
          </table:table-cell>
          <table:table-cell table:style-name="ce11" table:formula="of:=ROUND(AVERAGE([.K95:.Q95]))" office:value-type="float" office:value="51" calcext:value-type="float">
            <text:p>51</text:p>
          </table:table-cell>
          <table:table-cell table:style-name="ce11" table:formula="of:=ROUND((([.I95]/[.$S$1])*MAX([.I95]/350;0.8));2)" office:value-type="float" office:value="7.31" calcext:value-type="float">
            <text:p>7.31</text:p>
          </table:table-cell>
          <table:table-cell table:style-name="ce11" table:formula="of:=ROUND([.I95]/6;2)" office:value-type="float" office:value="80" calcext:value-type="float">
            <text:p>80</text:p>
          </table:table-cell>
          <table:table-cell table:style-name="ce11"/>
          <table:table-cell table:style-name="ce19" table:formula="of:=IFERROR(ROUND((((MIN(([.$C95]^2)/([.$T95]^2);[.$S$2])))*[.$S95]*0.8)+([.C95]/10))+10;10)" office:value-type="float" office:value="25" calcext:value-type="float">
            <text:p>25</text:p>
          </table:table-cell>
          <table:table-cell table:style-name="ce19" table:formula="of:=IFERROR(ROUND(((MIN(([.$D95]^2)/([.$T95]^2);[.$S$2])))*[.$S95]);0)" office:value-type="float" office:value="7" calcext:value-type="float">
            <text:p>7</text:p>
          </table:table-cell>
          <table:table-cell table:style-name="ce20" table:formula="of:=IFERROR(ROUND(MIN(([.D95]+[.G95]+[.I95])/8/[.$T95];[.$S$2])^2*[.$S95]);0)" office:value-type="float" office:value="7" calcext:value-type="float">
            <text:p>7</text:p>
          </table:table-cell>
          <table:table-cell table:style-name="ce19" table:formula="of:=IFERROR(ROUND(((MIN(([.H95]^2)/([.$T95]^2);[.$S$2])))*[.$S95]*[.$T$1]);0)" office:value-type="float" office:value="4" calcext:value-type="float">
            <text:p>4</text:p>
          </table:table-cell>
          <table:table-cell table:style-name="ce19" table:formula="of:=IFERROR(ROUND(((MIN(([.E95]^2)/([.$T95]^2);[.$S$2])))*[.$S95]*[.$T$1]);0)" office:value-type="float" office:value="4" calcext:value-type="float">
            <text:p>4</text:p>
          </table:table-cell>
          <table:table-cell table:style-name="ce19" table:formula="of:=IFERROR(ROUND(((MIN(([.G95]^2)/([.$T95]^2);[.$S$2])))*[.$S95]*[.$T$1]);0)" office:value-type="float" office:value="5" calcext:value-type="float">
            <text:p>5</text:p>
          </table:table-cell>
          <table:table-cell table:style-name="ce19" table:formula="of:=IFERROR(ROUND(((MIN(([.F95]^2)/([.$T95]^2);[.$S$2]))*[.$S95]));0)" office:value-type="float" office:value="8" calcext:value-type="float">
            <text:p>8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style-name="ce1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5]+[.$G95]+[.$I95])/8/[.$T95];[.$AE$2]))*([.$J95]+3)*[.$AG$2];([.I9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5]^2)/([.$T95]^[.$AC$2]);[.$AE$2]))*([.$J95]+3)*[.$AG$2]);([.H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95]^[.$Q$2])/([.$T95]^[.$AC$2]);[.$AE$2]))*([.$J95]+[.$AF$2]);([.F95]/10));0)*5; [.$AI$2]); [.$AH$2]);0)" office:value-type="float" office:value="45" calcext:value-type="float">
            <text:p>45</text:p>
          </table:table-cell>
          <table:table-cell table:formula="of:=ROUND(AVERAGE([.AD95:.AJ95]);2)" office:value-type="float" office:value="45.71" calcext:value-type="float">
            <text:p>45.71</text:p>
          </table:table-cell>
          <table:table-cell/>
          <table:table-cell table:formula="of:=MIN(MAX([.V95]-[.V94];0);[.$AT$2])" office:value-type="float" office:value="5" calcext:value-type="float">
            <text:p>5</text:p>
          </table:table-cell>
          <table:table-cell table:formula="of:=MIN(MAX([.W95]-[.W94];0);[.$AT$2])" office:value-type="float" office:value="3" calcext:value-type="float">
            <text:p>3</text:p>
          </table:table-cell>
          <table:table-cell table:formula="of:=MIN(MAX([.X95]-[.X94];0);[.$AT$2])" office:value-type="float" office:value="3" calcext:value-type="float">
            <text:p>3</text:p>
          </table:table-cell>
          <table:table-cell table:formula="of:=MIN(MAX([.Y95]-[.Y94];0);[.$AT$2])" office:value-type="float" office:value="1" calcext:value-type="float">
            <text:p>1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3" calcext:value-type="float">
            <text:p>3</text:p>
          </table:table-cell>
          <table:table-cell table:formula="of:=MIN(MAX([.AB95]-[.AB9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96:.H96])" office:value-type="float" office:value="375" calcext:value-type="float">
            <text:p>375</text:p>
          </table:table-cell>
          <table:table-cell table:style-name="ce11" table:formula="of:=ROUND((([.I96]/[.$S$1])*MAX([.I96]/420; 1.2));2)" office:value-type="float" office:value="5" calcext:value-type="float">
            <text:p>5</text:p>
          </table:table-cell>
          <table:table-cell table:style-name="ce11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11" table:formula="of:=IFERROR(ROUND((AVERAGE(MIN(([.$D96]^[.$L$2])/([.$T96]^2);[.$R$2]); MIN([.D96]/[.$O$2]; [.$N$2])))*([.$J96]+[.$M$2]))*5;0)" office:value-type="float" office:value="55" calcext:value-type="float">
            <text:p>55</text:p>
          </table:table-cell>
          <table:table-cell table:style-name="ce11" table:formula="of:=IFERROR(ROUND((MIN(([.$D96]+[.$G96]+[.$I96])/8/[.$T96];[.$R$2]))*([.$J96]+3))*5;0)" office:value-type="float" office:value="40" calcext:value-type="float">
            <text:p>40</text:p>
          </table:table-cell>
          <table:table-cell table:style-name="ce11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11" table:formula="of:=IFERROR(ROUND((AVERAGE(MIN(([.$E96]^2)/([.$T96]^2);[.$R$2]);MIN([.E96]/[.$P$2]; [.$N$2]))*([.$J96]+3)*[.$T$2]))*5;0)" office:value-type="float" office:value="30" calcext:value-type="float">
            <text:p>30</text:p>
          </table:table-cell>
          <table:table-cell table:style-name="ce11" table:formula="of:=IFERROR(ROUND((AVERAGE(MIN(([.$G96]^2)/([.$T96]^2);[.$R$2]);MIN([.G96]/[.$P$2]; [.$N$2]))*([.$J96]+3)*[.$T$2]))*5;0)" office:value-type="float" office:value="40" calcext:value-type="float">
            <text:p>40</text:p>
          </table:table-cell>
          <table:table-cell table:style-name="ce11" table:formula="of:=IFERROR(ROUND((AVERAGE(MIN(([.$F96]^[.$Q$2])/([.$T96]^2);[.$R$2]); MIN([.F96]/[.$O$2]; [.$N$2])))*([.$J96]+[.$M$2]))*5;0)" office:value-type="float" office:value="30" calcext:value-type="float">
            <text:p>30</text:p>
          </table:table-cell>
          <table:table-cell table:style-name="ce11" table:formula="of:=ROUND(AVERAGE([.K96:.Q96]))" office:value-type="float" office:value="40" calcext:value-type="float">
            <text:p>40</text:p>
          </table:table-cell>
          <table:table-cell table:style-name="ce11" table:formula="of:=ROUND((([.I96]/[.$S$1])*MAX([.I96]/350;0.8));2)" office:value-type="float" office:value="4.46" calcext:value-type="float">
            <text:p>4.46</text:p>
          </table:table-cell>
          <table:table-cell table:style-name="ce11" table:formula="of:=ROUND([.I96]/6;2)" office:value-type="float" office:value="62.5" calcext:value-type="float">
            <text:p>62.5</text:p>
          </table:table-cell>
          <table:table-cell table:style-name="ce11"/>
          <table:table-cell table:style-name="ce19" table:formula="of:=IFERROR(ROUND((((MIN(([.$C96]^2)/([.$T96]^2);[.$S$2])))*[.$S96]*0.8)+([.C96]/10))+10;10)" office:value-type="float" office:value="23" calcext:value-type="float">
            <text:p>23</text:p>
          </table:table-cell>
          <table:table-cell table:style-name="ce19" table:formula="of:=IFERROR(ROUND(((MIN(([.$D96]^2)/([.$T96]^2);[.$S$2])))*[.$S96]);0)" office:value-type="float" office:value="9" calcext:value-type="float">
            <text:p>9</text:p>
          </table:table-cell>
          <table:table-cell table:style-name="ce20" table:formula="of:=IFERROR(ROUND(MIN(([.D96]+[.G96]+[.I96])/8/[.$T96];[.$S$2])^2*[.$S96]);0)" office:value-type="float" office:value="5" calcext:value-type="float">
            <text:p>5</text:p>
          </table:table-cell>
          <table:table-cell table:style-name="ce19" table:formula="of:=IFERROR(ROUND(((MIN(([.H96]^2)/([.$T96]^2);[.$S$2])))*[.$S96]*[.$T$1]);0)" office:value-type="float" office:value="1" calcext:value-type="float">
            <text:p>1</text:p>
          </table:table-cell>
          <table:table-cell table:style-name="ce19" table:formula="of:=IFERROR(ROUND(((MIN(([.E96]^2)/([.$T96]^2);[.$S$2])))*[.$S96]*[.$T$1]);0)" office:value-type="float" office:value="2" calcext:value-type="float">
            <text:p>2</text:p>
          </table:table-cell>
          <table:table-cell table:style-name="ce19" table:formula="of:=IFERROR(ROUND(((MIN(([.G96]^2)/([.$T96]^2);[.$S$2])))*[.$S96]*[.$T$1]);0)" office:value-type="float" office:value="3" calcext:value-type="float">
            <text:p>3</text:p>
          </table:table-cell>
          <table:table-cell table:style-name="ce19" table:formula="of:=IFERROR(ROUND(((MIN(([.F96]^2)/([.$T96]^2);[.$S$2]))*[.$S96]));0)" office:value-type="float" office:value="4" calcext:value-type="float">
            <text:p>4</text:p>
          </table:table-cell>
          <table:table-cell table:formula="of:=ROUND(AVERAGE([.W96:.AB96]);2)" office:value-type="float" office:value="4" calcext:value-type="float">
            <text:p>4</text:p>
          </table:table-cell>
          <table:table-cell table:style-name="ce1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1"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6]+[.$G96]+[.$I96])/8/[.$T96];[.$AE$2]))*([.$J96]+3)*[.$AG$2];([.I9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6]^[.$AC$2])/([.$T96]^[.$AC$2]);[.$AE$2]))*([.$J96]+3)*[.$AG$2]);([.E9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6]^[.$AC$2])/([.$T96]^[.$AC$2]);[.$AE$2]))*([.$J96]+3)*[.$AG$2]);([.G9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6]^[.$Q$2])/([.$T96]^[.$AC$2]);[.$AE$2]))*([.$J96]+[.$AF$2]);([.F96]/10));0)*5; [.$AI$2]); [.$AH$2]);0)" office:value-type="float" office:value="30" calcext:value-type="float">
            <text:p>30</text:p>
          </table:table-cell>
          <table:table-cell table:formula="of:=ROUND(AVERAGE([.AD96:.AJ96]);2)" office:value-type="float" office:value="34.29" calcext:value-type="float">
            <text:p>34.29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2" calcext:value-type="float">
            <text:p>2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tBush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11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11" table:formula="of:=IFERROR(ROUND((AVERAGE(MIN(([.$D97]^[.$L$2])/([.$T97]^2);[.$R$2]); MIN([.D97]/[.$O$2]; [.$N$2])))*([.$J97]+[.$M$2]))*5;0)" office:value-type="float" office:value="5" calcext:value-type="float">
            <text:p>5</text:p>
          </table:table-cell>
          <table:table-cell table:style-name="ce11" table:formula="of:=IFERROR(ROUND((MIN(([.$D97]+[.$G97]+[.$I97])/8/[.$T97];[.$R$2]))*([.$J97]+3))*5;0)" office:value-type="float" office:value="25" calcext:value-type="float">
            <text:p>25</text:p>
          </table:table-cell>
          <table:table-cell table:style-name="ce11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11" table:formula="of:=IFERROR(ROUND((AVERAGE(MIN(([.$E97]^2)/([.$T97]^2);[.$R$2]);MIN([.E97]/[.$P$2]; [.$N$2]))*([.$J97]+3)*[.$T$2]))*5;0)" office:value-type="float" office:value="10" calcext:value-type="float">
            <text:p>10</text:p>
          </table:table-cell>
          <table:table-cell table:style-name="ce11" table:formula="of:=IFERROR(ROUND((AVERAGE(MIN(([.$G97]^2)/([.$T97]^2);[.$R$2]);MIN([.G97]/[.$P$2]; [.$N$2]))*([.$J97]+3)*[.$T$2]))*5;0)" office:value-type="float" office:value="10" calcext:value-type="float">
            <text:p>10</text:p>
          </table:table-cell>
          <table:table-cell table:style-name="ce11" table:formula="of:=IFERROR(ROUND((AVERAGE(MIN(([.$F97]^[.$Q$2])/([.$T97]^2);[.$R$2]); MIN([.F97]/[.$O$2]; [.$N$2])))*([.$J97]+[.$M$2]))*5;0)" office:value-type="float" office:value="5" calcext:value-type="float">
            <text:p>5</text:p>
          </table:table-cell>
          <table:table-cell table:style-name="ce11" table:formula="of:=ROUND(AVERAGE([.K97:.Q97]))" office:value-type="float" office:value="16" calcext:value-type="float">
            <text:p>16</text:p>
          </table:table-cell>
          <table:table-cell table:style-name="ce11" table:formula="of:=ROUND((([.I97]/[.$S$1])*MAX([.I97]/350;0.8));2)" office:value-type="float" office:value="1.24" calcext:value-type="float">
            <text:p>1.24</text:p>
          </table:table-cell>
          <table:table-cell table:style-name="ce11" table:formula="of:=ROUND([.I9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19" table:formula="of:=IFERROR(ROUND(((MIN(([.$D97]^2)/([.$T97]^2);[.$S$2])))*[.$S97]);0)" office:value-type="float" office:value="1" calcext:value-type="float">
            <text:p>1</text:p>
          </table:table-cell>
          <table:table-cell table:style-name="ce20" table:formula="of:=IFERROR(ROUND(MIN(([.D97]+[.G97]+[.I97])/8/[.$T97];[.$S$2])^2*[.$S97]);0)" office:value-type="float" office:value="1" calcext:value-type="float">
            <text:p>1</text:p>
          </table:table-cell>
          <table:table-cell table:style-name="ce19" table:formula="of:=IFERROR(ROUND(((MIN(([.H97]^2)/([.$T97]^2);[.$S$2])))*[.$S97]*[.$T$1]);0)" office:value-type="float" office:value="1" calcext:value-type="float">
            <text:p>1</text:p>
          </table:table-cell>
          <table:table-cell table:style-name="ce19" table:formula="of:=IFERROR(ROUND(((MIN(([.E97]^2)/([.$T97]^2);[.$S$2])))*[.$S97]*[.$T$1]);0)" office:value-type="float" office:value="1" calcext:value-type="float">
            <text:p>1</text:p>
          </table:table-cell>
          <table:table-cell table:style-name="ce19" table:formula="of:=IFERROR(ROUND(((MIN(([.G97]^2)/([.$T97]^2);[.$S$2])))*[.$S97]*[.$T$1]);0)" office:value-type="float" office:value="1" calcext:value-type="float">
            <text:p>1</text:p>
          </table:table-cell>
          <table:table-cell table:style-name="ce19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7]+[.$G97]+[.$I97])/8/[.$T97];[.$AE$2]))*([.$J97]+3)*[.$AG$2];([.I9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8.57" calcext:value-type="float">
            <text:p>18.57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Sma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11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11" table:formula="of:=IFERROR(ROUND((AVERAGE(MIN(([.$D98]^[.$L$2])/([.$T98]^2);[.$R$2]); MIN([.D98]/[.$O$2]; [.$N$2])))*([.$J98]+[.$M$2]))*5;0)" office:value-type="float" office:value="5" calcext:value-type="float">
            <text:p>5</text:p>
          </table:table-cell>
          <table:table-cell table:style-name="ce11" table:formula="of:=IFERROR(ROUND((MIN(([.$D98]+[.$G98]+[.$I98])/8/[.$T98];[.$R$2]))*([.$J98]+3))*5;0)" office:value-type="float" office:value="25" calcext:value-type="float">
            <text:p>25</text:p>
          </table:table-cell>
          <table:table-cell table:style-name="ce11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11" table:formula="of:=IFERROR(ROUND((AVERAGE(MIN(([.$E98]^2)/([.$T98]^2);[.$R$2]);MIN([.E98]/[.$P$2]; [.$N$2]))*([.$J98]+3)*[.$T$2]))*5;0)" office:value-type="float" office:value="10" calcext:value-type="float">
            <text:p>10</text:p>
          </table:table-cell>
          <table:table-cell table:style-name="ce11" table:formula="of:=IFERROR(ROUND((AVERAGE(MIN(([.$G98]^2)/([.$T98]^2);[.$R$2]);MIN([.G98]/[.$P$2]; [.$N$2]))*([.$J98]+3)*[.$T$2]))*5;0)" office:value-type="float" office:value="10" calcext:value-type="float">
            <text:p>10</text:p>
          </table:table-cell>
          <table:table-cell table:style-name="ce11" table:formula="of:=IFERROR(ROUND((AVERAGE(MIN(([.$F98]^[.$Q$2])/([.$T98]^2);[.$R$2]); MIN([.F98]/[.$O$2]; [.$N$2])))*([.$J98]+[.$M$2]))*5;0)" office:value-type="float" office:value="5" calcext:value-type="float">
            <text:p>5</text:p>
          </table:table-cell>
          <table:table-cell table:style-name="ce11" table:formula="of:=ROUND(AVERAGE([.K98:.Q98]))" office:value-type="float" office:value="16" calcext:value-type="float">
            <text:p>16</text:p>
          </table:table-cell>
          <table:table-cell table:style-name="ce11" table:formula="of:=ROUND((([.I98]/[.$S$1])*MAX([.I98]/350;0.8));2)" office:value-type="float" office:value="1.24" calcext:value-type="float">
            <text:p>1.24</text:p>
          </table:table-cell>
          <table:table-cell table:style-name="ce11" table:formula="of:=ROUND([.I9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19" table:formula="of:=IFERROR(ROUND(((MIN(([.$D98]^2)/([.$T98]^2);[.$S$2])))*[.$S98]);0)" office:value-type="float" office:value="1" calcext:value-type="float">
            <text:p>1</text:p>
          </table:table-cell>
          <table:table-cell table:style-name="ce20" table:formula="of:=IFERROR(ROUND(MIN(([.D98]+[.G98]+[.I98])/8/[.$T98];[.$S$2])^2*[.$S98]);0)" office:value-type="float" office:value="1" calcext:value-type="float">
            <text:p>1</text:p>
          </table:table-cell>
          <table:table-cell table:style-name="ce19" table:formula="of:=IFERROR(ROUND(((MIN(([.H98]^2)/([.$T98]^2);[.$S$2])))*[.$S98]*[.$T$1]);0)" office:value-type="float" office:value="1" calcext:value-type="float">
            <text:p>1</text:p>
          </table:table-cell>
          <table:table-cell table:style-name="ce19" table:formula="of:=IFERROR(ROUND(((MIN(([.E98]^2)/([.$T98]^2);[.$S$2])))*[.$S98]*[.$T$1]);0)" office:value-type="float" office:value="1" calcext:value-type="float">
            <text:p>1</text:p>
          </table:table-cell>
          <table:table-cell table:style-name="ce19" table:formula="of:=IFERROR(ROUND(((MIN(([.G98]^2)/([.$T98]^2);[.$S$2])))*[.$S98]*[.$T$1]);0)" office:value-type="float" office:value="1" calcext:value-type="float">
            <text:p>1</text:p>
          </table:table-cell>
          <table:table-cell table:style-name="ce19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8]+[.$G98]+[.$I98])/8/[.$T98];[.$AE$2]))*([.$J98]+3)*[.$AG$2];([.I9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8.57" calcext:value-type="float">
            <text:p>18.57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rengthBould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11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11" table:formula="of:=IFERROR(ROUND((AVERAGE(MIN(([.$D99]^[.$L$2])/([.$T99]^2);[.$R$2]); MIN([.D99]/[.$O$2]; [.$N$2])))*([.$J99]+[.$M$2]))*5;0)" office:value-type="float" office:value="5" calcext:value-type="float">
            <text:p>5</text:p>
          </table:table-cell>
          <table:table-cell table:style-name="ce11" table:formula="of:=IFERROR(ROUND((MIN(([.$D99]+[.$G99]+[.$I99])/8/[.$T99];[.$R$2]))*([.$J99]+3))*5;0)" office:value-type="float" office:value="25" calcext:value-type="float">
            <text:p>25</text:p>
          </table:table-cell>
          <table:table-cell table:style-name="ce11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11" table:formula="of:=IFERROR(ROUND((AVERAGE(MIN(([.$E99]^2)/([.$T99]^2);[.$R$2]);MIN([.E99]/[.$P$2]; [.$N$2]))*([.$J99]+3)*[.$T$2]))*5;0)" office:value-type="float" office:value="10" calcext:value-type="float">
            <text:p>10</text:p>
          </table:table-cell>
          <table:table-cell table:style-name="ce11" table:formula="of:=IFERROR(ROUND((AVERAGE(MIN(([.$G99]^2)/([.$T99]^2);[.$R$2]);MIN([.G99]/[.$P$2]; [.$N$2]))*([.$J99]+3)*[.$T$2]))*5;0)" office:value-type="float" office:value="10" calcext:value-type="float">
            <text:p>10</text:p>
          </table:table-cell>
          <table:table-cell table:style-name="ce11" table:formula="of:=IFERROR(ROUND((AVERAGE(MIN(([.$F99]^[.$Q$2])/([.$T99]^2);[.$R$2]); MIN([.F99]/[.$O$2]; [.$N$2])))*([.$J99]+[.$M$2]))*5;0)" office:value-type="float" office:value="5" calcext:value-type="float">
            <text:p>5</text:p>
          </table:table-cell>
          <table:table-cell table:style-name="ce11" table:formula="of:=ROUND(AVERAGE([.K99:.Q99]))" office:value-type="float" office:value="16" calcext:value-type="float">
            <text:p>16</text:p>
          </table:table-cell>
          <table:table-cell table:style-name="ce11" table:formula="of:=ROUND((([.I99]/[.$S$1])*MAX([.I99]/350;0.8));2)" office:value-type="float" office:value="1.24" calcext:value-type="float">
            <text:p>1.24</text:p>
          </table:table-cell>
          <table:table-cell table:style-name="ce11" table:formula="of:=ROUND([.I9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19" table:formula="of:=IFERROR(ROUND(((MIN(([.$D99]^2)/([.$T99]^2);[.$S$2])))*[.$S99]);0)" office:value-type="float" office:value="1" calcext:value-type="float">
            <text:p>1</text:p>
          </table:table-cell>
          <table:table-cell table:style-name="ce20" table:formula="of:=IFERROR(ROUND(MIN(([.D99]+[.G99]+[.I99])/8/[.$T99];[.$S$2])^2*[.$S99]);0)" office:value-type="float" office:value="1" calcext:value-type="float">
            <text:p>1</text:p>
          </table:table-cell>
          <table:table-cell table:style-name="ce19" table:formula="of:=IFERROR(ROUND(((MIN(([.H99]^2)/([.$T99]^2);[.$S$2])))*[.$S99]*[.$T$1]);0)" office:value-type="float" office:value="1" calcext:value-type="float">
            <text:p>1</text:p>
          </table:table-cell>
          <table:table-cell table:style-name="ce19" table:formula="of:=IFERROR(ROUND(((MIN(([.E99]^2)/([.$T99]^2);[.$S$2])))*[.$S99]*[.$T$1]);0)" office:value-type="float" office:value="1" calcext:value-type="float">
            <text:p>1</text:p>
          </table:table-cell>
          <table:table-cell table:style-name="ce19" table:formula="of:=IFERROR(ROUND(((MIN(([.G99]^2)/([.$T99]^2);[.$S$2])))*[.$S99]*[.$T$1]);0)" office:value-type="float" office:value="1" calcext:value-type="float">
            <text:p>1</text:p>
          </table:table-cell>
          <table:table-cell table:style-name="ce19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9]+[.$G99]+[.$I99])/8/[.$T99];[.$AE$2]))*([.$J99]+3)*[.$AG$2];([.I9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8.57" calcext:value-type="float">
            <text:p>18.57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11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11" table:formula="of:=IFERROR(ROUND((AVERAGE(MIN(([.$D100]^[.$L$2])/([.$T100]^2);[.$R$2]); MIN([.D100]/[.$O$2]; [.$N$2])))*([.$J100]+[.$M$2]))*5;0)" office:value-type="float" office:value="5" calcext:value-type="float">
            <text:p>5</text:p>
          </table:table-cell>
          <table:table-cell table:style-name="ce11" table:formula="of:=IFERROR(ROUND((MIN(([.$D100]+[.$G100]+[.$I100])/8/[.$T100];[.$R$2]))*([.$J100]+3))*5;0)" office:value-type="float" office:value="25" calcext:value-type="float">
            <text:p>25</text:p>
          </table:table-cell>
          <table:table-cell table:style-name="ce11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AVERAGE(MIN(([.$E100]^2)/([.$T100]^2);[.$R$2]);MIN([.E100]/[.$P$2]; [.$N$2]))*([.$J100]+3)*[.$T$2]))*5;0)" office:value-type="float" office:value="10" calcext:value-type="float">
            <text:p>10</text:p>
          </table:table-cell>
          <table:table-cell table:style-name="ce11" table:formula="of:=IFERROR(ROUND((AVERAGE(MIN(([.$G100]^2)/([.$T100]^2);[.$R$2]);MIN([.G100]/[.$P$2]; [.$N$2]))*([.$J100]+3)*[.$T$2]))*5;0)" office:value-type="float" office:value="10" calcext:value-type="float">
            <text:p>10</text:p>
          </table:table-cell>
          <table:table-cell table:style-name="ce11" table:formula="of:=IFERROR(ROUND((AVERAGE(MIN(([.$F100]^[.$Q$2])/([.$T100]^2);[.$R$2]); MIN([.F100]/[.$O$2]; [.$N$2])))*([.$J100]+[.$M$2]))*5;0)" office:value-type="float" office:value="5" calcext:value-type="float">
            <text:p>5</text:p>
          </table:table-cell>
          <table:table-cell table:style-name="ce11" table:formula="of:=ROUND(AVERAGE([.K100:.Q100]))" office:value-type="float" office:value="16" calcext:value-type="float">
            <text:p>16</text:p>
          </table:table-cell>
          <table:table-cell table:style-name="ce11" table:formula="of:=ROUND((([.I100]/[.$S$1])*MAX([.I100]/350;0.8));2)" office:value-type="float" office:value="1.24" calcext:value-type="float">
            <text:p>1.24</text:p>
          </table:table-cell>
          <table:table-cell table:style-name="ce11" table:formula="of:=ROUND([.I10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19" table:formula="of:=IFERROR(ROUND(((MIN(([.$D100]^2)/([.$T100]^2);[.$S$2])))*[.$S100]);0)" office:value-type="float" office:value="1" calcext:value-type="float">
            <text:p>1</text:p>
          </table:table-cell>
          <table:table-cell table:style-name="ce20" table:formula="of:=IFERROR(ROUND(MIN(([.D100]+[.G100]+[.I100])/8/[.$T100];[.$S$2])^2*[.$S100]);0)" office:value-type="float" office:value="1" calcext:value-type="float">
            <text:p>1</text:p>
          </table:table-cell>
          <table:table-cell table:style-name="ce19" table:formula="of:=IFERROR(ROUND(((MIN(([.H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E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G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0]+[.$G100]+[.$I100])/8/[.$T100];[.$AE$2]))*([.$J100]+3)*[.$AG$2];([.I10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8.57" calcext:value-type="float">
            <text:p>18.57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8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11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11" table:formula="of:=IFERROR(ROUND((AVERAGE(MIN(([.$D101]^[.$L$2])/([.$T101]^2);[.$R$2]); MIN([.D101]/[.$O$2]; [.$N$2])))*([.$J101]+[.$M$2]))*5;0)" office:value-type="float" office:value="5" calcext:value-type="float">
            <text:p>5</text:p>
          </table:table-cell>
          <table:table-cell table:style-name="ce11" table:formula="of:=IFERROR(ROUND((MIN(([.$D101]+[.$G101]+[.$I101])/8/[.$T101];[.$R$2]))*([.$J101]+3))*5;0)" office:value-type="float" office:value="25" calcext:value-type="float">
            <text:p>25</text:p>
          </table:table-cell>
          <table:table-cell table:style-name="ce11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AVERAGE(MIN(([.$E101]^2)/([.$T101]^2);[.$R$2]);MIN([.E101]/[.$P$2]; [.$N$2]))*([.$J101]+3)*[.$T$2]))*5;0)" office:value-type="float" office:value="10" calcext:value-type="float">
            <text:p>10</text:p>
          </table:table-cell>
          <table:table-cell table:style-name="ce11" table:formula="of:=IFERROR(ROUND((AVERAGE(MIN(([.$G101]^2)/([.$T101]^2);[.$R$2]);MIN([.G101]/[.$P$2]; [.$N$2]))*([.$J101]+3)*[.$T$2]))*5;0)" office:value-type="float" office:value="10" calcext:value-type="float">
            <text:p>10</text:p>
          </table:table-cell>
          <table:table-cell table:style-name="ce11" table:formula="of:=IFERROR(ROUND((AVERAGE(MIN(([.$F101]^[.$Q$2])/([.$T101]^2);[.$R$2]); MIN([.F101]/[.$O$2]; [.$N$2])))*([.$J101]+[.$M$2]))*5;0)" office:value-type="float" office:value="5" calcext:value-type="float">
            <text:p>5</text:p>
          </table:table-cell>
          <table:table-cell table:style-name="ce11" table:formula="of:=ROUND(AVERAGE([.K101:.Q101]))" office:value-type="float" office:value="16" calcext:value-type="float">
            <text:p>16</text:p>
          </table:table-cell>
          <table:table-cell table:style-name="ce11" table:formula="of:=ROUND((([.I101]/[.$S$1])*MAX([.I101]/350;0.8));2)" office:value-type="float" office:value="1.24" calcext:value-type="float">
            <text:p>1.24</text:p>
          </table:table-cell>
          <table:table-cell table:style-name="ce11" table:formula="of:=ROUND([.I10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19" table:formula="of:=IFERROR(ROUND(((MIN(([.$D101]^2)/([.$T101]^2);[.$S$2])))*[.$S101]);0)" office:value-type="float" office:value="1" calcext:value-type="float">
            <text:p>1</text:p>
          </table:table-cell>
          <table:table-cell table:style-name="ce20" table:formula="of:=IFERROR(ROUND(MIN(([.D101]+[.G101]+[.I101])/8/[.$T101];[.$S$2])^2*[.$S101]);0)" office:value-type="float" office:value="1" calcext:value-type="float">
            <text:p>1</text:p>
          </table:table-cell>
          <table:table-cell table:style-name="ce19" table:formula="of:=IFERROR(ROUND(((MIN(([.H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E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G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1]+[.$G101]+[.$I101])/8/[.$T101];[.$AE$2]))*([.$J101]+3)*[.$AG$2];([.I10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8.57" calcext:value-type="float">
            <text:p>18.57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athgoy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11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11" table:formula="of:=IFERROR(ROUND((AVERAGE(MIN(([.$D102]^[.$L$2])/([.$T102]^2);[.$R$2]); MIN([.D102]/[.$O$2]; [.$N$2])))*([.$J102]+[.$M$2]))*5;0)" office:value-type="float" office:value="5" calcext:value-type="float">
            <text:p>5</text:p>
          </table:table-cell>
          <table:table-cell table:style-name="ce11" table:formula="of:=IFERROR(ROUND((MIN(([.$D102]+[.$G102]+[.$I102])/8/[.$T102];[.$R$2]))*([.$J102]+3))*5;0)" office:value-type="float" office:value="25" calcext:value-type="float">
            <text:p>25</text:p>
          </table:table-cell>
          <table:table-cell table:style-name="ce11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AVERAGE(MIN(([.$E102]^2)/([.$T102]^2);[.$R$2]);MIN([.E102]/[.$P$2]; [.$N$2]))*([.$J102]+3)*[.$T$2]))*5;0)" office:value-type="float" office:value="10" calcext:value-type="float">
            <text:p>10</text:p>
          </table:table-cell>
          <table:table-cell table:style-name="ce11" table:formula="of:=IFERROR(ROUND((AVERAGE(MIN(([.$G102]^2)/([.$T102]^2);[.$R$2]);MIN([.G102]/[.$P$2]; [.$N$2]))*([.$J102]+3)*[.$T$2]))*5;0)" office:value-type="float" office:value="10" calcext:value-type="float">
            <text:p>10</text:p>
          </table:table-cell>
          <table:table-cell table:style-name="ce11" table:formula="of:=IFERROR(ROUND((AVERAGE(MIN(([.$F102]^[.$Q$2])/([.$T102]^2);[.$R$2]); MIN([.F102]/[.$O$2]; [.$N$2])))*([.$J102]+[.$M$2]))*5;0)" office:value-type="float" office:value="5" calcext:value-type="float">
            <text:p>5</text:p>
          </table:table-cell>
          <table:table-cell table:style-name="ce11" table:formula="of:=ROUND(AVERAGE([.K102:.Q102]))" office:value-type="float" office:value="16" calcext:value-type="float">
            <text:p>16</text:p>
          </table:table-cell>
          <table:table-cell table:style-name="ce11" table:formula="of:=ROUND((([.I102]/[.$S$1])*MAX([.I102]/350;0.8));2)" office:value-type="float" office:value="1.24" calcext:value-type="float">
            <text:p>1.24</text:p>
          </table:table-cell>
          <table:table-cell table:style-name="ce11" table:formula="of:=ROUND([.I10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19" table:formula="of:=IFERROR(ROUND(((MIN(([.$D102]^2)/([.$T102]^2);[.$S$2])))*[.$S102]);0)" office:value-type="float" office:value="1" calcext:value-type="float">
            <text:p>1</text:p>
          </table:table-cell>
          <table:table-cell table:style-name="ce20" table:formula="of:=IFERROR(ROUND(MIN(([.D102]+[.G102]+[.I102])/8/[.$T102];[.$S$2])^2*[.$S102]);0)" office:value-type="float" office:value="1" calcext:value-type="float">
            <text:p>1</text:p>
          </table:table-cell>
          <table:table-cell table:style-name="ce19" table:formula="of:=IFERROR(ROUND(((MIN(([.H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E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G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2]+[.$G102]+[.$I102])/8/[.$T102];[.$AE$2]))*([.$J102]+3)*[.$AG$2];([.I10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8.57" calcext:value-type="float">
            <text:p>18.57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coZombie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11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11" table:formula="of:=IFERROR(ROUND((AVERAGE(MIN(([.$D103]^[.$L$2])/([.$T103]^2);[.$R$2]); MIN([.D103]/[.$O$2]; [.$N$2])))*([.$J103]+[.$M$2]))*5;0)" office:value-type="float" office:value="5" calcext:value-type="float">
            <text:p>5</text:p>
          </table:table-cell>
          <table:table-cell table:style-name="ce11" table:formula="of:=IFERROR(ROUND((MIN(([.$D103]+[.$G103]+[.$I103])/8/[.$T103];[.$R$2]))*([.$J103]+3))*5;0)" office:value-type="float" office:value="25" calcext:value-type="float">
            <text:p>25</text:p>
          </table:table-cell>
          <table:table-cell table:style-name="ce11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AVERAGE(MIN(([.$E103]^2)/([.$T103]^2);[.$R$2]);MIN([.E103]/[.$P$2]; [.$N$2]))*([.$J103]+3)*[.$T$2]))*5;0)" office:value-type="float" office:value="10" calcext:value-type="float">
            <text:p>10</text:p>
          </table:table-cell>
          <table:table-cell table:style-name="ce11" table:formula="of:=IFERROR(ROUND((AVERAGE(MIN(([.$G103]^2)/([.$T103]^2);[.$R$2]);MIN([.G103]/[.$P$2]; [.$N$2]))*([.$J103]+3)*[.$T$2]))*5;0)" office:value-type="float" office:value="10" calcext:value-type="float">
            <text:p>10</text:p>
          </table:table-cell>
          <table:table-cell table:style-name="ce11" table:formula="of:=IFERROR(ROUND((AVERAGE(MIN(([.$F103]^[.$Q$2])/([.$T103]^2);[.$R$2]); MIN([.F103]/[.$O$2]; [.$N$2])))*([.$J103]+[.$M$2]))*5;0)" office:value-type="float" office:value="5" calcext:value-type="float">
            <text:p>5</text:p>
          </table:table-cell>
          <table:table-cell table:style-name="ce11" table:formula="of:=ROUND(AVERAGE([.K103:.Q103]))" office:value-type="float" office:value="16" calcext:value-type="float">
            <text:p>16</text:p>
          </table:table-cell>
          <table:table-cell table:style-name="ce11" table:formula="of:=ROUND((([.I103]/[.$S$1])*MAX([.I103]/350;0.8));2)" office:value-type="float" office:value="1.24" calcext:value-type="float">
            <text:p>1.24</text:p>
          </table:table-cell>
          <table:table-cell table:style-name="ce11" table:formula="of:=ROUND([.I10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19" table:formula="of:=IFERROR(ROUND(((MIN(([.$D103]^2)/([.$T103]^2);[.$S$2])))*[.$S103]);0)" office:value-type="float" office:value="1" calcext:value-type="float">
            <text:p>1</text:p>
          </table:table-cell>
          <table:table-cell table:style-name="ce20" table:formula="of:=IFERROR(ROUND(MIN(([.D103]+[.G103]+[.I103])/8/[.$T103];[.$S$2])^2*[.$S103]);0)" office:value-type="float" office:value="1" calcext:value-type="float">
            <text:p>1</text:p>
          </table:table-cell>
          <table:table-cell table:style-name="ce19" table:formula="of:=IFERROR(ROUND(((MIN(([.H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E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G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3]+[.$G103]+[.$I103])/8/[.$T103];[.$AE$2]))*([.$J103]+3)*[.$AG$2];([.I10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8.57" calcext:value-type="float">
            <text:p>18.57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monKin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11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11" table:formula="of:=IFERROR(ROUND((AVERAGE(MIN(([.$D104]^[.$L$2])/([.$T104]^2);[.$R$2]); MIN([.D104]/[.$O$2]; [.$N$2])))*([.$J104]+[.$M$2]))*5;0)" office:value-type="float" office:value="5" calcext:value-type="float">
            <text:p>5</text:p>
          </table:table-cell>
          <table:table-cell table:style-name="ce11" table:formula="of:=IFERROR(ROUND((MIN(([.$D104]+[.$G104]+[.$I104])/8/[.$T104];[.$R$2]))*([.$J104]+3))*5;0)" office:value-type="float" office:value="25" calcext:value-type="float">
            <text:p>25</text:p>
          </table:table-cell>
          <table:table-cell table:style-name="ce11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AVERAGE(MIN(([.$E104]^2)/([.$T104]^2);[.$R$2]);MIN([.E104]/[.$P$2]; [.$N$2]))*([.$J104]+3)*[.$T$2]))*5;0)" office:value-type="float" office:value="10" calcext:value-type="float">
            <text:p>10</text:p>
          </table:table-cell>
          <table:table-cell table:style-name="ce11" table:formula="of:=IFERROR(ROUND((AVERAGE(MIN(([.$G104]^2)/([.$T104]^2);[.$R$2]);MIN([.G104]/[.$P$2]; [.$N$2]))*([.$J104]+3)*[.$T$2]))*5;0)" office:value-type="float" office:value="10" calcext:value-type="float">
            <text:p>10</text:p>
          </table:table-cell>
          <table:table-cell table:style-name="ce11" table:formula="of:=IFERROR(ROUND((AVERAGE(MIN(([.$F104]^[.$Q$2])/([.$T104]^2);[.$R$2]); MIN([.F104]/[.$O$2]; [.$N$2])))*([.$J104]+[.$M$2]))*5;0)" office:value-type="float" office:value="5" calcext:value-type="float">
            <text:p>5</text:p>
          </table:table-cell>
          <table:table-cell table:style-name="ce11" table:formula="of:=ROUND(AVERAGE([.K104:.Q104]))" office:value-type="float" office:value="16" calcext:value-type="float">
            <text:p>16</text:p>
          </table:table-cell>
          <table:table-cell table:style-name="ce11" table:formula="of:=ROUND((([.I104]/[.$S$1])*MAX([.I104]/350;0.8));2)" office:value-type="float" office:value="1.24" calcext:value-type="float">
            <text:p>1.24</text:p>
          </table:table-cell>
          <table:table-cell table:style-name="ce11" table:formula="of:=ROUND([.I10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19" table:formula="of:=IFERROR(ROUND(((MIN(([.$D104]^2)/([.$T104]^2);[.$S$2])))*[.$S104]);0)" office:value-type="float" office:value="1" calcext:value-type="float">
            <text:p>1</text:p>
          </table:table-cell>
          <table:table-cell table:style-name="ce20" table:formula="of:=IFERROR(ROUND(MIN(([.D104]+[.G104]+[.I104])/8/[.$T104];[.$S$2])^2*[.$S104]);0)" office:value-type="float" office:value="1" calcext:value-type="float">
            <text:p>1</text:p>
          </table:table-cell>
          <table:table-cell table:style-name="ce19" table:formula="of:=IFERROR(ROUND(((MIN(([.H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E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G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4]+[.$G104]+[.$I104])/8/[.$T104];[.$AE$2]))*([.$J104]+3)*[.$AG$2];([.I10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8.57" calcext:value-type="float">
            <text:p>18.57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ss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11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11" table:formula="of:=IFERROR(ROUND((AVERAGE(MIN(([.$D105]^[.$L$2])/([.$T105]^2);[.$R$2]); MIN([.D105]/[.$O$2]; [.$N$2])))*([.$J105]+[.$M$2]))*5;0)" office:value-type="float" office:value="5" calcext:value-type="float">
            <text:p>5</text:p>
          </table:table-cell>
          <table:table-cell table:style-name="ce11" table:formula="of:=IFERROR(ROUND((MIN(([.$D105]+[.$G105]+[.$I105])/8/[.$T105];[.$R$2]))*([.$J105]+3))*5;0)" office:value-type="float" office:value="25" calcext:value-type="float">
            <text:p>25</text:p>
          </table:table-cell>
          <table:table-cell table:style-name="ce11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AVERAGE(MIN(([.$E105]^2)/([.$T105]^2);[.$R$2]);MIN([.E105]/[.$P$2]; [.$N$2]))*([.$J105]+3)*[.$T$2]))*5;0)" office:value-type="float" office:value="10" calcext:value-type="float">
            <text:p>10</text:p>
          </table:table-cell>
          <table:table-cell table:style-name="ce11" table:formula="of:=IFERROR(ROUND((AVERAGE(MIN(([.$G105]^2)/([.$T105]^2);[.$R$2]);MIN([.G105]/[.$P$2]; [.$N$2]))*([.$J105]+3)*[.$T$2]))*5;0)" office:value-type="float" office:value="10" calcext:value-type="float">
            <text:p>10</text:p>
          </table:table-cell>
          <table:table-cell table:style-name="ce11" table:formula="of:=IFERROR(ROUND((AVERAGE(MIN(([.$F105]^[.$Q$2])/([.$T105]^2);[.$R$2]); MIN([.F105]/[.$O$2]; [.$N$2])))*([.$J105]+[.$M$2]))*5;0)" office:value-type="float" office:value="5" calcext:value-type="float">
            <text:p>5</text:p>
          </table:table-cell>
          <table:table-cell table:style-name="ce11" table:formula="of:=ROUND(AVERAGE([.K105:.Q105]))" office:value-type="float" office:value="16" calcext:value-type="float">
            <text:p>16</text:p>
          </table:table-cell>
          <table:table-cell table:style-name="ce11" table:formula="of:=ROUND((([.I105]/[.$S$1])*MAX([.I105]/350;0.8));2)" office:value-type="float" office:value="1.24" calcext:value-type="float">
            <text:p>1.24</text:p>
          </table:table-cell>
          <table:table-cell table:style-name="ce11" table:formula="of:=ROUND([.I10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19" table:formula="of:=IFERROR(ROUND(((MIN(([.$D105]^2)/([.$T105]^2);[.$S$2])))*[.$S105]);0)" office:value-type="float" office:value="1" calcext:value-type="float">
            <text:p>1</text:p>
          </table:table-cell>
          <table:table-cell table:style-name="ce20" table:formula="of:=IFERROR(ROUND(MIN(([.D105]+[.G105]+[.I105])/8/[.$T105];[.$S$2])^2*[.$S105]);0)" office:value-type="float" office:value="1" calcext:value-type="float">
            <text:p>1</text:p>
          </table:table-cell>
          <table:table-cell table:style-name="ce19" table:formula="of:=IFERROR(ROUND(((MIN(([.H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E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G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5]+[.$G105]+[.$I105])/8/[.$T105];[.$AE$2]))*([.$J105]+3)*[.$AG$2];([.I10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8.57" calcext:value-type="float">
            <text:p>18.57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cni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11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11" table:formula="of:=IFERROR(ROUND((AVERAGE(MIN(([.$D106]^[.$L$2])/([.$T106]^2);[.$R$2]); MIN([.D106]/[.$O$2]; [.$N$2])))*([.$J106]+[.$M$2]))*5;0)" office:value-type="float" office:value="5" calcext:value-type="float">
            <text:p>5</text:p>
          </table:table-cell>
          <table:table-cell table:style-name="ce11" table:formula="of:=IFERROR(ROUND((MIN(([.$D106]+[.$G106]+[.$I106])/8/[.$T106];[.$R$2]))*([.$J106]+3))*5;0)" office:value-type="float" office:value="25" calcext:value-type="float">
            <text:p>25</text:p>
          </table:table-cell>
          <table:table-cell table:style-name="ce11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AVERAGE(MIN(([.$E106]^2)/([.$T106]^2);[.$R$2]);MIN([.E106]/[.$P$2]; [.$N$2]))*([.$J106]+3)*[.$T$2]))*5;0)" office:value-type="float" office:value="10" calcext:value-type="float">
            <text:p>10</text:p>
          </table:table-cell>
          <table:table-cell table:style-name="ce11" table:formula="of:=IFERROR(ROUND((AVERAGE(MIN(([.$G106]^2)/([.$T106]^2);[.$R$2]);MIN([.G106]/[.$P$2]; [.$N$2]))*([.$J106]+3)*[.$T$2]))*5;0)" office:value-type="float" office:value="10" calcext:value-type="float">
            <text:p>10</text:p>
          </table:table-cell>
          <table:table-cell table:style-name="ce11" table:formula="of:=IFERROR(ROUND((AVERAGE(MIN(([.$F106]^[.$Q$2])/([.$T106]^2);[.$R$2]); MIN([.F106]/[.$O$2]; [.$N$2])))*([.$J106]+[.$M$2]))*5;0)" office:value-type="float" office:value="5" calcext:value-type="float">
            <text:p>5</text:p>
          </table:table-cell>
          <table:table-cell table:style-name="ce11" table:formula="of:=ROUND(AVERAGE([.K106:.Q106]))" office:value-type="float" office:value="16" calcext:value-type="float">
            <text:p>16</text:p>
          </table:table-cell>
          <table:table-cell table:style-name="ce11" table:formula="of:=ROUND((([.I106]/[.$S$1])*MAX([.I106]/350;0.8));2)" office:value-type="float" office:value="1.24" calcext:value-type="float">
            <text:p>1.24</text:p>
          </table:table-cell>
          <table:table-cell table:style-name="ce11" table:formula="of:=ROUND([.I10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19" table:formula="of:=IFERROR(ROUND(((MIN(([.$D106]^2)/([.$T106]^2);[.$S$2])))*[.$S106]);0)" office:value-type="float" office:value="1" calcext:value-type="float">
            <text:p>1</text:p>
          </table:table-cell>
          <table:table-cell table:style-name="ce20" table:formula="of:=IFERROR(ROUND(MIN(([.D106]+[.G106]+[.I106])/8/[.$T106];[.$S$2])^2*[.$S106]);0)" office:value-type="float" office:value="1" calcext:value-type="float">
            <text:p>1</text:p>
          </table:table-cell>
          <table:table-cell table:style-name="ce19" table:formula="of:=IFERROR(ROUND(((MIN(([.H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E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G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6]+[.$G106]+[.$I106])/8/[.$T106];[.$AE$2]))*([.$J106]+3)*[.$AG$2];([.I10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8.57" calcext:value-type="float">
            <text:p>18.57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cema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11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11" table:formula="of:=IFERROR(ROUND((AVERAGE(MIN(([.$D107]^[.$L$2])/([.$T107]^2);[.$R$2]); MIN([.D107]/[.$O$2]; [.$N$2])))*([.$J107]+[.$M$2]))*5;0)" office:value-type="float" office:value="5" calcext:value-type="float">
            <text:p>5</text:p>
          </table:table-cell>
          <table:table-cell table:style-name="ce11" table:formula="of:=IFERROR(ROUND((MIN(([.$D107]+[.$G107]+[.$I107])/8/[.$T107];[.$R$2]))*([.$J107]+3))*5;0)" office:value-type="float" office:value="25" calcext:value-type="float">
            <text:p>25</text:p>
          </table:table-cell>
          <table:table-cell table:style-name="ce11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AVERAGE(MIN(([.$E107]^2)/([.$T107]^2);[.$R$2]);MIN([.E107]/[.$P$2]; [.$N$2]))*([.$J107]+3)*[.$T$2]))*5;0)" office:value-type="float" office:value="10" calcext:value-type="float">
            <text:p>10</text:p>
          </table:table-cell>
          <table:table-cell table:style-name="ce11" table:formula="of:=IFERROR(ROUND((AVERAGE(MIN(([.$G107]^2)/([.$T107]^2);[.$R$2]);MIN([.G107]/[.$P$2]; [.$N$2]))*([.$J107]+3)*[.$T$2]))*5;0)" office:value-type="float" office:value="10" calcext:value-type="float">
            <text:p>10</text:p>
          </table:table-cell>
          <table:table-cell table:style-name="ce11" table:formula="of:=IFERROR(ROUND((AVERAGE(MIN(([.$F107]^[.$Q$2])/([.$T107]^2);[.$R$2]); MIN([.F107]/[.$O$2]; [.$N$2])))*([.$J107]+[.$M$2]))*5;0)" office:value-type="float" office:value="5" calcext:value-type="float">
            <text:p>5</text:p>
          </table:table-cell>
          <table:table-cell table:style-name="ce11" table:formula="of:=ROUND(AVERAGE([.K107:.Q107]))" office:value-type="float" office:value="16" calcext:value-type="float">
            <text:p>16</text:p>
          </table:table-cell>
          <table:table-cell table:style-name="ce11" table:formula="of:=ROUND((([.I107]/[.$S$1])*MAX([.I107]/350;0.8));2)" office:value-type="float" office:value="1.24" calcext:value-type="float">
            <text:p>1.24</text:p>
          </table:table-cell>
          <table:table-cell table:style-name="ce11" table:formula="of:=ROUND([.I10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19" table:formula="of:=IFERROR(ROUND(((MIN(([.$D107]^2)/([.$T107]^2);[.$S$2])))*[.$S107]);0)" office:value-type="float" office:value="1" calcext:value-type="float">
            <text:p>1</text:p>
          </table:table-cell>
          <table:table-cell table:style-name="ce20" table:formula="of:=IFERROR(ROUND(MIN(([.D107]+[.G107]+[.I107])/8/[.$T107];[.$S$2])^2*[.$S107]);0)" office:value-type="float" office:value="1" calcext:value-type="float">
            <text:p>1</text:p>
          </table:table-cell>
          <table:table-cell table:style-name="ce19" table:formula="of:=IFERROR(ROUND(((MIN(([.H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E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G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7]+[.$G107]+[.$I107])/8/[.$T107];[.$AE$2]))*([.$J107]+3)*[.$AG$2];([.I10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8.57" calcext:value-type="float">
            <text:p>18.57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f_oak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11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11" table:formula="of:=IFERROR(ROUND((AVERAGE(MIN(([.$D108]^[.$L$2])/([.$T108]^2);[.$R$2]); MIN([.D108]/[.$O$2]; [.$N$2])))*([.$J108]+[.$M$2]))*5;0)" office:value-type="float" office:value="5" calcext:value-type="float">
            <text:p>5</text:p>
          </table:table-cell>
          <table:table-cell table:style-name="ce11" table:formula="of:=IFERROR(ROUND((MIN(([.$D108]+[.$G108]+[.$I108])/8/[.$T108];[.$R$2]))*([.$J108]+3))*5;0)" office:value-type="float" office:value="25" calcext:value-type="float">
            <text:p>25</text:p>
          </table:table-cell>
          <table:table-cell table:style-name="ce11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AVERAGE(MIN(([.$E108]^2)/([.$T108]^2);[.$R$2]);MIN([.E108]/[.$P$2]; [.$N$2]))*([.$J108]+3)*[.$T$2]))*5;0)" office:value-type="float" office:value="10" calcext:value-type="float">
            <text:p>10</text:p>
          </table:table-cell>
          <table:table-cell table:style-name="ce11" table:formula="of:=IFERROR(ROUND((AVERAGE(MIN(([.$G108]^2)/([.$T108]^2);[.$R$2]);MIN([.G108]/[.$P$2]; [.$N$2]))*([.$J108]+3)*[.$T$2]))*5;0)" office:value-type="float" office:value="10" calcext:value-type="float">
            <text:p>10</text:p>
          </table:table-cell>
          <table:table-cell table:style-name="ce11" table:formula="of:=IFERROR(ROUND((AVERAGE(MIN(([.$F108]^[.$Q$2])/([.$T108]^2);[.$R$2]); MIN([.F108]/[.$O$2]; [.$N$2])))*([.$J108]+[.$M$2]))*5;0)" office:value-type="float" office:value="5" calcext:value-type="float">
            <text:p>5</text:p>
          </table:table-cell>
          <table:table-cell table:style-name="ce11" table:formula="of:=ROUND(AVERAGE([.K108:.Q108]))" office:value-type="float" office:value="16" calcext:value-type="float">
            <text:p>16</text:p>
          </table:table-cell>
          <table:table-cell table:style-name="ce11" table:formula="of:=ROUND((([.I108]/[.$S$1])*MAX([.I108]/350;0.8));2)" office:value-type="float" office:value="1.24" calcext:value-type="float">
            <text:p>1.24</text:p>
          </table:table-cell>
          <table:table-cell table:style-name="ce11" table:formula="of:=ROUND([.I10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19" table:formula="of:=IFERROR(ROUND(((MIN(([.$D108]^2)/([.$T108]^2);[.$S$2])))*[.$S108]);0)" office:value-type="float" office:value="1" calcext:value-type="float">
            <text:p>1</text:p>
          </table:table-cell>
          <table:table-cell table:style-name="ce20" table:formula="of:=IFERROR(ROUND(MIN(([.D108]+[.G108]+[.I108])/8/[.$T108];[.$S$2])^2*[.$S108]);0)" office:value-type="float" office:value="1" calcext:value-type="float">
            <text:p>1</text:p>
          </table:table-cell>
          <table:table-cell table:style-name="ce19" table:formula="of:=IFERROR(ROUND(((MIN(([.H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E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G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8]+[.$G108]+[.$I108])/8/[.$T108];[.$AE$2]))*([.$J108]+3)*[.$AG$2];([.I10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8.57" calcext:value-type="float">
            <text:p>18.57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11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11" table:formula="of:=IFERROR(ROUND((AVERAGE(MIN(([.$D109]^[.$L$2])/([.$T109]^2);[.$R$2]); MIN([.D109]/[.$O$2]; [.$N$2])))*([.$J109]+[.$M$2]))*5;0)" office:value-type="float" office:value="5" calcext:value-type="float">
            <text:p>5</text:p>
          </table:table-cell>
          <table:table-cell table:style-name="ce11" table:formula="of:=IFERROR(ROUND((MIN(([.$D109]+[.$G109]+[.$I109])/8/[.$T109];[.$R$2]))*([.$J109]+3))*5;0)" office:value-type="float" office:value="25" calcext:value-type="float">
            <text:p>25</text:p>
          </table:table-cell>
          <table:table-cell table:style-name="ce11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AVERAGE(MIN(([.$E109]^2)/([.$T109]^2);[.$R$2]);MIN([.E109]/[.$P$2]; [.$N$2]))*([.$J109]+3)*[.$T$2]))*5;0)" office:value-type="float" office:value="10" calcext:value-type="float">
            <text:p>10</text:p>
          </table:table-cell>
          <table:table-cell table:style-name="ce11" table:formula="of:=IFERROR(ROUND((AVERAGE(MIN(([.$G109]^2)/([.$T109]^2);[.$R$2]);MIN([.G109]/[.$P$2]; [.$N$2]))*([.$J109]+3)*[.$T$2]))*5;0)" office:value-type="float" office:value="10" calcext:value-type="float">
            <text:p>10</text:p>
          </table:table-cell>
          <table:table-cell table:style-name="ce11" table:formula="of:=IFERROR(ROUND((AVERAGE(MIN(([.$F109]^[.$Q$2])/([.$T109]^2);[.$R$2]); MIN([.F109]/[.$O$2]; [.$N$2])))*([.$J109]+[.$M$2]))*5;0)" office:value-type="float" office:value="5" calcext:value-type="float">
            <text:p>5</text:p>
          </table:table-cell>
          <table:table-cell table:style-name="ce11" table:formula="of:=ROUND(AVERAGE([.K109:.Q109]))" office:value-type="float" office:value="16" calcext:value-type="float">
            <text:p>16</text:p>
          </table:table-cell>
          <table:table-cell table:style-name="ce11" table:formula="of:=ROUND((([.I109]/[.$S$1])*MAX([.I109]/350;0.8));2)" office:value-type="float" office:value="1.24" calcext:value-type="float">
            <text:p>1.24</text:p>
          </table:table-cell>
          <table:table-cell table:style-name="ce11" table:formula="of:=ROUND([.I10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19" table:formula="of:=IFERROR(ROUND(((MIN(([.$D109]^2)/([.$T109]^2);[.$S$2])))*[.$S109]);0)" office:value-type="float" office:value="1" calcext:value-type="float">
            <text:p>1</text:p>
          </table:table-cell>
          <table:table-cell table:style-name="ce20" table:formula="of:=IFERROR(ROUND(MIN(([.D109]+[.G109]+[.I109])/8/[.$T109];[.$S$2])^2*[.$S109]);0)" office:value-type="float" office:value="1" calcext:value-type="float">
            <text:p>1</text:p>
          </table:table-cell>
          <table:table-cell table:style-name="ce19" table:formula="of:=IFERROR(ROUND(((MIN(([.H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E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G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9]+[.$G109]+[.$I109])/8/[.$T109];[.$AE$2]))*([.$J109]+3)*[.$AG$2];([.I10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8.57" calcext:value-type="float">
            <text:p>18.57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11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11" table:formula="of:=IFERROR(ROUND((AVERAGE(MIN(([.$D110]^[.$L$2])/([.$T110]^2);[.$R$2]); MIN([.D110]/[.$O$2]; [.$N$2])))*([.$J110]+[.$M$2]))*5;0)" office:value-type="float" office:value="5" calcext:value-type="float">
            <text:p>5</text:p>
          </table:table-cell>
          <table:table-cell table:style-name="ce11" table:formula="of:=IFERROR(ROUND((MIN(([.$D110]+[.$G110]+[.$I110])/8/[.$T110];[.$R$2]))*([.$J110]+3))*5;0)" office:value-type="float" office:value="25" calcext:value-type="float">
            <text:p>25</text:p>
          </table:table-cell>
          <table:table-cell table:style-name="ce11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AVERAGE(MIN(([.$E110]^2)/([.$T110]^2);[.$R$2]);MIN([.E110]/[.$P$2]; [.$N$2]))*([.$J110]+3)*[.$T$2]))*5;0)" office:value-type="float" office:value="10" calcext:value-type="float">
            <text:p>10</text:p>
          </table:table-cell>
          <table:table-cell table:style-name="ce11" table:formula="of:=IFERROR(ROUND((AVERAGE(MIN(([.$G110]^2)/([.$T110]^2);[.$R$2]);MIN([.G110]/[.$P$2]; [.$N$2]))*([.$J110]+3)*[.$T$2]))*5;0)" office:value-type="float" office:value="10" calcext:value-type="float">
            <text:p>10</text:p>
          </table:table-cell>
          <table:table-cell table:style-name="ce11" table:formula="of:=IFERROR(ROUND((AVERAGE(MIN(([.$F110]^[.$Q$2])/([.$T110]^2);[.$R$2]); MIN([.F110]/[.$O$2]; [.$N$2])))*([.$J110]+[.$M$2]))*5;0)" office:value-type="float" office:value="5" calcext:value-type="float">
            <text:p>5</text:p>
          </table:table-cell>
          <table:table-cell table:style-name="ce11" table:formula="of:=ROUND(AVERAGE([.K110:.Q110]))" office:value-type="float" office:value="16" calcext:value-type="float">
            <text:p>16</text:p>
          </table:table-cell>
          <table:table-cell table:style-name="ce11" table:formula="of:=ROUND((([.I110]/[.$S$1])*MAX([.I110]/350;0.8));2)" office:value-type="float" office:value="1.24" calcext:value-type="float">
            <text:p>1.24</text:p>
          </table:table-cell>
          <table:table-cell table:style-name="ce11" table:formula="of:=ROUND([.I11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19" table:formula="of:=IFERROR(ROUND(((MIN(([.$D110]^2)/([.$T110]^2);[.$S$2])))*[.$S110]);0)" office:value-type="float" office:value="1" calcext:value-type="float">
            <text:p>1</text:p>
          </table:table-cell>
          <table:table-cell table:style-name="ce20" table:formula="of:=IFERROR(ROUND(MIN(([.D110]+[.G110]+[.I110])/8/[.$T110];[.$S$2])^2*[.$S110]);0)" office:value-type="float" office:value="1" calcext:value-type="float">
            <text:p>1</text:p>
          </table:table-cell>
          <table:table-cell table:style-name="ce19" table:formula="of:=IFERROR(ROUND(((MIN(([.H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E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G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0]+[.$G110]+[.$I110])/8/[.$T110];[.$AE$2]))*([.$J110]+3)*[.$AG$2];([.I11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8.57" calcext:value-type="float">
            <text:p>18.57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11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11" table:formula="of:=IFERROR(ROUND((AVERAGE(MIN(([.$D111]^[.$L$2])/([.$T111]^2);[.$R$2]); MIN([.D111]/[.$O$2]; [.$N$2])))*([.$J111]+[.$M$2]))*5;0)" office:value-type="float" office:value="5" calcext:value-type="float">
            <text:p>5</text:p>
          </table:table-cell>
          <table:table-cell table:style-name="ce11" table:formula="of:=IFERROR(ROUND((MIN(([.$D111]+[.$G111]+[.$I111])/8/[.$T111];[.$R$2]))*([.$J111]+3))*5;0)" office:value-type="float" office:value="25" calcext:value-type="float">
            <text:p>25</text:p>
          </table:table-cell>
          <table:table-cell table:style-name="ce11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AVERAGE(MIN(([.$E111]^2)/([.$T111]^2);[.$R$2]);MIN([.E111]/[.$P$2]; [.$N$2]))*([.$J111]+3)*[.$T$2]))*5;0)" office:value-type="float" office:value="10" calcext:value-type="float">
            <text:p>10</text:p>
          </table:table-cell>
          <table:table-cell table:style-name="ce11" table:formula="of:=IFERROR(ROUND((AVERAGE(MIN(([.$G111]^2)/([.$T111]^2);[.$R$2]);MIN([.G111]/[.$P$2]; [.$N$2]))*([.$J111]+3)*[.$T$2]))*5;0)" office:value-type="float" office:value="10" calcext:value-type="float">
            <text:p>10</text:p>
          </table:table-cell>
          <table:table-cell table:style-name="ce11" table:formula="of:=IFERROR(ROUND((AVERAGE(MIN(([.$F111]^[.$Q$2])/([.$T111]^2);[.$R$2]); MIN([.F111]/[.$O$2]; [.$N$2])))*([.$J111]+[.$M$2]))*5;0)" office:value-type="float" office:value="5" calcext:value-type="float">
            <text:p>5</text:p>
          </table:table-cell>
          <table:table-cell table:style-name="ce11" table:formula="of:=ROUND(AVERAGE([.K111:.Q111]))" office:value-type="float" office:value="16" calcext:value-type="float">
            <text:p>16</text:p>
          </table:table-cell>
          <table:table-cell table:style-name="ce11" table:formula="of:=ROUND((([.I111]/[.$S$1])*MAX([.I111]/350;0.8));2)" office:value-type="float" office:value="1.24" calcext:value-type="float">
            <text:p>1.24</text:p>
          </table:table-cell>
          <table:table-cell table:style-name="ce11" table:formula="of:=ROUND([.I11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19" table:formula="of:=IFERROR(ROUND(((MIN(([.$D111]^2)/([.$T111]^2);[.$S$2])))*[.$S111]);0)" office:value-type="float" office:value="1" calcext:value-type="float">
            <text:p>1</text:p>
          </table:table-cell>
          <table:table-cell table:style-name="ce20" table:formula="of:=IFERROR(ROUND(MIN(([.D111]+[.G111]+[.I111])/8/[.$T111];[.$S$2])^2*[.$S111]);0)" office:value-type="float" office:value="1" calcext:value-type="float">
            <text:p>1</text:p>
          </table:table-cell>
          <table:table-cell table:style-name="ce19" table:formula="of:=IFERROR(ROUND(((MIN(([.H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E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G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1]+[.$G111]+[.$I111])/8/[.$T111];[.$AE$2]))*([.$J111]+3)*[.$AG$2];([.I11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8.57" calcext:value-type="float">
            <text:p>18.57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ilo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11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11" table:formula="of:=IFERROR(ROUND((AVERAGE(MIN(([.$D112]^[.$L$2])/([.$T112]^2);[.$R$2]); MIN([.D112]/[.$O$2]; [.$N$2])))*([.$J112]+[.$M$2]))*5;0)" office:value-type="float" office:value="5" calcext:value-type="float">
            <text:p>5</text:p>
          </table:table-cell>
          <table:table-cell table:style-name="ce11" table:formula="of:=IFERROR(ROUND((MIN(([.$D112]+[.$G112]+[.$I112])/8/[.$T112];[.$R$2]))*([.$J112]+3))*5;0)" office:value-type="float" office:value="25" calcext:value-type="float">
            <text:p>25</text:p>
          </table:table-cell>
          <table:table-cell table:style-name="ce11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AVERAGE(MIN(([.$E112]^2)/([.$T112]^2);[.$R$2]);MIN([.E112]/[.$P$2]; [.$N$2]))*([.$J112]+3)*[.$T$2]))*5;0)" office:value-type="float" office:value="10" calcext:value-type="float">
            <text:p>10</text:p>
          </table:table-cell>
          <table:table-cell table:style-name="ce11" table:formula="of:=IFERROR(ROUND((AVERAGE(MIN(([.$G112]^2)/([.$T112]^2);[.$R$2]);MIN([.G112]/[.$P$2]; [.$N$2]))*([.$J112]+3)*[.$T$2]))*5;0)" office:value-type="float" office:value="10" calcext:value-type="float">
            <text:p>10</text:p>
          </table:table-cell>
          <table:table-cell table:style-name="ce11" table:formula="of:=IFERROR(ROUND((AVERAGE(MIN(([.$F112]^[.$Q$2])/([.$T112]^2);[.$R$2]); MIN([.F112]/[.$O$2]; [.$N$2])))*([.$J112]+[.$M$2]))*5;0)" office:value-type="float" office:value="5" calcext:value-type="float">
            <text:p>5</text:p>
          </table:table-cell>
          <table:table-cell table:style-name="ce11" table:formula="of:=ROUND(AVERAGE([.K112:.Q112]))" office:value-type="float" office:value="16" calcext:value-type="float">
            <text:p>16</text:p>
          </table:table-cell>
          <table:table-cell table:style-name="ce11" table:formula="of:=ROUND((([.I112]/[.$S$1])*MAX([.I112]/350;0.8));2)" office:value-type="float" office:value="1.24" calcext:value-type="float">
            <text:p>1.24</text:p>
          </table:table-cell>
          <table:table-cell table:style-name="ce11" table:formula="of:=ROUND([.I11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19" table:formula="of:=IFERROR(ROUND(((MIN(([.$D112]^2)/([.$T112]^2);[.$S$2])))*[.$S112]);0)" office:value-type="float" office:value="1" calcext:value-type="float">
            <text:p>1</text:p>
          </table:table-cell>
          <table:table-cell table:style-name="ce20" table:formula="of:=IFERROR(ROUND(MIN(([.D112]+[.G112]+[.I112])/8/[.$T112];[.$S$2])^2*[.$S112]);0)" office:value-type="float" office:value="1" calcext:value-type="float">
            <text:p>1</text:p>
          </table:table-cell>
          <table:table-cell table:style-name="ce19" table:formula="of:=IFERROR(ROUND(((MIN(([.H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E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G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2]+[.$G112]+[.$I112])/8/[.$T112];[.$AE$2]))*([.$J112]+3)*[.$AG$2];([.I11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8.57" calcext:value-type="float">
            <text:p>18.57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ient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11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11" table:formula="of:=IFERROR(ROUND((AVERAGE(MIN(([.$D113]^[.$L$2])/([.$T113]^2);[.$R$2]); MIN([.D113]/[.$O$2]; [.$N$2])))*([.$J113]+[.$M$2]))*5;0)" office:value-type="float" office:value="5" calcext:value-type="float">
            <text:p>5</text:p>
          </table:table-cell>
          <table:table-cell table:style-name="ce11" table:formula="of:=IFERROR(ROUND((MIN(([.$D113]+[.$G113]+[.$I113])/8/[.$T113];[.$R$2]))*([.$J113]+3))*5;0)" office:value-type="float" office:value="25" calcext:value-type="float">
            <text:p>25</text:p>
          </table:table-cell>
          <table:table-cell table:style-name="ce11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AVERAGE(MIN(([.$E113]^2)/([.$T113]^2);[.$R$2]);MIN([.E113]/[.$P$2]; [.$N$2]))*([.$J113]+3)*[.$T$2]))*5;0)" office:value-type="float" office:value="10" calcext:value-type="float">
            <text:p>10</text:p>
          </table:table-cell>
          <table:table-cell table:style-name="ce11" table:formula="of:=IFERROR(ROUND((AVERAGE(MIN(([.$G113]^2)/([.$T113]^2);[.$R$2]);MIN([.G113]/[.$P$2]; [.$N$2]))*([.$J113]+3)*[.$T$2]))*5;0)" office:value-type="float" office:value="10" calcext:value-type="float">
            <text:p>10</text:p>
          </table:table-cell>
          <table:table-cell table:style-name="ce11" table:formula="of:=IFERROR(ROUND((AVERAGE(MIN(([.$F113]^[.$Q$2])/([.$T113]^2);[.$R$2]); MIN([.F113]/[.$O$2]; [.$N$2])))*([.$J113]+[.$M$2]))*5;0)" office:value-type="float" office:value="5" calcext:value-type="float">
            <text:p>5</text:p>
          </table:table-cell>
          <table:table-cell table:style-name="ce11" table:formula="of:=ROUND(AVERAGE([.K113:.Q113]))" office:value-type="float" office:value="16" calcext:value-type="float">
            <text:p>16</text:p>
          </table:table-cell>
          <table:table-cell table:style-name="ce11" table:formula="of:=ROUND((([.I113]/[.$S$1])*MAX([.I113]/350;0.8));2)" office:value-type="float" office:value="1.24" calcext:value-type="float">
            <text:p>1.24</text:p>
          </table:table-cell>
          <table:table-cell table:style-name="ce11" table:formula="of:=ROUND([.I11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19" table:formula="of:=IFERROR(ROUND(((MIN(([.$D113]^2)/([.$T113]^2);[.$S$2])))*[.$S113]);0)" office:value-type="float" office:value="1" calcext:value-type="float">
            <text:p>1</text:p>
          </table:table-cell>
          <table:table-cell table:style-name="ce20" table:formula="of:=IFERROR(ROUND(MIN(([.D113]+[.G113]+[.I113])/8/[.$T113];[.$S$2])^2*[.$S113]);0)" office:value-type="float" office:value="1" calcext:value-type="float">
            <text:p>1</text:p>
          </table:table-cell>
          <table:table-cell table:style-name="ce19" table:formula="of:=IFERROR(ROUND(((MIN(([.H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E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G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3]+[.$G113]+[.$I113])/8/[.$T113];[.$AE$2]))*([.$J113]+3)*[.$AG$2];([.I11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8.57" calcext:value-type="float">
            <text:p>18.57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uper_ner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11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11" table:formula="of:=IFERROR(ROUND((AVERAGE(MIN(([.$D114]^[.$L$2])/([.$T114]^2);[.$R$2]); MIN([.D114]/[.$O$2]; [.$N$2])))*([.$J114]+[.$M$2]))*5;0)" office:value-type="float" office:value="5" calcext:value-type="float">
            <text:p>5</text:p>
          </table:table-cell>
          <table:table-cell table:style-name="ce11" table:formula="of:=IFERROR(ROUND((MIN(([.$D114]+[.$G114]+[.$I114])/8/[.$T114];[.$R$2]))*([.$J114]+3))*5;0)" office:value-type="float" office:value="25" calcext:value-type="float">
            <text:p>25</text:p>
          </table:table-cell>
          <table:table-cell table:style-name="ce11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AVERAGE(MIN(([.$E114]^2)/([.$T114]^2);[.$R$2]);MIN([.E114]/[.$P$2]; [.$N$2]))*([.$J114]+3)*[.$T$2]))*5;0)" office:value-type="float" office:value="10" calcext:value-type="float">
            <text:p>10</text:p>
          </table:table-cell>
          <table:table-cell table:style-name="ce11" table:formula="of:=IFERROR(ROUND((AVERAGE(MIN(([.$G114]^2)/([.$T114]^2);[.$R$2]);MIN([.G114]/[.$P$2]; [.$N$2]))*([.$J114]+3)*[.$T$2]))*5;0)" office:value-type="float" office:value="10" calcext:value-type="float">
            <text:p>10</text:p>
          </table:table-cell>
          <table:table-cell table:style-name="ce11" table:formula="of:=IFERROR(ROUND((AVERAGE(MIN(([.$F114]^[.$Q$2])/([.$T114]^2);[.$R$2]); MIN([.F114]/[.$O$2]; [.$N$2])))*([.$J114]+[.$M$2]))*5;0)" office:value-type="float" office:value="5" calcext:value-type="float">
            <text:p>5</text:p>
          </table:table-cell>
          <table:table-cell table:style-name="ce11" table:formula="of:=ROUND(AVERAGE([.K114:.Q114]))" office:value-type="float" office:value="16" calcext:value-type="float">
            <text:p>16</text:p>
          </table:table-cell>
          <table:table-cell table:style-name="ce11" table:formula="of:=ROUND((([.I114]/[.$S$1])*MAX([.I114]/350;0.8));2)" office:value-type="float" office:value="1.24" calcext:value-type="float">
            <text:p>1.24</text:p>
          </table:table-cell>
          <table:table-cell table:style-name="ce11" table:formula="of:=ROUND([.I11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19" table:formula="of:=IFERROR(ROUND(((MIN(([.$D114]^2)/([.$T114]^2);[.$S$2])))*[.$S114]);0)" office:value-type="float" office:value="1" calcext:value-type="float">
            <text:p>1</text:p>
          </table:table-cell>
          <table:table-cell table:style-name="ce20" table:formula="of:=IFERROR(ROUND(MIN(([.D114]+[.G114]+[.I114])/8/[.$T114];[.$S$2])^2*[.$S114]);0)" office:value-type="float" office:value="1" calcext:value-type="float">
            <text:p>1</text:p>
          </table:table-cell>
          <table:table-cell table:style-name="ce19" table:formula="of:=IFERROR(ROUND(((MIN(([.H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E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G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4]+[.$G114]+[.$I114])/8/[.$T114];[.$AE$2]))*([.$J114]+3)*[.$AG$2];([.I11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8.57" calcext:value-type="float">
            <text:p>18.57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rrow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11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11" table:formula="of:=IFERROR(ROUND((AVERAGE(MIN(([.$D115]^[.$L$2])/([.$T115]^2);[.$R$2]); MIN([.D115]/[.$O$2]; [.$N$2])))*([.$J115]+[.$M$2]))*5;0)" office:value-type="float" office:value="5" calcext:value-type="float">
            <text:p>5</text:p>
          </table:table-cell>
          <table:table-cell table:style-name="ce11" table:formula="of:=IFERROR(ROUND((MIN(([.$D115]+[.$G115]+[.$I115])/8/[.$T115];[.$R$2]))*([.$J115]+3))*5;0)" office:value-type="float" office:value="25" calcext:value-type="float">
            <text:p>25</text:p>
          </table:table-cell>
          <table:table-cell table:style-name="ce11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AVERAGE(MIN(([.$E115]^2)/([.$T115]^2);[.$R$2]);MIN([.E115]/[.$P$2]; [.$N$2]))*([.$J115]+3)*[.$T$2]))*5;0)" office:value-type="float" office:value="10" calcext:value-type="float">
            <text:p>10</text:p>
          </table:table-cell>
          <table:table-cell table:style-name="ce11" table:formula="of:=IFERROR(ROUND((AVERAGE(MIN(([.$G115]^2)/([.$T115]^2);[.$R$2]);MIN([.G115]/[.$P$2]; [.$N$2]))*([.$J115]+3)*[.$T$2]))*5;0)" office:value-type="float" office:value="10" calcext:value-type="float">
            <text:p>10</text:p>
          </table:table-cell>
          <table:table-cell table:style-name="ce11" table:formula="of:=IFERROR(ROUND((AVERAGE(MIN(([.$F115]^[.$Q$2])/([.$T115]^2);[.$R$2]); MIN([.F115]/[.$O$2]; [.$N$2])))*([.$J115]+[.$M$2]))*5;0)" office:value-type="float" office:value="5" calcext:value-type="float">
            <text:p>5</text:p>
          </table:table-cell>
          <table:table-cell table:style-name="ce11" table:formula="of:=ROUND(AVERAGE([.K115:.Q115]))" office:value-type="float" office:value="16" calcext:value-type="float">
            <text:p>16</text:p>
          </table:table-cell>
          <table:table-cell table:style-name="ce11" table:formula="of:=ROUND((([.I115]/[.$S$1])*MAX([.I115]/350;0.8));2)" office:value-type="float" office:value="1.24" calcext:value-type="float">
            <text:p>1.24</text:p>
          </table:table-cell>
          <table:table-cell table:style-name="ce11" table:formula="of:=ROUND([.I11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19" table:formula="of:=IFERROR(ROUND(((MIN(([.$D115]^2)/([.$T115]^2);[.$S$2])))*[.$S115]);0)" office:value-type="float" office:value="1" calcext:value-type="float">
            <text:p>1</text:p>
          </table:table-cell>
          <table:table-cell table:style-name="ce20" table:formula="of:=IFERROR(ROUND(MIN(([.D115]+[.G115]+[.I115])/8/[.$T115];[.$S$2])^2*[.$S115]);0)" office:value-type="float" office:value="1" calcext:value-type="float">
            <text:p>1</text:p>
          </table:table-cell>
          <table:table-cell table:style-name="ce19" table:formula="of:=IFERROR(ROUND(((MIN(([.H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E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G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5]+[.$G115]+[.$I115])/8/[.$T115];[.$AE$2]))*([.$J115]+3)*[.$AG$2];([.I11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8.57" calcext:value-type="float">
            <text:p>18.57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ow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11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11" table:formula="of:=IFERROR(ROUND((AVERAGE(MIN(([.$D116]^[.$L$2])/([.$T116]^2);[.$R$2]); MIN([.D116]/[.$O$2]; [.$N$2])))*([.$J116]+[.$M$2]))*5;0)" office:value-type="float" office:value="5" calcext:value-type="float">
            <text:p>5</text:p>
          </table:table-cell>
          <table:table-cell table:style-name="ce11" table:formula="of:=IFERROR(ROUND((MIN(([.$D116]+[.$G116]+[.$I116])/8/[.$T116];[.$R$2]))*([.$J116]+3))*5;0)" office:value-type="float" office:value="25" calcext:value-type="float">
            <text:p>25</text:p>
          </table:table-cell>
          <table:table-cell table:style-name="ce11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AVERAGE(MIN(([.$E116]^2)/([.$T116]^2);[.$R$2]);MIN([.E116]/[.$P$2]; [.$N$2]))*([.$J116]+3)*[.$T$2]))*5;0)" office:value-type="float" office:value="10" calcext:value-type="float">
            <text:p>10</text:p>
          </table:table-cell>
          <table:table-cell table:style-name="ce11" table:formula="of:=IFERROR(ROUND((AVERAGE(MIN(([.$G116]^2)/([.$T116]^2);[.$R$2]);MIN([.G116]/[.$P$2]; [.$N$2]))*([.$J116]+3)*[.$T$2]))*5;0)" office:value-type="float" office:value="10" calcext:value-type="float">
            <text:p>10</text:p>
          </table:table-cell>
          <table:table-cell table:style-name="ce11" table:formula="of:=IFERROR(ROUND((AVERAGE(MIN(([.$F116]^[.$Q$2])/([.$T116]^2);[.$R$2]); MIN([.F116]/[.$O$2]; [.$N$2])))*([.$J116]+[.$M$2]))*5;0)" office:value-type="float" office:value="5" calcext:value-type="float">
            <text:p>5</text:p>
          </table:table-cell>
          <table:table-cell table:style-name="ce11" table:formula="of:=ROUND(AVERAGE([.K116:.Q116]))" office:value-type="float" office:value="16" calcext:value-type="float">
            <text:p>16</text:p>
          </table:table-cell>
          <table:table-cell table:style-name="ce11" table:formula="of:=ROUND((([.I116]/[.$S$1])*MAX([.I116]/350;0.8));2)" office:value-type="float" office:value="1.24" calcext:value-type="float">
            <text:p>1.24</text:p>
          </table:table-cell>
          <table:table-cell table:style-name="ce11" table:formula="of:=ROUND([.I11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19" table:formula="of:=IFERROR(ROUND(((MIN(([.$D116]^2)/([.$T116]^2);[.$S$2])))*[.$S116]);0)" office:value-type="float" office:value="1" calcext:value-type="float">
            <text:p>1</text:p>
          </table:table-cell>
          <table:table-cell table:style-name="ce20" table:formula="of:=IFERROR(ROUND(MIN(([.D116]+[.G116]+[.I116])/8/[.$T116];[.$S$2])^2*[.$S116]);0)" office:value-type="float" office:value="1" calcext:value-type="float">
            <text:p>1</text:p>
          </table:table-cell>
          <table:table-cell table:style-name="ce19" table:formula="of:=IFERROR(ROUND(((MIN(([.H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E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G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6]+[.$G116]+[.$I116])/8/[.$T116];[.$AE$2]))*([.$J116]+3)*[.$AG$2];([.I11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8.57" calcext:value-type="float">
            <text:p>18.57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rryTre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11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11" table:formula="of:=IFERROR(ROUND((AVERAGE(MIN(([.$D117]^[.$L$2])/([.$T117]^2);[.$R$2]); MIN([.D117]/[.$O$2]; [.$N$2])))*([.$J117]+[.$M$2]))*5;0)" office:value-type="float" office:value="5" calcext:value-type="float">
            <text:p>5</text:p>
          </table:table-cell>
          <table:table-cell table:style-name="ce11" table:formula="of:=IFERROR(ROUND((MIN(([.$D117]+[.$G117]+[.$I117])/8/[.$T117];[.$R$2]))*([.$J117]+3))*5;0)" office:value-type="float" office:value="25" calcext:value-type="float">
            <text:p>25</text:p>
          </table:table-cell>
          <table:table-cell table:style-name="ce11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AVERAGE(MIN(([.$E117]^2)/([.$T117]^2);[.$R$2]);MIN([.E117]/[.$P$2]; [.$N$2]))*([.$J117]+3)*[.$T$2]))*5;0)" office:value-type="float" office:value="10" calcext:value-type="float">
            <text:p>10</text:p>
          </table:table-cell>
          <table:table-cell table:style-name="ce11" table:formula="of:=IFERROR(ROUND((AVERAGE(MIN(([.$G117]^2)/([.$T117]^2);[.$R$2]);MIN([.G117]/[.$P$2]; [.$N$2]))*([.$J117]+3)*[.$T$2]))*5;0)" office:value-type="float" office:value="10" calcext:value-type="float">
            <text:p>10</text:p>
          </table:table-cell>
          <table:table-cell table:style-name="ce11" table:formula="of:=IFERROR(ROUND((AVERAGE(MIN(([.$F117]^[.$Q$2])/([.$T117]^2);[.$R$2]); MIN([.F117]/[.$O$2]; [.$N$2])))*([.$J117]+[.$M$2]))*5;0)" office:value-type="float" office:value="5" calcext:value-type="float">
            <text:p>5</text:p>
          </table:table-cell>
          <table:table-cell table:style-name="ce11" table:formula="of:=ROUND(AVERAGE([.K117:.Q117]))" office:value-type="float" office:value="16" calcext:value-type="float">
            <text:p>16</text:p>
          </table:table-cell>
          <table:table-cell table:style-name="ce11" table:formula="of:=ROUND((([.I117]/[.$S$1])*MAX([.I117]/350;0.8));2)" office:value-type="float" office:value="1.24" calcext:value-type="float">
            <text:p>1.24</text:p>
          </table:table-cell>
          <table:table-cell table:style-name="ce11" table:formula="of:=ROUND([.I11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19" table:formula="of:=IFERROR(ROUND(((MIN(([.$D117]^2)/([.$T117]^2);[.$S$2])))*[.$S117]);0)" office:value-type="float" office:value="1" calcext:value-type="float">
            <text:p>1</text:p>
          </table:table-cell>
          <table:table-cell table:style-name="ce20" table:formula="of:=IFERROR(ROUND(MIN(([.D117]+[.G117]+[.I117])/8/[.$T117];[.$S$2])^2*[.$S117]);0)" office:value-type="float" office:value="1" calcext:value-type="float">
            <text:p>1</text:p>
          </table:table-cell>
          <table:table-cell table:style-name="ce19" table:formula="of:=IFERROR(ROUND(((MIN(([.H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E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G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7]+[.$G117]+[.$I117])/8/[.$T117];[.$AE$2]))*([.$J117]+3)*[.$AG$2];([.I11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8.57" calcext:value-type="float">
            <text:p>18.57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fx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11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11" table:formula="of:=IFERROR(ROUND((AVERAGE(MIN(([.$D118]^[.$L$2])/([.$T118]^2);[.$R$2]); MIN([.D118]/[.$O$2]; [.$N$2])))*([.$J118]+[.$M$2]))*5;0)" office:value-type="float" office:value="5" calcext:value-type="float">
            <text:p>5</text:p>
          </table:table-cell>
          <table:table-cell table:style-name="ce11" table:formula="of:=IFERROR(ROUND((MIN(([.$D118]+[.$G118]+[.$I118])/8/[.$T118];[.$R$2]))*([.$J118]+3))*5;0)" office:value-type="float" office:value="25" calcext:value-type="float">
            <text:p>25</text:p>
          </table:table-cell>
          <table:table-cell table:style-name="ce11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AVERAGE(MIN(([.$E118]^2)/([.$T118]^2);[.$R$2]);MIN([.E118]/[.$P$2]; [.$N$2]))*([.$J118]+3)*[.$T$2]))*5;0)" office:value-type="float" office:value="10" calcext:value-type="float">
            <text:p>10</text:p>
          </table:table-cell>
          <table:table-cell table:style-name="ce11" table:formula="of:=IFERROR(ROUND((AVERAGE(MIN(([.$G118]^2)/([.$T118]^2);[.$R$2]);MIN([.G118]/[.$P$2]; [.$N$2]))*([.$J118]+3)*[.$T$2]))*5;0)" office:value-type="float" office:value="10" calcext:value-type="float">
            <text:p>10</text:p>
          </table:table-cell>
          <table:table-cell table:style-name="ce11" table:formula="of:=IFERROR(ROUND((AVERAGE(MIN(([.$F118]^[.$Q$2])/([.$T118]^2);[.$R$2]); MIN([.F118]/[.$O$2]; [.$N$2])))*([.$J118]+[.$M$2]))*5;0)" office:value-type="float" office:value="5" calcext:value-type="float">
            <text:p>5</text:p>
          </table:table-cell>
          <table:table-cell table:style-name="ce11" table:formula="of:=ROUND(AVERAGE([.K118:.Q118]))" office:value-type="float" office:value="16" calcext:value-type="float">
            <text:p>16</text:p>
          </table:table-cell>
          <table:table-cell table:style-name="ce11" table:formula="of:=ROUND((([.I118]/[.$S$1])*MAX([.I118]/350;0.8));2)" office:value-type="float" office:value="1.24" calcext:value-type="float">
            <text:p>1.24</text:p>
          </table:table-cell>
          <table:table-cell table:style-name="ce11" table:formula="of:=ROUND([.I11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19" table:formula="of:=IFERROR(ROUND(((MIN(([.$D118]^2)/([.$T118]^2);[.$S$2])))*[.$S118]);0)" office:value-type="float" office:value="1" calcext:value-type="float">
            <text:p>1</text:p>
          </table:table-cell>
          <table:table-cell table:style-name="ce20" table:formula="of:=IFERROR(ROUND(MIN(([.D118]+[.G118]+[.I118])/8/[.$T118];[.$S$2])^2*[.$S118]);0)" office:value-type="float" office:value="1" calcext:value-type="float">
            <text:p>1</text:p>
          </table:table-cell>
          <table:table-cell table:style-name="ce19" table:formula="of:=IFERROR(ROUND(((MIN(([.H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E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G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8]+[.$G118]+[.$I118])/8/[.$T118];[.$AE$2]))*([.$J118]+3)*[.$AG$2];([.I11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8.57" calcext:value-type="float">
            <text:p>18.57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pen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11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11" table:formula="of:=IFERROR(ROUND((AVERAGE(MIN(([.$D119]^[.$L$2])/([.$T119]^2);[.$R$2]); MIN([.D119]/[.$O$2]; [.$N$2])))*([.$J119]+[.$M$2]))*5;0)" office:value-type="float" office:value="5" calcext:value-type="float">
            <text:p>5</text:p>
          </table:table-cell>
          <table:table-cell table:style-name="ce11" table:formula="of:=IFERROR(ROUND((MIN(([.$D119]+[.$G119]+[.$I119])/8/[.$T119];[.$R$2]))*([.$J119]+3))*5;0)" office:value-type="float" office:value="25" calcext:value-type="float">
            <text:p>25</text:p>
          </table:table-cell>
          <table:table-cell table:style-name="ce11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AVERAGE(MIN(([.$E119]^2)/([.$T119]^2);[.$R$2]);MIN([.E119]/[.$P$2]; [.$N$2]))*([.$J119]+3)*[.$T$2]))*5;0)" office:value-type="float" office:value="10" calcext:value-type="float">
            <text:p>10</text:p>
          </table:table-cell>
          <table:table-cell table:style-name="ce11" table:formula="of:=IFERROR(ROUND((AVERAGE(MIN(([.$G119]^2)/([.$T119]^2);[.$R$2]);MIN([.G119]/[.$P$2]; [.$N$2]))*([.$J119]+3)*[.$T$2]))*5;0)" office:value-type="float" office:value="10" calcext:value-type="float">
            <text:p>10</text:p>
          </table:table-cell>
          <table:table-cell table:style-name="ce11" table:formula="of:=IFERROR(ROUND((AVERAGE(MIN(([.$F119]^[.$Q$2])/([.$T119]^2);[.$R$2]); MIN([.F119]/[.$O$2]; [.$N$2])))*([.$J119]+[.$M$2]))*5;0)" office:value-type="float" office:value="5" calcext:value-type="float">
            <text:p>5</text:p>
          </table:table-cell>
          <table:table-cell table:style-name="ce11" table:formula="of:=ROUND(AVERAGE([.K119:.Q119]))" office:value-type="float" office:value="16" calcext:value-type="float">
            <text:p>16</text:p>
          </table:table-cell>
          <table:table-cell table:style-name="ce11" table:formula="of:=ROUND((([.I119]/[.$S$1])*MAX([.I119]/350;0.8));2)" office:value-type="float" office:value="1.24" calcext:value-type="float">
            <text:p>1.24</text:p>
          </table:table-cell>
          <table:table-cell table:style-name="ce11" table:formula="of:=ROUND([.I11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19" table:formula="of:=IFERROR(ROUND(((MIN(([.$D119]^2)/([.$T119]^2);[.$S$2])))*[.$S119]);0)" office:value-type="float" office:value="1" calcext:value-type="float">
            <text:p>1</text:p>
          </table:table-cell>
          <table:table-cell table:style-name="ce20" table:formula="of:=IFERROR(ROUND(MIN(([.D119]+[.G119]+[.I119])/8/[.$T119];[.$S$2])^2*[.$S119]);0)" office:value-type="float" office:value="1" calcext:value-type="float">
            <text:p>1</text:p>
          </table:table-cell>
          <table:table-cell table:style-name="ce19" table:formula="of:=IFERROR(ROUND(((MIN(([.H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E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G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9]+[.$G119]+[.$I119])/8/[.$T119];[.$AE$2]))*([.$J119]+3)*[.$AG$2];([.I11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8.57" calcext:value-type="float">
            <text:p>18.57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11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11" table:formula="of:=IFERROR(ROUND((AVERAGE(MIN(([.$D120]^[.$L$2])/([.$T120]^2);[.$R$2]); MIN([.D120]/[.$O$2]; [.$N$2])))*([.$J120]+[.$M$2]))*5;0)" office:value-type="float" office:value="5" calcext:value-type="float">
            <text:p>5</text:p>
          </table:table-cell>
          <table:table-cell table:style-name="ce11" table:formula="of:=IFERROR(ROUND((MIN(([.$D120]+[.$G120]+[.$I120])/8/[.$T120];[.$R$2]))*([.$J120]+3))*5;0)" office:value-type="float" office:value="25" calcext:value-type="float">
            <text:p>25</text:p>
          </table:table-cell>
          <table:table-cell table:style-name="ce11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AVERAGE(MIN(([.$E120]^2)/([.$T120]^2);[.$R$2]);MIN([.E120]/[.$P$2]; [.$N$2]))*([.$J120]+3)*[.$T$2]))*5;0)" office:value-type="float" office:value="10" calcext:value-type="float">
            <text:p>10</text:p>
          </table:table-cell>
          <table:table-cell table:style-name="ce11" table:formula="of:=IFERROR(ROUND((AVERAGE(MIN(([.$G120]^2)/([.$T120]^2);[.$R$2]);MIN([.G120]/[.$P$2]; [.$N$2]))*([.$J120]+3)*[.$T$2]))*5;0)" office:value-type="float" office:value="10" calcext:value-type="float">
            <text:p>10</text:p>
          </table:table-cell>
          <table:table-cell table:style-name="ce11" table:formula="of:=IFERROR(ROUND((AVERAGE(MIN(([.$F120]^[.$Q$2])/([.$T120]^2);[.$R$2]); MIN([.F120]/[.$O$2]; [.$N$2])))*([.$J120]+[.$M$2]))*5;0)" office:value-type="float" office:value="5" calcext:value-type="float">
            <text:p>5</text:p>
          </table:table-cell>
          <table:table-cell table:style-name="ce11" table:formula="of:=ROUND(AVERAGE([.K120:.Q120]))" office:value-type="float" office:value="16" calcext:value-type="float">
            <text:p>16</text:p>
          </table:table-cell>
          <table:table-cell table:style-name="ce11" table:formula="of:=ROUND((([.I120]/[.$S$1])*MAX([.I120]/350;0.8));2)" office:value-type="float" office:value="1.24" calcext:value-type="float">
            <text:p>1.24</text:p>
          </table:table-cell>
          <table:table-cell table:style-name="ce11" table:formula="of:=ROUND([.I12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19" table:formula="of:=IFERROR(ROUND(((MIN(([.$D120]^2)/([.$T120]^2);[.$S$2])))*[.$S120]);0)" office:value-type="float" office:value="1" calcext:value-type="float">
            <text:p>1</text:p>
          </table:table-cell>
          <table:table-cell table:style-name="ce20" table:formula="of:=IFERROR(ROUND(MIN(([.D120]+[.G120]+[.I120])/8/[.$T120];[.$S$2])^2*[.$S120]);0)" office:value-type="float" office:value="1" calcext:value-type="float">
            <text:p>1</text:p>
          </table:table-cell>
          <table:table-cell table:style-name="ce19" table:formula="of:=IFERROR(ROUND(((MIN(([.H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E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G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0]+[.$G120]+[.$I120])/8/[.$T120];[.$AE$2]))*([.$J120]+3)*[.$AG$2];([.I12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8.57" calcext:value-type="float">
            <text:p>18.57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11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11" table:formula="of:=IFERROR(ROUND((AVERAGE(MIN(([.$D121]^[.$L$2])/([.$T121]^2);[.$R$2]); MIN([.D121]/[.$O$2]; [.$N$2])))*([.$J121]+[.$M$2]))*5;0)" office:value-type="float" office:value="5" calcext:value-type="float">
            <text:p>5</text:p>
          </table:table-cell>
          <table:table-cell table:style-name="ce11" table:formula="of:=IFERROR(ROUND((MIN(([.$D121]+[.$G121]+[.$I121])/8/[.$T121];[.$R$2]))*([.$J121]+3))*5;0)" office:value-type="float" office:value="25" calcext:value-type="float">
            <text:p>25</text:p>
          </table:table-cell>
          <table:table-cell table:style-name="ce11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AVERAGE(MIN(([.$E121]^2)/([.$T121]^2);[.$R$2]);MIN([.E121]/[.$P$2]; [.$N$2]))*([.$J121]+3)*[.$T$2]))*5;0)" office:value-type="float" office:value="10" calcext:value-type="float">
            <text:p>10</text:p>
          </table:table-cell>
          <table:table-cell table:style-name="ce11" table:formula="of:=IFERROR(ROUND((AVERAGE(MIN(([.$G121]^2)/([.$T121]^2);[.$R$2]);MIN([.G121]/[.$P$2]; [.$N$2]))*([.$J121]+3)*[.$T$2]))*5;0)" office:value-type="float" office:value="10" calcext:value-type="float">
            <text:p>10</text:p>
          </table:table-cell>
          <table:table-cell table:style-name="ce11" table:formula="of:=IFERROR(ROUND((AVERAGE(MIN(([.$F121]^[.$Q$2])/([.$T121]^2);[.$R$2]); MIN([.F121]/[.$O$2]; [.$N$2])))*([.$J121]+[.$M$2]))*5;0)" office:value-type="float" office:value="5" calcext:value-type="float">
            <text:p>5</text:p>
          </table:table-cell>
          <table:table-cell table:style-name="ce11" table:formula="of:=ROUND(AVERAGE([.K121:.Q121]))" office:value-type="float" office:value="16" calcext:value-type="float">
            <text:p>16</text:p>
          </table:table-cell>
          <table:table-cell table:style-name="ce11" table:formula="of:=ROUND((([.I121]/[.$S$1])*MAX([.I121]/350;0.8));2)" office:value-type="float" office:value="1.24" calcext:value-type="float">
            <text:p>1.24</text:p>
          </table:table-cell>
          <table:table-cell table:style-name="ce11" table:formula="of:=ROUND([.I1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19" table:formula="of:=IFERROR(ROUND(((MIN(([.$D121]^2)/([.$T121]^2);[.$S$2])))*[.$S121]);0)" office:value-type="float" office:value="1" calcext:value-type="float">
            <text:p>1</text:p>
          </table:table-cell>
          <table:table-cell table:style-name="ce20" table:formula="of:=IFERROR(ROUND(MIN(([.D121]+[.G121]+[.I121])/8/[.$T121];[.$S$2])^2*[.$S121]);0)" office:value-type="float" office:value="1" calcext:value-type="float">
            <text:p>1</text:p>
          </table:table-cell>
          <table:table-cell table:style-name="ce19" table:formula="of:=IFERROR(ROUND(((MIN(([.H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E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G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1]+[.$G121]+[.$I121])/8/[.$T121];[.$AE$2]))*([.$J121]+3)*[.$AG$2];([.I1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8.57" calcext:value-type="float">
            <text:p>18.57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r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11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11" table:formula="of:=IFERROR(ROUND((AVERAGE(MIN(([.$D122]^[.$L$2])/([.$T122]^2);[.$R$2]); MIN([.D122]/[.$O$2]; [.$N$2])))*([.$J122]+[.$M$2]))*5;0)" office:value-type="float" office:value="5" calcext:value-type="float">
            <text:p>5</text:p>
          </table:table-cell>
          <table:table-cell table:style-name="ce11" table:formula="of:=IFERROR(ROUND((MIN(([.$D122]+[.$G122]+[.$I122])/8/[.$T122];[.$R$2]))*([.$J122]+3))*5;0)" office:value-type="float" office:value="25" calcext:value-type="float">
            <text:p>25</text:p>
          </table:table-cell>
          <table:table-cell table:style-name="ce11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AVERAGE(MIN(([.$E122]^2)/([.$T122]^2);[.$R$2]);MIN([.E122]/[.$P$2]; [.$N$2]))*([.$J122]+3)*[.$T$2]))*5;0)" office:value-type="float" office:value="10" calcext:value-type="float">
            <text:p>10</text:p>
          </table:table-cell>
          <table:table-cell table:style-name="ce11" table:formula="of:=IFERROR(ROUND((AVERAGE(MIN(([.$G122]^2)/([.$T122]^2);[.$R$2]);MIN([.G122]/[.$P$2]; [.$N$2]))*([.$J122]+3)*[.$T$2]))*5;0)" office:value-type="float" office:value="10" calcext:value-type="float">
            <text:p>10</text:p>
          </table:table-cell>
          <table:table-cell table:style-name="ce11" table:formula="of:=IFERROR(ROUND((AVERAGE(MIN(([.$F122]^[.$Q$2])/([.$T122]^2);[.$R$2]); MIN([.F122]/[.$O$2]; [.$N$2])))*([.$J122]+[.$M$2]))*5;0)" office:value-type="float" office:value="5" calcext:value-type="float">
            <text:p>5</text:p>
          </table:table-cell>
          <table:table-cell table:style-name="ce11" table:formula="of:=ROUND(AVERAGE([.K122:.Q122]))" office:value-type="float" office:value="16" calcext:value-type="float">
            <text:p>16</text:p>
          </table:table-cell>
          <table:table-cell table:style-name="ce11" table:formula="of:=ROUND((([.I122]/[.$S$1])*MAX([.I122]/350;0.8));2)" office:value-type="float" office:value="1.24" calcext:value-type="float">
            <text:p>1.24</text:p>
          </table:table-cell>
          <table:table-cell table:style-name="ce11" table:formula="of:=ROUND([.I1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19" table:formula="of:=IFERROR(ROUND(((MIN(([.$D122]^2)/([.$T122]^2);[.$S$2])))*[.$S122]);0)" office:value-type="float" office:value="1" calcext:value-type="float">
            <text:p>1</text:p>
          </table:table-cell>
          <table:table-cell table:style-name="ce20" table:formula="of:=IFERROR(ROUND(MIN(([.D122]+[.G122]+[.I122])/8/[.$T122];[.$S$2])^2*[.$S122]);0)" office:value-type="float" office:value="1" calcext:value-type="float">
            <text:p>1</text:p>
          </table:table-cell>
          <table:table-cell table:style-name="ce19" table:formula="of:=IFERROR(ROUND(((MIN(([.H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E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G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2]+[.$G122]+[.$I122])/8/[.$T122];[.$AE$2]))*([.$J122]+3)*[.$AG$2];([.I1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8.57" calcext:value-type="float">
            <text:p>18.57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latfor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11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11" table:formula="of:=IFERROR(ROUND((AVERAGE(MIN(([.$D123]^[.$L$2])/([.$T123]^2);[.$R$2]); MIN([.D123]/[.$O$2]; [.$N$2])))*([.$J123]+[.$M$2]))*5;0)" office:value-type="float" office:value="5" calcext:value-type="float">
            <text:p>5</text:p>
          </table:table-cell>
          <table:table-cell table:style-name="ce11" table:formula="of:=IFERROR(ROUND((MIN(([.$D123]+[.$G123]+[.$I123])/8/[.$T123];[.$R$2]))*([.$J123]+3))*5;0)" office:value-type="float" office:value="25" calcext:value-type="float">
            <text:p>25</text:p>
          </table:table-cell>
          <table:table-cell table:style-name="ce11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AVERAGE(MIN(([.$E123]^2)/([.$T123]^2);[.$R$2]);MIN([.E123]/[.$P$2]; [.$N$2]))*([.$J123]+3)*[.$T$2]))*5;0)" office:value-type="float" office:value="10" calcext:value-type="float">
            <text:p>10</text:p>
          </table:table-cell>
          <table:table-cell table:style-name="ce11" table:formula="of:=IFERROR(ROUND((AVERAGE(MIN(([.$G123]^2)/([.$T123]^2);[.$R$2]);MIN([.G123]/[.$P$2]; [.$N$2]))*([.$J123]+3)*[.$T$2]))*5;0)" office:value-type="float" office:value="10" calcext:value-type="float">
            <text:p>10</text:p>
          </table:table-cell>
          <table:table-cell table:style-name="ce11" table:formula="of:=IFERROR(ROUND((AVERAGE(MIN(([.$F123]^[.$Q$2])/([.$T123]^2);[.$R$2]); MIN([.F123]/[.$O$2]; [.$N$2])))*([.$J123]+[.$M$2]))*5;0)" office:value-type="float" office:value="5" calcext:value-type="float">
            <text:p>5</text:p>
          </table:table-cell>
          <table:table-cell table:style-name="ce11" table:formula="of:=ROUND(AVERAGE([.K123:.Q123]))" office:value-type="float" office:value="16" calcext:value-type="float">
            <text:p>16</text:p>
          </table:table-cell>
          <table:table-cell table:style-name="ce11" table:formula="of:=ROUND((([.I123]/[.$S$1])*MAX([.I123]/350;0.8));2)" office:value-type="float" office:value="1.24" calcext:value-type="float">
            <text:p>1.24</text:p>
          </table:table-cell>
          <table:table-cell table:style-name="ce11" table:formula="of:=ROUND([.I1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19" table:formula="of:=IFERROR(ROUND(((MIN(([.$D123]^2)/([.$T123]^2);[.$S$2])))*[.$S123]);0)" office:value-type="float" office:value="1" calcext:value-type="float">
            <text:p>1</text:p>
          </table:table-cell>
          <table:table-cell table:style-name="ce20" table:formula="of:=IFERROR(ROUND(MIN(([.D123]+[.G123]+[.I123])/8/[.$T123];[.$S$2])^2*[.$S123]);0)" office:value-type="float" office:value="1" calcext:value-type="float">
            <text:p>1</text:p>
          </table:table-cell>
          <table:table-cell table:style-name="ce19" table:formula="of:=IFERROR(ROUND(((MIN(([.H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E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G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3]+[.$G123]+[.$I123])/8/[.$T123];[.$AE$2]))*([.$J123]+3)*[.$AG$2];([.I1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8.57" calcext:value-type="float">
            <text:p>18.57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n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11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11" table:formula="of:=IFERROR(ROUND((AVERAGE(MIN(([.$D124]^[.$L$2])/([.$T124]^2);[.$R$2]); MIN([.D124]/[.$O$2]; [.$N$2])))*([.$J124]+[.$M$2]))*5;0)" office:value-type="float" office:value="5" calcext:value-type="float">
            <text:p>5</text:p>
          </table:table-cell>
          <table:table-cell table:style-name="ce11" table:formula="of:=IFERROR(ROUND((MIN(([.$D124]+[.$G124]+[.$I124])/8/[.$T124];[.$R$2]))*([.$J124]+3))*5;0)" office:value-type="float" office:value="25" calcext:value-type="float">
            <text:p>25</text:p>
          </table:table-cell>
          <table:table-cell table:style-name="ce11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AVERAGE(MIN(([.$E124]^2)/([.$T124]^2);[.$R$2]);MIN([.E124]/[.$P$2]; [.$N$2]))*([.$J124]+3)*[.$T$2]))*5;0)" office:value-type="float" office:value="10" calcext:value-type="float">
            <text:p>10</text:p>
          </table:table-cell>
          <table:table-cell table:style-name="ce11" table:formula="of:=IFERROR(ROUND((AVERAGE(MIN(([.$G124]^2)/([.$T124]^2);[.$R$2]);MIN([.G124]/[.$P$2]; [.$N$2]))*([.$J124]+3)*[.$T$2]))*5;0)" office:value-type="float" office:value="10" calcext:value-type="float">
            <text:p>10</text:p>
          </table:table-cell>
          <table:table-cell table:style-name="ce11" table:formula="of:=IFERROR(ROUND((AVERAGE(MIN(([.$F124]^[.$Q$2])/([.$T124]^2);[.$R$2]); MIN([.F124]/[.$O$2]; [.$N$2])))*([.$J124]+[.$M$2]))*5;0)" office:value-type="float" office:value="5" calcext:value-type="float">
            <text:p>5</text:p>
          </table:table-cell>
          <table:table-cell table:style-name="ce11" table:formula="of:=ROUND(AVERAGE([.K124:.Q124]))" office:value-type="float" office:value="16" calcext:value-type="float">
            <text:p>16</text:p>
          </table:table-cell>
          <table:table-cell table:style-name="ce11" table:formula="of:=ROUND((([.I124]/[.$S$1])*MAX([.I124]/350;0.8));2)" office:value-type="float" office:value="1.24" calcext:value-type="float">
            <text:p>1.24</text:p>
          </table:table-cell>
          <table:table-cell table:style-name="ce11" table:formula="of:=ROUND([.I1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19" table:formula="of:=IFERROR(ROUND(((MIN(([.$D124]^2)/([.$T124]^2);[.$S$2])))*[.$S124]);0)" office:value-type="float" office:value="1" calcext:value-type="float">
            <text:p>1</text:p>
          </table:table-cell>
          <table:table-cell table:style-name="ce20" table:formula="of:=IFERROR(ROUND(MIN(([.D124]+[.G124]+[.I124])/8/[.$T124];[.$S$2])^2*[.$S124]);0)" office:value-type="float" office:value="1" calcext:value-type="float">
            <text:p>1</text:p>
          </table:table-cell>
          <table:table-cell table:style-name="ce19" table:formula="of:=IFERROR(ROUND(((MIN(([.H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E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G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4]+[.$G124]+[.$I124])/8/[.$T124];[.$AE$2]))*([.$J124]+3)*[.$AG$2];([.I1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8.57" calcext:value-type="float">
            <text:p>18.57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vePoin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11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11" table:formula="of:=IFERROR(ROUND((AVERAGE(MIN(([.$D125]^[.$L$2])/([.$T125]^2);[.$R$2]); MIN([.D125]/[.$O$2]; [.$N$2])))*([.$J125]+[.$M$2]))*5;0)" office:value-type="float" office:value="5" calcext:value-type="float">
            <text:p>5</text:p>
          </table:table-cell>
          <table:table-cell table:style-name="ce11" table:formula="of:=IFERROR(ROUND((MIN(([.$D125]+[.$G125]+[.$I125])/8/[.$T125];[.$R$2]))*([.$J125]+3))*5;0)" office:value-type="float" office:value="25" calcext:value-type="float">
            <text:p>25</text:p>
          </table:table-cell>
          <table:table-cell table:style-name="ce11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AVERAGE(MIN(([.$E125]^2)/([.$T125]^2);[.$R$2]);MIN([.E125]/[.$P$2]; [.$N$2]))*([.$J125]+3)*[.$T$2]))*5;0)" office:value-type="float" office:value="10" calcext:value-type="float">
            <text:p>10</text:p>
          </table:table-cell>
          <table:table-cell table:style-name="ce11" table:formula="of:=IFERROR(ROUND((AVERAGE(MIN(([.$G125]^2)/([.$T125]^2);[.$R$2]);MIN([.G125]/[.$P$2]; [.$N$2]))*([.$J125]+3)*[.$T$2]))*5;0)" office:value-type="float" office:value="10" calcext:value-type="float">
            <text:p>10</text:p>
          </table:table-cell>
          <table:table-cell table:style-name="ce11" table:formula="of:=IFERROR(ROUND((AVERAGE(MIN(([.$F125]^[.$Q$2])/([.$T125]^2);[.$R$2]); MIN([.F125]/[.$O$2]; [.$N$2])))*([.$J125]+[.$M$2]))*5;0)" office:value-type="float" office:value="5" calcext:value-type="float">
            <text:p>5</text:p>
          </table:table-cell>
          <table:table-cell table:style-name="ce11" table:formula="of:=ROUND(AVERAGE([.K125:.Q125]))" office:value-type="float" office:value="16" calcext:value-type="float">
            <text:p>16</text:p>
          </table:table-cell>
          <table:table-cell table:style-name="ce11" table:formula="of:=ROUND((([.I125]/[.$S$1])*MAX([.I125]/350;0.8));2)" office:value-type="float" office:value="1.24" calcext:value-type="float">
            <text:p>1.24</text:p>
          </table:table-cell>
          <table:table-cell table:style-name="ce11" table:formula="of:=ROUND([.I12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19" table:formula="of:=IFERROR(ROUND(((MIN(([.$D125]^2)/([.$T125]^2);[.$S$2])))*[.$S125]);0)" office:value-type="float" office:value="1" calcext:value-type="float">
            <text:p>1</text:p>
          </table:table-cell>
          <table:table-cell table:style-name="ce20" table:formula="of:=IFERROR(ROUND(MIN(([.D125]+[.G125]+[.I125])/8/[.$T125];[.$S$2])^2*[.$S125]);0)" office:value-type="float" office:value="1" calcext:value-type="float">
            <text:p>1</text:p>
          </table:table-cell>
          <table:table-cell table:style-name="ce19" table:formula="of:=IFERROR(ROUND(((MIN(([.H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E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G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5]+[.$G125]+[.$I125])/8/[.$T125];[.$AE$2]))*([.$J125]+3)*[.$AG$2];([.I12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8.57" calcext:value-type="float">
            <text:p>18.57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11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11" table:formula="of:=IFERROR(ROUND((AVERAGE(MIN(([.$D126]^[.$L$2])/([.$T126]^2);[.$R$2]); MIN([.D126]/[.$O$2]; [.$N$2])))*([.$J126]+[.$M$2]))*5;0)" office:value-type="float" office:value="5" calcext:value-type="float">
            <text:p>5</text:p>
          </table:table-cell>
          <table:table-cell table:style-name="ce11" table:formula="of:=IFERROR(ROUND((MIN(([.$D126]+[.$G126]+[.$I126])/8/[.$T126];[.$R$2]))*([.$J126]+3))*5;0)" office:value-type="float" office:value="25" calcext:value-type="float">
            <text:p>25</text:p>
          </table:table-cell>
          <table:table-cell table:style-name="ce11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AVERAGE(MIN(([.$E126]^2)/([.$T126]^2);[.$R$2]);MIN([.E126]/[.$P$2]; [.$N$2]))*([.$J126]+3)*[.$T$2]))*5;0)" office:value-type="float" office:value="10" calcext:value-type="float">
            <text:p>10</text:p>
          </table:table-cell>
          <table:table-cell table:style-name="ce11" table:formula="of:=IFERROR(ROUND((AVERAGE(MIN(([.$G126]^2)/([.$T126]^2);[.$R$2]);MIN([.G126]/[.$P$2]; [.$N$2]))*([.$J126]+3)*[.$T$2]))*5;0)" office:value-type="float" office:value="10" calcext:value-type="float">
            <text:p>10</text:p>
          </table:table-cell>
          <table:table-cell table:style-name="ce11" table:formula="of:=IFERROR(ROUND((AVERAGE(MIN(([.$F126]^[.$Q$2])/([.$T126]^2);[.$R$2]); MIN([.F126]/[.$O$2]; [.$N$2])))*([.$J126]+[.$M$2]))*5;0)" office:value-type="float" office:value="5" calcext:value-type="float">
            <text:p>5</text:p>
          </table:table-cell>
          <table:table-cell table:style-name="ce11" table:formula="of:=ROUND(AVERAGE([.K126:.Q126]))" office:value-type="float" office:value="16" calcext:value-type="float">
            <text:p>16</text:p>
          </table:table-cell>
          <table:table-cell table:style-name="ce11" table:formula="of:=ROUND((([.I126]/[.$S$1])*MAX([.I126]/350;0.8));2)" office:value-type="float" office:value="1.24" calcext:value-type="float">
            <text:p>1.24</text:p>
          </table:table-cell>
          <table:table-cell table:style-name="ce11" table:formula="of:=ROUND([.I12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19" table:formula="of:=IFERROR(ROUND(((MIN(([.$D126]^2)/([.$T126]^2);[.$S$2])))*[.$S126]);0)" office:value-type="float" office:value="1" calcext:value-type="float">
            <text:p>1</text:p>
          </table:table-cell>
          <table:table-cell table:style-name="ce20" table:formula="of:=IFERROR(ROUND(MIN(([.D126]+[.G126]+[.I126])/8/[.$T126];[.$S$2])^2*[.$S126]);0)" office:value-type="float" office:value="1" calcext:value-type="float">
            <text:p>1</text:p>
          </table:table-cell>
          <table:table-cell table:style-name="ce19" table:formula="of:=IFERROR(ROUND(((MIN(([.H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E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G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6]+[.$G126]+[.$I126])/8/[.$T126];[.$AE$2]))*([.$J126]+3)*[.$AG$2];([.I12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8.57" calcext:value-type="float">
            <text:p>18.57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11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11" table:formula="of:=IFERROR(ROUND((AVERAGE(MIN(([.$D127]^[.$L$2])/([.$T127]^2);[.$R$2]); MIN([.D127]/[.$O$2]; [.$N$2])))*([.$J127]+[.$M$2]))*5;0)" office:value-type="float" office:value="5" calcext:value-type="float">
            <text:p>5</text:p>
          </table:table-cell>
          <table:table-cell table:style-name="ce11" table:formula="of:=IFERROR(ROUND((MIN(([.$D127]+[.$G127]+[.$I127])/8/[.$T127];[.$R$2]))*([.$J127]+3))*5;0)" office:value-type="float" office:value="25" calcext:value-type="float">
            <text:p>25</text:p>
          </table:table-cell>
          <table:table-cell table:style-name="ce11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AVERAGE(MIN(([.$E127]^2)/([.$T127]^2);[.$R$2]);MIN([.E127]/[.$P$2]; [.$N$2]))*([.$J127]+3)*[.$T$2]))*5;0)" office:value-type="float" office:value="10" calcext:value-type="float">
            <text:p>10</text:p>
          </table:table-cell>
          <table:table-cell table:style-name="ce11" table:formula="of:=IFERROR(ROUND((AVERAGE(MIN(([.$G127]^2)/([.$T127]^2);[.$R$2]);MIN([.G127]/[.$P$2]; [.$N$2]))*([.$J127]+3)*[.$T$2]))*5;0)" office:value-type="float" office:value="10" calcext:value-type="float">
            <text:p>10</text:p>
          </table:table-cell>
          <table:table-cell table:style-name="ce11" table:formula="of:=IFERROR(ROUND((AVERAGE(MIN(([.$F127]^[.$Q$2])/([.$T127]^2);[.$R$2]); MIN([.F127]/[.$O$2]; [.$N$2])))*([.$J127]+[.$M$2]))*5;0)" office:value-type="float" office:value="5" calcext:value-type="float">
            <text:p>5</text:p>
          </table:table-cell>
          <table:table-cell table:style-name="ce11" table:formula="of:=ROUND(AVERAGE([.K127:.Q127]))" office:value-type="float" office:value="16" calcext:value-type="float">
            <text:p>16</text:p>
          </table:table-cell>
          <table:table-cell table:style-name="ce11" table:formula="of:=ROUND((([.I127]/[.$S$1])*MAX([.I127]/350;0.8));2)" office:value-type="float" office:value="1.24" calcext:value-type="float">
            <text:p>1.24</text:p>
          </table:table-cell>
          <table:table-cell table:style-name="ce11" table:formula="of:=ROUND([.I12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19" table:formula="of:=IFERROR(ROUND(((MIN(([.$D127]^2)/([.$T127]^2);[.$S$2])))*[.$S127]);0)" office:value-type="float" office:value="1" calcext:value-type="float">
            <text:p>1</text:p>
          </table:table-cell>
          <table:table-cell table:style-name="ce20" table:formula="of:=IFERROR(ROUND(MIN(([.D127]+[.G127]+[.I127])/8/[.$T127];[.$S$2])^2*[.$S127]);0)" office:value-type="float" office:value="1" calcext:value-type="float">
            <text:p>1</text:p>
          </table:table-cell>
          <table:table-cell table:style-name="ce19" table:formula="of:=IFERROR(ROUND(((MIN(([.H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E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G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7]+[.$G127]+[.$I127])/8/[.$T127];[.$AE$2]))*([.$J127]+3)*[.$AG$2];([.I12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8.57" calcext:value-type="float">
            <text:p>18.57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11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11" table:formula="of:=IFERROR(ROUND((AVERAGE(MIN(([.$D128]^[.$L$2])/([.$T128]^2);[.$R$2]); MIN([.D128]/[.$O$2]; [.$N$2])))*([.$J128]+[.$M$2]))*5;0)" office:value-type="float" office:value="5" calcext:value-type="float">
            <text:p>5</text:p>
          </table:table-cell>
          <table:table-cell table:style-name="ce11" table:formula="of:=IFERROR(ROUND((MIN(([.$D128]+[.$G128]+[.$I128])/8/[.$T128];[.$R$2]))*([.$J128]+3))*5;0)" office:value-type="float" office:value="25" calcext:value-type="float">
            <text:p>25</text:p>
          </table:table-cell>
          <table:table-cell table:style-name="ce11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AVERAGE(MIN(([.$E128]^2)/([.$T128]^2);[.$R$2]);MIN([.E128]/[.$P$2]; [.$N$2]))*([.$J128]+3)*[.$T$2]))*5;0)" office:value-type="float" office:value="10" calcext:value-type="float">
            <text:p>10</text:p>
          </table:table-cell>
          <table:table-cell table:style-name="ce11" table:formula="of:=IFERROR(ROUND((AVERAGE(MIN(([.$G128]^2)/([.$T128]^2);[.$R$2]);MIN([.G128]/[.$P$2]; [.$N$2]))*([.$J128]+3)*[.$T$2]))*5;0)" office:value-type="float" office:value="10" calcext:value-type="float">
            <text:p>10</text:p>
          </table:table-cell>
          <table:table-cell table:style-name="ce11" table:formula="of:=IFERROR(ROUND((AVERAGE(MIN(([.$F128]^[.$Q$2])/([.$T128]^2);[.$R$2]); MIN([.F128]/[.$O$2]; [.$N$2])))*([.$J128]+[.$M$2]))*5;0)" office:value-type="float" office:value="5" calcext:value-type="float">
            <text:p>5</text:p>
          </table:table-cell>
          <table:table-cell table:style-name="ce11" table:formula="of:=ROUND(AVERAGE([.K128:.Q128]))" office:value-type="float" office:value="16" calcext:value-type="float">
            <text:p>16</text:p>
          </table:table-cell>
          <table:table-cell table:style-name="ce11" table:formula="of:=ROUND((([.I128]/[.$S$1])*MAX([.I128]/350;0.8));2)" office:value-type="float" office:value="1.24" calcext:value-type="float">
            <text:p>1.24</text:p>
          </table:table-cell>
          <table:table-cell table:style-name="ce11" table:formula="of:=ROUND([.I12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19" table:formula="of:=IFERROR(ROUND(((MIN(([.$D128]^2)/([.$T128]^2);[.$S$2])))*[.$S128]);0)" office:value-type="float" office:value="1" calcext:value-type="float">
            <text:p>1</text:p>
          </table:table-cell>
          <table:table-cell table:style-name="ce20" table:formula="of:=IFERROR(ROUND(MIN(([.D128]+[.G128]+[.I128])/8/[.$T128];[.$S$2])^2*[.$S128]);0)" office:value-type="float" office:value="1" calcext:value-type="float">
            <text:p>1</text:p>
          </table:table-cell>
          <table:table-cell table:style-name="ce19" table:formula="of:=IFERROR(ROUND(((MIN(([.H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E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G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8]+[.$G128]+[.$I128])/8/[.$T128];[.$AE$2]))*([.$J128]+3)*[.$AG$2];([.I12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8.57" calcext:value-type="float">
            <text:p>18.57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ins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11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11" table:formula="of:=IFERROR(ROUND((AVERAGE(MIN(([.$D129]^[.$L$2])/([.$T129]^2);[.$R$2]); MIN([.D129]/[.$O$2]; [.$N$2])))*([.$J129]+[.$M$2]))*5;0)" office:value-type="float" office:value="5" calcext:value-type="float">
            <text:p>5</text:p>
          </table:table-cell>
          <table:table-cell table:style-name="ce11" table:formula="of:=IFERROR(ROUND((MIN(([.$D129]+[.$G129]+[.$I129])/8/[.$T129];[.$R$2]))*([.$J129]+3))*5;0)" office:value-type="float" office:value="25" calcext:value-type="float">
            <text:p>25</text:p>
          </table:table-cell>
          <table:table-cell table:style-name="ce11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AVERAGE(MIN(([.$E129]^2)/([.$T129]^2);[.$R$2]);MIN([.E129]/[.$P$2]; [.$N$2]))*([.$J129]+3)*[.$T$2]))*5;0)" office:value-type="float" office:value="10" calcext:value-type="float">
            <text:p>10</text:p>
          </table:table-cell>
          <table:table-cell table:style-name="ce11" table:formula="of:=IFERROR(ROUND((AVERAGE(MIN(([.$G129]^2)/([.$T129]^2);[.$R$2]);MIN([.G129]/[.$P$2]; [.$N$2]))*([.$J129]+3)*[.$T$2]))*5;0)" office:value-type="float" office:value="10" calcext:value-type="float">
            <text:p>10</text:p>
          </table:table-cell>
          <table:table-cell table:style-name="ce11" table:formula="of:=IFERROR(ROUND((AVERAGE(MIN(([.$F129]^[.$Q$2])/([.$T129]^2);[.$R$2]); MIN([.F129]/[.$O$2]; [.$N$2])))*([.$J129]+[.$M$2]))*5;0)" office:value-type="float" office:value="5" calcext:value-type="float">
            <text:p>5</text:p>
          </table:table-cell>
          <table:table-cell table:style-name="ce11" table:formula="of:=ROUND(AVERAGE([.K129:.Q129]))" office:value-type="float" office:value="16" calcext:value-type="float">
            <text:p>16</text:p>
          </table:table-cell>
          <table:table-cell table:style-name="ce11" table:formula="of:=ROUND((([.I129]/[.$S$1])*MAX([.I129]/350;0.8));2)" office:value-type="float" office:value="1.24" calcext:value-type="float">
            <text:p>1.24</text:p>
          </table:table-cell>
          <table:table-cell table:style-name="ce11" table:formula="of:=ROUND([.I12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19" table:formula="of:=IFERROR(ROUND(((MIN(([.$D129]^2)/([.$T129]^2);[.$S$2])))*[.$S129]);0)" office:value-type="float" office:value="1" calcext:value-type="float">
            <text:p>1</text:p>
          </table:table-cell>
          <table:table-cell table:style-name="ce20" table:formula="of:=IFERROR(ROUND(MIN(([.D129]+[.G129]+[.I129])/8/[.$T129];[.$S$2])^2*[.$S129]);0)" office:value-type="float" office:value="1" calcext:value-type="float">
            <text:p>1</text:p>
          </table:table-cell>
          <table:table-cell table:style-name="ce19" table:formula="of:=IFERROR(ROUND(((MIN(([.H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E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G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9]+[.$G129]+[.$I129])/8/[.$T129];[.$AE$2]))*([.$J129]+3)*[.$AG$2];([.I12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8.57" calcext:value-type="float">
            <text:p>18.57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0:.H130])" office:value-type="float" office:value="510" calcext:value-type="float">
            <text:p>510</text:p>
          </table:table-cell>
          <table:table-cell table:style-name="ce11" table:formula="of:=ROUND((([.I130]/[.$S$1])*MAX([.I130]/420; 1.2));2)" office:value-type="float" office:value="6.88" calcext:value-type="float">
            <text:p>6.88</text:p>
          </table:table-cell>
          <table:table-cell table:style-name="ce11" table:formula="of:=IFERROR((ROUND((((MIN(([.$C130]^2)/([.$T130]^2);[.$R$2])))*[.$J130]*0.8)+([.C130]/10))*5)+10; 0)" office:value-type="float" office:value="85" calcext:value-type="float">
            <text:p>85</text:p>
          </table:table-cell>
          <table:table-cell table:style-name="ce11" table:formula="of:=IFERROR(ROUND((AVERAGE(MIN(([.$D130]^[.$L$2])/([.$T130]^2);[.$R$2]); MIN([.D130]/[.$O$2]; [.$N$2])))*([.$J130]+[.$M$2]))*5;0)" office:value-type="float" office:value="65" calcext:value-type="float">
            <text:p>65</text:p>
          </table:table-cell>
          <table:table-cell table:style-name="ce11" table:formula="of:=IFERROR(ROUND((MIN(([.$D130]+[.$G130]+[.$I130])/8/[.$T130];[.$R$2]))*([.$J130]+3))*5;0)" office:value-type="float" office:value="50" calcext:value-type="float">
            <text:p>50</text:p>
          </table:table-cell>
          <table:table-cell table:style-name="ce11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11" table:formula="of:=IFERROR(ROUND((AVERAGE(MIN(([.$E130]^2)/([.$T130]^2);[.$R$2]);MIN([.E130]/[.$P$2]; [.$N$2]))*([.$J130]+3)*[.$T$2]))*5;0)" office:value-type="float" office:value="50" calcext:value-type="float">
            <text:p>50</text:p>
          </table:table-cell>
          <table:table-cell table:style-name="ce11" table:formula="of:=IFERROR(ROUND((AVERAGE(MIN(([.$G130]^2)/([.$T130]^2);[.$R$2]);MIN([.G130]/[.$P$2]; [.$N$2]))*([.$J130]+3)*[.$T$2]))*5;0)" office:value-type="float" office:value="65" calcext:value-type="float">
            <text:p>65</text:p>
          </table:table-cell>
          <table:table-cell table:style-name="ce11" table:formula="of:=IFERROR(ROUND((AVERAGE(MIN(([.$F130]^[.$Q$2])/([.$T130]^2);[.$R$2]); MIN([.F130]/[.$O$2]; [.$N$2])))*([.$J130]+[.$M$2]))*5;0)" office:value-type="float" office:value="45" calcext:value-type="float">
            <text:p>45</text:p>
          </table:table-cell>
          <table:table-cell table:style-name="ce11" table:formula="of:=ROUND(AVERAGE([.K130:.Q130]))" office:value-type="float" office:value="55" calcext:value-type="float">
            <text:p>55</text:p>
          </table:table-cell>
          <table:table-cell table:style-name="ce11" table:formula="of:=ROUND((([.I130]/[.$S$1])*MAX([.I130]/350;0.8));2)" office:value-type="float" office:value="8.26" calcext:value-type="float">
            <text:p>8.26</text:p>
          </table:table-cell>
          <table:table-cell table:style-name="ce11" table:formula="of:=ROUND([.I13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130]^2)/([.$T130]^2);[.$S$2])))*[.$S130]*0.8)+([.C130]/10))+10;10)" office:value-type="float" office:value="26" calcext:value-type="float">
            <text:p>26</text:p>
          </table:table-cell>
          <table:table-cell table:style-name="ce19" table:formula="of:=IFERROR(ROUND(((MIN(([.$D130]^2)/([.$T130]^2);[.$S$2])))*[.$S130]);0)" office:value-type="float" office:value="14" calcext:value-type="float">
            <text:p>14</text:p>
          </table:table-cell>
          <table:table-cell table:style-name="ce20" table:formula="of:=IFERROR(ROUND(MIN(([.D130]+[.G130]+[.I130])/8/[.$T130];[.$S$2])^2*[.$S130]);0)" office:value-type="float" office:value="9" calcext:value-type="float">
            <text:p>9</text:p>
          </table:table-cell>
          <table:table-cell table:style-name="ce19" table:formula="of:=IFERROR(ROUND(((MIN(([.H130]^2)/([.$T130]^2);[.$S$2])))*[.$S130]*[.$T$1]);0)" office:value-type="float" office:value="3" calcext:value-type="float">
            <text:p>3</text:p>
          </table:table-cell>
          <table:table-cell table:style-name="ce19" table:formula="of:=IFERROR(ROUND(((MIN(([.E130]^2)/([.$T130]^2);[.$S$2])))*[.$S130]*[.$T$1]);0)" office:value-type="float" office:value="5" calcext:value-type="float">
            <text:p>5</text:p>
          </table:table-cell>
          <table:table-cell table:style-name="ce19" table:formula="of:=IFERROR(ROUND(((MIN(([.G130]^2)/([.$T130]^2);[.$S$2])))*[.$S130]*[.$T$1]);0)" office:value-type="float" office:value="7" calcext:value-type="float">
            <text:p>7</text:p>
          </table:table-cell>
          <table:table-cell table:style-name="ce19" table:formula="of:=IFERROR(ROUND(((MIN(([.F130]^2)/([.$T130]^2);[.$S$2]))*[.$S130]));0)" office:value-type="float" office:value="6" calcext:value-type="float">
            <text:p>6</text:p>
          </table:table-cell>
          <table:table-cell table:formula="of:=ROUND(AVERAGE([.W130:.AB130]);2)" office:value-type="float" office:value="7.33" calcext:value-type="float">
            <text:p>7.33</text:p>
          </table:table-cell>
          <table:table-cell table:style-name="ce1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30]+[.$G130]+[.$I130])/8/[.$T130];[.$AE$2]))*([.$J130]+3)*[.$AG$2];([.I13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0]^[.$Q$2])/([.$T130]^[.$AC$2]);[.$AE$2]))*([.$J130]+[.$AF$2]);([.F130]/10));0)*5; [.$AI$2]); [.$AH$2]);0)" office:value-type="float" office:value="35" calcext:value-type="float">
            <text:p>35</text:p>
          </table:table-cell>
          <table:table-cell table:formula="of:=ROUND(AVERAGE([.AD130:.AJ130]);2)" office:value-type="float" office:value="46.43" calcext:value-type="float">
            <text:p>46.43</text:p>
          </table:table-cell>
          <table:table-cell/>
          <table:table-cell table:style-name="ce21" table:formula="of:=MIN(MAX([.V130]-[.V96];0);[.$AT$2])" office:value-type="float" office:value="3" calcext:value-type="float">
            <text:p>3</text:p>
          </table:table-cell>
          <table:table-cell table:style-name="ce21" table:formula="of:=MIN(MAX([.W130]-[.W96];0);[.$AT$2])" office:value-type="float" office:value="5" calcext:value-type="float">
            <text:p>5</text:p>
          </table:table-cell>
          <table:table-cell table:style-name="ce21" table:formula="of:=MIN(MAX([.X130]-[.X96];0);[.$AT$2])" office:value-type="float" office:value="4" calcext:value-type="float">
            <text:p>4</text:p>
          </table:table-cell>
          <table:table-cell table:style-name="ce21" table:formula="of:=MIN(MAX([.Y130]-[.Y96];0);[.$AT$2])" office:value-type="float" office:value="2" calcext:value-type="float">
            <text:p>2</text:p>
          </table:table-cell>
          <table:table-cell table:style-name="ce21" table:formula="of:=MIN(MAX([.Z130]-[.Z96];0);[.$AT$2])" office:value-type="float" office:value="3" calcext:value-type="float">
            <text:p>3</text:p>
          </table:table-cell>
          <table:table-cell table:style-name="ce21" table:formula="of:=MIN(MAX([.AA130]-[.AA96];0);[.$AT$2])" office:value-type="float" office:value="4" calcext:value-type="float">
            <text:p>4</text:p>
          </table:table-cell>
          <table:table-cell table:style-name="ce21" table:formula="of:=MIN(MAX([.AB130]-[.AB9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1:.H131])" office:value-type="float" office:value="340" calcext:value-type="float">
            <text:p>340</text:p>
          </table:table-cell>
          <table:table-cell table:style-name="ce11" table:formula="of:=ROUND((([.I131]/[.$S$1])*MAX([.I131]/420; 1.2));2)" office:value-type="float" office:value="4.53" calcext:value-type="float">
            <text:p>4.53</text:p>
          </table:table-cell>
          <table:table-cell table:style-name="ce11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11" table:formula="of:=IFERROR(ROUND((AVERAGE(MIN(([.$D131]^[.$L$2])/([.$T131]^2);[.$R$2]); MIN([.D131]/[.$O$2]; [.$N$2])))*([.$J131]+[.$M$2]))*5;0)" office:value-type="float" office:value="35" calcext:value-type="float">
            <text:p>35</text:p>
          </table:table-cell>
          <table:table-cell table:style-name="ce11" table:formula="of:=IFERROR(ROUND((MIN(([.$D131]+[.$G131]+[.$I131])/8/[.$T131];[.$R$2]))*([.$J131]+3))*5;0)" office:value-type="float" office:value="35" calcext:value-type="float">
            <text:p>35</text:p>
          </table:table-cell>
          <table:table-cell table:style-name="ce11" table:formula="of:=IFERROR(ROUND(((MIN(([.$H131]^2)/([.$T131]^2);[.$R$2]))*([.$J131]+3)*[.$T$2]))*5;0)" office:value-type="float" office:value="25" calcext:value-type="float">
            <text:p>25</text:p>
          </table:table-cell>
          <table:table-cell table:style-name="ce11" table:formula="of:=IFERROR(ROUND((AVERAGE(MIN(([.$E131]^2)/([.$T131]^2);[.$R$2]);MIN([.E131]/[.$P$2]; [.$N$2]))*([.$J131]+3)*[.$T$2]))*5;0)" office:value-type="float" office:value="45" calcext:value-type="float">
            <text:p>45</text:p>
          </table:table-cell>
          <table:table-cell table:style-name="ce11" table:formula="of:=IFERROR(ROUND((AVERAGE(MIN(([.$G131]^2)/([.$T131]^2);[.$R$2]);MIN([.G131]/[.$P$2]; [.$N$2]))*([.$J131]+3)*[.$T$2]))*5;0)" office:value-type="float" office:value="15" calcext:value-type="float">
            <text:p>15</text:p>
          </table:table-cell>
          <table:table-cell table:style-name="ce11" table:formula="of:=IFERROR(ROUND((AVERAGE(MIN(([.$F131]^[.$Q$2])/([.$T131]^2);[.$R$2]); MIN([.F131]/[.$O$2]; [.$N$2])))*([.$J131]+[.$M$2]))*5;0)" office:value-type="float" office:value="35" calcext:value-type="float">
            <text:p>35</text:p>
          </table:table-cell>
          <table:table-cell table:style-name="ce11" table:formula="of:=ROUND(AVERAGE([.K131:.Q131]))" office:value-type="float" office:value="34" calcext:value-type="float">
            <text:p>34</text:p>
          </table:table-cell>
          <table:table-cell table:style-name="ce11" table:formula="of:=ROUND((([.I131]/[.$S$1])*MAX([.I131]/350;0.8));2)" office:value-type="float" office:value="3.67" calcext:value-type="float">
            <text:p>3.67</text:p>
          </table:table-cell>
          <table:table-cell table:style-name="ce11" table:formula="of:=ROUND([.I131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19" table:formula="of:=IFERROR(ROUND(((MIN(([.$D131]^2)/([.$T131]^2);[.$S$2])))*[.$S131]);0)" office:value-type="float" office:value="6" calcext:value-type="float">
            <text:p>6</text:p>
          </table:table-cell>
          <table:table-cell table:style-name="ce20" table:formula="of:=IFERROR(ROUND(MIN(([.D131]+[.G131]+[.I131])/8/[.$T131];[.$S$2])^2*[.$S131]);0)" office:value-type="float" office:value="4" calcext:value-type="float">
            <text:p>4</text:p>
          </table:table-cell>
          <table:table-cell table:style-name="ce19" table:formula="of:=IFERROR(ROUND(((MIN(([.H131]^2)/([.$T131]^2);[.$S$2])))*[.$S131]*[.$T$1]);0)" office:value-type="float" office:value="2" calcext:value-type="float">
            <text:p>2</text:p>
          </table:table-cell>
          <table:table-cell table:style-name="ce19" table:formula="of:=IFERROR(ROUND(((MIN(([.E131]^2)/([.$T131]^2);[.$S$2])))*[.$S131]*[.$T$1]);0)" office:value-type="float" office:value="4" calcext:value-type="float">
            <text:p>4</text:p>
          </table:table-cell>
          <table:table-cell table:style-name="ce19" table:formula="of:=IFERROR(ROUND(((MIN(([.G131]^2)/([.$T131]^2);[.$S$2])))*[.$S131]*[.$T$1]);0)" office:value-type="float" office:value="1" calcext:value-type="float">
            <text:p>1</text:p>
          </table:table-cell>
          <table:table-cell table:style-name="ce19" table:formula="of:=IFERROR(ROUND(((MIN(([.F131]^2)/([.$T131]^2);[.$S$2]))*[.$S131]));0)" office:value-type="float" office:value="5" calcext:value-type="float">
            <text:p>5</text:p>
          </table:table-cell>
          <table:table-cell table:formula="of:=ROUND(AVERAGE([.W131:.AB131]);2)" office:value-type="float" office:value="3.67" calcext:value-type="float">
            <text:p>3.67</text:p>
          </table:table-cell>
          <table:table-cell table:style-name="ce1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1]+[.$G131]+[.$I131])/8/[.$T131];[.$AE$2]))*([.$J131]+3)*[.$AG$2];([.I1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1]^2)/([.$T131]^[.$AC$2]);[.$AE$2]))*([.$J131]+3)*[.$AG$2]);([.H13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1]^[.$AC$2])/([.$T131]^[.$AC$2]);[.$AE$2]))*([.$J131]+3)*[.$AG$2]);([.E13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1]^[.$AC$2])/([.$T131]^[.$AC$2]);[.$AE$2]))*([.$J131]+3)*[.$AG$2]);([.G13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1]^[.$Q$2])/([.$T131]^[.$AC$2]);[.$AE$2]))*([.$J131]+[.$AF$2]);([.F131]/10));0)*5; [.$AI$2]); [.$AH$2]);0)" office:value-type="float" office:value="35" calcext:value-type="float">
            <text:p>35</text:p>
          </table:table-cell>
          <table:table-cell table:formula="of:=ROUND(AVERAGE([.AD131:.AJ131]);2)" office:value-type="float" office:value="32.14" calcext:value-type="float">
            <text:p>32.14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2:.H132])" office:value-type="float" office:value="515" calcext:value-type="float">
            <text:p>515</text:p>
          </table:table-cell>
          <table:table-cell table:style-name="ce11" table:formula="of:=ROUND((([.I132]/[.$S$1])*MAX([.I132]/420; 1.2));2)" office:value-type="float" office:value="7.02" calcext:value-type="float">
            <text:p>7.02</text:p>
          </table:table-cell>
          <table:table-cell table:style-name="ce11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11" table:formula="of:=IFERROR(ROUND((AVERAGE(MIN(([.$D132]^[.$L$2])/([.$T132]^2);[.$R$2]); MIN([.D132]/[.$O$2]; [.$N$2])))*([.$J132]+[.$M$2]))*5;0)" office:value-type="float" office:value="60" calcext:value-type="float">
            <text:p>60</text:p>
          </table:table-cell>
          <table:table-cell table:style-name="ce11" table:formula="of:=IFERROR(ROUND((MIN(([.$D132]+[.$G132]+[.$I132])/8/[.$T132];[.$R$2]))*([.$J132]+3))*5;0)" office:value-type="float" office:value="50" calcext:value-type="float">
            <text:p>50</text:p>
          </table:table-cell>
          <table:table-cell table:style-name="ce11" table:formula="of:=IFERROR(ROUND(((MIN(([.$H132]^2)/([.$T132]^2);[.$R$2]))*([.$J132]+3)*[.$T$2]))*5;0)" office:value-type="float" office:value="25" calcext:value-type="float">
            <text:p>25</text:p>
          </table:table-cell>
          <table:table-cell table:style-name="ce11" table:formula="of:=IFERROR(ROUND((AVERAGE(MIN(([.$E132]^2)/([.$T132]^2);[.$R$2]);MIN([.E132]/[.$P$2]; [.$N$2]))*([.$J132]+3)*[.$T$2]))*5;0)" office:value-type="float" office:value="85" calcext:value-type="float">
            <text:p>85</text:p>
          </table:table-cell>
          <table:table-cell table:style-name="ce11" table:formula="of:=IFERROR(ROUND((AVERAGE(MIN(([.$G132]^2)/([.$T132]^2);[.$R$2]);MIN([.G132]/[.$P$2]; [.$N$2]))*([.$J132]+3)*[.$T$2]))*5;0)" office:value-type="float" office:value="30" calcext:value-type="float">
            <text:p>30</text:p>
          </table:table-cell>
          <table:table-cell table:style-name="ce11" table:formula="of:=IFERROR(ROUND((AVERAGE(MIN(([.$F132]^[.$Q$2])/([.$T132]^2);[.$R$2]); MIN([.F132]/[.$O$2]; [.$N$2])))*([.$J132]+[.$M$2]))*5;0)" office:value-type="float" office:value="55" calcext:value-type="float">
            <text:p>55</text:p>
          </table:table-cell>
          <table:table-cell table:style-name="ce11" table:formula="of:=ROUND(AVERAGE([.K132:.Q132]))" office:value-type="float" office:value="53" calcext:value-type="float">
            <text:p>53</text:p>
          </table:table-cell>
          <table:table-cell table:style-name="ce11" table:formula="of:=ROUND((([.I132]/[.$S$1])*MAX([.I132]/350;0.8));2)" office:value-type="float" office:value="8.42" calcext:value-type="float">
            <text:p>8.42</text:p>
          </table:table-cell>
          <table:table-cell table:style-name="ce11" table:formula="of:=ROUND([.I13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19" table:formula="of:=IFERROR(ROUND(((MIN(([.$D132]^2)/([.$T132]^2);[.$S$2])))*[.$S132]);0)" office:value-type="float" office:value="10" calcext:value-type="float">
            <text:p>10</text:p>
          </table:table-cell>
          <table:table-cell table:style-name="ce20" table:formula="of:=IFERROR(ROUND(MIN(([.D132]+[.G132]+[.I132])/8/[.$T132];[.$S$2])^2*[.$S132]);0)" office:value-type="float" office:value="8" calcext:value-type="float">
            <text:p>8</text:p>
          </table:table-cell>
          <table:table-cell table:style-name="ce19" table:formula="of:=IFERROR(ROUND(((MIN(([.H132]^2)/([.$T132]^2);[.$S$2])))*[.$S132]*[.$T$1]);0)" office:value-type="float" office:value="4" calcext:value-type="float">
            <text:p>4</text:p>
          </table:table-cell>
          <table:table-cell table:style-name="ce19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19" table:formula="of:=IFERROR(ROUND(((MIN(([.G132]^2)/([.$T132]^2);[.$S$2])))*[.$S132]*[.$T$1]);0)" office:value-type="float" office:value="2" calcext:value-type="float">
            <text:p>2</text:p>
          </table:table-cell>
          <table:table-cell table:style-name="ce19" table:formula="of:=IFERROR(ROUND(((MIN(([.F132]^2)/([.$T132]^2);[.$S$2]))*[.$S132]));0)" office:value-type="float" office:value="9" calcext:value-type="float">
            <text:p>9</text:p>
          </table:table-cell>
          <table:table-cell table:formula="of:=ROUND(AVERAGE([.W132:.AB132]);2)" office:value-type="float" office:value="7.5" calcext:value-type="float">
            <text:p>7.5</text:p>
          </table:table-cell>
          <table:table-cell table:style-name="ce1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2]+[.$G132]+[.$I132])/8/[.$T132];[.$AE$2]))*([.$J132]+3)*[.$AG$2];([.I13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132]^[.$AC$2])/([.$T132]^[.$AC$2]);[.$AE$2]))*([.$J132]+3)*[.$AG$2]);([.G13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5" calcext:value-type="float">
            <text:p>45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4" calcext:value-type="float">
            <text:p>4</text:p>
          </table:table-cell>
          <table:table-cell table:formula="of:=MIN(MAX([.X132]-[.X131];0);[.$AT$2])" office:value-type="float" office:value="4" calcext:value-type="float">
            <text:p>4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8" calcext:value-type="float">
            <text:p>8</text:p>
          </table:table-cell>
          <table:table-cell table:formula="of:=MIN(MAX([.AA132]-[.AA131];0);[.$AT$2])" office:value-type="float" office:value="1" calcext:value-type="float">
            <text:p>1</text:p>
          </table:table-cell>
          <table:table-cell table:formula="of:=MIN(MAX([.AB132]-[.AB13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11" table:formula="of:=IFERROR((ROUND((((MIN(([.$C133]^2)/([.$T133]^2);[.$R$2])))*[.$J133]*0.8)+([.C133]/10))*5)+10; 0)" office:value-type="float" office:value="55" calcext:value-type="float">
            <text:p>55</text:p>
          </table:table-cell>
          <table:table-cell table:style-name="ce11" table:formula="of:=IFERROR(ROUND((AVERAGE(MIN(([.$D133]^[.$L$2])/([.$T133]^2);[.$R$2]); MIN([.D133]/[.$O$2]; [.$N$2])))*([.$J133]+[.$M$2]))*5;0)" office:value-type="float" office:value="15" calcext:value-type="float">
            <text:p>15</text:p>
          </table:table-cell>
          <table:table-cell table:style-name="ce11" table:formula="of:=IFERROR(ROUND((MIN(([.$D133]+[.$G133]+[.$I133])/8/[.$T133];[.$R$2]))*([.$J133]+3))*5;0)" office:value-type="float" office:value="35" calcext:value-type="float">
            <text:p>35</text:p>
          </table:table-cell>
          <table:table-cell table:style-name="ce11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11" table:formula="of:=IFERROR(ROUND((AVERAGE(MIN(([.$E133]^2)/([.$T133]^2);[.$R$2]);MIN([.E133]/[.$P$2]; [.$N$2]))*([.$J133]+3)*[.$T$2]))*5;0)" office:value-type="float" office:value="10" calcext:value-type="float">
            <text:p>10</text:p>
          </table:table-cell>
          <table:table-cell table:style-name="ce11" table:formula="of:=IFERROR(ROUND((AVERAGE(MIN(([.$G133]^2)/([.$T133]^2);[.$R$2]);MIN([.G133]/[.$P$2]; [.$N$2]))*([.$J133]+3)*[.$T$2]))*5;0)" office:value-type="float" office:value="20" calcext:value-type="float">
            <text:p>20</text:p>
          </table:table-cell>
          <table:table-cell table:style-name="ce11" table:formula="of:=IFERROR(ROUND((AVERAGE(MIN(([.$F133]^[.$Q$2])/([.$T133]^2);[.$R$2]); MIN([.F133]/[.$O$2]; [.$N$2])))*([.$J133]+[.$M$2]))*5;0)" office:value-type="float" office:value="50" calcext:value-type="float">
            <text:p>50</text:p>
          </table:table-cell>
          <table:table-cell table:style-name="ce11" table:formula="of:=ROUND(AVERAGE([.K133:.Q133]))" office:value-type="float" office:value="36" calcext:value-type="float">
            <text:p>36</text:p>
          </table:table-cell>
          <table:table-cell table:style-name="ce11" table:formula="of:=ROUND((([.I133]/[.$S$1])*MAX([.I133]/350;0.8));2)" office:value-type="float" office:value="3.46" calcext:value-type="float">
            <text:p>3.46</text:p>
          </table:table-cell>
          <table:table-cell table:style-name="ce11" table:formula="of:=ROUND([.I133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133]^2)/([.$T133]^2);[.$S$2])))*[.$S133]*0.8)+([.C133]/10))+10;10)" office:value-type="float" office:value="18" calcext:value-type="float">
            <text:p>18</text:p>
          </table:table-cell>
          <table:table-cell table:style-name="ce19" table:formula="of:=IFERROR(ROUND(((MIN(([.$D133]^2)/([.$T133]^2);[.$S$2])))*[.$S133]);0)" office:value-type="float" office:value="2" calcext:value-type="float">
            <text:p>2</text:p>
          </table:table-cell>
          <table:table-cell table:style-name="ce20" table:formula="of:=IFERROR(ROUND(MIN(([.D133]+[.G133]+[.I133])/8/[.$T133];[.$S$2])^2*[.$S133]);0)" office:value-type="float" office:value="3" calcext:value-type="float">
            <text:p>3</text:p>
          </table:table-cell>
          <table:table-cell table:style-name="ce19" table:formula="of:=IFERROR(ROUND(((MIN(([.H133]^2)/([.$T133]^2);[.$S$2])))*[.$S133]*[.$T$1]);0)" office:value-type="float" office:value="5" calcext:value-type="float">
            <text:p>5</text:p>
          </table:table-cell>
          <table:table-cell table:style-name="ce19" table:formula="of:=IFERROR(ROUND(((MIN(([.E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G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F133]^2)/([.$T133]^2);[.$S$2]))*[.$S133]));0)" office:value-type="float" office:value="7" calcext:value-type="float">
            <text:p>7</text:p>
          </table:table-cell>
          <table:table-cell table:formula="of:=ROUND(AVERAGE([.W133:.AB133]);2)" office:value-type="float" office:value="3.17" calcext:value-type="float">
            <text:p>3.17</text:p>
          </table:table-cell>
          <table:table-cell table:style-name="ce11" table:formula="of:=IFERROR(MIN(MAX((ROUND(AVERAGE((((MIN(([.$C133]^[.$AC$2])/([.$T133]^[.$AC$2]);[.$AE$2])))*[.$J133]*0.8)+([.$C133]/10);([.C133]/8));0)*5)+10; 30); 99); 0)" office:value-type="float" office:value="50" calcext:value-type="float">
            <text:p>50</text:p>
          </table:table-cell>
          <table:table-cell table:style-name="ce1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33]+[.$G133]+[.$I133])/8/[.$T133];[.$AE$2]))*([.$J133]+3)*[.$AG$2];([.I1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30" calcext:value-type="float">
            <text:p>30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34:.H134])" office:value-type="float" office:value="435" calcext:value-type="float">
            <text:p>435</text:p>
          </table:table-cell>
          <table:table-cell table:style-name="ce11" table:formula="of:=ROUND((([.I134]/[.$S$1])*MAX([.I134]/420; 1.2));2)" office:value-type="float" office:value="5.8" calcext:value-type="float">
            <text:p>5.8</text:p>
          </table:table-cell>
          <table:table-cell table:style-name="ce11" table:formula="of:=IFERROR((ROUND((((MIN(([.$C134]^2)/([.$T134]^2);[.$R$2])))*[.$J134]*0.8)+([.C134]/10))*5)+10; 0)" office:value-type="float" office:value="65" calcext:value-type="float">
            <text:p>65</text:p>
          </table:table-cell>
          <table:table-cell table:style-name="ce11" table:formula="of:=IFERROR(ROUND((AVERAGE(MIN(([.$D134]^[.$L$2])/([.$T134]^2);[.$R$2]); MIN([.D134]/[.$O$2]; [.$N$2])))*([.$J134]+[.$M$2]))*5;0)" office:value-type="float" office:value="35" calcext:value-type="float">
            <text:p>35</text:p>
          </table:table-cell>
          <table:table-cell table:style-name="ce11" table:formula="of:=IFERROR(ROUND((MIN(([.$D134]+[.$G134]+[.$I134])/8/[.$T134];[.$R$2]))*([.$J134]+3))*5;0)" office:value-type="float" office:value="40" calcext:value-type="float">
            <text:p>40</text:p>
          </table:table-cell>
          <table:table-cell table:style-name="ce11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11" table:formula="of:=IFERROR(ROUND((AVERAGE(MIN(([.$E134]^2)/([.$T134]^2);[.$R$2]);MIN([.E134]/[.$P$2]; [.$N$2]))*([.$J134]+3)*[.$T$2]))*5;0)" office:value-type="float" office:value="20" calcext:value-type="float">
            <text:p>20</text:p>
          </table:table-cell>
          <table:table-cell table:style-name="ce11" table:formula="of:=IFERROR(ROUND((AVERAGE(MIN(([.$G134]^2)/([.$T134]^2);[.$R$2]);MIN([.G134]/[.$P$2]; [.$N$2]))*([.$J134]+3)*[.$T$2]))*5;0)" office:value-type="float" office:value="35" calcext:value-type="float">
            <text:p>35</text:p>
          </table:table-cell>
          <table:table-cell table:style-name="ce11" table:formula="of:=IFERROR(ROUND((AVERAGE(MIN(([.$F134]^[.$Q$2])/([.$T134]^2);[.$R$2]); MIN([.F134]/[.$O$2]; [.$N$2])))*([.$J134]+[.$M$2]))*5;0)" office:value-type="float" office:value="60" calcext:value-type="float">
            <text:p>60</text:p>
          </table:table-cell>
          <table:table-cell table:style-name="ce11" table:formula="of:=ROUND(AVERAGE([.K134:.Q134]))" office:value-type="float" office:value="45" calcext:value-type="float">
            <text:p>45</text:p>
          </table:table-cell>
          <table:table-cell table:style-name="ce11" table:formula="of:=ROUND((([.I134]/[.$S$1])*MAX([.I134]/350;0.8));2)" office:value-type="float" office:value="6.01" calcext:value-type="float">
            <text:p>6.01</text:p>
          </table:table-cell>
          <table:table-cell table:style-name="ce11" table:formula="of:=ROUND([.I134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4]^2)/([.$T134]^2);[.$S$2])))*[.$S134]*0.8)+([.C134]/10))+10;10)" office:value-type="float" office:value="21" calcext:value-type="float">
            <text:p>21</text:p>
          </table:table-cell>
          <table:table-cell table:style-name="ce19" table:formula="of:=IFERROR(ROUND(((MIN(([.$D134]^2)/([.$T134]^2);[.$S$2])))*[.$S134]);0)" office:value-type="float" office:value="5" calcext:value-type="float">
            <text:p>5</text:p>
          </table:table-cell>
          <table:table-cell table:style-name="ce20" table:formula="of:=IFERROR(ROUND(MIN(([.D134]+[.G134]+[.I134])/8/[.$T134];[.$S$2])^2*[.$S134]);0)" office:value-type="float" office:value="6" calcext:value-type="float">
            <text:p>6</text:p>
          </table:table-cell>
          <table:table-cell table:style-name="ce19" table:formula="of:=IFERROR(ROUND(((MIN(([.H134]^2)/([.$T134]^2);[.$S$2])))*[.$S134]*[.$T$1]);0)" office:value-type="float" office:value="7" calcext:value-type="float">
            <text:p>7</text:p>
          </table:table-cell>
          <table:table-cell table:style-name="ce19" table:formula="of:=IFERROR(ROUND(((MIN(([.E134]^2)/([.$T134]^2);[.$S$2])))*[.$S134]*[.$T$1]);0)" office:value-type="float" office:value="1" calcext:value-type="float">
            <text:p>1</text:p>
          </table:table-cell>
          <table:table-cell table:style-name="ce19" table:formula="of:=IFERROR(ROUND(((MIN(([.G134]^2)/([.$T134]^2);[.$S$2])))*[.$S134]*[.$T$1]);0)" office:value-type="float" office:value="3" calcext:value-type="float">
            <text:p>3</text:p>
          </table:table-cell>
          <table:table-cell table:style-name="ce19" table:formula="of:=IFERROR(ROUND(((MIN(([.F134]^2)/([.$T134]^2);[.$S$2]))*[.$S134]));0)" office:value-type="float" office:value="12" calcext:value-type="float">
            <text:p>12</text:p>
          </table:table-cell>
          <table:table-cell table:formula="of:=ROUND(AVERAGE([.W134:.AB134]);2)" office:value-type="float" office:value="5.67" calcext:value-type="float">
            <text:p>5.67</text:p>
          </table:table-cell>
          <table:table-cell table:style-name="ce11" table:formula="of:=IFERROR(MIN(MAX((ROUND(AVERAGE((((MIN(([.$C134]^[.$AC$2])/([.$T134]^[.$AC$2]);[.$AE$2])))*[.$J134]*0.8)+([.$C134]/10);([.C134]/8));0)*5)+10; 30); 99); 0)" office:value-type="float" office:value="60" calcext:value-type="float">
            <text:p>60</text:p>
          </table:table-cell>
          <table:table-cell table:style-name="ce11" table:formula="of:=IFERROR(MIN(MAX(ROUND(AVERAGE((MIN(([.$D134]^[.$L$2])/([.$T134]^[.$AC$2]);[.$AE$2]))*([.$J134]+[.$AF$2]);([.D13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4]+[.$G134]+[.$I134])/8/[.$T134];[.$AE$2]))*([.$J134]+3)*[.$AG$2];([.I13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34]^[.$Q$2])/([.$T134]^[.$AC$2]);[.$AE$2]))*([.$J134]+[.$AF$2]);([.F134]/10));0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8.57" calcext:value-type="float">
            <text:p>38.57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3" calcext:value-type="float">
            <text:p>3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35:.H135])" office:value-type="float" office:value="530" calcext:value-type="float">
            <text:p>530</text:p>
          </table:table-cell>
          <table:table-cell table:style-name="ce11" table:formula="of:=ROUND((([.I135]/[.$S$1])*MAX([.I135]/420; 1.2));2)" office:value-type="float" office:value="7.43" calcext:value-type="float">
            <text:p>7.43</text:p>
          </table:table-cell>
          <table:table-cell table:style-name="ce11" table:formula="of:=IFERROR((ROUND((((MIN(([.$C135]^2)/([.$T135]^2);[.$R$2])))*[.$J135]*0.8)+([.C135]/10))*5)+10; 0)" office:value-type="float" office:value="75" calcext:value-type="float">
            <text:p>75</text:p>
          </table:table-cell>
          <table:table-cell table:style-name="ce11" table:formula="of:=IFERROR(ROUND((AVERAGE(MIN(([.$D135]^[.$L$2])/([.$T135]^2);[.$R$2]); MIN([.D135]/[.$O$2]; [.$N$2])))*([.$J135]+[.$M$2]))*5;0)" office:value-type="float" office:value="55" calcext:value-type="float">
            <text:p>55</text:p>
          </table:table-cell>
          <table:table-cell table:style-name="ce11" table:formula="of:=IFERROR(ROUND((MIN(([.$D135]+[.$G135]+[.$I135])/8/[.$T135];[.$R$2]))*([.$J135]+3))*5;0)" office:value-type="float" office:value="50" calcext:value-type="float">
            <text:p>50</text:p>
          </table:table-cell>
          <table:table-cell table:style-name="ce11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11" table:formula="of:=IFERROR(ROUND((AVERAGE(MIN(([.$E135]^2)/([.$T135]^2);[.$R$2]);MIN([.E135]/[.$P$2]; [.$N$2]))*([.$J135]+3)*[.$T$2]))*5;0)" office:value-type="float" office:value="35" calcext:value-type="float">
            <text:p>35</text:p>
          </table:table-cell>
          <table:table-cell table:style-name="ce11" table:formula="of:=IFERROR(ROUND((AVERAGE(MIN(([.$G135]^2)/([.$T135]^2);[.$R$2]);MIN([.G135]/[.$P$2]; [.$N$2]))*([.$J135]+3)*[.$T$2]))*5;0)" office:value-type="float" office:value="55" calcext:value-type="float">
            <text:p>55</text:p>
          </table:table-cell>
          <table:table-cell table:style-name="ce11" table:formula="of:=IFERROR(ROUND((AVERAGE(MIN(([.$F135]^[.$Q$2])/([.$T135]^2);[.$R$2]); MIN([.F135]/[.$O$2]; [.$N$2])))*([.$J135]+[.$M$2]))*5;0)" office:value-type="float" office:value="75" calcext:value-type="float">
            <text:p>75</text:p>
          </table:table-cell>
          <table:table-cell table:style-name="ce11" table:formula="of:=ROUND(AVERAGE([.K135:.Q135]))" office:value-type="float" office:value="59" calcext:value-type="float">
            <text:p>59</text:p>
          </table:table-cell>
          <table:table-cell table:style-name="ce11" table:formula="of:=ROUND((([.I135]/[.$S$1])*MAX([.I135]/350;0.8));2)" office:value-type="float" office:value="8.92" calcext:value-type="float">
            <text:p>8.92</text:p>
          </table:table-cell>
          <table:table-cell table:style-name="ce11" table:formula="of:=ROUND([.I13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35]^2)/([.$T135]^2);[.$S$2])))*[.$S135]*0.8)+([.C135]/10))+10;10)" office:value-type="float" office:value="24" calcext:value-type="float">
            <text:p>24</text:p>
          </table:table-cell>
          <table:table-cell table:style-name="ce19" table:formula="of:=IFERROR(ROUND(((MIN(([.$D135]^2)/([.$T135]^2);[.$S$2])))*[.$S135]);0)" office:value-type="float" office:value="8" calcext:value-type="float">
            <text:p>8</text:p>
          </table:table-cell>
          <table:table-cell table:style-name="ce20" table:formula="of:=IFERROR(ROUND(MIN(([.D135]+[.G135]+[.I135])/8/[.$T135];[.$S$2])^2*[.$S135]);0)" office:value-type="float" office:value="9" calcext:value-type="float">
            <text:p>9</text:p>
          </table:table-cell>
          <table:table-cell table:style-name="ce19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19" table:formula="of:=IFERROR(ROUND(((MIN(([.E135]^2)/([.$T135]^2);[.$S$2])))*[.$S135]*[.$T$1]);0)" office:value-type="float" office:value="2" calcext:value-type="float">
            <text:p>2</text:p>
          </table:table-cell>
          <table:table-cell table:style-name="ce19" table:formula="of:=IFERROR(ROUND(((MIN(([.G135]^2)/([.$T135]^2);[.$S$2])))*[.$S135]*[.$T$1]);0)" office:value-type="float" office:value="5" calcext:value-type="float">
            <text:p>5</text:p>
          </table:table-cell>
          <table:table-cell table:style-name="ce19"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8.33" calcext:value-type="float">
            <text:p>8.33</text:p>
          </table:table-cell>
          <table:table-cell table:style-name="ce1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1" table:formula="of:=IFERROR(MIN(MAX(ROUND(AVERAGE((MIN(([.$D135]^[.$L$2])/([.$T135]^[.$AC$2]);[.$AE$2]))*([.$J135]+[.$AF$2]);([.D13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5]+[.$G135]+[.$I135])/8/[.$T135];[.$AE$2]))*([.$J135]+3)*[.$AG$2];([.I13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7.14" calcext:value-type="float">
            <text:p>47.14</text:p>
          </table:table-cell>
          <table:table-cell/>
          <table:table-cell table:formula="of:=MIN(MAX([.V135]-[.V134];0);[.$AT$2])" office:value-type="float" office:value="3" calcext:value-type="float">
            <text:p>3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36:.H136])" office:value-type="float" office:value="435" calcext:value-type="float">
            <text:p>435</text:p>
          </table:table-cell>
          <table:table-cell table:style-name="ce11" table:formula="of:=ROUND((([.I136]/[.$S$1])*MAX([.I136]/420; 1.2));2)" office:value-type="float" office:value="5.8" calcext:value-type="float">
            <text:p>5.8</text:p>
          </table:table-cell>
          <table:table-cell table:style-name="ce11" table:formula="of:=IFERROR((ROUND((((MIN(([.$C136]^2)/([.$T136]^2);[.$R$2])))*[.$J136]*0.8)+([.C136]/10))*5)+10; 0)" office:value-type="float" office:value="65" calcext:value-type="float">
            <text:p>65</text:p>
          </table:table-cell>
          <table:table-cell table:style-name="ce11" table:formula="of:=IFERROR(ROUND((AVERAGE(MIN(([.$D136]^[.$L$2])/([.$T136]^2);[.$R$2]); MIN([.D136]/[.$O$2]; [.$N$2])))*([.$J136]+[.$M$2]))*5;0)" office:value-type="float" office:value="55" calcext:value-type="float">
            <text:p>55</text:p>
          </table:table-cell>
          <table:table-cell table:style-name="ce11" table:formula="of:=IFERROR(ROUND((MIN(([.$D136]+[.$G136]+[.$I136])/8/[.$T136];[.$R$2]))*([.$J136]+3))*5;0)" office:value-type="float" office:value="40" calcext:value-type="float">
            <text:p>40</text:p>
          </table:table-cell>
          <table:table-cell table:style-name="ce11" table:formula="of:=IFERROR(ROUND(((MIN(([.$H136]^2)/([.$T136]^2);[.$R$2]))*([.$J136]+3)*[.$T$2]))*5;0)" office:value-type="float" office:value="50" calcext:value-type="float">
            <text:p>50</text:p>
          </table:table-cell>
          <table:table-cell table:style-name="ce11" table:formula="of:=IFERROR(ROUND((AVERAGE(MIN(([.$E136]^2)/([.$T136]^2);[.$R$2]);MIN([.E136]/[.$P$2]; [.$N$2]))*([.$J136]+3)*[.$T$2]))*5;0)" office:value-type="float" office:value="75" calcext:value-type="float">
            <text:p>75</text:p>
          </table:table-cell>
          <table:table-cell table:style-name="ce11" table:formula="of:=IFERROR(ROUND((AVERAGE(MIN(([.$G136]^2)/([.$T136]^2);[.$R$2]);MIN([.G136]/[.$P$2]; [.$N$2]))*([.$J136]+3)*[.$T$2]))*5;0)" office:value-type="float" office:value="15" calcext:value-type="float">
            <text:p>15</text:p>
          </table:table-cell>
          <table:table-cell table:style-name="ce11" table:formula="of:=IFERROR(ROUND((AVERAGE(MIN(([.$F136]^[.$Q$2])/([.$T136]^2);[.$R$2]); MIN([.F136]/[.$O$2]; [.$N$2])))*([.$J136]+[.$M$2]))*5;0)" office:value-type="float" office:value="20" calcext:value-type="float">
            <text:p>20</text:p>
          </table:table-cell>
          <table:table-cell table:style-name="ce11" table:formula="of:=ROUND(AVERAGE([.K136:.Q136]))" office:value-type="float" office:value="46" calcext:value-type="float">
            <text:p>46</text:p>
          </table:table-cell>
          <table:table-cell table:style-name="ce11" table:formula="of:=ROUND((([.I136]/[.$S$1])*MAX([.I136]/350;0.8));2)" office:value-type="float" office:value="6.01" calcext:value-type="float">
            <text:p>6.01</text:p>
          </table:table-cell>
          <table:table-cell table:style-name="ce11" table:formula="of:=ROUND([.I136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6]^2)/([.$T136]^2);[.$S$2])))*[.$S136]*0.8)+([.C136]/10))+10;10)" office:value-type="float" office:value="21" calcext:value-type="float">
            <text:p>21</text:p>
          </table:table-cell>
          <table:table-cell table:style-name="ce19" table:formula="of:=IFERROR(ROUND(((MIN(([.$D136]^2)/([.$T136]^2);[.$S$2])))*[.$S136]);0)" office:value-type="float" office:value="9" calcext:value-type="float">
            <text:p>9</text:p>
          </table:table-cell>
          <table:table-cell table:style-name="ce20" table:formula="of:=IFERROR(ROUND(MIN(([.D136]+[.G136]+[.I136])/8/[.$T136];[.$S$2])^2*[.$S136]);0)" office:value-type="float" office:value="6" calcext:value-type="float">
            <text:p>6</text:p>
          </table:table-cell>
          <table:table-cell table:style-name="ce19" table:formula="of:=IFERROR(ROUND(((MIN(([.H136]^2)/([.$T136]^2);[.$S$2])))*[.$S136]*[.$T$1]);0)" office:value-type="float" office:value="6" calcext:value-type="float">
            <text:p>6</text:p>
          </table:table-cell>
          <table:table-cell table:style-name="ce19" table:formula="of:=IFERROR(ROUND(((MIN(([.E136]^2)/([.$T136]^2);[.$S$2])))*[.$S136]*[.$T$1]);0)" office:value-type="float" office:value="8" calcext:value-type="float">
            <text:p>8</text:p>
          </table:table-cell>
          <table:table-cell table:style-name="ce19" table:formula="of:=IFERROR(ROUND(((MIN(([.G136]^2)/([.$T136]^2);[.$S$2])))*[.$S136]*[.$T$1]);0)" office:value-type="float" office:value="1" calcext:value-type="float">
            <text:p>1</text:p>
          </table:table-cell>
          <table:table-cell table:style-name="ce19" table:formula="of:=IFERROR(ROUND(((MIN(([.F136]^2)/([.$T136]^2);[.$S$2]))*[.$S136]));0)" office:value-type="float" office:value="2" calcext:value-type="float">
            <text:p>2</text:p>
          </table:table-cell>
          <table:table-cell table:formula="of:=ROUND(AVERAGE([.W136:.AB136]);2)" office:value-type="float" office:value="5.33" calcext:value-type="float">
            <text:p>5.33</text:p>
          </table:table-cell>
          <table:table-cell table:style-name="ce11" table:formula="of:=IFERROR(MIN(MAX((ROUND(AVERAGE((((MIN(([.$C136]^[.$AC$2])/([.$T136]^[.$AC$2]);[.$AE$2])))*[.$J136]*0.8)+([.$C136]/10);([.C136]/8));0)*5)+10; 30); 99); 0)" office:value-type="float" office:value="60" calcext:value-type="float">
            <text:p>60</text:p>
          </table:table-cell>
          <table:table-cell table:style-name="ce11" table:formula="of:=IFERROR(MIN(MAX(ROUND(AVERAGE((MIN(([.$D136]^[.$L$2])/([.$T136]^[.$AC$2]);[.$AE$2]))*([.$J136]+[.$AF$2]);([.D13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6]+[.$G136]+[.$I136])/8/[.$T136];[.$AE$2]))*([.$J136]+3)*[.$AG$2];([.I1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6]^2)/([.$T136]^[.$AC$2]);[.$AE$2]))*([.$J136]+3)*[.$AG$2]);([.H13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36]^[.$AC$2])/([.$T136]^[.$AC$2]);[.$AE$2]))*([.$J136]+3)*[.$AG$2]);([.E13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6]^[.$Q$2])/([.$T136]^[.$AC$2]);[.$AE$2]))*([.$J136]+[.$AF$2]);([.F136]/10));0)*5; [.$AI$2]); [.$AH$2]);0)" office:value-type="float" office:value="15" calcext:value-type="float">
            <text:p>15</text:p>
          </table:table-cell>
          <table:table-cell table:formula="of:=ROUND(AVERAGE([.AD136:.AJ136]);2)" office:value-type="float" office:value="37.14" calcext:value-type="float">
            <text:p>37.14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1" calcext:value-type="float">
            <text:p>1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formula="of:=SUM([.C137:.H137])" office:value-type="float" office:value="358" calcext:value-type="float">
            <text:p>358</text:p>
          </table:table-cell>
          <table:table-cell table:style-name="ce11" table:formula="of:=ROUND((([.I137]/[.$S$1])*MAX([.I137]/420; 1.2));2)" office:value-type="float" office:value="4.77" calcext:value-type="float">
            <text:p>4.77</text:p>
          </table:table-cell>
          <table:table-cell table:style-name="ce11"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style-name="ce11" table:formula="of:=IFERROR(ROUND((AVERAGE(MIN(([.$D137]^[.$L$2])/([.$T137]^2);[.$R$2]); MIN([.D137]/[.$O$2]; [.$N$2])))*([.$J137]+[.$M$2]))*5;0)" office:value-type="float" office:value="30" calcext:value-type="float">
            <text:p>30</text:p>
          </table:table-cell>
          <table:table-cell table:style-name="ce11" table:formula="of:=IFERROR(ROUND((MIN(([.$D137]+[.$G137]+[.$I137])/8/[.$T137];[.$R$2]))*([.$J137]+3))*5;0)" office:value-type="float" office:value="40" calcext:value-type="float">
            <text:p>40</text:p>
          </table:table-cell>
          <table:table-cell table:style-name="ce11" table:formula="of:=IFERROR(ROUND(((MIN(([.$H137]^2)/([.$T137]^2);[.$R$2]))*([.$J137]+3)*[.$T$2]))*5;0)" office:value-type="float" office:value="25" calcext:value-type="float">
            <text:p>25</text:p>
          </table:table-cell>
          <table:table-cell table:style-name="ce11" table:formula="of:=IFERROR(ROUND((AVERAGE(MIN(([.$E137]^2)/([.$T137]^2);[.$R$2]);MIN([.E137]/[.$P$2]; [.$N$2]))*([.$J137]+3)*[.$T$2]))*5;0)" office:value-type="float" office:value="30" calcext:value-type="float">
            <text:p>30</text:p>
          </table:table-cell>
          <table:table-cell table:style-name="ce11" table:formula="of:=IFERROR(ROUND((AVERAGE(MIN(([.$G137]^2)/([.$T137]^2);[.$R$2]);MIN([.G137]/[.$P$2]; [.$N$2]))*([.$J137]+3)*[.$T$2]))*5;0)" office:value-type="float" office:value="40" calcext:value-type="float">
            <text:p>40</text:p>
          </table:table-cell>
          <table:table-cell table:style-name="ce11" table:formula="of:=IFERROR(ROUND((AVERAGE(MIN(([.$F137]^[.$Q$2])/([.$T137]^2);[.$R$2]); MIN([.F137]/[.$O$2]; [.$N$2])))*([.$J137]+[.$M$2]))*5;0)" office:value-type="float" office:value="35" calcext:value-type="float">
            <text:p>35</text:p>
          </table:table-cell>
          <table:table-cell table:style-name="ce11" table:formula="of:=ROUND(AVERAGE([.K137:.Q137]))" office:value-type="float" office:value="37" calcext:value-type="float">
            <text:p>37</text:p>
          </table:table-cell>
          <table:table-cell table:style-name="ce11" table:formula="of:=ROUND((([.I137]/[.$S$1])*MAX([.I137]/350;0.8));2)" office:value-type="float" office:value="4.07" calcext:value-type="float">
            <text:p>4.07</text:p>
          </table:table-cell>
          <table:table-cell table:style-name="ce11" table:formula="of:=ROUND([.I137]/6;2)" office:value-type="float" office:value="59.67" calcext:value-type="float">
            <text:p>59.67</text:p>
          </table:table-cell>
          <table:table-cell table:style-name="ce11"/>
          <table:table-cell table:style-name="ce19"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style-name="ce19" table:formula="of:=IFERROR(ROUND(((MIN(([.$D137]^2)/([.$T137]^2);[.$S$2])))*[.$S137]);0)" office:value-type="float" office:value="5" calcext:value-type="float">
            <text:p>5</text:p>
          </table:table-cell>
          <table:table-cell table:style-name="ce20" table:formula="of:=IFERROR(ROUND(MIN(([.D137]+[.G137]+[.I137])/8/[.$T137];[.$S$2])^2*[.$S137]);0)" office:value-type="float" office:value="4" calcext:value-type="float">
            <text:p>4</text:p>
          </table:table-cell>
          <table:table-cell table:style-name="ce19" table:formula="of:=IFERROR(ROUND(((MIN(([.H137]^2)/([.$T137]^2);[.$S$2])))*[.$S137]*[.$T$1]);0)" office:value-type="float" office:value="2" calcext:value-type="float">
            <text:p>2</text:p>
          </table:table-cell>
          <table:table-cell table:style-name="ce19" table:formula="of:=IFERROR(ROUND(((MIN(([.E137]^2)/([.$T137]^2);[.$S$2])))*[.$S137]*[.$T$1]);0)" office:value-type="float" office:value="2" calcext:value-type="float">
            <text:p>2</text:p>
          </table:table-cell>
          <table:table-cell table:style-name="ce19" table:formula="of:=IFERROR(ROUND(((MIN(([.G137]^2)/([.$T137]^2);[.$S$2])))*[.$S137]*[.$T$1]);0)" office:value-type="float" office:value="3" calcext:value-type="float">
            <text:p>3</text:p>
          </table:table-cell>
          <table:table-cell table:style-name="ce19" table:formula="of:=IFERROR(ROUND(((MIN(([.F137]^2)/([.$T137]^2);[.$S$2]))*[.$S137]));0)" office:value-type="float" office:value="5" calcext:value-type="float">
            <text:p>5</text:p>
          </table:table-cell>
          <table:table-cell table:formula="of:=ROUND(AVERAGE([.W137:.AB137]);2)" office:value-type="float" office:value="3.5" calcext:value-type="float">
            <text:p>3.5</text:p>
          </table:table-cell>
          <table:table-cell table:style-name="ce11" table:formula="of:=IFERROR(MIN(MAX((ROUND(AVERAGE((((MIN(([.$C137]^[.$AC$2])/([.$T137]^[.$AC$2]);[.$AE$2])))*[.$J137]*0.8)+([.$C137]/10);([.C137]/8));0)*5)+10; 30); 99); 0)" office:value-type="float" office:value="55" calcext:value-type="float">
            <text:p>55</text:p>
          </table:table-cell>
          <table:table-cell table:style-name="ce11" table:formula="of:=IFERROR(MIN(MAX(ROUND(AVERAGE((MIN(([.$D137]^[.$L$2])/([.$T137]^[.$AC$2]);[.$AE$2]))*([.$J137]+[.$AF$2]);([.D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7]+[.$G137]+[.$I137])/8/[.$T137];[.$AE$2]))*([.$J137]+3)*[.$AG$2];([.I13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7]^2)/([.$T137]^[.$AC$2]);[.$AE$2]))*([.$J137]+3)*[.$AG$2]);([.H13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37]^[.$Q$2])/([.$T137]^[.$AC$2]);[.$AE$2]))*([.$J137]+[.$AF$2]);([.F137]/10));0)*5; [.$AI$2]); [.$AH$2]);0)" office:value-type="float" office:value="35" calcext:value-type="float">
            <text:p>35</text:p>
          </table:table-cell>
          <table:table-cell table:formula="of:=ROUND(AVERAGE([.AD137:.AJ137]);2)" office:value-type="float" office:value="35.71" calcext:value-type="float">
            <text:p>35.71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2" calcext:value-type="float">
            <text:p>2</text:p>
          </table:table-cell>
          <table:table-cell table:formula="of:=MIN(MAX([.AB137]-[.AB136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138:.H138])" office:value-type="float" office:value="503" calcext:value-type="float">
            <text:p>503</text:p>
          </table:table-cell>
          <table:table-cell table:style-name="ce11" table:formula="of:=ROUND((([.I138]/[.$S$1])*MAX([.I138]/420; 1.2));2)" office:value-type="float" office:value="6.71" calcext:value-type="float">
            <text:p>6.71</text:p>
          </table:table-cell>
          <table:table-cell table:style-name="ce11"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style-name="ce11" table:formula="of:=IFERROR(ROUND((AVERAGE(MIN(([.$D138]^[.$L$2])/([.$T138]^2);[.$R$2]); MIN([.D138]/[.$O$2]; [.$N$2])))*([.$J138]+[.$M$2]))*5;0)" office:value-type="float" office:value="50" calcext:value-type="float">
            <text:p>50</text:p>
          </table:table-cell>
          <table:table-cell table:style-name="ce11" table:formula="of:=IFERROR(ROUND((MIN(([.$D138]+[.$G138]+[.$I138])/8/[.$T138];[.$R$2]))*([.$J138]+3))*5;0)" office:value-type="float" office:value="50" calcext:value-type="float">
            <text:p>50</text:p>
          </table:table-cell>
          <table:table-cell table:style-name="ce11" table:formula="of:=IFERROR(ROUND(((MIN(([.$H138]^2)/([.$T138]^2);[.$R$2]))*([.$J138]+3)*[.$T$2]))*5;0)" office:value-type="float" office:value="30" calcext:value-type="float">
            <text:p>30</text:p>
          </table:table-cell>
          <table:table-cell table:style-name="ce11" table:formula="of:=IFERROR(ROUND((AVERAGE(MIN(([.$E138]^2)/([.$T138]^2);[.$R$2]);MIN([.E138]/[.$P$2]; [.$N$2]))*([.$J138]+3)*[.$T$2]))*5;0)" office:value-type="float" office:value="45" calcext:value-type="float">
            <text:p>45</text:p>
          </table:table-cell>
          <table:table-cell table:style-name="ce11" table:formula="of:=IFERROR(ROUND((AVERAGE(MIN(([.$G138]^2)/([.$T138]^2);[.$R$2]);MIN([.G138]/[.$P$2]; [.$N$2]))*([.$J138]+3)*[.$T$2]))*5;0)" office:value-type="float" office:value="65" calcext:value-type="float">
            <text:p>65</text:p>
          </table:table-cell>
          <table:table-cell table:style-name="ce11" table:formula="of:=IFERROR(ROUND((AVERAGE(MIN(([.$F138]^[.$Q$2])/([.$T138]^2);[.$R$2]); MIN([.F138]/[.$O$2]; [.$N$2])))*([.$J138]+[.$M$2]))*5;0)" office:value-type="float" office:value="55" calcext:value-type="float">
            <text:p>55</text:p>
          </table:table-cell>
          <table:table-cell table:style-name="ce11" table:formula="of:=ROUND(AVERAGE([.K138:.Q138]))" office:value-type="float" office:value="54" calcext:value-type="float">
            <text:p>54</text:p>
          </table:table-cell>
          <table:table-cell table:style-name="ce11" table:formula="of:=ROUND((([.I138]/[.$S$1])*MAX([.I138]/350;0.8));2)" office:value-type="float" office:value="8.03" calcext:value-type="float">
            <text:p>8.03</text:p>
          </table:table-cell>
          <table:table-cell table:style-name="ce11" table:formula="of:=ROUND([.I138]/6;2)" office:value-type="float" office:value="83.83" calcext:value-type="float">
            <text:p>83.83</text:p>
          </table:table-cell>
          <table:table-cell table:style-name="ce11"/>
          <table:table-cell table:style-name="ce19"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style-name="ce19" table:formula="of:=IFERROR(ROUND(((MIN(([.$D138]^2)/([.$T138]^2);[.$S$2])))*[.$S138]);0)" office:value-type="float" office:value="8" calcext:value-type="float">
            <text:p>8</text:p>
          </table:table-cell>
          <table:table-cell table:style-name="ce20" table:formula="of:=IFERROR(ROUND(MIN(([.D138]+[.G138]+[.I138])/8/[.$T138];[.$S$2])^2*[.$S138]);0)" office:value-type="float" office:value="8" calcext:value-type="float">
            <text:p>8</text:p>
          </table:table-cell>
          <table:table-cell table:style-name="ce19" table:formula="of:=IFERROR(ROUND(((MIN(([.H138]^2)/([.$T138]^2);[.$S$2])))*[.$S138]*[.$T$1]);0)" office:value-type="float" office:value="4" calcext:value-type="float">
            <text:p>4</text:p>
          </table:table-cell>
          <table:table-cell table:style-name="ce19" table:formula="of:=IFERROR(ROUND(((MIN(([.E138]^2)/([.$T138]^2);[.$S$2])))*[.$S138]*[.$T$1]);0)" office:value-type="float" office:value="4" calcext:value-type="float">
            <text:p>4</text:p>
          </table:table-cell>
          <table:table-cell table:style-name="ce19" table:formula="of:=IFERROR(ROUND(((MIN(([.G138]^2)/([.$T138]^2);[.$S$2])))*[.$S138]*[.$T$1]);0)" office:value-type="float" office:value="8" calcext:value-type="float">
            <text:p>8</text:p>
          </table:table-cell>
          <table:table-cell table:style-name="ce19" table:formula="of:=IFERROR(ROUND(((MIN(([.F138]^2)/([.$T138]^2);[.$S$2]))*[.$S138]));0)" office:value-type="float" office:value="10" calcext:value-type="float">
            <text:p>10</text:p>
          </table:table-cell>
          <table:table-cell table:formula="of:=ROUND(AVERAGE([.W138:.AB138]);2)" office:value-type="float" office:value="7" calcext:value-type="float">
            <text:p>7</text:p>
          </table:table-cell>
          <table:table-cell table:style-name="ce11"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style-name="ce11" table:formula="of:=IFERROR(MIN(MAX(ROUND(AVERAGE((MIN(([.$D138]^[.$L$2])/([.$T138]^[.$AC$2]);[.$AE$2]))*([.$J138]+[.$AF$2]);([.D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8]+[.$G138]+[.$I138])/8/[.$T138];[.$AE$2]))*([.$J138]+3)*[.$AG$2];([.I13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8]^2)/([.$T138]^[.$AC$2]);[.$AE$2]))*([.$J138]+3)*[.$AG$2]);([.H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8]^[.$AC$2])/([.$T138]^[.$AC$2]);[.$AE$2]))*([.$J138]+3)*[.$AG$2]);([.G13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7.14" calcext:value-type="float">
            <text:p>47.14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3" calcext:value-type="float">
            <text:p>3</text:p>
          </table:table-cell>
          <table:table-cell table:formula="of:=MIN(MAX([.X138]-[.X137];0);[.$AT$2])" office:value-type="float" office:value="4" calcext:value-type="float">
            <text:p>4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5" calcext:value-type="float">
            <text:p>5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39:.H139])" office:value-type="float" office:value="360" calcext:value-type="float">
            <text:p>360</text:p>
          </table:table-cell>
          <table:table-cell table:style-name="ce11" table:formula="of:=ROUND((([.I139]/[.$S$1])*MAX([.I139]/420; 1.2));2)" office:value-type="float" office:value="4.8" calcext:value-type="float">
            <text:p>4.8</text:p>
          </table:table-cell>
          <table:table-cell table:style-name="ce11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11" table:formula="of:=IFERROR(ROUND((AVERAGE(MIN(([.$D139]^[.$L$2])/([.$T139]^2);[.$R$2]); MIN([.D139]/[.$O$2]; [.$N$2])))*([.$J139]+[.$M$2]))*5;0)" office:value-type="float" office:value="55" calcext:value-type="float">
            <text:p>55</text:p>
          </table:table-cell>
          <table:table-cell table:style-name="ce11" table:formula="of:=IFERROR(ROUND((MIN(([.$D139]+[.$G139]+[.$I139])/8/[.$T139];[.$R$2]))*([.$J139]+3))*5;0)" office:value-type="float" office:value="40" calcext:value-type="float">
            <text:p>40</text:p>
          </table:table-cell>
          <table:table-cell table:style-name="ce11" table:formula="of:=IFERROR(ROUND(((MIN(([.$H139]^2)/([.$T139]^2);[.$R$2]))*([.$J139]+3)*[.$T$2]))*5;0)" office:value-type="float" office:value="30" calcext:value-type="float">
            <text:p>30</text:p>
          </table:table-cell>
          <table:table-cell table:style-name="ce11" table:formula="of:=IFERROR(ROUND((AVERAGE(MIN(([.$E139]^2)/([.$T139]^2);[.$R$2]);MIN([.E139]/[.$P$2]; [.$N$2]))*([.$J139]+3)*[.$T$2]))*5;0)" office:value-type="float" office:value="50" calcext:value-type="float">
            <text:p>50</text:p>
          </table:table-cell>
          <table:table-cell table:style-name="ce11" table:formula="of:=IFERROR(ROUND((AVERAGE(MIN(([.$G139]^2)/([.$T139]^2);[.$R$2]);MIN([.G139]/[.$P$2]; [.$N$2]))*([.$J139]+3)*[.$T$2]))*5;0)" office:value-type="float" office:value="15" calcext:value-type="float">
            <text:p>15</text:p>
          </table:table-cell>
          <table:table-cell table:style-name="ce11" table:formula="of:=IFERROR(ROUND((AVERAGE(MIN(([.$F139]^[.$Q$2])/([.$T139]^2);[.$R$2]); MIN([.F139]/[.$O$2]; [.$N$2])))*([.$J139]+[.$M$2]))*5;0)" office:value-type="float" office:value="25" calcext:value-type="float">
            <text:p>25</text:p>
          </table:table-cell>
          <table:table-cell table:style-name="ce11" table:formula="of:=ROUND(AVERAGE([.K139:.Q139]))" office:value-type="float" office:value="38" calcext:value-type="float">
            <text:p>38</text:p>
          </table:table-cell>
          <table:table-cell table:style-name="ce11" table:formula="of:=ROUND((([.I139]/[.$S$1])*MAX([.I139]/350;0.8));2)" office:value-type="float" office:value="4.11" calcext:value-type="float">
            <text:p>4.11</text:p>
          </table:table-cell>
          <table:table-cell table:style-name="ce11" table:formula="of:=ROUND([.I139]/6;2)" office:value-type="float" office:value="60" calcext:value-type="float">
            <text:p>60</text:p>
          </table:table-cell>
          <table:table-cell table:style-name="ce11"/>
          <table:table-cell table:style-name="ce19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19" table:formula="of:=IFERROR(ROUND(((MIN(([.$D139]^2)/([.$T139]^2);[.$S$2])))*[.$S139]);0)" office:value-type="float" office:value="8" calcext:value-type="float">
            <text:p>8</text:p>
          </table:table-cell>
          <table:table-cell table:style-name="ce20" table:formula="of:=IFERROR(ROUND(MIN(([.D139]+[.G139]+[.I139])/8/[.$T139];[.$S$2])^2*[.$S139]);0)" office:value-type="float" office:value="4" calcext:value-type="float">
            <text:p>4</text:p>
          </table:table-cell>
          <table:table-cell table:style-name="ce19" table:formula="of:=IFERROR(ROUND(((MIN(([.H139]^2)/([.$T139]^2);[.$S$2])))*[.$S139]*[.$T$1]);0)" office:value-type="float" office:value="3" calcext:value-type="float">
            <text:p>3</text:p>
          </table:table-cell>
          <table:table-cell table:style-name="ce19" table:formula="of:=IFERROR(ROUND(((MIN(([.E139]^2)/([.$T139]^2);[.$S$2])))*[.$S139]*[.$T$1]);0)" office:value-type="float" office:value="4" calcext:value-type="float">
            <text:p>4</text:p>
          </table:table-cell>
          <table:table-cell table:style-name="ce19" table:formula="of:=IFERROR(ROUND(((MIN(([.G139]^2)/([.$T139]^2);[.$S$2])))*[.$S139]*[.$T$1]);0)" office:value-type="float" office:value="1" calcext:value-type="float">
            <text:p>1</text:p>
          </table:table-cell>
          <table:table-cell table:style-name="ce19" table:formula="of:=IFERROR(ROUND(((MIN(([.F139]^2)/([.$T139]^2);[.$S$2]))*[.$S139]));0)" office:value-type="float" office:value="3" calcext:value-type="float">
            <text:p>3</text:p>
          </table:table-cell>
          <table:table-cell table:formula="of:=ROUND(AVERAGE([.W139:.AB139]);2)" office:value-type="float" office:value="3.83" calcext:value-type="float">
            <text:p>3.83</text:p>
          </table:table-cell>
          <table:table-cell table:style-name="ce1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9]+[.$G139]+[.$I139])/8/[.$T139];[.$AE$2]))*([.$J139]+3)*[.$AG$2];([.I1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9]^2)/([.$T139]^[.$AC$2]);[.$AE$2]))*([.$J139]+3)*[.$AG$2]);([.H1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9]^[.$AC$2])/([.$T139]^[.$AC$2]);[.$AE$2]))*([.$J139]+3)*[.$AG$2]);([.E1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9]^[.$AC$2])/([.$T139]^[.$AC$2]);[.$AE$2]))*([.$J139]+3)*[.$AG$2]);([.G13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2.86" calcext:value-type="float">
            <text:p>32.86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0" calcext:value-type="float">
            <text:p>0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0:.H140])" office:value-type="float" office:value="490" calcext:value-type="float">
            <text:p>490</text:p>
          </table:table-cell>
          <table:table-cell table:style-name="ce11" table:formula="of:=ROUND((([.I140]/[.$S$1])*MAX([.I140]/420; 1.2));2)" office:value-type="float" office:value="6.53" calcext:value-type="float">
            <text:p>6.53</text:p>
          </table:table-cell>
          <table:table-cell table:style-name="ce11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11" table:formula="of:=IFERROR(ROUND((AVERAGE(MIN(([.$D140]^[.$L$2])/([.$T140]^2);[.$R$2]); MIN([.D140]/[.$O$2]; [.$N$2])))*([.$J140]+[.$M$2]))*5;0)" office:value-type="float" office:value="70" calcext:value-type="float">
            <text:p>70</text:p>
          </table:table-cell>
          <table:table-cell table:style-name="ce11" table:formula="of:=IFERROR(ROUND((MIN(([.$D140]+[.$G140]+[.$I140])/8/[.$T140];[.$R$2]))*([.$J140]+3))*5;0)" office:value-type="float" office:value="50" calcext:value-type="float">
            <text:p>50</text:p>
          </table:table-cell>
          <table:table-cell table:style-name="ce11" table:formula="of:=IFERROR(ROUND(((MIN(([.$H140]^2)/([.$T140]^2);[.$R$2]))*([.$J140]+3)*[.$T$2]))*5;0)" office:value-type="float" office:value="30" calcext:value-type="float">
            <text:p>30</text:p>
          </table:table-cell>
          <table:table-cell table:style-name="ce11" table:formula="of:=IFERROR(ROUND((AVERAGE(MIN(([.$E140]^2)/([.$T140]^2);[.$R$2]);MIN([.E140]/[.$P$2]; [.$N$2]))*([.$J140]+3)*[.$T$2]))*5;0)" office:value-type="float" office:value="65" calcext:value-type="float">
            <text:p>65</text:p>
          </table:table-cell>
          <table:table-cell table:style-name="ce11" table:formula="of:=IFERROR(ROUND((AVERAGE(MIN(([.$G140]^2)/([.$T140]^2);[.$R$2]);MIN([.G140]/[.$P$2]; [.$N$2]))*([.$J140]+3)*[.$T$2]))*5;0)" office:value-type="float" office:value="30" calcext:value-type="float">
            <text:p>30</text:p>
          </table:table-cell>
          <table:table-cell table:style-name="ce11" table:formula="of:=IFERROR(ROUND((AVERAGE(MIN(([.$F140]^[.$Q$2])/([.$T140]^2);[.$R$2]); MIN([.F140]/[.$O$2]; [.$N$2])))*([.$J140]+[.$M$2]))*5;0)" office:value-type="float" office:value="40" calcext:value-type="float">
            <text:p>40</text:p>
          </table:table-cell>
          <table:table-cell table:style-name="ce11" table:formula="of:=ROUND(AVERAGE([.K140:.Q140]))" office:value-type="float" office:value="51" calcext:value-type="float">
            <text:p>51</text:p>
          </table:table-cell>
          <table:table-cell table:style-name="ce11" table:formula="of:=ROUND((([.I140]/[.$S$1])*MAX([.I140]/350;0.8));2)" office:value-type="float" office:value="7.62" calcext:value-type="float">
            <text:p>7.62</text:p>
          </table:table-cell>
          <table:table-cell table:style-name="ce11" table:formula="of:=ROUND([.I140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19" table:formula="of:=IFERROR(ROUND(((MIN(([.$D140]^2)/([.$T140]^2);[.$S$2])))*[.$S140]);0)" office:value-type="float" office:value="15" calcext:value-type="float">
            <text:p>15</text:p>
          </table:table-cell>
          <table:table-cell table:style-name="ce20" table:formula="of:=IFERROR(ROUND(MIN(([.D140]+[.G140]+[.I140])/8/[.$T140];[.$S$2])^2*[.$S140]);0)" office:value-type="float" office:value="8" calcext:value-type="float">
            <text:p>8</text:p>
          </table:table-cell>
          <table:table-cell table:style-name="ce19" table:formula="of:=IFERROR(ROUND(((MIN(([.H140]^2)/([.$T140]^2);[.$S$2])))*[.$S140]*[.$T$1]);0)" office:value-type="float" office:value="4" calcext:value-type="float">
            <text:p>4</text:p>
          </table:table-cell>
          <table:table-cell table:style-name="ce19" table:formula="of:=IFERROR(ROUND(((MIN(([.E140]^2)/([.$T140]^2);[.$S$2])))*[.$S140]*[.$T$1]);0)" office:value-type="float" office:value="7" calcext:value-type="float">
            <text:p>7</text:p>
          </table:table-cell>
          <table:table-cell table:style-name="ce19" table:formula="of:=IFERROR(ROUND(((MIN(([.G140]^2)/([.$T140]^2);[.$S$2])))*[.$S140]*[.$T$1]);0)" office:value-type="float" office:value="2" calcext:value-type="float">
            <text:p>2</text:p>
          </table:table-cell>
          <table:table-cell table:style-name="ce19" table:formula="of:=IFERROR(ROUND(((MIN(([.F140]^2)/([.$T140]^2);[.$S$2]))*[.$S140]));0)" office:value-type="float" office:value="6" calcext:value-type="float">
            <text:p>6</text:p>
          </table:table-cell>
          <table:table-cell table:formula="of:=ROUND(AVERAGE([.W140:.AB140]);2)" office:value-type="float" office:value="7" calcext:value-type="float">
            <text:p>7</text:p>
          </table:table-cell>
          <table:table-cell table:style-name="ce1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0]+[.$G140]+[.$I140])/8/[.$T140];[.$AE$2]))*([.$J140]+3)*[.$AG$2];([.I14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0]^[.$AC$2])/([.$T140]^[.$AC$2]);[.$AE$2]))*([.$J140]+3)*[.$AG$2]);([.E1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0]^[.$AC$2])/([.$T140]^[.$AC$2]);[.$AE$2]))*([.$J140]+3)*[.$AG$2]);([.G14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7" calcext:value-type="float">
            <text:p>7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1" calcext:value-type="float">
            <text:p>1</text:p>
          </table:table-cell>
          <table:table-cell table:formula="of:=MIN(MAX([.Z140]-[.Z139];0);[.$AT$2])" office:value-type="float" office:value="3" calcext:value-type="float">
            <text:p>3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41:.H141])" office:value-type="float" office:value="345" calcext:value-type="float">
            <text:p>345</text:p>
          </table:table-cell>
          <table:table-cell table:style-name="ce11" table:formula="of:=ROUND((([.I141]/[.$S$1])*MAX([.I141]/420; 1.2));2)" office:value-type="float" office:value="4.6" calcext:value-type="float">
            <text:p>4.6</text:p>
          </table:table-cell>
          <table:table-cell table:style-name="ce11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11" table:formula="of:=IFERROR(ROUND((AVERAGE(MIN(([.$D141]^[.$L$2])/([.$T141]^2);[.$R$2]); MIN([.D141]/[.$O$2]; [.$N$2])))*([.$J141]+[.$M$2]))*5;0)" office:value-type="float" office:value="10" calcext:value-type="float">
            <text:p>10</text:p>
          </table:table-cell>
          <table:table-cell table:style-name="ce11" table:formula="of:=IFERROR(ROUND((MIN(([.$D141]+[.$G141]+[.$I141])/8/[.$T141];[.$R$2]))*([.$J141]+3))*5;0)" office:value-type="float" office:value="35" calcext:value-type="float">
            <text:p>35</text:p>
          </table:table-cell>
          <table:table-cell table:style-name="ce11" table:formula="of:=IFERROR(ROUND(((MIN(([.$H141]^2)/([.$T141]^2);[.$R$2]))*([.$J141]+3)*[.$T$2]))*5;0)" office:value-type="float" office:value="65" calcext:value-type="float">
            <text:p>65</text:p>
          </table:table-cell>
          <table:table-cell table:style-name="ce11" table:formula="of:=IFERROR(ROUND((AVERAGE(MIN(([.$E141]^2)/([.$T141]^2);[.$R$2]);MIN([.E141]/[.$P$2]; [.$N$2]))*([.$J141]+3)*[.$T$2]))*5;0)" office:value-type="float" office:value="20" calcext:value-type="float">
            <text:p>20</text:p>
          </table:table-cell>
          <table:table-cell table:style-name="ce11" table:formula="of:=IFERROR(ROUND((AVERAGE(MIN(([.$G141]^2)/([.$T141]^2);[.$R$2]);MIN([.G141]/[.$P$2]; [.$N$2]))*([.$J141]+3)*[.$T$2]))*5;0)" office:value-type="float" office:value="30" calcext:value-type="float">
            <text:p>30</text:p>
          </table:table-cell>
          <table:table-cell table:style-name="ce11" table:formula="of:=IFERROR(ROUND((AVERAGE(MIN(([.$F141]^[.$Q$2])/([.$T141]^2);[.$R$2]); MIN([.F141]/[.$O$2]; [.$N$2])))*([.$J141]+[.$M$2]))*5;0)" office:value-type="float" office:value="35" calcext:value-type="float">
            <text:p>35</text:p>
          </table:table-cell>
          <table:table-cell table:style-name="ce11" table:formula="of:=ROUND(AVERAGE([.K141:.Q141]))" office:value-type="float" office:value="35" calcext:value-type="float">
            <text:p>35</text:p>
          </table:table-cell>
          <table:table-cell table:style-name="ce11" table:formula="of:=ROUND((([.I141]/[.$S$1])*MAX([.I141]/350;0.8));2)" office:value-type="float" office:value="3.78" calcext:value-type="float">
            <text:p>3.78</text:p>
          </table:table-cell>
          <table:table-cell table:style-name="ce11" table:formula="of:=ROUND([.I141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19" table:formula="of:=IFERROR(ROUND(((MIN(([.$D141]^2)/([.$T141]^2);[.$S$2])))*[.$S141]);0)" office:value-type="float" office:value="1" calcext:value-type="float">
            <text:p>1</text:p>
          </table:table-cell>
          <table:table-cell table:style-name="ce20" table:formula="of:=IFERROR(ROUND(MIN(([.D141]+[.G141]+[.I141])/8/[.$T141];[.$S$2])^2*[.$S141]);0)" office:value-type="float" office:value="3" calcext:value-type="float">
            <text:p>3</text:p>
          </table:table-cell>
          <table:table-cell table:style-name="ce19" table:formula="of:=IFERROR(ROUND(((MIN(([.H141]^2)/([.$T141]^2);[.$S$2])))*[.$S141]*[.$T$1]);0)" office:value-type="float" office:value="5" calcext:value-type="float">
            <text:p>5</text:p>
          </table:table-cell>
          <table:table-cell table:style-name="ce19" table:formula="of:=IFERROR(ROUND(((MIN(([.E141]^2)/([.$T141]^2);[.$S$2])))*[.$S141]*[.$T$1]);0)" office:value-type="float" office:value="1" calcext:value-type="float">
            <text:p>1</text:p>
          </table:table-cell>
          <table:table-cell table:style-name="ce19" table:formula="of:=IFERROR(ROUND(((MIN(([.G141]^2)/([.$T141]^2);[.$S$2])))*[.$S141]*[.$T$1]);0)" office:value-type="float" office:value="2" calcext:value-type="float">
            <text:p>2</text:p>
          </table:table-cell>
          <table:table-cell table:style-name="ce19" table:formula="of:=IFERROR(ROUND(((MIN(([.F141]^2)/([.$T141]^2);[.$S$2]))*[.$S141]));0)" office:value-type="float" office:value="6" calcext:value-type="float">
            <text:p>6</text:p>
          </table:table-cell>
          <table:table-cell table:formula="of:=ROUND(AVERAGE([.W141:.AB141]);2)" office:value-type="float" office:value="3" calcext:value-type="float">
            <text:p>3</text:p>
          </table:table-cell>
          <table:table-cell table:style-name="ce1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1" table:formula="of:=IFERROR(MIN(MAX(ROUND(AVERAGE((MIN(([.$D141]^[.$L$2])/([.$T141]^[.$AC$2]);[.$AE$2]))*([.$J141]+[.$AF$2]);([.D14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41]+[.$G141]+[.$I141])/8/[.$T141];[.$AE$2]))*([.$J141]+3)*[.$AG$2];([.I1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1]^2)/([.$T141]^[.$AC$2]);[.$AE$2]))*([.$J141]+3)*[.$AG$2]);([.H14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41]^[.$AC$2])/([.$T141]^[.$AC$2]);[.$AE$2]))*([.$J141]+3)*[.$AG$2]);([.G1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table:formula="of:=SUM([.C142:.H142])" office:value-type="float" office:value="515" calcext:value-type="float">
            <text:p>515</text:p>
          </table:table-cell>
          <table:table-cell table:style-name="ce11" table:formula="of:=ROUND((([.I142]/[.$S$1])*MAX([.I142]/420; 1.2));2)" office:value-type="float" office:value="7.02" calcext:value-type="float">
            <text:p>7.02</text:p>
          </table:table-cell>
          <table:table-cell table:style-name="ce11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11" table:formula="of:=IFERROR(ROUND((AVERAGE(MIN(([.$D142]^[.$L$2])/([.$T142]^2);[.$R$2]); MIN([.D142]/[.$O$2]; [.$N$2])))*([.$J142]+[.$M$2]))*5;0)" office:value-type="float" office:value="25" calcext:value-type="float">
            <text:p>25</text:p>
          </table:table-cell>
          <table:table-cell table:style-name="ce11" table:formula="of:=IFERROR(ROUND((MIN(([.$D142]+[.$G142]+[.$I142])/8/[.$T142];[.$R$2]))*([.$J142]+3))*5;0)" office:value-type="float" office:value="45" calcext:value-type="float">
            <text:p>45</text:p>
          </table:table-cell>
          <table:table-cell table:style-name="ce11" table:formula="of:=IFERROR(ROUND(((MIN(([.$H142]^2)/([.$T142]^2);[.$R$2]))*([.$J142]+3)*[.$T$2]))*5;0)" office:value-type="float" office:value="90" calcext:value-type="float">
            <text:p>90</text:p>
          </table:table-cell>
          <table:table-cell table:style-name="ce11" table:formula="of:=IFERROR(ROUND((AVERAGE(MIN(([.$E142]^2)/([.$T142]^2);[.$R$2]);MIN([.E142]/[.$P$2]; [.$N$2]))*([.$J142]+3)*[.$T$2]))*5;0)" office:value-type="float" office:value="35" calcext:value-type="float">
            <text:p>35</text:p>
          </table:table-cell>
          <table:table-cell table:style-name="ce11" table:formula="of:=IFERROR(ROUND((AVERAGE(MIN(([.$G142]^2)/([.$T142]^2);[.$R$2]);MIN([.G142]/[.$P$2]; [.$N$2]))*([.$J142]+3)*[.$T$2]))*5;0)" office:value-type="float" office:value="55" calcext:value-type="float">
            <text:p>55</text:p>
          </table:table-cell>
          <table:table-cell table:style-name="ce11" table:formula="of:=IFERROR(ROUND((AVERAGE(MIN(([.$F142]^[.$Q$2])/([.$T142]^2);[.$R$2]); MIN([.F142]/[.$O$2]; [.$N$2])))*([.$J142]+[.$M$2]))*5;0)" office:value-type="float" office:value="60" calcext:value-type="float">
            <text:p>60</text:p>
          </table:table-cell>
          <table:table-cell table:style-name="ce11" table:formula="of:=ROUND(AVERAGE([.K142:.Q142]))" office:value-type="float" office:value="54" calcext:value-type="float">
            <text:p>54</text:p>
          </table:table-cell>
          <table:table-cell table:style-name="ce11" table:formula="of:=ROUND((([.I142]/[.$S$1])*MAX([.I142]/350;0.8));2)" office:value-type="float" office:value="8.42" calcext:value-type="float">
            <text:p>8.42</text:p>
          </table:table-cell>
          <table:table-cell table:style-name="ce11" table:formula="of:=ROUND([.I14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19" table:formula="of:=IFERROR(ROUND(((MIN(([.$D142]^2)/([.$T142]^2);[.$S$2])))*[.$S142]);0)" office:value-type="float" office:value="3" calcext:value-type="float">
            <text:p>3</text:p>
          </table:table-cell>
          <table:table-cell table:style-name="ce20" table:formula="of:=IFERROR(ROUND(MIN(([.D142]+[.G142]+[.I142])/8/[.$T142];[.$S$2])^2*[.$S142]);0)" office:value-type="float" office:value="7" calcext:value-type="float">
            <text:p>7</text:p>
          </table:table-cell>
          <table:table-cell table:style-name="ce19" table:formula="of:=IFERROR(ROUND(((MIN(([.H142]^2)/([.$T142]^2);[.$S$2])))*[.$S142]*[.$T$1]);0)" office:value-type="float" office:value="12" calcext:value-type="float">
            <text:p>12</text:p>
          </table:table-cell>
          <table:table-cell table:style-name="ce19" table:formula="of:=IFERROR(ROUND(((MIN(([.E142]^2)/([.$T142]^2);[.$S$2])))*[.$S142]*[.$T$1]);0)" office:value-type="float" office:value="3" calcext:value-type="float">
            <text:p>3</text:p>
          </table:table-cell>
          <table:table-cell table:style-name="ce19" table:formula="of:=IFERROR(ROUND(((MIN(([.G142]^2)/([.$T142]^2);[.$S$2])))*[.$S142]*[.$T$1]);0)" office:value-type="float" office:value="5" calcext:value-type="float">
            <text:p>5</text:p>
          </table:table-cell>
          <table:table-cell table:style-name="ce19" table:formula="of:=IFERROR(ROUND(((MIN(([.F142]^2)/([.$T142]^2);[.$S$2]))*[.$S142]));0)" office:value-type="float" office:value="10" calcext:value-type="float">
            <text:p>10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style-name="ce1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2]+[.$G142]+[.$I142])/8/[.$T142];[.$AE$2]))*([.$J142]+3)*[.$AG$2];([.I14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42]^[.$AC$2])/([.$T142]^[.$AC$2]);[.$AE$2]))*([.$J142]+3)*[.$AG$2]);([.E14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86" calcext:value-type="float">
            <text:p>42.86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2" calcext:value-type="float">
            <text:p>2</text:p>
          </table:table-cell>
          <table:table-cell table:formula="of:=MIN(MAX([.X142]-[.X141];0);[.$AT$2])" office:value-type="float" office:value="4" calcext:value-type="float">
            <text:p>4</text:p>
          </table:table-cell>
          <table:table-cell table:formula="of:=MIN(MAX([.Y142]-[.Y141];0);[.$AT$2])" office:value-type="float" office:value="7" calcext:value-type="float">
            <text:p>7</text:p>
          </table:table-cell>
          <table:table-cell table:formula="of:=MIN(MAX([.Z142]-[.Z141];0);[.$AT$2])" office:value-type="float" office:value="2" calcext:value-type="float">
            <text:p>2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43:.H143])" office:value-type="float" office:value="350" calcext:value-type="float">
            <text:p>350</text:p>
          </table:table-cell>
          <table:table-cell table:style-name="ce11" table:formula="of:=ROUND((([.I143]/[.$S$1])*MAX([.I143]/420; 1.2));2)" office:value-type="float" office:value="4.67" calcext:value-type="float">
            <text:p>4.67</text:p>
          </table:table-cell>
          <table:table-cell table:style-name="ce11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11" table:formula="of:=IFERROR(ROUND((AVERAGE(MIN(([.$D143]^[.$L$2])/([.$T143]^2);[.$R$2]); MIN([.D143]/[.$O$2]; [.$N$2])))*([.$J143]+[.$M$2]))*5;0)" office:value-type="float" office:value="30" calcext:value-type="float">
            <text:p>30</text:p>
          </table:table-cell>
          <table:table-cell table:style-name="ce11" table:formula="of:=IFERROR(ROUND((MIN(([.$D143]+[.$G143]+[.$I143])/8/[.$T143];[.$R$2]))*([.$J143]+3))*5;0)" office:value-type="float" office:value="35" calcext:value-type="float">
            <text:p>35</text:p>
          </table:table-cell>
          <table:table-cell table:style-name="ce11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11" table:formula="of:=IFERROR(ROUND((AVERAGE(MIN(([.$E143]^2)/([.$T143]^2);[.$R$2]);MIN([.E143]/[.$P$2]; [.$N$2]))*([.$J143]+3)*[.$T$2]))*5;0)" office:value-type="float" office:value="40" calcext:value-type="float">
            <text:p>40</text:p>
          </table:table-cell>
          <table:table-cell table:style-name="ce11" table:formula="of:=IFERROR(ROUND((AVERAGE(MIN(([.$G143]^2)/([.$T143]^2);[.$R$2]);MIN([.G143]/[.$P$2]; [.$N$2]))*([.$J143]+3)*[.$T$2]))*5;0)" office:value-type="float" office:value="25" calcext:value-type="float">
            <text:p>25</text:p>
          </table:table-cell>
          <table:table-cell table:style-name="ce11" table:formula="of:=IFERROR(ROUND((AVERAGE(MIN(([.$F143]^[.$Q$2])/([.$T143]^2);[.$R$2]); MIN([.F143]/[.$O$2]; [.$N$2])))*([.$J143]+[.$M$2]))*5;0)" office:value-type="float" office:value="45" calcext:value-type="float">
            <text:p>45</text:p>
          </table:table-cell>
          <table:table-cell table:style-name="ce11" table:formula="of:=ROUND(AVERAGE([.K143:.Q143]))" office:value-type="float" office:value="36" calcext:value-type="float">
            <text:p>36</text:p>
          </table:table-cell>
          <table:table-cell table:style-name="ce11" table:formula="of:=ROUND((([.I143]/[.$S$1])*MAX([.I143]/350;0.8));2)" office:value-type="float" office:value="3.89" calcext:value-type="float">
            <text:p>3.89</text:p>
          </table:table-cell>
          <table:table-cell table:style-name="ce11" table:formula="of:=ROUND([.I143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19" table:formula="of:=IFERROR(ROUND(((MIN(([.$D143]^2)/([.$T143]^2);[.$S$2])))*[.$S143]);0)" office:value-type="float" office:value="4" calcext:value-type="float">
            <text:p>4</text:p>
          </table:table-cell>
          <table:table-cell table:style-name="ce20" table:formula="of:=IFERROR(ROUND(MIN(([.D143]+[.G143]+[.I143])/8/[.$T143];[.$S$2])^2*[.$S143]);0)" office:value-type="float" office:value="4" calcext:value-type="float">
            <text:p>4</text:p>
          </table:table-cell>
          <table:table-cell table:style-name="ce19" table:formula="of:=IFERROR(ROUND(((MIN(([.H143]^2)/([.$T143]^2);[.$S$2])))*[.$S143]*[.$T$1]);0)" office:value-type="float" office:value="1" calcext:value-type="float">
            <text:p>1</text:p>
          </table:table-cell>
          <table:table-cell table:style-name="ce19" table:formula="of:=IFERROR(ROUND(((MIN(([.E143]^2)/([.$T143]^2);[.$S$2])))*[.$S143]*[.$T$1]);0)" office:value-type="float" office:value="3" calcext:value-type="float">
            <text:p>3</text:p>
          </table:table-cell>
          <table:table-cell table:style-name="ce19" table:formula="of:=IFERROR(ROUND(((MIN(([.G143]^2)/([.$T143]^2);[.$S$2])))*[.$S143]*[.$T$1]);0)" office:value-type="float" office:value="2" calcext:value-type="float">
            <text:p>2</text:p>
          </table:table-cell>
          <table:table-cell table:style-name="ce19" table:formula="of:=IFERROR(ROUND(((MIN(([.F143]^2)/([.$T143]^2);[.$S$2]))*[.$S143]));0)" office:value-type="float" office:value="7" calcext:value-type="float">
            <text:p>7</text:p>
          </table:table-cell>
          <table:table-cell table:formula="of:=ROUND(AVERAGE([.W143:.AB143]);2)" office:value-type="float" office:value="3.5" calcext:value-type="float">
            <text:p>3.5</text:p>
          </table:table-cell>
          <table:table-cell table:style-name="ce1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1" table:formula="of:=IFERROR(MIN(MAX(ROUND(AVERAGE((MIN(([.$D143]^[.$L$2])/([.$T143]^[.$AC$2]);[.$AE$2]))*([.$J143]+[.$AF$2]);([.D1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3]+[.$G143]+[.$I143])/8/[.$T143];[.$AE$2]))*([.$J143]+3)*[.$AG$2];([.I14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3]^[.$Q$2])/([.$T143]^[.$AC$2]);[.$AE$2]))*([.$J143]+[.$AF$2]);([.F143]/10));0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4.29" calcext:value-type="float">
            <text:p>34.29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1" calcext:value-type="float">
            <text:p>1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11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11" table:formula="of:=IFERROR(ROUND((AVERAGE(MIN(([.$D144]^[.$L$2])/([.$T144]^2);[.$R$2]); MIN([.D144]/[.$O$2]; [.$N$2])))*([.$J144]+[.$M$2]))*5;0)" office:value-type="float" office:value="60" calcext:value-type="float">
            <text:p>60</text:p>
          </table:table-cell>
          <table:table-cell table:style-name="ce11" table:formula="of:=IFERROR(ROUND((MIN(([.$D144]+[.$G144]+[.$I144])/8/[.$T144];[.$R$2]))*([.$J144]+3))*5;0)" office:value-type="float" office:value="50" calcext:value-type="float">
            <text:p>50</text:p>
          </table:table-cell>
          <table:table-cell table:style-name="ce11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11" table:formula="of:=IFERROR(ROUND((AVERAGE(MIN(([.$E144]^2)/([.$T144]^2);[.$R$2]);MIN([.E144]/[.$P$2]; [.$N$2]))*([.$J144]+3)*[.$T$2]))*5;0)" office:value-type="float" office:value="60" calcext:value-type="float">
            <text:p>60</text:p>
          </table:table-cell>
          <table:table-cell table:style-name="ce11" table:formula="of:=IFERROR(ROUND((AVERAGE(MIN(([.$G144]^2)/([.$T144]^2);[.$R$2]);MIN([.G144]/[.$P$2]; [.$N$2]))*([.$J144]+3)*[.$T$2]))*5;0)" office:value-type="float" office:value="50" calcext:value-type="float">
            <text:p>50</text:p>
          </table:table-cell>
          <table:table-cell table:style-name="ce11" table:formula="of:=IFERROR(ROUND((AVERAGE(MIN(([.$F144]^[.$Q$2])/([.$T144]^2);[.$R$2]); MIN([.F144]/[.$O$2]; [.$N$2])))*([.$J144]+[.$M$2]))*5;0)" office:value-type="float" office:value="75" calcext:value-type="float">
            <text:p>75</text:p>
          </table:table-cell>
          <table:table-cell table:style-name="ce11" table:formula="of:=ROUND(AVERAGE([.K144:.Q144]))" office:value-type="float" office:value="57" calcext:value-type="float">
            <text:p>57</text:p>
          </table:table-cell>
          <table:table-cell table:style-name="ce11" table:formula="of:=ROUND((([.I144]/[.$S$1])*MAX([.I144]/350;0.8));2)" office:value-type="float" office:value="8.92" calcext:value-type="float">
            <text:p>8.92</text:p>
          </table:table-cell>
          <table:table-cell table:style-name="ce11" table:formula="of:=ROUND([.I14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19" table:formula="of:=IFERROR(ROUND(((MIN(([.$D144]^2)/([.$T144]^2);[.$S$2])))*[.$S144]);0)" office:value-type="float" office:value="10" calcext:value-type="float">
            <text:p>10</text:p>
          </table:table-cell>
          <table:table-cell table:style-name="ce20" table:formula="of:=IFERROR(ROUND(MIN(([.D144]+[.G144]+[.I144])/8/[.$T144];[.$S$2])^2*[.$S144]);0)" office:value-type="float" office:value="9" calcext:value-type="float">
            <text:p>9</text:p>
          </table:table-cell>
          <table:table-cell table:style-name="ce19" table:formula="of:=IFERROR(ROUND(((MIN(([.H144]^2)/([.$T144]^2);[.$S$2])))*[.$S144]*[.$T$1]);0)" office:value-type="float" office:value="2" calcext:value-type="float">
            <text:p>2</text:p>
          </table:table-cell>
          <table:table-cell table:style-name="ce19" table:formula="of:=IFERROR(ROUND(((MIN(([.E144]^2)/([.$T144]^2);[.$S$2])))*[.$S144]*[.$T$1]);0)" office:value-type="float" office:value="6" calcext:value-type="float">
            <text:p>6</text:p>
          </table:table-cell>
          <table:table-cell table:style-name="ce19" table:formula="of:=IFERROR(ROUND(((MIN(([.G144]^2)/([.$T144]^2);[.$S$2])))*[.$S144]*[.$T$1]);0)" office:value-type="float" office:value="5" calcext:value-type="float">
            <text:p>5</text:p>
          </table:table-cell>
          <table:table-cell table:style-name="ce19"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8.33" calcext:value-type="float">
            <text:p>8.33</text:p>
          </table:table-cell>
          <table:table-cell table:style-name="ce1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4]+[.$G144]+[.$I144])/8/[.$T144];[.$AE$2]))*([.$J144]+3)*[.$AG$2];([.I1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9" calcext:value-type="float">
            <text:p>9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5" calcext:value-type="float">
            <text:p>5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5:.H145])" office:value-type="float" office:value="350" calcext:value-type="float">
            <text:p>350</text:p>
          </table:table-cell>
          <table:table-cell table:style-name="ce11" table:formula="of:=ROUND((([.I145]/[.$S$1])*MAX([.I145]/420; 1.2));2)" office:value-type="float" office:value="4.67" calcext:value-type="float">
            <text:p>4.67</text:p>
          </table:table-cell>
          <table:table-cell table:style-name="ce11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11" table:formula="of:=IFERROR(ROUND((AVERAGE(MIN(([.$D145]^[.$L$2])/([.$T145]^2);[.$R$2]); MIN([.D145]/[.$O$2]; [.$N$2])))*([.$J145]+[.$M$2]))*5;0)" office:value-type="float" office:value="35" calcext:value-type="float">
            <text:p>35</text:p>
          </table:table-cell>
          <table:table-cell table:style-name="ce11" table:formula="of:=IFERROR(ROUND((MIN(([.$D145]+[.$G145]+[.$I145])/8/[.$T145];[.$R$2]))*([.$J145]+3))*5;0)" office:value-type="float" office:value="40" calcext:value-type="float">
            <text:p>40</text:p>
          </table:table-cell>
          <table:table-cell table:style-name="ce11" table:formula="of:=IFERROR(ROUND(((MIN(([.$H145]^2)/([.$T145]^2);[.$R$2]))*([.$J145]+3)*[.$T$2]))*5;0)" office:value-type="float" office:value="25" calcext:value-type="float">
            <text:p>25</text:p>
          </table:table-cell>
          <table:table-cell table:style-name="ce11" table:formula="of:=IFERROR(ROUND((AVERAGE(MIN(([.$E145]^2)/([.$T145]^2);[.$R$2]);MIN([.E145]/[.$P$2]; [.$N$2]))*([.$J145]+3)*[.$T$2]))*5;0)" office:value-type="float" office:value="50" calcext:value-type="float">
            <text:p>50</text:p>
          </table:table-cell>
          <table:table-cell table:style-name="ce11" table:formula="of:=IFERROR(ROUND((AVERAGE(MIN(([.$G145]^2)/([.$T145]^2);[.$R$2]);MIN([.G145]/[.$P$2]; [.$N$2]))*([.$J145]+3)*[.$T$2]))*5;0)" office:value-type="float" office:value="20" calcext:value-type="float">
            <text:p>20</text:p>
          </table:table-cell>
          <table:table-cell table:style-name="ce11" table:formula="of:=IFERROR(ROUND((AVERAGE(MIN(([.$F145]^[.$Q$2])/([.$T145]^2);[.$R$2]); MIN([.F145]/[.$O$2]; [.$N$2])))*([.$J145]+[.$M$2]))*5;0)" office:value-type="float" office:value="25" calcext:value-type="float">
            <text:p>25</text:p>
          </table:table-cell>
          <table:table-cell table:style-name="ce11" table:formula="of:=ROUND(AVERAGE([.K145:.Q145]))" office:value-type="float" office:value="36" calcext:value-type="float">
            <text:p>36</text:p>
          </table:table-cell>
          <table:table-cell table:style-name="ce11" table:formula="of:=ROUND((([.I145]/[.$S$1])*MAX([.I145]/350;0.8));2)" office:value-type="float" office:value="3.89" calcext:value-type="float">
            <text:p>3.89</text:p>
          </table:table-cell>
          <table:table-cell table:style-name="ce11" table:formula="of:=ROUND([.I14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19" table:formula="of:=IFERROR(ROUND(((MIN(([.$D145]^2)/([.$T145]^2);[.$S$2])))*[.$S145]);0)" office:value-type="float" office:value="6" calcext:value-type="float">
            <text:p>6</text:p>
          </table:table-cell>
          <table:table-cell table:style-name="ce20" table:formula="of:=IFERROR(ROUND(MIN(([.D145]+[.G145]+[.I145])/8/[.$T145];[.$S$2])^2*[.$S145]);0)" office:value-type="float" office:value="4" calcext:value-type="float">
            <text:p>4</text:p>
          </table:table-cell>
          <table:table-cell table:style-name="ce19" table:formula="of:=IFERROR(ROUND(((MIN(([.H145]^2)/([.$T145]^2);[.$S$2])))*[.$S145]*[.$T$1]);0)" office:value-type="float" office:value="2" calcext:value-type="float">
            <text:p>2</text:p>
          </table:table-cell>
          <table:table-cell table:style-name="ce19" table:formula="of:=IFERROR(ROUND(((MIN(([.E145]^2)/([.$T145]^2);[.$S$2])))*[.$S145]*[.$T$1]);0)" office:value-type="float" office:value="5" calcext:value-type="float">
            <text:p>5</text:p>
          </table:table-cell>
          <table:table-cell table:style-name="ce19" table:formula="of:=IFERROR(ROUND(((MIN(([.G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F145]^2)/([.$T145]^2);[.$S$2]))*[.$S145]));0)" office:value-type="float" office:value="3" calcext:value-type="float">
            <text:p>3</text:p>
          </table:table-cell>
          <table:table-cell table:formula="of:=ROUND(AVERAGE([.W145:.AB145]);2)" office:value-type="float" office:value="3.5" calcext:value-type="float">
            <text:p>3.5</text:p>
          </table:table-cell>
          <table:table-cell table:style-name="ce11" table:formula="of:=IFERROR(MIN(MAX((ROUND(AVERAGE((((MIN(([.$C145]^[.$AC$2])/([.$T145]^[.$AC$2]);[.$AE$2])))*[.$J145]*0.8)+([.$C145]/10);([.C145]/8));0)*5)+10; 30); 99); 0)" office:value-type="float" office:value="50" calcext:value-type="float">
            <text:p>50</text:p>
          </table:table-cell>
          <table:table-cell table:style-name="ce1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5]+[.$G145]+[.$I145])/8/[.$T145];[.$AE$2]))*([.$J145]+3)*[.$AG$2];([.I14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5]^2)/([.$T145]^[.$AC$2]);[.$AE$2]))*([.$J145]+3)*[.$AG$2]);([.H14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45]^[.$AC$2])/([.$T145]^[.$AC$2]);[.$AE$2]))*([.$J145]+3)*[.$AG$2]);([.E14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2.86" calcext:value-type="float">
            <text:p>32.86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0" calcext:value-type="float">
            <text:p>0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46:.H146])" office:value-type="float" office:value="450" calcext:value-type="float">
            <text:p>450</text:p>
          </table:table-cell>
          <table:table-cell table:style-name="ce11" table:formula="of:=ROUND((([.I146]/[.$S$1])*MAX([.I146]/420; 1.2));2)" office:value-type="float" office:value="6" calcext:value-type="float">
            <text:p>6</text:p>
          </table:table-cell>
          <table:table-cell table:style-name="ce11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11" table:formula="of:=IFERROR(ROUND((AVERAGE(MIN(([.$D146]^[.$L$2])/([.$T146]^2);[.$R$2]); MIN([.D146]/[.$O$2]; [.$N$2])))*([.$J146]+[.$M$2]))*5;0)" office:value-type="float" office:value="55" calcext:value-type="float">
            <text:p>55</text:p>
          </table:table-cell>
          <table:table-cell table:style-name="ce11" table:formula="of:=IFERROR(ROUND((MIN(([.$D146]+[.$G146]+[.$I146])/8/[.$T146];[.$R$2]))*([.$J146]+3))*5;0)" office:value-type="float" office:value="45" calcext:value-type="float">
            <text:p>45</text:p>
          </table:table-cell>
          <table:table-cell table:style-name="ce11" table:formula="of:=IFERROR(ROUND(((MIN(([.$H146]^2)/([.$T146]^2);[.$R$2]))*([.$J146]+3)*[.$T$2]))*5;0)" office:value-type="float" office:value="25" calcext:value-type="float">
            <text:p>25</text:p>
          </table:table-cell>
          <table:table-cell table:style-name="ce11" table:formula="of:=IFERROR(ROUND((AVERAGE(MIN(([.$E146]^2)/([.$T146]^2);[.$R$2]);MIN([.E146]/[.$P$2]; [.$N$2]))*([.$J146]+3)*[.$T$2]))*5;0)" office:value-type="float" office:value="65" calcext:value-type="float">
            <text:p>65</text:p>
          </table:table-cell>
          <table:table-cell table:style-name="ce11" table:formula="of:=IFERROR(ROUND((AVERAGE(MIN(([.$G146]^2)/([.$T146]^2);[.$R$2]);MIN([.G146]/[.$P$2]; [.$N$2]))*([.$J146]+3)*[.$T$2]))*5;0)" office:value-type="float" office:value="45" calcext:value-type="float">
            <text:p>45</text:p>
          </table:table-cell>
          <table:table-cell table:style-name="ce11" table:formula="of:=IFERROR(ROUND((AVERAGE(MIN(([.$F146]^[.$Q$2])/([.$T146]^2);[.$R$2]); MIN([.F146]/[.$O$2]; [.$N$2])))*([.$J146]+[.$M$2]))*5;0)" office:value-type="float" office:value="30" calcext:value-type="float">
            <text:p>30</text:p>
          </table:table-cell>
          <table:table-cell table:style-name="ce11" table:formula="of:=ROUND(AVERAGE([.K146:.Q146]))" office:value-type="float" office:value="47" calcext:value-type="float">
            <text:p>47</text:p>
          </table:table-cell>
          <table:table-cell table:style-name="ce11" table:formula="of:=ROUND((([.I146]/[.$S$1])*MAX([.I146]/350;0.8));2)" office:value-type="float" office:value="6.43" calcext:value-type="float">
            <text:p>6.43</text:p>
          </table:table-cell>
          <table:table-cell table:style-name="ce11" table:formula="of:=ROUND([.I146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19" table:formula="of:=IFERROR(ROUND(((MIN(([.$D146]^2)/([.$T146]^2);[.$S$2])))*[.$S146]);0)" office:value-type="float" office:value="9" calcext:value-type="float">
            <text:p>9</text:p>
          </table:table-cell>
          <table:table-cell table:style-name="ce20" table:formula="of:=IFERROR(ROUND(MIN(([.D146]+[.G146]+[.I146])/8/[.$T146];[.$S$2])^2*[.$S146]);0)" office:value-type="float" office:value="7" calcext:value-type="float">
            <text:p>7</text:p>
          </table:table-cell>
          <table:table-cell table:style-name="ce19" table:formula="of:=IFERROR(ROUND(((MIN(([.H146]^2)/([.$T146]^2);[.$S$2])))*[.$S146]*[.$T$1]);0)" office:value-type="float" office:value="3" calcext:value-type="float">
            <text:p>3</text:p>
          </table:table-cell>
          <table:table-cell table:style-name="ce19" table:formula="of:=IFERROR(ROUND(((MIN(([.E146]^2)/([.$T146]^2);[.$S$2])))*[.$S146]*[.$T$1]);0)" office:value-type="float" office:value="7" calcext:value-type="float">
            <text:p>7</text:p>
          </table:table-cell>
          <table:table-cell table:style-name="ce19" table:formula="of:=IFERROR(ROUND(((MIN(([.G146]^2)/([.$T146]^2);[.$S$2])))*[.$S146]*[.$T$1]);0)" office:value-type="float" office:value="4" calcext:value-type="float">
            <text:p>4</text:p>
          </table:table-cell>
          <table:table-cell table:style-name="ce19" table:formula="of:=IFERROR(ROUND(((MIN(([.F146]^2)/([.$T146]^2);[.$S$2]))*[.$S146]));0)" office:value-type="float" office:value="4" calcext:value-type="float">
            <text:p>4</text:p>
          </table:table-cell>
          <table:table-cell table:formula="of:=ROUND(AVERAGE([.W146:.AB146]);2)" office:value-type="float" office:value="5.67" calcext:value-type="float">
            <text:p>5.67</text:p>
          </table:table-cell>
          <table:table-cell table:style-name="ce1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6]+[.$G146]+[.$I146])/8/[.$T146];[.$AE$2]))*([.$J146]+3)*[.$AG$2];([.I1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6]^2)/([.$T146]^[.$AC$2]);[.$AE$2]))*([.$J146]+3)*[.$AG$2]);([.H14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46]^[.$AC$2])/([.$T146]^[.$AC$2]);[.$AE$2]))*([.$J146]+3)*[.$AG$2]);([.E14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2.14" calcext:value-type="float">
            <text:p>42.14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3" calcext:value-type="float">
            <text:p>3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2" calcext:value-type="float">
            <text:p>2</text:p>
          </table:table-cell>
          <table:table-cell table:formula="of:=MIN(MAX([.AA146]-[.AA145];0);[.$AT$2])" office:value-type="float" office:value="3" calcext:value-type="float">
            <text:p>3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11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11" table:formula="of:=IFERROR(ROUND((AVERAGE(MIN(([.$D147]^[.$L$2])/([.$T147]^2);[.$R$2]); MIN([.D147]/[.$O$2]; [.$N$2])))*([.$J147]+[.$M$2]))*5;0)" office:value-type="float" office:value="65" calcext:value-type="float">
            <text:p>65</text:p>
          </table:table-cell>
          <table:table-cell table:style-name="ce11" table:formula="of:=IFERROR(ROUND((MIN(([.$D147]+[.$G147]+[.$I147])/8/[.$T147];[.$R$2]))*([.$J147]+3))*5;0)" office:value-type="float" office:value="50" calcext:value-type="float">
            <text:p>50</text:p>
          </table:table-cell>
          <table:table-cell table:style-name="ce11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11" table:formula="of:=IFERROR(ROUND((AVERAGE(MIN(([.$E147]^2)/([.$T147]^2);[.$R$2]);MIN([.E147]/[.$P$2]; [.$N$2]))*([.$J147]+3)*[.$T$2]))*5;0)" office:value-type="float" office:value="30" calcext:value-type="float">
            <text:p>30</text:p>
          </table:table-cell>
          <table:table-cell table:style-name="ce11" table:formula="of:=IFERROR(ROUND((AVERAGE(MIN(([.$G147]^2)/([.$T147]^2);[.$R$2]);MIN([.G147]/[.$P$2]; [.$N$2]))*([.$J147]+3)*[.$T$2]))*5;0)" office:value-type="float" office:value="70" calcext:value-type="float">
            <text:p>70</text:p>
          </table:table-cell>
          <table:table-cell table:style-name="ce11" table:formula="of:=IFERROR(ROUND((AVERAGE(MIN(([.$F147]^[.$Q$2])/([.$T147]^2);[.$R$2]); MIN([.F147]/[.$O$2]; [.$N$2])))*([.$J147]+[.$M$2]))*5;0)" office:value-type="float" office:value="15" calcext:value-type="float">
            <text:p>15</text:p>
          </table:table-cell>
          <table:table-cell table:style-name="ce11" table:formula="of:=ROUND(AVERAGE([.K147:.Q147]))" office:value-type="float" office:value="49" calcext:value-type="float">
            <text:p>49</text:p>
          </table:table-cell>
          <table:table-cell table:style-name="ce11" table:formula="of:=ROUND((([.I147]/[.$S$1])*MAX([.I147]/350;0.8));2)" office:value-type="float" office:value="6.57" calcext:value-type="float">
            <text:p>6.57</text:p>
          </table:table-cell>
          <table:table-cell table:style-name="ce11" table:formula="of:=ROUND([.I147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19" table:formula="of:=IFERROR(ROUND(((MIN(([.$D147]^2)/([.$T147]^2);[.$S$2])))*[.$S147]);0)" office:value-type="float" office:value="13" calcext:value-type="float">
            <text:p>13</text:p>
          </table:table-cell>
          <table:table-cell table:style-name="ce20" table:formula="of:=IFERROR(ROUND(MIN(([.D147]+[.G147]+[.I147])/8/[.$T147];[.$S$2])^2*[.$S147]);0)" office:value-type="float" office:value="8" calcext:value-type="float">
            <text:p>8</text:p>
          </table:table-cell>
          <table:table-cell table:style-name="ce19" table:formula="of:=IFERROR(ROUND(((MIN(([.H147]^2)/([.$T147]^2);[.$S$2])))*[.$S147]*[.$T$1]);0)" office:value-type="float" office:value="6" calcext:value-type="float">
            <text:p>6</text:p>
          </table:table-cell>
          <table:table-cell table:style-name="ce19" table:formula="of:=IFERROR(ROUND(((MIN(([.E147]^2)/([.$T147]^2);[.$S$2])))*[.$S147]*[.$T$1]);0)" office:value-type="float" office:value="2" calcext:value-type="float">
            <text:p>2</text:p>
          </table:table-cell>
          <table:table-cell table:style-name="ce19" table:formula="of:=IFERROR(ROUND(((MIN(([.G147]^2)/([.$T147]^2);[.$S$2])))*[.$S147]*[.$T$1]);0)" office:value-type="float" office:value="8" calcext:value-type="float">
            <text:p>8</text:p>
          </table:table-cell>
          <table:table-cell table:style-name="ce19"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6.33" calcext:value-type="float">
            <text:p>6.33</text:p>
          </table:table-cell>
          <table:table-cell table:style-name="ce1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7]+[.$G147]+[.$I147])/8/[.$T147];[.$AE$2]))*([.$J147]+3)*[.$AG$2];([.I14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1" calcext:value-type="float">
            <text:p>1</text:p>
          </table:table-cell>
          <table:table-cell table:formula="of:=MIN(MAX([.Y147]-[.Y146];0);[.$AT$2])" office:value-type="float" office:value="3" calcext:value-type="float">
            <text:p>3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4" calcext:value-type="float">
            <text:p>4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48:.H148])" office:value-type="float" office:value="455" calcext:value-type="float">
            <text:p>455</text:p>
          </table:table-cell>
          <table:table-cell table:style-name="ce11" table:formula="of:=ROUND((([.I148]/[.$S$1])*MAX([.I148]/420; 1.2));2)" office:value-type="float" office:value="6.07" calcext:value-type="float">
            <text:p>6.07</text:p>
          </table:table-cell>
          <table:table-cell table:style-name="ce11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11" table:formula="of:=IFERROR(ROUND((AVERAGE(MIN(([.$D148]^[.$L$2])/([.$T148]^2);[.$R$2]); MIN([.D148]/[.$O$2]; [.$N$2])))*([.$J148]+[.$M$2]))*5;0)" office:value-type="float" office:value="60" calcext:value-type="float">
            <text:p>60</text:p>
          </table:table-cell>
          <table:table-cell table:style-name="ce11" table:formula="of:=IFERROR(ROUND((MIN(([.$D148]+[.$G148]+[.$I148])/8/[.$T148];[.$R$2]))*([.$J148]+3))*5;0)" office:value-type="float" office:value="50" calcext:value-type="float">
            <text:p>50</text:p>
          </table:table-cell>
          <table:table-cell table:style-name="ce11" table:formula="of:=IFERROR(ROUND(((MIN(([.$H148]^2)/([.$T148]^2);[.$R$2]))*([.$J148]+3)*[.$T$2]))*5;0)" office:value-type="float" office:value="40" calcext:value-type="float">
            <text:p>40</text:p>
          </table:table-cell>
          <table:table-cell table:style-name="ce11" table:formula="of:=IFERROR(ROUND((AVERAGE(MIN(([.$E148]^2)/([.$T148]^2);[.$R$2]);MIN([.E148]/[.$P$2]; [.$N$2]))*([.$J148]+3)*[.$T$2]))*5;0)" office:value-type="float" office:value="45" calcext:value-type="float">
            <text:p>45</text:p>
          </table:table-cell>
          <table:table-cell table:style-name="ce11" table:formula="of:=IFERROR(ROUND((AVERAGE(MIN(([.$G148]^2)/([.$T148]^2);[.$R$2]);MIN([.G148]/[.$P$2]; [.$N$2]))*([.$J148]+3)*[.$T$2]))*5;0)" office:value-type="float" office:value="65" calcext:value-type="float">
            <text:p>65</text:p>
          </table:table-cell>
          <table:table-cell table:style-name="ce11" table:formula="of:=IFERROR(ROUND((AVERAGE(MIN(([.$F148]^[.$Q$2])/([.$T148]^2);[.$R$2]); MIN([.F148]/[.$O$2]; [.$N$2])))*([.$J148]+[.$M$2]))*5;0)" office:value-type="float" office:value="15" calcext:value-type="float">
            <text:p>15</text:p>
          </table:table-cell>
          <table:table-cell table:style-name="ce11" table:formula="of:=ROUND(AVERAGE([.K148:.Q148]))" office:value-type="float" office:value="49" calcext:value-type="float">
            <text:p>49</text:p>
          </table:table-cell>
          <table:table-cell table:style-name="ce11" table:formula="of:=ROUND((([.I148]/[.$S$1])*MAX([.I148]/350;0.8));2)" office:value-type="float" office:value="6.57" calcext:value-type="float">
            <text:p>6.57</text:p>
          </table:table-cell>
          <table:table-cell table:style-name="ce11" table:formula="of:=ROUND([.I148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19" table:formula="of:=IFERROR(ROUND(((MIN(([.$D148]^2)/([.$T148]^2);[.$S$2])))*[.$S148]);0)" office:value-type="float" office:value="11" calcext:value-type="float">
            <text:p>11</text:p>
          </table:table-cell>
          <table:table-cell table:style-name="ce20" table:formula="of:=IFERROR(ROUND(MIN(([.D148]+[.G148]+[.I148])/8/[.$T148];[.$S$2])^2*[.$S148]);0)" office:value-type="float" office:value="8" calcext:value-type="float">
            <text:p>8</text:p>
          </table:table-cell>
          <table:table-cell table:style-name="ce19" table:formula="of:=IFERROR(ROUND(((MIN(([.H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E148]^2)/([.$T148]^2);[.$S$2])))*[.$S148]*[.$T$1]);0)" office:value-type="float" office:value="4" calcext:value-type="float">
            <text:p>4</text:p>
          </table:table-cell>
          <table:table-cell table:style-name="ce19" table:formula="of:=IFERROR(ROUND(((MIN(([.G148]^2)/([.$T148]^2);[.$S$2])))*[.$S148]*[.$T$1]);0)" office:value-type="float" office:value="7" calcext:value-type="float">
            <text:p>7</text:p>
          </table:table-cell>
          <table:table-cell table:style-name="ce19"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6" calcext:value-type="float">
            <text:p>6</text:p>
          </table:table-cell>
          <table:table-cell table:style-name="ce1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8]+[.$G148]+[.$I148])/8/[.$T148];[.$AE$2]))*([.$J148]+3)*[.$AG$2];([.I1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1.43" calcext:value-type="float">
            <text:p>41.43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2" calcext:value-type="float">
            <text:p>2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149:.H149])" office:value-type="float" office:value="485" calcext:value-type="float">
            <text:p>485</text:p>
          </table:table-cell>
          <table:table-cell table:style-name="ce11" table:formula="of:=ROUND((([.I149]/[.$S$1])*MAX([.I149]/420; 1.2));2)" office:value-type="float" office:value="6.47" calcext:value-type="float">
            <text:p>6.47</text:p>
          </table:table-cell>
          <table:table-cell table:style-name="ce11" table:formula="of:=IFERROR((ROUND((((MIN(([.$C149]^2)/([.$T149]^2);[.$R$2])))*[.$J149]*0.8)+([.C149]/10))*5)+10; 0)" office:value-type="float" office:value="85" calcext:value-type="float">
            <text:p>85</text:p>
          </table:table-cell>
          <table:table-cell table:style-name="ce11" table:formula="of:=IFERROR(ROUND((AVERAGE(MIN(([.$D149]^[.$L$2])/([.$T149]^2);[.$R$2]); MIN([.D149]/[.$O$2]; [.$N$2])))*([.$J149]+[.$M$2]))*5;0)" office:value-type="float" office:value="60" calcext:value-type="float">
            <text:p>60</text:p>
          </table:table-cell>
          <table:table-cell table:style-name="ce11" table:formula="of:=IFERROR(ROUND((MIN(([.$D149]+[.$G149]+[.$I149])/8/[.$T149];[.$R$2]))*([.$J149]+3))*5;0)" office:value-type="float" office:value="50" calcext:value-type="float">
            <text:p>50</text:p>
          </table:table-cell>
          <table:table-cell table:style-name="ce11" table:formula="of:=IFERROR(ROUND(((MIN(([.$H149]^2)/([.$T149]^2);[.$R$2]))*([.$J149]+3)*[.$T$2]))*5;0)" office:value-type="float" office:value="5" calcext:value-type="float">
            <text:p>5</text:p>
          </table:table-cell>
          <table:table-cell table:style-name="ce11" table:formula="of:=IFERROR(ROUND((AVERAGE(MIN(([.$E149]^2)/([.$T149]^2);[.$R$2]);MIN([.E149]/[.$P$2]; [.$N$2]))*([.$J149]+3)*[.$T$2]))*5;0)" office:value-type="float" office:value="65" calcext:value-type="float">
            <text:p>65</text:p>
          </table:table-cell>
          <table:table-cell table:style-name="ce11" table:formula="of:=IFERROR(ROUND((AVERAGE(MIN(([.$G149]^2)/([.$T149]^2);[.$R$2]);MIN([.G149]/[.$P$2]; [.$N$2]))*([.$J149]+3)*[.$T$2]))*5;0)" office:value-type="float" office:value="65" calcext:value-type="float">
            <text:p>65</text:p>
          </table:table-cell>
          <table:table-cell table:style-name="ce11" table:formula="of:=IFERROR(ROUND((AVERAGE(MIN(([.$F149]^[.$Q$2])/([.$T149]^2);[.$R$2]); MIN([.F149]/[.$O$2]; [.$N$2])))*([.$J149]+[.$M$2]))*5;0)" office:value-type="float" office:value="40" calcext:value-type="float">
            <text:p>40</text:p>
          </table:table-cell>
          <table:table-cell table:style-name="ce11" table:formula="of:=ROUND(AVERAGE([.K149:.Q149]))" office:value-type="float" office:value="53" calcext:value-type="float">
            <text:p>53</text:p>
          </table:table-cell>
          <table:table-cell table:style-name="ce11" table:formula="of:=ROUND((([.I149]/[.$S$1])*MAX([.I149]/350;0.8));2)" office:value-type="float" office:value="7.47" calcext:value-type="float">
            <text:p>7.47</text:p>
          </table:table-cell>
          <table:table-cell table:style-name="ce11" table:formula="of:=ROUND([.I149]/6;2)" office:value-type="float" office:value="80.83" calcext:value-type="float">
            <text:p>80.83</text:p>
          </table:table-cell>
          <table:table-cell table:style-name="ce11"/>
          <table:table-cell table:style-name="ce19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19" table:formula="of:=IFERROR(ROUND(((MIN(([.$D149]^2)/([.$T149]^2);[.$S$2])))*[.$S149]);0)" office:value-type="float" office:value="13" calcext:value-type="float">
            <text:p>13</text:p>
          </table:table-cell>
          <table:table-cell table:style-name="ce20" table:formula="of:=IFERROR(ROUND(MIN(([.D149]+[.G149]+[.I149])/8/[.$T149];[.$S$2])^2*[.$S149]);0)" office:value-type="float" office:value="8" calcext:value-type="float">
            <text:p>8</text:p>
          </table:table-cell>
          <table:table-cell table:style-name="ce19" table:formula="of:=IFERROR(ROUND(((MIN(([.H149]^2)/([.$T149]^2);[.$S$2])))*[.$S149]*[.$T$1]);0)" office:value-type="float" office:value="1" calcext:value-type="float">
            <text:p>1</text:p>
          </table:table-cell>
          <table:table-cell table:style-name="ce19" table:formula="of:=IFERROR(ROUND(((MIN(([.E149]^2)/([.$T149]^2);[.$S$2])))*[.$S149]*[.$T$1]);0)" office:value-type="float" office:value="7" calcext:value-type="float">
            <text:p>7</text:p>
          </table:table-cell>
          <table:table-cell table:style-name="ce19" table:formula="of:=IFERROR(ROUND(((MIN(([.G149]^2)/([.$T149]^2);[.$S$2])))*[.$S149]*[.$T$1]);0)" office:value-type="float" office:value="7" calcext:value-type="float">
            <text:p>7</text:p>
          </table:table-cell>
          <table:table-cell table:style-name="ce19" table:formula="of:=IFERROR(ROUND(((MIN(([.F149]^2)/([.$T149]^2);[.$S$2]))*[.$S149]));0)" office:value-type="float" office:value="6" calcext:value-type="float">
            <text:p>6</text:p>
          </table:table-cell>
          <table:table-cell table:formula="of:=ROUND(AVERAGE([.W149:.AB149]);2)" office:value-type="float" office:value="7" calcext:value-type="float">
            <text:p>7</text:p>
          </table:table-cell>
          <table:table-cell table:style-name="ce11" table:formula="of:=IFERROR(MIN(MAX((ROUND(AVERAGE((((MIN(([.$C149]^[.$AC$2])/([.$T149]^[.$AC$2]);[.$AE$2])))*[.$J149]*0.8)+([.$C149]/10);([.C149]/8));0)*5)+10; 30); 99); 0)" office:value-type="float" office:value="75" calcext:value-type="float">
            <text:p>75</text:p>
          </table:table-cell>
          <table:table-cell table:style-name="ce11" table:formula="of:=IFERROR(MIN(MAX(ROUND(AVERAGE((MIN(([.$D149]^[.$L$2])/([.$T149]^[.$AC$2]);[.$AE$2]))*([.$J149]+[.$AF$2]);([.D14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9]+[.$G149]+[.$I149])/8/[.$T149];[.$AE$2]))*([.$J149]+3)*[.$AG$2];([.I14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49]^[.$AC$2])/([.$T149]^[.$AC$2]);[.$AE$2]))*([.$J149]+3)*[.$AG$2]);([.E14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9]^[.$AC$2])/([.$T149]^[.$AC$2]);[.$AE$2]))*([.$J149]+3)*[.$AG$2]);([.G14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9]^[.$Q$2])/([.$T149]^[.$AC$2]);[.$AE$2]))*([.$J149]+[.$AF$2]);([.F149]/10));0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43.57" calcext:value-type="float">
            <text:p>43.57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2" calcext:value-type="float">
            <text:p>2</text:p>
          </table:table-cell>
          <table:table-cell table:formula="of:=MIN(MAX([.X149]-[.X148];0);[.$AT$2])" office:value-type="float" office:value="0" calcext:value-type="float">
            <text:p>0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3" calcext:value-type="float">
            <text:p>3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50:.H150])" office:value-type="float" office:value="390" calcext:value-type="float">
            <text:p>390</text:p>
          </table:table-cell>
          <table:table-cell table:style-name="ce11" table:formula="of:=ROUND((([.I150]/[.$S$1])*MAX([.I150]/420; 1.2));2)" office:value-type="float" office:value="5.2" calcext:value-type="float">
            <text:p>5.2</text:p>
          </table:table-cell>
          <table:table-cell table:style-name="ce11" table:formula="of:=IFERROR((ROUND((((MIN(([.$C150]^2)/([.$T150]^2);[.$R$2])))*[.$J150]*0.8)+([.C150]/10))*5)+10; 0)" office:value-type="float" office:value="60" calcext:value-type="float">
            <text:p>60</text:p>
          </table:table-cell>
          <table:table-cell table:style-name="ce11" table:formula="of:=IFERROR(ROUND((AVERAGE(MIN(([.$D150]^[.$L$2])/([.$T150]^2);[.$R$2]); MIN([.D150]/[.$O$2]; [.$N$2])))*([.$J150]+[.$M$2]))*5;0)" office:value-type="float" office:value="45" calcext:value-type="float">
            <text:p>45</text:p>
          </table:table-cell>
          <table:table-cell table:style-name="ce11" table:formula="of:=IFERROR(ROUND((MIN(([.$D150]+[.$G150]+[.$I150])/8/[.$T150];[.$R$2]))*([.$J150]+3))*5;0)" office:value-type="float" office:value="40" calcext:value-type="float">
            <text:p>40</text:p>
          </table:table-cell>
          <table:table-cell table:style-name="ce11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11" table:formula="of:=IFERROR(ROUND((AVERAGE(MIN(([.$E150]^2)/([.$T150]^2);[.$R$2]);MIN([.E150]/[.$P$2]; [.$N$2]))*([.$J150]+3)*[.$T$2]))*5;0)" office:value-type="float" office:value="55" calcext:value-type="float">
            <text:p>55</text:p>
          </table:table-cell>
          <table:table-cell table:style-name="ce11" table:formula="of:=IFERROR(ROUND((AVERAGE(MIN(([.$G150]^2)/([.$T150]^2);[.$R$2]);MIN([.G150]/[.$P$2]; [.$N$2]))*([.$J150]+3)*[.$T$2]))*5;0)" office:value-type="float" office:value="30" calcext:value-type="float">
            <text:p>30</text:p>
          </table:table-cell>
          <table:table-cell table:style-name="ce11" table:formula="of:=IFERROR(ROUND((AVERAGE(MIN(([.$F150]^[.$Q$2])/([.$T150]^2);[.$R$2]); MIN([.F150]/[.$O$2]; [.$N$2])))*([.$J150]+[.$M$2]))*5;0)" office:value-type="float" office:value="40" calcext:value-type="float">
            <text:p>40</text:p>
          </table:table-cell>
          <table:table-cell table:style-name="ce11" table:formula="of:=ROUND(AVERAGE([.K150:.Q150]))" office:value-type="float" office:value="40" calcext:value-type="float">
            <text:p>40</text:p>
          </table:table-cell>
          <table:table-cell table:style-name="ce11" table:formula="of:=ROUND((([.I150]/[.$S$1])*MAX([.I150]/350;0.8));2)" office:value-type="float" office:value="4.83" calcext:value-type="float">
            <text:p>4.83</text:p>
          </table:table-cell>
          <table:table-cell table:style-name="ce11" table:formula="of:=ROUND([.I150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50]^2)/([.$T150]^2);[.$S$2])))*[.$S150]*0.8)+([.C150]/10))+10;10)" office:value-type="float" office:value="19" calcext:value-type="float">
            <text:p>19</text:p>
          </table:table-cell>
          <table:table-cell table:style-name="ce19" table:formula="of:=IFERROR(ROUND(((MIN(([.$D150]^2)/([.$T150]^2);[.$S$2])))*[.$S150]);0)" office:value-type="float" office:value="7" calcext:value-type="float">
            <text:p>7</text:p>
          </table:table-cell>
          <table:table-cell table:style-name="ce20" table:formula="of:=IFERROR(ROUND(MIN(([.D150]+[.G150]+[.I150])/8/[.$T150];[.$S$2])^2*[.$S150]);0)" office:value-type="float" office:value="5" calcext:value-type="float">
            <text:p>5</text:p>
          </table:table-cell>
          <table:table-cell table:style-name="ce19" table:formula="of:=IFERROR(ROUND(((MIN(([.H150]^2)/([.$T150]^2);[.$S$2])))*[.$S150]*[.$T$1]);0)" office:value-type="float" office:value="1" calcext:value-type="float">
            <text:p>1</text:p>
          </table:table-cell>
          <table:table-cell table:style-name="ce19" table:formula="of:=IFERROR(ROUND(((MIN(([.E150]^2)/([.$T150]^2);[.$S$2])))*[.$S150]*[.$T$1]);0)" office:value-type="float" office:value="5" calcext:value-type="float">
            <text:p>5</text:p>
          </table:table-cell>
          <table:table-cell table:style-name="ce19" table:formula="of:=IFERROR(ROUND(((MIN(([.G150]^2)/([.$T150]^2);[.$S$2])))*[.$S150]*[.$T$1]);0)" office:value-type="float" office:value="2" calcext:value-type="float">
            <text:p>2</text:p>
          </table:table-cell>
          <table:table-cell table:style-name="ce19" table:formula="of:=IFERROR(ROUND(((MIN(([.F150]^2)/([.$T150]^2);[.$S$2]))*[.$S150]));0)" office:value-type="float" office:value="6" calcext:value-type="float">
            <text:p>6</text:p>
          </table:table-cell>
          <table:table-cell table:formula="of:=ROUND(AVERAGE([.W150:.AB150]);2)" office:value-type="float" office:value="4.33" calcext:value-type="float">
            <text:p>4.33</text:p>
          </table:table-cell>
          <table:table-cell table:style-name="ce11" table:formula="of:=IFERROR(MIN(MAX((ROUND(AVERAGE((((MIN(([.$C150]^[.$AC$2])/([.$T150]^[.$AC$2]);[.$AE$2])))*[.$J150]*0.8)+([.$C150]/10);([.C150]/8));0)*5)+10; 30); 99); 0)" office:value-type="float" office:value="55" calcext:value-type="float">
            <text:p>55</text:p>
          </table:table-cell>
          <table:table-cell table:style-name="ce11" table:formula="of:=IFERROR(MIN(MAX(ROUND(AVERAGE((MIN(([.$D150]^[.$L$2])/([.$T150]^[.$AC$2]);[.$AE$2]))*([.$J150]+[.$AF$2]);([.D15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0]+[.$G150]+[.$I150])/8/[.$T150];[.$AE$2]))*([.$J150]+3)*[.$AG$2];([.I1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0]^2)/([.$T150]^[.$AC$2]);[.$AE$2]))*([.$J150]+3)*[.$AG$2]);([.H1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0]^[.$AC$2])/([.$T150]^[.$AC$2]);[.$AE$2]))*([.$J150]+3)*[.$AG$2]);([.G15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50]^[.$Q$2])/([.$T150]^[.$AC$2]);[.$AE$2]))*([.$J150]+[.$AF$2]);([.F150]/10));0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37.86" calcext:value-type="float">
            <text:p>37.86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0" calcext:value-type="float">
            <text:p>0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0" calcext:value-type="float">
            <text:p>0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1:.H151])" office:value-type="float" office:value="502" calcext:value-type="float">
            <text:p>502</text:p>
          </table:table-cell>
          <table:table-cell table:style-name="ce11" table:formula="of:=ROUND((([.I151]/[.$S$1])*MAX([.I151]/420; 1.2));2)" office:value-type="float" office:value="6.69" calcext:value-type="float">
            <text:p>6.69</text:p>
          </table:table-cell>
          <table:table-cell table:style-name="ce11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11" table:formula="of:=IFERROR(ROUND((AVERAGE(MIN(([.$D151]^[.$L$2])/([.$T151]^2);[.$R$2]); MIN([.D151]/[.$O$2]; [.$N$2])))*([.$J151]+[.$M$2]))*5;0)" office:value-type="float" office:value="55" calcext:value-type="float">
            <text:p>55</text:p>
          </table:table-cell>
          <table:table-cell table:style-name="ce11" table:formula="of:=IFERROR(ROUND((MIN(([.$D151]+[.$G151]+[.$I151])/8/[.$T151];[.$R$2]))*([.$J151]+3))*5;0)" office:value-type="float" office:value="50" calcext:value-type="float">
            <text:p>50</text:p>
          </table:table-cell>
          <table:table-cell table:style-name="ce11" table:formula="of:=IFERROR(ROUND(((MIN(([.$H151]^2)/([.$T151]^2);[.$R$2]))*([.$J151]+3)*[.$T$2]))*5;0)" office:value-type="float" office:value="20" calcext:value-type="float">
            <text:p>20</text:p>
          </table:table-cell>
          <table:table-cell table:style-name="ce11" table:formula="of:=IFERROR(ROUND((AVERAGE(MIN(([.$E151]^2)/([.$T151]^2);[.$R$2]);MIN([.E151]/[.$P$2]; [.$N$2]))*([.$J151]+3)*[.$T$2]))*5;0)" office:value-type="float" office:value="65" calcext:value-type="float">
            <text:p>65</text:p>
          </table:table-cell>
          <table:table-cell table:style-name="ce11" table:formula="of:=IFERROR(ROUND((AVERAGE(MIN(([.$G151]^2)/([.$T151]^2);[.$R$2]);MIN([.G151]/[.$P$2]; [.$N$2]))*([.$J151]+3)*[.$T$2]))*5;0)" office:value-type="float" office:value="45" calcext:value-type="float">
            <text:p>45</text:p>
          </table:table-cell>
          <table:table-cell table:style-name="ce11" table:formula="of:=IFERROR(ROUND((AVERAGE(MIN(([.$F151]^[.$Q$2])/([.$T151]^2);[.$R$2]); MIN([.F151]/[.$O$2]; [.$N$2])))*([.$J151]+[.$M$2]))*5;0)" office:value-type="float" office:value="60" calcext:value-type="float">
            <text:p>60</text:p>
          </table:table-cell>
          <table:table-cell table:style-name="ce11" table:formula="of:=ROUND(AVERAGE([.K151:.Q151]))" office:value-type="float" office:value="53" calcext:value-type="float">
            <text:p>53</text:p>
          </table:table-cell>
          <table:table-cell table:style-name="ce11" table:formula="of:=ROUND((([.I151]/[.$S$1])*MAX([.I151]/350;0.8));2)" office:value-type="float" office:value="8" calcext:value-type="float">
            <text:p>8</text:p>
          </table:table-cell>
          <table:table-cell table:style-name="ce11" table:formula="of:=ROUND([.I151]/6;2)" office:value-type="float" office:value="83.67" calcext:value-type="float">
            <text:p>83.67</text:p>
          </table:table-cell>
          <table:table-cell table:style-name="ce11"/>
          <table:table-cell table:style-name="ce19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19" table:formula="of:=IFERROR(ROUND(((MIN(([.$D151]^2)/([.$T151]^2);[.$S$2])))*[.$S151]);0)" office:value-type="float" office:value="10" calcext:value-type="float">
            <text:p>10</text:p>
          </table:table-cell>
          <table:table-cell table:style-name="ce20" table:formula="of:=IFERROR(ROUND(MIN(([.D151]+[.G151]+[.I151])/8/[.$T151];[.$S$2])^2*[.$S151]);0)" office:value-type="float" office:value="8" calcext:value-type="float">
            <text:p>8</text:p>
          </table:table-cell>
          <table:table-cell table:style-name="ce19" table:formula="of:=IFERROR(ROUND(((MIN(([.H151]^2)/([.$T151]^2);[.$S$2])))*[.$S151]*[.$T$1]);0)" office:value-type="float" office:value="3" calcext:value-type="float">
            <text:p>3</text:p>
          </table:table-cell>
          <table:table-cell table:style-name="ce19" table:formula="of:=IFERROR(ROUND(((MIN(([.E151]^2)/([.$T151]^2);[.$S$2])))*[.$S151]*[.$T$1]);0)" office:value-type="float" office:value="8" calcext:value-type="float">
            <text:p>8</text:p>
          </table:table-cell>
          <table:table-cell table:style-name="ce19" table:formula="of:=IFERROR(ROUND(((MIN(([.G151]^2)/([.$T151]^2);[.$S$2])))*[.$S151]*[.$T$1]);0)" office:value-type="float" office:value="4" calcext:value-type="float">
            <text:p>4</text:p>
          </table:table-cell>
          <table:table-cell table:style-name="ce19" table:formula="of:=IFERROR(ROUND(((MIN(([.F151]^2)/([.$T151]^2);[.$S$2]))*[.$S151]));0)" office:value-type="float" office:value="11" calcext:value-type="float">
            <text:p>11</text:p>
          </table:table-cell>
          <table:table-cell table:formula="of:=ROUND(AVERAGE([.W151:.AB151]);2)" office:value-type="float" office:value="7.33" calcext:value-type="float">
            <text:p>7.33</text:p>
          </table:table-cell>
          <table:table-cell table:style-name="ce1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1]+[.$G151]+[.$I151])/8/[.$T151];[.$AE$2]))*([.$J151]+3)*[.$AG$2];([.I15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5" calcext:value-type="float">
            <text:p>45</text:p>
          </table:table-cell>
          <table:table-cell/>
          <table:table-cell table:formula="of:=MIN(MAX([.V151]-[.V150];0);[.$AT$2])" office:value-type="float" office:value="5" calcext:value-type="float">
            <text:p>5</text:p>
          </table:table-cell>
          <table:table-cell table:formula="of:=MIN(MAX([.W151]-[.W150];0);[.$AT$2])" office:value-type="float" office:value="3" calcext:value-type="float">
            <text:p>3</text:p>
          </table:table-cell>
          <table:table-cell table:formula="of:=MIN(MAX([.X151]-[.X150];0);[.$AT$2])" office:value-type="float" office:value="3" calcext:value-type="float">
            <text:p>3</text:p>
          </table:table-cell>
          <table:table-cell table:formula="of:=MIN(MAX([.Y151]-[.Y150];0);[.$AT$2])" office:value-type="float" office:value="2" calcext:value-type="float">
            <text:p>2</text:p>
          </table:table-cell>
          <table:table-cell table:formula="of:=MIN(MAX([.Z151]-[.Z150];0);[.$AT$2])" office:value-type="float" office:value="3" calcext:value-type="float">
            <text:p>3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152:.H152])" office:value-type="float" office:value="340" calcext:value-type="float">
            <text:p>340</text:p>
          </table:table-cell>
          <table:table-cell table:style-name="ce11" table:formula="of:=ROUND((([.I152]/[.$S$1])*MAX([.I152]/420; 1.2));2)" office:value-type="float" office:value="4.53" calcext:value-type="float">
            <text:p>4.53</text:p>
          </table:table-cell>
          <table:table-cell table:style-name="ce11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11" table:formula="of:=IFERROR(ROUND((AVERAGE(MIN(([.$D152]^[.$L$2])/([.$T152]^2);[.$R$2]); MIN([.D152]/[.$O$2]; [.$N$2])))*([.$J152]+[.$M$2]))*5;0)" office:value-type="float" office:value="45" calcext:value-type="float">
            <text:p>45</text:p>
          </table:table-cell>
          <table:table-cell table:style-name="ce11" table:formula="of:=IFERROR(ROUND((MIN(([.$D152]+[.$G152]+[.$I152])/8/[.$T152];[.$R$2]))*([.$J152]+3))*5;0)" office:value-type="float" office:value="40" calcext:value-type="float">
            <text:p>40</text:p>
          </table:table-cell>
          <table:table-cell table:style-name="ce11" table:formula="of:=IFERROR(ROUND(((MIN(([.$H152]^2)/([.$T152]^2);[.$R$2]))*([.$J152]+3)*[.$T$2]))*5;0)" office:value-type="float" office:value="5" calcext:value-type="float">
            <text:p>5</text:p>
          </table:table-cell>
          <table:table-cell table:style-name="ce11" table:formula="of:=IFERROR(ROUND((AVERAGE(MIN(([.$E152]^2)/([.$T152]^2);[.$R$2]);MIN([.E152]/[.$P$2]; [.$N$2]))*([.$J152]+3)*[.$T$2]))*5;0)" office:value-type="float" office:value="60" calcext:value-type="float">
            <text:p>60</text:p>
          </table:table-cell>
          <table:table-cell table:style-name="ce11" table:formula="of:=IFERROR(ROUND((AVERAGE(MIN(([.$G152]^2)/([.$T152]^2);[.$R$2]);MIN([.G152]/[.$P$2]; [.$N$2]))*([.$J152]+3)*[.$T$2]))*5;0)" office:value-type="float" office:value="20" calcext:value-type="float">
            <text:p>20</text:p>
          </table:table-cell>
          <table:table-cell table:style-name="ce11" table:formula="of:=IFERROR(ROUND((AVERAGE(MIN(([.$F152]^[.$Q$2])/([.$T152]^2);[.$R$2]); MIN([.F152]/[.$O$2]; [.$N$2])))*([.$J152]+[.$M$2]))*5;0)" office:value-type="float" office:value="15" calcext:value-type="float">
            <text:p>15</text:p>
          </table:table-cell>
          <table:table-cell table:style-name="ce11" table:formula="of:=ROUND(AVERAGE([.K152:.Q152]))" office:value-type="float" office:value="38" calcext:value-type="float">
            <text:p>38</text:p>
          </table:table-cell>
          <table:table-cell table:style-name="ce11" table:formula="of:=ROUND((([.I152]/[.$S$1])*MAX([.I152]/350;0.8));2)" office:value-type="float" office:value="3.67" calcext:value-type="float">
            <text:p>3.67</text:p>
          </table:table-cell>
          <table:table-cell table:style-name="ce11" table:formula="of:=ROUND([.I152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19" table:formula="of:=IFERROR(ROUND(((MIN(([.$D152]^2)/([.$T152]^2);[.$S$2])))*[.$S152]);0)" office:value-type="float" office:value="7" calcext:value-type="float">
            <text:p>7</text:p>
          </table:table-cell>
          <table:table-cell table:style-name="ce20" table:formula="of:=IFERROR(ROUND(MIN(([.D152]+[.G152]+[.I152])/8/[.$T152];[.$S$2])^2*[.$S152]);0)" office:value-type="float" office:value="4" calcext:value-type="float">
            <text:p>4</text:p>
          </table:table-cell>
          <table:table-cell table:style-name="ce19" table:formula="of:=IFERROR(ROUND(((MIN(([.H152]^2)/([.$T152]^2);[.$S$2])))*[.$S152]*[.$T$1]);0)" office:value-type="float" office:value="0" calcext:value-type="float">
            <text:p>0</text:p>
          </table:table-cell>
          <table:table-cell table:style-name="ce19" table:formula="of:=IFERROR(ROUND(((MIN(([.E152]^2)/([.$T152]^2);[.$S$2])))*[.$S152]*[.$T$1]);0)" office:value-type="float" office:value="5" calcext:value-type="float">
            <text:p>5</text:p>
          </table:table-cell>
          <table:table-cell table:style-name="ce19" table:formula="of:=IFERROR(ROUND(((MIN(([.G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style-name="ce1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2]+[.$G152]+[.$I152])/8/[.$T152];[.$AE$2]))*([.$J152]+3)*[.$AG$2];([.I1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2]^[.$AC$2])/([.$T152]^[.$AC$2]);[.$AE$2]))*([.$J152]+3)*[.$AG$2]);([.G15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1.43" calcext:value-type="float">
            <text:p>31.43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3" table:style-name="ce11" office:value-type="float" office:value="50" calcext:value-type="float">
            <text:p>50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11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11" table:formula="of:=IFERROR(ROUND((AVERAGE(MIN(([.$D153]^[.$L$2])/([.$T153]^2);[.$R$2]); MIN([.D153]/[.$O$2]; [.$N$2])))*([.$J153]+[.$M$2]))*5;0)" office:value-type="float" office:value="75" calcext:value-type="float">
            <text:p>75</text:p>
          </table:table-cell>
          <table:table-cell table:style-name="ce11" table:formula="of:=IFERROR(ROUND((MIN(([.$D153]+[.$G153]+[.$I153])/8/[.$T153];[.$R$2]))*([.$J153]+3))*5;0)" office:value-type="float" office:value="50" calcext:value-type="float">
            <text:p>50</text:p>
          </table:table-cell>
          <table:table-cell table:style-name="ce11" table:formula="of:=IFERROR(ROUND(((MIN(([.$H153]^2)/([.$T153]^2);[.$R$2]))*([.$J153]+3)*[.$T$2]))*5;0)" office:value-type="float" office:value="15" calcext:value-type="float">
            <text:p>15</text:p>
          </table:table-cell>
          <table:table-cell table:style-name="ce11" table:formula="of:=IFERROR(ROUND((AVERAGE(MIN(([.$E153]^2)/([.$T153]^2);[.$R$2]);MIN([.E153]/[.$P$2]; [.$N$2]))*([.$J153]+3)*[.$T$2]))*5;0)" office:value-type="float" office:value="75" calcext:value-type="float">
            <text:p>75</text:p>
          </table:table-cell>
          <table:table-cell table:style-name="ce11" table:formula="of:=IFERROR(ROUND((AVERAGE(MIN(([.$G153]^2)/([.$T153]^2);[.$R$2]);MIN([.G153]/[.$P$2]; [.$N$2]))*([.$J153]+3)*[.$T$2]))*5;0)" office:value-type="float" office:value="30" calcext:value-type="float">
            <text:p>30</text:p>
          </table:table-cell>
          <table:table-cell table:style-name="ce11" table:formula="of:=IFERROR(ROUND((AVERAGE(MIN(([.$F153]^[.$Q$2])/([.$T153]^2);[.$R$2]); MIN([.F153]/[.$O$2]; [.$N$2])))*([.$J153]+[.$M$2]))*5;0)" office:value-type="float" office:value="25" calcext:value-type="float">
            <text:p>25</text:p>
          </table:table-cell>
          <table:table-cell table:style-name="ce11" table:formula="of:=ROUND(AVERAGE([.K153:.Q153]))" office:value-type="float" office:value="52" calcext:value-type="float">
            <text:p>52</text:p>
          </table:table-cell>
          <table:table-cell table:style-name="ce11" table:formula="of:=ROUND((([.I153]/[.$S$1])*MAX([.I153]/350;0.8));2)" office:value-type="float" office:value="7.47" calcext:value-type="float">
            <text:p>7.47</text:p>
          </table:table-cell>
          <table:table-cell table:style-name="ce11" table:formula="of:=ROUND([.I153]/6;2)" office:value-type="float" office:value="80.83" calcext:value-type="float">
            <text:p>80.83</text:p>
          </table:table-cell>
          <table:table-cell table:style-name="ce18" table:formula="of:=MIN(([.$D153]^2)/([.$T153]^2);2)" office:value-type="float" office:value="2" calcext:value-type="float">
            <text:p>2</text:p>
          </table:table-cell>
          <table:table-cell table:style-name="ce19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19" table:formula="of:=IFERROR(ROUND(((MIN(([.$D153]^2)/([.$T153]^2);[.$S$2])))*[.$S153]);0)" office:value-type="float" office:value="15" calcext:value-type="float">
            <text:p>15</text:p>
          </table:table-cell>
          <table:table-cell table:style-name="ce20" table:formula="of:=IFERROR(ROUND(MIN(([.D153]+[.G153]+[.I153])/8/[.$T153];[.$S$2])^2*[.$S153]);0)" office:value-type="float" office:value="8" calcext:value-type="float">
            <text:p>8</text:p>
          </table:table-cell>
          <table:table-cell table:style-name="ce19" table:formula="of:=IFERROR(ROUND(((MIN(([.H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19" table:formula="of:=IFERROR(ROUND(((MIN(([.G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F153]^2)/([.$T153]^2);[.$S$2]))*[.$S153]));0)" office:value-type="float" office:value="3" calcext:value-type="float">
            <text:p>3</text:p>
          </table:table-cell>
          <table:table-cell table:formula="of:=ROUND(AVERAGE([.W153:.AB153]);2)" office:value-type="float" office:value="6.67" calcext:value-type="float">
            <text:p>6.67</text:p>
          </table:table-cell>
          <table:table-cell table:style-name="ce1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53]+[.$G153]+[.$I153])/8/[.$T153];[.$AE$2]))*([.$J153]+3)*[.$AG$2];([.I15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8" calcext:value-type="float">
            <text:p>8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2" calcext:value-type="float">
            <text:p>2</text:p>
          </table:table-cell>
          <table:table-cell table:formula="of:=MIN(MAX([.Z153]-[.Z152];0);[.$AT$2])" office:value-type="float" office:value="5" calcext:value-type="float">
            <text:p>5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54:.H154])" office:value-type="float" office:value="425" calcext:value-type="float">
            <text:p>425</text:p>
          </table:table-cell>
          <table:table-cell table:style-name="ce11" table:formula="of:=ROUND((([.I154]/[.$S$1])*MAX([.I154]/420; 1.2));2)" office:value-type="float" office:value="5.67" calcext:value-type="float">
            <text:p>5.67</text:p>
          </table:table-cell>
          <table:table-cell table:style-name="ce11" table:formula="of:=IFERROR((ROUND((((MIN(([.$C154]^2)/([.$T154]^2);[.$R$2])))*[.$J154]*0.8)+([.C154]/10))*5)+10; 0)" office:value-type="float" office:value="135" calcext:value-type="float">
            <text:p>135</text:p>
          </table:table-cell>
          <table:table-cell table:style-name="ce11" table:formula="of:=IFERROR(ROUND((AVERAGE(MIN(([.$D154]^[.$L$2])/([.$T154]^2);[.$R$2]); MIN([.D154]/[.$O$2]; [.$N$2])))*([.$J154]+[.$M$2]))*5;0)" office:value-type="float" office:value="5" calcext:value-type="float">
            <text:p>5</text:p>
          </table:table-cell>
          <table:table-cell table:style-name="ce11" table:formula="of:=IFERROR(ROUND((MIN(([.$D154]+[.$G154]+[.$I154])/8/[.$T154];[.$R$2]))*([.$J154]+3))*5;0)" office:value-type="float" office:value="40" calcext:value-type="float">
            <text:p>40</text:p>
          </table:table-cell>
          <table:table-cell table:style-name="ce11" table:formula="of:=IFERROR(ROUND(((MIN(([.$H154]^2)/([.$T154]^2);[.$R$2]))*([.$J154]+3)*[.$T$2]))*5;0)" office:value-type="float" office:value="50" calcext:value-type="float">
            <text:p>50</text:p>
          </table:table-cell>
          <table:table-cell table:style-name="ce11" table:formula="of:=IFERROR(ROUND((AVERAGE(MIN(([.$E154]^2)/([.$T154]^2);[.$R$2]);MIN([.E154]/[.$P$2]; [.$N$2]))*([.$J154]+3)*[.$T$2]))*5;0)" office:value-type="float" office:value="5" calcext:value-type="float">
            <text:p>5</text:p>
          </table:table-cell>
          <table:table-cell table:style-name="ce11" table:formula="of:=IFERROR(ROUND((AVERAGE(MIN(([.$G154]^2)/([.$T154]^2);[.$R$2]);MIN([.G154]/[.$P$2]; [.$N$2]))*([.$J154]+3)*[.$T$2]))*5;0)" office:value-type="float" office:value="65" calcext:value-type="float">
            <text:p>65</text:p>
          </table:table-cell>
          <table:table-cell table:style-name="ce11" table:formula="of:=IFERROR(ROUND((AVERAGE(MIN(([.$F154]^[.$Q$2])/([.$T154]^2);[.$R$2]); MIN([.F154]/[.$O$2]; [.$N$2])))*([.$J154]+[.$M$2]))*5;0)" office:value-type="float" office:value="40" calcext:value-type="float">
            <text:p>40</text:p>
          </table:table-cell>
          <table:table-cell table:style-name="ce11" table:formula="of:=ROUND(AVERAGE([.K154:.Q154]))" office:value-type="float" office:value="49" calcext:value-type="float">
            <text:p>49</text:p>
          </table:table-cell>
          <table:table-cell table:style-name="ce11" table:formula="of:=ROUND((([.I154]/[.$S$1])*MAX([.I154]/350;0.8));2)" office:value-type="float" office:value="5.73" calcext:value-type="float">
            <text:p>5.73</text:p>
          </table:table-cell>
          <table:table-cell table:style-name="ce11" table:formula="of:=ROUND([.I15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154]^2)/([.$T154]^2);[.$S$2])))*[.$S154]*0.8)+([.C154]/10))+10;10)" office:value-type="float" office:value="34" calcext:value-type="float">
            <text:p>34</text:p>
          </table:table-cell>
          <table:table-cell table:style-name="ce19" table:formula="of:=IFERROR(ROUND(((MIN(([.$D154]^2)/([.$T154]^2);[.$S$2])))*[.$S154]);0)" office:value-type="float" office:value="0" calcext:value-type="float">
            <text:p>0</text:p>
          </table:table-cell>
          <table:table-cell table:style-name="ce20" table:formula="of:=IFERROR(ROUND(MIN(([.D154]+[.G154]+[.I154])/8/[.$T154];[.$S$2])^2*[.$S154]);0)" office:value-type="float" office:value="5" calcext:value-type="float">
            <text:p>5</text:p>
          </table:table-cell>
          <table:table-cell table:style-name="ce19" table:formula="of:=IFERROR(ROUND(((MIN(([.H154]^2)/([.$T154]^2);[.$S$2])))*[.$S154]*[.$T$1]);0)" office:value-type="float" office:value="6" calcext:value-type="float">
            <text:p>6</text:p>
          </table:table-cell>
          <table:table-cell table:style-name="ce19" table:formula="of:=IFERROR(ROUND(((MIN(([.E154]^2)/([.$T154]^2);[.$S$2])))*[.$S154]*[.$T$1]);0)" office:value-type="float" office:value="0" calcext:value-type="float">
            <text:p>0</text:p>
          </table:table-cell>
          <table:table-cell table:style-name="ce19" table:formula="of:=IFERROR(ROUND(((MIN(([.G154]^2)/([.$T154]^2);[.$S$2])))*[.$S154]*[.$T$1]);0)" office:value-type="float" office:value="6" calcext:value-type="float">
            <text:p>6</text:p>
          </table:table-cell>
          <table:table-cell table:style-name="ce19" table:formula="of:=IFERROR(ROUND(((MIN(([.F154]^2)/([.$T154]^2);[.$S$2]))*[.$S154]));0)" office:value-type="float" office:value="6" calcext:value-type="float">
            <text:p>6</text:p>
          </table:table-cell>
          <table:table-cell table:formula="of:=ROUND(AVERAGE([.W154:.AB154]);2)" office:value-type="float" office:value="3.83" calcext:value-type="float">
            <text:p>3.83</text:p>
          </table:table-cell>
          <table:table-cell table:style-name="ce1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54]+[.$G154]+[.$I154])/8/[.$T154];[.$AE$2]))*([.$J154]+3)*[.$AG$2];([.I15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4]^2)/([.$T154]^[.$AC$2]);[.$AE$2]))*([.$J154]+3)*[.$AG$2]);([.H15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54]^[.$Q$2])/([.$T154]^[.$AC$2]);[.$AE$2]))*([.$J154]+[.$AF$2]);([.F154]/10));0)*5; [.$AI$2]); [.$AH$2]);0)" office:value-type="float" office:value="40" calcext:value-type="float">
            <text:p>40</text:p>
          </table:table-cell>
          <table:table-cell table:formula="of:=ROUND(AVERAGE([.AD154:.AJ154]);2)" office:value-type="float" office:value="40.57" calcext:value-type="float">
            <text:p>40.57</text:p>
          </table:table-cell>
          <table:table-cell/>
          <table:table-cell table:formula="of:=MIN(MAX([.V154]-[.V153];0);[.$AT$2])" office:value-type="float" office:value="6" calcext:value-type="float">
            <text:p>6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4" calcext:value-type="float">
            <text:p>4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4" calcext:value-type="float">
            <text:p>4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5:.H155])" office:value-type="float" office:value="440" calcext:value-type="float">
            <text:p>440</text:p>
          </table:table-cell>
          <table:table-cell table:style-name="ce11" table:formula="of:=ROUND((([.I155]/[.$S$1])*MAX([.I155]/420; 1.2));2)" office:value-type="float" office:value="5.87" calcext:value-type="float">
            <text:p>5.87</text:p>
          </table:table-cell>
          <table:table-cell table:style-name="ce11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11" table:formula="of:=IFERROR(ROUND((AVERAGE(MIN(([.$D155]^[.$L$2])/([.$T155]^2);[.$R$2]); MIN([.D155]/[.$O$2]; [.$N$2])))*([.$J155]+[.$M$2]))*5;0)" office:value-type="float" office:value="30" calcext:value-type="float">
            <text:p>30</text:p>
          </table:table-cell>
          <table:table-cell table:style-name="ce11" table:formula="of:=IFERROR(ROUND((MIN(([.$D155]+[.$G155]+[.$I155])/8/[.$T155];[.$R$2]))*([.$J155]+3))*5;0)" office:value-type="float" office:value="40" calcext:value-type="float">
            <text:p>40</text:p>
          </table:table-cell>
          <table:table-cell table:style-name="ce11" table:formula="of:=IFERROR(ROUND(((MIN(([.$H155]^2)/([.$T155]^2);[.$R$2]))*([.$J155]+3)*[.$T$2]))*5;0)" office:value-type="float" office:value="30" calcext:value-type="float">
            <text:p>30</text:p>
          </table:table-cell>
          <table:table-cell table:style-name="ce11" table:formula="of:=IFERROR(ROUND((AVERAGE(MIN(([.$E155]^2)/([.$T155]^2);[.$R$2]);MIN([.E155]/[.$P$2]; [.$N$2]))*([.$J155]+3)*[.$T$2]))*5;0)" office:value-type="float" office:value="70" calcext:value-type="float">
            <text:p>70</text:p>
          </table:table-cell>
          <table:table-cell table:style-name="ce11" table:formula="of:=IFERROR(ROUND((AVERAGE(MIN(([.$G155]^2)/([.$T155]^2);[.$R$2]);MIN([.G155]/[.$P$2]; [.$N$2]))*([.$J155]+3)*[.$T$2]))*5;0)" office:value-type="float" office:value="20" calcext:value-type="float">
            <text:p>20</text:p>
          </table:table-cell>
          <table:table-cell table:style-name="ce11" table:formula="of:=IFERROR(ROUND((AVERAGE(MIN(([.$F155]^[.$Q$2])/([.$T155]^2);[.$R$2]); MIN([.F155]/[.$O$2]; [.$N$2])))*([.$J155]+[.$M$2]))*5;0)" office:value-type="float" office:value="65" calcext:value-type="float">
            <text:p>65</text:p>
          </table:table-cell>
          <table:table-cell table:style-name="ce11" table:formula="of:=ROUND(AVERAGE([.K155:.Q155]))" office:value-type="float" office:value="45" calcext:value-type="float">
            <text:p>45</text:p>
          </table:table-cell>
          <table:table-cell table:style-name="ce11" table:formula="of:=ROUND((([.I155]/[.$S$1])*MAX([.I155]/350;0.8));2)" office:value-type="float" office:value="6.15" calcext:value-type="float">
            <text:p>6.15</text:p>
          </table:table-cell>
          <table:table-cell table:style-name="ce11" table:formula="of:=ROUND([.I155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19" table:formula="of:=IFERROR(ROUND(((MIN(([.$D155]^2)/([.$T155]^2);[.$S$2])))*[.$S155]);0)" office:value-type="float" office:value="3" calcext:value-type="float">
            <text:p>3</text:p>
          </table:table-cell>
          <table:table-cell table:style-name="ce20" table:formula="of:=IFERROR(ROUND(MIN(([.D155]+[.G155]+[.I155])/8/[.$T155];[.$S$2])^2*[.$S155]);0)" office:value-type="float" office:value="5" calcext:value-type="float">
            <text:p>5</text:p>
          </table:table-cell>
          <table:table-cell table:style-name="ce19" table:formula="of:=IFERROR(ROUND(((MIN(([.H155]^2)/([.$T155]^2);[.$S$2])))*[.$S155]*[.$T$1]);0)" office:value-type="float" office:value="3" calcext:value-type="float">
            <text:p>3</text:p>
          </table:table-cell>
          <table:table-cell table:style-name="ce19" table:formula="of:=IFERROR(ROUND(((MIN(([.E155]^2)/([.$T155]^2);[.$S$2])))*[.$S155]*[.$T$1]);0)" office:value-type="float" office:value="8" calcext:value-type="float">
            <text:p>8</text:p>
          </table:table-cell>
          <table:table-cell table:style-name="ce19" table:formula="of:=IFERROR(ROUND(((MIN(([.G155]^2)/([.$T155]^2);[.$S$2])))*[.$S155]*[.$T$1]);0)" office:value-type="float" office:value="1" calcext:value-type="float">
            <text:p>1</text:p>
          </table:table-cell>
          <table:table-cell table:style-name="ce19" table:formula="of:=IFERROR(ROUND(((MIN(([.F155]^2)/([.$T155]^2);[.$S$2]))*[.$S155]));0)" office:value-type="float" office:value="12" calcext:value-type="float">
            <text:p>12</text:p>
          </table:table-cell>
          <table:table-cell table:formula="of:=ROUND(AVERAGE([.W155:.AB155]);2)" office:value-type="float" office:value="5.33" calcext:value-type="float">
            <text:p>5.33</text:p>
          </table:table-cell>
          <table:table-cell table:style-name="ce1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5]+[.$G155]+[.$I155])/8/[.$T155];[.$AE$2]))*([.$J155]+3)*[.$AG$2];([.I15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5]^2)/([.$T155]^[.$AC$2]);[.$AE$2]))*([.$J155]+3)*[.$AG$2]);([.H15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5]^[.$AC$2])/([.$T155]^[.$AC$2]);[.$AE$2]))*([.$J155]+3)*[.$AG$2]);([.E15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5]^[.$Q$2])/([.$T155]^[.$AC$2]);[.$AE$2]))*([.$J155]+[.$AF$2]);([.F155]/10));0)*5; [.$AI$2]); [.$AH$2]);0)" office:value-type="float" office:value="50" calcext:value-type="float">
            <text:p>50</text:p>
          </table:table-cell>
          <table:table-cell table:formula="of:=ROUND(AVERAGE([.AD155:.AJ155]);2)" office:value-type="float" office:value="37.86" calcext:value-type="float">
            <text:p>37.86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8" calcext:value-type="float">
            <text:p>8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11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11" table:formula="of:=IFERROR(ROUND((AVERAGE(MIN(([.$D156]^[.$L$2])/([.$T156]^2);[.$R$2]); MIN([.D156]/[.$O$2]; [.$N$2])))*([.$J156]+[.$M$2]))*5;0)" office:value-type="float" office:value="60" calcext:value-type="float">
            <text:p>60</text:p>
          </table:table-cell>
          <table:table-cell table:style-name="ce11" table:formula="of:=IFERROR(ROUND((MIN(([.$D156]+[.$G156]+[.$I156])/8/[.$T156];[.$R$2]))*([.$J156]+3))*5;0)" office:value-type="float" office:value="50" calcext:value-type="float">
            <text:p>50</text:p>
          </table:table-cell>
          <table:table-cell table:style-name="ce11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11" table:formula="of:=IFERROR(ROUND((AVERAGE(MIN(([.$E156]^2)/([.$T156]^2);[.$R$2]);MIN([.E156]/[.$P$2]; [.$N$2]))*([.$J156]+3)*[.$T$2]))*5;0)" office:value-type="float" office:value="50" calcext:value-type="float">
            <text:p>50</text:p>
          </table:table-cell>
          <table:table-cell table:style-name="ce11" table:formula="of:=IFERROR(ROUND((AVERAGE(MIN(([.$G156]^2)/([.$T156]^2);[.$R$2]);MIN([.G156]/[.$P$2]; [.$N$2]))*([.$J156]+3)*[.$T$2]))*5;0)" office:value-type="float" office:value="50" calcext:value-type="float">
            <text:p>50</text:p>
          </table:table-cell>
          <table:table-cell table:style-name="ce11" table:formula="of:=IFERROR(ROUND((AVERAGE(MIN(([.$F156]^[.$Q$2])/([.$T156]^2);[.$R$2]); MIN([.F156]/[.$O$2]; [.$N$2])))*([.$J156]+[.$M$2]))*5;0)" office:value-type="float" office:value="20" calcext:value-type="float">
            <text:p>20</text:p>
          </table:table-cell>
          <table:table-cell table:style-name="ce11" table:formula="of:=ROUND(AVERAGE([.K156:.Q156]))" office:value-type="float" office:value="54" calcext:value-type="float">
            <text:p>54</text:p>
          </table:table-cell>
          <table:table-cell table:style-name="ce11" table:formula="of:=ROUND((([.I156]/[.$S$1])*MAX([.I156]/350;0.8));2)" office:value-type="float" office:value="7.62" calcext:value-type="float">
            <text:p>7.62</text:p>
          </table:table-cell>
          <table:table-cell table:style-name="ce11" table:formula="of:=ROUND([.I15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19" table:formula="of:=IFERROR(ROUND(((MIN(([.$D156]^2)/([.$T156]^2);[.$S$2])))*[.$S156]);0)" office:value-type="float" office:value="11" calcext:value-type="float">
            <text:p>11</text:p>
          </table:table-cell>
          <table:table-cell table:style-name="ce20" table:formula="of:=IFERROR(ROUND(MIN(([.D156]+[.G156]+[.I156])/8/[.$T156];[.$S$2])^2*[.$S156]);0)" office:value-type="float" office:value="8" calcext:value-type="float">
            <text:p>8</text:p>
          </table:table-cell>
          <table:table-cell table:style-name="ce19" table:formula="of:=IFERROR(ROUND(((MIN(([.H156]^2)/([.$T156]^2);[.$S$2])))*[.$S156]*[.$T$1]);0)" office:value-type="float" office:value="7" calcext:value-type="float">
            <text:p>7</text:p>
          </table:table-cell>
          <table:table-cell table:style-name="ce19" table:formula="of:=IFERROR(ROUND(((MIN(([.E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G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33" calcext:value-type="float">
            <text:p>6.33</text:p>
          </table:table-cell>
          <table:table-cell table:style-name="ce1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6]+[.$G156]+[.$I156])/8/[.$T156];[.$AE$2]))*([.$J156]+3)*[.$AG$2];([.I1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8" calcext:value-type="float">
            <text:p>8</text:p>
          </table:table-cell>
          <table:table-cell table:formula="of:=MIN(MAX([.W156]-[.W155];0);[.$AT$2])" office:value-type="float" office:value="8" calcext:value-type="float">
            <text:p>8</text:p>
          </table:table-cell>
          <table:table-cell table:formula="of:=MIN(MAX([.X156]-[.X155];0);[.$AT$2])" office:value-type="float" office:value="3" calcext:value-type="float">
            <text:p>3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7:.H157])" office:value-type="float" office:value="325" calcext:value-type="float">
            <text:p>325</text:p>
          </table:table-cell>
          <table:table-cell table:style-name="ce11" table:formula="of:=ROUND((([.I157]/[.$S$1])*MAX([.I157]/420; 1.2));2)" office:value-type="float" office:value="4.33" calcext:value-type="float">
            <text:p>4.33</text:p>
          </table:table-cell>
          <table:table-cell table:style-name="ce11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11" table:formula="of:=IFERROR(ROUND((AVERAGE(MIN(([.$D157]^[.$L$2])/([.$T157]^2);[.$R$2]); MIN([.D157]/[.$O$2]; [.$N$2])))*([.$J157]+[.$M$2]))*5;0)" office:value-type="float" office:value="25" calcext:value-type="float">
            <text:p>25</text:p>
          </table:table-cell>
          <table:table-cell table:style-name="ce11" table:formula="of:=IFERROR(ROUND((MIN(([.$D157]+[.$G157]+[.$I157])/8/[.$T157];[.$R$2]))*([.$J157]+3))*5;0)" office:value-type="float" office:value="35" calcext:value-type="float">
            <text:p>35</text:p>
          </table:table-cell>
          <table:table-cell table:style-name="ce11" table:formula="of:=IFERROR(ROUND(((MIN(([.$H157]^2)/([.$T157]^2);[.$R$2]))*([.$J157]+3)*[.$T$2]))*5;0)" office:value-type="float" office:value="40" calcext:value-type="float">
            <text:p>40</text:p>
          </table:table-cell>
          <table:table-cell table:style-name="ce11" table:formula="of:=IFERROR(ROUND((AVERAGE(MIN(([.$E157]^2)/([.$T157]^2);[.$R$2]);MIN([.E157]/[.$P$2]; [.$N$2]))*([.$J157]+3)*[.$T$2]))*5;0)" office:value-type="float" office:value="35" calcext:value-type="float">
            <text:p>35</text:p>
          </table:table-cell>
          <table:table-cell table:style-name="ce11" table:formula="of:=IFERROR(ROUND((AVERAGE(MIN(([.$G157]^2)/([.$T157]^2);[.$R$2]);MIN([.G157]/[.$P$2]; [.$N$2]))*([.$J157]+3)*[.$T$2]))*5;0)" office:value-type="float" office:value="20" calcext:value-type="float">
            <text:p>20</text:p>
          </table:table-cell>
          <table:table-cell table:style-name="ce11" table:formula="of:=IFERROR(ROUND((AVERAGE(MIN(([.$F157]^[.$Q$2])/([.$T157]^2);[.$R$2]); MIN([.F157]/[.$O$2]; [.$N$2])))*([.$J157]+[.$M$2]))*5;0)" office:value-type="float" office:value="35" calcext:value-type="float">
            <text:p>35</text:p>
          </table:table-cell>
          <table:table-cell table:style-name="ce11" table:formula="of:=ROUND(AVERAGE([.K157:.Q157]))" office:value-type="float" office:value="34" calcext:value-type="float">
            <text:p>34</text:p>
          </table:table-cell>
          <table:table-cell table:style-name="ce11" table:formula="of:=ROUND((([.I157]/[.$S$1])*MAX([.I157]/350;0.8));2)" office:value-type="float" office:value="3.35" calcext:value-type="float">
            <text:p>3.35</text:p>
          </table:table-cell>
          <table:table-cell table:style-name="ce11" table:formula="of:=ROUND([.I157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19" table:formula="of:=IFERROR(ROUND(((MIN(([.$D157]^2)/([.$T157]^2);[.$S$2])))*[.$S157]);0)" office:value-type="float" office:value="3" calcext:value-type="float">
            <text:p>3</text:p>
          </table:table-cell>
          <table:table-cell table:style-name="ce20" table:formula="of:=IFERROR(ROUND(MIN(([.D157]+[.G157]+[.I157])/8/[.$T157];[.$S$2])^2*[.$S157]);0)" office:value-type="float" office:value="3" calcext:value-type="float">
            <text:p>3</text:p>
          </table:table-cell>
          <table:table-cell table:style-name="ce19" table:formula="of:=IFERROR(ROUND(((MIN(([.H157]^2)/([.$T157]^2);[.$S$2])))*[.$S157]*[.$T$1]);0)" office:value-type="float" office:value="3" calcext:value-type="float">
            <text:p>3</text:p>
          </table:table-cell>
          <table:table-cell table:style-name="ce19" table:formula="of:=IFERROR(ROUND(((MIN(([.E157]^2)/([.$T157]^2);[.$S$2])))*[.$S157]*[.$T$1]);0)" office:value-type="float" office:value="2" calcext:value-type="float">
            <text:p>2</text:p>
          </table:table-cell>
          <table:table-cell table:style-name="ce19" table:formula="of:=IFERROR(ROUND(((MIN(([.G157]^2)/([.$T157]^2);[.$S$2])))*[.$S157]*[.$T$1]);0)" office:value-type="float" office:value="1" calcext:value-type="float">
            <text:p>1</text:p>
          </table:table-cell>
          <table:table-cell table:style-name="ce19"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3" calcext:value-type="float">
            <text:p>3</text:p>
          </table:table-cell>
          <table:table-cell table:style-name="ce1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1" table:formula="of:=IFERROR(MIN(MAX(ROUND(AVERAGE((MIN(([.$D157]^[.$L$2])/([.$T157]^[.$AC$2]);[.$AE$2]))*([.$J157]+[.$AF$2]);([.D1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7]+[.$G157]+[.$I157])/8/[.$T157];[.$AE$2]))*([.$J157]+3)*[.$AG$2];([.I15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7]^[.$AC$2])/([.$T157]^[.$AC$2]);[.$AE$2]))*([.$J157]+3)*[.$AG$2]);([.G15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1.43" calcext:value-type="float">
            <text:p>31.43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58:.H158])" office:value-type="float" office:value="475" calcext:value-type="float">
            <text:p>475</text:p>
          </table:table-cell>
          <table:table-cell table:style-name="ce11" table:formula="of:=ROUND((([.I158]/[.$S$1])*MAX([.I158]/420; 1.2));2)" office:value-type="float" office:value="6.33" calcext:value-type="float">
            <text:p>6.33</text:p>
          </table:table-cell>
          <table:table-cell table:style-name="ce11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11" table:formula="of:=IFERROR(ROUND((AVERAGE(MIN(([.$D158]^[.$L$2])/([.$T158]^2);[.$R$2]); MIN([.D158]/[.$O$2]; [.$N$2])))*([.$J158]+[.$M$2]))*5;0)" office:value-type="float" office:value="45" calcext:value-type="float">
            <text:p>45</text:p>
          </table:table-cell>
          <table:table-cell table:style-name="ce11" table:formula="of:=IFERROR(ROUND((MIN(([.$D158]+[.$G158]+[.$I158])/8/[.$T158];[.$R$2]))*([.$J158]+3))*5;0)" office:value-type="float" office:value="45" calcext:value-type="float">
            <text:p>45</text:p>
          </table:table-cell>
          <table:table-cell table:style-name="ce11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11" table:formula="of:=IFERROR(ROUND((AVERAGE(MIN(([.$E158]^2)/([.$T158]^2);[.$R$2]);MIN([.E158]/[.$P$2]; [.$N$2]))*([.$J158]+3)*[.$T$2]))*5;0)" office:value-type="float" office:value="50" calcext:value-type="float">
            <text:p>50</text:p>
          </table:table-cell>
          <table:table-cell table:style-name="ce11" table:formula="of:=IFERROR(ROUND((AVERAGE(MIN(([.$G158]^2)/([.$T158]^2);[.$R$2]);MIN([.G158]/[.$P$2]; [.$N$2]))*([.$J158]+3)*[.$T$2]))*5;0)" office:value-type="float" office:value="30" calcext:value-type="float">
            <text:p>30</text:p>
          </table:table-cell>
          <table:table-cell table:style-name="ce11" table:formula="of:=IFERROR(ROUND((AVERAGE(MIN(([.$F158]^[.$Q$2])/([.$T158]^2);[.$R$2]); MIN([.F158]/[.$O$2]; [.$N$2])))*([.$J158]+[.$M$2]))*5;0)" office:value-type="float" office:value="60" calcext:value-type="float">
            <text:p>60</text:p>
          </table:table-cell>
          <table:table-cell table:style-name="ce11" table:formula="of:=ROUND(AVERAGE([.K158:.Q158]))" office:value-type="float" office:value="50" calcext:value-type="float">
            <text:p>50</text:p>
          </table:table-cell>
          <table:table-cell table:style-name="ce11" table:formula="of:=ROUND((([.I158]/[.$S$1])*MAX([.I158]/350;0.8));2)" office:value-type="float" office:value="7.16" calcext:value-type="float">
            <text:p>7.16</text:p>
          </table:table-cell>
          <table:table-cell table:style-name="ce11" table:formula="of:=ROUND([.I15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19" table:formula="of:=IFERROR(ROUND(((MIN(([.$D158]^2)/([.$T158]^2);[.$S$2])))*[.$S158]);0)" office:value-type="float" office:value="6" calcext:value-type="float">
            <text:p>6</text:p>
          </table:table-cell>
          <table:table-cell table:style-name="ce20" table:formula="of:=IFERROR(ROUND(MIN(([.D158]+[.G158]+[.I158])/8/[.$T158];[.$S$2])^2*[.$S158]);0)" office:value-type="float" office:value="7" calcext:value-type="float">
            <text:p>7</text:p>
          </table:table-cell>
          <table:table-cell table:style-name="ce19" table:formula="of:=IFERROR(ROUND(((MIN(([.H158]^2)/([.$T158]^2);[.$S$2])))*[.$S158]*[.$T$1]);0)" office:value-type="float" office:value="6" calcext:value-type="float">
            <text:p>6</text:p>
          </table:table-cell>
          <table:table-cell table:style-name="ce19" table:formula="of:=IFERROR(ROUND(((MIN(([.E158]^2)/([.$T158]^2);[.$S$2])))*[.$S158]*[.$T$1]);0)" office:value-type="float" office:value="5" calcext:value-type="float">
            <text:p>5</text:p>
          </table:table-cell>
          <table:table-cell table:style-name="ce19" table:formula="of:=IFERROR(ROUND(((MIN(([.G158]^2)/([.$T158]^2);[.$S$2])))*[.$S158]*[.$T$1]);0)" office:value-type="float" office:value="2" calcext:value-type="float">
            <text:p>2</text:p>
          </table:table-cell>
          <table:table-cell table:style-name="ce19" table:formula="of:=IFERROR(ROUND(((MIN(([.F158]^2)/([.$T158]^2);[.$S$2]))*[.$S158]));0)" office:value-type="float" office:value="11" calcext:value-type="float">
            <text:p>11</text:p>
          </table:table-cell>
          <table:table-cell table:formula="of:=ROUND(AVERAGE([.W158:.AB158]);2)" office:value-type="float" office:value="6.17" calcext:value-type="float">
            <text:p>6.17</text:p>
          </table:table-cell>
          <table:table-cell table:style-name="ce1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8]+[.$G158]+[.$I158])/8/[.$T158];[.$AE$2]))*([.$J158]+3)*[.$AG$2];([.I15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8]^[.$AC$2])/([.$T158]^[.$AC$2]);[.$AE$2]))*([.$J158]+3)*[.$AG$2]);([.G15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3.57" calcext:value-type="float">
            <text:p>43.57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formula="of:=SUM([.C159:.H159])" office:value-type="float" office:value="350" calcext:value-type="float">
            <text:p>350</text:p>
          </table:table-cell>
          <table:table-cell table:style-name="ce11" table:formula="of:=ROUND((([.I159]/[.$S$1])*MAX([.I159]/420; 1.2));2)" office:value-type="float" office:value="4.67" calcext:value-type="float">
            <text:p>4.67</text:p>
          </table:table-cell>
          <table:table-cell table:style-name="ce11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11" table:formula="of:=IFERROR(ROUND((AVERAGE(MIN(([.$D159]^[.$L$2])/([.$T159]^2);[.$R$2]); MIN([.D159]/[.$O$2]; [.$N$2])))*([.$J159]+[.$M$2]))*5;0)" office:value-type="float" office:value="40" calcext:value-type="float">
            <text:p>40</text:p>
          </table:table-cell>
          <table:table-cell table:style-name="ce11" table:formula="of:=IFERROR(ROUND((MIN(([.$D159]+[.$G159]+[.$I159])/8/[.$T159];[.$R$2]))*([.$J159]+3))*5;0)" office:value-type="float" office:value="40" calcext:value-type="float">
            <text:p>40</text:p>
          </table:table-cell>
          <table:table-cell table:style-name="ce11" table:formula="of:=IFERROR(ROUND(((MIN(([.$H159]^2)/([.$T159]^2);[.$R$2]))*([.$J159]+3)*[.$T$2]))*5;0)" office:value-type="float" office:value="40" calcext:value-type="float">
            <text:p>40</text:p>
          </table:table-cell>
          <table:table-cell table:style-name="ce11" table:formula="of:=IFERROR(ROUND((AVERAGE(MIN(([.$E159]^2)/([.$T159]^2);[.$R$2]);MIN([.E159]/[.$P$2]; [.$N$2]))*([.$J159]+3)*[.$T$2]))*5;0)" office:value-type="float" office:value="30" calcext:value-type="float">
            <text:p>30</text:p>
          </table:table-cell>
          <table:table-cell table:style-name="ce11" table:formula="of:=IFERROR(ROUND((AVERAGE(MIN(([.$G159]^2)/([.$T159]^2);[.$R$2]);MIN([.G159]/[.$P$2]; [.$N$2]))*([.$J159]+3)*[.$T$2]))*5;0)" office:value-type="float" office:value="25" calcext:value-type="float">
            <text:p>25</text:p>
          </table:table-cell>
          <table:table-cell table:style-name="ce11" table:formula="of:=IFERROR(ROUND((AVERAGE(MIN(([.$F159]^[.$Q$2])/([.$T159]^2);[.$R$2]); MIN([.F159]/[.$O$2]; [.$N$2])))*([.$J159]+[.$M$2]))*5;0)" office:value-type="float" office:value="25" calcext:value-type="float">
            <text:p>25</text:p>
          </table:table-cell>
          <table:table-cell table:style-name="ce11" table:formula="of:=ROUND(AVERAGE([.K159:.Q159]))" office:value-type="float" office:value="36" calcext:value-type="float">
            <text:p>36</text:p>
          </table:table-cell>
          <table:table-cell table:style-name="ce11" table:formula="of:=ROUND((([.I159]/[.$S$1])*MAX([.I159]/350;0.8));2)" office:value-type="float" office:value="3.89" calcext:value-type="float">
            <text:p>3.89</text:p>
          </table:table-cell>
          <table:table-cell table:style-name="ce11" table:formula="of:=ROUND([.I159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19" table:formula="of:=IFERROR(ROUND(((MIN(([.$D159]^2)/([.$T159]^2);[.$S$2])))*[.$S159]);0)" office:value-type="float" office:value="6" calcext:value-type="float">
            <text:p>6</text:p>
          </table:table-cell>
          <table:table-cell table:style-name="ce20" table:formula="of:=IFERROR(ROUND(MIN(([.D159]+[.G159]+[.I159])/8/[.$T159];[.$S$2])^2*[.$S159]);0)" office:value-type="float" office:value="4" calcext:value-type="float">
            <text:p>4</text:p>
          </table:table-cell>
          <table:table-cell table:style-name="ce19" table:formula="of:=IFERROR(ROUND(((MIN(([.H159]^2)/([.$T159]^2);[.$S$2])))*[.$S159]*[.$T$1]);0)" office:value-type="float" office:value="4" calcext:value-type="float">
            <text:p>4</text:p>
          </table:table-cell>
          <table:table-cell table:style-name="ce19" table:formula="of:=IFERROR(ROUND(((MIN(([.E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G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F159]^2)/([.$T159]^2);[.$S$2]))*[.$S159]));0)" office:value-type="float" office:value="3" calcext:value-type="float">
            <text:p>3</text:p>
          </table:table-cell>
          <table:table-cell table:formula="of:=ROUND(AVERAGE([.W159:.AB159]);2)" office:value-type="float" office:value="3.5" calcext:value-type="float">
            <text:p>3.5</text:p>
          </table:table-cell>
          <table:table-cell table:style-name="ce1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59]+[.$G159]+[.$I159])/8/[.$T159];[.$AE$2]))*([.$J159]+3)*[.$AG$2];([.I1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9]^[.$Q$2])/([.$T159]^[.$AC$2]);[.$AE$2]))*([.$J159]+[.$AF$2]);([.F159]/10));0)*5; [.$AI$2]); [.$AH$2]);0)" office:value-type="float" office:value="30" calcext:value-type="float">
            <text:p>30</text:p>
          </table:table-cell>
          <table:table-cell table:formula="of:=ROUND(AVERAGE([.AD159:.AJ159]);2)" office:value-type="float" office:value="34.29" calcext:value-type="float">
            <text:p>34.29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3" calcext:value-type="float">
            <text:p>83</text:p>
          </table:table-cell>
          <table:table-cell table:style-name="ce11" table:formula="of:=SUM([.C160:.H160])" office:value-type="float" office:value="475" calcext:value-type="float">
            <text:p>475</text:p>
          </table:table-cell>
          <table:table-cell table:style-name="ce11" table:formula="of:=ROUND((([.I160]/[.$S$1])*MAX([.I160]/420; 1.2));2)" office:value-type="float" office:value="6.33" calcext:value-type="float">
            <text:p>6.33</text:p>
          </table:table-cell>
          <table:table-cell table:style-name="ce11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11" table:formula="of:=IFERROR(ROUND((AVERAGE(MIN(([.$D160]^[.$L$2])/([.$T160]^2);[.$R$2]); MIN([.D160]/[.$O$2]; [.$N$2])))*([.$J160]+[.$M$2]))*5;0)" office:value-type="float" office:value="55" calcext:value-type="float">
            <text:p>55</text:p>
          </table:table-cell>
          <table:table-cell table:style-name="ce11" table:formula="of:=IFERROR(ROUND((MIN(([.$D160]+[.$G160]+[.$I160])/8/[.$T160];[.$R$2]))*([.$J160]+3))*5;0)" office:value-type="float" office:value="50" calcext:value-type="float">
            <text:p>50</text:p>
          </table:table-cell>
          <table:table-cell table:style-name="ce11" table:formula="of:=IFERROR(ROUND(((MIN(([.$H160]^2)/([.$T160]^2);[.$R$2]))*([.$J160]+3)*[.$T$2]))*5;0)" office:value-type="float" office:value="40" calcext:value-type="float">
            <text:p>40</text:p>
          </table:table-cell>
          <table:table-cell table:style-name="ce11" table:formula="of:=IFERROR(ROUND((AVERAGE(MIN(([.$E160]^2)/([.$T160]^2);[.$R$2]);MIN([.E160]/[.$P$2]; [.$N$2]))*([.$J160]+3)*[.$T$2]))*5;0)" office:value-type="float" office:value="40" calcext:value-type="float">
            <text:p>40</text:p>
          </table:table-cell>
          <table:table-cell table:style-name="ce11" table:formula="of:=IFERROR(ROUND((AVERAGE(MIN(([.$G160]^2)/([.$T160]^2);[.$R$2]);MIN([.G160]/[.$P$2]; [.$N$2]))*([.$J160]+3)*[.$T$2]))*5;0)" office:value-type="float" office:value="50" calcext:value-type="float">
            <text:p>50</text:p>
          </table:table-cell>
          <table:table-cell table:style-name="ce11" table:formula="of:=IFERROR(ROUND((AVERAGE(MIN(([.$F160]^[.$Q$2])/([.$T160]^2);[.$R$2]); MIN([.F160]/[.$O$2]; [.$N$2])))*([.$J160]+[.$M$2]))*5;0)" office:value-type="float" office:value="45" calcext:value-type="float">
            <text:p>45</text:p>
          </table:table-cell>
          <table:table-cell table:style-name="ce11" table:formula="of:=ROUND(AVERAGE([.K160:.Q160]))" office:value-type="float" office:value="51" calcext:value-type="float">
            <text:p>51</text:p>
          </table:table-cell>
          <table:table-cell table:style-name="ce11" table:formula="of:=ROUND((([.I160]/[.$S$1])*MAX([.I160]/350;0.8));2)" office:value-type="float" office:value="7.16" calcext:value-type="float">
            <text:p>7.16</text:p>
          </table:table-cell>
          <table:table-cell table:style-name="ce11" table:formula="of:=ROUND([.I160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19" table:formula="of:=IFERROR(ROUND(((MIN(([.$D160]^2)/([.$T160]^2);[.$S$2])))*[.$S160]);0)" office:value-type="float" office:value="10" calcext:value-type="float">
            <text:p>10</text:p>
          </table:table-cell>
          <table:table-cell table:style-name="ce20" table:formula="of:=IFERROR(ROUND(MIN(([.D160]+[.G160]+[.I160])/8/[.$T160];[.$S$2])^2*[.$S160]);0)" office:value-type="float" office:value="7" calcext:value-type="float">
            <text:p>7</text:p>
          </table:table-cell>
          <table:table-cell table:style-name="ce19" table:formula="of:=IFERROR(ROUND(((MIN(([.H160]^2)/([.$T160]^2);[.$S$2])))*[.$S160]*[.$T$1]);0)" office:value-type="float" office:value="6" calcext:value-type="float">
            <text:p>6</text:p>
          </table:table-cell>
          <table:table-cell table:style-name="ce19" table:formula="of:=IFERROR(ROUND(((MIN(([.E160]^2)/([.$T160]^2);[.$S$2])))*[.$S160]*[.$T$1]);0)" office:value-type="float" office:value="3" calcext:value-type="float">
            <text:p>3</text:p>
          </table:table-cell>
          <table:table-cell table:style-name="ce19" table:formula="of:=IFERROR(ROUND(((MIN(([.G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F160]^2)/([.$T160]^2);[.$S$2]))*[.$S160]));0)" office:value-type="float" office:value="6" calcext:value-type="float">
            <text:p>6</text:p>
          </table:table-cell>
          <table:table-cell table:formula="of:=ROUND(AVERAGE([.W160:.AB160]);2)" office:value-type="float" office:value="6.17" calcext:value-type="float">
            <text:p>6.17</text:p>
          </table:table-cell>
          <table:table-cell table:style-name="ce1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0]+[.$G160]+[.$I160])/8/[.$T160];[.$AE$2]))*([.$J160]+3)*[.$AG$2];([.I1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4" calcext:value-type="float">
            <text:p>4</text:p>
          </table:table-cell>
          <table:table-cell table:formula="of:=MIN(MAX([.X160]-[.X159];0);[.$AT$2])" office:value-type="float" office:value="3" calcext:value-type="float">
            <text:p>3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11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11" table:formula="of:=IFERROR(ROUND((AVERAGE(MIN(([.$D161]^[.$L$2])/([.$T161]^2);[.$R$2]); MIN([.D161]/[.$O$2]; [.$N$2])))*([.$J161]+[.$M$2]))*5;0)" office:value-type="float" office:value="20" calcext:value-type="float">
            <text:p>20</text:p>
          </table:table-cell>
          <table:table-cell table:style-name="ce11" table:formula="of:=IFERROR(ROUND((MIN(([.$D161]+[.$G161]+[.$I161])/8/[.$T161];[.$R$2]))*([.$J161]+3))*5;0)" office:value-type="float" office:value="35" calcext:value-type="float">
            <text:p>35</text:p>
          </table:table-cell>
          <table:table-cell table:style-name="ce11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11" table:formula="of:=IFERROR(ROUND((AVERAGE(MIN(([.$E161]^2)/([.$T161]^2);[.$R$2]);MIN([.E161]/[.$P$2]; [.$N$2]))*([.$J161]+3)*[.$T$2]))*5;0)" office:value-type="float" office:value="30" calcext:value-type="float">
            <text:p>30</text:p>
          </table:table-cell>
          <table:table-cell table:style-name="ce11" table:formula="of:=IFERROR(ROUND((AVERAGE(MIN(([.$G161]^2)/([.$T161]^2);[.$R$2]);MIN([.G161]/[.$P$2]; [.$N$2]))*([.$J161]+3)*[.$T$2]))*5;0)" office:value-type="float" office:value="30" calcext:value-type="float">
            <text:p>30</text:p>
          </table:table-cell>
          <table:table-cell table:style-name="ce11" table:formula="of:=IFERROR(ROUND((AVERAGE(MIN(([.$F161]^[.$Q$2])/([.$T161]^2);[.$R$2]); MIN([.F161]/[.$O$2]; [.$N$2])))*([.$J161]+[.$M$2]))*5;0)" office:value-type="float" office:value="35" calcext:value-type="float">
            <text:p>35</text:p>
          </table:table-cell>
          <table:table-cell table:style-name="ce11" table:formula="of:=ROUND(AVERAGE([.K161:.Q161]))" office:value-type="float" office:value="38" calcext:value-type="float">
            <text:p>38</text:p>
          </table:table-cell>
          <table:table-cell table:style-name="ce11" table:formula="of:=ROUND((([.I161]/[.$S$1])*MAX([.I161]/350;0.8));2)" office:value-type="float" office:value="3.89" calcext:value-type="float">
            <text:p>3.89</text:p>
          </table:table-cell>
          <table:table-cell table:style-name="ce11" table:formula="of:=ROUND([.I1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19" table:formula="of:=IFERROR(ROUND(((MIN(([.$D161]^2)/([.$T161]^2);[.$S$2])))*[.$S161]);0)" office:value-type="float" office:value="2" calcext:value-type="float">
            <text:p>2</text:p>
          </table:table-cell>
          <table:table-cell table:style-name="ce20" table:formula="of:=IFERROR(ROUND(MIN(([.D161]+[.G161]+[.I161])/8/[.$T161];[.$S$2])^2*[.$S161]);0)" office:value-type="float" office:value="4" calcext:value-type="float">
            <text:p>4</text:p>
          </table:table-cell>
          <table:table-cell table:style-name="ce19" table:formula="of:=IFERROR(ROUND(((MIN(([.H161]^2)/([.$T161]^2);[.$S$2])))*[.$S161]*[.$T$1]);0)" office:value-type="float" office:value="5" calcext:value-type="float">
            <text:p>5</text:p>
          </table:table-cell>
          <table:table-cell table:style-name="ce19" table:formula="of:=IFERROR(ROUND(((MIN(([.E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G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style-name="ce1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1]+[.$G161]+[.$I161])/8/[.$T161];[.$AE$2]))*([.$J161]+3)*[.$AG$2];([.I1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0" calcext:value-type="float">
            <text:p>0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11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11" table:formula="of:=IFERROR(ROUND((AVERAGE(MIN(([.$D162]^[.$L$2])/([.$T162]^2);[.$R$2]); MIN([.D162]/[.$O$2]; [.$N$2])))*([.$J162]+[.$M$2]))*5;0)" office:value-type="float" office:value="45" calcext:value-type="float">
            <text:p>45</text:p>
          </table:table-cell>
          <table:table-cell table:style-name="ce11" table:formula="of:=IFERROR(ROUND((MIN(([.$D162]+[.$G162]+[.$I162])/8/[.$T162];[.$R$2]))*([.$J162]+3))*5;0)" office:value-type="float" office:value="50" calcext:value-type="float">
            <text:p>50</text:p>
          </table:table-cell>
          <table:table-cell table:style-name="ce11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11" table:formula="of:=IFERROR(ROUND((AVERAGE(MIN(([.$E162]^2)/([.$T162]^2);[.$R$2]);MIN([.E162]/[.$P$2]; [.$N$2]))*([.$J162]+3)*[.$T$2]))*5;0)" office:value-type="float" office:value="55" calcext:value-type="float">
            <text:p>55</text:p>
          </table:table-cell>
          <table:table-cell table:style-name="ce11" table:formula="of:=IFERROR(ROUND((AVERAGE(MIN(([.$G162]^2)/([.$T162]^2);[.$R$2]);MIN([.G162]/[.$P$2]; [.$N$2]))*([.$J162]+3)*[.$T$2]))*5;0)" office:value-type="float" office:value="55" calcext:value-type="float">
            <text:p>55</text:p>
          </table:table-cell>
          <table:table-cell table:style-name="ce11" table:formula="of:=IFERROR(ROUND((AVERAGE(MIN(([.$F162]^[.$Q$2])/([.$T162]^2);[.$R$2]); MIN([.F162]/[.$O$2]; [.$N$2])))*([.$J162]+[.$M$2]))*5;0)" office:value-type="float" office:value="65" calcext:value-type="float">
            <text:p>65</text:p>
          </table:table-cell>
          <table:table-cell table:style-name="ce11" table:formula="of:=ROUND(AVERAGE([.K162:.Q162]))" office:value-type="float" office:value="59" calcext:value-type="float">
            <text:p>59</text:p>
          </table:table-cell>
          <table:table-cell table:style-name="ce11" table:formula="of:=ROUND((([.I162]/[.$S$1])*MAX([.I162]/350;0.8));2)" office:value-type="float" office:value="8.92" calcext:value-type="float">
            <text:p>8.92</text:p>
          </table:table-cell>
          <table:table-cell table:style-name="ce11" table:formula="of:=ROUND([.I16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19" table:formula="of:=IFERROR(ROUND(((MIN(([.$D162]^2)/([.$T162]^2);[.$S$2])))*[.$S162]);0)" office:value-type="float" office:value="6" calcext:value-type="float">
            <text:p>6</text:p>
          </table:table-cell>
          <table:table-cell table:style-name="ce20" table:formula="of:=IFERROR(ROUND(MIN(([.D162]+[.G162]+[.I162])/8/[.$T162];[.$S$2])^2*[.$S162]);0)" office:value-type="float" office:value="8" calcext:value-type="float">
            <text:p>8</text:p>
          </table:table-cell>
          <table:table-cell table:style-name="ce19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19" table:formula="of:=IFERROR(ROUND(((MIN(([.E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G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7.5" calcext:value-type="float">
            <text:p>7.5</text:p>
          </table:table-cell>
          <table:table-cell table:style-name="ce1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62]+[.$G162]+[.$I162])/8/[.$T162];[.$AE$2]))*([.$J162]+3)*[.$AG$2];([.I16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7" calcext:value-type="float">
            <text:p>7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4" calcext:value-type="float">
            <text:p>4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63:.H163])" office:value-type="float" office:value="450" calcext:value-type="float">
            <text:p>450</text:p>
          </table:table-cell>
          <table:table-cell table:style-name="ce11" table:formula="of:=ROUND((([.I163]/[.$S$1])*MAX([.I163]/420; 1.2));2)" office:value-type="float" office:value="6" calcext:value-type="float">
            <text:p>6</text:p>
          </table:table-cell>
          <table:table-cell table:style-name="ce11" table:formula="of:=IFERROR((ROUND((((MIN(([.$C163]^2)/([.$T163]^2);[.$R$2])))*[.$J163]*0.8)+([.C163]/10))*5)+10; 0)" office:value-type="float" office:value="50" calcext:value-type="float">
            <text:p>50</text:p>
          </table:table-cell>
          <table:table-cell table:style-name="ce11" table:formula="of:=IFERROR(ROUND((AVERAGE(MIN(([.$D163]^[.$L$2])/([.$T163]^2);[.$R$2]); MIN([.D163]/[.$O$2]; [.$N$2])))*([.$J163]+[.$M$2]))*5;0)" office:value-type="float" office:value="20" calcext:value-type="float">
            <text:p>20</text:p>
          </table:table-cell>
          <table:table-cell table:style-name="ce11" table:formula="of:=IFERROR(ROUND((MIN(([.$D163]+[.$G163]+[.$I163])/8/[.$T163];[.$R$2]))*([.$J163]+3))*5;0)" office:value-type="float" office:value="45" calcext:value-type="float">
            <text:p>45</text:p>
          </table:table-cell>
          <table:table-cell table:style-name="ce11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11" table:formula="of:=IFERROR(ROUND((AVERAGE(MIN(([.$E163]^2)/([.$T163]^2);[.$R$2]);MIN([.E163]/[.$P$2]; [.$N$2]))*([.$J163]+3)*[.$T$2]))*5;0)" office:value-type="float" office:value="30" calcext:value-type="float">
            <text:p>30</text:p>
          </table:table-cell>
          <table:table-cell table:style-name="ce11" table:formula="of:=IFERROR(ROUND((AVERAGE(MIN(([.$G163]^2)/([.$T163]^2);[.$R$2]);MIN([.G163]/[.$P$2]; [.$N$2]))*([.$J163]+3)*[.$T$2]))*5;0)" office:value-type="float" office:value="70" calcext:value-type="float">
            <text:p>70</text:p>
          </table:table-cell>
          <table:table-cell table:style-name="ce11" table:formula="of:=IFERROR(ROUND((AVERAGE(MIN(([.$F163]^[.$Q$2])/([.$T163]^2);[.$R$2]); MIN([.F163]/[.$O$2]; [.$N$2])))*([.$J163]+[.$M$2]))*5;0)" office:value-type="float" office:value="60" calcext:value-type="float">
            <text:p>60</text:p>
          </table:table-cell>
          <table:table-cell table:style-name="ce11" table:formula="of:=ROUND(AVERAGE([.K163:.Q163]))" office:value-type="float" office:value="46" calcext:value-type="float">
            <text:p>46</text:p>
          </table:table-cell>
          <table:table-cell table:style-name="ce11" table:formula="of:=ROUND((([.I163]/[.$S$1])*MAX([.I163]/350;0.8));2)" office:value-type="float" office:value="6.43" calcext:value-type="float">
            <text:p>6.43</text:p>
          </table:table-cell>
          <table:table-cell table:style-name="ce11" table:formula="of:=ROUND([.I163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63]^2)/([.$T163]^2);[.$S$2])))*[.$S163]*0.8)+([.C163]/10))+10;10)" office:value-type="float" office:value="18" calcext:value-type="float">
            <text:p>18</text:p>
          </table:table-cell>
          <table:table-cell table:style-name="ce19" table:formula="of:=IFERROR(ROUND(((MIN(([.$D163]^2)/([.$T163]^2);[.$S$2])))*[.$S163]);0)" office:value-type="float" office:value="2" calcext:value-type="float">
            <text:p>2</text:p>
          </table:table-cell>
          <table:table-cell table:style-name="ce20" table:formula="of:=IFERROR(ROUND(MIN(([.D163]+[.G163]+[.I163])/8/[.$T163];[.$S$2])^2*[.$S163]);0)" office:value-type="float" office:value="6" calcext:value-type="float">
            <text:p>6</text:p>
          </table:table-cell>
          <table:table-cell table:style-name="ce19" table:formula="of:=IFERROR(ROUND(((MIN(([.H163]^2)/([.$T163]^2);[.$S$2])))*[.$S163]*[.$T$1]);0)" office:value-type="float" office:value="6" calcext:value-type="float">
            <text:p>6</text:p>
          </table:table-cell>
          <table:table-cell table:style-name="ce19" table:formula="of:=IFERROR(ROUND(((MIN(([.E163]^2)/([.$T163]^2);[.$S$2])))*[.$S163]*[.$T$1]);0)" office:value-type="float" office:value="2" calcext:value-type="float">
            <text:p>2</text:p>
          </table:table-cell>
          <table:table-cell table:style-name="ce19" table:formula="of:=IFERROR(ROUND(((MIN(([.G163]^2)/([.$T163]^2);[.$S$2])))*[.$S163]*[.$T$1]);0)" office:value-type="float" office:value="9" calcext:value-type="float">
            <text:p>9</text:p>
          </table:table-cell>
          <table:table-cell table:style-name="ce19"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" calcext:value-type="float">
            <text:p>6</text:p>
          </table:table-cell>
          <table:table-cell table:style-name="ce11" table:formula="of:=IFERROR(MIN(MAX((ROUND(AVERAGE((((MIN(([.$C163]^[.$AC$2])/([.$T163]^[.$AC$2]);[.$AE$2])))*[.$J163]*0.8)+([.$C163]/10);([.C163]/8));0)*5)+10; 30); 99); 0)" office:value-type="float" office:value="45" calcext:value-type="float">
            <text:p>45</text:p>
          </table:table-cell>
          <table:table-cell table:style-name="ce1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3]+[.$G163]+[.$I163])/8/[.$T163];[.$AE$2]))*([.$J163]+3)*[.$AG$2];([.I16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3]^[.$AC$2])/([.$T163]^[.$AC$2]);[.$AE$2]))*([.$J163]+3)*[.$AG$2]);([.E16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8.57" calcext:value-type="float">
            <text:p>38.57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4" calcext:value-type="float">
            <text:p>4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4:.H164])" office:value-type="float" office:value="505" calcext:value-type="float">
            <text:p>505</text:p>
          </table:table-cell>
          <table:table-cell table:style-name="ce11" table:formula="of:=ROUND((([.I164]/[.$S$1])*MAX([.I164]/420; 1.2));2)" office:value-type="float" office:value="6.75" calcext:value-type="float">
            <text:p>6.75</text:p>
          </table:table-cell>
          <table:table-cell table:style-name="ce11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11" table:formula="of:=IFERROR(ROUND((AVERAGE(MIN(([.$D164]^[.$L$2])/([.$T164]^2);[.$R$2]); MIN([.D164]/[.$O$2]; [.$N$2])))*([.$J164]+[.$M$2]))*5;0)" office:value-type="float" office:value="65" calcext:value-type="float">
            <text:p>65</text:p>
          </table:table-cell>
          <table:table-cell table:style-name="ce11" table:formula="of:=IFERROR(ROUND((MIN(([.$D164]+[.$G164]+[.$I164])/8/[.$T164];[.$R$2]))*([.$J164]+3))*5;0)" office:value-type="float" office:value="50" calcext:value-type="float">
            <text:p>50</text:p>
          </table:table-cell>
          <table:table-cell table:style-name="ce11" table:formula="of:=IFERROR(ROUND(((MIN(([.$H164]^2)/([.$T164]^2);[.$R$2]))*([.$J164]+3)*[.$T$2]))*5;0)" office:value-type="float" office:value="60" calcext:value-type="float">
            <text:p>60</text:p>
          </table:table-cell>
          <table:table-cell table:style-name="ce11" table:formula="of:=IFERROR(ROUND((AVERAGE(MIN(([.$E164]^2)/([.$T164]^2);[.$R$2]);MIN([.E164]/[.$P$2]; [.$N$2]))*([.$J164]+3)*[.$T$2]))*5;0)" office:value-type="float" office:value="50" calcext:value-type="float">
            <text:p>50</text:p>
          </table:table-cell>
          <table:table-cell table:style-name="ce11" table:formula="of:=IFERROR(ROUND((AVERAGE(MIN(([.$G164]^2)/([.$T164]^2);[.$R$2]);MIN([.G164]/[.$P$2]; [.$N$2]))*([.$J164]+3)*[.$T$2]))*5;0)" office:value-type="float" office:value="50" calcext:value-type="float">
            <text:p>50</text:p>
          </table:table-cell>
          <table:table-cell table:style-name="ce11" table:formula="of:=IFERROR(ROUND((AVERAGE(MIN(([.$F164]^[.$Q$2])/([.$T164]^2);[.$R$2]); MIN([.F164]/[.$O$2]; [.$N$2])))*([.$J164]+[.$M$2]))*5;0)" office:value-type="float" office:value="35" calcext:value-type="float">
            <text:p>35</text:p>
          </table:table-cell>
          <table:table-cell table:style-name="ce11" table:formula="of:=ROUND(AVERAGE([.K164:.Q164]))" office:value-type="float" office:value="54" calcext:value-type="float">
            <text:p>54</text:p>
          </table:table-cell>
          <table:table-cell table:style-name="ce11" table:formula="of:=ROUND((([.I164]/[.$S$1])*MAX([.I164]/350;0.8));2)" office:value-type="float" office:value="8.1" calcext:value-type="float">
            <text:p>8.1</text:p>
          </table:table-cell>
          <table:table-cell table:style-name="ce11" table:formula="of:=ROUND([.I164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19" table:formula="of:=IFERROR(ROUND(((MIN(([.$D164]^2)/([.$T164]^2);[.$S$2])))*[.$S164]);0)" office:value-type="float" office:value="14" calcext:value-type="float">
            <text:p>14</text:p>
          </table:table-cell>
          <table:table-cell table:style-name="ce20" table:formula="of:=IFERROR(ROUND(MIN(([.D164]+[.G164]+[.I164])/8/[.$T164];[.$S$2])^2*[.$S164]);0)" office:value-type="float" office:value="9" calcext:value-type="float">
            <text:p>9</text:p>
          </table:table-cell>
          <table:table-cell table:style-name="ce19" table:formula="of:=IFERROR(ROUND(((MIN(([.H164]^2)/([.$T164]^2);[.$S$2])))*[.$S164]*[.$T$1]);0)" office:value-type="float" office:value="9" calcext:value-type="float">
            <text:p>9</text:p>
          </table:table-cell>
          <table:table-cell table:style-name="ce19" table:formula="of:=IFERROR(ROUND(((MIN(([.E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G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F164]^2)/([.$T164]^2);[.$S$2]))*[.$S164]));0)" office:value-type="float" office:value="4" calcext:value-type="float">
            <text:p>4</text:p>
          </table:table-cell>
          <table:table-cell table:formula="of:=ROUND(AVERAGE([.W164:.AB164]);2)" office:value-type="float" office:value="7.67" calcext:value-type="float">
            <text:p>7.67</text:p>
          </table:table-cell>
          <table:table-cell table:style-name="ce1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4]+[.$G164]+[.$I164])/8/[.$T164];[.$AE$2]))*([.$J164]+3)*[.$AG$2];([.I16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4]^2)/([.$T164]^[.$AC$2]);[.$AE$2]))*([.$J164]+3)*[.$AG$2]);([.H16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5" calcext:value-type="float">
            <text:p>45</text:p>
          </table:table-cell>
          <table:table-cell/>
          <table:table-cell table:formula="of:=MIN(MAX([.V164]-[.V163];0);[.$AT$2])" office:value-type="float" office:value="3" calcext:value-type="float">
            <text:p>3</text:p>
          </table:table-cell>
          <table:table-cell table:formula="of:=MIN(MAX([.W164]-[.W163];0);[.$AT$2])" office:value-type="float" office:value="12" calcext:value-type="float">
            <text:p>12</text:p>
          </table:table-cell>
          <table:table-cell table:formula="of:=MIN(MAX([.X164]-[.X163];0);[.$AT$2])" office:value-type="float" office:value="3" calcext:value-type="float">
            <text:p>3</text:p>
          </table:table-cell>
          <table:table-cell table:formula="of:=MIN(MAX([.Y164]-[.Y163];0);[.$AT$2])" office:value-type="float" office:value="3" calcext:value-type="float">
            <text:p>3</text:p>
          </table:table-cell>
          <table:table-cell table:formula="of:=MIN(MAX([.Z164]-[.Z163];0);[.$AT$2])" office:value-type="float" office:value="3" calcext:value-type="float">
            <text:p>3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11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11" table:formula="of:=IFERROR(ROUND((AVERAGE(MIN(([.$D165]^[.$L$2])/([.$T165]^2);[.$R$2]); MIN([.D165]/[.$O$2]; [.$N$2])))*([.$J165]+[.$M$2]))*5;0)" office:value-type="float" office:value="30" calcext:value-type="float">
            <text:p>30</text:p>
          </table:table-cell>
          <table:table-cell table:style-name="ce11" table:formula="of:=IFERROR(ROUND((MIN(([.$D165]+[.$G165]+[.$I165])/8/[.$T165];[.$R$2]))*([.$J165]+3))*5;0)" office:value-type="float" office:value="45" calcext:value-type="float">
            <text:p>45</text:p>
          </table:table-cell>
          <table:table-cell table:style-name="ce11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AVERAGE(MIN(([.$E165]^2)/([.$T165]^2);[.$R$2]);MIN([.E165]/[.$P$2]; [.$N$2]))*([.$J165]+3)*[.$T$2]))*5;0)" office:value-type="float" office:value="20" calcext:value-type="float">
            <text:p>20</text:p>
          </table:table-cell>
          <table:table-cell table:style-name="ce11" table:formula="of:=IFERROR(ROUND((AVERAGE(MIN(([.$G165]^2)/([.$T165]^2);[.$R$2]);MIN([.G165]/[.$P$2]; [.$N$2]))*([.$J165]+3)*[.$T$2]))*5;0)" office:value-type="float" office:value="65" calcext:value-type="float">
            <text:p>65</text:p>
          </table:table-cell>
          <table:table-cell table:style-name="ce11" table:formula="of:=IFERROR(ROUND((AVERAGE(MIN(([.$F165]^[.$Q$2])/([.$T165]^2);[.$R$2]); MIN([.F165]/[.$O$2]; [.$N$2])))*([.$J165]+[.$M$2]))*5;0)" office:value-type="float" office:value="60" calcext:value-type="float">
            <text:p>60</text:p>
          </table:table-cell>
          <table:table-cell table:style-name="ce11" table:formula="of:=ROUND(AVERAGE([.K165:.Q165]))" office:value-type="float" office:value="49" calcext:value-type="float">
            <text:p>49</text:p>
          </table:table-cell>
          <table:table-cell table:style-name="ce11" table:formula="of:=ROUND((([.I165]/[.$S$1])*MAX([.I165]/350;0.8));2)" office:value-type="float" office:value="6.57" calcext:value-type="float">
            <text:p>6.57</text:p>
          </table:table-cell>
          <table:table-cell table:style-name="ce11" table:formula="of:=ROUND([.I165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19" table:formula="of:=IFERROR(ROUND(((MIN(([.$D165]^2)/([.$T165]^2);[.$S$2])))*[.$S165]);0)" office:value-type="float" office:value="3" calcext:value-type="float">
            <text:p>3</text:p>
          </table:table-cell>
          <table:table-cell table:style-name="ce20" table:formula="of:=IFERROR(ROUND(MIN(([.D165]+[.G165]+[.I165])/8/[.$T165];[.$S$2])^2*[.$S165]);0)" office:value-type="float" office:value="7" calcext:value-type="float">
            <text:p>7</text:p>
          </table:table-cell>
          <table:table-cell table:style-name="ce19" table:formula="of:=IFERROR(ROUND(((MIN(([.H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E165]^2)/([.$T165]^2);[.$S$2])))*[.$S165]*[.$T$1]);0)" office:value-type="float" office:value="1" calcext:value-type="float">
            <text:p>1</text:p>
          </table:table-cell>
          <table:table-cell table:style-name="ce19" table:formula="of:=IFERROR(ROUND(((MIN(([.G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style-name="ce1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65]+[.$G165]+[.$I165])/8/[.$T165];[.$AE$2]))*([.$J165]+3)*[.$AG$2];([.I16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11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11" table:formula="of:=IFERROR(ROUND((AVERAGE(MIN(([.$D166]^[.$L$2])/([.$T166]^2);[.$R$2]); MIN([.D166]/[.$O$2]; [.$N$2])))*([.$J166]+[.$M$2]))*5;0)" office:value-type="float" office:value="50" calcext:value-type="float">
            <text:p>50</text:p>
          </table:table-cell>
          <table:table-cell table:style-name="ce11" table:formula="of:=IFERROR(ROUND((MIN(([.$D166]+[.$G166]+[.$I166])/8/[.$T166];[.$R$2]))*([.$J166]+3))*5;0)" office:value-type="float" office:value="50" calcext:value-type="float">
            <text:p>50</text:p>
          </table:table-cell>
          <table:table-cell table:style-name="ce11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11" table:formula="of:=IFERROR(ROUND((AVERAGE(MIN(([.$E166]^2)/([.$T166]^2);[.$R$2]);MIN([.E166]/[.$P$2]; [.$N$2]))*([.$J166]+3)*[.$T$2]))*5;0)" office:value-type="float" office:value="35" calcext:value-type="float">
            <text:p>35</text:p>
          </table:table-cell>
          <table:table-cell table:style-name="ce11" table:formula="of:=IFERROR(ROUND((AVERAGE(MIN(([.$G166]^2)/([.$T166]^2);[.$R$2]);MIN([.G166]/[.$P$2]; [.$N$2]))*([.$J166]+3)*[.$T$2]))*5;0)" office:value-type="float" office:value="55" calcext:value-type="float">
            <text:p>55</text:p>
          </table:table-cell>
          <table:table-cell table:style-name="ce11" table:formula="of:=IFERROR(ROUND((AVERAGE(MIN(([.$F166]^[.$Q$2])/([.$T166]^2);[.$R$2]); MIN([.F166]/[.$O$2]; [.$N$2])))*([.$J166]+[.$M$2]))*5;0)" office:value-type="float" office:value="55" calcext:value-type="float">
            <text:p>55</text:p>
          </table:table-cell>
          <table:table-cell table:style-name="ce11" table:formula="of:=ROUND(AVERAGE([.K166:.Q166]))" office:value-type="float" office:value="52" calcext:value-type="float">
            <text:p>52</text:p>
          </table:table-cell>
          <table:table-cell table:style-name="ce11" table:formula="of:=ROUND((([.I166]/[.$S$1])*MAX([.I166]/350;0.8));2)" office:value-type="float" office:value="7.62" calcext:value-type="float">
            <text:p>7.62</text:p>
          </table:table-cell>
          <table:table-cell table:style-name="ce11" table:formula="of:=ROUND([.I16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19" table:formula="of:=IFERROR(ROUND(((MIN(([.$D166]^2)/([.$T166]^2);[.$S$2])))*[.$S166]);0)" office:value-type="float" office:value="8" calcext:value-type="float">
            <text:p>8</text:p>
          </table:table-cell>
          <table:table-cell table:style-name="ce20" table:formula="of:=IFERROR(ROUND(MIN(([.D166]+[.G166]+[.I166])/8/[.$T166];[.$S$2])^2*[.$S166]);0)" office:value-type="float" office:value="8" calcext:value-type="float">
            <text:p>8</text:p>
          </table:table-cell>
          <table:table-cell table:style-name="ce19" table:formula="of:=IFERROR(ROUND(((MIN(([.H166]^2)/([.$T166]^2);[.$S$2])))*[.$S166]*[.$T$1]);0)" office:value-type="float" office:value="8" calcext:value-type="float">
            <text:p>8</text:p>
          </table:table-cell>
          <table:table-cell table:style-name="ce19" table:formula="of:=IFERROR(ROUND(((MIN(([.E166]^2)/([.$T166]^2);[.$S$2])))*[.$S166]*[.$T$1]);0)" office:value-type="float" office:value="3" calcext:value-type="float">
            <text:p>3</text:p>
          </table:table-cell>
          <table:table-cell table:style-name="ce19" table:formula="of:=IFERROR(ROUND(((MIN(([.G166]^2)/([.$T166]^2);[.$S$2])))*[.$S166]*[.$T$1]);0)" office:value-type="float" office:value="6" calcext:value-type="float">
            <text:p>6</text:p>
          </table:table-cell>
          <table:table-cell table:style-name="ce19"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17" calcext:value-type="float">
            <text:p>7.17</text:p>
          </table:table-cell>
          <table:table-cell table:style-name="ce1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6]+[.$G166]+[.$I166])/8/[.$T166];[.$AE$2]))*([.$J166]+3)*[.$AG$2];([.I16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11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11" table:formula="of:=IFERROR(ROUND((AVERAGE(MIN(([.$D167]^[.$L$2])/([.$T167]^2);[.$R$2]); MIN([.D167]/[.$O$2]; [.$N$2])))*([.$J167]+[.$M$2]))*5;0)" office:value-type="float" office:value="55" calcext:value-type="float">
            <text:p>55</text:p>
          </table:table-cell>
          <table:table-cell table:style-name="ce11" table:formula="of:=IFERROR(ROUND((MIN(([.$D167]+[.$G167]+[.$I167])/8/[.$T167];[.$R$2]))*([.$J167]+3))*5;0)" office:value-type="float" office:value="50" calcext:value-type="float">
            <text:p>50</text:p>
          </table:table-cell>
          <table:table-cell table:style-name="ce11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11" table:formula="of:=IFERROR(ROUND((AVERAGE(MIN(([.$E167]^2)/([.$T167]^2);[.$R$2]);MIN([.E167]/[.$P$2]; [.$N$2]))*([.$J167]+3)*[.$T$2]))*5;0)" office:value-type="float" office:value="35" calcext:value-type="float">
            <text:p>35</text:p>
          </table:table-cell>
          <table:table-cell table:style-name="ce11" table:formula="of:=IFERROR(ROUND((AVERAGE(MIN(([.$G167]^2)/([.$T167]^2);[.$R$2]);MIN([.G167]/[.$P$2]; [.$N$2]))*([.$J167]+3)*[.$T$2]))*5;0)" office:value-type="float" office:value="55" calcext:value-type="float">
            <text:p>55</text:p>
          </table:table-cell>
          <table:table-cell table:style-name="ce11" table:formula="of:=IFERROR(ROUND((AVERAGE(MIN(([.$F167]^[.$Q$2])/([.$T167]^2);[.$R$2]); MIN([.F167]/[.$O$2]; [.$N$2])))*([.$J167]+[.$M$2]))*5;0)" office:value-type="float" office:value="60" calcext:value-type="float">
            <text:p>60</text:p>
          </table:table-cell>
          <table:table-cell table:style-name="ce11" table:formula="of:=ROUND(AVERAGE([.K167:.Q167]))" office:value-type="float" office:value="52" calcext:value-type="float">
            <text:p>52</text:p>
          </table:table-cell>
          <table:table-cell table:style-name="ce11" table:formula="of:=ROUND((([.I167]/[.$S$1])*MAX([.I167]/350;0.8));2)" office:value-type="float" office:value="7.78" calcext:value-type="float">
            <text:p>7.78</text:p>
          </table:table-cell>
          <table:table-cell table:style-name="ce11" table:formula="of:=ROUND([.I167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19" table:formula="of:=IFERROR(ROUND(((MIN(([.$D167]^2)/([.$T167]^2);[.$S$2])))*[.$S167]);0)" office:value-type="float" office:value="10" calcext:value-type="float">
            <text:p>10</text:p>
          </table:table-cell>
          <table:table-cell table:style-name="ce20" table:formula="of:=IFERROR(ROUND(MIN(([.D167]+[.G167]+[.I167])/8/[.$T167];[.$S$2])^2*[.$S167]);0)" office:value-type="float" office:value="8" calcext:value-type="float">
            <text:p>8</text:p>
          </table:table-cell>
          <table:table-cell table:style-name="ce19" table:formula="of:=IFERROR(ROUND(((MIN(([.H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E167]^2)/([.$T167]^2);[.$S$2])))*[.$S167]*[.$T$1]);0)" office:value-type="float" office:value="3" calcext:value-type="float">
            <text:p>3</text:p>
          </table:table-cell>
          <table:table-cell table:style-name="ce19" table:formula="of:=IFERROR(ROUND(((MIN(([.G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33" calcext:value-type="float">
            <text:p>7.33</text:p>
          </table:table-cell>
          <table:table-cell table:style-name="ce1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7]+[.$G167]+[.$I167])/8/[.$T167];[.$AE$2]))*([.$J167]+3)*[.$AG$2];([.I16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11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11" table:formula="of:=IFERROR(ROUND((AVERAGE(MIN(([.$D168]^[.$L$2])/([.$T168]^2);[.$R$2]); MIN([.D168]/[.$O$2]; [.$N$2])))*([.$J168]+[.$M$2]))*5;0)" office:value-type="float" office:value="65" calcext:value-type="float">
            <text:p>65</text:p>
          </table:table-cell>
          <table:table-cell table:style-name="ce11" table:formula="of:=IFERROR(ROUND((MIN(([.$D168]+[.$G168]+[.$I168])/8/[.$T168];[.$R$2]))*([.$J168]+3))*5;0)" office:value-type="float" office:value="50" calcext:value-type="float">
            <text:p>50</text:p>
          </table:table-cell>
          <table:table-cell table:style-name="ce11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AVERAGE(MIN(([.$E168]^2)/([.$T168]^2);[.$R$2]);MIN([.E168]/[.$P$2]; [.$N$2]))*([.$J168]+3)*[.$T$2]))*5;0)" office:value-type="float" office:value="65" calcext:value-type="float">
            <text:p>65</text:p>
          </table:table-cell>
          <table:table-cell table:style-name="ce11" table:formula="of:=IFERROR(ROUND((AVERAGE(MIN(([.$G168]^2)/([.$T168]^2);[.$R$2]);MIN([.G168]/[.$P$2]; [.$N$2]))*([.$J168]+3)*[.$T$2]))*5;0)" office:value-type="float" office:value="45" calcext:value-type="float">
            <text:p>45</text:p>
          </table:table-cell>
          <table:table-cell table:style-name="ce11" table:formula="of:=IFERROR(ROUND((AVERAGE(MIN(([.$F168]^[.$Q$2])/([.$T168]^2);[.$R$2]); MIN([.F168]/[.$O$2]; [.$N$2])))*([.$J168]+[.$M$2]))*5;0)" office:value-type="float" office:value="35" calcext:value-type="float">
            <text:p>35</text:p>
          </table:table-cell>
          <table:table-cell table:style-name="ce11" table:formula="of:=ROUND(AVERAGE([.K168:.Q168]))" office:value-type="float" office:value="50" calcext:value-type="float">
            <text:p>50</text:p>
          </table:table-cell>
          <table:table-cell table:style-name="ce11" table:formula="of:=ROUND((([.I168]/[.$S$1])*MAX([.I168]/350;0.8));2)" office:value-type="float" office:value="7.62" calcext:value-type="float">
            <text:p>7.62</text:p>
          </table:table-cell>
          <table:table-cell table:style-name="ce11" table:formula="of:=ROUND([.I168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19" table:formula="of:=IFERROR(ROUND(((MIN(([.$D168]^2)/([.$T168]^2);[.$S$2])))*[.$S168]);0)" office:value-type="float" office:value="15" calcext:value-type="float">
            <text:p>15</text:p>
          </table:table-cell>
          <table:table-cell table:style-name="ce20" table:formula="of:=IFERROR(ROUND(MIN(([.D168]+[.G168]+[.I168])/8/[.$T168];[.$S$2])^2*[.$S168]);0)" office:value-type="float" office:value="8" calcext:value-type="float">
            <text:p>8</text:p>
          </table:table-cell>
          <table:table-cell table:style-name="ce19" table:formula="of:=IFERROR(ROUND(((MIN(([.H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E168]^2)/([.$T168]^2);[.$S$2])))*[.$S168]*[.$T$1]);0)" office:value-type="float" office:value="8" calcext:value-type="float">
            <text:p>8</text:p>
          </table:table-cell>
          <table:table-cell table:style-name="ce19" table:formula="of:=IFERROR(ROUND(((MIN(([.G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F168]^2)/([.$T168]^2);[.$S$2]))*[.$S168]));0)" office:value-type="float" office:value="5" calcext:value-type="float">
            <text:p>5</text:p>
          </table:table-cell>
          <table:table-cell table:formula="of:=ROUND(AVERAGE([.W168:.AB168]);2)" office:value-type="float" office:value="7.33" calcext:value-type="float">
            <text:p>7.33</text:p>
          </table:table-cell>
          <table:table-cell table:style-name="ce1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8]+[.$G168]+[.$I168])/8/[.$T168];[.$AE$2]))*([.$J168]+3)*[.$AG$2];([.I16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11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11" table:formula="of:=IFERROR(ROUND((AVERAGE(MIN(([.$D169]^[.$L$2])/([.$T169]^2);[.$R$2]); MIN([.D169]/[.$O$2]; [.$N$2])))*([.$J169]+[.$M$2]))*5;0)" office:value-type="float" office:value="55" calcext:value-type="float">
            <text:p>55</text:p>
          </table:table-cell>
          <table:table-cell table:style-name="ce11" table:formula="of:=IFERROR(ROUND((MIN(([.$D169]+[.$G169]+[.$I169])/8/[.$T169];[.$R$2]))*([.$J169]+3))*5;0)" office:value-type="float" office:value="50" calcext:value-type="float">
            <text:p>50</text:p>
          </table:table-cell>
          <table:table-cell table:style-name="ce11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11" table:formula="of:=IFERROR(ROUND((AVERAGE(MIN(([.$E169]^2)/([.$T169]^2);[.$R$2]);MIN([.E169]/[.$P$2]; [.$N$2]))*([.$J169]+3)*[.$T$2]))*5;0)" office:value-type="float" office:value="60" calcext:value-type="float">
            <text:p>60</text:p>
          </table:table-cell>
          <table:table-cell table:style-name="ce11" table:formula="of:=IFERROR(ROUND((AVERAGE(MIN(([.$G169]^2)/([.$T169]^2);[.$R$2]);MIN([.G169]/[.$P$2]; [.$N$2]))*([.$J169]+3)*[.$T$2]))*5;0)" office:value-type="float" office:value="45" calcext:value-type="float">
            <text:p>45</text:p>
          </table:table-cell>
          <table:table-cell table:style-name="ce11" table:formula="of:=IFERROR(ROUND((AVERAGE(MIN(([.$F169]^[.$Q$2])/([.$T169]^2);[.$R$2]); MIN([.F169]/[.$O$2]; [.$N$2])))*([.$J169]+[.$M$2]))*5;0)" office:value-type="float" office:value="30" calcext:value-type="float">
            <text:p>30</text:p>
          </table:table-cell>
          <table:table-cell table:style-name="ce11" table:formula="of:=ROUND(AVERAGE([.K169:.Q169]))" office:value-type="float" office:value="53" calcext:value-type="float">
            <text:p>53</text:p>
          </table:table-cell>
          <table:table-cell table:style-name="ce11" table:formula="of:=ROUND((([.I169]/[.$S$1])*MAX([.I169]/350;0.8));2)" office:value-type="float" office:value="7.78" calcext:value-type="float">
            <text:p>7.78</text:p>
          </table:table-cell>
          <table:table-cell table:style-name="ce11" table:formula="of:=ROUND([.I169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19" table:formula="of:=IFERROR(ROUND(((MIN(([.$D169]^2)/([.$T169]^2);[.$S$2])))*[.$S169]);0)" office:value-type="float" office:value="10" calcext:value-type="float">
            <text:p>10</text:p>
          </table:table-cell>
          <table:table-cell table:style-name="ce20" table:formula="of:=IFERROR(ROUND(MIN(([.D169]+[.G169]+[.I169])/8/[.$T169];[.$S$2])^2*[.$S169]);0)" office:value-type="float" office:value="8" calcext:value-type="float">
            <text:p>8</text:p>
          </table:table-cell>
          <table:table-cell table:style-name="ce19" table:formula="of:=IFERROR(ROUND(((MIN(([.H169]^2)/([.$T169]^2);[.$S$2])))*[.$S169]*[.$T$1]);0)" office:value-type="float" office:value="9" calcext:value-type="float">
            <text:p>9</text:p>
          </table:table-cell>
          <table:table-cell table:style-name="ce19" table:formula="of:=IFERROR(ROUND(((MIN(([.E169]^2)/([.$T169]^2);[.$S$2])))*[.$S169]*[.$T$1]);0)" office:value-type="float" office:value="6" calcext:value-type="float">
            <text:p>6</text:p>
          </table:table-cell>
          <table:table-cell table:style-name="ce19" table:formula="of:=IFERROR(ROUND(((MIN(([.G169]^2)/([.$T169]^2);[.$S$2])))*[.$S169]*[.$T$1]);0)" office:value-type="float" office:value="4" calcext:value-type="float">
            <text:p>4</text:p>
          </table:table-cell>
          <table:table-cell table:style-name="ce19" table:formula="of:=IFERROR(ROUND(((MIN(([.F169]^2)/([.$T169]^2);[.$S$2]))*[.$S169]));0)" office:value-type="float" office:value="4" calcext:value-type="float">
            <text:p>4</text:p>
          </table:table-cell>
          <table:table-cell table:formula="of:=ROUND(AVERAGE([.W169:.AB169]);2)" office:value-type="float" office:value="6.83" calcext:value-type="float">
            <text:p>6.83</text:p>
          </table:table-cell>
          <table:table-cell table:style-name="ce1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9]+[.$G169]+[.$I169])/8/[.$T169];[.$AE$2]))*([.$J169]+3)*[.$AG$2];([.I16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11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11" table:formula="of:=IFERROR(ROUND((AVERAGE(MIN(([.$D170]^[.$L$2])/([.$T170]^2);[.$R$2]); MIN([.D170]/[.$O$2]; [.$N$2])))*([.$J170]+[.$M$2]))*5;0)" office:value-type="float" office:value="0" calcext:value-type="float">
            <text:p>0</text:p>
          </table:table-cell>
          <table:table-cell table:style-name="ce11" table:formula="of:=IFERROR(ROUND((MIN(([.$D170]+[.$G170]+[.$I170])/8/[.$T170];[.$R$2]))*([.$J170]+3))*5;0)" office:value-type="float" office:value="20" calcext:value-type="float">
            <text:p>20</text:p>
          </table:table-cell>
          <table:table-cell table:style-name="ce11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11" table:formula="of:=IFERROR(ROUND((AVERAGE(MIN(([.$E170]^2)/([.$T170]^2);[.$R$2]);MIN([.E170]/[.$P$2]; [.$N$2]))*([.$J170]+3)*[.$T$2]))*5;0)" office:value-type="float" office:value="20" calcext:value-type="float">
            <text:p>20</text:p>
          </table:table-cell>
          <table:table-cell table:style-name="ce11" table:formula="of:=IFERROR(ROUND((AVERAGE(MIN(([.$G170]^2)/([.$T170]^2);[.$R$2]);MIN([.G170]/[.$P$2]; [.$N$2]))*([.$J170]+3)*[.$T$2]))*5;0)" office:value-type="float" office:value="10" calcext:value-type="float">
            <text:p>10</text:p>
          </table:table-cell>
          <table:table-cell table:style-name="ce11" table:formula="of:=IFERROR(ROUND((AVERAGE(MIN(([.$F170]^[.$Q$2])/([.$T170]^2);[.$R$2]); MIN([.F170]/[.$O$2]; [.$N$2])))*([.$J170]+[.$M$2]))*5;0)" office:value-type="float" office:value="5" calcext:value-type="float">
            <text:p>5</text:p>
          </table:table-cell>
          <table:table-cell table:style-name="ce11" table:formula="of:=ROUND(AVERAGE([.K170:.Q170]))" office:value-type="float" office:value="17" calcext:value-type="float">
            <text:p>17</text:p>
          </table:table-cell>
          <table:table-cell table:style-name="ce11" table:formula="of:=ROUND((([.I170]/[.$S$1])*MAX([.I170]/350;0.8));2)" office:value-type="float" office:value="1.16" calcext:value-type="float">
            <text:p>1.16</text:p>
          </table:table-cell>
          <table:table-cell table:style-name="ce11" table:formula="of:=ROUND([.I170]/6;2)" office:value-type="float" office:value="21.67" calcext:value-type="float">
            <text:p>21.67</text:p>
          </table:table-cell>
          <table:table-cell table:style-name="ce11"/>
          <table:table-cell table:style-name="ce19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19" table:formula="of:=IFERROR(ROUND(((MIN(([.$D170]^2)/([.$T170]^2);[.$S$2])))*[.$S170]);0)" office:value-type="float" office:value="0" calcext:value-type="float">
            <text:p>0</text:p>
          </table:table-cell>
          <table:table-cell table:style-name="ce20" table:formula="of:=IFERROR(ROUND(MIN(([.D170]+[.G170]+[.I170])/8/[.$T170];[.$S$2])^2*[.$S170]);0)" office:value-type="float" office:value="1" calcext:value-type="float">
            <text:p>1</text:p>
          </table:table-cell>
          <table:table-cell table:style-name="ce19" table:formula="of:=IFERROR(ROUND(((MIN(([.H170]^2)/([.$T170]^2);[.$S$2])))*[.$S170]*[.$T$1]);0)" office:value-type="float" office:value="2" calcext:value-type="float">
            <text:p>2</text:p>
          </table:table-cell>
          <table:table-cell table:style-name="ce19" table:formula="of:=IFERROR(ROUND(((MIN(([.E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G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style-name="ce1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70]+[.$G170]+[.$I170])/8/[.$T170];[.$AE$2]))*([.$J170]+3)*[.$AG$2];([.I170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6" calcext:value-type="float">
            <text:p>86</text:p>
          </table:table-cell>
          <table:table-cell table:style-name="ce11" table:formula="of:=SUM([.C171:.H171])" office:value-type="float" office:value="540" calcext:value-type="float">
            <text:p>540</text:p>
          </table:table-cell>
          <table:table-cell table:style-name="ce11" table:formula="of:=ROUND((([.I171]/[.$S$1])*MAX([.I171]/420; 1.2));2)" office:value-type="float" office:value="7.71" calcext:value-type="float">
            <text:p>7.71</text:p>
          </table:table-cell>
          <table:table-cell table:style-name="ce11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11" table:formula="of:=IFERROR(ROUND((AVERAGE(MIN(([.$D171]^[.$L$2])/([.$T171]^2);[.$R$2]); MIN([.D171]/[.$O$2]; [.$N$2])))*([.$J171]+[.$M$2]))*5;0)" office:value-type="float" office:value="75" calcext:value-type="float">
            <text:p>75</text:p>
          </table:table-cell>
          <table:table-cell table:style-name="ce11" table:formula="of:=IFERROR(ROUND((MIN(([.$D171]+[.$G171]+[.$I171])/8/[.$T171];[.$R$2]))*([.$J171]+3))*5;0)" office:value-type="float" office:value="55" calcext:value-type="float">
            <text:p>55</text:p>
          </table:table-cell>
          <table:table-cell table:style-name="ce11" table:formula="of:=IFERROR(ROUND(((MIN(([.$H171]^2)/([.$T171]^2);[.$R$2]))*([.$J171]+3)*[.$T$2]))*5;0)" office:value-type="float" office:value="40" calcext:value-type="float">
            <text:p>40</text:p>
          </table:table-cell>
          <table:table-cell table:style-name="ce11" table:formula="of:=IFERROR(ROUND((AVERAGE(MIN(([.$E171]^2)/([.$T171]^2);[.$R$2]);MIN([.E171]/[.$P$2]; [.$N$2]))*([.$J171]+3)*[.$T$2]))*5;0)" office:value-type="float" office:value="55" calcext:value-type="float">
            <text:p>55</text:p>
          </table:table-cell>
          <table:table-cell table:style-name="ce11" table:formula="of:=IFERROR(ROUND((AVERAGE(MIN(([.$G171]^2)/([.$T171]^2);[.$R$2]);MIN([.G171]/[.$P$2]; [.$N$2]))*([.$J171]+3)*[.$T$2]))*5;0)" office:value-type="float" office:value="65" calcext:value-type="float">
            <text:p>65</text:p>
          </table:table-cell>
          <table:table-cell table:style-name="ce11" table:formula="of:=IFERROR(ROUND((AVERAGE(MIN(([.$F171]^[.$Q$2])/([.$T171]^2);[.$R$2]); MIN([.F171]/[.$O$2]; [.$N$2])))*([.$J171]+[.$M$2]))*5;0)" office:value-type="float" office:value="35" calcext:value-type="float">
            <text:p>35</text:p>
          </table:table-cell>
          <table:table-cell table:style-name="ce11" table:formula="of:=ROUND(AVERAGE([.K171:.Q171]))" office:value-type="float" office:value="59" calcext:value-type="float">
            <text:p>59</text:p>
          </table:table-cell>
          <table:table-cell table:style-name="ce11" table:formula="of:=ROUND((([.I171]/[.$S$1])*MAX([.I171]/350;0.8));2)" office:value-type="float" office:value="9.26" calcext:value-type="float">
            <text:p>9.26</text:p>
          </table:table-cell>
          <table:table-cell table:style-name="ce11" table:formula="of:=ROUND([.I171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19" table:formula="of:=IFERROR(ROUND(((MIN(([.$D171]^2)/([.$T171]^2);[.$S$2])))*[.$S171]);0)" office:value-type="float" office:value="18" calcext:value-type="float">
            <text:p>18</text:p>
          </table:table-cell>
          <table:table-cell table:style-name="ce20" table:formula="of:=IFERROR(ROUND(MIN(([.D171]+[.G171]+[.I171])/8/[.$T171];[.$S$2])^2*[.$S171]);0)" office:value-type="float" office:value="10" calcext:value-type="float">
            <text:p>10</text:p>
          </table:table-cell>
          <table:table-cell table:style-name="ce19" table:formula="of:=IFERROR(ROUND(((MIN(([.H171]^2)/([.$T171]^2);[.$S$2])))*[.$S171]*[.$T$1]);0)" office:value-type="float" office:value="6" calcext:value-type="float">
            <text:p>6</text:p>
          </table:table-cell>
          <table:table-cell table:style-name="ce19" table:formula="of:=IFERROR(ROUND(((MIN(([.E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G171]^2)/([.$T171]^2);[.$S$2])))*[.$S171]*[.$T$1]);0)" office:value-type="float" office:value="7" calcext:value-type="float">
            <text:p>7</text:p>
          </table:table-cell>
          <table:table-cell table:style-name="ce19"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33" calcext:value-type="float">
            <text:p>8.33</text:p>
          </table:table-cell>
          <table:table-cell table:style-name="ce1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71]+[.$G171]+[.$I171])/8/[.$T171];[.$AE$2]))*([.$J171]+3)*[.$AG$2];([.I17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1]^2)/([.$T171]^[.$AC$2]);[.$AE$2]))*([.$J171]+3)*[.$AG$2]);([.H1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9.29" calcext:value-type="float">
            <text:p>49.29</text:p>
          </table:table-cell>
          <table:table-cell/>
          <table:table-cell table:formula="of:=MIN(MAX([.V171]-[.V170];0);[.$AT$2])" office:value-type="float" office:value="15" calcext:value-type="float">
            <text:p>15</text:p>
          </table:table-cell>
          <table:table-cell table:formula="of:=MIN(MAX([.W171]-[.W170];0);[.$AT$2])" office:value-type="float" office:value="18" calcext:value-type="float">
            <text:p>18</text:p>
          </table:table-cell>
          <table:table-cell table:formula="of:=MIN(MAX([.X171]-[.X170];0);[.$AT$2])" office:value-type="float" office:value="9" calcext:value-type="float">
            <text:p>9</text:p>
          </table:table-cell>
          <table:table-cell table:formula="of:=MIN(MAX([.Y171]-[.Y170];0);[.$AT$2])" office:value-type="float" office:value="4" calcext:value-type="float">
            <text:p>4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6" calcext:value-type="float">
            <text:p>6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11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11" table:formula="of:=IFERROR(ROUND((AVERAGE(MIN(([.$D172]^[.$L$2])/([.$T172]^2);[.$R$2]); MIN([.D172]/[.$O$2]; [.$N$2])))*([.$J172]+[.$M$2]))*5;0)" office:value-type="float" office:value="55" calcext:value-type="float">
            <text:p>55</text:p>
          </table:table-cell>
          <table:table-cell table:style-name="ce11" table:formula="of:=IFERROR(ROUND((MIN(([.$D172]+[.$G172]+[.$I172])/8/[.$T172];[.$R$2]))*([.$J172]+3))*5;0)" office:value-type="float" office:value="50" calcext:value-type="float">
            <text:p>50</text:p>
          </table:table-cell>
          <table:table-cell table:style-name="ce11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11" table:formula="of:=IFERROR(ROUND((AVERAGE(MIN(([.$E172]^2)/([.$T172]^2);[.$R$2]);MIN([.E172]/[.$P$2]; [.$N$2]))*([.$J172]+3)*[.$T$2]))*5;0)" office:value-type="float" office:value="65" calcext:value-type="float">
            <text:p>65</text:p>
          </table:table-cell>
          <table:table-cell table:style-name="ce11" table:formula="of:=IFERROR(ROUND((AVERAGE(MIN(([.$G172]^2)/([.$T172]^2);[.$R$2]);MIN([.G172]/[.$P$2]; [.$N$2]))*([.$J172]+3)*[.$T$2]))*5;0)" office:value-type="float" office:value="65" calcext:value-type="float">
            <text:p>65</text:p>
          </table:table-cell>
          <table:table-cell table:style-name="ce11" table:formula="of:=IFERROR(ROUND((AVERAGE(MIN(([.$F172]^[.$Q$2])/([.$T172]^2);[.$R$2]); MIN([.F172]/[.$O$2]; [.$N$2])))*([.$J172]+[.$M$2]))*5;0)" office:value-type="float" office:value="60" calcext:value-type="float">
            <text:p>60</text:p>
          </table:table-cell>
          <table:table-cell table:style-name="ce11" table:formula="of:=ROUND(AVERAGE([.K172:.Q172]))" office:value-type="float" office:value="61" calcext:value-type="float">
            <text:p>61</text:p>
          </table:table-cell>
          <table:table-cell table:style-name="ce11" table:formula="of:=ROUND((([.I172]/[.$S$1])*MAX([.I172]/350;0.8));2)" office:value-type="float" office:value="8.92" calcext:value-type="float">
            <text:p>8.92</text:p>
          </table:table-cell>
          <table:table-cell table:style-name="ce11" table:formula="of:=ROUND([.I17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19" table:formula="of:=IFERROR(ROUND(((MIN(([.$D172]^2)/([.$T172]^2);[.$S$2])))*[.$S172]);0)" office:value-type="float" office:value="8" calcext:value-type="float">
            <text:p>8</text:p>
          </table:table-cell>
          <table:table-cell table:style-name="ce20" table:formula="of:=IFERROR(ROUND(MIN(([.D172]+[.G172]+[.I172])/8/[.$T172];[.$S$2])^2*[.$S172]);0)" office:value-type="float" office:value="9" calcext:value-type="float">
            <text:p>9</text:p>
          </table:table-cell>
          <table:table-cell table:style-name="ce19" table:formula="of:=IFERROR(ROUND(((MIN(([.H172]^2)/([.$T172]^2);[.$S$2])))*[.$S172]*[.$T$1]);0)" office:value-type="float" office:value="3" calcext:value-type="float">
            <text:p>3</text:p>
          </table:table-cell>
          <table:table-cell table:style-name="ce19" table:formula="of:=IFERROR(ROUND(((MIN(([.E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G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F172]^2)/([.$T172]^2);[.$S$2]))*[.$S172]));0)" office:value-type="float" office:value="10" calcext:value-type="float">
            <text:p>10</text:p>
          </table:table-cell>
          <table:table-cell table:formula="of:=ROUND(AVERAGE([.W172:.AB172]);2)" office:value-type="float" office:value="7" calcext:value-type="float">
            <text:p>7</text:p>
          </table:table-cell>
          <table:table-cell table:style-name="ce1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72]+[.$G172]+[.$I172])/8/[.$T172];[.$AE$2]))*([.$J172]+3)*[.$AG$2];([.I1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72]^[.$AC$2])/([.$T172]^[.$AC$2]);[.$AE$2]))*([.$J172]+3)*[.$AG$2]);([.G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72]^[.$Q$2])/([.$T172]^[.$AC$2]);[.$AE$2]))*([.$J172]+[.$AF$2]);([.F172]/10));0)*5; [.$AI$2]); [.$AH$2]);0)" office:value-type="float" office:value="50" calcext:value-type="float">
            <text:p>50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table:style-name="ce11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11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11" table:formula="of:=IFERROR(ROUND((AVERAGE(MIN(([.$D173]^[.$L$2])/([.$T173]^2);[.$R$2]); MIN([.D173]/[.$O$2]; [.$N$2])))*([.$J173]+[.$M$2]))*5;0)" office:value-type="float" office:value="20" calcext:value-type="float">
            <text:p>20</text:p>
          </table:table-cell>
          <table:table-cell table:style-name="ce11" table:formula="of:=IFERROR(ROUND((MIN(([.$D173]+[.$G173]+[.$I173])/8/[.$T173];[.$R$2]))*([.$J173]+3))*5;0)" office:value-type="float" office:value="35" calcext:value-type="float">
            <text:p>35</text:p>
          </table:table-cell>
          <table:table-cell table:style-name="ce11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AVERAGE(MIN(([.$E173]^2)/([.$T173]^2);[.$R$2]);MIN([.E173]/[.$P$2]; [.$N$2]))*([.$J173]+3)*[.$T$2]))*5;0)" office:value-type="float" office:value="30" calcext:value-type="float">
            <text:p>30</text:p>
          </table:table-cell>
          <table:table-cell table:style-name="ce11" table:formula="of:=IFERROR(ROUND((AVERAGE(MIN(([.$G173]^2)/([.$T173]^2);[.$R$2]);MIN([.G173]/[.$P$2]; [.$N$2]))*([.$J173]+3)*[.$T$2]))*5;0)" office:value-type="float" office:value="30" calcext:value-type="float">
            <text:p>30</text:p>
          </table:table-cell>
          <table:table-cell table:style-name="ce11" table:formula="of:=IFERROR(ROUND((AVERAGE(MIN(([.$F173]^[.$Q$2])/([.$T173]^2);[.$R$2]); MIN([.F173]/[.$O$2]; [.$N$2])))*([.$J173]+[.$M$2]))*5;0)" office:value-type="float" office:value="20" calcext:value-type="float">
            <text:p>20</text:p>
          </table:table-cell>
          <table:table-cell table:style-name="ce11" table:formula="of:=ROUND(AVERAGE([.K173:.Q173]))" office:value-type="float" office:value="30" calcext:value-type="float">
            <text:p>30</text:p>
          </table:table-cell>
          <table:table-cell table:style-name="ce11" table:formula="of:=ROUND((([.I173]/[.$S$1])*MAX([.I173]/350;0.8));2)" office:value-type="float" office:value="2.63" calcext:value-type="float">
            <text:p>2.63</text:p>
          </table:table-cell>
          <table:table-cell table:style-name="ce11" table:formula="of:=ROUND([.I173]/6;2)" office:value-type="float" office:value="48" calcext:value-type="float">
            <text:p>48</text:p>
          </table:table-cell>
          <table:table-cell table:style-name="ce11"/>
          <table:table-cell table:style-name="ce19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19" table:formula="of:=IFERROR(ROUND(((MIN(([.$D173]^2)/([.$T173]^2);[.$S$2])))*[.$S173]);0)" office:value-type="float" office:value="3" calcext:value-type="float">
            <text:p>3</text:p>
          </table:table-cell>
          <table:table-cell table:style-name="ce20" table:formula="of:=IFERROR(ROUND(MIN(([.D173]+[.G173]+[.I173])/8/[.$T173];[.$S$2])^2*[.$S173]);0)" office:value-type="float" office:value="3" calcext:value-type="float">
            <text:p>3</text:p>
          </table:table-cell>
          <table:table-cell table:style-name="ce19" table:formula="of:=IFERROR(ROUND(((MIN(([.H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E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G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style-name="ce1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73]+[.$G173]+[.$I173])/8/[.$T173];[.$AE$2]))*([.$J173]+3)*[.$AG$2];([.I17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74:.H174])" office:value-type="float" office:value="350" calcext:value-type="float">
            <text:p>350</text:p>
          </table:table-cell>
          <table:table-cell table:style-name="ce11" table:formula="of:=ROUND((([.I174]/[.$S$1])*MAX([.I174]/420; 1.2));2)" office:value-type="float" office:value="4.67" calcext:value-type="float">
            <text:p>4.67</text:p>
          </table:table-cell>
          <table:table-cell table:style-name="ce11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11" table:formula="of:=IFERROR(ROUND((AVERAGE(MIN(([.$D174]^[.$L$2])/([.$T174]^2);[.$R$2]); MIN([.D174]/[.$O$2]; [.$N$2])))*([.$J174]+[.$M$2]))*5;0)" office:value-type="float" office:value="35" calcext:value-type="float">
            <text:p>35</text:p>
          </table:table-cell>
          <table:table-cell table:style-name="ce11" table:formula="of:=IFERROR(ROUND((MIN(([.$D174]+[.$G174]+[.$I174])/8/[.$T174];[.$R$2]))*([.$J174]+3))*5;0)" office:value-type="float" office:value="40" calcext:value-type="float">
            <text:p>40</text:p>
          </table:table-cell>
          <table:table-cell table:style-name="ce11" table:formula="of:=IFERROR(ROUND(((MIN(([.$H174]^2)/([.$T174]^2);[.$R$2]))*([.$J174]+3)*[.$T$2]))*5;0)" office:value-type="float" office:value="45" calcext:value-type="float">
            <text:p>45</text:p>
          </table:table-cell>
          <table:table-cell table:style-name="ce11" table:formula="of:=IFERROR(ROUND((AVERAGE(MIN(([.$E174]^2)/([.$T174]^2);[.$R$2]);MIN([.E174]/[.$P$2]; [.$N$2]))*([.$J174]+3)*[.$T$2]))*5;0)" office:value-type="float" office:value="20" calcext:value-type="float">
            <text:p>20</text:p>
          </table:table-cell>
          <table:table-cell table:style-name="ce11" table:formula="of:=IFERROR(ROUND((AVERAGE(MIN(([.$G174]^2)/([.$T174]^2);[.$R$2]);MIN([.G174]/[.$P$2]; [.$N$2]))*([.$J174]+3)*[.$T$2]))*5;0)" office:value-type="float" office:value="25" calcext:value-type="float">
            <text:p>25</text:p>
          </table:table-cell>
          <table:table-cell table:style-name="ce11" table:formula="of:=IFERROR(ROUND((AVERAGE(MIN(([.$F174]^[.$Q$2])/([.$T174]^2);[.$R$2]); MIN([.F174]/[.$O$2]; [.$N$2])))*([.$J174]+[.$M$2]))*5;0)" office:value-type="float" office:value="35" calcext:value-type="float">
            <text:p>35</text:p>
          </table:table-cell>
          <table:table-cell table:style-name="ce11" table:formula="of:=ROUND(AVERAGE([.K174:.Q174]))" office:value-type="float" office:value="37" calcext:value-type="float">
            <text:p>37</text:p>
          </table:table-cell>
          <table:table-cell table:style-name="ce11" table:formula="of:=ROUND((([.I174]/[.$S$1])*MAX([.I174]/350;0.8));2)" office:value-type="float" office:value="3.89" calcext:value-type="float">
            <text:p>3.89</text:p>
          </table:table-cell>
          <table:table-cell table:style-name="ce11" table:formula="of:=ROUND([.I174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19" table:formula="of:=IFERROR(ROUND(((MIN(([.$D174]^2)/([.$T174]^2);[.$S$2])))*[.$S174]);0)" office:value-type="float" office:value="6" calcext:value-type="float">
            <text:p>6</text:p>
          </table:table-cell>
          <table:table-cell table:style-name="ce20" table:formula="of:=IFERROR(ROUND(MIN(([.D174]+[.G174]+[.I174])/8/[.$T174];[.$S$2])^2*[.$S174]);0)" office:value-type="float" office:value="4" calcext:value-type="float">
            <text:p>4</text:p>
          </table:table-cell>
          <table:table-cell table:style-name="ce19" table:formula="of:=IFERROR(ROUND(((MIN(([.H174]^2)/([.$T174]^2);[.$S$2])))*[.$S174]*[.$T$1]);0)" office:value-type="float" office:value="4" calcext:value-type="float">
            <text:p>4</text:p>
          </table:table-cell>
          <table:table-cell table:style-name="ce19" table:formula="of:=IFERROR(ROUND(((MIN(([.E174]^2)/([.$T174]^2);[.$S$2])))*[.$S174]*[.$T$1]);0)" office:value-type="float" office:value="1" calcext:value-type="float">
            <text:p>1</text:p>
          </table:table-cell>
          <table:table-cell table:style-name="ce19" table:formula="of:=IFERROR(ROUND(((MIN(([.G174]^2)/([.$T174]^2);[.$S$2])))*[.$S174]*[.$T$1]);0)" office:value-type="float" office:value="2" calcext:value-type="float">
            <text:p>2</text:p>
          </table:table-cell>
          <table:table-cell table:style-name="ce19" table:formula="of:=IFERROR(ROUND(((MIN(([.F174]^2)/([.$T174]^2);[.$S$2]))*[.$S174]));0)" office:value-type="float" office:value="5" calcext:value-type="float">
            <text:p>5</text:p>
          </table:table-cell>
          <table:table-cell table:formula="of:=ROUND(AVERAGE([.W174:.AB174]);2)" office:value-type="float" office:value="3.67" calcext:value-type="float">
            <text:p>3.67</text:p>
          </table:table-cell>
          <table:table-cell table:style-name="ce1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4]+[.$G174]+[.$I174])/8/[.$T174];[.$AE$2]))*([.$J174]+3)*[.$AG$2];([.I17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74]^2)/([.$T174]^[.$AC$2]);[.$AE$2]))*([.$J174]+3)*[.$AG$2]);([.H17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4]^[.$AC$2])/([.$T174]^[.$AC$2]);[.$AE$2]))*([.$J174]+3)*[.$AG$2]);([.E174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4]^[.$AC$2])/([.$T174]^[.$AC$2]);[.$AE$2]))*([.$J174]+3)*[.$AG$2]);([.G17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74]^[.$Q$2])/([.$T174]^[.$AC$2]);[.$AE$2]))*([.$J174]+[.$AF$2]);([.F174]/10));0)*5; [.$AI$2]); [.$AH$2]);0)" office:value-type="float" office:value="35" calcext:value-type="float">
            <text:p>3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3" calcext:value-type="float">
            <text:p>3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2" calcext:value-type="float">
            <text:p>2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75:.H175])" office:value-type="float" office:value="545" calcext:value-type="float">
            <text:p>545</text:p>
          </table:table-cell>
          <table:table-cell table:style-name="ce11" table:formula="of:=ROUND((([.I175]/[.$S$1])*MAX([.I175]/420; 1.2));2)" office:value-type="float" office:value="7.86" calcext:value-type="float">
            <text:p>7.86</text:p>
          </table:table-cell>
          <table:table-cell table:style-name="ce11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11" table:formula="of:=IFERROR(ROUND((AVERAGE(MIN(([.$D175]^[.$L$2])/([.$T175]^2);[.$R$2]); MIN([.D175]/[.$O$2]; [.$N$2])))*([.$J175]+[.$M$2]))*5;0)" office:value-type="float" office:value="50" calcext:value-type="float">
            <text:p>50</text:p>
          </table:table-cell>
          <table:table-cell table:style-name="ce11" table:formula="of:=IFERROR(ROUND((MIN(([.$D175]+[.$G175]+[.$I175])/8/[.$T175];[.$R$2]))*([.$J175]+3))*5;0)" office:value-type="float" office:value="55" calcext:value-type="float">
            <text:p>55</text:p>
          </table:table-cell>
          <table:table-cell table:style-name="ce11" table:formula="of:=IFERROR(ROUND(((MIN(([.$H175]^2)/([.$T175]^2);[.$R$2]))*([.$J175]+3)*[.$T$2]))*5;0)" office:value-type="float" office:value="40" calcext:value-type="float">
            <text:p>40</text:p>
          </table:table-cell>
          <table:table-cell table:style-name="ce11" table:formula="of:=IFERROR(ROUND((AVERAGE(MIN(([.$E175]^2)/([.$T175]^2);[.$R$2]);MIN([.E175]/[.$P$2]; [.$N$2]))*([.$J175]+3)*[.$T$2]))*5;0)" office:value-type="float" office:value="45" calcext:value-type="float">
            <text:p>45</text:p>
          </table:table-cell>
          <table:table-cell table:style-name="ce11" table:formula="of:=IFERROR(ROUND((AVERAGE(MIN(([.$G175]^2)/([.$T175]^2);[.$R$2]);MIN([.G175]/[.$P$2]; [.$N$2]))*([.$J175]+3)*[.$T$2]))*5;0)" office:value-type="float" office:value="65" calcext:value-type="float">
            <text:p>65</text:p>
          </table:table-cell>
          <table:table-cell table:style-name="ce11" table:formula="of:=IFERROR(ROUND((AVERAGE(MIN(([.$F175]^[.$Q$2])/([.$T175]^2);[.$R$2]); MIN([.F175]/[.$O$2]; [.$N$2])))*([.$J175]+[.$M$2]))*5;0)" office:value-type="float" office:value="70" calcext:value-type="float">
            <text:p>70</text:p>
          </table:table-cell>
          <table:table-cell table:style-name="ce11" table:formula="of:=ROUND(AVERAGE([.K175:.Q175]))" office:value-type="float" office:value="62" calcext:value-type="float">
            <text:p>62</text:p>
          </table:table-cell>
          <table:table-cell table:style-name="ce11" table:formula="of:=ROUND((([.I175]/[.$S$1])*MAX([.I175]/350;0.8));2)" office:value-type="float" office:value="9.43" calcext:value-type="float">
            <text:p>9.43</text:p>
          </table:table-cell>
          <table:table-cell table:style-name="ce11" table:formula="of:=ROUND([.I175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19" table:formula="of:=IFERROR(ROUND(((MIN(([.$D175]^2)/([.$T175]^2);[.$S$2])))*[.$S175]);0)" office:value-type="float" office:value="6" calcext:value-type="float">
            <text:p>6</text:p>
          </table:table-cell>
          <table:table-cell table:style-name="ce20" table:formula="of:=IFERROR(ROUND(MIN(([.D175]+[.G175]+[.I175])/8/[.$T175];[.$S$2])^2*[.$S175]);0)" office:value-type="float" office:value="9" calcext:value-type="float">
            <text:p>9</text:p>
          </table:table-cell>
          <table:table-cell table:style-name="ce19" table:formula="of:=IFERROR(ROUND(((MIN(([.H175]^2)/([.$T175]^2);[.$S$2])))*[.$S175]*[.$T$1]);0)" office:value-type="float" office:value="6" calcext:value-type="float">
            <text:p>6</text:p>
          </table:table-cell>
          <table:table-cell table:style-name="ce19" table:formula="of:=IFERROR(ROUND(((MIN(([.E175]^2)/([.$T175]^2);[.$S$2])))*[.$S175]*[.$T$1]);0)" office:value-type="float" office:value="4" calcext:value-type="float">
            <text:p>4</text:p>
          </table:table-cell>
          <table:table-cell table:style-name="ce19" table:formula="of:=IFERROR(ROUND(((MIN(([.G175]^2)/([.$T175]^2);[.$S$2])))*[.$S175]*[.$T$1]);0)" office:value-type="float" office:value="7" calcext:value-type="float">
            <text:p>7</text:p>
          </table:table-cell>
          <table:table-cell table:style-name="ce19"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7.67" calcext:value-type="float">
            <text:p>7.67</text:p>
          </table:table-cell>
          <table:table-cell table:style-name="ce1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5]+[.$G175]+[.$I175])/8/[.$T175];[.$AE$2]))*([.$J175]+3)*[.$AG$2];([.I1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5]^2)/([.$T175]^[.$AC$2]);[.$AE$2]))*([.$J175]+3)*[.$AG$2]);([.H1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5]^[.$AC$2])/([.$T175]^[.$AC$2]);[.$AE$2]))*([.$J175]+3)*[.$AG$2]);([.E17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50.71" calcext:value-type="float">
            <text:p>50.71</text:p>
          </table:table-cell>
          <table:table-cell/>
          <table:table-cell table:formula="of:=MIN(MAX([.V175]-[.V174];0);[.$AT$2])" office:value-type="float" office:value="13" calcext:value-type="float">
            <text:p>13</text:p>
          </table:table-cell>
          <table:table-cell table:formula="of:=MIN(MAX([.W175]-[.W174];0);[.$AT$2])" office:value-type="float" office:value="0" calcext:value-type="float">
            <text:p>0</text:p>
          </table:table-cell>
          <table:table-cell table:formula="of:=MIN(MAX([.X175]-[.X174];0);[.$AT$2])" office:value-type="float" office:value="5" calcext:value-type="float">
            <text:p>5</text:p>
          </table:table-cell>
          <table:table-cell table:formula="of:=MIN(MAX([.Y175]-[.Y174];0);[.$AT$2])" office:value-type="float" office:value="2" calcext:value-type="float">
            <text:p>2</text:p>
          </table:table-cell>
          <table:table-cell table:formula="of:=MIN(MAX([.Z175]-[.Z174];0);[.$AT$2])" office:value-type="float" office:value="3" calcext:value-type="float">
            <text:p>3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11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11" table:formula="of:=IFERROR(ROUND((AVERAGE(MIN(([.$D176]^[.$L$2])/([.$T176]^2);[.$R$2]); MIN([.D176]/[.$O$2]; [.$N$2])))*([.$J176]+[.$M$2]))*5;0)" office:value-type="float" office:value="50" calcext:value-type="float">
            <text:p>50</text:p>
          </table:table-cell>
          <table:table-cell table:style-name="ce11" table:formula="of:=IFERROR(ROUND((MIN(([.$D176]+[.$G176]+[.$I176])/8/[.$T176];[.$R$2]))*([.$J176]+3))*5;0)" office:value-type="float" office:value="55" calcext:value-type="float">
            <text:p>55</text:p>
          </table:table-cell>
          <table:table-cell table:style-name="ce11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11" table:formula="of:=IFERROR(ROUND((AVERAGE(MIN(([.$E176]^2)/([.$T176]^2);[.$R$2]);MIN([.E176]/[.$P$2]; [.$N$2]))*([.$J176]+3)*[.$T$2]))*5;0)" office:value-type="float" office:value="40" calcext:value-type="float">
            <text:p>40</text:p>
          </table:table-cell>
          <table:table-cell table:style-name="ce11" table:formula="of:=IFERROR(ROUND((AVERAGE(MIN(([.$G176]^2)/([.$T176]^2);[.$R$2]);MIN([.G176]/[.$P$2]; [.$N$2]))*([.$J176]+3)*[.$T$2]))*5;0)" office:value-type="float" office:value="65" calcext:value-type="float">
            <text:p>65</text:p>
          </table:table-cell>
          <table:table-cell table:style-name="ce11" table:formula="of:=IFERROR(ROUND((AVERAGE(MIN(([.$F176]^[.$Q$2])/([.$T176]^2);[.$R$2]); MIN([.F176]/[.$O$2]; [.$N$2])))*([.$J176]+[.$M$2]))*5;0)" office:value-type="float" office:value="70" calcext:value-type="float">
            <text:p>70</text:p>
          </table:table-cell>
          <table:table-cell table:style-name="ce11" table:formula="of:=ROUND(AVERAGE([.K176:.Q176]))" office:value-type="float" office:value="63" calcext:value-type="float">
            <text:p>63</text:p>
          </table:table-cell>
          <table:table-cell table:style-name="ce11" table:formula="of:=ROUND((([.I176]/[.$S$1])*MAX([.I176]/350;0.8));2)" office:value-type="float" office:value="9.43" calcext:value-type="float">
            <text:p>9.43</text:p>
          </table:table-cell>
          <table:table-cell table:style-name="ce11" table:formula="of:=ROUND([.I176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19" table:formula="of:=IFERROR(ROUND(((MIN(([.$D176]^2)/([.$T176]^2);[.$S$2])))*[.$S176]);0)" office:value-type="float" office:value="6" calcext:value-type="float">
            <text:p>6</text:p>
          </table:table-cell>
          <table:table-cell table:style-name="ce20" table:formula="of:=IFERROR(ROUND(MIN(([.D176]+[.G176]+[.I176])/8/[.$T176];[.$S$2])^2*[.$S176]);0)" office:value-type="float" office:value="9" calcext:value-type="float">
            <text:p>9</text:p>
          </table:table-cell>
          <table:table-cell table:style-name="ce19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19" table:formula="of:=IFERROR(ROUND(((MIN(([.E176]^2)/([.$T176]^2);[.$S$2])))*[.$S176]*[.$T$1]);0)" office:value-type="float" office:value="3" calcext:value-type="float">
            <text:p>3</text:p>
          </table:table-cell>
          <table:table-cell table:style-name="ce19" table:formula="of:=IFERROR(ROUND(((MIN(([.G176]^2)/([.$T176]^2);[.$S$2])))*[.$S176]*[.$T$1]);0)" office:value-type="float" office:value="7" calcext:value-type="float">
            <text:p>7</text:p>
          </table:table-cell>
          <table:table-cell table:style-name="ce19"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style-name="ce1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6]+[.$G176]+[.$I176])/8/[.$T176];[.$AE$2]))*([.$J176]+3)*[.$AG$2];([.I17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style-name="ce21" table:formula="of:=MIN(MAX([.V176]-[.V174];0);[.$AT$2])" office:value-type="float" office:value="4" calcext:value-type="float">
            <text:p>4</text:p>
          </table:table-cell>
          <table:table-cell table:style-name="ce21" table:formula="of:=MIN(MAX([.W176]-[.W174];0);[.$AT$2])" office:value-type="float" office:value="0" calcext:value-type="float">
            <text:p>0</text:p>
          </table:table-cell>
          <table:table-cell table:style-name="ce21" table:formula="of:=MIN(MAX([.X176]-[.X174];0);[.$AT$2])" office:value-type="float" office:value="5" calcext:value-type="float">
            <text:p>5</text:p>
          </table:table-cell>
          <table:table-cell table:style-name="ce21" table:formula="of:=MIN(MAX([.Y176]-[.Y174];0);[.$AT$2])" office:value-type="float" office:value="9" calcext:value-type="float">
            <text:p>9</text:p>
          </table:table-cell>
          <table:table-cell table:style-name="ce21" table:formula="of:=MIN(MAX([.Z176]-[.Z174];0);[.$AT$2])" office:value-type="float" office:value="2" calcext:value-type="float">
            <text:p>2</text:p>
          </table:table-cell>
          <table:table-cell table:style-name="ce21" table:formula="of:=MIN(MAX([.AA176]-[.AA174];0);[.$AT$2])" office:value-type="float" office:value="5" calcext:value-type="float">
            <text:p>5</text:p>
          </table:table-cell>
          <table:table-cell table:style-name="ce21" table:formula="of:=MIN(MAX([.AB176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11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11" table:formula="of:=IFERROR(ROUND((AVERAGE(MIN(([.$D177]^[.$L$2])/([.$T177]^2);[.$R$2]); MIN([.D177]/[.$O$2]; [.$N$2])))*([.$J177]+[.$M$2]))*5;0)" office:value-type="float" office:value="80" calcext:value-type="float">
            <text:p>80</text:p>
          </table:table-cell>
          <table:table-cell table:style-name="ce11" table:formula="of:=IFERROR(ROUND((MIN(([.$D177]+[.$G177]+[.$I177])/8/[.$T177];[.$R$2]))*([.$J177]+3))*5;0)" office:value-type="float" office:value="60" calcext:value-type="float">
            <text:p>60</text:p>
          </table:table-cell>
          <table:table-cell table:style-name="ce11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11" table:formula="of:=IFERROR(ROUND((AVERAGE(MIN(([.$E177]^2)/([.$T177]^2);[.$R$2]);MIN([.E177]/[.$P$2]; [.$N$2]))*([.$J177]+3)*[.$T$2]))*5;0)" office:value-type="float" office:value="40" calcext:value-type="float">
            <text:p>40</text:p>
          </table:table-cell>
          <table:table-cell table:style-name="ce11" table:formula="of:=IFERROR(ROUND((AVERAGE(MIN(([.$G177]^2)/([.$T177]^2);[.$R$2]);MIN([.G177]/[.$P$2]; [.$N$2]))*([.$J177]+3)*[.$T$2]))*5;0)" office:value-type="float" office:value="65" calcext:value-type="float">
            <text:p>65</text:p>
          </table:table-cell>
          <table:table-cell table:style-name="ce11" table:formula="of:=IFERROR(ROUND((AVERAGE(MIN(([.$F177]^[.$Q$2])/([.$T177]^2);[.$R$2]); MIN([.F177]/[.$O$2]; [.$N$2])))*([.$J177]+[.$M$2]))*5;0)" office:value-type="float" office:value="70" calcext:value-type="float">
            <text:p>70</text:p>
          </table:table-cell>
          <table:table-cell table:style-name="ce11" table:formula="of:=ROUND(AVERAGE([.K177:.Q177]))" office:value-type="float" office:value="59" calcext:value-type="float">
            <text:p>59</text:p>
          </table:table-cell>
          <table:table-cell table:style-name="ce11" table:formula="of:=ROUND((([.I177]/[.$S$1])*MAX([.I177]/350;0.8));2)" office:value-type="float" office:value="9.43" calcext:value-type="float">
            <text:p>9.43</text:p>
          </table:table-cell>
          <table:table-cell table:style-name="ce11" table:formula="of:=ROUND([.I177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19" table:formula="of:=IFERROR(ROUND(((MIN(([.$D177]^2)/([.$T177]^2);[.$S$2])))*[.$S177]);0)" office:value-type="float" office:value="19" calcext:value-type="float">
            <text:p>19</text:p>
          </table:table-cell>
          <table:table-cell table:style-name="ce20" table:formula="of:=IFERROR(ROUND(MIN(([.D177]+[.G177]+[.I177])/8/[.$T177];[.$S$2])^2*[.$S177]);0)" office:value-type="float" office:value="11" calcext:value-type="float">
            <text:p>11</text:p>
          </table:table-cell>
          <table:table-cell table:style-name="ce19" table:formula="of:=IFERROR(ROUND(((MIN(([.H177]^2)/([.$T177]^2);[.$S$2])))*[.$S177]*[.$T$1]);0)" office:value-type="float" office:value="5" calcext:value-type="float">
            <text:p>5</text:p>
          </table:table-cell>
          <table:table-cell table:style-name="ce19" table:formula="of:=IFERROR(ROUND(((MIN(([.E177]^2)/([.$T177]^2);[.$S$2])))*[.$S177]*[.$T$1]);0)" office:value-type="float" office:value="3" calcext:value-type="float">
            <text:p>3</text:p>
          </table:table-cell>
          <table:table-cell table:style-name="ce19" table:formula="of:=IFERROR(ROUND(((MIN(([.G177]^2)/([.$T177]^2);[.$S$2])))*[.$S177]*[.$T$1]);0)" office:value-type="float" office:value="7" calcext:value-type="float">
            <text:p>7</text:p>
          </table:table-cell>
          <table:table-cell table:style-name="ce19" table:formula="of:=IFERROR(ROUND(((MIN(([.F177]^2)/([.$T177]^2);[.$S$2]))*[.$S177]));0)" office:value-type="float" office:value="14" calcext:value-type="float">
            <text:p>14</text:p>
          </table:table-cell>
          <table:table-cell table:formula="of:=ROUND(AVERAGE([.W177:.AB177]);2)" office:value-type="float" office:value="9.83" calcext:value-type="float">
            <text:p>9.83</text:p>
          </table:table-cell>
          <table:table-cell table:style-name="ce1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77]+[.$G177]+[.$I177])/8/[.$T177];[.$AE$2]))*([.$J177]+3)*[.$AG$2];([.I17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7]^[.$AC$2])/([.$T177]^[.$AC$2]);[.$AE$2]))*([.$J177]+3)*[.$AG$2]);([.G17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7]^[.$Q$2])/([.$T177]^[.$AC$2]);[.$AE$2]))*([.$J177]+[.$AF$2]);([.F177]/10));0)*5; [.$AI$2]); [.$AH$2]);0)" office:value-type="float" office:value="55" calcext:value-type="float">
            <text:p>55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style-name="ce21" table:formula="of:=MIN(MAX([.V177]-[.V174];0);[.$AT$2])" office:value-type="float" office:value="4" calcext:value-type="float">
            <text:p>4</text:p>
          </table:table-cell>
          <table:table-cell table:style-name="ce21" table:formula="of:=MIN(MAX([.W177]-[.W174];0);[.$AT$2])" office:value-type="float" office:value="13" calcext:value-type="float">
            <text:p>13</text:p>
          </table:table-cell>
          <table:table-cell table:style-name="ce21" table:formula="of:=MIN(MAX([.X177]-[.X174];0);[.$AT$2])" office:value-type="float" office:value="7" calcext:value-type="float">
            <text:p>7</text:p>
          </table:table-cell>
          <table:table-cell table:style-name="ce21" table:formula="of:=MIN(MAX([.Y177]-[.Y174];0);[.$AT$2])" office:value-type="float" office:value="1" calcext:value-type="float">
            <text:p>1</text:p>
          </table:table-cell>
          <table:table-cell table:style-name="ce21" table:formula="of:=MIN(MAX([.Z177]-[.Z174];0);[.$AT$2])" office:value-type="float" office:value="2" calcext:value-type="float">
            <text:p>2</text:p>
          </table:table-cell>
          <table:table-cell table:style-name="ce21" table:formula="of:=MIN(MAX([.AA177]-[.AA174];0);[.$AT$2])" office:value-type="float" office:value="5" calcext:value-type="float">
            <text:p>5</text:p>
          </table:table-cell>
          <table:table-cell table:style-name="ce21" table:formula="of:=MIN(MAX([.AB177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8:.H178])" office:value-type="float" office:value="450" calcext:value-type="float">
            <text:p>450</text:p>
          </table:table-cell>
          <table:table-cell table:style-name="ce11" table:formula="of:=ROUND((([.I178]/[.$S$1])*MAX([.I178]/420; 1.2));2)" office:value-type="float" office:value="6" calcext:value-type="float">
            <text:p>6</text:p>
          </table:table-cell>
          <table:table-cell table:style-name="ce11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11" table:formula="of:=IFERROR(ROUND((AVERAGE(MIN(([.$D178]^[.$L$2])/([.$T178]^2);[.$R$2]); MIN([.D178]/[.$O$2]; [.$N$2])))*([.$J178]+[.$M$2]))*5;0)" office:value-type="float" office:value="45" calcext:value-type="float">
            <text:p>45</text:p>
          </table:table-cell>
          <table:table-cell table:style-name="ce11" table:formula="of:=IFERROR(ROUND((MIN(([.$D178]+[.$G178]+[.$I178])/8/[.$T178];[.$R$2]))*([.$J178]+3))*5;0)" office:value-type="float" office:value="45" calcext:value-type="float">
            <text:p>45</text:p>
          </table:table-cell>
          <table:table-cell table:style-name="ce11" table:formula="of:=IFERROR(ROUND(((MIN(([.$H178]^2)/([.$T178]^2);[.$R$2]))*([.$J178]+3)*[.$T$2]))*5;0)" office:value-type="float" office:value="40" calcext:value-type="float">
            <text:p>40</text:p>
          </table:table-cell>
          <table:table-cell table:style-name="ce11" table:formula="of:=IFERROR(ROUND((AVERAGE(MIN(([.$E178]^2)/([.$T178]^2);[.$R$2]);MIN([.E178]/[.$P$2]; [.$N$2]))*([.$J178]+3)*[.$T$2]))*5;0)" office:value-type="float" office:value="35" calcext:value-type="float">
            <text:p>35</text:p>
          </table:table-cell>
          <table:table-cell table:style-name="ce11" table:formula="of:=IFERROR(ROUND((AVERAGE(MIN(([.$G178]^2)/([.$T178]^2);[.$R$2]);MIN([.G178]/[.$P$2]; [.$N$2]))*([.$J178]+3)*[.$T$2]))*5;0)" office:value-type="float" office:value="50" calcext:value-type="float">
            <text:p>50</text:p>
          </table:table-cell>
          <table:table-cell table:style-name="ce11" table:formula="of:=IFERROR(ROUND((AVERAGE(MIN(([.$F178]^[.$Q$2])/([.$T178]^2);[.$R$2]); MIN([.F178]/[.$O$2]; [.$N$2])))*([.$J178]+[.$M$2]))*5;0)" office:value-type="float" office:value="55" calcext:value-type="float">
            <text:p>55</text:p>
          </table:table-cell>
          <table:table-cell table:style-name="ce11" table:formula="of:=ROUND(AVERAGE([.K178:.Q178]))" office:value-type="float" office:value="47" calcext:value-type="float">
            <text:p>47</text:p>
          </table:table-cell>
          <table:table-cell table:style-name="ce11" table:formula="of:=ROUND((([.I178]/[.$S$1])*MAX([.I178]/350;0.8));2)" office:value-type="float" office:value="6.43" calcext:value-type="float">
            <text:p>6.43</text:p>
          </table:table-cell>
          <table:table-cell table:style-name="ce11" table:formula="of:=ROUND([.I178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19" table:formula="of:=IFERROR(ROUND(((MIN(([.$D178]^2)/([.$T178]^2);[.$S$2])))*[.$S178]);0)" office:value-type="float" office:value="7" calcext:value-type="float">
            <text:p>7</text:p>
          </table:table-cell>
          <table:table-cell table:style-name="ce20" table:formula="of:=IFERROR(ROUND(MIN(([.D178]+[.G178]+[.I178])/8/[.$T178];[.$S$2])^2*[.$S178]);0)" office:value-type="float" office:value="7" calcext:value-type="float">
            <text:p>7</text:p>
          </table:table-cell>
          <table:table-cell table:style-name="ce19" table:formula="of:=IFERROR(ROUND(((MIN(([.H178]^2)/([.$T178]^2);[.$S$2])))*[.$S178]*[.$T$1]);0)" office:value-type="float" office:value="5" calcext:value-type="float">
            <text:p>5</text:p>
          </table:table-cell>
          <table:table-cell table:style-name="ce19" table:formula="of:=IFERROR(ROUND(((MIN(([.E178]^2)/([.$T178]^2);[.$S$2])))*[.$S178]*[.$T$1]);0)" office:value-type="float" office:value="3" calcext:value-type="float">
            <text:p>3</text:p>
          </table:table-cell>
          <table:table-cell table:style-name="ce19" table:formula="of:=IFERROR(ROUND(((MIN(([.G178]^2)/([.$T178]^2);[.$S$2])))*[.$S178]*[.$T$1]);0)" office:value-type="float" office:value="5" calcext:value-type="float">
            <text:p>5</text:p>
          </table:table-cell>
          <table:table-cell table:style-name="ce19" table:formula="of:=IFERROR(ROUND(((MIN(([.F178]^2)/([.$T178]^2);[.$S$2]))*[.$S178]));0)" office:value-type="float" office:value="9" calcext:value-type="float">
            <text:p>9</text:p>
          </table:table-cell>
          <table:table-cell table:formula="of:=ROUND(AVERAGE([.W178:.AB178]);2)" office:value-type="float" office:value="6" calcext:value-type="float">
            <text:p>6</text:p>
          </table:table-cell>
          <table:table-cell table:style-name="ce1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8]+[.$G178]+[.$I178])/8/[.$T178];[.$AE$2]))*([.$J178]+3)*[.$AG$2];([.I1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78]^2)/([.$T178]^[.$AC$2]);[.$AE$2]))*([.$J178]+3)*[.$AG$2]);([.H17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8]^[.$Q$2])/([.$T178]^[.$AC$2]);[.$AE$2]))*([.$J178]+[.$AF$2]);([.F178]/10));0)*5; [.$AI$2]); [.$AH$2]);0)" office:value-type="float" office:value="45" calcext:value-type="float">
            <text:p>45</text:p>
          </table:table-cell>
          <table:table-cell table:formula="of:=ROUND(AVERAGE([.AD178:.AJ178]);2)" office:value-type="float" office:value="42.14" calcext:value-type="float">
            <text:p>42.14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79:.H179])" office:value-type="float" office:value="390" calcext:value-type="float">
            <text:p>390</text:p>
          </table:table-cell>
          <table:table-cell table:style-name="ce11" table:formula="of:=ROUND((([.I179]/[.$S$1])*MAX([.I179]/420; 1.2));2)" office:value-type="float" office:value="5.2" calcext:value-type="float">
            <text:p>5.2</text:p>
          </table:table-cell>
          <table:table-cell table:style-name="ce11" table:formula="of:=IFERROR((ROUND((((MIN(([.$C179]^2)/([.$T179]^2);[.$R$2])))*[.$J179]*0.8)+([.C179]/10))*5)+10; 0)" office:value-type="float" office:value="45" calcext:value-type="float">
            <text:p>45</text:p>
          </table:table-cell>
          <table:table-cell table:style-name="ce11" table:formula="of:=IFERROR(ROUND((AVERAGE(MIN(([.$D179]^[.$L$2])/([.$T179]^2);[.$R$2]); MIN([.D179]/[.$O$2]; [.$N$2])))*([.$J179]+[.$M$2]))*5;0)" office:value-type="float" office:value="35" calcext:value-type="float">
            <text:p>35</text:p>
          </table:table-cell>
          <table:table-cell table:style-name="ce11" table:formula="of:=IFERROR(ROUND((MIN(([.$D179]+[.$G179]+[.$I179])/8/[.$T179];[.$R$2]))*([.$J179]+3))*5;0)" office:value-type="float" office:value="40" calcext:value-type="float">
            <text:p>40</text:p>
          </table:table-cell>
          <table:table-cell table:style-name="ce11" table:formula="of:=IFERROR(ROUND(((MIN(([.$H179]^2)/([.$T179]^2);[.$R$2]))*([.$J179]+3)*[.$T$2]))*5;0)" office:value-type="float" office:value="35" calcext:value-type="float">
            <text:p>35</text:p>
          </table:table-cell>
          <table:table-cell table:style-name="ce11" table:formula="of:=IFERROR(ROUND((AVERAGE(MIN(([.$E179]^2)/([.$T179]^2);[.$R$2]);MIN([.E179]/[.$P$2]; [.$N$2]))*([.$J179]+3)*[.$T$2]))*5;0)" office:value-type="float" office:value="50" calcext:value-type="float">
            <text:p>50</text:p>
          </table:table-cell>
          <table:table-cell table:style-name="ce11" table:formula="of:=IFERROR(ROUND((AVERAGE(MIN(([.$G179]^2)/([.$T179]^2);[.$R$2]);MIN([.G179]/[.$P$2]; [.$N$2]))*([.$J179]+3)*[.$T$2]))*5;0)" office:value-type="float" office:value="25" calcext:value-type="float">
            <text:p>25</text:p>
          </table:table-cell>
          <table:table-cell table:style-name="ce11" table:formula="of:=IFERROR(ROUND((AVERAGE(MIN(([.$F179]^[.$Q$2])/([.$T179]^2);[.$R$2]); MIN([.F179]/[.$O$2]; [.$N$2])))*([.$J179]+[.$M$2]))*5;0)" office:value-type="float" office:value="50" calcext:value-type="float">
            <text:p>50</text:p>
          </table:table-cell>
          <table:table-cell table:style-name="ce11" table:formula="of:=ROUND(AVERAGE([.K179:.Q179]))" office:value-type="float" office:value="40" calcext:value-type="float">
            <text:p>40</text:p>
          </table:table-cell>
          <table:table-cell table:style-name="ce11" table:formula="of:=ROUND((([.I179]/[.$S$1])*MAX([.I179]/350;0.8));2)" office:value-type="float" office:value="4.83" calcext:value-type="float">
            <text:p>4.83</text:p>
          </table:table-cell>
          <table:table-cell table:style-name="ce11" table:formula="of:=ROUND([.I179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79]^2)/([.$T179]^2);[.$S$2])))*[.$S179]*0.8)+([.C179]/10))+10;10)" office:value-type="float" office:value="17" calcext:value-type="float">
            <text:p>17</text:p>
          </table:table-cell>
          <table:table-cell table:style-name="ce19" table:formula="of:=IFERROR(ROUND(((MIN(([.$D179]^2)/([.$T179]^2);[.$S$2])))*[.$S179]);0)" office:value-type="float" office:value="6" calcext:value-type="float">
            <text:p>6</text:p>
          </table:table-cell>
          <table:table-cell table:style-name="ce20" table:formula="of:=IFERROR(ROUND(MIN(([.D179]+[.G179]+[.I179])/8/[.$T179];[.$S$2])^2*[.$S179]);0)" office:value-type="float" office:value="5" calcext:value-type="float">
            <text:p>5</text:p>
          </table:table-cell>
          <table:table-cell table:style-name="ce19" table:formula="of:=IFERROR(ROUND(((MIN(([.H179]^2)/([.$T179]^2);[.$S$2])))*[.$S179]*[.$T$1]);0)" office:value-type="float" office:value="3" calcext:value-type="float">
            <text:p>3</text:p>
          </table:table-cell>
          <table:table-cell table:style-name="ce19" table:formula="of:=IFERROR(ROUND(((MIN(([.E179]^2)/([.$T179]^2);[.$S$2])))*[.$S179]*[.$T$1]);0)" office:value-type="float" office:value="5" calcext:value-type="float">
            <text:p>5</text:p>
          </table:table-cell>
          <table:table-cell table:style-name="ce19" table:formula="of:=IFERROR(ROUND(((MIN(([.G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4.83" calcext:value-type="float">
            <text:p>4.83</text:p>
          </table:table-cell>
          <table:table-cell table:style-name="ce11" table:formula="of:=IFERROR(MIN(MAX((ROUND(AVERAGE((((MIN(([.$C179]^[.$AC$2])/([.$T179]^[.$AC$2]);[.$AE$2])))*[.$J179]*0.8)+([.$C179]/10);([.C179]/8));0)*5)+10; 30); 99); 0)" office:value-type="float" office:value="45" calcext:value-type="float">
            <text:p>45</text:p>
          </table:table-cell>
          <table:table-cell table:style-name="ce11" table:formula="of:=IFERROR(MIN(MAX(ROUND(AVERAGE((MIN(([.$D179]^[.$L$2])/([.$T179]^[.$AC$2]);[.$AE$2]))*([.$J179]+[.$AF$2]);([.D1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9]+[.$G179]+[.$I179])/8/[.$T179];[.$AE$2]))*([.$J179]+3)*[.$AG$2];([.I17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9]^2)/([.$T179]^[.$AC$2]);[.$AE$2]))*([.$J179]+3)*[.$AG$2]);([.H1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6.43" calcext:value-type="float">
            <text:p>36.43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0" calcext:value-type="float">
            <text:p>0</text:p>
          </table:table-cell>
          <table:table-cell table:formula="of:=MIN(MAX([.Z179]-[.Z178];0);[.$AT$2])" office:value-type="float" office:value="2" calcext:value-type="float">
            <text:p>2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0:.H180])" office:value-type="float" office:value="540" calcext:value-type="float">
            <text:p>540</text:p>
          </table:table-cell>
          <table:table-cell table:style-name="ce11" table:formula="of:=ROUND((([.I180]/[.$S$1])*MAX([.I180]/420; 1.2));2)" office:value-type="float" office:value="7.71" calcext:value-type="float">
            <text:p>7.71</text:p>
          </table:table-cell>
          <table:table-cell table:style-name="ce11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11" table:formula="of:=IFERROR(ROUND((AVERAGE(MIN(([.$D180]^[.$L$2])/([.$T180]^2);[.$R$2]); MIN([.D180]/[.$O$2]; [.$N$2])))*([.$J180]+[.$M$2]))*5;0)" office:value-type="float" office:value="60" calcext:value-type="float">
            <text:p>60</text:p>
          </table:table-cell>
          <table:table-cell table:style-name="ce11" table:formula="of:=IFERROR(ROUND((MIN(([.$D180]+[.$G180]+[.$I180])/8/[.$T180];[.$R$2]))*([.$J180]+3))*5;0)" office:value-type="float" office:value="50" calcext:value-type="float">
            <text:p>50</text:p>
          </table:table-cell>
          <table:table-cell table:style-name="ce11" table:formula="of:=IFERROR(ROUND(((MIN(([.$H180]^2)/([.$T180]^2);[.$R$2]))*([.$J180]+3)*[.$T$2]))*5;0)" office:value-type="float" office:value="35" calcext:value-type="float">
            <text:p>35</text:p>
          </table:table-cell>
          <table:table-cell table:style-name="ce11" table:formula="of:=IFERROR(ROUND((AVERAGE(MIN(([.$E180]^2)/([.$T180]^2);[.$R$2]);MIN([.E180]/[.$P$2]; [.$N$2]))*([.$J180]+3)*[.$T$2]))*5;0)" office:value-type="float" office:value="70" calcext:value-type="float">
            <text:p>70</text:p>
          </table:table-cell>
          <table:table-cell table:style-name="ce11" table:formula="of:=IFERROR(ROUND((AVERAGE(MIN(([.$G180]^2)/([.$T180]^2);[.$R$2]);MIN([.G180]/[.$P$2]; [.$N$2]))*([.$J180]+3)*[.$T$2]))*5;0)" office:value-type="float" office:value="40" calcext:value-type="float">
            <text:p>40</text:p>
          </table:table-cell>
          <table:table-cell table:style-name="ce11" table:formula="of:=IFERROR(ROUND((AVERAGE(MIN(([.$F180]^[.$Q$2])/([.$T180]^2);[.$R$2]); MIN([.F180]/[.$O$2]; [.$N$2])))*([.$J180]+[.$M$2]))*5;0)" office:value-type="float" office:value="70" calcext:value-type="float">
            <text:p>70</text:p>
          </table:table-cell>
          <table:table-cell table:style-name="ce11" table:formula="of:=ROUND(AVERAGE([.K180:.Q180]))" office:value-type="float" office:value="58" calcext:value-type="float">
            <text:p>58</text:p>
          </table:table-cell>
          <table:table-cell table:style-name="ce11" table:formula="of:=ROUND((([.I180]/[.$S$1])*MAX([.I180]/350;0.8));2)" office:value-type="float" office:value="9.26" calcext:value-type="float">
            <text:p>9.26</text:p>
          </table:table-cell>
          <table:table-cell table:style-name="ce11" table:formula="of:=ROUND([.I180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19" table:formula="of:=IFERROR(ROUND(((MIN(([.$D180]^2)/([.$T180]^2);[.$S$2])))*[.$S180]);0)" office:value-type="float" office:value="9" calcext:value-type="float">
            <text:p>9</text:p>
          </table:table-cell>
          <table:table-cell table:style-name="ce20" table:formula="of:=IFERROR(ROUND(MIN(([.D180]+[.G180]+[.I180])/8/[.$T180];[.$S$2])^2*[.$S180]);0)" office:value-type="float" office:value="9" calcext:value-type="float">
            <text:p>9</text:p>
          </table:table-cell>
          <table:table-cell table:style-name="ce19" table:formula="of:=IFERROR(ROUND(((MIN(([.H180]^2)/([.$T180]^2);[.$S$2])))*[.$S180]*[.$T$1]);0)" office:value-type="float" office:value="5" calcext:value-type="float">
            <text:p>5</text:p>
          </table:table-cell>
          <table:table-cell table:style-name="ce19" table:formula="of:=IFERROR(ROUND(((MIN(([.E180]^2)/([.$T180]^2);[.$S$2])))*[.$S180]*[.$T$1]);0)" office:value-type="float" office:value="9" calcext:value-type="float">
            <text:p>9</text:p>
          </table:table-cell>
          <table:table-cell table:style-name="ce19" table:formula="of:=IFERROR(ROUND(((MIN(([.G180]^2)/([.$T180]^2);[.$S$2])))*[.$S180]*[.$T$1]);0)" office:value-type="float" office:value="3" calcext:value-type="float">
            <text:p>3</text:p>
          </table:table-cell>
          <table:table-cell table:style-name="ce19"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8.33" calcext:value-type="float">
            <text:p>8.33</text:p>
          </table:table-cell>
          <table:table-cell table:style-name="ce1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1" table:formula="of:=IFERROR(MIN(MAX(ROUND(AVERAGE((MIN(([.$D180]^[.$L$2])/([.$T180]^[.$AC$2]);[.$AE$2]))*([.$J180]+[.$AF$2]);([.D18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0]+[.$G180]+[.$I180])/8/[.$T180];[.$AE$2]))*([.$J180]+3)*[.$AG$2];([.I1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0]^2)/([.$T180]^[.$AC$2]);[.$AE$2]))*([.$J180]+3)*[.$AG$2]);([.H18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0]^[.$AC$2])/([.$T180]^[.$AC$2]);[.$AE$2]))*([.$J180]+3)*[.$AG$2]);([.E1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80]^[.$Q$2])/([.$T180]^[.$AC$2]);[.$AE$2]))*([.$J180]+[.$AF$2]);([.F180]/10));0)*5; [.$AI$2]); [.$AH$2]);0)" office:value-type="float" office:value="55" calcext:value-type="float">
            <text:p>55</text:p>
          </table:table-cell>
          <table:table-cell table:formula="of:=ROUND(AVERAGE([.AD180:.AJ180]);2)" office:value-type="float" office:value="48.57" calcext:value-type="float">
            <text:p>48.57</text:p>
          </table:table-cell>
          <table:table-cell/>
          <table:table-cell table:formula="of:=MIN(MAX([.V180]-[.V179];0);[.$AT$2])" office:value-type="float" office:value="8" calcext:value-type="float">
            <text:p>8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4" calcext:value-type="float">
            <text:p>4</text:p>
          </table:table-cell>
          <table:table-cell table:formula="of:=MIN(MAX([.Y180]-[.Y179];0);[.$AT$2])" office:value-type="float" office:value="2" calcext:value-type="float">
            <text:p>2</text:p>
          </table:table-cell>
          <table:table-cell table:formula="of:=MIN(MAX([.Z180]-[.Z179];0);[.$AT$2])" office:value-type="float" office:value="4" calcext:value-type="float">
            <text:p>4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1:.H181])" office:value-type="float" office:value="390" calcext:value-type="float">
            <text:p>390</text:p>
          </table:table-cell>
          <table:table-cell table:style-name="ce11" table:formula="of:=ROUND((([.I181]/[.$S$1])*MAX([.I181]/420; 1.2));2)" office:value-type="float" office:value="5.2" calcext:value-type="float">
            <text:p>5.2</text:p>
          </table:table-cell>
          <table:table-cell table:style-name="ce11" table:formula="of:=IFERROR((ROUND((((MIN(([.$C181]^2)/([.$T181]^2);[.$R$2])))*[.$J181]*0.8)+([.C181]/10))*5)+10; 0)" office:value-type="float" office:value="45" calcext:value-type="float">
            <text:p>45</text:p>
          </table:table-cell>
          <table:table-cell table:style-name="ce11" table:formula="of:=IFERROR(ROUND((AVERAGE(MIN(([.$D181]^[.$L$2])/([.$T181]^2);[.$R$2]); MIN([.D181]/[.$O$2]; [.$N$2])))*([.$J181]+[.$M$2]))*5;0)" office:value-type="float" office:value="50" calcext:value-type="float">
            <text:p>50</text:p>
          </table:table-cell>
          <table:table-cell table:style-name="ce11" table:formula="of:=IFERROR(ROUND((MIN(([.$D181]+[.$G181]+[.$I181])/8/[.$T181];[.$R$2]))*([.$J181]+3))*5;0)" office:value-type="float" office:value="40" calcext:value-type="float">
            <text:p>40</text:p>
          </table:table-cell>
          <table:table-cell table:style-name="ce11" table:formula="of:=IFERROR(ROUND(((MIN(([.$H181]^2)/([.$T181]^2);[.$R$2]))*([.$J181]+3)*[.$T$2]))*5;0)" office:value-type="float" office:value="40" calcext:value-type="float">
            <text:p>40</text:p>
          </table:table-cell>
          <table:table-cell table:style-name="ce11" table:formula="of:=IFERROR(ROUND((AVERAGE(MIN(([.$E181]^2)/([.$T181]^2);[.$R$2]);MIN([.E181]/[.$P$2]; [.$N$2]))*([.$J181]+3)*[.$T$2]))*5;0)" office:value-type="float" office:value="50" calcext:value-type="float">
            <text:p>50</text:p>
          </table:table-cell>
          <table:table-cell table:style-name="ce11" table:formula="of:=IFERROR(ROUND((AVERAGE(MIN(([.$G181]^2)/([.$T181]^2);[.$R$2]);MIN([.G181]/[.$P$2]; [.$N$2]))*([.$J181]+3)*[.$T$2]))*5;0)" office:value-type="float" office:value="20" calcext:value-type="float">
            <text:p>20</text:p>
          </table:table-cell>
          <table:table-cell table:style-name="ce11" table:formula="of:=IFERROR(ROUND((AVERAGE(MIN(([.$F181]^[.$Q$2])/([.$T181]^2);[.$R$2]); MIN([.F181]/[.$O$2]; [.$N$2])))*([.$J181]+[.$M$2]))*5;0)" office:value-type="float" office:value="35" calcext:value-type="float">
            <text:p>35</text:p>
          </table:table-cell>
          <table:table-cell table:style-name="ce11" table:formula="of:=ROUND(AVERAGE([.K181:.Q181]))" office:value-type="float" office:value="40" calcext:value-type="float">
            <text:p>40</text:p>
          </table:table-cell>
          <table:table-cell table:style-name="ce11" table:formula="of:=ROUND((([.I181]/[.$S$1])*MAX([.I181]/350;0.8));2)" office:value-type="float" office:value="4.83" calcext:value-type="float">
            <text:p>4.83</text:p>
          </table:table-cell>
          <table:table-cell table:style-name="ce11" table:formula="of:=ROUND([.I181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19" table:formula="of:=IFERROR(ROUND(((MIN(([.$D181]^2)/([.$T181]^2);[.$S$2])))*[.$S181]);0)" office:value-type="float" office:value="8" calcext:value-type="float">
            <text:p>8</text:p>
          </table:table-cell>
          <table:table-cell table:style-name="ce20" table:formula="of:=IFERROR(ROUND(MIN(([.D181]+[.G181]+[.I181])/8/[.$T181];[.$S$2])^2*[.$S181]);0)" office:value-type="float" office:value="5" calcext:value-type="float">
            <text:p>5</text:p>
          </table:table-cell>
          <table:table-cell table:style-name="ce19" table:formula="of:=IFERROR(ROUND(((MIN(([.H181]^2)/([.$T181]^2);[.$S$2])))*[.$S181]*[.$T$1]);0)" office:value-type="float" office:value="4" calcext:value-type="float">
            <text:p>4</text:p>
          </table:table-cell>
          <table:table-cell table:style-name="ce19" table:formula="of:=IFERROR(ROUND(((MIN(([.E181]^2)/([.$T181]^2);[.$S$2])))*[.$S181]*[.$T$1]);0)" office:value-type="float" office:value="5" calcext:value-type="float">
            <text:p>5</text:p>
          </table:table-cell>
          <table:table-cell table:style-name="ce19" table:formula="of:=IFERROR(ROUND(((MIN(([.G181]^2)/([.$T181]^2);[.$S$2])))*[.$S181]*[.$T$1]);0)" office:value-type="float" office:value="1" calcext:value-type="float">
            <text:p>1</text:p>
          </table:table-cell>
          <table:table-cell table:style-name="ce19" table:formula="of:=IFERROR(ROUND(((MIN(([.F181]^2)/([.$T181]^2);[.$S$2]))*[.$S181]));0)" office:value-type="float" office:value="6" calcext:value-type="float">
            <text:p>6</text:p>
          </table:table-cell>
          <table:table-cell table:formula="of:=ROUND(AVERAGE([.W181:.AB181]);2)" office:value-type="float" office:value="4.83" calcext:value-type="float">
            <text:p>4.83</text:p>
          </table:table-cell>
          <table:table-cell table:style-name="ce1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1"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1]+[.$G181]+[.$I181])/8/[.$T181];[.$AE$2]))*([.$J181]+3)*[.$AG$2];([.I18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81]^2)/([.$T181]^[.$AC$2]);[.$AE$2]))*([.$J181]+3)*[.$AG$2]);([.H1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6.43" calcext:value-type="float">
            <text:p>36.43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2:.H182])" office:value-type="float" office:value="540" calcext:value-type="float">
            <text:p>540</text:p>
          </table:table-cell>
          <table:table-cell table:style-name="ce11" table:formula="of:=ROUND((([.I182]/[.$S$1])*MAX([.I182]/420; 1.2));2)" office:value-type="float" office:value="7.71" calcext:value-type="float">
            <text:p>7.71</text:p>
          </table:table-cell>
          <table:table-cell table:style-name="ce11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11" table:formula="of:=IFERROR(ROUND((AVERAGE(MIN(([.$D182]^[.$L$2])/([.$T182]^2);[.$R$2]); MIN([.D182]/[.$O$2]; [.$N$2])))*([.$J182]+[.$M$2]))*5;0)" office:value-type="float" office:value="70" calcext:value-type="float">
            <text:p>70</text:p>
          </table:table-cell>
          <table:table-cell table:style-name="ce11" table:formula="of:=IFERROR(ROUND((MIN(([.$D182]+[.$G182]+[.$I182])/8/[.$T182];[.$R$2]))*([.$J182]+3))*5;0)" office:value-type="float" office:value="55" calcext:value-type="float">
            <text:p>55</text:p>
          </table:table-cell>
          <table:table-cell table:style-name="ce11" table:formula="of:=IFERROR(ROUND(((MIN(([.$H182]^2)/([.$T182]^2);[.$R$2]))*([.$J182]+3)*[.$T$2]))*5;0)" office:value-type="float" office:value="45" calcext:value-type="float">
            <text:p>45</text:p>
          </table:table-cell>
          <table:table-cell table:style-name="ce11" table:formula="of:=IFERROR(ROUND((AVERAGE(MIN(([.$E182]^2)/([.$T182]^2);[.$R$2]);MIN([.E182]/[.$P$2]; [.$N$2]))*([.$J182]+3)*[.$T$2]))*5;0)" office:value-type="float" office:value="70" calcext:value-type="float">
            <text:p>70</text:p>
          </table:table-cell>
          <table:table-cell table:style-name="ce11" table:formula="of:=IFERROR(ROUND((AVERAGE(MIN(([.$G182]^2)/([.$T182]^2);[.$R$2]);MIN([.G182]/[.$P$2]; [.$N$2]))*([.$J182]+3)*[.$T$2]))*5;0)" office:value-type="float" office:value="40" calcext:value-type="float">
            <text:p>40</text:p>
          </table:table-cell>
          <table:table-cell table:style-name="ce11" table:formula="of:=IFERROR(ROUND((AVERAGE(MIN(([.$F182]^[.$Q$2])/([.$T182]^2);[.$R$2]); MIN([.F182]/[.$O$2]; [.$N$2])))*([.$J182]+[.$M$2]))*5;0)" office:value-type="float" office:value="65" calcext:value-type="float">
            <text:p>65</text:p>
          </table:table-cell>
          <table:table-cell table:style-name="ce11" table:formula="of:=ROUND(AVERAGE([.K182:.Q182]))" office:value-type="float" office:value="59" calcext:value-type="float">
            <text:p>59</text:p>
          </table:table-cell>
          <table:table-cell table:style-name="ce11" table:formula="of:=ROUND((([.I182]/[.$S$1])*MAX([.I182]/350;0.8));2)" office:value-type="float" office:value="9.26" calcext:value-type="float">
            <text:p>9.26</text:p>
          </table:table-cell>
          <table:table-cell table:style-name="ce11" table:formula="of:=ROUND([.I182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19" table:formula="of:=IFERROR(ROUND(((MIN(([.$D182]^2)/([.$T182]^2);[.$S$2])))*[.$S182]);0)" office:value-type="float" office:value="15" calcext:value-type="float">
            <text:p>15</text:p>
          </table:table-cell>
          <table:table-cell table:style-name="ce20" table:formula="of:=IFERROR(ROUND(MIN(([.D182]+[.G182]+[.I182])/8/[.$T182];[.$S$2])^2*[.$S182]);0)" office:value-type="float" office:value="9" calcext:value-type="float">
            <text:p>9</text:p>
          </table:table-cell>
          <table:table-cell table:style-name="ce19" table:formula="of:=IFERROR(ROUND(((MIN(([.H182]^2)/([.$T182]^2);[.$S$2])))*[.$S182]*[.$T$1]);0)" office:value-type="float" office:value="6" calcext:value-type="float">
            <text:p>6</text:p>
          </table:table-cell>
          <table:table-cell table:style-name="ce19" table:formula="of:=IFERROR(ROUND(((MIN(([.E182]^2)/([.$T182]^2);[.$S$2])))*[.$S182]*[.$T$1]);0)" office:value-type="float" office:value="8" calcext:value-type="float">
            <text:p>8</text:p>
          </table:table-cell>
          <table:table-cell table:style-name="ce19" table:formula="of:=IFERROR(ROUND(((MIN(([.G182]^2)/([.$T182]^2);[.$S$2])))*[.$S182]*[.$T$1]);0)" office:value-type="float" office:value="3" calcext:value-type="float">
            <text:p>3</text:p>
          </table:table-cell>
          <table:table-cell table:style-name="ce19" table:formula="of:=IFERROR(ROUND(((MIN(([.F182]^2)/([.$T182]^2);[.$S$2]))*[.$S182]));0)" office:value-type="float" office:value="11" calcext:value-type="float">
            <text:p>11</text:p>
          </table:table-cell>
          <table:table-cell table:formula="of:=ROUND(AVERAGE([.W182:.AB182]);2)" office:value-type="float" office:value="8.67" calcext:value-type="float">
            <text:p>8.67</text:p>
          </table:table-cell>
          <table:table-cell table:style-name="ce1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2]+[.$G182]+[.$I182])/8/[.$T182];[.$AE$2]))*([.$J182]+3)*[.$AG$2];([.I18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2]^2)/([.$T182]^[.$AC$2]);[.$AE$2]))*([.$J182]+3)*[.$AG$2]);([.H1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8.57" calcext:value-type="float">
            <text:p>48.57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7" calcext:value-type="float">
            <text:p>7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2" calcext:value-type="float">
            <text:p>2</text:p>
          </table:table-cell>
          <table:table-cell table:formula="of:=MIN(MAX([.Z182]-[.Z181];0);[.$AT$2])" office:value-type="float" office:value="3" calcext:value-type="float">
            <text:p>3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11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11" table:formula="of:=IFERROR(ROUND((AVERAGE(MIN(([.$D183]^[.$L$2])/([.$T183]^2);[.$R$2]); MIN([.D183]/[.$O$2]; [.$N$2])))*([.$J183]+[.$M$2]))*5;0)" office:value-type="float" office:value="65" calcext:value-type="float">
            <text:p>65</text:p>
          </table:table-cell>
          <table:table-cell table:style-name="ce11" table:formula="of:=IFERROR(ROUND((MIN(([.$D183]+[.$G183]+[.$I183])/8/[.$T183];[.$R$2]))*([.$J183]+3))*5;0)" office:value-type="float" office:value="50" calcext:value-type="float">
            <text:p>50</text:p>
          </table:table-cell>
          <table:table-cell table:style-name="ce11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11" table:formula="of:=IFERROR(ROUND((AVERAGE(MIN(([.$E183]^2)/([.$T183]^2);[.$R$2]);MIN([.E183]/[.$P$2]; [.$N$2]))*([.$J183]+3)*[.$T$2]))*5;0)" office:value-type="float" office:value="35" calcext:value-type="float">
            <text:p>35</text:p>
          </table:table-cell>
          <table:table-cell table:style-name="ce11" table:formula="of:=IFERROR(ROUND((AVERAGE(MIN(([.$G183]^2)/([.$T183]^2);[.$R$2]);MIN([.G183]/[.$P$2]; [.$N$2]))*([.$J183]+3)*[.$T$2]))*5;0)" office:value-type="float" office:value="45" calcext:value-type="float">
            <text:p>45</text:p>
          </table:table-cell>
          <table:table-cell table:style-name="ce11" table:formula="of:=IFERROR(ROUND((AVERAGE(MIN(([.$F183]^[.$Q$2])/([.$T183]^2);[.$R$2]); MIN([.F183]/[.$O$2]; [.$N$2])))*([.$J183]+[.$M$2]))*5;0)" office:value-type="float" office:value="40" calcext:value-type="float">
            <text:p>40</text:p>
          </table:table-cell>
          <table:table-cell table:style-name="ce11" table:formula="of:=ROUND(AVERAGE([.K183:.Q183]))" office:value-type="float" office:value="57" calcext:value-type="float">
            <text:p>57</text:p>
          </table:table-cell>
          <table:table-cell table:style-name="ce11" table:formula="of:=ROUND((([.I183]/[.$S$1])*MAX([.I183]/350;0.8));2)" office:value-type="float" office:value="8.42" calcext:value-type="float">
            <text:p>8.42</text:p>
          </table:table-cell>
          <table:table-cell table:style-name="ce11" table:formula="of:=ROUND([.I183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19" table:formula="of:=IFERROR(ROUND(((MIN(([.$D183]^2)/([.$T183]^2);[.$S$2])))*[.$S183]);0)" office:value-type="float" office:value="13" calcext:value-type="float">
            <text:p>13</text:p>
          </table:table-cell>
          <table:table-cell table:style-name="ce20" table:formula="of:=IFERROR(ROUND(MIN(([.D183]+[.G183]+[.I183])/8/[.$T183];[.$S$2])^2*[.$S183]);0)" office:value-type="float" office:value="9" calcext:value-type="float">
            <text:p>9</text:p>
          </table:table-cell>
          <table:table-cell table:style-name="ce19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19" table:formula="of:=IFERROR(ROUND(((MIN(([.E183]^2)/([.$T183]^2);[.$S$2])))*[.$S183]*[.$T$1]);0)" office:value-type="float" office:value="3" calcext:value-type="float">
            <text:p>3</text:p>
          </table:table-cell>
          <table:table-cell table:style-name="ce19" table:formula="of:=IFERROR(ROUND(((MIN(([.G183]^2)/([.$T183]^2);[.$S$2])))*[.$S183]*[.$T$1]);0)" office:value-type="float" office:value="4" calcext:value-type="float">
            <text:p>4</text:p>
          </table:table-cell>
          <table:table-cell table:style-name="ce19" table:formula="of:=IFERROR(ROUND(((MIN(([.F183]^2)/([.$T183]^2);[.$S$2]))*[.$S183]));0)" office:value-type="float" office:value="6" calcext:value-type="float">
            <text:p>6</text:p>
          </table:table-cell>
          <table:table-cell table:formula="of:=ROUND(AVERAGE([.W183:.AB183]);2)" office:value-type="float" office:value="7.83" calcext:value-type="float">
            <text:p>7.83</text:p>
          </table:table-cell>
          <table:table-cell table:style-name="ce1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3]+[.$G183]+[.$I183])/8/[.$T183];[.$AE$2]))*([.$J183]+3)*[.$AG$2];([.I183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0" calcext:value-type="float">
            <text:p>0</text:p>
          </table:table-cell>
          <table:table-cell table:formula="of:=MIN(MAX([.Y183]-[.Y182];0);[.$AT$2])" office:value-type="float" office:value="6" calcext:value-type="float">
            <text:p>6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184:.H184])" office:value-type="float" office:value="530" calcext:value-type="float">
            <text:p>530</text:p>
          </table:table-cell>
          <table:table-cell table:style-name="ce11" table:formula="of:=ROUND((([.I184]/[.$S$1])*MAX([.I184]/420; 1.2));2)" office:value-type="float" office:value="7.43" calcext:value-type="float">
            <text:p>7.43</text:p>
          </table:table-cell>
          <table:table-cell table:style-name="ce11" table:formula="of:=IFERROR((ROUND((((MIN(([.$C184]^2)/([.$T184]^2);[.$R$2])))*[.$J184]*0.8)+([.C184]/10))*5)+10; 0)" office:value-type="float" office:value="140" calcext:value-type="float">
            <text:p>140</text:p>
          </table:table-cell>
          <table:table-cell table:style-name="ce11" table:formula="of:=IFERROR(ROUND((AVERAGE(MIN(([.$D184]^[.$L$2])/([.$T184]^2);[.$R$2]); MIN([.D184]/[.$O$2]; [.$N$2])))*([.$J184]+[.$M$2]))*5;0)" office:value-type="float" office:value="75" calcext:value-type="float">
            <text:p>75</text:p>
          </table:table-cell>
          <table:table-cell table:style-name="ce11" table:formula="of:=IFERROR(ROUND((MIN(([.$D184]+[.$G184]+[.$I184])/8/[.$T184];[.$R$2]))*([.$J184]+3))*5;0)" office:value-type="float" office:value="55" calcext:value-type="float">
            <text:p>55</text:p>
          </table:table-cell>
          <table:table-cell table:style-name="ce11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11" table:formula="of:=IFERROR(ROUND((AVERAGE(MIN(([.$E184]^2)/([.$T184]^2);[.$R$2]);MIN([.E184]/[.$P$2]; [.$N$2]))*([.$J184]+3)*[.$T$2]))*5;0)" office:value-type="float" office:value="40" calcext:value-type="float">
            <text:p>40</text:p>
          </table:table-cell>
          <table:table-cell table:style-name="ce11" table:formula="of:=IFERROR(ROUND((AVERAGE(MIN(([.$G184]^2)/([.$T184]^2);[.$R$2]);MIN([.G184]/[.$P$2]; [.$N$2]))*([.$J184]+3)*[.$T$2]))*5;0)" office:value-type="float" office:value="80" calcext:value-type="float">
            <text:p>80</text:p>
          </table:table-cell>
          <table:table-cell table:style-name="ce11" table:formula="of:=IFERROR(ROUND((AVERAGE(MIN(([.$F184]^[.$Q$2])/([.$T184]^2);[.$R$2]); MIN([.F184]/[.$O$2]; [.$N$2])))*([.$J184]+[.$M$2]))*5;0)" office:value-type="float" office:value="45" calcext:value-type="float">
            <text:p>45</text:p>
          </table:table-cell>
          <table:table-cell table:style-name="ce11" table:formula="of:=ROUND(AVERAGE([.K184:.Q184]))" office:value-type="float" office:value="62" calcext:value-type="float">
            <text:p>62</text:p>
          </table:table-cell>
          <table:table-cell table:style-name="ce11" table:formula="of:=ROUND((([.I184]/[.$S$1])*MAX([.I184]/350;0.8));2)" office:value-type="float" office:value="8.92" calcext:value-type="float">
            <text:p>8.92</text:p>
          </table:table-cell>
          <table:table-cell table:style-name="ce11" table:formula="of:=ROUND([.I18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84]^2)/([.$T184]^2);[.$S$2])))*[.$S184]*0.8)+([.C184]/10))+10;10)" office:value-type="float" office:value="37" calcext:value-type="float">
            <text:p>37</text:p>
          </table:table-cell>
          <table:table-cell table:style-name="ce19" table:formula="of:=IFERROR(ROUND(((MIN(([.$D184]^2)/([.$T184]^2);[.$S$2])))*[.$S184]);0)" office:value-type="float" office:value="16" calcext:value-type="float">
            <text:p>16</text:p>
          </table:table-cell>
          <table:table-cell table:style-name="ce20" table:formula="of:=IFERROR(ROUND(MIN(([.D184]+[.G184]+[.I184])/8/[.$T184];[.$S$2])^2*[.$S184]);0)" office:value-type="float" office:value="11" calcext:value-type="float">
            <text:p>11</text:p>
          </table:table-cell>
          <table:table-cell table:style-name="ce19" table:formula="of:=IFERROR(ROUND(((MIN(([.H184]^2)/([.$T184]^2);[.$S$2])))*[.$S184]*[.$T$1]);0)" office:value-type="float" office:value="0" calcext:value-type="float">
            <text:p>0</text:p>
          </table:table-cell>
          <table:table-cell table:style-name="ce19" table:formula="of:=IFERROR(ROUND(((MIN(([.E184]^2)/([.$T184]^2);[.$S$2])))*[.$S184]*[.$T$1]);0)" office:value-type="float" office:value="3" calcext:value-type="float">
            <text:p>3</text:p>
          </table:table-cell>
          <table:table-cell table:style-name="ce19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19" table:formula="of:=IFERROR(ROUND(((MIN(([.F184]^2)/([.$T184]^2);[.$S$2]))*[.$S184]));0)" office:value-type="float" office:value="6" calcext:value-type="float">
            <text:p>6</text:p>
          </table:table-cell>
          <table:table-cell table:formula="of:=ROUND(AVERAGE([.W184:.AB184]);2)" office:value-type="float" office:value="8" calcext:value-type="float">
            <text:p>8</text:p>
          </table:table-cell>
          <table:table-cell table:style-name="ce11" table:formula="of:=IFERROR(MIN(MAX((ROUND(AVERAGE((((MIN(([.$C184]^[.$AC$2])/([.$T184]^[.$AC$2]);[.$AE$2])))*[.$J184]*0.8)+([.$C184]/10);([.C184]/8));0)*5)+10; 30); 99); 0)" office:value-type="float" office:value="95" calcext:value-type="float">
            <text:p>95</text:p>
          </table:table-cell>
          <table:table-cell table:style-name="ce11" table:formula="of:=IFERROR(MIN(MAX(ROUND(AVERAGE((MIN(([.$D184]^[.$L$2])/([.$T184]^[.$AC$2]);[.$AE$2]))*([.$J184]+[.$AF$2]);([.D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4]+[.$G184]+[.$I184])/8/[.$T184];[.$AE$2]))*([.$J184]+3)*[.$AG$2];([.I18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7.14" calcext:value-type="float">
            <text:p>47.14</text:p>
          </table:table-cell>
          <table:table-cell/>
          <table:table-cell table:formula="of:=MIN(MAX([.V184]-[.V183];0);[.$AT$2])" office:value-type="float" office:value="13" calcext:value-type="float">
            <text:p>13</text:p>
          </table:table-cell>
          <table:table-cell table:formula="of:=MIN(MAX([.W184]-[.W183];0);[.$AT$2])" office:value-type="float" office:value="3" calcext:value-type="float">
            <text:p>3</text:p>
          </table:table-cell>
          <table:table-cell table:formula="of:=MIN(MAX([.X184]-[.X183];0);[.$AT$2])" office:value-type="float" office:value="2" calcext:value-type="float">
            <text:p>2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8" calcext:value-type="float">
            <text:p>8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11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11" table:formula="of:=IFERROR(ROUND((AVERAGE(MIN(([.$D185]^[.$L$2])/([.$T185]^2);[.$R$2]); MIN([.D185]/[.$O$2]; [.$N$2])))*([.$J185]+[.$M$2]))*5;0)" office:value-type="float" office:value="60" calcext:value-type="float">
            <text:p>60</text:p>
          </table:table-cell>
          <table:table-cell table:style-name="ce11" table:formula="of:=IFERROR(ROUND((MIN(([.$D185]+[.$G185]+[.$I185])/8/[.$T185];[.$R$2]))*([.$J185]+3))*5;0)" office:value-type="float" office:value="60" calcext:value-type="float">
            <text:p>60</text:p>
          </table:table-cell>
          <table:table-cell table:style-name="ce11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11" table:formula="of:=IFERROR(ROUND((AVERAGE(MIN(([.$E185]^2)/([.$T185]^2);[.$R$2]);MIN([.E185]/[.$P$2]; [.$N$2]))*([.$J185]+3)*[.$T$2]))*5;0)" office:value-type="float" office:value="75" calcext:value-type="float">
            <text:p>75</text:p>
          </table:table-cell>
          <table:table-cell table:style-name="ce11" table:formula="of:=IFERROR(ROUND((AVERAGE(MIN(([.$G185]^2)/([.$T185]^2);[.$R$2]);MIN([.G185]/[.$P$2]; [.$N$2]))*([.$J185]+3)*[.$T$2]))*5;0)" office:value-type="float" office:value="85" calcext:value-type="float">
            <text:p>85</text:p>
          </table:table-cell>
          <table:table-cell table:style-name="ce11" table:formula="of:=IFERROR(ROUND((AVERAGE(MIN(([.$F185]^[.$Q$2])/([.$T185]^2);[.$R$2]); MIN([.F185]/[.$O$2]; [.$N$2])))*([.$J185]+[.$M$2]))*5;0)" office:value-type="float" office:value="70" calcext:value-type="float">
            <text:p>70</text:p>
          </table:table-cell>
          <table:table-cell table:style-name="ce11" table:formula="of:=ROUND(AVERAGE([.K185:.Q185]))" office:value-type="float" office:value="67" calcext:value-type="float">
            <text:p>67</text:p>
          </table:table-cell>
          <table:table-cell table:style-name="ce11" table:formula="of:=ROUND((([.I185]/[.$S$1])*MAX([.I185]/350;0.8));2)" office:value-type="float" office:value="10.68" calcext:value-type="float">
            <text:p>10.68</text:p>
          </table:table-cell>
          <table:table-cell table:style-name="ce11" table:formula="of:=ROUND([.I185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19" table:formula="of:=IFERROR(ROUND(((MIN(([.$D185]^2)/([.$T185]^2);[.$S$2])))*[.$S185]);0)" office:value-type="float" office:value="8" calcext:value-type="float">
            <text:p>8</text:p>
          </table:table-cell>
          <table:table-cell table:style-name="ce20" table:formula="of:=IFERROR(ROUND(MIN(([.D185]+[.G185]+[.I185])/8/[.$T185];[.$S$2])^2*[.$S185]);0)" office:value-type="float" office:value="11" calcext:value-type="float">
            <text:p>11</text:p>
          </table:table-cell>
          <table:table-cell table:style-name="ce19" table:formula="of:=IFERROR(ROUND(((MIN(([.H185]^2)/([.$T185]^2);[.$S$2])))*[.$S185]*[.$T$1]);0)" office:value-type="float" office:value="6" calcext:value-type="float">
            <text:p>6</text:p>
          </table:table-cell>
          <table:table-cell table:style-name="ce19" table:formula="of:=IFERROR(ROUND(((MIN(([.E185]^2)/([.$T185]^2);[.$S$2])))*[.$S185]*[.$T$1]);0)" office:value-type="float" office:value="8" calcext:value-type="float">
            <text:p>8</text:p>
          </table:table-cell>
          <table:table-cell table:style-name="ce19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19"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style-name="ce1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5]+[.$G185]+[.$I185])/8/[.$T185];[.$AE$2]))*([.$J185]+3)*[.$AG$2];([.I185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0" calcext:value-type="float">
            <text:p>0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5" calcext:value-type="float">
            <text:p>5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11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11" table:formula="of:=IFERROR(ROUND((AVERAGE(MIN(([.$D186]^[.$L$2])/([.$T186]^2);[.$R$2]); MIN([.D186]/[.$O$2]; [.$N$2])))*([.$J186]+[.$M$2]))*5;0)" office:value-type="float" office:value="65" calcext:value-type="float">
            <text:p>65</text:p>
          </table:table-cell>
          <table:table-cell table:style-name="ce11" table:formula="of:=IFERROR(ROUND((MIN(([.$D186]+[.$G186]+[.$I186])/8/[.$T186];[.$R$2]))*([.$J186]+3))*5;0)" office:value-type="float" office:value="60" calcext:value-type="float">
            <text:p>60</text:p>
          </table:table-cell>
          <table:table-cell table:style-name="ce11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11" table:formula="of:=IFERROR(ROUND((AVERAGE(MIN(([.$E186]^2)/([.$T186]^2);[.$R$2]);MIN([.E186]/[.$P$2]; [.$N$2]))*([.$J186]+3)*[.$T$2]))*5;0)" office:value-type="float" office:value="65" calcext:value-type="float">
            <text:p>65</text:p>
          </table:table-cell>
          <table:table-cell table:style-name="ce11" table:formula="of:=IFERROR(ROUND((AVERAGE(MIN(([.$G186]^2)/([.$T186]^2);[.$R$2]);MIN([.G186]/[.$P$2]; [.$N$2]))*([.$J186]+3)*[.$T$2]))*5;0)" office:value-type="float" office:value="70" calcext:value-type="float">
            <text:p>70</text:p>
          </table:table-cell>
          <table:table-cell table:style-name="ce11" table:formula="of:=IFERROR(ROUND((AVERAGE(MIN(([.$F186]^[.$Q$2])/([.$T186]^2);[.$R$2]); MIN([.F186]/[.$O$2]; [.$N$2])))*([.$J186]+[.$M$2]))*5;0)" office:value-type="float" office:value="85" calcext:value-type="float">
            <text:p>85</text:p>
          </table:table-cell>
          <table:table-cell table:style-name="ce11" table:formula="of:=ROUND(AVERAGE([.K186:.Q186]))" office:value-type="float" office:value="69" calcext:value-type="float">
            <text:p>69</text:p>
          </table:table-cell>
          <table:table-cell table:style-name="ce11" table:formula="of:=ROUND((([.I186]/[.$S$1])*MAX([.I186]/350;0.8));2)" office:value-type="float" office:value="10.68" calcext:value-type="float">
            <text:p>10.68</text:p>
          </table:table-cell>
          <table:table-cell table:style-name="ce11" table:formula="of:=ROUND([.I186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19" table:formula="of:=IFERROR(ROUND(((MIN(([.$D186]^2)/([.$T186]^2);[.$S$2])))*[.$S186]);0)" office:value-type="float" office:value="9" calcext:value-type="float">
            <text:p>9</text:p>
          </table:table-cell>
          <table:table-cell table:style-name="ce20" table:formula="of:=IFERROR(ROUND(MIN(([.D186]+[.G186]+[.I186])/8/[.$T186];[.$S$2])^2*[.$S186]);0)" office:value-type="float" office:value="10" calcext:value-type="float">
            <text:p>10</text:p>
          </table:table-cell>
          <table:table-cell table:style-name="ce19" table:formula="of:=IFERROR(ROUND(((MIN(([.H186]^2)/([.$T186]^2);[.$S$2])))*[.$S186]*[.$T$1]);0)" office:value-type="float" office:value="8" calcext:value-type="float">
            <text:p>8</text:p>
          </table:table-cell>
          <table:table-cell table:style-name="ce19" table:formula="of:=IFERROR(ROUND(((MIN(([.E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G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style-name="ce1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6]+[.$G186]+[.$I186])/8/[.$T186];[.$AE$2]))*([.$J186]+3)*[.$AG$2];([.I18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11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11" table:formula="of:=IFERROR(ROUND((AVERAGE(MIN(([.$D187]^[.$L$2])/([.$T187]^2);[.$R$2]); MIN([.D187]/[.$O$2]; [.$N$2])))*([.$J187]+[.$M$2]))*5;0)" office:value-type="float" office:value="70" calcext:value-type="float">
            <text:p>70</text:p>
          </table:table-cell>
          <table:table-cell table:style-name="ce11" table:formula="of:=IFERROR(ROUND((MIN(([.$D187]+[.$G187]+[.$I187])/8/[.$T187];[.$R$2]))*([.$J187]+3))*5;0)" office:value-type="float" office:value="60" calcext:value-type="float">
            <text:p>60</text:p>
          </table:table-cell>
          <table:table-cell table:style-name="ce11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AVERAGE(MIN(([.$E187]^2)/([.$T187]^2);[.$R$2]);MIN([.E187]/[.$P$2]; [.$N$2]))*([.$J187]+3)*[.$T$2]))*5;0)" office:value-type="float" office:value="70" calcext:value-type="float">
            <text:p>70</text:p>
          </table:table-cell>
          <table:table-cell table:style-name="ce11" table:formula="of:=IFERROR(ROUND((AVERAGE(MIN(([.$G187]^2)/([.$T187]^2);[.$R$2]);MIN([.G187]/[.$P$2]; [.$N$2]))*([.$J187]+3)*[.$T$2]))*5;0)" office:value-type="float" office:value="65" calcext:value-type="float">
            <text:p>65</text:p>
          </table:table-cell>
          <table:table-cell table:style-name="ce11" table:formula="of:=IFERROR(ROUND((AVERAGE(MIN(([.$F187]^[.$Q$2])/([.$T187]^2);[.$R$2]); MIN([.F187]/[.$O$2]; [.$N$2])))*([.$J187]+[.$M$2]))*5;0)" office:value-type="float" office:value="85" calcext:value-type="float">
            <text:p>85</text:p>
          </table:table-cell>
          <table:table-cell table:style-name="ce11" table:formula="of:=ROUND(AVERAGE([.K187:.Q187]))" office:value-type="float" office:value="68" calcext:value-type="float">
            <text:p>68</text:p>
          </table:table-cell>
          <table:table-cell table:style-name="ce11" table:formula="of:=ROUND((([.I187]/[.$S$1])*MAX([.I187]/350;0.8));2)" office:value-type="float" office:value="10.68" calcext:value-type="float">
            <text:p>10.68</text:p>
          </table:table-cell>
          <table:table-cell table:style-name="ce11" table:formula="of:=ROUND([.I187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19" table:formula="of:=IFERROR(ROUND(((MIN(([.$D187]^2)/([.$T187]^2);[.$S$2])))*[.$S187]);0)" office:value-type="float" office:value="11" calcext:value-type="float">
            <text:p>11</text:p>
          </table:table-cell>
          <table:table-cell table:style-name="ce20" table:formula="of:=IFERROR(ROUND(MIN(([.D187]+[.G187]+[.I187])/8/[.$T187];[.$S$2])^2*[.$S187]);0)" office:value-type="float" office:value="10" calcext:value-type="float">
            <text:p>10</text:p>
          </table:table-cell>
          <table:table-cell table:style-name="ce19" table:formula="of:=IFERROR(ROUND(((MIN(([.H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E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G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style-name="ce1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7]+[.$G187]+[.$I187])/8/[.$T187];[.$AE$2]))*([.$J187]+3)*[.$AG$2];([.I187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88:.H188])" office:value-type="float" office:value="340" calcext:value-type="float">
            <text:p>340</text:p>
          </table:table-cell>
          <table:table-cell table:style-name="ce11" table:formula="of:=ROUND((([.I188]/[.$S$1])*MAX([.I188]/420; 1.2));2)" office:value-type="float" office:value="4.53" calcext:value-type="float">
            <text:p>4.53</text:p>
          </table:table-cell>
          <table:table-cell table:style-name="ce11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11" table:formula="of:=IFERROR(ROUND((AVERAGE(MIN(([.$D188]^[.$L$2])/([.$T188]^2);[.$R$2]); MIN([.D188]/[.$O$2]; [.$N$2])))*([.$J188]+[.$M$2]))*5;0)" office:value-type="float" office:value="40" calcext:value-type="float">
            <text:p>40</text:p>
          </table:table-cell>
          <table:table-cell table:style-name="ce11" table:formula="of:=IFERROR(ROUND((MIN(([.$D188]+[.$G188]+[.$I188])/8/[.$T188];[.$R$2]))*([.$J188]+3))*5;0)" office:value-type="float" office:value="40" calcext:value-type="float">
            <text:p>40</text:p>
          </table:table-cell>
          <table:table-cell table:style-name="ce11" table:formula="of:=IFERROR(ROUND(((MIN(([.$H188]^2)/([.$T188]^2);[.$R$2]))*([.$J188]+3)*[.$T$2]))*5;0)" office:value-type="float" office:value="40" calcext:value-type="float">
            <text:p>40</text:p>
          </table:table-cell>
          <table:table-cell table:style-name="ce11" table:formula="of:=IFERROR(ROUND((AVERAGE(MIN(([.$E188]^2)/([.$T188]^2);[.$R$2]);MIN([.E188]/[.$P$2]; [.$N$2]))*([.$J188]+3)*[.$T$2]))*5;0)" office:value-type="float" office:value="25" calcext:value-type="float">
            <text:p>25</text:p>
          </table:table-cell>
          <table:table-cell table:style-name="ce11" table:formula="of:=IFERROR(ROUND((AVERAGE(MIN(([.$G188]^2)/([.$T188]^2);[.$R$2]);MIN([.G188]/[.$P$2]; [.$N$2]))*([.$J188]+3)*[.$T$2]))*5;0)" office:value-type="float" office:value="30" calcext:value-type="float">
            <text:p>30</text:p>
          </table:table-cell>
          <table:table-cell table:style-name="ce11" table:formula="of:=IFERROR(ROUND((AVERAGE(MIN(([.$F188]^[.$Q$2])/([.$T188]^2);[.$R$2]); MIN([.F188]/[.$O$2]; [.$N$2])))*([.$J188]+[.$M$2]))*5;0)" office:value-type="float" office:value="35" calcext:value-type="float">
            <text:p>35</text:p>
          </table:table-cell>
          <table:table-cell table:style-name="ce11" table:formula="of:=ROUND(AVERAGE([.K188:.Q188]))" office:value-type="float" office:value="36" calcext:value-type="float">
            <text:p>36</text:p>
          </table:table-cell>
          <table:table-cell table:style-name="ce11" table:formula="of:=ROUND((([.I188]/[.$S$1])*MAX([.I188]/350;0.8));2)" office:value-type="float" office:value="3.67" calcext:value-type="float">
            <text:p>3.67</text:p>
          </table:table-cell>
          <table:table-cell table:style-name="ce11" table:formula="of:=ROUND([.I188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19" table:formula="of:=IFERROR(ROUND(((MIN(([.$D188]^2)/([.$T188]^2);[.$S$2])))*[.$S188]);0)" office:value-type="float" office:value="6" calcext:value-type="float">
            <text:p>6</text:p>
          </table:table-cell>
          <table:table-cell table:style-name="ce20" table:formula="of:=IFERROR(ROUND(MIN(([.D188]+[.G188]+[.I188])/8/[.$T188];[.$S$2])^2*[.$S188]);0)" office:value-type="float" office:value="4" calcext:value-type="float">
            <text:p>4</text:p>
          </table:table-cell>
          <table:table-cell table:style-name="ce19" table:formula="of:=IFERROR(ROUND(((MIN(([.H188]^2)/([.$T188]^2);[.$S$2])))*[.$S188]*[.$T$1]);0)" office:value-type="float" office:value="3" calcext:value-type="float">
            <text:p>3</text:p>
          </table:table-cell>
          <table:table-cell table:style-name="ce19" table:formula="of:=IFERROR(ROUND(((MIN(([.E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G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F188]^2)/([.$T188]^2);[.$S$2]))*[.$S188]));0)" office:value-type="float" office:value="5" calcext:value-type="float">
            <text:p>5</text:p>
          </table:table-cell>
          <table:table-cell table:formula="of:=ROUND(AVERAGE([.W188:.AB188]);2)" office:value-type="float" office:value="3.67" calcext:value-type="float">
            <text:p>3.67</text:p>
          </table:table-cell>
          <table:table-cell table:style-name="ce1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1"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88]+[.$G188]+[.$I188])/8/[.$T188];[.$AE$2]))*([.$J188]+3)*[.$AG$2];([.I18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88]^2)/([.$T188]^[.$AC$2]);[.$AE$2]))*([.$J188]+3)*[.$AG$2]);([.H18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8]^[.$Q$2])/([.$T188]^[.$AC$2]);[.$AE$2]))*([.$J188]+[.$AF$2]);([.F188]/10));0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86" calcext:value-type="float">
            <text:p>32.86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9:.H189])" office:value-type="float" office:value="455" calcext:value-type="float">
            <text:p>455</text:p>
          </table:table-cell>
          <table:table-cell table:style-name="ce11" table:formula="of:=ROUND((([.I189]/[.$S$1])*MAX([.I189]/420; 1.2));2)" office:value-type="float" office:value="6.07" calcext:value-type="float">
            <text:p>6.07</text:p>
          </table:table-cell>
          <table:table-cell table:style-name="ce11" table:formula="of:=IFERROR((ROUND((((MIN(([.$C189]^2)/([.$T189]^2);[.$R$2])))*[.$J189]*0.8)+([.C189]/10))*5)+10; 0)" office:value-type="float" office:value="55" calcext:value-type="float">
            <text:p>55</text:p>
          </table:table-cell>
          <table:table-cell table:style-name="ce11" table:formula="of:=IFERROR(ROUND((AVERAGE(MIN(([.$D189]^[.$L$2])/([.$T189]^2);[.$R$2]); MIN([.D189]/[.$O$2]; [.$N$2])))*([.$J189]+[.$M$2]))*5;0)" office:value-type="float" office:value="55" calcext:value-type="float">
            <text:p>55</text:p>
          </table:table-cell>
          <table:table-cell table:style-name="ce11" table:formula="of:=IFERROR(ROUND((MIN(([.$D189]+[.$G189]+[.$I189])/8/[.$T189];[.$R$2]))*([.$J189]+3))*5;0)" office:value-type="float" office:value="45" calcext:value-type="float">
            <text:p>45</text:p>
          </table:table-cell>
          <table:table-cell table:style-name="ce11" table:formula="of:=IFERROR(ROUND(((MIN(([.$H189]^2)/([.$T189]^2);[.$R$2]))*([.$J189]+3)*[.$T$2]))*5;0)" office:value-type="float" office:value="40" calcext:value-type="float">
            <text:p>40</text:p>
          </table:table-cell>
          <table:table-cell table:style-name="ce11" table:formula="of:=IFERROR(ROUND((AVERAGE(MIN(([.$E189]^2)/([.$T189]^2);[.$R$2]);MIN([.E189]/[.$P$2]; [.$N$2]))*([.$J189]+3)*[.$T$2]))*5;0)" office:value-type="float" office:value="40" calcext:value-type="float">
            <text:p>40</text:p>
          </table:table-cell>
          <table:table-cell table:style-name="ce11" table:formula="of:=IFERROR(ROUND((AVERAGE(MIN(([.$G189]^2)/([.$T189]^2);[.$R$2]);MIN([.G189]/[.$P$2]; [.$N$2]))*([.$J189]+3)*[.$T$2]))*5;0)" office:value-type="float" office:value="45" calcext:value-type="float">
            <text:p>45</text:p>
          </table:table-cell>
          <table:table-cell table:style-name="ce11" table:formula="of:=IFERROR(ROUND((AVERAGE(MIN(([.$F189]^[.$Q$2])/([.$T189]^2);[.$R$2]); MIN([.F189]/[.$O$2]; [.$N$2])))*([.$J189]+[.$M$2]))*5;0)" office:value-type="float" office:value="50" calcext:value-type="float">
            <text:p>50</text:p>
          </table:table-cell>
          <table:table-cell table:style-name="ce11" table:formula="of:=ROUND(AVERAGE([.K189:.Q189]))" office:value-type="float" office:value="47" calcext:value-type="float">
            <text:p>47</text:p>
          </table:table-cell>
          <table:table-cell table:style-name="ce11" table:formula="of:=ROUND((([.I189]/[.$S$1])*MAX([.I189]/350;0.8));2)" office:value-type="float" office:value="6.57" calcext:value-type="float">
            <text:p>6.57</text:p>
          </table:table-cell>
          <table:table-cell table:style-name="ce11" table:formula="of:=ROUND([.I189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19" table:formula="of:=IFERROR(ROUND(((MIN(([.$D189]^2)/([.$T189]^2);[.$S$2])))*[.$S189]);0)" office:value-type="float" office:value="10" calcext:value-type="float">
            <text:p>10</text:p>
          </table:table-cell>
          <table:table-cell table:style-name="ce20" table:formula="of:=IFERROR(ROUND(MIN(([.D189]+[.G189]+[.I189])/8/[.$T189];[.$S$2])^2*[.$S189]);0)" office:value-type="float" office:value="7" calcext:value-type="float">
            <text:p>7</text:p>
          </table:table-cell>
          <table:table-cell table:style-name="ce19" table:formula="of:=IFERROR(ROUND(((MIN(([.H189]^2)/([.$T189]^2);[.$S$2])))*[.$S189]*[.$T$1]);0)" office:value-type="float" office:value="5" calcext:value-type="float">
            <text:p>5</text:p>
          </table:table-cell>
          <table:table-cell table:style-name="ce19" table:formula="of:=IFERROR(ROUND(((MIN(([.E189]^2)/([.$T189]^2);[.$S$2])))*[.$S189]*[.$T$1]);0)" office:value-type="float" office:value="3" calcext:value-type="float">
            <text:p>3</text:p>
          </table:table-cell>
          <table:table-cell table:style-name="ce19" table:formula="of:=IFERROR(ROUND(((MIN(([.G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F189]^2)/([.$T189]^2);[.$S$2]))*[.$S189]));0)" office:value-type="float" office:value="8" calcext:value-type="float">
            <text:p>8</text:p>
          </table:table-cell>
          <table:table-cell table:formula="of:=ROUND(AVERAGE([.W189:.AB189]);2)" office:value-type="float" office:value="6.17" calcext:value-type="float">
            <text:p>6.17</text:p>
          </table:table-cell>
          <table:table-cell table:style-name="ce11" table:formula="of:=IFERROR(MIN(MAX((ROUND(AVERAGE((((MIN(([.$C189]^[.$AC$2])/([.$T189]^[.$AC$2]);[.$AE$2])))*[.$J189]*0.8)+([.$C189]/10);([.C189]/8));0)*5)+10; 30); 99); 0)" office:value-type="float" office:value="50" calcext:value-type="float">
            <text:p>50</text:p>
          </table:table-cell>
          <table:table-cell table:style-name="ce11" table:formula="of:=IFERROR(MIN(MAX(ROUND(AVERAGE((MIN(([.$D189]^[.$L$2])/([.$T189]^[.$AC$2]);[.$AE$2]))*([.$J189]+[.$AF$2]);([.D18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9]+[.$G189]+[.$I189])/8/[.$T189];[.$AE$2]))*([.$J189]+3)*[.$AG$2];([.I18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89]^2)/([.$T189]^[.$AC$2]);[.$AE$2]))*([.$J189]+3)*[.$AG$2]);([.H18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1.43" calcext:value-type="float">
            <text:p>41.43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4" calcext:value-type="float">
            <text:p>4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2" calcext:value-type="float">
            <text:p>2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90:.H190])" office:value-type="float" office:value="600" calcext:value-type="float">
            <text:p>600</text:p>
          </table:table-cell>
          <table:table-cell table:style-name="ce11" table:formula="of:=ROUND((([.I190]/[.$S$1])*MAX([.I190]/420; 1.2));2)" office:value-type="float" office:value="9.52" calcext:value-type="float">
            <text:p>9.52</text:p>
          </table:table-cell>
          <table:table-cell table:style-name="ce11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11" table:formula="of:=IFERROR(ROUND((AVERAGE(MIN(([.$D190]^[.$L$2])/([.$T190]^2);[.$R$2]); MIN([.D190]/[.$O$2]; [.$N$2])))*([.$J190]+[.$M$2]))*5;0)" office:value-type="float" office:value="90" calcext:value-type="float">
            <text:p>90</text:p>
          </table:table-cell>
          <table:table-cell table:style-name="ce11" table:formula="of:=IFERROR(ROUND((MIN(([.$D190]+[.$G190]+[.$I190])/8/[.$T190];[.$R$2]))*([.$J190]+3))*5;0)" office:value-type="float" office:value="65" calcext:value-type="float">
            <text:p>65</text:p>
          </table:table-cell>
          <table:table-cell table:style-name="ce11" table:formula="of:=IFERROR(ROUND(((MIN(([.$H190]^2)/([.$T190]^2);[.$R$2]))*([.$J190]+3)*[.$T$2]))*5;0)" office:value-type="float" office:value="40" calcext:value-type="float">
            <text:p>40</text:p>
          </table:table-cell>
          <table:table-cell table:style-name="ce11" table:formula="of:=IFERROR(ROUND((AVERAGE(MIN(([.$E190]^2)/([.$T190]^2);[.$R$2]);MIN([.E190]/[.$P$2]; [.$N$2]))*([.$J190]+3)*[.$T$2]))*5;0)" office:value-type="float" office:value="70" calcext:value-type="float">
            <text:p>70</text:p>
          </table:table-cell>
          <table:table-cell table:style-name="ce11" table:formula="of:=IFERROR(ROUND((AVERAGE(MIN(([.$G190]^2)/([.$T190]^2);[.$R$2]);MIN([.G190]/[.$P$2]; [.$N$2]))*([.$J190]+3)*[.$T$2]))*5;0)" office:value-type="float" office:value="75" calcext:value-type="float">
            <text:p>75</text:p>
          </table:table-cell>
          <table:table-cell table:style-name="ce11" table:formula="of:=IFERROR(ROUND((AVERAGE(MIN(([.$F190]^[.$Q$2])/([.$T190]^2);[.$R$2]); MIN([.F190]/[.$O$2]; [.$N$2])))*([.$J190]+[.$M$2]))*5;0)" office:value-type="float" office:value="75" calcext:value-type="float">
            <text:p>75</text:p>
          </table:table-cell>
          <table:table-cell table:style-name="ce11" table:formula="of:=ROUND(AVERAGE([.K190:.Q190]))" office:value-type="float" office:value="71" calcext:value-type="float">
            <text:p>71</text:p>
          </table:table-cell>
          <table:table-cell table:style-name="ce11" table:formula="of:=ROUND((([.I190]/[.$S$1])*MAX([.I190]/350;0.8));2)" office:value-type="float" office:value="11.43" calcext:value-type="float">
            <text:p>11.43</text:p>
          </table:table-cell>
          <table:table-cell table:style-name="ce11" table:formula="of:=ROUND([.I190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19" table:formula="of:=IFERROR(ROUND(((MIN(([.$D190]^2)/([.$T190]^2);[.$S$2])))*[.$S190]);0)" office:value-type="float" office:value="21" calcext:value-type="float">
            <text:p>21</text:p>
          </table:table-cell>
          <table:table-cell table:style-name="ce20" table:formula="of:=IFERROR(ROUND(MIN(([.D190]+[.G190]+[.I190])/8/[.$T190];[.$S$2])^2*[.$S190]);0)" office:value-type="float" office:value="12" calcext:value-type="float">
            <text:p>12</text:p>
          </table:table-cell>
          <table:table-cell table:style-name="ce19" table:formula="of:=IFERROR(ROUND(((MIN(([.H190]^2)/([.$T190]^2);[.$S$2])))*[.$S190]*[.$T$1]);0)" office:value-type="float" office:value="6" calcext:value-type="float">
            <text:p>6</text:p>
          </table:table-cell>
          <table:table-cell table:style-name="ce19" table:formula="of:=IFERROR(ROUND(((MIN(([.E190]^2)/([.$T190]^2);[.$S$2])))*[.$S190]*[.$T$1]);0)" office:value-type="float" office:value="6" calcext:value-type="float">
            <text:p>6</text:p>
          </table:table-cell>
          <table:table-cell table:style-name="ce19" table:formula="of:=IFERROR(ROUND(((MIN(([.G190]^2)/([.$T190]^2);[.$S$2])))*[.$S190]*[.$T$1]);0)" office:value-type="float" office:value="7" calcext:value-type="float">
            <text:p>7</text:p>
          </table:table-cell>
          <table:table-cell table:style-name="ce19"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5" calcext:value-type="float">
            <text:p>10.5</text:p>
          </table:table-cell>
          <table:table-cell table:style-name="ce1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0]+[.$G190]+[.$I190])/8/[.$T190];[.$AE$2]))*([.$J190]+3)*[.$AG$2];([.I19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0]^2)/([.$T190]^[.$AC$2]);[.$AE$2]))*([.$J190]+3)*[.$AG$2]);([.H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90]^[.$AC$2])/([.$T190]^[.$AC$2]);[.$AE$2]))*([.$J190]+3)*[.$AG$2]);([.G19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7.14" calcext:value-type="float">
            <text:p>57.14</text:p>
          </table:table-cell>
          <table:table-cell/>
          <table:table-cell table:formula="of:=MIN(MAX([.V190]-[.V189];0);[.$AT$2])" office:value-type="float" office:value="7" calcext:value-type="float">
            <text:p>7</text:p>
          </table:table-cell>
          <table:table-cell table:formula="of:=MIN(MAX([.W190]-[.W189];0);[.$AT$2])" office:value-type="float" office:value="11" calcext:value-type="float">
            <text:p>11</text:p>
          </table:table-cell>
          <table:table-cell table:formula="of:=MIN(MAX([.X190]-[.X189];0);[.$AT$2])" office:value-type="float" office:value="5" calcext:value-type="float">
            <text:p>5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3" calcext:value-type="float">
            <text:p>3</text:p>
          </table:table-cell>
          <table:table-cell table:formula="of:=MIN(MAX([.AA190]-[.AA189];0);[.$AT$2])" office:value-type="float" office:value="3" calcext:value-type="float">
            <text:p>3</text:p>
          </table:table-cell>
          <table:table-cell table:formula="of:=MIN(MAX([.AB190]-[.AB18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11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11" table:formula="of:=IFERROR(ROUND((AVERAGE(MIN(([.$D191]^[.$L$2])/([.$T191]^2);[.$R$2]); MIN([.D191]/[.$O$2]; [.$N$2])))*([.$J191]+[.$M$2]))*5;0)" office:value-type="float" office:value="90" calcext:value-type="float">
            <text:p>90</text:p>
          </table:table-cell>
          <table:table-cell table:style-name="ce11" table:formula="of:=IFERROR(ROUND((MIN(([.$D191]+[.$G191]+[.$I191])/8/[.$T191];[.$R$2]))*([.$J191]+3))*5;0)" office:value-type="float" office:value="75" calcext:value-type="float">
            <text:p>75</text:p>
          </table:table-cell>
          <table:table-cell table:style-name="ce11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11" table:formula="of:=IFERROR(ROUND((AVERAGE(MIN(([.$E191]^2)/([.$T191]^2);[.$R$2]);MIN([.E191]/[.$P$2]; [.$N$2]))*([.$J191]+3)*[.$T$2]))*5;0)" office:value-type="float" office:value="80" calcext:value-type="float">
            <text:p>80</text:p>
          </table:table-cell>
          <table:table-cell table:style-name="ce11" table:formula="of:=IFERROR(ROUND((AVERAGE(MIN(([.$G191]^2)/([.$T191]^2);[.$R$2]);MIN([.G191]/[.$P$2]; [.$N$2]))*([.$J191]+3)*[.$T$2]))*5;0)" office:value-type="float" office:value="80" calcext:value-type="float">
            <text:p>80</text:p>
          </table:table-cell>
          <table:table-cell table:style-name="ce11" table:formula="of:=IFERROR(ROUND((AVERAGE(MIN(([.$F191]^[.$Q$2])/([.$T191]^2);[.$R$2]); MIN([.F191]/[.$O$2]; [.$N$2])))*([.$J191]+[.$M$2]))*5;0)" office:value-type="float" office:value="115" calcext:value-type="float">
            <text:p>115</text:p>
          </table:table-cell>
          <table:table-cell table:style-name="ce11" table:formula="of:=ROUND(AVERAGE([.K191:.Q191]))" office:value-type="float" office:value="89" calcext:value-type="float">
            <text:p>89</text:p>
          </table:table-cell>
          <table:table-cell table:style-name="ce11" table:formula="of:=ROUND((([.I191]/[.$S$1])*MAX([.I191]/350;0.8));2)" office:value-type="float" office:value="14.68" calcext:value-type="float">
            <text:p>14.68</text:p>
          </table:table-cell>
          <table:table-cell table:style-name="ce11" table:formula="of:=ROUND([.I191]/6;2)" office:value-type="float" office:value="113.33" calcext:value-type="float">
            <text:p>113.33</text:p>
          </table:table-cell>
          <table:table-cell table:style-name="ce11"/>
          <table:table-cell table:style-name="ce19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19" table:formula="of:=IFERROR(ROUND(((MIN(([.$D191]^2)/([.$T191]^2);[.$S$2])))*[.$S191]);0)" office:value-type="float" office:value="14" calcext:value-type="float">
            <text:p>14</text:p>
          </table:table-cell>
          <table:table-cell table:style-name="ce20" table:formula="of:=IFERROR(ROUND(MIN(([.D191]+[.G191]+[.I191])/8/[.$T191];[.$S$2])^2*[.$S191]);0)" office:value-type="float" office:value="14" calcext:value-type="float">
            <text:p>14</text:p>
          </table:table-cell>
          <table:table-cell table:style-name="ce19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19" table:formula="of:=IFERROR(ROUND(((MIN(([.E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G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style-name="ce1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1]+[.$G191]+[.$I191])/8/[.$T191];[.$AE$2]))*([.$J191]+3)*[.$AG$2];([.I19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2" calcext:value-type="float">
            <text:p>2</text:p>
          </table:table-cell>
          <table:table-cell table:formula="of:=MIN(MAX([.Y191]-[.Y190];0);[.$AT$2])" office:value-type="float" office:value="8" calcext:value-type="float">
            <text:p>8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16" calcext:value-type="float">
            <text:p>1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number-columns-repeated="6" table:style-name="ce11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11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11" table:formula="of:=IFERROR(ROUND((AVERAGE(MIN(([.$D192]^[.$L$2])/([.$T192]^2);[.$R$2]); MIN([.D192]/[.$O$2]; [.$N$2])))*([.$J192]+[.$M$2]))*5;0)" office:value-type="float" office:value="75" calcext:value-type="float">
            <text:p>75</text:p>
          </table:table-cell>
          <table:table-cell table:style-name="ce11" table:formula="of:=IFERROR(ROUND((MIN(([.$D192]+[.$G192]+[.$I192])/8/[.$T192];[.$R$2]))*([.$J192]+3))*5;0)" office:value-type="float" office:value="65" calcext:value-type="float">
            <text:p>65</text:p>
          </table:table-cell>
          <table:table-cell table:style-name="ce11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AVERAGE(MIN(([.$E192]^2)/([.$T192]^2);[.$R$2]);MIN([.E192]/[.$P$2]; [.$N$2]))*([.$J192]+3)*[.$T$2]))*5;0)" office:value-type="float" office:value="75" calcext:value-type="float">
            <text:p>75</text:p>
          </table:table-cell>
          <table:table-cell table:style-name="ce11" table:formula="of:=IFERROR(ROUND((AVERAGE(MIN(([.$G192]^2)/([.$T192]^2);[.$R$2]);MIN([.G192]/[.$P$2]; [.$N$2]))*([.$J192]+3)*[.$T$2]))*5;0)" office:value-type="float" office:value="75" calcext:value-type="float">
            <text:p>75</text:p>
          </table:table-cell>
          <table:table-cell table:style-name="ce11" table:formula="of:=IFERROR(ROUND((AVERAGE(MIN(([.$F192]^[.$Q$2])/([.$T192]^2);[.$R$2]); MIN([.F192]/[.$O$2]; [.$N$2])))*([.$J192]+[.$M$2]))*5;0)" office:value-type="float" office:value="75" calcext:value-type="float">
            <text:p>75</text:p>
          </table:table-cell>
          <table:table-cell table:style-name="ce11" table:formula="of:=ROUND(AVERAGE([.K192:.Q192]))" office:value-type="float" office:value="74" calcext:value-type="float">
            <text:p>74</text:p>
          </table:table-cell>
          <table:table-cell table:style-name="ce11" table:formula="of:=ROUND((([.I192]/[.$S$1])*MAX([.I192]/350;0.8));2)" office:value-type="float" office:value="11.43" calcext:value-type="float">
            <text:p>11.43</text:p>
          </table:table-cell>
          <table:table-cell table:style-name="ce11" table:formula="of:=ROUND([.I192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19" table:formula="of:=IFERROR(ROUND(((MIN(([.$D192]^2)/([.$T192]^2);[.$S$2])))*[.$S192]);0)" office:value-type="float" office:value="11" calcext:value-type="float">
            <text:p>11</text:p>
          </table:table-cell>
          <table:table-cell table:style-name="ce20" table:formula="of:=IFERROR(ROUND(MIN(([.D192]+[.G192]+[.I192])/8/[.$T192];[.$S$2])^2*[.$S192]);0)" office:value-type="float" office:value="11" calcext:value-type="float">
            <text:p>11</text:p>
          </table:table-cell>
          <table:table-cell table:style-name="ce19" table:formula="of:=IFERROR(ROUND(((MIN(([.H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E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G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style-name="ce1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92]+[.$G192]+[.$I192])/8/[.$T192];[.$AE$2]))*([.$J192]+3)*[.$AG$2];([.I19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lding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3]^[.$L$2])/([.$T193]^2);[.$R$2]); MIN([.D193]/[.$O$2]; [.$N$2])))*([.$J19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3]^2)/([.$T193]^2);[.$R$2]);MIN([.E193]/[.$P$2]; [.$N$2]))*([.$J193]+3)*[.$T$2]))*5;0)" office:value-type="float" office:value="0" calcext:value-type="float">
            <text:p>0</text:p>
          </table:table-cell>
          <table:table-cell table:style-name="ce11" table:formula="of:=IFERROR(ROUND((AVERAGE(MIN(([.$G193]^2)/([.$T193]^2);[.$R$2]);MIN([.G193]/[.$P$2]; [.$N$2]))*([.$J193]+3)*[.$T$2]))*5;0)" office:value-type="float" office:value="0" calcext:value-type="float">
            <text:p>0</text:p>
          </table:table-cell>
          <table:table-cell table:style-name="ce11" table:formula="of:=IFERROR(ROUND((AVERAGE(MIN(([.$F193]^[.$Q$2])/([.$T193]^2);[.$R$2]); MIN([.F193]/[.$O$2]; [.$N$2])))*([.$J19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3]+[.$G193]+[.$I193])/8/[.$T193];[.$AE$2]))*([.$J193]+3)*[.$AG$2];([.I19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ttle_gir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4]^[.$L$2])/([.$T194]^2);[.$R$2]); MIN([.D194]/[.$O$2]; [.$N$2])))*([.$J19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4]^2)/([.$T194]^2);[.$R$2]);MIN([.E194]/[.$P$2]; [.$N$2]))*([.$J194]+3)*[.$T$2]))*5;0)" office:value-type="float" office:value="0" calcext:value-type="float">
            <text:p>0</text:p>
          </table:table-cell>
          <table:table-cell table:style-name="ce11" table:formula="of:=IFERROR(ROUND((AVERAGE(MIN(([.$G194]^2)/([.$T194]^2);[.$R$2]);MIN([.G194]/[.$P$2]; [.$N$2]))*([.$J194]+3)*[.$T$2]))*5;0)" office:value-type="float" office:value="0" calcext:value-type="float">
            <text:p>0</text:p>
          </table:table-cell>
          <table:table-cell table:style-name="ce11" table:formula="of:=IFERROR(ROUND((AVERAGE(MIN(([.$F194]^[.$Q$2])/([.$T194]^2);[.$R$2]); MIN([.F194]/[.$O$2]; [.$N$2])))*([.$J19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4]+[.$G194]+[.$I194])/8/[.$T194];[.$AE$2]))*([.$J194]+3)*[.$AG$2];([.I19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au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5]^[.$L$2])/([.$T195]^2);[.$R$2]); MIN([.D195]/[.$O$2]; [.$N$2])))*([.$J19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5]^2)/([.$T195]^2);[.$R$2]);MIN([.E195]/[.$P$2]; [.$N$2]))*([.$J195]+3)*[.$T$2]))*5;0)" office:value-type="float" office:value="0" calcext:value-type="float">
            <text:p>0</text:p>
          </table:table-cell>
          <table:table-cell table:style-name="ce11" table:formula="of:=IFERROR(ROUND((AVERAGE(MIN(([.$G195]^2)/([.$T195]^2);[.$R$2]);MIN([.G195]/[.$P$2]; [.$N$2]))*([.$J195]+3)*[.$T$2]))*5;0)" office:value-type="float" office:value="0" calcext:value-type="float">
            <text:p>0</text:p>
          </table:table-cell>
          <table:table-cell table:style-name="ce11" table:formula="of:=IFERROR(ROUND((AVERAGE(MIN(([.$F195]^[.$Q$2])/([.$T195]^2);[.$R$2]); MIN([.F195]/[.$O$2]; [.$N$2])))*([.$J19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5]+[.$G195]+[.$I195])/8/[.$T195];[.$AE$2]))*([.$J195]+3)*[.$AG$2];([.I19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6]^[.$L$2])/([.$T196]^2);[.$R$2]); MIN([.D196]/[.$O$2]; [.$N$2])))*([.$J19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6]^2)/([.$T196]^2);[.$R$2]);MIN([.E196]/[.$P$2]; [.$N$2]))*([.$J196]+3)*[.$T$2]))*5;0)" office:value-type="float" office:value="0" calcext:value-type="float">
            <text:p>0</text:p>
          </table:table-cell>
          <table:table-cell table:style-name="ce11" table:formula="of:=IFERROR(ROUND((AVERAGE(MIN(([.$G196]^2)/([.$T196]^2);[.$R$2]);MIN([.G196]/[.$P$2]; [.$N$2]))*([.$J196]+3)*[.$T$2]))*5;0)" office:value-type="float" office:value="0" calcext:value-type="float">
            <text:p>0</text:p>
          </table:table-cell>
          <table:table-cell table:style-name="ce11" table:formula="of:=IFERROR(ROUND((AVERAGE(MIN(([.$F196]^[.$Q$2])/([.$T196]^2);[.$R$2]); MIN([.F196]/[.$O$2]; [.$N$2])))*([.$J19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6]+[.$G196]+[.$I196])/8/[.$T196];[.$AE$2]))*([.$J196]+3)*[.$AG$2];([.I19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ckbel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7]^[.$L$2])/([.$T197]^2);[.$R$2]); MIN([.D197]/[.$O$2]; [.$N$2])))*([.$J19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7]^2)/([.$T197]^2);[.$R$2]);MIN([.E197]/[.$P$2]; [.$N$2]))*([.$J197]+3)*[.$T$2]))*5;0)" office:value-type="float" office:value="0" calcext:value-type="float">
            <text:p>0</text:p>
          </table:table-cell>
          <table:table-cell table:style-name="ce11" table:formula="of:=IFERROR(ROUND((AVERAGE(MIN(([.$G197]^2)/([.$T197]^2);[.$R$2]);MIN([.G197]/[.$P$2]; [.$N$2]))*([.$J197]+3)*[.$T$2]))*5;0)" office:value-type="float" office:value="0" calcext:value-type="float">
            <text:p>0</text:p>
          </table:table-cell>
          <table:table-cell table:style-name="ce11" table:formula="of:=IFERROR(ROUND((AVERAGE(MIN(([.$F197]^[.$Q$2])/([.$T197]^2);[.$R$2]); MIN([.F197]/[.$O$2]; [.$N$2])))*([.$J19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7]+[.$G197]+[.$I197])/8/[.$T197];[.$AE$2]))*([.$J197]+3)*[.$AG$2];([.I19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u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8]^[.$L$2])/([.$T198]^2);[.$R$2]); MIN([.D198]/[.$O$2]; [.$N$2])))*([.$J19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8]^2)/([.$T198]^2);[.$R$2]);MIN([.E198]/[.$P$2]; [.$N$2]))*([.$J198]+3)*[.$T$2]))*5;0)" office:value-type="float" office:value="0" calcext:value-type="float">
            <text:p>0</text:p>
          </table:table-cell>
          <table:table-cell table:style-name="ce11" table:formula="of:=IFERROR(ROUND((AVERAGE(MIN(([.$G198]^2)/([.$T198]^2);[.$R$2]);MIN([.G198]/[.$P$2]; [.$N$2]))*([.$J198]+3)*[.$T$2]))*5;0)" office:value-type="float" office:value="0" calcext:value-type="float">
            <text:p>0</text:p>
          </table:table-cell>
          <table:table-cell table:style-name="ce11" table:formula="of:=IFERROR(ROUND((AVERAGE(MIN(([.$F198]^[.$Q$2])/([.$T198]^2);[.$R$2]); MIN([.F198]/[.$O$2]; [.$N$2])))*([.$J19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8]+[.$G198]+[.$I198])/8/[.$T198];[.$AE$2]))*([.$J198]+3)*[.$AG$2];([.I19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o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9]^[.$L$2])/([.$T199]^2);[.$R$2]); MIN([.D199]/[.$O$2]; [.$N$2])))*([.$J19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9]^2)/([.$T199]^2);[.$R$2]);MIN([.E199]/[.$P$2]; [.$N$2]))*([.$J199]+3)*[.$T$2]))*5;0)" office:value-type="float" office:value="0" calcext:value-type="float">
            <text:p>0</text:p>
          </table:table-cell>
          <table:table-cell table:style-name="ce11" table:formula="of:=IFERROR(ROUND((AVERAGE(MIN(([.$G199]^2)/([.$T199]^2);[.$R$2]);MIN([.G199]/[.$P$2]; [.$N$2]))*([.$J199]+3)*[.$T$2]))*5;0)" office:value-type="float" office:value="0" calcext:value-type="float">
            <text:p>0</text:p>
          </table:table-cell>
          <table:table-cell table:style-name="ce11" table:formula="of:=IFERROR(ROUND((AVERAGE(MIN(([.$F199]^[.$Q$2])/([.$T199]^2);[.$R$2]); MIN([.F199]/[.$O$2]; [.$N$2])))*([.$J19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9]+[.$G199]+[.$I199])/8/[.$T199];[.$AE$2]))*([.$J199]+3)*[.$AG$2];([.I19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g_catc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0]^[.$L$2])/([.$T200]^2);[.$R$2]); MIN([.D200]/[.$O$2]; [.$N$2])))*([.$J20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0]^2)/([.$T200]^2);[.$R$2]);MIN([.E200]/[.$P$2]; [.$N$2]))*([.$J200]+3)*[.$T$2]))*5;0)" office:value-type="float" office:value="0" calcext:value-type="float">
            <text:p>0</text:p>
          </table:table-cell>
          <table:table-cell table:style-name="ce11" table:formula="of:=IFERROR(ROUND((AVERAGE(MIN(([.$G200]^2)/([.$T200]^2);[.$R$2]);MIN([.G200]/[.$P$2]; [.$N$2]))*([.$J200]+3)*[.$T$2]))*5;0)" office:value-type="float" office:value="0" calcext:value-type="float">
            <text:p>0</text:p>
          </table:table-cell>
          <table:table-cell table:style-name="ce11" table:formula="of:=IFERROR(ROUND((AVERAGE(MIN(([.$F200]^[.$Q$2])/([.$T200]^2);[.$R$2]); MIN([.F200]/[.$O$2]; [.$N$2])))*([.$J20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0]+[.$G200]+[.$I200])/8/[.$T200];[.$AE$2]))*([.$J200]+3)*[.$AG$2];([.I20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mp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1]^[.$L$2])/([.$T201]^2);[.$R$2]); MIN([.D201]/[.$O$2]; [.$N$2])))*([.$J20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1]^2)/([.$T201]^2);[.$R$2]);MIN([.E201]/[.$P$2]; [.$N$2]))*([.$J201]+3)*[.$T$2]))*5;0)" office:value-type="float" office:value="0" calcext:value-type="float">
            <text:p>0</text:p>
          </table:table-cell>
          <table:table-cell table:style-name="ce11" table:formula="of:=IFERROR(ROUND((AVERAGE(MIN(([.$G201]^2)/([.$T201]^2);[.$R$2]);MIN([.G201]/[.$P$2]; [.$N$2]))*([.$J201]+3)*[.$T$2]))*5;0)" office:value-type="float" office:value="0" calcext:value-type="float">
            <text:p>0</text:p>
          </table:table-cell>
          <table:table-cell table:style-name="ce11" table:formula="of:=IFERROR(ROUND((AVERAGE(MIN(([.$F201]^[.$Q$2])/([.$T201]^2);[.$R$2]); MIN([.F201]/[.$O$2]; [.$N$2])))*([.$J201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1]+[.$G201]+[.$I201])/8/[.$T201];[.$AE$2]))*([.$J201]+3)*[.$AG$2];([.I20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ptai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2]^[.$L$2])/([.$T202]^2);[.$R$2]); MIN([.D202]/[.$O$2]; [.$N$2])))*([.$J20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2]^2)/([.$T202]^2);[.$R$2]);MIN([.E202]/[.$P$2]; [.$N$2]))*([.$J202]+3)*[.$T$2]))*5;0)" office:value-type="float" office:value="0" calcext:value-type="float">
            <text:p>0</text:p>
          </table:table-cell>
          <table:table-cell table:style-name="ce11" table:formula="of:=IFERROR(ROUND((AVERAGE(MIN(([.$G202]^2)/([.$T202]^2);[.$R$2]);MIN([.G202]/[.$P$2]; [.$N$2]))*([.$J202]+3)*[.$T$2]))*5;0)" office:value-type="float" office:value="0" calcext:value-type="float">
            <text:p>0</text:p>
          </table:table-cell>
          <table:table-cell table:style-name="ce11" table:formula="of:=IFERROR(ROUND((AVERAGE(MIN(([.$F202]^[.$Q$2])/([.$T202]^2);[.$R$2]); MIN([.F202]/[.$O$2]; [.$N$2])))*([.$J202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2]+[.$G202]+[.$I202])/8/[.$T202];[.$AE$2]))*([.$J202]+3)*[.$AG$2];([.I20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nel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3]^[.$L$2])/([.$T203]^2);[.$R$2]); MIN([.D203]/[.$O$2]; [.$N$2])))*([.$J20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3]^2)/([.$T203]^2);[.$R$2]);MIN([.E203]/[.$P$2]; [.$N$2]))*([.$J203]+3)*[.$T$2]))*5;0)" office:value-type="float" office:value="0" calcext:value-type="float">
            <text:p>0</text:p>
          </table:table-cell>
          <table:table-cell table:style-name="ce11" table:formula="of:=IFERROR(ROUND((AVERAGE(MIN(([.$G203]^2)/([.$T203]^2);[.$R$2]);MIN([.G203]/[.$P$2]; [.$N$2]))*([.$J203]+3)*[.$T$2]))*5;0)" office:value-type="float" office:value="0" calcext:value-type="float">
            <text:p>0</text:p>
          </table:table-cell>
          <table:table-cell table:style-name="ce11" table:formula="of:=IFERROR(ROUND((AVERAGE(MIN(([.$F203]^[.$Q$2])/([.$T203]^2);[.$R$2]); MIN([.F203]/[.$O$2]; [.$N$2])))*([.$J20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3]+[.$G203]+[.$I203])/8/[.$T203];[.$AE$2]))*([.$J203]+3)*[.$AG$2];([.I20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e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4]^[.$L$2])/([.$T204]^2);[.$R$2]); MIN([.D204]/[.$O$2]; [.$N$2])))*([.$J20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4]^2)/([.$T204]^2);[.$R$2]);MIN([.E204]/[.$P$2]; [.$N$2]))*([.$J204]+3)*[.$T$2]))*5;0)" office:value-type="float" office:value="0" calcext:value-type="float">
            <text:p>0</text:p>
          </table:table-cell>
          <table:table-cell table:style-name="ce11" table:formula="of:=IFERROR(ROUND((AVERAGE(MIN(([.$G204]^2)/([.$T204]^2);[.$R$2]);MIN([.G204]/[.$P$2]; [.$N$2]))*([.$J204]+3)*[.$T$2]))*5;0)" office:value-type="float" office:value="0" calcext:value-type="float">
            <text:p>0</text:p>
          </table:table-cell>
          <table:table-cell table:style-name="ce11" table:formula="of:=IFERROR(ROUND((AVERAGE(MIN(([.$F204]^[.$Q$2])/([.$T204]^2);[.$R$2]); MIN([.F204]/[.$O$2]; [.$N$2])))*([.$J20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4]+[.$G204]+[.$I204])/8/[.$T204];[.$AE$2]))*([.$J204]+3)*[.$AG$2];([.I20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oltrainer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5]^[.$L$2])/([.$T205]^2);[.$R$2]); MIN([.D205]/[.$O$2]; [.$N$2])))*([.$J20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5]^2)/([.$T205]^2);[.$R$2]);MIN([.E205]/[.$P$2]; [.$N$2]))*([.$J205]+3)*[.$T$2]))*5;0)" office:value-type="float" office:value="0" calcext:value-type="float">
            <text:p>0</text:p>
          </table:table-cell>
          <table:table-cell table:style-name="ce11" table:formula="of:=IFERROR(ROUND((AVERAGE(MIN(([.$G205]^2)/([.$T205]^2);[.$R$2]);MIN([.G205]/[.$P$2]; [.$N$2]))*([.$J205]+3)*[.$T$2]))*5;0)" office:value-type="float" office:value="0" calcext:value-type="float">
            <text:p>0</text:p>
          </table:table-cell>
          <table:table-cell table:style-name="ce11" table:formula="of:=IFERROR(ROUND((AVERAGE(MIN(([.$F205]^[.$Q$2])/([.$T205]^2);[.$R$2]); MIN([.F205]/[.$O$2]; [.$N$2])))*([.$J20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5]+[.$G205]+[.$I205])/8/[.$T205];[.$AE$2]))*([.$J205]+3)*[.$AG$2];([.I20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t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6]^[.$L$2])/([.$T206]^2);[.$R$2]); MIN([.D206]/[.$O$2]; [.$N$2])))*([.$J20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6]^2)/([.$T206]^2);[.$R$2]);MIN([.E206]/[.$P$2]; [.$N$2]))*([.$J206]+3)*[.$T$2]))*5;0)" office:value-type="float" office:value="0" calcext:value-type="float">
            <text:p>0</text:p>
          </table:table-cell>
          <table:table-cell table:style-name="ce11" table:formula="of:=IFERROR(ROUND((AVERAGE(MIN(([.$G206]^2)/([.$T206]^2);[.$R$2]);MIN([.G206]/[.$P$2]; [.$N$2]))*([.$J206]+3)*[.$T$2]))*5;0)" office:value-type="float" office:value="0" calcext:value-type="float">
            <text:p>0</text:p>
          </table:table-cell>
          <table:table-cell table:style-name="ce11" table:formula="of:=IFERROR(ROUND((AVERAGE(MIN(([.$F206]^[.$Q$2])/([.$T206]^2);[.$R$2]); MIN([.F206]/[.$O$2]; [.$N$2])))*([.$J20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6]+[.$G206]+[.$I206])/8/[.$T206];[.$AE$2]))*([.$J206]+3)*[.$AG$2];([.I20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is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7]^[.$L$2])/([.$T207]^2);[.$R$2]); MIN([.D207]/[.$O$2]; [.$N$2])))*([.$J20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7]^2)/([.$T207]^2);[.$R$2]);MIN([.E207]/[.$P$2]; [.$N$2]))*([.$J207]+3)*[.$T$2]))*5;0)" office:value-type="float" office:value="0" calcext:value-type="float">
            <text:p>0</text:p>
          </table:table-cell>
          <table:table-cell table:style-name="ce11" table:formula="of:=IFERROR(ROUND((AVERAGE(MIN(([.$G207]^2)/([.$T207]^2);[.$R$2]);MIN([.G207]/[.$P$2]; [.$N$2]))*([.$J207]+3)*[.$T$2]))*5;0)" office:value-type="float" office:value="0" calcext:value-type="float">
            <text:p>0</text:p>
          </table:table-cell>
          <table:table-cell table:style-name="ce11" table:formula="of:=IFERROR(ROUND((AVERAGE(MIN(([.$F207]^[.$Q$2])/([.$T207]^2);[.$R$2]); MIN([.F207]/[.$O$2]; [.$N$2])))*([.$J20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7]+[.$G207]+[.$I207])/8/[.$T207];[.$AE$2]))*([.$J207]+3)*[.$AG$2];([.I20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tle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8]^[.$L$2])/([.$T208]^2);[.$R$2]); MIN([.D208]/[.$O$2]; [.$N$2])))*([.$J20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8]^2)/([.$T208]^2);[.$R$2]);MIN([.E208]/[.$P$2]; [.$N$2]))*([.$J208]+3)*[.$T$2]))*5;0)" office:value-type="float" office:value="0" calcext:value-type="float">
            <text:p>0</text:p>
          </table:table-cell>
          <table:table-cell table:style-name="ce11" table:formula="of:=IFERROR(ROUND((AVERAGE(MIN(([.$G208]^2)/([.$T208]^2);[.$R$2]);MIN([.G208]/[.$P$2]; [.$N$2]))*([.$J208]+3)*[.$T$2]))*5;0)" office:value-type="float" office:value="0" calcext:value-type="float">
            <text:p>0</text:p>
          </table:table-cell>
          <table:table-cell table:style-name="ce11" table:formula="of:=IFERROR(ROUND((AVERAGE(MIN(([.$F208]^[.$Q$2])/([.$T208]^2);[.$R$2]); MIN([.F208]/[.$O$2]; [.$N$2])))*([.$J20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8]+[.$G208]+[.$I208])/8/[.$T208];[.$AE$2]))*([.$J208]+3)*[.$AG$2];([.I20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9]^[.$L$2])/([.$T209]^2);[.$R$2]); MIN([.D209]/[.$O$2]; [.$N$2])))*([.$J20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9]^2)/([.$T209]^2);[.$R$2]);MIN([.E209]/[.$P$2]; [.$N$2]))*([.$J209]+3)*[.$T$2]))*5;0)" office:value-type="float" office:value="0" calcext:value-type="float">
            <text:p>0</text:p>
          </table:table-cell>
          <table:table-cell table:style-name="ce11" table:formula="of:=IFERROR(ROUND((AVERAGE(MIN(([.$G209]^2)/([.$T209]^2);[.$R$2]);MIN([.G209]/[.$P$2]; [.$N$2]))*([.$J209]+3)*[.$T$2]))*5;0)" office:value-type="float" office:value="0" calcext:value-type="float">
            <text:p>0</text:p>
          </table:table-cell>
          <table:table-cell table:style-name="ce11" table:formula="of:=IFERROR(ROUND((AVERAGE(MIN(([.$F209]^[.$Q$2])/([.$T209]^2);[.$R$2]); MIN([.F209]/[.$O$2]; [.$N$2])))*([.$J20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9]+[.$G209]+[.$I209])/8/[.$T209];[.$AE$2]))*([.$J209]+3)*[.$AG$2];([.I20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fuj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0]^[.$L$2])/([.$T210]^2);[.$R$2]); MIN([.D210]/[.$O$2]; [.$N$2])))*([.$J21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0]^2)/([.$T210]^2);[.$R$2]);MIN([.E210]/[.$P$2]; [.$N$2]))*([.$J210]+3)*[.$T$2]))*5;0)" office:value-type="float" office:value="0" calcext:value-type="float">
            <text:p>0</text:p>
          </table:table-cell>
          <table:table-cell table:style-name="ce11" table:formula="of:=IFERROR(ROUND((AVERAGE(MIN(([.$G210]^2)/([.$T210]^2);[.$R$2]);MIN([.G210]/[.$P$2]; [.$N$2]))*([.$J210]+3)*[.$T$2]))*5;0)" office:value-type="float" office:value="0" calcext:value-type="float">
            <text:p>0</text:p>
          </table:table-cell>
          <table:table-cell table:style-name="ce11" table:formula="of:=IFERROR(ROUND((AVERAGE(MIN(([.$F210]^[.$Q$2])/([.$T210]^2);[.$R$2]); MIN([.F210]/[.$O$2]; [.$N$2])))*([.$J21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0]+[.$G210]+[.$I210])/8/[.$T210];[.$AE$2]))*([.$J210]+3)*[.$AG$2];([.I21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1]^[.$L$2])/([.$T211]^2);[.$R$2]); MIN([.D211]/[.$O$2]; [.$N$2])))*([.$J21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1]^2)/([.$T211]^2);[.$R$2]);MIN([.E211]/[.$P$2]; [.$N$2]))*([.$J211]+3)*[.$T$2]))*5;0)" office:value-type="float" office:value="0" calcext:value-type="float">
            <text:p>0</text:p>
          </table:table-cell>
          <table:table-cell table:style-name="ce11" table:formula="of:=IFERROR(ROUND((AVERAGE(MIN(([.$G211]^2)/([.$T211]^2);[.$R$2]);MIN([.G211]/[.$P$2]; [.$N$2]))*([.$J211]+3)*[.$T$2]))*5;0)" office:value-type="float" office:value="0" calcext:value-type="float">
            <text:p>0</text:p>
          </table:table-cell>
          <table:table-cell table:style-name="ce11" table:formula="of:=IFERROR(ROUND((AVERAGE(MIN(([.$F211]^[.$Q$2])/([.$T211]^2);[.$R$2]); MIN([.F211]/[.$O$2]; [.$N$2])))*([.$J21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1]+[.$G211]+[.$I211])/8/[.$T211];[.$AE$2]))*([.$J211]+3)*[.$AG$2];([.I21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ovann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2]^[.$L$2])/([.$T212]^2);[.$R$2]); MIN([.D212]/[.$O$2]; [.$N$2])))*([.$J21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2]^2)/([.$T212]^2);[.$R$2]);MIN([.E212]/[.$P$2]; [.$N$2]))*([.$J212]+3)*[.$T$2]))*5;0)" office:value-type="float" office:value="0" calcext:value-type="float">
            <text:p>0</text:p>
          </table:table-cell>
          <table:table-cell table:style-name="ce11" table:formula="of:=IFERROR(ROUND((AVERAGE(MIN(([.$G212]^2)/([.$T212]^2);[.$R$2]);MIN([.G212]/[.$P$2]; [.$N$2]))*([.$J212]+3)*[.$T$2]))*5;0)" office:value-type="float" office:value="0" calcext:value-type="float">
            <text:p>0</text:p>
          </table:table-cell>
          <table:table-cell table:style-name="ce11" table:formula="of:=IFERROR(ROUND((AVERAGE(MIN(([.$F212]^[.$Q$2])/([.$T212]^2);[.$R$2]); MIN([.F212]/[.$O$2]; [.$N$2])))*([.$J21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2]+[.$G212]+[.$I212])/8/[.$T212];[.$AE$2]))*([.$J212]+3)*[.$AG$2];([.I21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3]^[.$L$2])/([.$T213]^2);[.$R$2]); MIN([.D213]/[.$O$2]; [.$N$2])))*([.$J21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3]^2)/([.$T213]^2);[.$R$2]);MIN([.E213]/[.$P$2]; [.$N$2]))*([.$J213]+3)*[.$T$2]))*5;0)" office:value-type="float" office:value="0" calcext:value-type="float">
            <text:p>0</text:p>
          </table:table-cell>
          <table:table-cell table:style-name="ce11" table:formula="of:=IFERROR(ROUND((AVERAGE(MIN(([.$G213]^2)/([.$T213]^2);[.$R$2]);MIN([.G213]/[.$P$2]; [.$N$2]))*([.$J213]+3)*[.$T$2]))*5;0)" office:value-type="float" office:value="0" calcext:value-type="float">
            <text:p>0</text:p>
          </table:table-cell>
          <table:table-cell table:style-name="ce11" table:formula="of:=IFERROR(ROUND((AVERAGE(MIN(([.$F213]^[.$Q$2])/([.$T213]^2);[.$R$2]); MIN([.F213]/[.$O$2]; [.$N$2])))*([.$J21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3]+[.$G213]+[.$I213])/8/[.$T213];[.$AE$2]))*([.$J213]+3)*[.$AG$2];([.I21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4]^[.$L$2])/([.$T214]^2);[.$R$2]); MIN([.D214]/[.$O$2]; [.$N$2])))*([.$J21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4]^2)/([.$T214]^2);[.$R$2]);MIN([.E214]/[.$P$2]; [.$N$2]))*([.$J214]+3)*[.$T$2]))*5;0)" office:value-type="float" office:value="0" calcext:value-type="float">
            <text:p>0</text:p>
          </table:table-cell>
          <table:table-cell table:style-name="ce11" table:formula="of:=IFERROR(ROUND((AVERAGE(MIN(([.$G214]^2)/([.$T214]^2);[.$R$2]);MIN([.G214]/[.$P$2]; [.$N$2]))*([.$J214]+3)*[.$T$2]))*5;0)" office:value-type="float" office:value="0" calcext:value-type="float">
            <text:p>0</text:p>
          </table:table-cell>
          <table:table-cell table:style-name="ce11" table:formula="of:=IFERROR(ROUND((AVERAGE(MIN(([.$F214]^[.$Q$2])/([.$T214]^2);[.$R$2]); MIN([.F214]/[.$O$2]; [.$N$2])))*([.$J21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4]+[.$G214]+[.$I214])/8/[.$T214];[.$AE$2]))*([.$J214]+3)*[.$AG$2];([.I21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5]^[.$L$2])/([.$T215]^2);[.$R$2]); MIN([.D215]/[.$O$2]; [.$N$2])))*([.$J21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5]^2)/([.$T215]^2);[.$R$2]);MIN([.E215]/[.$P$2]; [.$N$2]))*([.$J215]+3)*[.$T$2]))*5;0)" office:value-type="float" office:value="0" calcext:value-type="float">
            <text:p>0</text:p>
          </table:table-cell>
          <table:table-cell table:style-name="ce11" table:formula="of:=IFERROR(ROUND((AVERAGE(MIN(([.$G215]^2)/([.$T215]^2);[.$R$2]);MIN([.G215]/[.$P$2]; [.$N$2]))*([.$J215]+3)*[.$T$2]))*5;0)" office:value-type="float" office:value="0" calcext:value-type="float">
            <text:p>0</text:p>
          </table:table-cell>
          <table:table-cell table:style-name="ce11" table:formula="of:=IFERROR(ROUND((AVERAGE(MIN(([.$F215]^[.$Q$2])/([.$T215]^2);[.$R$2]); MIN([.F215]/[.$O$2]; [.$N$2])))*([.$J21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5]+[.$G215]+[.$I215])/8/[.$T215];[.$AE$2]))*([.$J215]+3)*[.$AG$2];([.I21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6]^[.$L$2])/([.$T216]^2);[.$R$2]); MIN([.D216]/[.$O$2]; [.$N$2])))*([.$J21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6]^2)/([.$T216]^2);[.$R$2]);MIN([.E216]/[.$P$2]; [.$N$2]))*([.$J216]+3)*[.$T$2]))*5;0)" office:value-type="float" office:value="0" calcext:value-type="float">
            <text:p>0</text:p>
          </table:table-cell>
          <table:table-cell table:style-name="ce11" table:formula="of:=IFERROR(ROUND((AVERAGE(MIN(([.$G216]^2)/([.$T216]^2);[.$R$2]);MIN([.G216]/[.$P$2]; [.$N$2]))*([.$J216]+3)*[.$T$2]))*5;0)" office:value-type="float" office:value="0" calcext:value-type="float">
            <text:p>0</text:p>
          </table:table-cell>
          <table:table-cell table:style-name="ce11" table:formula="of:=IFERROR(ROUND((AVERAGE(MIN(([.$F216]^[.$Q$2])/([.$T216]^2);[.$R$2]); MIN([.F216]/[.$O$2]; [.$N$2])))*([.$J21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6]+[.$G216]+[.$I216])/8/[.$T216];[.$AE$2]))*([.$J216]+3)*[.$AG$2];([.I21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ub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7]^[.$L$2])/([.$T217]^2);[.$R$2]); MIN([.D217]/[.$O$2]; [.$N$2])))*([.$J21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7]^2)/([.$T217]^2);[.$R$2]);MIN([.E217]/[.$P$2]; [.$N$2]))*([.$J217]+3)*[.$T$2]))*5;0)" office:value-type="float" office:value="0" calcext:value-type="float">
            <text:p>0</text:p>
          </table:table-cell>
          <table:table-cell table:style-name="ce11" table:formula="of:=IFERROR(ROUND((AVERAGE(MIN(([.$G217]^2)/([.$T217]^2);[.$R$2]);MIN([.G217]/[.$P$2]; [.$N$2]))*([.$J217]+3)*[.$T$2]))*5;0)" office:value-type="float" office:value="0" calcext:value-type="float">
            <text:p>0</text:p>
          </table:table-cell>
          <table:table-cell table:style-name="ce11" table:formula="of:=IFERROR(ROUND((AVERAGE(MIN(([.$F217]^[.$Q$2])/([.$T217]^2);[.$R$2]); MIN([.F217]/[.$O$2]; [.$N$2])))*([.$J21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7]+[.$G217]+[.$I217])/8/[.$T217];[.$AE$2]))*([.$J217]+3)*[.$AG$2];([.I21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8]^[.$L$2])/([.$T218]^2);[.$R$2]); MIN([.D218]/[.$O$2]; [.$N$2])))*([.$J21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8]^2)/([.$T218]^2);[.$R$2]);MIN([.E218]/[.$P$2]; [.$N$2]))*([.$J218]+3)*[.$T$2]))*5;0)" office:value-type="float" office:value="0" calcext:value-type="float">
            <text:p>0</text:p>
          </table:table-cell>
          <table:table-cell table:style-name="ce11" table:formula="of:=IFERROR(ROUND((AVERAGE(MIN(([.$G218]^2)/([.$T218]^2);[.$R$2]);MIN([.G218]/[.$P$2]; [.$N$2]))*([.$J218]+3)*[.$T$2]))*5;0)" office:value-type="float" office:value="0" calcext:value-type="float">
            <text:p>0</text:p>
          </table:table-cell>
          <table:table-cell table:style-name="ce11" table:formula="of:=IFERROR(ROUND((AVERAGE(MIN(([.$F218]^[.$Q$2])/([.$T218]^2);[.$R$2]); MIN([.F218]/[.$O$2]; [.$N$2])))*([.$J21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8]+[.$G218]+[.$I218])/8/[.$T218];[.$AE$2]))*([.$J218]+3)*[.$AG$2];([.I21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9]^[.$L$2])/([.$T219]^2);[.$R$2]); MIN([.D219]/[.$O$2]; [.$N$2])))*([.$J21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9]^2)/([.$T219]^2);[.$R$2]);MIN([.E219]/[.$P$2]; [.$N$2]))*([.$J219]+3)*[.$T$2]))*5;0)" office:value-type="float" office:value="0" calcext:value-type="float">
            <text:p>0</text:p>
          </table:table-cell>
          <table:table-cell table:style-name="ce11" table:formula="of:=IFERROR(ROUND((AVERAGE(MIN(([.$G219]^2)/([.$T219]^2);[.$R$2]);MIN([.G219]/[.$P$2]; [.$N$2]))*([.$J219]+3)*[.$T$2]))*5;0)" office:value-type="float" office:value="0" calcext:value-type="float">
            <text:p>0</text:p>
          </table:table-cell>
          <table:table-cell table:style-name="ce11" table:formula="of:=IFERROR(ROUND((AVERAGE(MIN(([.$F219]^[.$Q$2])/([.$T219]^2);[.$R$2]); MIN([.F219]/[.$O$2]; [.$N$2])))*([.$J21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9]+[.$G219]+[.$I219])/8/[.$T219];[.$AE$2]))*([.$J219]+3)*[.$AG$2];([.I21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udd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0]^[.$L$2])/([.$T220]^2);[.$R$2]); MIN([.D220]/[.$O$2]; [.$N$2])))*([.$J22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0]^2)/([.$T220]^2);[.$R$2]);MIN([.E220]/[.$P$2]; [.$N$2]))*([.$J220]+3)*[.$T$2]))*5;0)" office:value-type="float" office:value="0" calcext:value-type="float">
            <text:p>0</text:p>
          </table:table-cell>
          <table:table-cell table:style-name="ce11" table:formula="of:=IFERROR(ROUND((AVERAGE(MIN(([.$G220]^2)/([.$T220]^2);[.$R$2]);MIN([.G220]/[.$P$2]; [.$N$2]))*([.$J220]+3)*[.$T$2]))*5;0)" office:value-type="float" office:value="0" calcext:value-type="float">
            <text:p>0</text:p>
          </table:table-cell>
          <table:table-cell table:style-name="ce11" table:formula="of:=IFERROR(ROUND((AVERAGE(MIN(([.$F220]^[.$Q$2])/([.$T220]^2);[.$R$2]); MIN([.F220]/[.$O$2]; [.$N$2])))*([.$J22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0]+[.$G220]+[.$I220])/8/[.$T220];[.$AE$2]))*([.$J220]+3)*[.$AG$2];([.I22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orele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1]^[.$L$2])/([.$T221]^2);[.$R$2]); MIN([.D221]/[.$O$2]; [.$N$2])))*([.$J22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1]^2)/([.$T221]^2);[.$R$2]);MIN([.E221]/[.$P$2]; [.$N$2]))*([.$J221]+3)*[.$T$2]))*5;0)" office:value-type="float" office:value="0" calcext:value-type="float">
            <text:p>0</text:p>
          </table:table-cell>
          <table:table-cell table:style-name="ce11" table:formula="of:=IFERROR(ROUND((AVERAGE(MIN(([.$G221]^2)/([.$T221]^2);[.$R$2]);MIN([.G221]/[.$P$2]; [.$N$2]))*([.$J221]+3)*[.$T$2]))*5;0)" office:value-type="float" office:value="0" calcext:value-type="float">
            <text:p>0</text:p>
          </table:table-cell>
          <table:table-cell table:style-name="ce11" table:formula="of:=IFERROR(ROUND((AVERAGE(MIN(([.$F221]^[.$Q$2])/([.$T221]^2);[.$R$2]); MIN([.F221]/[.$O$2]; [.$N$2])))*([.$J22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1]+[.$G221]+[.$I221])/8/[.$T221];[.$AE$2]))*([.$J221]+3)*[.$AG$2];([.I22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un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2]^[.$L$2])/([.$T222]^2);[.$R$2]); MIN([.D222]/[.$O$2]; [.$N$2])))*([.$J22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2]^2)/([.$T222]^2);[.$R$2]);MIN([.E222]/[.$P$2]; [.$N$2]))*([.$J222]+3)*[.$T$2]))*5;0)" office:value-type="float" office:value="0" calcext:value-type="float">
            <text:p>0</text:p>
          </table:table-cell>
          <table:table-cell table:style-name="ce11" table:formula="of:=IFERROR(ROUND((AVERAGE(MIN(([.$G222]^2)/([.$T222]^2);[.$R$2]);MIN([.G222]/[.$P$2]; [.$N$2]))*([.$J222]+3)*[.$T$2]))*5;0)" office:value-type="float" office:value="0" calcext:value-type="float">
            <text:p>0</text:p>
          </table:table-cell>
          <table:table-cell table:style-name="ce11" table:formula="of:=IFERROR(ROUND((AVERAGE(MIN(([.$F222]^[.$Q$2])/([.$T222]^2);[.$R$2]); MIN([.F222]/[.$O$2]; [.$N$2])))*([.$J22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2]+[.$G222]+[.$I222])/8/[.$T222];[.$AE$2]))*([.$J222]+3)*[.$AG$2];([.I22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gath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3]^[.$L$2])/([.$T223]^2);[.$R$2]); MIN([.D223]/[.$O$2]; [.$N$2])))*([.$J22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3]^2)/([.$T223]^2);[.$R$2]);MIN([.E223]/[.$P$2]; [.$N$2]))*([.$J223]+3)*[.$T$2]))*5;0)" office:value-type="float" office:value="0" calcext:value-type="float">
            <text:p>0</text:p>
          </table:table-cell>
          <table:table-cell table:style-name="ce11" table:formula="of:=IFERROR(ROUND((AVERAGE(MIN(([.$G223]^2)/([.$T223]^2);[.$R$2]);MIN([.G223]/[.$P$2]; [.$N$2]))*([.$J223]+3)*[.$T$2]))*5;0)" office:value-type="float" office:value="0" calcext:value-type="float">
            <text:p>0</text:p>
          </table:table-cell>
          <table:table-cell table:style-name="ce11" table:formula="of:=IFERROR(ROUND((AVERAGE(MIN(([.$F223]^[.$Q$2])/([.$T223]^2);[.$R$2]); MIN([.F223]/[.$O$2]; [.$N$2])))*([.$J22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3]+[.$G223]+[.$I223])/8/[.$T223];[.$AE$2]))*([.$J223]+3)*[.$AG$2];([.I22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nc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4]^[.$L$2])/([.$T224]^2);[.$R$2]); MIN([.D224]/[.$O$2]; [.$N$2])))*([.$J22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4]^2)/([.$T224]^2);[.$R$2]);MIN([.E224]/[.$P$2]; [.$N$2]))*([.$J224]+3)*[.$T$2]))*5;0)" office:value-type="float" office:value="0" calcext:value-type="float">
            <text:p>0</text:p>
          </table:table-cell>
          <table:table-cell table:style-name="ce11" table:formula="of:=IFERROR(ROUND((AVERAGE(MIN(([.$G224]^2)/([.$T224]^2);[.$R$2]);MIN([.G224]/[.$P$2]; [.$N$2]))*([.$J224]+3)*[.$T$2]))*5;0)" office:value-type="float" office:value="0" calcext:value-type="float">
            <text:p>0</text:p>
          </table:table-cell>
          <table:table-cell table:style-name="ce11" table:formula="of:=IFERROR(ROUND((AVERAGE(MIN(([.$F224]^[.$Q$2])/([.$T224]^2);[.$R$2]); MIN([.F224]/[.$O$2]; [.$N$2])))*([.$J22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4]+[.$G224]+[.$I224])/8/[.$T224];[.$AE$2]))*([.$J224]+3)*[.$AG$2];([.I22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5]^[.$L$2])/([.$T225]^2);[.$R$2]); MIN([.D225]/[.$O$2]; [.$N$2])))*([.$J22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5]^2)/([.$T225]^2);[.$R$2]);MIN([.E225]/[.$P$2]; [.$N$2]))*([.$J225]+3)*[.$T$2]))*5;0)" office:value-type="float" office:value="0" calcext:value-type="float">
            <text:p>0</text:p>
          </table:table-cell>
          <table:table-cell table:style-name="ce11" table:formula="of:=IFERROR(ROUND((AVERAGE(MIN(([.$G225]^2)/([.$T225]^2);[.$R$2]);MIN([.G225]/[.$P$2]; [.$N$2]))*([.$J225]+3)*[.$T$2]))*5;0)" office:value-type="float" office:value="0" calcext:value-type="float">
            <text:p>0</text:p>
          </table:table-cell>
          <table:table-cell table:style-name="ce11" table:formula="of:=IFERROR(ROUND((AVERAGE(MIN(([.$F225]^[.$Q$2])/([.$T225]^2);[.$R$2]); MIN([.F225]/[.$O$2]; [.$N$2])))*([.$J22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5]+[.$G225]+[.$I225])/8/[.$T225];[.$AE$2]))*([.$J225]+3)*[.$AG$2];([.I22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is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6]^[.$L$2])/([.$T226]^2);[.$R$2]); MIN([.D226]/[.$O$2]; [.$N$2])))*([.$J22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6]^2)/([.$T226]^2);[.$R$2]);MIN([.E226]/[.$P$2]; [.$N$2]))*([.$J226]+3)*[.$T$2]))*5;0)" office:value-type="float" office:value="0" calcext:value-type="float">
            <text:p>0</text:p>
          </table:table-cell>
          <table:table-cell table:style-name="ce11" table:formula="of:=IFERROR(ROUND((AVERAGE(MIN(([.$G226]^2)/([.$T226]^2);[.$R$2]);MIN([.G226]/[.$P$2]; [.$N$2]))*([.$J226]+3)*[.$T$2]))*5;0)" office:value-type="float" office:value="0" calcext:value-type="float">
            <text:p>0</text:p>
          </table:table-cell>
          <table:table-cell table:style-name="ce11" table:formula="of:=IFERROR(ROUND((AVERAGE(MIN(([.$F226]^[.$Q$2])/([.$T226]^2);[.$R$2]); MIN([.F226]/[.$O$2]; [.$N$2])))*([.$J22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6]+[.$G226]+[.$I226])/8/[.$T226];[.$AE$2]))*([.$J226]+3)*[.$AG$2];([.I22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tSurg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7]^[.$L$2])/([.$T227]^2);[.$R$2]); MIN([.D227]/[.$O$2]; [.$N$2])))*([.$J22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7]^2)/([.$T227]^2);[.$R$2]);MIN([.E227]/[.$P$2]; [.$N$2]))*([.$J227]+3)*[.$T$2]))*5;0)" office:value-type="float" office:value="0" calcext:value-type="float">
            <text:p>0</text:p>
          </table:table-cell>
          <table:table-cell table:style-name="ce11" table:formula="of:=IFERROR(ROUND((AVERAGE(MIN(([.$G227]^2)/([.$T227]^2);[.$R$2]);MIN([.G227]/[.$P$2]; [.$N$2]))*([.$J227]+3)*[.$T$2]))*5;0)" office:value-type="float" office:value="0" calcext:value-type="float">
            <text:p>0</text:p>
          </table:table-cell>
          <table:table-cell table:style-name="ce11" table:formula="of:=IFERROR(ROUND((AVERAGE(MIN(([.$F227]^[.$Q$2])/([.$T227]^2);[.$R$2]); MIN([.F227]/[.$O$2]; [.$N$2])))*([.$J22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7]+[.$G227]+[.$I227])/8/[.$T227];[.$AE$2]))*([.$J227]+3)*[.$AG$2];([.I22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g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8]^[.$L$2])/([.$T228]^2);[.$R$2]); MIN([.D228]/[.$O$2]; [.$N$2])))*([.$J22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8]^2)/([.$T228]^2);[.$R$2]);MIN([.E228]/[.$P$2]; [.$N$2]))*([.$J228]+3)*[.$T$2]))*5;0)" office:value-type="float" office:value="0" calcext:value-type="float">
            <text:p>0</text:p>
          </table:table-cell>
          <table:table-cell table:style-name="ce11" table:formula="of:=IFERROR(ROUND((AVERAGE(MIN(([.$G228]^2)/([.$T228]^2);[.$R$2]);MIN([.G228]/[.$P$2]; [.$N$2]))*([.$J228]+3)*[.$T$2]))*5;0)" office:value-type="float" office:value="0" calcext:value-type="float">
            <text:p>0</text:p>
          </table:table-cell>
          <table:table-cell table:style-name="ce11" table:formula="of:=IFERROR(ROUND((AVERAGE(MIN(([.$F228]^[.$Q$2])/([.$T228]^2);[.$R$2]); MIN([.F228]/[.$O$2]; [.$N$2])))*([.$J22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8]+[.$G228]+[.$I228])/8/[.$T228];[.$AE$2]))*([.$J228]+3)*[.$AG$2];([.I22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rik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9]^[.$L$2])/([.$T229]^2);[.$R$2]); MIN([.D229]/[.$O$2]; [.$N$2])))*([.$J22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9]^2)/([.$T229]^2);[.$R$2]);MIN([.E229]/[.$P$2]; [.$N$2]))*([.$J229]+3)*[.$T$2]))*5;0)" office:value-type="float" office:value="0" calcext:value-type="float">
            <text:p>0</text:p>
          </table:table-cell>
          <table:table-cell table:style-name="ce11" table:formula="of:=IFERROR(ROUND((AVERAGE(MIN(([.$G229]^2)/([.$T229]^2);[.$R$2]);MIN([.G229]/[.$P$2]; [.$N$2]))*([.$J229]+3)*[.$T$2]))*5;0)" office:value-type="float" office:value="0" calcext:value-type="float">
            <text:p>0</text:p>
          </table:table-cell>
          <table:table-cell table:style-name="ce11" table:formula="of:=IFERROR(ROUND((AVERAGE(MIN(([.$F229]^[.$Q$2])/([.$T229]^2);[.$R$2]); MIN([.F229]/[.$O$2]; [.$N$2])))*([.$J22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9]+[.$G229]+[.$I229])/8/[.$T229];[.$AE$2]))*([.$J229]+3)*[.$AG$2];([.I22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rin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0]^[.$L$2])/([.$T230]^2);[.$R$2]); MIN([.D230]/[.$O$2]; [.$N$2])))*([.$J23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0]^2)/([.$T230]^2);[.$R$2]);MIN([.E230]/[.$P$2]; [.$N$2]))*([.$J230]+3)*[.$T$2]))*5;0)" office:value-type="float" office:value="0" calcext:value-type="float">
            <text:p>0</text:p>
          </table:table-cell>
          <table:table-cell table:style-name="ce11" table:formula="of:=IFERROR(ROUND((AVERAGE(MIN(([.$G230]^2)/([.$T230]^2);[.$R$2]);MIN([.G230]/[.$P$2]; [.$N$2]))*([.$J230]+3)*[.$T$2]))*5;0)" office:value-type="float" office:value="0" calcext:value-type="float">
            <text:p>0</text:p>
          </table:table-cell>
          <table:table-cell table:style-name="ce11" table:formula="of:=IFERROR(ROUND((AVERAGE(MIN(([.$F230]^[.$Q$2])/([.$T230]^2);[.$R$2]); MIN([.F230]/[.$O$2]; [.$N$2])))*([.$J23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0]+[.$G230]+[.$I230])/8/[.$T230];[.$AE$2]))*([.$J230]+3)*[.$AG$2];([.I23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in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1]^[.$L$2])/([.$T231]^2);[.$R$2]); MIN([.D231]/[.$O$2]; [.$N$2])))*([.$J23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1]^2)/([.$T231]^2);[.$R$2]);MIN([.E231]/[.$P$2]; [.$N$2]))*([.$J231]+3)*[.$T$2]))*5;0)" office:value-type="float" office:value="0" calcext:value-type="float">
            <text:p>0</text:p>
          </table:table-cell>
          <table:table-cell table:style-name="ce11" table:formula="of:=IFERROR(ROUND((AVERAGE(MIN(([.$G231]^2)/([.$T231]^2);[.$R$2]);MIN([.G231]/[.$P$2]; [.$N$2]))*([.$J231]+3)*[.$T$2]))*5;0)" office:value-type="float" office:value="0" calcext:value-type="float">
            <text:p>0</text:p>
          </table:table-cell>
          <table:table-cell table:style-name="ce11" table:formula="of:=IFERROR(ROUND((AVERAGE(MIN(([.$F231]^[.$Q$2])/([.$T231]^2);[.$R$2]); MIN([.F231]/[.$O$2]; [.$N$2])))*([.$J23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1]+[.$G231]+[.$I231])/8/[.$T231];[.$AE$2]))*([.$J231]+3)*[.$AG$2];([.I23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end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2]^[.$L$2])/([.$T232]^2);[.$R$2]); MIN([.D232]/[.$O$2]; [.$N$2])))*([.$J23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2]^2)/([.$T232]^2);[.$R$2]);MIN([.E232]/[.$P$2]; [.$N$2]))*([.$J232]+3)*[.$T$2]))*5;0)" office:value-type="float" office:value="0" calcext:value-type="float">
            <text:p>0</text:p>
          </table:table-cell>
          <table:table-cell table:style-name="ce11" table:formula="of:=IFERROR(ROUND((AVERAGE(MIN(([.$G232]^2)/([.$T232]^2);[.$R$2]);MIN([.G232]/[.$P$2]; [.$N$2]))*([.$J232]+3)*[.$T$2]))*5;0)" office:value-type="float" office:value="0" calcext:value-type="float">
            <text:p>0</text:p>
          </table:table-cell>
          <table:table-cell table:style-name="ce11" table:formula="of:=IFERROR(ROUND((AVERAGE(MIN(([.$F232]^[.$Q$2])/([.$T232]^2);[.$R$2]); MIN([.F232]/[.$O$2]; [.$N$2])))*([.$J23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2]+[.$G232]+[.$I232])/8/[.$T232];[.$AE$2]))*([.$J232]+3)*[.$AG$2];([.I23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3]^[.$L$2])/([.$T233]^2);[.$R$2]); MIN([.D233]/[.$O$2]; [.$N$2])))*([.$J23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3]^2)/([.$T233]^2);[.$R$2]);MIN([.E233]/[.$P$2]; [.$N$2]))*([.$J233]+3)*[.$T$2]))*5;0)" office:value-type="float" office:value="0" calcext:value-type="float">
            <text:p>0</text:p>
          </table:table-cell>
          <table:table-cell table:style-name="ce11" table:formula="of:=IFERROR(ROUND((AVERAGE(MIN(([.$G233]^2)/([.$T233]^2);[.$R$2]);MIN([.G233]/[.$P$2]; [.$N$2]))*([.$J233]+3)*[.$T$2]))*5;0)" office:value-type="float" office:value="0" calcext:value-type="float">
            <text:p>0</text:p>
          </table:table-cell>
          <table:table-cell table:style-name="ce11" table:formula="of:=IFERROR(ROUND((AVERAGE(MIN(([.$F233]^[.$Q$2])/([.$T233]^2);[.$R$2]); MIN([.F233]/[.$O$2]; [.$N$2])))*([.$J23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3]+[.$G233]+[.$I233])/8/[.$T233];[.$AE$2]))*([.$J233]+3)*[.$AG$2];([.I23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4]^[.$L$2])/([.$T234]^2);[.$R$2]); MIN([.D234]/[.$O$2]; [.$N$2])))*([.$J23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4]^2)/([.$T234]^2);[.$R$2]);MIN([.E234]/[.$P$2]; [.$N$2]))*([.$J234]+3)*[.$T$2]))*5;0)" office:value-type="float" office:value="0" calcext:value-type="float">
            <text:p>0</text:p>
          </table:table-cell>
          <table:table-cell table:style-name="ce11" table:formula="of:=IFERROR(ROUND((AVERAGE(MIN(([.$G234]^2)/([.$T234]^2);[.$R$2]);MIN([.G234]/[.$P$2]; [.$N$2]))*([.$J234]+3)*[.$T$2]))*5;0)" office:value-type="float" office:value="0" calcext:value-type="float">
            <text:p>0</text:p>
          </table:table-cell>
          <table:table-cell table:style-name="ce11" table:formula="of:=IFERROR(ROUND((AVERAGE(MIN(([.$F234]^[.$Q$2])/([.$T234]^2);[.$R$2]); MIN([.F234]/[.$O$2]; [.$N$2])))*([.$J23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4]+[.$G234]+[.$I234])/8/[.$T234];[.$AE$2]))*([.$J234]+3)*[.$AG$2];([.I23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rs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5]^[.$L$2])/([.$T235]^2);[.$R$2]); MIN([.D235]/[.$O$2]; [.$N$2])))*([.$J23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5]^2)/([.$T235]^2);[.$R$2]);MIN([.E235]/[.$P$2]; [.$N$2]))*([.$J235]+3)*[.$T$2]))*5;0)" office:value-type="float" office:value="0" calcext:value-type="float">
            <text:p>0</text:p>
          </table:table-cell>
          <table:table-cell table:style-name="ce11" table:formula="of:=IFERROR(ROUND((AVERAGE(MIN(([.$G235]^2)/([.$T235]^2);[.$R$2]);MIN([.G235]/[.$P$2]; [.$N$2]))*([.$J235]+3)*[.$T$2]))*5;0)" office:value-type="float" office:value="0" calcext:value-type="float">
            <text:p>0</text:p>
          </table:table-cell>
          <table:table-cell table:style-name="ce11" table:formula="of:=IFERROR(ROUND((AVERAGE(MIN(([.$F235]^[.$Q$2])/([.$T235]^2);[.$R$2]); MIN([.F235]/[.$O$2]; [.$N$2])))*([.$J23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5]+[.$G235]+[.$I235])/8/[.$T235];[.$AE$2]))*([.$J235]+3)*[.$AG$2];([.I23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ception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6]^[.$L$2])/([.$T236]^2);[.$R$2]); MIN([.D236]/[.$O$2]; [.$N$2])))*([.$J23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6]^2)/([.$T236]^2);[.$R$2]);MIN([.E236]/[.$P$2]; [.$N$2]))*([.$J236]+3)*[.$T$2]))*5;0)" office:value-type="float" office:value="0" calcext:value-type="float">
            <text:p>0</text:p>
          </table:table-cell>
          <table:table-cell table:style-name="ce11" table:formula="of:=IFERROR(ROUND((AVERAGE(MIN(([.$G236]^2)/([.$T236]^2);[.$R$2]);MIN([.G236]/[.$P$2]; [.$N$2]))*([.$J236]+3)*[.$T$2]))*5;0)" office:value-type="float" office:value="0" calcext:value-type="float">
            <text:p>0</text:p>
          </table:table-cell>
          <table:table-cell table:style-name="ce11" table:formula="of:=IFERROR(ROUND((AVERAGE(MIN(([.$F236]^[.$Q$2])/([.$T236]^2);[.$R$2]); MIN([.F236]/[.$O$2]; [.$N$2])))*([.$J23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6]+[.$G236]+[.$I236])/8/[.$T236];[.$AE$2]))*([.$J236]+3)*[.$AG$2];([.I23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r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7]^[.$L$2])/([.$T237]^2);[.$R$2]); MIN([.D237]/[.$O$2]; [.$N$2])))*([.$J23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7]^2)/([.$T237]^2);[.$R$2]);MIN([.E237]/[.$P$2]; [.$N$2]))*([.$J237]+3)*[.$T$2]))*5;0)" office:value-type="float" office:value="0" calcext:value-type="float">
            <text:p>0</text:p>
          </table:table-cell>
          <table:table-cell table:style-name="ce11" table:formula="of:=IFERROR(ROUND((AVERAGE(MIN(([.$G237]^2)/([.$T237]^2);[.$R$2]);MIN([.G237]/[.$P$2]; [.$N$2]))*([.$J237]+3)*[.$T$2]))*5;0)" office:value-type="float" office:value="0" calcext:value-type="float">
            <text:p>0</text:p>
          </table:table-cell>
          <table:table-cell table:style-name="ce11" table:formula="of:=IFERROR(ROUND((AVERAGE(MIN(([.$F237]^[.$Q$2])/([.$T237]^2);[.$R$2]); MIN([.F237]/[.$O$2]; [.$N$2])))*([.$J23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7]+[.$G237]+[.$I237])/8/[.$T237];[.$AE$2]))*([.$J237]+3)*[.$AG$2];([.I23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dinjaID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38:.H238])" office:value-type="float" office:value="326" calcext:value-type="float">
            <text:p>326</text:p>
          </table:table-cell>
          <table:table-cell table:style-name="ce11" table:formula="of:=ROUND((([.I238]/[.$S$1])*MAX([.I238]/420; 1.2));2)" office:value-type="float" office:value="4.35" calcext:value-type="float">
            <text:p>4.3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ERROR(ROUND((AVERAGE(MIN(([.$D238]^[.$L$2])/([.$T238]^2);[.$R$2]); MIN([.D238]/[.$O$2]; [.$N$2])))*([.$J238]+[.$M$2]))*5;0)" office:value-type="float" office:value="50" calcext:value-type="float">
            <text:p>50</text:p>
          </table:table-cell>
          <table:table-cell table:style-name="ce11" table:formula="of:=IFERROR(ROUND((MIN(([.$D238]+[.$G238]+[.$I238])/8/[.$T238];[.$R$2]))*([.$J238]+3))*5;0)" office:value-type="float" office:value="40" calcext:value-type="float">
            <text:p>40</text:p>
          </table:table-cell>
          <table:table-cell table:style-name="ce11" table:formula="of:=IFERROR(ROUND(((MIN(([.$H238]^2)/([.$T238]^2);[.$R$2]))*([.$J238]+3)*[.$T$2]))*5;0)" office:value-type="float" office:value="50" calcext:value-type="float">
            <text:p>50</text:p>
          </table:table-cell>
          <table:table-cell table:style-name="ce11" table:formula="of:=IFERROR(ROUND((AVERAGE(MIN(([.$E238]^2)/([.$T238]^2);[.$R$2]);MIN([.E238]/[.$P$2]; [.$N$2]))*([.$J238]+3)*[.$T$2]))*5;0)" office:value-type="float" office:value="35" calcext:value-type="float">
            <text:p>35</text:p>
          </table:table-cell>
          <table:table-cell table:style-name="ce11" table:formula="of:=IFERROR(ROUND((AVERAGE(MIN(([.$G238]^2)/([.$T238]^2);[.$R$2]);MIN([.G238]/[.$P$2]; [.$N$2]))*([.$J238]+3)*[.$T$2]))*5;0)" office:value-type="float" office:value="30" calcext:value-type="float">
            <text:p>30</text:p>
          </table:table-cell>
          <table:table-cell table:style-name="ce11" table:formula="of:=IFERROR(ROUND((AVERAGE(MIN(([.$F238]^[.$Q$2])/([.$T238]^2);[.$R$2]); MIN([.F238]/[.$O$2]; [.$N$2])))*([.$J238]+[.$M$2]))*5;0)" office:value-type="float" office:value="10" calcext:value-type="float">
            <text:p>10</text:p>
          </table:table-cell>
          <table:table-cell table:style-name="ce11" table:formula="of:=ROUND(AVERAGE([.K238:.Q238]))" office:value-type="float" office:value="31" calcext:value-type="float">
            <text:p>31</text:p>
          </table:table-cell>
          <table:table-cell table:style-name="ce11" table:formula="of:=ROUND((([.I238]/[.$S$1])*MAX([.I238]/350;0.8));2)" office:value-type="float" office:value="3.37" calcext:value-type="float">
            <text:p>3.37</text:p>
          </table:table-cell>
          <table:table-cell table:style-name="ce11" table:formula="of:=ROUND([.I238]/6;2)" office:value-type="float" office:value="54.33" calcext:value-type="float">
            <text:p>54.33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IFERROR(ROUND(((MIN(([.$D238]^2)/([.$T238]^2);[.$S$2])))*[.$S238]);0)" office:value-type="float" office:value="7" calcext:value-type="float">
            <text:p>7</text:p>
          </table:table-cell>
          <table:table-cell table:style-name="ce20" table:formula="of:=IFERROR(ROUND(MIN(([.D238]+[.G238]+[.I238])/8/[.$T238];[.$S$2])^2*[.$S238]);0)" office:value-type="float" office:value="4" calcext:value-type="float">
            <text:p>4</text:p>
          </table:table-cell>
          <table:table-cell table:style-name="ce19" table:formula="of:=IFERROR(ROUND(((MIN(([.H238]^2)/([.$T238]^2);[.$S$2])))*[.$S238]*[.$T$1]);0)" office:value-type="float" office:value="4" calcext:value-type="float">
            <text:p>4</text:p>
          </table:table-cell>
          <table:table-cell table:style-name="ce19" table:formula="of:=IFERROR(ROUND(((MIN(([.E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G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D238]^[.$L$2])/([.$T238]^[.$AC$2]);[.$AE$2]))*([.$J238]+[.$AF$2]);([.D2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8]+[.$G238]+[.$I238])/8/[.$T238];[.$AE$2]))*([.$J238]+3)*[.$AG$2];([.I23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238]^2)/([.$T238]^[.$AC$2]);[.$AE$2]))*([.$J238]+3)*[.$AG$2]);([.H2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38]^[.$AC$2])/([.$T238]^[.$AC$2]);[.$AE$2]))*([.$J238]+3)*[.$AG$2]);([.E2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38]^[.$AC$2])/([.$T238]^[.$AC$2]);[.$AE$2]))*([.$J238]+3)*[.$AG$2]);([.G2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7.29" calcext:value-type="float">
            <text:p>27.29</text:p>
          </table:table-cell>
          <table:table-cell/>
          <table:table-cell table:formula="of:=MIN(MAX([.V238]-[.V237];0);[.$AT$2])" office:value-type="float" office:value="0" calcext:value-type="float">
            <text:p>0</text:p>
          </table:table-cell>
          <table:table-cell table:formula="of:=MIN(MAX([.W238]-[.W237];0);[.$AT$2])" office:value-type="float" office:value="7" calcext:value-type="float">
            <text:p>7</text:p>
          </table:table-cell>
          <table:table-cell table:formula="of:=MIN(MAX([.X238]-[.X237];0);[.$AT$2])" office:value-type="float" office:value="4" calcext:value-type="float">
            <text:p>4</text:p>
          </table:table-cell>
          <table:table-cell table:formula="of:=MIN(MAX([.Y238]-[.Y237];0);[.$AT$2])" office:value-type="float" office:value="4" calcext:value-type="float">
            <text:p>4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2" calcext:value-type="float">
            <text:p>2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leyeID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11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11" table:formula="of:=IFERROR(ROUND((AVERAGE(MIN(([.$D239]^[.$L$2])/([.$T239]^2);[.$R$2]); MIN([.D239]/[.$O$2]; [.$N$2])))*([.$J239]+[.$M$2]))*5;0)" office:value-type="float" office:value="50" calcext:value-type="float">
            <text:p>50</text:p>
          </table:table-cell>
          <table:table-cell table:style-name="ce11" table:formula="of:=IFERROR(ROUND((MIN(([.$D239]+[.$G239]+[.$I239])/8/[.$T239];[.$R$2]))*([.$J239]+3))*5;0)" office:value-type="float" office:value="50" calcext:value-type="float">
            <text:p>50</text:p>
          </table:table-cell>
          <table:table-cell table:style-name="ce11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11" table:formula="of:=IFERROR(ROUND((AVERAGE(MIN(([.$E239]^2)/([.$T239]^2);[.$R$2]);MIN([.E239]/[.$P$2]; [.$N$2]))*([.$J239]+3)*[.$T$2]))*5;0)" office:value-type="float" office:value="80" calcext:value-type="float">
            <text:p>80</text:p>
          </table:table-cell>
          <table:table-cell table:style-name="ce11" table:formula="of:=IFERROR(ROUND((AVERAGE(MIN(([.$G239]^2)/([.$T239]^2);[.$R$2]);MIN([.G239]/[.$P$2]; [.$N$2]))*([.$J239]+3)*[.$T$2]))*5;0)" office:value-type="float" office:value="75" calcext:value-type="float">
            <text:p>75</text:p>
          </table:table-cell>
          <table:table-cell table:style-name="ce11" table:formula="of:=IFERROR(ROUND((AVERAGE(MIN(([.$F239]^[.$Q$2])/([.$T239]^2);[.$R$2]); MIN([.F239]/[.$O$2]; [.$N$2])))*([.$J239]+[.$M$2]))*5;0)" office:value-type="float" office:value="50" calcext:value-type="float">
            <text:p>50</text:p>
          </table:table-cell>
          <table:table-cell table:style-name="ce11" table:formula="of:=ROUND(AVERAGE([.K239:.Q239]))" office:value-type="float" office:value="50" calcext:value-type="float">
            <text:p>50</text:p>
          </table:table-cell>
          <table:table-cell table:style-name="ce11" table:formula="of:=ROUND((([.I239]/[.$S$1])*MAX([.I239]/350;0.8));2)" office:value-type="float" office:value="7.31" calcext:value-type="float">
            <text:p>7.31</text:p>
          </table:table-cell>
          <table:table-cell table:style-name="ce11" table:formula="of:=ROUND([.I239]/6;2)" office:value-type="float" office:value="80" calcext:value-type="float">
            <text:p>80</text:p>
          </table:table-cell>
          <table:table-cell/>
          <table:table-cell table:style-name="ce19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19" table:formula="of:=IFERROR(ROUND(((MIN(([.$D239]^2)/([.$T239]^2);[.$S$2])))*[.$S239]);0)" office:value-type="float" office:value="8" calcext:value-type="float">
            <text:p>8</text:p>
          </table:table-cell>
          <table:table-cell table:style-name="ce20" table:formula="of:=IFERROR(ROUND(MIN(([.D239]+[.G239]+[.I239])/8/[.$T239];[.$S$2])^2*[.$S239]);0)" office:value-type="float" office:value="8" calcext:value-type="float">
            <text:p>8</text:p>
          </table:table-cell>
          <table:table-cell table:style-name="ce19" table:formula="of:=IFERROR(ROUND(((MIN(([.H239]^2)/([.$T239]^2);[.$S$2])))*[.$S239]*[.$T$1]);0)" office:value-type="float" office:value="0" calcext:value-type="float">
            <text:p>0</text:p>
          </table:table-cell>
          <table:table-cell table:style-name="ce19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9]+[.$G239]+[.$I239])/8/[.$T239];[.$AE$2]))*([.$J239]+3)*[.$AG$2];([.I23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16" calcext:value-type="float">
            <text:p>16</text:p>
          </table:table-cell>
          <table:table-cell table:formula="of:=MIN(MAX([.W239]-[.W238];0);[.$AT$2])" office:value-type="float" office:value="1" calcext:value-type="float">
            <text:p>1</text:p>
          </table:table-cell>
          <table:table-cell table:formula="of:=MIN(MAX([.X239]-[.X238];0);[.$AT$2])" office:value-type="float" office:value="4" calcext:value-type="float">
            <text:p>4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8" calcext:value-type="float">
            <text:p>8</text:p>
          </table:table-cell>
          <table:table-cell table:formula="of:=MIN(MAX([.AA239]-[.AA238];0);[.$AT$2])" office:value-type="float" office:value="8" calcext:value-type="float">
            <text:p>8</text:p>
          </table:table-cell>
          <table:table-cell table:formula="of:=MIN(MAX([.AB239]-[.AB238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AlakazamID</text:p>
          </table:table-cell>
          <table:table-cell/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SUM([.C240:.H240])" office:value-type="float" office:value="630" calcext:value-type="float">
            <text:p>630</text:p>
          </table:table-cell>
          <table:table-cell table:style-name="ce11" table:formula="of:=ROUND((([.I240]/[.$S$1])*MAX([.I240]/420; 1.2));2)" office:value-type="float" office:value="10.5" calcext:value-type="float">
            <text:p>10.5</text:p>
          </table:table-cell>
          <table:table-cell table:style-name="ce11" table:formula="of:=IFERROR((ROUND((((MIN(([.$C240]^2)/([.$T240]^2);[.$R$2])))*[.$J240]*0.8)+([.C240]/10))*5)+10; 0)" office:value-type="float" office:value="105" calcext:value-type="float">
            <text:p>105</text:p>
          </table:table-cell>
          <table:table-cell table:style-name="ce11" table:formula="of:=IFERROR(ROUND((AVERAGE(MIN(([.$D240]^[.$L$2])/([.$T240]^2);[.$R$2]); MIN([.D240]/[.$O$2]; [.$N$2])))*([.$J240]+[.$M$2]))*5;0)" office:value-type="float" office:value="35" calcext:value-type="float">
            <text:p>35</text:p>
          </table:table-cell>
          <table:table-cell table:style-name="ce11" table:formula="of:=IFERROR(ROUND((MIN(([.$D240]+[.$G240]+[.$I240])/8/[.$T240];[.$R$2]))*([.$J240]+3))*5;0)" office:value-type="float" office:value="60" calcext:value-type="float">
            <text:p>60</text:p>
          </table:table-cell>
          <table:table-cell table:style-name="ce11" table:formula="of:=IFERROR(ROUND(((MIN(([.$H240]^2)/([.$T240]^2);[.$R$2]))*([.$J240]+3)*[.$T$2]))*5;0)" office:value-type="float" office:value="110" calcext:value-type="float">
            <text:p>110</text:p>
          </table:table-cell>
          <table:table-cell table:style-name="ce11" table:formula="of:=IFERROR(ROUND((AVERAGE(MIN(([.$E240]^2)/([.$T240]^2);[.$R$2]);MIN([.E240]/[.$P$2]; [.$N$2]))*([.$J240]+3)*[.$T$2]))*5;0)" office:value-type="float" office:value="40" calcext:value-type="float">
            <text:p>40</text:p>
          </table:table-cell>
          <table:table-cell table:style-name="ce11" table:formula="of:=IFERROR(ROUND((AVERAGE(MIN(([.$G240]^2)/([.$T240]^2);[.$R$2]);MIN([.G240]/[.$P$2]; [.$N$2]))*([.$J240]+3)*[.$T$2]))*5;0)" office:value-type="float" office:value="75" calcext:value-type="float">
            <text:p>75</text:p>
          </table:table-cell>
          <table:table-cell table:style-name="ce11" table:formula="of:=IFERROR(ROUND((AVERAGE(MIN(([.$F240]^[.$Q$2])/([.$T240]^2);[.$R$2]); MIN([.F240]/[.$O$2]; [.$N$2])))*([.$J240]+[.$M$2]))*5;0)" office:value-type="float" office:value="115" calcext:value-type="float">
            <text:p>115</text:p>
          </table:table-cell>
          <table:table-cell table:style-name="ce11" table:formula="of:=ROUND(AVERAGE([.K240:.Q240]))" office:value-type="float" office:value="77" calcext:value-type="float">
            <text:p>77</text:p>
          </table:table-cell>
          <table:table-cell table:style-name="ce11" table:formula="of:=ROUND((([.I240]/[.$S$1])*MAX([.I240]/350;0.8));2)" office:value-type="float" office:value="12.6" calcext:value-type="float">
            <text:p>12.6</text:p>
          </table:table-cell>
          <table:table-cell table:style-name="ce11" table:formula="of:=ROUND([.I240]/6;2)" office:value-type="float" office:value="105" calcext:value-type="float">
            <text:p>105</text:p>
          </table:table-cell>
          <table:table-cell/>
          <table:table-cell table:style-name="ce19" table:formula="of:=IFERROR(ROUND((((MIN(([.$C240]^2)/([.$T240]^2);[.$S$2])))*[.$S240]*0.8)+([.C240]/10))+10;10)" office:value-type="float" office:value="31" calcext:value-type="float">
            <text:p>31</text:p>
          </table:table-cell>
          <table:table-cell table:style-name="ce19" table:formula="of:=IFERROR(ROUND(((MIN(([.$D240]^2)/([.$T240]^2);[.$S$2])))*[.$S240]);0)" office:value-type="float" office:value="3" calcext:value-type="float">
            <text:p>3</text:p>
          </table:table-cell>
          <table:table-cell table:style-name="ce20" table:formula="of:=IFERROR(ROUND(MIN(([.D240]+[.G240]+[.I240])/8/[.$T240];[.$S$2])^2*[.$S240]);0)" office:value-type="float" office:value="11" calcext:value-type="float">
            <text:p>11</text:p>
          </table:table-cell>
          <table:table-cell table:style-name="ce19" table:formula="of:=IFERROR(ROUND(((MIN(([.H240]^2)/([.$T240]^2);[.$S$2])))*[.$S240]*[.$T$1]);0)" office:value-type="float" office:value="18" calcext:value-type="float">
            <text:p>18</text:p>
          </table:table-cell>
          <table:table-cell table:style-name="ce19" table:formula="of:=IFERROR(ROUND(((MIN(([.E240]^2)/([.$T240]^2);[.$S$2])))*[.$S240]*[.$T$1]);0)" office:value-type="float" office:value="2" calcext:value-type="float">
            <text:p>2</text:p>
          </table:table-cell>
          <table:table-cell table:style-name="ce19" table:formula="of:=IFERROR(ROUND(((MIN(([.G240]^2)/([.$T240]^2);[.$S$2])))*[.$S240]*[.$T$1]);0)" office:value-type="float" office:value="7" calcext:value-type="float">
            <text:p>7</text:p>
          </table:table-cell>
          <table:table-cell table:style-name="ce19" table:formula="of:=IFERROR(ROUND(((MIN(([.F240]^2)/([.$T240]^2);[.$S$2]))*[.$S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C240]^[.$AC$2])/([.$T240]^[.$AC$2]);[.$AE$2])))*[.$J240]*0.8)+([.$C240]/10);([.C240]/10));0)*5)+10; 30); 99); 0)" office:value-type="float" office:value="80" calcext:value-type="float">
            <text:p>80</text:p>
          </table:table-cell>
          <table:table-cell table:style-name="ce1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240]+[.$G240]+[.$I240])/8/[.$T240];[.$AE$2]))*([.$J240]+3)*[.$AG$2];([.I24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50.71" calcext:value-type="float">
            <text:p>50.71</text:p>
          </table:table-cell>
          <table:table-cell/>
          <table:table-cell table:formula="of:=MIN(MAX([.V240]-[.V239];0);[.$AT$2])" office:value-type="float" office:value="14" calcext:value-type="float">
            <text:p>14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3" calcext:value-type="float">
            <text:p>3</text:p>
          </table:table-cell>
          <table:table-cell table:formula="of:=MIN(MAX([.Y240]-[.Y239];0);[.$AT$2])" office:value-type="float" office:value="18" calcext:value-type="float">
            <text:p>18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PidgeotID</text:p>
          </table:table-cell>
          <table:table-cell/>
          <table:table-cell table:style-name="ce11" office:value-type="float" office:value="133" calcext:value-type="float">
            <text:p>133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table:formula="of:=SUM([.C241:.H241])" office:value-type="float" office:value="629" calcext:value-type="float">
            <text:p>629</text:p>
          </table:table-cell>
          <table:table-cell table:style-name="ce11" table:formula="of:=ROUND((([.I241]/[.$S$1])*MAX([.I241]/420; 1.2));2)" office:value-type="float" office:value="10.47" calcext:value-type="float">
            <text:p>10.47</text:p>
          </table:table-cell>
          <table:table-cell table:style-name="ce11" table:formula="of:=IFERROR((ROUND((((MIN(([.$C241]^2)/([.$T241]^2);[.$R$2])))*[.$J241]*0.8)+([.C241]/10))*5)+10; 0)" office:value-type="float" office:value="145" calcext:value-type="float">
            <text:p>145</text:p>
          </table:table-cell>
          <table:table-cell table:style-name="ce11" table:formula="of:=IFERROR(ROUND((AVERAGE(MIN(([.$D241]^[.$L$2])/([.$T241]^2);[.$R$2]); MIN([.D241]/[.$O$2]; [.$N$2])))*([.$J241]+[.$M$2]))*5;0)" office:value-type="float" office:value="65" calcext:value-type="float">
            <text:p>65</text:p>
          </table:table-cell>
          <table:table-cell table:style-name="ce11" table:formula="of:=IFERROR(ROUND((MIN(([.$D241]+[.$G241]+[.$I241])/8/[.$T241];[.$R$2]))*([.$J241]+3))*5;0)" office:value-type="float" office:value="65" calcext:value-type="float">
            <text:p>65</text:p>
          </table:table-cell>
          <table:table-cell table:style-name="ce11" table:formula="of:=IFERROR(ROUND(((MIN(([.$H241]^2)/([.$T241]^2);[.$R$2]))*([.$J241]+3)*[.$T$2]))*5;0)" office:value-type="float" office:value="70" calcext:value-type="float">
            <text:p>70</text:p>
          </table:table-cell>
          <table:table-cell table:style-name="ce11" table:formula="of:=IFERROR(ROUND((AVERAGE(MIN(([.$E241]^2)/([.$T241]^2);[.$R$2]);MIN([.E241]/[.$P$2]; [.$N$2]))*([.$J241]+3)*[.$T$2]))*5;0)" office:value-type="float" office:value="65" calcext:value-type="float">
            <text:p>65</text:p>
          </table:table-cell>
          <table:table-cell table:style-name="ce11" table:formula="of:=IFERROR(ROUND((AVERAGE(MIN(([.$G241]^2)/([.$T241]^2);[.$R$2]);MIN([.G241]/[.$P$2]; [.$N$2]))*([.$J241]+3)*[.$T$2]))*5;0)" office:value-type="float" office:value="65" calcext:value-type="float">
            <text:p>65</text:p>
          </table:table-cell>
          <table:table-cell table:style-name="ce11" table:formula="of:=IFERROR(ROUND((AVERAGE(MIN(([.$F241]^[.$Q$2])/([.$T241]^2);[.$R$2]); MIN([.F241]/[.$O$2]; [.$N$2])))*([.$J241]+[.$M$2]))*5;0)" office:value-type="float" office:value="95" calcext:value-type="float">
            <text:p>95</text:p>
          </table:table-cell>
          <table:table-cell table:style-name="ce11" table:formula="of:=ROUND(AVERAGE([.K241:.Q241]))" office:value-type="float" office:value="81" calcext:value-type="float">
            <text:p>81</text:p>
          </table:table-cell>
          <table:table-cell table:style-name="ce11" table:formula="of:=ROUND((([.I241]/[.$S$1])*MAX([.I241]/350;0.8));2)" office:value-type="float" office:value="12.56" calcext:value-type="float">
            <text:p>12.56</text:p>
          </table:table-cell>
          <table:table-cell table:style-name="ce11" table:formula="of:=ROUND([.I241]/6;2)" office:value-type="float" office:value="104.83" calcext:value-type="float">
            <text:p>104.83</text:p>
          </table:table-cell>
          <table:table-cell/>
          <table:table-cell table:style-name="ce19" table:formula="of:=IFERROR(ROUND((((MIN(([.$C241]^2)/([.$T241]^2);[.$S$2])))*[.$S241]*0.8)+([.C241]/10))+10;10)" office:value-type="float" office:value="39" calcext:value-type="float">
            <text:p>39</text:p>
          </table:table-cell>
          <table:table-cell table:style-name="ce19" table:formula="of:=IFERROR(ROUND(((MIN(([.$D241]^2)/([.$T241]^2);[.$S$2])))*[.$S241]);0)" office:value-type="float" office:value="7" calcext:value-type="float">
            <text:p>7</text:p>
          </table:table-cell>
          <table:table-cell table:style-name="ce20" table:formula="of:=IFERROR(ROUND(MIN(([.D241]+[.G241]+[.I241])/8/[.$T241];[.$S$2])^2*[.$S241]);0)" office:value-type="float" office:value="11" calcext:value-type="float">
            <text:p>11</text:p>
          </table:table-cell>
          <table:table-cell table:style-name="ce19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19" table:formula="of:=IFERROR(ROUND(((MIN(([.E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G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C241]^[.$AC$2])/([.$T241]^[.$AC$2]);[.$AE$2])))*[.$J241]*0.8)+([.$C241]/10);([.C241]/10));0)*5)+10; 30); 99); 0)" office:value-type="float" office:value="95" calcext:value-type="float">
            <text:p>95</text:p>
          </table:table-cell>
          <table:table-cell table:style-name="ce1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41]+[.$G241]+[.$I241])/8/[.$T241];[.$AE$2]))*([.$J241]+3)*[.$AG$2];([.I24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6.43" calcext:value-type="float">
            <text:p>56.43</text:p>
          </table:table-cell>
          <table:table-cell/>
          <table:table-cell table:formula="of:=MIN(MAX([.V241]-[.V240];0);[.$AT$2])" office:value-type="float" office:value="8" calcext:value-type="float">
            <text:p>8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VenusaurID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242:.H242])" office:value-type="float" office:value="675" calcext:value-type="float">
            <text:p>675</text:p>
          </table:table-cell>
          <table:table-cell table:style-name="ce11" table:formula="of:=ROUND((([.I242]/[.$S$1])*MAX([.I242]/420; 1.2));2)" office:value-type="float" office:value="12.05" calcext:value-type="float">
            <text:p>12.05</text:p>
          </table:table-cell>
          <table:table-cell table:style-name="ce11" table:formula="of:=IFERROR((ROUND((((MIN(([.$C242]^2)/([.$T242]^2);[.$R$2])))*[.$J242]*0.8)+([.C242]/10))*5)+10; 0)" office:value-type="float" office:value="140" calcext:value-type="float">
            <text:p>140</text:p>
          </table:table-cell>
          <table:table-cell table:style-name="ce11" table:formula="of:=IFERROR(ROUND((AVERAGE(MIN(([.$D242]^[.$L$2])/([.$T242]^2);[.$R$2]); MIN([.D242]/[.$O$2]; [.$N$2])))*([.$J242]+[.$M$2]))*5;0)" office:value-type="float" office:value="85" calcext:value-type="float">
            <text:p>85</text:p>
          </table:table-cell>
          <table:table-cell table:style-name="ce11" table:formula="of:=IFERROR(ROUND((MIN(([.$D242]+[.$G242]+[.$I242])/8/[.$T242];[.$R$2]))*([.$J242]+3))*5;0)" office:value-type="float" office:value="75" calcext:value-type="float">
            <text:p>75</text:p>
          </table:table-cell>
          <table:table-cell table:style-name="ce11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11" table:formula="of:=IFERROR(ROUND((AVERAGE(MIN(([.$E242]^2)/([.$T242]^2);[.$R$2]);MIN([.E242]/[.$P$2]; [.$N$2]))*([.$J242]+3)*[.$T$2]))*5;0)" office:value-type="float" office:value="90" calcext:value-type="float">
            <text:p>90</text:p>
          </table:table-cell>
          <table:table-cell table:style-name="ce11" table:formula="of:=IFERROR(ROUND((AVERAGE(MIN(([.$G242]^2)/([.$T242]^2);[.$R$2]);MIN([.G242]/[.$P$2]; [.$N$2]))*([.$J242]+3)*[.$T$2]))*5;0)" office:value-type="float" office:value="90" calcext:value-type="float">
            <text:p>90</text:p>
          </table:table-cell>
          <table:table-cell table:style-name="ce11" table:formula="of:=IFERROR(ROUND((AVERAGE(MIN(([.$F242]^[.$Q$2])/([.$T242]^2);[.$R$2]); MIN([.F242]/[.$O$2]; [.$N$2])))*([.$J242]+[.$M$2]))*5;0)" office:value-type="float" office:value="110" calcext:value-type="float">
            <text:p>110</text:p>
          </table:table-cell>
          <table:table-cell table:style-name="ce11" table:formula="of:=ROUND(AVERAGE([.K242:.Q242]))" office:value-type="float" office:value="89" calcext:value-type="float">
            <text:p>89</text:p>
          </table:table-cell>
          <table:table-cell table:style-name="ce11" table:formula="of:=ROUND((([.I242]/[.$S$1])*MAX([.I242]/350;0.8));2)" office:value-type="float" office:value="14.46" calcext:value-type="float">
            <text:p>14.46</text:p>
          </table:table-cell>
          <table:table-cell table:style-name="ce11" table:formula="of:=ROUND([.I242]/6;2)" office:value-type="float" office:value="112.5" calcext:value-type="float">
            <text:p>112.5</text:p>
          </table:table-cell>
          <table:table-cell/>
          <table:table-cell table:style-name="ce19" table:formula="of:=IFERROR(ROUND((((MIN(([.$C242]^2)/([.$T242]^2);[.$S$2])))*[.$S242]*0.8)+([.C242]/10))+10;10)" office:value-type="float" office:value="38" calcext:value-type="float">
            <text:p>38</text:p>
          </table:table-cell>
          <table:table-cell table:style-name="ce19" table:formula="of:=IFERROR(ROUND(((MIN(([.$D242]^2)/([.$T242]^2);[.$S$2])))*[.$S242]);0)" office:value-type="float" office:value="11" calcext:value-type="float">
            <text:p>11</text:p>
          </table:table-cell>
          <table:table-cell table:style-name="ce20" table:formula="of:=IFERROR(ROUND(MIN(([.D242]+[.G242]+[.I242])/8/[.$T242];[.$S$2])^2*[.$S242]);0)" office:value-type="float" office:value="14" calcext:value-type="float">
            <text:p>14</text:p>
          </table:table-cell>
          <table:table-cell table:style-name="ce19" table:formula="of:=IFERROR(ROUND(((MIN(([.H242]^2)/([.$T242]^2);[.$S$2])))*[.$S242]*[.$T$1]);0)" office:value-type="float" office:value="5" calcext:value-type="float">
            <text:p>5</text:p>
          </table:table-cell>
          <table:table-cell table:style-name="ce19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C242]^[.$AC$2])/([.$T242]^[.$AC$2]);[.$AE$2])))*[.$J242]*0.8)+([.$C242]/10);([.C242]/10));0)*5)+10; 30); 99); 0)" office:value-type="float" office:value="95" calcext:value-type="float">
            <text:p>95</text:p>
          </table:table-cell>
          <table:table-cell table:style-name="ce11" table:formula="of:=IFERROR(MIN(MAX(ROUND(AVERAGE((MIN(([.$D242]^[.$L$2])/([.$T242]^[.$AC$2]);[.$AE$2]))*([.$J242]+[.$AF$2]);([.D24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242]+[.$G242]+[.$I242])/8/[.$T242];[.$AE$2]))*([.$J242]+3)*[.$AG$2];([.I24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60.71" calcext:value-type="float">
            <text:p>60.71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3" calcext:value-type="float">
            <text:p>3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CharizardXID</text:p>
          </table:table-cell>
          <table:table-cell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43:.H243])" office:value-type="float" office:value="684" calcext:value-type="float">
            <text:p>684</text:p>
          </table:table-cell>
          <table:table-cell table:style-name="ce11" table:formula="of:=ROUND((([.I243]/[.$S$1])*MAX([.I243]/420; 1.2));2)" office:value-type="float" office:value="12.38" calcext:value-type="float">
            <text:p>12.38</text:p>
          </table:table-cell>
          <table:table-cell table:style-name="ce11" table:formula="of:=IFERROR((ROUND((((MIN(([.$C243]^2)/([.$T243]^2);[.$R$2])))*[.$J243]*0.8)+([.C243]/10))*5)+10; 0)" office:value-type="float" office:value="135" calcext:value-type="float">
            <text:p>135</text:p>
          </table:table-cell>
          <table:table-cell table:style-name="ce11" table:formula="of:=IFERROR(ROUND((AVERAGE(MIN(([.$D243]^[.$L$2])/([.$T243]^2);[.$R$2]); MIN([.D243]/[.$O$2]; [.$N$2])))*([.$J243]+[.$M$2]))*5;0)" office:value-type="float" office:value="110" calcext:value-type="float">
            <text:p>110</text:p>
          </table:table-cell>
          <table:table-cell table:style-name="ce11" table:formula="of:=IFERROR(ROUND((MIN(([.$D243]+[.$G243]+[.$I243])/8/[.$T243];[.$R$2]))*([.$J243]+3))*5;0)" office:value-type="float" office:value="75" calcext:value-type="float">
            <text:p>75</text:p>
          </table:table-cell>
          <table:table-cell table:style-name="ce11" table:formula="of:=IFERROR(ROUND(((MIN(([.$H243]^2)/([.$T243]^2);[.$R$2]))*([.$J243]+3)*[.$T$2]))*5;0)" office:value-type="float" office:value="45" calcext:value-type="float">
            <text:p>45</text:p>
          </table:table-cell>
          <table:table-cell table:style-name="ce11" table:formula="of:=IFERROR(ROUND((AVERAGE(MIN(([.$E243]^2)/([.$T243]^2);[.$R$2]);MIN([.E243]/[.$P$2]; [.$N$2]))*([.$J243]+3)*[.$T$2]))*5;0)" office:value-type="float" office:value="85" calcext:value-type="float">
            <text:p>85</text:p>
          </table:table-cell>
          <table:table-cell table:style-name="ce11" table:formula="of:=IFERROR(ROUND((AVERAGE(MIN(([.$G243]^2)/([.$T243]^2);[.$R$2]);MIN([.G243]/[.$P$2]; [.$N$2]))*([.$J243]+3)*[.$T$2]))*5;0)" office:value-type="float" office:value="65" calcext:value-type="float">
            <text:p>65</text:p>
          </table:table-cell>
          <table:table-cell table:style-name="ce11" table:formula="of:=IFERROR(ROUND((AVERAGE(MIN(([.$F243]^[.$Q$2])/([.$T243]^2);[.$R$2]); MIN([.F243]/[.$O$2]; [.$N$2])))*([.$J243]+[.$M$2]))*5;0)" office:value-type="float" office:value="110" calcext:value-type="float">
            <text:p>110</text:p>
          </table:table-cell>
          <table:table-cell table:style-name="ce11" table:formula="of:=ROUND(AVERAGE([.K243:.Q243]))" office:value-type="float" office:value="89" calcext:value-type="float">
            <text:p>89</text:p>
          </table:table-cell>
          <table:table-cell table:style-name="ce11" table:formula="of:=ROUND((([.I243]/[.$S$1])*MAX([.I243]/350;0.8));2)" office:value-type="float" office:value="14.85" calcext:value-type="float">
            <text:p>14.85</text:p>
          </table:table-cell>
          <table:table-cell table:style-name="ce11" table:formula="of:=ROUND([.I243]/6;2)" office:value-type="float" office:value="114" calcext:value-type="float">
            <text:p>114</text:p>
          </table:table-cell>
          <table:table-cell/>
          <table:table-cell table:style-name="ce19" table:formula="of:=IFERROR(ROUND((((MIN(([.$C243]^2)/([.$T243]^2);[.$S$2])))*[.$S243]*0.8)+([.C243]/10))+10;10)" office:value-type="float" office:value="38" calcext:value-type="float">
            <text:p>38</text:p>
          </table:table-cell>
          <table:table-cell table:style-name="ce19" table:formula="of:=IFERROR(ROUND(((MIN(([.$D243]^2)/([.$T243]^2);[.$S$2])))*[.$S243]);0)" office:value-type="float" office:value="22" calcext:value-type="float">
            <text:p>22</text:p>
          </table:table-cell>
          <table:table-cell table:style-name="ce20" table:formula="of:=IFERROR(ROUND(MIN(([.D243]+[.G243]+[.I243])/8/[.$T243];[.$S$2])^2*[.$S243]);0)" office:value-type="float" office:value="14" calcext:value-type="float">
            <text:p>14</text:p>
          </table:table-cell>
          <table:table-cell table:style-name="ce19" table:formula="of:=IFERROR(ROUND(((MIN(([.H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E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G243]^2)/([.$T243]^2);[.$S$2])))*[.$S243]*[.$T$1]);0)" office:value-type="float" office:value="4" calcext:value-type="float">
            <text:p>4</text:p>
          </table:table-cell>
          <table:table-cell table:style-name="ce19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3]^[.$AC$2])/([.$T243]^[.$AC$2]);[.$AE$2])))*[.$J243]*0.8)+([.$C243]/10);([.C243]/10));0)*5)+10; 30); 99); 0)" office:value-type="float" office:value="95" calcext:value-type="float">
            <text:p>95</text:p>
          </table:table-cell>
          <table:table-cell table:style-name="ce1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243]+[.$G243]+[.$I243])/8/[.$T243];[.$AE$2]))*([.$J243]+3)*[.$AG$2];([.I243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62.14" calcext:value-type="float">
            <text:p>62.14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11" calcext:value-type="float">
            <text:p>11</text:p>
          </table:table-cell>
          <table:table-cell table:formula="of:=MIN(MAX([.X243]-[.X242];0);[.$AT$2])" office:value-type="float" office:value="0" calcext:value-type="float">
            <text:p>0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BlastoiseID</text:p>
          </table:table-cell>
          <table:table-cell/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244:.H244])" office:value-type="float" office:value="680" calcext:value-type="float">
            <text:p>680</text:p>
          </table:table-cell>
          <table:table-cell table:style-name="ce11" table:formula="of:=ROUND((([.I244]/[.$S$1])*MAX([.I244]/420; 1.2));2)" office:value-type="float" office:value="12.23" calcext:value-type="float">
            <text:p>12.23</text:p>
          </table:table-cell>
          <table:table-cell table:style-name="ce11" table:formula="of:=IFERROR((ROUND((((MIN(([.$C244]^2)/([.$T244]^2);[.$R$2])))*[.$J244]*0.8)+([.C244]/10))*5)+10; 0)" office:value-type="float" office:value="140" calcext:value-type="float">
            <text:p>140</text:p>
          </table:table-cell>
          <table:table-cell table:style-name="ce11" table:formula="of:=IFERROR(ROUND((AVERAGE(MIN(([.$D244]^[.$L$2])/([.$T244]^2);[.$R$2]); MIN([.D244]/[.$O$2]; [.$N$2])))*([.$J244]+[.$M$2]))*5;0)" office:value-type="float" office:value="90" calcext:value-type="float">
            <text:p>90</text:p>
          </table:table-cell>
          <table:table-cell table:style-name="ce11" table:formula="of:=IFERROR(ROUND((MIN(([.$D244]+[.$G244]+[.$I244])/8/[.$T244];[.$R$2]))*([.$J244]+3))*5;0)" office:value-type="float" office:value="75" calcext:value-type="float">
            <text:p>75</text:p>
          </table:table-cell>
          <table:table-cell table:style-name="ce11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11" table:formula="of:=IFERROR(ROUND((AVERAGE(MIN(([.$E244]^2)/([.$T244]^2);[.$R$2]);MIN([.E244]/[.$P$2]; [.$N$2]))*([.$J244]+3)*[.$T$2]))*5;0)" office:value-type="float" office:value="90" calcext:value-type="float">
            <text:p>90</text:p>
          </table:table-cell>
          <table:table-cell table:style-name="ce11" table:formula="of:=IFERROR(ROUND((AVERAGE(MIN(([.$G244]^2)/([.$T244]^2);[.$R$2]);MIN([.G244]/[.$P$2]; [.$N$2]))*([.$J244]+3)*[.$T$2]))*5;0)" office:value-type="float" office:value="85" calcext:value-type="float">
            <text:p>85</text:p>
          </table:table-cell>
          <table:table-cell table:style-name="ce11" table:formula="of:=IFERROR(ROUND((AVERAGE(MIN(([.$F244]^[.$Q$2])/([.$T244]^2);[.$R$2]); MIN([.F244]/[.$O$2]; [.$N$2])))*([.$J244]+[.$M$2]))*5;0)" office:value-type="float" office:value="115" calcext:value-type="float">
            <text:p>115</text:p>
          </table:table-cell>
          <table:table-cell table:style-name="ce11" table:formula="of:=ROUND(AVERAGE([.K244:.Q244]))" office:value-type="float" office:value="89" calcext:value-type="float">
            <text:p>89</text:p>
          </table:table-cell>
          <table:table-cell table:style-name="ce11" table:formula="of:=ROUND((([.I244]/[.$S$1])*MAX([.I244]/350;0.8));2)" office:value-type="float" office:value="14.68" calcext:value-type="float">
            <text:p>14.68</text:p>
          </table:table-cell>
          <table:table-cell table:style-name="ce11" table:formula="of:=ROUND([.I244]/6;2)" office:value-type="float" office:value="113.33" calcext:value-type="float">
            <text:p>113.33</text:p>
          </table:table-cell>
          <table:table-cell/>
          <table:table-cell table:style-name="ce19" table:formula="of:=IFERROR(ROUND((((MIN(([.$C244]^2)/([.$T244]^2);[.$S$2])))*[.$S244]*0.8)+([.C244]/10))+10;10)" office:value-type="float" office:value="38" calcext:value-type="float">
            <text:p>38</text:p>
          </table:table-cell>
          <table:table-cell table:style-name="ce19" table:formula="of:=IFERROR(ROUND(((MIN(([.$D244]^2)/([.$T244]^2);[.$S$2])))*[.$S244]);0)" office:value-type="float" office:value="12" calcext:value-type="float">
            <text:p>12</text:p>
          </table:table-cell>
          <table:table-cell table:style-name="ce20" table:formula="of:=IFERROR(ROUND(MIN(([.D244]+[.G244]+[.I244])/8/[.$T244];[.$S$2])^2*[.$S244]);0)" office:value-type="float" office:value="14" calcext:value-type="float">
            <text:p>14</text:p>
          </table:table-cell>
          <table:table-cell table:style-name="ce19" table:formula="of:=IFERROR(ROUND(((MIN(([.H244]^2)/([.$T244]^2);[.$S$2])))*[.$S244]*[.$T$1]);0)" office:value-type="float" office:value="5" calcext:value-type="float">
            <text:p>5</text:p>
          </table:table-cell>
          <table:table-cell table:style-name="ce19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19" table:formula="of:=IFERROR(ROUND(((MIN(([.G244]^2)/([.$T244]^2);[.$S$2])))*[.$S244]*[.$T$1]);0)" office:value-type="float" office:value="9" calcext:value-type="float">
            <text:p>9</text:p>
          </table:table-cell>
          <table:table-cell table:style-name="ce19" table:formula="of:=IFERROR(ROUND(((MIN(([.F244]^2)/([.$T244]^2);[.$S$2]))*[.$S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C244]^[.$AC$2])/([.$T244]^[.$AC$2]);[.$AE$2])))*[.$J244]*0.8)+([.$C244]/10);([.C244]/10));0)*5)+10; 30); 99); 0)" office:value-type="float" office:value="95" calcext:value-type="float">
            <text:p>95</text:p>
          </table:table-cell>
          <table:table-cell table:style-name="ce1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4]+[.$G244]+[.$I244])/8/[.$T244];[.$AE$2]))*([.$J244]+3)*[.$AG$2];([.I244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61.43" calcext:value-type="float">
            <text:p>61.43</text:p>
          </table:table-cell>
          <table:table-cell/>
          <table:table-cell table:formula="of:=MIN(MAX([.V244]-[.V243];0);[.$AT$2])" office:value-type="float" office:value="0" calcext:value-type="float">
            <text:p>0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6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0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1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3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4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5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6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7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8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a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00-00-00</text:date>, <text:time style:data-style-name="N2" text:time-value="11:27:53.6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3-09-29T11:44:52.421000000</dc:date>
    <meta:editing-duration>PT12H38M4S</meta:editing-duration>
    <meta:editing-cycles>243</meta:editing-cycles>
    <meta:generator>LibreOffice/7.2.5.2$Windows_X86_64 LibreOffice_project/499f9727c189e6ef3471021d6132d4c694f357e5</meta:generator>
    <meta:document-statistic meta:table-count="1" meta:cell-count="10374" meta:object-count="0"/>
  </office:meta>
</office:document-meta>
</file>